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Hirsk, Leonivka, Popivka ...</text:span>
</text:h>
      <text:p text:style-name="P4">
Authors: liveuamap (Language: en)</text:p>
      <text:p text:style-name="P4">
Time: 2023-05-15T-104:15:00</text:p>
      <text:p text:style-name="P4">
Location: Vovchansk (Latitude:50.24655 Longtitude:36.77141)</text:p>
      <text:p text:style-name="P4">
Videos: []</text:p>
      <text:p text:style-name="P4">
Images: []</text:p>
      <text:p text:style-name="P4">
Tags: ["Russia"]</text:p>
      <text:p text:style-name="P4">
Id: 22563026</text:p>
      <!--METADATA-->
      <text:p text:style-name="P4">
At Sivershchyna and Slobozhanschyna directions Russian army shelled Hirsk,Leonivka, Popivka of Chernihiv region; Volfyne, Sadky, Mohrytsya of Sumyregion, also Oleksandrivka and Starytsya of Kharkiv region, - General Staff ofArmed Forces of Ukraine says in the morning report</text:p>
      <text:p text:style-name="P4">
News Collection Link: <text:a xlink:type="simple" xlink:href="https://liveuamap.com/en/2023/15-may-at-sivershchyna-and-slobozhanschyna-directions-russian" text:style-name="Internet_20_link" text:visited-style-name="Visited_20_Internet_20_Link">
https://liveuamap.com/en/2023/15-may-at-sivershchyna-and-slobozhanschyna-directions-russian</text:a>
</text:p>
      <text:p text:style-name="P4">
News Source: <text:a xlink:type="simple" xlink:href="https://t.me/lumsrc/4788" text:style-name="Internet_20_link" text:visited-style-name="Visited_20_Internet_20_Link">
https://t.me/lumsrc/4788</text:a>
</text:p>
      <!--NEWS-->
      <text:h text:style-name="P10" text:outline-level="1">
<text:span text:style-name="T4">
At Kupiansk direction Russian army shelled Kamyanka, Topoli, Krasne Pershe, Fyholivka, Novoml...</text:span>
</text:h>
      <text:p text:style-name="P4">
Authors: liveuamap (Language: en)</text:p>
      <text:p text:style-name="P4">
Time: 2023-05-15T-106:15:00</text:p>
      <text:p text:style-name="P4">
Location: Kupiansk (Latitude:49.64051 Longtitude:37.9109)</text:p>
      <text:p text:style-name="P4">
Videos: []</text:p>
      <text:p text:style-name="P4">
Images: []</text:p>
      <text:p text:style-name="P4">
Tags: ["Russia"]</text:p>
      <text:p text:style-name="P4">
Id: 22563024</text:p>
      <!--METADATA-->
      <text:p text:style-name="P4">
At Kupiansk direction Russian army shelled Kamyanka, Topoli, Krasne Pershe,Fyholivka, Novomlynsk, Dvorichna, Zapadne, Kindrashivka, Tabayivka of Kharkivregion and Stelmakhivka of Luhansk region. Russian aviation conductedairstrikes at Vilshana and Kyslivka, - General Staff of Armed Forces ofUkraine says in the morning report</text:p>
      <text:p text:style-name="P4">
News Collection Link: <text:a xlink:type="simple" xlink:href="https://liveuamap.com/en/2023/15-may-at-kupiansk-direction-russian-army-shelled-kamyanka" text:style-name="Internet_20_link" text:visited-style-name="Visited_20_Internet_20_Link">
https://liveuamap.com/en/2023/15-may-at-kupiansk-direction-russian-army-shelled-kamyanka</text:a>
</text:p>
      <text:p text:style-name="P4">
News Source: <text:a xlink:type="simple" xlink:href="https://t.me/lumsrc/4789" text:style-name="Internet_20_link" text:visited-style-name="Visited_20_Internet_20_Link">
https://t.me/lumsrc/4789</text:a>
</text:p>
      <!--NEWS-->
      <text:h text:style-name="P10" text:outline-level="1">
<text:span text:style-name="T4">
At Lyman direction Russian army shelled Makiyivka of Luhansk region, Bilohorivka, Verkhnokamy...</text:span>
</text:h>
      <text:p text:style-name="P4">
Authors: liveuamap (Language: en)</text:p>
      <text:p text:style-name="P4">
Time: 2023-05-15T-108:15:00</text:p>
      <text:p text:style-name="P4">
Location: Bakhmut (Latitude:48.81195 Longtitude:38.23946)</text:p>
      <text:p text:style-name="P4">
Videos: []</text:p>
      <text:p text:style-name="P4">
Images: []</text:p>
      <text:p text:style-name="P4">
Tags: ["Russia"]</text:p>
      <text:p text:style-name="P4">
Id: 22563023</text:p>
      <!--METADATA-->
      <text:p text:style-name="P4">
At Lyman direction Russian army shelled Makiyivka of Luhansk region,Bilohorivka, Verkhnokamyanske Spirne and Berestove of Donetsk region. Russianaviation conducted airstrikes at Yampil, Dibrova, Bilohorivka,Verkhnokamyanske, Spirne, - General Staff of Armed Forces of Ukraine says inthe morning report</text:p>
      <text:p text:style-name="P4">
News Collection Link: <text:a xlink:type="simple" xlink:href="https://liveuamap.com/en/2023/15-may-at-lyman-direction-russian-army-shelled-makiyivka" text:style-name="Internet_20_link" text:visited-style-name="Visited_20_Internet_20_Link">
https://liveuamap.com/en/2023/15-may-at-lyman-direction-russian-army-shelled-makiyivka</text:a>
</text:p>
      <text:p text:style-name="P4">
News Source: <text:a xlink:type="simple" xlink:href="https://t.me/lumsrc/4790" text:style-name="Internet_20_link" text:visited-style-name="Visited_20_Internet_20_Link">
https://t.me/lumsrc/4790</text:a>
</text:p>
      <!--NEWS-->
      <text:h text:style-name="P10" text:outline-level="1">
<text:span text:style-name="T4">
JSC Bakhmut Directio Rusian Army Shelled Grigorivka, Bogdanivka, Bakhmut, Ivanivske, times ...</text:span>
</text:h>
      <text:p text:style-name="P4">
Authors: liveuamap (Language: en)</text:p>
      <text:p text:style-name="P4">
Time: 2023-05-15T-110:15:00</text:p>
      <text:p text:style-name="P4">
Location: Bakhmut (Latitude:48.57093 Longtitude:37.92635)</text:p>
      <text:p text:style-name="P4">
Videos: []</text:p>
      <text:p text:style-name="P4">
Images: []</text:p>
      <text:p text:style-name="P4">
Tags: ["Russia"]</text:p>
      <text:p text:style-name="P4">
Id: 22563022</text:p>
      <!--METADATA-->
      <text:p text:style-name="P4">
At Bakhmut Direction Russia Army Shelled Hryhorivka, Bohdanivka, Bakhmut, Ivanivske, Chasiv Yar, Chervone, Kostyantynivka, Druzhba, Druzhba, Druzhba, Druzhba, Druzhba, Druzhba, Druzhba, Druzhba, Druzh. Russian Aviation Conducted Aircrakes at Ivanivskeand Stupochky, - General Staff of Armed Forces of Ukraine Says in the Morningreport</text:p>
      <text:p text:style-name="P4">
News Collection Link:(https://liveuamap.com/en/2023/15-may-at-bakhmut-direction-russian-army-shelled-hryhorivka)</text:p>
      <text:p text:style-name="P4">
News Source: <text:a xlink:type="simple" xlink:href="https://t.me/lumsrc/4791" text:style-name="Internet_20_link" text:visited-style-name="Visited_20_Internet_20_Link">
https://t.me/lumsrc/4791</text:a>
</text:p>
      <!--NEWS-->
      <text:h text:style-name="P10" text:outline-level="1">
<text:span text:style-name="T4">
JSC Avdiivka Directio Rusian of the Army Shelled Steppe, Lastochkine, Avdiivka, Tonyne, Netilo ...</text:span>
</text:h>
      <text:p text:style-name="P4">
Authors: liveuamap (Language: en)</text:p>
      <text:p text:style-name="P4">
Time: 2023-05-15T-112:15:00</text:p>
      <text:p text:style-name="P4">
Location: Donetsk Oblast (Latitude:48.13367 Longtitude:37.74027)</text:p>
      <text:p text:style-name="P4">
Videos: []</text:p>
      <text:p text:style-name="P4">
Images: []</text:p>
      <text:p text:style-name="P4">
Tags: ["Russia"]</text:p>
      <text:p text:style-name="P4">
Id: 22563021</text:p>
      <!--METADATA-->
      <text:p text:style-name="P4">
At Avdiyivka direction Russian army shelled Stepove, Lastochkyne, Avdiyivka,Tonenke, Netaylove, Pervomayske and Karlivka of Donetsk region. Russianaviation conducted airstrikes at Novokalynove and Avdiyivka, - General Staffof Armed Forces of Ukraine says in the morning report</text:p>
      <text:p text:style-name="P4">
News Collection Link: <text:a xlink:type="simple" xlink:href="https://liveuamap.com/en/2023/15-may-at-avdiyivka-direction-russian-army-shelled-stepove" text:style-name="Internet_20_link" text:visited-style-name="Visited_20_Internet_20_Link">
https://liveuamap.com/en/2023/15-may-at-avdiyivka-direction-russian-army-shelled-stepove</text:a>
</text:p>
      <text:p text:style-name="P4">
News Source: <text:a xlink:type="simple" xlink:href="https://t.me/lumsrc/4792" text:style-name="Internet_20_link" text:visited-style-name="Visited_20_Internet_20_Link">
https://t.me/lumsrc/4792</text:a>
</text:p>
      <!--NEWS-->
      <text:h text:style-name="P10" text:outline-level="1">
<text:span text:style-name="T4">
JSC Marinka Directio Rusian of the Army Shelled Krasnogorivka, St. George, Victory Andes Novomikhai ...</text:span>
</text:h>
      <text:p text:style-name="P4">
Authors: liveuamap (Language: en)</text:p>
      <text:p text:style-name="P4">
Time: 2023-05-15T-114:15:00</text:p>
      <text:p text:style-name="P4">
Location: Donetsk (Latitude:47.85153 Longtitude:37.49359)</text:p>
      <text:p text:style-name="P4">
Videos: []</text:p>
      <text:p text:style-name="P4">
Images: []</text:p>
      <text:p text:style-name="P4">
Tags: ["Russia"]</text:p>
      <text:p text:style-name="P4">
Id: 22563020</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15-may-at-maryinka-direction-russian-army-shelled-krasnohorivka" text:style-name="Internet_20_link" text:visited-style-name="Visited_20_Internet_20_Link">
https://liveuamap.com/en/2023/15-may-at-maryinka-direction-russian-army-shelled-krasnohorivka</text:a>
</text:p>
      <text:p text:style-name="P4">
News Source: <text:a xlink:type="simple" xlink:href="https://t.me/lumsrc/4793" text:style-name="Internet_20_link" text:visited-style-name="Visited_20_Internet_20_Link">
https://t.me/lumsrc/4793</text:a>
</text:p>
      <!--NEWS-->
      <text:h text:style-name="P10" text:outline-level="1">
<text:span text:style-name="T4">
JSC Shakhtarskoe Directio Rusian of the Army Shelled Kalledar, Novoukrainka And And Western Andes - Gen ...</text:span>
</text:h>
      <text:p text:style-name="P4">
Authors: liveuamap (Language: en)</text:p>
      <text:p text:style-name="P4">
Time: 2023-05-15T-116:15:00</text:p>
      <text:p text:style-name="P4">
Location: Zaporizhzhia (Latitude:47.77614 Longtitude:37.08504)</text:p>
      <text:p text:style-name="P4">
Videos: []</text:p>
      <text:p text:style-name="P4">
Images: []</text:p>
      <text:p text:style-name="P4">
Tags: ["Russia"]</text:p>
      <text:p text:style-name="P4">
Id: 22563019</text:p>
      <!--METADATA-->
      <text:p text:style-name="P4">
At Shakhtarske direction Russian army shelled Vuhledar, Novoukrayinka andPrechystivka, - General Staff of Armed Forces of Ukraine says in the morningreport</text:p>
      <text:p text:style-name="P4">
News Collection Link: <text:a xlink:type="simple" xlink:href="https://liveuamap.com/en/2023/15-may-at-shakhtarske-direction-russian-army-shelled-vuhledar" text:style-name="Internet_20_link" text:visited-style-name="Visited_20_Internet_20_Link">
https://liveuamap.com/en/2023/15-may-at-shakhtarske-direction-russian-army-shelled-vuhledar</text:a>
</text:p>
      <text:p text:style-name="P4">
News Source: <text:a xlink:type="simple" xlink:href="https://t.me/lumsrc/4794" text:style-name="Internet_20_link" text:visited-style-name="Visited_20_Internet_20_Link">
https://t.me/lumsrc/4794</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5T-118:15:00</text:p>
      <text:p text:style-name="P4">
Location: Kherson (Latitude:46.64036 Longtitude:32.62648)</text:p>
      <text:p text:style-name="P4">
Videos: []</text:p>
      <text:p text:style-name="P4">
Images: []</text:p>
      <text:p text:style-name="P4">
Tags: ["Russia"]</text:p>
      <text:p text:style-name="P4">
Id: 22563017</text:p>
      <!--METADATA-->
      <text:p text:style-name="P4">
At Zaporizhzhia and Kherson directions Russian army shelled Vremivka, Novopilof Donetsk region; Huliaipole, Zaliznychne, Bilohirya, Mala Tokmachka andKamyanske of Zaporizhzhia region; Nikopol of Dnipropetrovsk region; ZolotaBalka, Vesele, Lvove, Antonivka, Dniprovske, Kizomys of Kherson region andKherson city. Russian aviation conducted airstrikes at Kizomys and Stanislavof Kherson region, - General Staff of Armed Forces of Ukraine says in themorning report</text:p>
      <text:p text:style-name="P4">
News Collection Link: <text:a xlink:type="simple" xlink:href="https://liveuamap.com/en/2023/15-may-at-zaporizhzhia-and-kherson-directions-russian-army" text:style-name="Internet_20_link" text:visited-style-name="Visited_20_Internet_20_Link">
https://liveuamap.com/en/2023/15-may-at-zaporizhzhia-and-kherson-directions-russian-army</text:a>
</text:p>
      <text:p text:style-name="P4">
News Source: <text:a xlink:type="simple" xlink:href="https://t.me/lumsrc/4795" text:style-name="Internet_20_link" text:visited-style-name="Visited_20_Internet_20_Link">
https://t.me/lumsrc/4795</text:a>
</text:p>
      <!--NEWS-->
      <text:h text:style-name="P10" text:outline-level="1">
<text:span text:style-name="T4">
Odeska Oblast(18:59). Red Alert: aerial threat. Sirens sounding. Take cover now!</text:span>
</text:h>
      <text:p text:style-name="P4">
Authors: liveuamap (Language: en)</text:p>
      <text:p text:style-name="P4">
Time: 2023-05-15T-74:01:00</text:p>
      <text:p text:style-name="P4">
Location: Odeska Oblast (Latitude:46.75000000 Longtitude:30.25000000)</text:p>
      <text:p text:style-name="P4">
Videos: []</text:p>
      <text:p text:style-name="P4">
Images: []</text:p>
      <text:p text:style-name="P4">
Tags: ["Europe", "Central and Eastern Europe"]</text:p>
      <text:p text:style-name="P4">
Id: 22563097</text:p>
      <!--METADATA-->
      <text:p text:style-name="P4">
Odesa region(18:59). Red Alert: aerial threat. Sirens sounding. Take covernow!</text:p>
      <text:p text:style-name="P4">
News Collection Link: <text:a xlink:type="simple" xlink:href="https://liveuamap.com/en/2023/15-may-odeska-oblast1859-red-alert-aerial-thrg" text:style-name="Internet_20_link" text:visited-style-name="Visited_20_Internet_20_Link">
https://liveuamap.com/en/2023/15-may-odeska-oblast1859-red-alert-aerial-thrg</text:a>
</text:p>
      <text:p text:style-name="P4">
News Source: <text:a xlink:type="simple" xlink:href="https://t.me/suspilneodesa/23219" text:style-name="Internet_20_link" text:visited-style-name="Visited_20_Internet_20_Link">
https://t.me/suspilneodesa/23219</text:a>
</text:p>
      <!--NEWS-->
      <text:h text:style-name="P10" text:outline-level="1">
<text:span text:style-name="T4">
Kyiv(18:58). Red Alert: aerial threat. Sirens sounding. Take cover now!</text:span>
</text:h>
      <text:p text:style-name="P4">
Authors: liveuamap (Language: en)</text:p>
      <text:p text:style-name="P4">
Time: 2023-05-15T-78:59:00</text:p>
      <text:p text:style-name="P4">
Location: Kyiv (Latitude:50.44343 Longtitude:30.53022)</text:p>
      <text:p text:style-name="P4">
Videos: []</text:p>
      <text:p text:style-name="P4">
Images: []</text:p>
      <text:p text:style-name="P4">
Tags: ["Europe", "Central and Eastern Europe"]</text:p>
      <text:p text:style-name="P4">
Id: 22563095</text:p>
      <!--METADATA-->
      <text:p text:style-name="P4">
Kyiv(18:58). Red Alert: aerial threat. Sirens sounding. Take cover now!</text:p>
      <text:p text:style-name="P4">
News Collection Link: <text:a xlink:type="simple" xlink:href="https://liveuamap.com/en/2023/15-may-kyiv1858-red-alert-aerial-threat-sireng" text:style-name="Internet_20_link" text:visited-style-name="Visited_20_Internet_20_Link">
https://liveuamap.com/en/2023/15-may-kyiv1858-red-alert-aerial-threat-sireng</text:a>
</text:p>
      <text:p text:style-name="P4">
News Source: <text:a xlink:type="simple" xlink:href="https://t.me/KyivCityOfficial/6689" text:style-name="Internet_20_link" text:visited-style-name="Visited_20_Internet_20_Link">
https://t.me/KyivCityOfficial/6689</text:a>
</text:p>
      <!--NEWS-->
      <text:h text:style-name="P10" text:outline-level="1">
<text:span text:style-name="T4">
Dnipro, Dnipropetrovsk region, Zaporizhzhya region (18:27). Red Alrt: Aerial Tchretate. Sirens Su ...</text:span>
</text:h>
      <text:p text:style-name="P4">
Authors: liveuamap (Language: en)</text:p>
      <text:p text:style-name="P4">
Time: 2023-05-15T-83:29:00</text:p>
      <text:p text:style-name="P4">
Location: Dnipro (Latitude:48.45936 Longtitude:35.03978)</text:p>
      <text:p text:style-name="P4">
Videos: []</text:p>
      <text:p text:style-name="P4">
Images: []</text:p>
      <text:p text:style-name="P4">
Tags: ["Europe", "Central and Eastern Europe"]</text:p>
      <text:p text:style-name="P4">
Id: 22563055</text:p>
      <!--METADATA-->
      <text:p text:style-name="P4">
Dnipro, Dnipropetrovsk region, Zaporizhzhya region(18:27). Red Alert: aerialthreat. Sirens sounding. Take cover now!</text:p>
      <text:p text:style-name="P4">
News Collection Link: <text:a xlink:type="simple" xlink:href="https://liveuamap.com/en/2023/15-may-dnipro-dnipropetrovska-oblast-zaporizkg" text:style-name="Internet_20_link" text:visited-style-name="Visited_20_Internet_20_Link">
https://liveuamap.com/en/2023/15-may-dnipro-dnipropetrovska-oblast-zaporizkg</text:a>
</text:p>
      <text:p text:style-name="P4">
News Source: <text:a xlink:type="simple" xlink:href="https://t.me/air_alert_ua/45438" text:style-name="Internet_20_link" text:visited-style-name="Visited_20_Internet_20_Link">
https://t.me/air_alert_ua/45438</text:a>
</text:p>
      <!--NEWS-->
      <text:h text:style-name="P10" text:outline-level="1">
<text:span text:style-name="T4">
Russian army conducted 11 missile strikes, 41 airstrikes and 74 shelling with MLRS, used stri...</text:span>
</text:h>
      <text:p text:style-name="P4">
Authors: liveuamap (Language: en)</text:p>
      <text:p text:style-name="P4">
Time: 2023-05-15T05:15:00</text:p>
      <text:p text:style-name="P4">
Location: Kostyantynivka (Latitude:48.52206 Longtitude:37.70594)</text:p>
      <text:p text:style-name="P4">
Videos: []</text:p>
      <text:p text:style-name="P4">
Images: []</text:p>
      <text:p text:style-name="P4">
Tags: ["Russia"]</text:p>
      <text:p text:style-name="P4">
Id: 22563027</text:p>
      <!--METADATA-->
      <text:p text:style-name="P4">
Russian army conducted 11 missile strikes, 41 airstrikes and 74 shelling withMLRS, used strike drones across Ukraine, including Kharkiv, Kostiantynivka andZolochiv of Kharkiv region, - General Staff of Armed Forces of Ukraine says inthe morning report</text:p>
      <text:p text:style-name="P4">
News Collection Link: <text:a xlink:type="simple" xlink:href="https://liveuamap.com/en/2023/15-may-russian-army-conducted-11-missile-strikes-41-airstrikes" text:style-name="Internet_20_link" text:visited-style-name="Visited_20_Internet_20_Link">
https://liveuamap.com/en/2023/15-may-russian-army-conducted-11-missile-strikes-41-airstrikes</text:a>
</text:p>
      <text:p text:style-name="P4">
News Source: <text:a xlink:type="simple" xlink:href="https://t.me/lumsrc/4787" text:style-name="Internet_20_link" text:visited-style-name="Visited_20_Internet_20_Link">
https://t.me/lumsrc/4787</text:a>
</text:p>
      <!--NEWS-->
      <text:h text:style-name="P10" text:outline-level="1">
<text:span text:style-name="T4">
Zaporizhzhya region, Dnipro, Dnipropetrovsk region, Poltava region, Donetsk region (17:35). Re...</text:span>
</text:h>
      <text:p text:style-name="P4">
Authors: liveuamap (Language: en)</text:p>
      <text:p text:style-name="P4">
Time: 2023-05-15T11:36:00</text:p>
      <text:p text:style-name="P4">
Location: Zaporizka Oblast (Latitude:47.612021 Longtitude:35.765261)</text:p>
      <text:p text:style-name="P4">
Videos: []</text:p>
      <text:p text:style-name="P4">
Images: []</text:p>
      <text:p text:style-name="P4">
Tags: ["Europe", "Central and Eastern Europe"]</text:p>
      <text:p text:style-name="P4">
Id: 22563053</text:p>
      <!--METADATA-->
      <text:p text:style-name="P4">
Zaporizhzhia Region, Dnipro, Dnipropetrovsk Oblast, Poltava Oblast, Donetstskoblast(17:35). Red Alert: aerial threat. Sirens sounding. Take cover now!</text:p>
      <text:p text:style-name="P4">
News Collection Link: <text:a xlink:type="simple" xlink:href="https://liveuamap.com/en/2023/15-may-zaporizka-oblast-dnipro-dnipropetrovskg" text:style-name="Internet_20_link" text:visited-style-name="Visited_20_Internet_20_Link">
https://liveuamap.com/en/2023/15-may-zaporizka-oblast-dnipro-dnipropetrovskg</text:a>
</text:p>
      <text:p text:style-name="P4">
News Source: <text:a xlink:type="simple" xlink:href="https://t.me/air_alert_ua/45428" text:style-name="Internet_20_link" text:visited-style-name="Visited_20_Internet_20_Link">
https://t.me/air_alert_ua/45428</text:a>
</text:p>
      <!--NEWS-->
      <text:h text:style-name="P10" text:outline-level="1">
<text:span text:style-name="T4">
Sumy region, Kharkiv, Kharkiv region (17: SS). Red Alrt: Aerial Tchretate. Sirens Sounding. ...</text:span>
</text:h>
      <text:p text:style-name="P4">
Authors: liveuamap (Language: en)</text:p>
      <text:p text:style-name="P4">
Time: 2023-05-15T11:38:00</text:p>
      <text:p text:style-name="P4">
Location: Sumska Oblast (Latitude:51.00000000 Longtitude:34.00000000)</text:p>
      <text:p text:style-name="P4">
Videos: []</text:p>
      <text:p text:style-name="P4">
Images: []</text:p>
      <text:p text:style-name="P4">
Tags: ["Europe", "Central and Eastern Europe"]</text:p>
      <text:p text:style-name="P4">
Id: 22563054</text:p>
      <!--METADATA-->
      <text:p text:style-name="P4">
Sumy region, Kharkiv, Kharkiv region(17:37). Red Alert: aerial threat.Sirens sounding. Take cover now!</text:p>
      <text:p text:style-name="P4">
News Collection Link: <text:a xlink:type="simple" xlink:href="https://liveuamap.com/en/2023/15-may-sumska-oblast-kharkiv-kharkivska-oblasg" text:style-name="Internet_20_link" text:visited-style-name="Visited_20_Internet_20_Link">
https://liveuamap.com/en/2023/15-may-sumska-oblast-kharkiv-kharkivska-oblasg</text:a>
</text:p>
      <text:p text:style-name="P4">
News Source: <text:a xlink:type="simple" xlink:href="https://t.me/air_alert_ua/45430" text:style-name="Internet_20_link" text:visited-style-name="Visited_20_Internet_20_Link">
https://t.me/air_alert_ua/45430</text:a>
</text:p>
      <!--NEWS-->
      <text:h text:style-name="P10" text:outline-level="1">
<text:span text:style-name="T4">
Kharkiv, Kharkivska Oblast(18:28). Red Alert: aerial threat. Sirens sounding. Take cover now!</text:span>
</text:h>
      <text:p text:style-name="P4">
Authors: liveuamap (Language: en)</text:p>
      <text:p text:style-name="P4">
Time: 2023-05-15T12:29:00</text:p>
      <text:p text:style-name="P4">
Location: Kharkiv (Latitude:49.98024 Longtitude:36.25384)</text:p>
      <text:p text:style-name="P4">
Videos: []</text:p>
      <text:p text:style-name="P4">
Images: []</text:p>
      <text:p text:style-name="P4">
Tags: ["Europe", "Central and Eastern Europe"]</text:p>
      <text:p text:style-name="P4">
Id: 22563056</text:p>
      <!--METADATA-->
      <text:p text:style-name="P4">
Kharkiv, Kharkiv region(18:28). Red Alert: aerial threat. Sirens sounding.Take cover now!</text:p>
      <text:p text:style-name="P4">
News Collection Link: <text:a xlink:type="simple" xlink:href="https://liveuamap.com/en/2023/15-may-kharkiv-kharkivska-oblast1828-red-alerg" text:style-name="Internet_20_link" text:visited-style-name="Visited_20_Internet_20_Link">
https://liveuamap.com/en/2023/15-may-kharkiv-kharkivska-oblast1828-red-alerg</text:a>
</text:p>
      <text:p text:style-name="P4">
News Source: <text:a xlink:type="simple" xlink:href="https://t.me/suspilnekharkiv/24858" text:style-name="Internet_20_link" text:visited-style-name="Visited_20_Internet_20_Link">
https://t.me/suspilnekharkiv/24858</text:a>
</text:p>
      <!--NEWS-->
      <text:h text:style-name="P10" text:outline-level="1">
<text:span text:style-name="T4">
Donetsk Oblast(18:29). Red Alert: aerial threat. Sirens sounding. Take cover now!</text:span>
</text:h>
      <text:p text:style-name="P4">
Authors: liveuamap (Language: en)</text:p>
      <text:p text:style-name="P4">
Time: 2023-05-15T12:31:00</text:p>
      <text:p text:style-name="P4">
Location: Donetsk Oblast (Latitude:48.72857 Longtitude:37.57819)</text:p>
      <text:p text:style-name="P4">
Videos: []</text:p>
      <text:p text:style-name="P4">
Images: []</text:p>
      <text:p text:style-name="P4">
Tags: ["Europe", "Central and Eastern Europe"]</text:p>
      <text:p text:style-name="P4">
Id: 22563057</text:p>
      <!--METADATA-->
      <text:p text:style-name="P4">
Donetsk Oblast(18:29). Red Alert: aerial threat. Sirens sounding. Take covernow!</text:p>
      <text:p text:style-name="P4">
News Collection Link: <text:a xlink:type="simple" xlink:href="https://liveuamap.com/en/2023/15-may-donetsk-oblast1829-red-alert-aerial-thg" text:style-name="Internet_20_link" text:visited-style-name="Visited_20_Internet_20_Link">
https://liveuamap.com/en/2023/15-may-donetsk-oblast1829-red-alert-aerial-thg</text:a>
</text:p>
      <text:p text:style-name="P4">
News Source: <text:a xlink:type="simple" xlink:href="https://t.me/air_alert_ua/45440" text:style-name="Internet_20_link" text:visited-style-name="Visited_20_Internet_20_Link">
https://t.me/air_alert_ua/45440</text:a>
</text:p>
      <!--NEWS-->
      <text:h text:style-name="P10" text:outline-level="1">
<text:span text:style-name="T4">
Poltavska Oblast(18:57). Red Alert: aerial threat. Sirens sounding. Take cover now!</text:span>
</text:h>
      <text:p text:style-name="P4">
Authors: liveuamap (Language: en)</text:p>
      <text:p text:style-name="P4">
Time: 2023-05-15T12:58:00</text:p>
      <text:p text:style-name="P4">
Location: Poltavska Oblast (Latitude:49.47766 Longtitude:33.81819)</text:p>
      <text:p text:style-name="P4">
Videos: []</text:p>
      <text:p text:style-name="P4">
Images: []</text:p>
      <text:p text:style-name="P4">
Tags: ["Europe", "Central and Eastern Europe"]</text:p>
      <text:p text:style-name="P4">
Id: 22563094</text:p>
      <!--METADATA-->
      <text:p text:style-name="P4">
Poltava(18:57). Red Alert: aerial threat. Sirens sounding. Take covernow!</text:p>
      <text:p text:style-name="P4">
News Collection Link: <text:a xlink:type="simple" xlink:href="https://liveuamap.com/en/2023/15-may-poltavska-oblast1857-red-alert-aerial-g" text:style-name="Internet_20_link" text:visited-style-name="Visited_20_Internet_20_Link">
https://liveuamap.com/en/2023/15-may-poltavska-oblast1857-red-alert-aerial-g</text:a>
</text:p>
      <text:p text:style-name="P4">
News Source: <text:a xlink:type="simple" xlink:href="https://t.me/suspilnepoltava/11161" text:style-name="Internet_20_link" text:visited-style-name="Visited_20_Internet_20_Link">
https://t.me/suspilnepoltava/11161</text:a>
</text:p>
      <!--NEWS-->
      <text:h text:style-name="P10" text:outline-level="1">
<text:span text:style-name="T4">
Ternopil, Ternopil region, Vinnytsia region, Lviv, Lviv region, Chernihiv region, ki ...</text:span>
</text:h>
      <text:p text:style-name="P4">
Authors: liveuamap (Language: en)</text:p>
      <text:p text:style-name="P4">
Time: 2023-05-15T12:59:00</text:p>
      <text:p text:style-name="P4">
Location: Ternopil (Latitude:49.55342000 Longtitude:25.58918000)</text:p>
      <text:p text:style-name="P4">
Videos: []</text:p>
      <text:p text:style-name="P4">
Images: []</text:p>
      <text:p text:style-name="P4">
Tags: ["Europe", "Central and Eastern Europe"]</text:p>
      <text:p text:style-name="P4">
Id: 22563096</text:p>
      <!--METADATA-->
      <text:p text:style-name="P4">
Ternopil, Ternopilska Oblast, Vinnytska Oblast, Lviv, Lvivska Oblast, Chernihivska Oblast, Kirovohradska Oblast, CherniVetska Oblast Oblast, Cherniwasta. Ivska Oblast, Ivano-Frankivsk, ivano-Frankivskaoblast, Zhytomyr, Zhytomyrska Oblast, Khmelnytska Oblast, Kherson, Khersonskaoblast Oblast(18:58). Red Alert: aerial threat. Sirens sounding.Take cover now!</text:p>
      <text:p text:style-name="P4">
News Collection Link: <text:a xlink:type="simple" xlink:href="https://liveuamap.com/en/2023/15-may-ternopil-ternopilska-oblast-vinnytska-g" text:style-name="Internet_20_link" text:visited-style-name="Visited_20_Internet_20_Link">
https://liveuamap.com/en/2023/15-may-ternopil-ternopilska-oblast-vinnytska-g</text:a>
</text:p>
      <text:p text:style-name="P4">
News Source: <text:a xlink:type="simple" xlink:href="https://t.me/air_alert_ua/45455" text:style-name="Internet_20_link" text:visited-style-name="Visited_20_Internet_20_Link">
https://t.me/air_alert_ua/45455</text:a>
</text:p>
      <!--NEWS-->
      <text:h text:style-name="P10" text:outline-level="1">
<text:span text:style-name="T4">
Kiev region, Rivne, Rivne region, Transcarpathia region, Sumy region (18:59). Red Alrt: Ae ...</text:span>
</text:h>
      <text:p text:style-name="P4">
Authors: liveuamap (Language: en)</text:p>
      <text:p text:style-name="P4">
Time: 2023-05-15T13:01:00</text:p>
      <text:p text:style-name="P4">
Location: Kyiv Oblast (Latitude:50.24018000 Longtitude:30.23163000)</text:p>
      <text:p text:style-name="P4">
Videos: []</text:p>
      <text:p text:style-name="P4">
Images: []</text:p>
      <text:p text:style-name="P4">
Tags: ["Europe", "Central and Eastern Europe"]</text:p>
      <text:p text:style-name="P4">
Id: 22563098</text:p>
      <!--METADATA-->
      <text:p text:style-name="P4">
Kyiv region, Rivne, Rivne region, Transcarpathia region, Sumskablast(18:59). Red Alert: aerial threat. Sirens sounding. Take cover now!</text:p>
      <text:p text:style-name="P4">
News Collection Link: <text:a xlink:type="simple" xlink:href="https://liveuamap.com/en/2023/15-may-kyiv-oblast-rivne-rivnenska-oblast-zakg" text:style-name="Internet_20_link" text:visited-style-name="Visited_20_Internet_20_Link">
https://liveuamap.com/en/2023/15-may-kyiv-oblast-rivne-rivnenska-oblast-zakg</text:a>
</text:p>
      <text:p text:style-name="P4">
News Source: <text:a xlink:type="simple" xlink:href="https://t.me/air_alert_ua/45460" text:style-name="Internet_20_link" text:visited-style-name="Visited_20_Internet_20_Link">
https://t.me/air_alert_ua/45460</text:a>
</text:p>
      <!--NEWS-->
      <text:h text:style-name="P10" text:outline-level="1">
<text:span text:style-name="T4">
Donetsk Oblast(19:30). Red Alert: aerial threat. Sirens sounding. Take cover now!</text:span>
</text:h>
      <text:p text:style-name="P4">
Authors: liveuamap (Language: en)</text:p>
      <text:p text:style-name="P4">
Time: 2023-05-15T13:32:00</text:p>
      <text:p text:style-name="P4">
Location: Donetsk Oblast (Latitude:48.72791 Longtitude:37.57693)</text:p>
      <text:p text:style-name="P4">
Videos: []</text:p>
      <text:p text:style-name="P4">
Images: []</text:p>
      <text:p text:style-name="P4">
Tags: ["Europe", "Central and Eastern Europe"]</text:p>
      <text:p text:style-name="P4">
Id: 22563102</text:p>
      <!--METADATA-->
      <text:p text:style-name="P4">
Donetsk Oblast(19:30). Red Alert: aerial threat. Sirens sounding. Take covernow!</text:p>
      <text:p text:style-name="P4">
News Collection Link: <text:a xlink:type="simple" xlink:href="https://liveuamap.com/en/2023/15-may-donetsk-oblast1930-red-alert-aerial-thg" text:style-name="Internet_20_link" text:visited-style-name="Visited_20_Internet_20_Link">
https://liveuamap.com/en/2023/15-may-donetsk-oblast1930-red-alert-aerial-thg</text:a>
</text:p>
      <text:p text:style-name="P4">
News Source: <text:a xlink:type="simple" xlink:href="https://t.me/air_alert_ua/45485" text:style-name="Internet_20_link" text:visited-style-name="Visited_20_Internet_20_Link">
https://t.me/air_alert_ua/45485</text:a>
</text:p>
      <!--NEWS-->
      <text:h text:style-name="P10" text:outline-level="1">
<text:span text:style-name="T4">
Kharkiv, Kharkivska Oblast(20:17). Red Alert: aerial threat. Sirens sounding. Take cover now!</text:span>
</text:h>
      <text:p text:style-name="P4">
Authors: liveuamap (Language: en)</text:p>
      <text:p text:style-name="P4">
Time: 2023-05-15T14:18:00</text:p>
      <text:p text:style-name="P4">
Location: Kharkiv (Latitude:49.98142 Longtitude:36.2529)</text:p>
      <text:p text:style-name="P4">
Videos: []</text:p>
      <text:p text:style-name="P4">
Images: []</text:p>
      <text:p text:style-name="P4">
Tags: ["Europe", "Central and Eastern Europe"]</text:p>
      <text:p text:style-name="P4">
Id: 22563107</text:p>
      <!--METADATA-->
      <text:p text:style-name="P4">
Kharkiv, Kharkiv region(20:17). Red Alert: aerial threat. Sirens sounding.Take cover now!</text:p>
      <text:p text:style-name="P4">
News Collection Link: <text:a xlink:type="simple" xlink:href="https://liveuamap.com/en/2023/15-may-kharkiv-kharkivska-oblast2017-red-alerg" text:style-name="Internet_20_link" text:visited-style-name="Visited_20_Internet_20_Link">
https://liveuamap.com/en/2023/15-may-kharkiv-kharkivska-oblast2017-red-alerg</text:a>
</text:p>
      <text:p text:style-name="P4">
News Source: <text:a xlink:type="simple" xlink:href="https://t.me/air_alert_ua/45486" text:style-name="Internet_20_link" text:visited-style-name="Visited_20_Internet_20_Link">
https://t.me/air_alert_ua/45486</text:a>
</text:p>
      <!--NEWS-->
      <text:h text:style-name="P10" text:outline-level="1">
<text:span text:style-name="T4">
Donetsk Oblast(20:57). Red Alert: aerial threat. Sirens sounding. Take cover now!</text:span>
</text:h>
      <text:p text:style-name="P4">
Authors: liveuamap (Language: en)</text:p>
      <text:p text:style-name="P4">
Time: 2023-05-15T14:58:00</text:p>
      <text:p text:style-name="P4">
Location: Donetsk Oblast (Latitude:48.72702 Longtitude:37.57812)</text:p>
      <text:p text:style-name="P4">
Videos: []</text:p>
      <text:p text:style-name="P4">
Images: []</text:p>
      <text:p text:style-name="P4">
Tags: ["Europe", "Central and Eastern Europe"]</text:p>
      <text:p text:style-name="P4">
Id: 22563119</text:p>
      <!--METADATA-->
      <text:p text:style-name="P4">
Donetsk Oblast(20:57). Red Alert: aerial threat. Sirens sounding. Take covernow!</text:p>
      <text:p text:style-name="P4">
News Collection Link: <text:a xlink:type="simple" xlink:href="https://liveuamap.com/en/2023/15-may-donetsk-oblast2057-red-alert-aerial-thg" text:style-name="Internet_20_link" text:visited-style-name="Visited_20_Internet_20_Link">
https://liveuamap.com/en/2023/15-may-donetsk-oblast2057-red-alert-aerial-thg</text:a>
</text:p>
      <text:p text:style-name="P4">
News Source: <text:a xlink:type="simple" xlink:href="https://t.me/air_alert_ua/45490" text:style-name="Internet_20_link" text:visited-style-name="Visited_20_Internet_20_Link">
https://t.me/air_alert_ua/45490</text:a>
</text:p>
      <!--NEWS-->
      <text:h text:style-name="P10" text:outline-level="1">
<text:span text:style-name="T4">
Kharkiv, Kharkivska Oblast(21:19). Red Alert: aerial threat. Sirens sounding. Take cover now!</text:span>
</text:h>
      <text:p text:style-name="P4">
Authors: liveuamap (Language: en)</text:p>
      <text:p text:style-name="P4">
Time: 2023-05-15T15:20:00</text:p>
      <text:p text:style-name="P4">
Location: Kharkiv (Latitude:49.98129 Longtitude:36.25171)</text:p>
      <text:p text:style-name="P4">
Videos: []</text:p>
      <text:p text:style-name="P4">
Images: []</text:p>
      <text:p text:style-name="P4">
Tags: ["Europe", "Central and Eastern Europe"]</text:p>
      <text:p text:style-name="P4">
Id: 22563121</text:p>
      <!--METADATA-->
      <text:p text:style-name="P4">
Kharkiv, Kharkiv region(21:19). Red Alert: aerial threat. Sirens sounding.Take cover now!</text:p>
      <text:p text:style-name="P4">
News Collection Link: <text:a xlink:type="simple" xlink:href="https://liveuamap.com/en/2023/15-may-kharkiv-kharkivska-oblast2119-red-alerg" text:style-name="Internet_20_link" text:visited-style-name="Visited_20_Internet_20_Link">
https://liveuamap.com/en/2023/15-may-kharkiv-kharkivska-oblast2119-red-alerg</text:a>
</text:p>
      <text:p text:style-name="P4">
News Source: <text:a xlink:type="simple" xlink:href="https://t.me/suspilnekharkiv/24866" text:style-name="Internet_20_link" text:visited-style-name="Visited_20_Internet_20_Link">
https://t.me/suspilnekharkiv/24866</text:a>
</text:p>
      <!--NEWS-->
      <text:h text:style-name="P10" text:outline-level="1">
<text:span text:style-name="T4">
Donetsk Oblast(21:38). Red Alert: aerial threat. Sirens sounding. Take cover now!</text:span>
</text:h>
      <text:p text:style-name="P4">
Authors: liveuamap (Language: en)</text:p>
      <text:p text:style-name="P4">
Time: 2023-05-15T15:48:00</text:p>
      <text:p text:style-name="P4">
Location: Donetsk Oblast (Latitude:48.72657 Longtitude:37.57778)</text:p>
      <text:p text:style-name="P4">
Videos: []</text:p>
      <text:p text:style-name="P4">
Images: []</text:p>
      <text:p text:style-name="P4">
Tags: ["Europe", "Central and Eastern Europe"]</text:p>
      <text:p text:style-name="P4">
Id: 22563128</text:p>
      <!--METADATA-->
      <text:p text:style-name="P4">
Donetsk Oblast(21:38). Red Alert: aerial threat. Sirens sounding. Take covernow!</text:p>
      <text:p text:style-name="P4">
News Collection Link: <text:a xlink:type="simple" xlink:href="https://liveuamap.com/en/2023/15-may-donetsk-oblast2138-red-alert-aerial-thg" text:style-name="Internet_20_link" text:visited-style-name="Visited_20_Internet_20_Link">
https://liveuamap.com/en/2023/15-may-donetsk-oblast2138-red-alert-aerial-thg</text:a>
</text:p>
      <text:p text:style-name="P4">
News Source: <text:a xlink:type="simple" xlink:href="https://t.me/air_alert_ua/45494" text:style-name="Internet_20_link" text:visited-style-name="Visited_20_Internet_20_Link">
https://t.me/air_alert_ua/45494</text:a>
</text:p>
      <!--NEWS-->
      <text:h text:style-name="P10" text:outline-level="1">
<text:span text:style-name="T4">
Zaporizka Oblast(22:36). Red Alert: aerial threat. Sirens sounding. Take cover now!</text:span>
</text:h>
      <text:p text:style-name="P4">
Authors: liveuamap (Language: en)</text:p>
      <text:p text:style-name="P4">
Time: 2023-05-15T16:37:00</text:p>
      <text:p text:style-name="P4">
Location: Zaporizka Oblast (Latitude:47.610791 Longtitude:35.764011)</text:p>
      <text:p text:style-name="P4">
Videos: []</text:p>
      <text:p text:style-name="P4">
Images: []</text:p>
      <text:p text:style-name="P4">
Tags: ["Europe", "Central and Eastern Europe"]</text:p>
      <text:p text:style-name="P4">
Id: 22563131</text:p>
      <!--METADATA-->
      <text:p text:style-name="P4">
Zaporizhzhia region(22:36). Red Alert: aerial threat. Sirens sounding. Take covernow!</text:p>
      <text:p text:style-name="P4">
News Collection Link: <text:a xlink:type="simple" xlink:href="https://liveuamap.com/en/2023/15-may-zaporizka-oblast2236-red-alert-aerial-g" text:style-name="Internet_20_link" text:visited-style-name="Visited_20_Internet_20_Link">
https://liveuamap.com/en/2023/15-may-zaporizka-oblast2236-red-alert-aerial-g</text:a>
</text:p>
      <text:p text:style-name="P4">
News Source: <text:a xlink:type="simple" xlink:href="https://t.me/suspilnezaporizhzhya/12870" text:style-name="Internet_20_link" text:visited-style-name="Visited_20_Internet_20_Link">
https://t.me/suspilnezaporizhzhya/12870</text:a>
</text:p>
      <!--NEWS-->
      <text:h text:style-name="P10" text:outline-level="1">
<text:span text:style-name="T4">
Kherson, Khersonska Oblast(23:01). Red Alert: aerial threat. Sirens sounding. Take cover now!</text:span>
</text:h>
      <text:p text:style-name="P4">
Authors: liveuamap (Language: en)</text:p>
      <text:p text:style-name="P4">
Time: 2023-05-15T17:03:00</text:p>
      <text:p text:style-name="P4">
Location: Kherson (Latitude:46.65469 Longtitude:32.61726)</text:p>
      <text:p text:style-name="P4">
Videos: []</text:p>
      <text:p text:style-name="P4">
Images: []</text:p>
      <text:p text:style-name="P4">
Tags: ["Europe", "Central and Eastern Europe"]</text:p>
      <text:p text:style-name="P4">
Id: 22563132</text:p>
      <!--METADATA-->
      <text:p text:style-name="P4">
Kherson, Kherson region(23:01). Red Alert: aerial threat. Sirens sounding.Take cover now!</text:p>
      <text:p text:style-name="P4">
News Collection Link: <text:a xlink:type="simple" xlink:href="https://liveuamap.com/en/2023/15-may-kherson-khersonska-oblast2301-red-alerg" text:style-name="Internet_20_link" text:visited-style-name="Visited_20_Internet_20_Link">
https://liveuamap.com/en/2023/15-may-kherson-khersonska-oblast2301-red-alerg</text:a>
</text:p>
      <text:p text:style-name="P4">
News Source: <text:a xlink:type="simple" xlink:href="https://t.me/air_alert_ua/45496" text:style-name="Internet_20_link" text:visited-style-name="Visited_20_Internet_20_Link">
https://t.me/air_alert_ua/45496</text:a>
</text:p>
      <!--NEWS-->
      <text:h text:style-name="P10" text:outline-level="1">
<text:span text:style-name="T4">
Zaporizka Oblast(23:41). Red Alert: aerial threat. Sirens sounding. Take cover now!</text:span>
</text:h>
      <text:p text:style-name="P4">
Authors: liveuamap (Language: en)</text:p>
      <text:p text:style-name="P4">
Time: 2023-05-15T17:41:00</text:p>
      <text:p text:style-name="P4">
Location: Zaporizka Oblast (Latitude:47.612861 Longtitude:35.766461)</text:p>
      <text:p text:style-name="P4">
Videos: []</text:p>
      <text:p text:style-name="P4">
Images: []</text:p>
      <text:p text:style-name="P4">
Tags: ["Europe", "Central and Eastern Europe"]</text:p>
      <text:p text:style-name="P4">
Id: 22563133</text:p>
      <!--METADATA-->
      <text:p text:style-name="P4">
Zaporizhzhia region(23:41). Red Alert: aerial threat. Sirens sounding. Take covernow!</text:p>
      <text:p text:style-name="P4">
News Collection Link: <text:a xlink:type="simple" xlink:href="https://liveuamap.com/en/2023/15-may-zaporizka-oblast2341-red-alert-aerial-g" text:style-name="Internet_20_link" text:visited-style-name="Visited_20_Internet_20_Link">
https://liveuamap.com/en/2023/15-may-zaporizka-oblast2341-red-alert-aerial-g</text:a>
</text:p>
      <text:p text:style-name="P4">
News Source: <text:a xlink:type="simple" xlink:href="https://t.me/air_alert_ua/45499" text:style-name="Internet_20_link" text:visited-style-name="Visited_20_Internet_20_Link">
https://t.me/air_alert_ua/45499</text:a>
</text:p>
      <!--NEWS-->
      <text:h text:style-name="P10" text:outline-level="1">
<text:span text:style-name="T4">
Dnipro, Dnipropetrovska Oblast(23:41). Red Alert: aerial threat. Sirens sounding. Take cover ...</text:span>
</text:h>
      <text:p text:style-name="P4">
Authors: liveuamap (Language: en)</text:p>
      <text:p text:style-name="P4">
Time: 2023-05-15T17:44:00</text:p>
      <text:p text:style-name="P4">
Location: Dnipro (Latitude:48.46016 Longtitude:35.03748)</text:p>
      <text:p text:style-name="P4">
Videos: []</text:p>
      <text:p text:style-name="P4">
Images: []</text:p>
      <text:p text:style-name="P4">
Tags: ["Europe", "Central and Eastern Europe"]</text:p>
      <text:p text:style-name="P4">
Id: 22563134</text:p>
      <!--METADATA-->
      <text:p text:style-name="P4">
Dnipro, Dnipropetrovsk region(23:41). Red Alert: aerial threat. Sirenssounding. Take cover now!</text:p>
      <text:p text:style-name="P4">
News Collection Link: <text:a xlink:type="simple" xlink:href="https://liveuamap.com/en/2023/15-may-dnipro-dnipropetrovska-oblast2341-red-g" text:style-name="Internet_20_link" text:visited-style-name="Visited_20_Internet_20_Link">
https://liveuamap.com/en/2023/15-may-dnipro-dnipropetrovska-oblast2341-red-g</text:a>
</text:p>
      <text:p text:style-name="P4">
News Source: <text:a xlink:type="simple" xlink:href="https://t.me/air_alert_ua/45500" text:style-name="Internet_20_link" text:visited-style-name="Visited_20_Internet_20_Link">
https://t.me/air_alert_ua/45500</text:a>
</text:p>
      <!--NEWS-->
      <text:h text:style-name="P10" text:outline-level="1">
<text:span text:style-name="T4">
Donetsk Oblast(00:23). Red Alert: aerial threat. Sirens sounding. Take cover now!</text:span>
</text:h>
      <text:p text:style-name="P4">
Authors: liveuamap (Language: en)</text:p>
      <text:p text:style-name="P4">
Time: 2023-05-15T18:23:00</text:p>
      <text:p text:style-name="P4">
Location: Donetsk Oblast (Latitude:48.72747 Longtitude:37.57694)</text:p>
      <text:p text:style-name="P4">
Videos: []</text:p>
      <text:p text:style-name="P4">
Images: []</text:p>
      <text:p text:style-name="P4">
Tags: ["Europe", "Central and Eastern Europe"]</text:p>
      <text:p text:style-name="P4">
Id: 22563135</text:p>
      <!--METADATA-->
      <text:p text:style-name="P4">
Donetsk Oblast(00:23). Red Alert: aerial threat. Sirens sounding. Take covernow!</text:p>
      <text:p text:style-name="P4">
News Collection Link: <text:a xlink:type="simple" xlink:href="https://liveuamap.com/en/2023/15-may-donetsk-oblast0023-red-alert-aerial-thg" text:style-name="Internet_20_link" text:visited-style-name="Visited_20_Internet_20_Link">
https://liveuamap.com/en/2023/15-may-donetsk-oblast0023-red-alert-aerial-thg</text:a>
</text:p>
      <text:p text:style-name="P4">
News Source: <text:a xlink:type="simple" xlink:href="https://t.me/air_alert_ua/45504" text:style-name="Internet_20_link" text:visited-style-name="Visited_20_Internet_20_Link">
https://t.me/air_alert_ua/45504</text:a>
</text:p>
      <!--NEWS-->
      <text:h text:style-name="P10" text:outline-level="1">
<text:span text:style-name="T4">
Nikolaev, Mykolaiv region, Kherson, Kherson region (00:58). Red Alrt: Aerial Tchretate. WITH...</text:span>
</text:h>
      <text:p text:style-name="P4">
Authors: liveuamap (Language: en)</text:p>
      <text:p text:style-name="P4">
Time: 2023-05-15T18:58:00</text:p>
      <text:p text:style-name="P4">
Location: Mykolaiv (Latitude:46.94866 Longtitude:32.00639)</text:p>
      <text:p text:style-name="P4">
Videos: []</text:p>
      <text:p text:style-name="P4">
Images: []</text:p>
      <text:p text:style-name="P4">
Tags: ["Europe", "Central and Eastern Europe"]</text:p>
      <text:p text:style-name="P4">
Id: 22563136</text:p>
      <!--METADATA-->
      <text:p text:style-name="P4">
Nikolaev, Mykolaiv region, Kherson, Kherson region(00:58). Red Alert:aerial threat. Sirens sounding. Take cover now!</text:p>
      <text:p text:style-name="P4">
News Collection Link: <text:a xlink:type="simple" xlink:href="https://liveuamap.com/en/2023/15-may-mykolaiv-mykolayivska-oblast-kherson-kg" text:style-name="Internet_20_link" text:visited-style-name="Visited_20_Internet_20_Link">
https://liveuamap.com/en/2023/15-may-mykolaiv-mykolayivska-oblast-kherson-kg</text:a>
</text:p>
      <text:p text:style-name="P4">
News Source: <text:a xlink:type="simple" xlink:href="https://t.me/air_alert_ua/45507" text:style-name="Internet_20_link" text:visited-style-name="Visited_20_Internet_20_Link">
https://t.me/air_alert_ua/45507</text:a>
</text:p>
      <!--NEWS-->
      <text:h text:style-name="P10" text:outline-level="1">
<text:span text:style-name="T4">
Kirovohradska Oblast(01:00). Red Alert: aerial threat. Sirens sounding. Take cover now!</text:span>
</text:h>
      <text:p text:style-name="P4">
Authors: liveuamap (Language: en)</text:p>
      <text:p text:style-name="P4">
Time: 2023-05-15T19:00:00</text:p>
      <text:p text:style-name="P4">
Location: Kirovohradska Oblast (Latitude:48.50000000 Longtitude:32.00000000)</text:p>
      <text:p text:style-name="P4">
Videos: []</text:p>
      <text:p text:style-name="P4">
Images: []</text:p>
      <text:p text:style-name="P4">
Tags: ["Europe", "Central and Eastern Europe"]</text:p>
      <text:p text:style-name="P4">
Id: 22563137</text:p>
      <!--METADATA-->
      <text:p text:style-name="P4">
Kirovohrad region(01:00). Red Alert: aerial threat. Sirens sounding. Takecover now!</text:p>
      <text:p text:style-name="P4">
News Collection Link: <text:a xlink:type="simple" xlink:href="https://liveuamap.com/en/2023/15-may-kirovohradska-oblast0100-red-alert-aerg" text:style-name="Internet_20_link" text:visited-style-name="Visited_20_Internet_20_Link">
https://liveuamap.com/en/2023/15-may-kirovohradska-oblast0100-red-alert-aerg</text:a>
</text:p>
      <text:p text:style-name="P4">
News Source: <text:a xlink:type="simple" xlink:href="https://t.me/air_alert_ua/45508" text:style-name="Internet_20_link" text:visited-style-name="Visited_20_Internet_20_Link">
https://t.me/air_alert_ua/45508</text:a>
</text:p>
      <!--NEWS-->
      <text:h text:style-name="P10" text:outline-level="1">
<text:span text:style-name="T4">
Poltavska Oblast(01:01). Red Alert: aerial threat. Sirens sounding. Take cover now!</text:span>
</text:h>
      <text:p text:style-name="P4">
Authors: liveuamap (Language: en)</text:p>
      <text:p text:style-name="P4">
Time: 2023-05-15T19:03:00</text:p>
      <text:p text:style-name="P4">
Location: Poltavska Oblast (Latitude:49.47621 Longtitude:33.81812)</text:p>
      <text:p text:style-name="P4">
Videos: []</text:p>
      <text:p text:style-name="P4">
Images: []</text:p>
      <text:p text:style-name="P4">
Tags: ["Europe", "Central and Eastern Europe"]</text:p>
      <text:p text:style-name="P4">
Id: 22563138</text:p>
      <!--METADATA-->
      <text:p text:style-name="P4">
Poltava(01:01). Red Alert: aerial threat. Sirens sounding. Take covernow!</text:p>
      <text:p text:style-name="P4">
News Collection Link: <text:a xlink:type="simple" xlink:href="https://liveuamap.com/en/2023/15-may-poltavska-oblast0101-red-alert-aerial-g" text:style-name="Internet_20_link" text:visited-style-name="Visited_20_Internet_20_Link">
https://liveuamap.com/en/2023/15-may-poltavska-oblast0101-red-alert-aerial-g</text:a>
</text:p>
      <text:p text:style-name="P4">
News Source: <text:a xlink:type="simple" xlink:href="https://t.me/air_alert_ua/45509" text:style-name="Internet_20_link" text:visited-style-name="Visited_20_Internet_20_Link">
https://t.me/air_alert_ua/45509</text:a>
</text:p>
      <!--NEWS-->
      <text:h text:style-name="P10" text:outline-level="1">
<text:span text:style-name="T4">
Zaporizka Oblast, Odeska Oblast(01:08). Red Alert: aerial threat. Sirens sounding. Take cover...</text:span>
</text:h>
      <text:p text:style-name="P4">
Authors: liveuamap (Language: en)</text:p>
      <text:p text:style-name="P4">
Time: 2023-05-15T19:09:00</text:p>
      <text:p text:style-name="P4">
Location: Zaporizka Oblast (Latitude:47.611531 Longtitude:35.765841)</text:p>
      <text:p text:style-name="P4">
Videos: []</text:p>
      <text:p text:style-name="P4">
Images: []</text:p>
      <text:p text:style-name="P4">
Tags: ["Europe", "Central and Eastern Europe"]</text:p>
      <text:p text:style-name="P4">
Id: 22563139</text:p>
      <!--METADATA-->
      <text:p text:style-name="P4">
Zaporizhzhia region, Odesa region(01:08). Red Alert: aerial threat. Sirenssounding. Take cover now!</text:p>
      <text:p text:style-name="P4">
News Collection Link: <text:a xlink:type="simple" xlink:href="https://liveuamap.com/en/2023/15-may-zaporizka-oblast-odeska-oblast0108-redg" text:style-name="Internet_20_link" text:visited-style-name="Visited_20_Internet_20_Link">
https://liveuamap.com/en/2023/15-may-zaporizka-oblast-odeska-oblast0108-redg</text:a>
</text:p>
      <text:p text:style-name="P4">
News Source: <text:a xlink:type="simple" xlink:href="https://t.me/air_alert_ua/45511" text:style-name="Internet_20_link" text:visited-style-name="Visited_20_Internet_20_Link">
https://t.me/air_alert_ua/45511</text:a>
</text:p>
      <!--NEWS-->
      <text:h text:style-name="P10" text:outline-level="1">
<text:span text:style-name="T4">
Dnipro, Dnipropetrovska Oblast(01:09). Red Alert: aerial threat. Sirens sounding. Take cover ...</text:span>
</text:h>
      <text:p text:style-name="P4">
Authors: liveuamap (Language: en)</text:p>
      <text:p text:style-name="P4">
Time: 2023-05-15T19:11:00</text:p>
      <text:p text:style-name="P4">
Location: Dnipro (Latitude:48.45921 Longtitude:35.03985)</text:p>
      <text:p text:style-name="P4">
Videos: []</text:p>
      <text:p text:style-name="P4">
Images: []</text:p>
      <text:p text:style-name="P4">
Tags: ["Europe", "Central and Eastern Europe"]</text:p>
      <text:p text:style-name="P4">
Id: 22563140</text:p>
      <!--METADATA-->
      <text:p text:style-name="P4">
Dnipro, Dnipropetrovsk region(01:09). Red Alert: aerial threat. Sirenssounding. Take cover now!</text:p>
      <text:p text:style-name="P4">
News Collection Link: <text:a xlink:type="simple" xlink:href="https://liveuamap.com/en/2023/15-may-dnipro-dnipropetrovska-oblast0109-red-g" text:style-name="Internet_20_link" text:visited-style-name="Visited_20_Internet_20_Link">
https://liveuamap.com/en/2023/15-may-dnipro-dnipropetrovska-oblast0109-red-g</text:a>
</text:p>
      <text:p text:style-name="P4">
News Source: <text:a xlink:type="simple" xlink:href="https://t.me/air_alert_ua/45512" text:style-name="Internet_20_link" text:visited-style-name="Visited_20_Internet_20_Link">
https://t.me/air_alert_ua/45512</text:a>
</text:p>
      <!--NEWS-->
      <text:h text:style-name="P10" text:outline-level="1">
<text:span text:style-name="T4">
Cherkaska Oblast(01:12). Red Alert: aerial threat. Sirens sounding. Take cover now!</text:span>
</text:h>
      <text:p text:style-name="P4">
Authors: liveuamap (Language: en)</text:p>
      <text:p text:style-name="P4">
Time: 2023-05-15T19:13:00</text:p>
      <text:p text:style-name="P4">
Location: Cherkaska Oblast (Latitude:49.25064 Longtitude:31.33283)</text:p>
      <text:p text:style-name="P4">
Videos: []</text:p>
      <text:p text:style-name="P4">
Images: []</text:p>
      <text:p text:style-name="P4">
Tags: ["Europe", "Central and Eastern Europe"]</text:p>
      <text:p text:style-name="P4">
Id: 22563141</text:p>
      <!--METADATA-->
      <text:p text:style-name="P4">
Cherkas(01:12). Red Alert: aerial threat. Sirens sounding. Take covernow!</text:p>
      <text:p text:style-name="P4">
News Collection Link: <text:a xlink:type="simple" xlink:href="https://liveuamap.com/en/2023/15-may-cherkaska-oblast0112-red-alert-aerial-g" text:style-name="Internet_20_link" text:visited-style-name="Visited_20_Internet_20_Link">
https://liveuamap.com/en/2023/15-may-cherkaska-oblast0112-red-alert-aerial-g</text:a>
</text:p>
      <text:p text:style-name="P4">
News Source: <text:a xlink:type="simple" xlink:href="https://t.me/air_alert_ua/45513" text:style-name="Internet_20_link" text:visited-style-name="Visited_20_Internet_20_Link">
https://t.me/air_alert_ua/45513</text:a>
</text:p>
      <!--NEWS-->
      <text:h text:style-name="P10" text:outline-level="1">
<text:span text:style-name="T4">
Vinnytska Oblast(01:16). Red Alert: aerial threat. Sirens sounding. Take cover now!</text:span>
</text:h>
      <text:p text:style-name="P4">
Authors: liveuamap (Language: en)</text:p>
      <text:p text:style-name="P4">
Time: 2023-05-15T19:18:00</text:p>
      <text:p text:style-name="P4">
Location: Vinnytska Oblast (Latitude:48.91667000 Longtitude:28.66667000)</text:p>
      <text:p text:style-name="P4">
Videos: []</text:p>
      <text:p text:style-name="P4">
Images: []</text:p>
      <text:p text:style-name="P4">
Tags: ["Europe", "Central and Eastern Europe"]</text:p>
      <text:p text:style-name="P4">
Id: 22563142</text:p>
      <!--METADATA-->
      <text:p text:style-name="P4">
Vinnytsia region(01:16). Red Alert: aerial threat. Sirens sounding. Take covernow!</text:p>
      <text:p text:style-name="P4">
News Collection Link: <text:a xlink:type="simple" xlink:href="https://liveuamap.com/en/2023/15-may-vinnytska-oblast0116-red-alert-aerial-g" text:style-name="Internet_20_link" text:visited-style-name="Visited_20_Internet_20_Link">
https://liveuamap.com/en/2023/15-may-vinnytska-oblast0116-red-alert-aerial-g</text:a>
</text:p>
      <text:p text:style-name="P4">
News Source: <text:a xlink:type="simple" xlink:href="https://t.me/air_alert_ua/45514" text:style-name="Internet_20_link" text:visited-style-name="Visited_20_Internet_20_Link">
https://t.me/air_alert_ua/45514</text:a>
</text:p>
      <!--NEWS-->
      <text:h text:style-name="P10" text:outline-level="1">
<text:span text:style-name="T4">
Rivne, Rivne region, Lviv, Lviv region, Ivano-Frankivsk, Ivano-Frankivsk region, Zaka ...</text:span>
</text:h>
      <text:p text:style-name="P4">
Authors: liveuamap (Language: en)</text:p>
      <text:p text:style-name="P4">
Time: 2023-05-15T19:24:00</text:p>
      <text:p text:style-name="P4">
Location: Rivne (Latitude:50.6034445 Longtitude:26.257603168487)</text:p>
      <text:p text:style-name="P4">
Videos: []</text:p>
      <text:p text:style-name="P4">
Images: []</text:p>
      <text:p text:style-name="P4">
Tags: ["Europe", "Central and Eastern Europe"]</text:p>
      <text:p text:style-name="P4">
Id: 22563143</text:p>
      <!--METADATA-->
      <text:p text:style-name="P4">
Rivne, Rivnenska Oblast, Lviv, Lvivska Oblast, Ivano-Frankivsk, Ivano-Frankivska Oblast, Zakarpatia Oblast, Ternopil, Ternopil, Ternopil, Ternopil, Ternopil, Ternopil, Ternopil, Ternopil Nska Oblast, Khmelnytska Oblast(01:23). Red Alert:aerial threat. Sirens sounding. Take cover now!</text:p>
      <text:p text:style-name="P4">
News Collection Link: <text:a xlink:type="simple" xlink:href="https://liveuamap.com/en/2023/15-may-rivne-rivnenska-oblast-lviv-lvivska-obg" text:style-name="Internet_20_link" text:visited-style-name="Visited_20_Internet_20_Link">
https://liveuamap.com/en/2023/15-may-rivne-rivnenska-oblast-lviv-lvivska-obg</text:a>
</text:p>
      <text:p text:style-name="P4">
News Source: <text:a xlink:type="simple" xlink:href="https://t.me/air_alert_ua/45522" text:style-name="Internet_20_link" text:visited-style-name="Visited_20_Internet_20_Link">
https://t.me/air_alert_ua/45522</text:a>
</text:p>
      <!--NEWS-->
      <text:h text:style-name="P10" text:outline-level="1">
<text:span text:style-name="T4">
Kyiv(01:25). Red Alert: aerial threat. Sirens sounding. Take cover now!</text:span>
</text:h>
      <text:p text:style-name="P4">
Authors: liveuamap (Language: en)</text:p>
      <text:p text:style-name="P4">
Time: 2023-05-15T19:25:00</text:p>
      <text:p text:style-name="P4">
Location: Kyiv (Latitude:50.44408 Longtitude:30.52912)</text:p>
      <text:p text:style-name="P4">
Videos: []</text:p>
      <text:p text:style-name="P4">
Images: []</text:p>
      <text:p text:style-name="P4">
Tags: ["Europe", "Central and Eastern Europe"]</text:p>
      <text:p text:style-name="P4">
Id: 22563144</text:p>
      <!--METADATA-->
      <text:p text:style-name="P4">
Kyiv(01:25). Red Alert: aerial threat. Sirens sounding. Take cover now!</text:p>
      <text:p text:style-name="P4">
News Collection Link: <text:a xlink:type="simple" xlink:href="https://liveuamap.com/en/2023/15-may-kyiv0125-red-alert-aerial-threat-sireng" text:style-name="Internet_20_link" text:visited-style-name="Visited_20_Internet_20_Link">
https://liveuamap.com/en/2023/15-may-kyiv0125-red-alert-aerial-threat-sireng</text:a>
</text:p>
      <text:p text:style-name="P4">
News Source: <text:a xlink:type="simple" xlink:href="https://t.me/suspilnenews/20775" text:style-name="Internet_20_link" text:visited-style-name="Visited_20_Internet_20_Link">
https://t.me/suspilnenews/20775</text:a>
</text:p>
      <!--NEWS-->
      <text:h text:style-name="P10" text:outline-level="1">
<text:span text:style-name="T4">
Chernihivska Oblast(01:24). Red Alert: aerial threat. Sirens sounding. Take cover now!</text:span>
</text:h>
      <text:p text:style-name="P4">
Authors: liveuamap (Language: en)</text:p>
      <text:p text:style-name="P4">
Time: 2023-05-15T19:26:00</text:p>
      <text:p text:style-name="P4">
Location: Chernihivska Oblast (Latitude:51.33333000 Longtitude:32.00000000)</text:p>
      <text:p text:style-name="P4">
Videos: []</text:p>
      <text:p text:style-name="P4">
Images: []</text:p>
      <text:p text:style-name="P4">
Tags: ["Europe", "Central and Eastern Europe"]</text:p>
      <text:p text:style-name="P4">
Id: 22563145</text:p>
      <!--METADATA-->
      <text:p text:style-name="P4">
Chernihiv region(01:24). Red Alert: aerial threat. Sirens sounding. Takecover now!</text:p>
      <text:p text:style-name="P4">
News Collection Link: <text:a xlink:type="simple" xlink:href="https://liveuamap.com/en/2023/15-may-chernihivska-oblast0124-red-alert-aerig" text:style-name="Internet_20_link" text:visited-style-name="Visited_20_Internet_20_Link">
https://liveuamap.com/en/2023/15-may-chernihivska-oblast0124-red-alert-aerig</text:a>
</text:p>
      <text:p text:style-name="P4">
News Source: <text:a xlink:type="simple" xlink:href="https://t.me/suspilnechernihiv/18620" text:style-name="Internet_20_link" text:visited-style-name="Visited_20_Internet_20_Link">
https://t.me/suspilnechernihiv/18620</text:a>
</text:p>
      <!--NEWS-->
      <text:h text:style-name="P10" text:outline-level="1">
<text:span text:style-name="T4">
Kiev region, Zhytomyr, Zhytomyr region (01:25). Red Alrt: Aerial Tchretate. Sirens Sounding. ...</text:span>
</text:h>
      <text:p text:style-name="P4">
Authors: liveuamap (Language: en)</text:p>
      <text:p text:style-name="P4">
Time: 2023-05-15T19:27:00</text:p>
      <text:p text:style-name="P4">
Location: Kyiv Oblast (Latitude:50.24133 Longtitude:30.23042)</text:p>
      <text:p text:style-name="P4">
Videos: []</text:p>
      <text:p text:style-name="P4">
Images: []</text:p>
      <text:p text:style-name="P4">
Tags: ["Europe", "Central and Eastern Europe"]</text:p>
      <text:p text:style-name="P4">
Id: 22563146</text:p>
      <!--METADATA-->
      <text:p text:style-name="P4">
Kyiv region, Zhytomyr, Zhytomyr region(01:25). Red Alert: aerial threat.Sirens sounding. Take cover now!</text:p>
      <text:p text:style-name="P4">
News Collection Link: <text:a xlink:type="simple" xlink:href="https://liveuamap.com/en/2023/15-may-kyiv-oblast-zhytomyr-zhytomyrska-oblasg" text:style-name="Internet_20_link" text:visited-style-name="Visited_20_Internet_20_Link">
https://liveuamap.com/en/2023/15-may-kyiv-oblast-zhytomyr-zhytomyrska-oblasg</text:a>
</text:p>
      <text:p text:style-name="P4">
News Source: <text:a xlink:type="simple" xlink:href="https://t.me/air_alert_ua/45526" text:style-name="Internet_20_link" text:visited-style-name="Visited_20_Internet_20_Link">
https://t.me/air_alert_ua/45526</text:a>
</text:p>
      <!--NEWS-->
      <text:h text:style-name="P10" text:outline-level="1">
<text:span text:style-name="T4">
Kharkiv, Kharkivska Oblast(01:59). Red Alert: aerial threat. Sirens sounding. Take cover now!</text:span>
</text:h>
      <text:p text:style-name="P4">
Authors: liveuamap (Language: en)</text:p>
      <text:p text:style-name="P4">
Time: 2023-05-15T19:59:00</text:p>
      <text:p text:style-name="P4">
Location: Kharkiv (Latitude:49.98081000 Longtitude:36.25272000)</text:p>
      <text:p text:style-name="P4">
Videos: []</text:p>
      <text:p text:style-name="P4">
Images: []</text:p>
      <text:p text:style-name="P4">
Tags: ["Europe", "Central and Eastern Europe"]</text:p>
      <text:p text:style-name="P4">
Id: 22563147</text:p>
      <!--METADATA-->
      <text:p text:style-name="P4">
Kharkiv, Kharkiv region(01:59). Red Alert: aerial threat. Sirens sounding.Take cover now!</text:p>
      <text:p text:style-name="P4">
News Collection Link: <text:a xlink:type="simple" xlink:href="https://liveuamap.com/en/2023/15-may-kharkiv-kharkivska-oblast0159-red-alerg" text:style-name="Internet_20_link" text:visited-style-name="Visited_20_Internet_20_Link">
https://liveuamap.com/en/2023/15-may-kharkiv-kharkivska-oblast0159-red-alerg</text:a>
</text:p>
      <text:p text:style-name="P4">
News Source: <text:a xlink:type="simple" xlink:href="https://t.me/air_alert_ua/45527" text:style-name="Internet_20_link" text:visited-style-name="Visited_20_Internet_20_Link">
https://t.me/air_alert_ua/45527</text:a>
</text:p>
      <!--NEWS-->
      <text:h text:style-name="P10" text:outline-level="1">
<text:span text:style-name="T4">
Donetsk Oblast, Sumska Oblast(02:00). Red Alert: aerial threat. Sirens sounding. Take cover now!</text:span>
</text:h>
      <text:p text:style-name="P4">
Authors: liveuamap (Language: en)</text:p>
      <text:p text:style-name="P4">
Time: 2023-05-15T20:01:00</text:p>
      <text:p text:style-name="P4">
Location: Donetsk Oblast (Latitude:48.72704 Longtitude:37.57918)</text:p>
      <text:p text:style-name="P4">
Videos: []</text:p>
      <text:p text:style-name="P4">
Images: []</text:p>
      <text:p text:style-name="P4">
Tags: ["Europe", "Central and Eastern Europe"]</text:p>
      <text:p text:style-name="P4">
Id: 22563148</text:p>
      <!--METADATA-->
      <text:p text:style-name="P4">
Donetsk region, Sumy region(02:00). Red Alert: aerial threat. Sirenssounding. Take cover now!</text:p>
      <text:p text:style-name="P4">
News Collection Link: <text:a xlink:type="simple" xlink:href="https://liveuamap.com/en/2023/16-may-donetsk-oblast-sumska-oblast0200-red-ag" text:style-name="Internet_20_link" text:visited-style-name="Visited_20_Internet_20_Link">
https://liveuamap.com/en/2023/16-may-donetsk-oblast-sumska-oblast0200-red-ag</text:a>
</text:p>
      <text:p text:style-name="P4">
News Source: <text:a xlink:type="simple" xlink:href="https://t.me/air_alert_ua/45529" text:style-name="Internet_20_link" text:visited-style-name="Visited_20_Internet_20_Link">
https://t.me/air_alert_ua/45529</text:a>
</text:p>
      <!--NEWS-->
      <text:h text:style-name="P10" text:outline-level="1">
<text:span text:style-name="T4">
Kyiv(02:30). Red Alert: aerial threat. Sirens sounding. Take cover now!</text:span>
</text:h>
      <text:p text:style-name="P4">
Authors: liveuamap (Language: en)</text:p>
      <text:p text:style-name="P4">
Time: 2023-05-15T20:33:00</text:p>
      <text:p text:style-name="P4">
Location: Kyiv (Latitude:50.44414 Longtitude:30.52912)</text:p>
      <text:p text:style-name="P4">
Videos: []</text:p>
      <text:p text:style-name="P4">
Images: []</text:p>
      <text:p text:style-name="P4">
Tags: ["Europe", "Central and Eastern Europe"]</text:p>
      <text:p text:style-name="P4">
Id: 22563149</text:p>
      <!--METADATA-->
      <text:p text:style-name="P4">
Kyiv(02:30). Red Alert: aerial threat. Sirens sounding. Take cover now!</text:p>
      <text:p text:style-name="P4">
News Collection Link: <text:a xlink:type="simple" xlink:href="https://liveuamap.com/en/2023/16-may-kyiv0230-red-alert-aerial-threat-sireng" text:style-name="Internet_20_link" text:visited-style-name="Visited_20_Internet_20_Link">
https://liveuamap.com/en/2023/16-may-kyiv0230-red-alert-aerial-threat-sireng</text:a>
</text:p>
      <text:p text:style-name="P4">
News Source: <text:a xlink:type="simple" xlink:href="https://t.me/suspilnenews/20781" text:style-name="Internet_20_link" text:visited-style-name="Visited_20_Internet_20_Link">
https://t.me/suspilnenews/20781</text:a>
</text:p>
      <!--NEWS-->
      <text:h text:style-name="P10" text:outline-level="1">
<text:span text:style-name="T4">
Kyiv(03:22). Red Alert: aerial threat. Sirens sounding. Take cover now!</text:span>
</text:h>
      <text:p text:style-name="P4">
Authors: liveuamap (Language: en)</text:p>
      <text:p text:style-name="P4">
Time: 2023-05-15T21:23:00</text:p>
      <text:p text:style-name="P4">
Location: Kyiv (Latitude:50.44301 Longtitude:30.52989)</text:p>
      <text:p text:style-name="P4">
Videos: []</text:p>
      <text:p text:style-name="P4">
Images: []</text:p>
      <text:p text:style-name="P4">
Tags: ["Europe", "Central and Eastern Europe"]</text:p>
      <text:p text:style-name="P4">
Id: 22563150</text:p>
      <!--METADATA-->
      <text:p text:style-name="P4">
Kyiv(03:22). Red Alert: aerial threat. Sirens sounding. Take cover now!</text:p>
      <text:p text:style-name="P4">
News Collection Link: <text:a xlink:type="simple" xlink:href="https://liveuamap.com/en/2023/16-may-kyiv0322-red-alert-aerial-threat-sireng" text:style-name="Internet_20_link" text:visited-style-name="Visited_20_Internet_20_Link">
https://liveuamap.com/en/2023/16-may-kyiv0322-red-alert-aerial-threat-sireng</text:a>
</text:p>
      <text:p text:style-name="P4">
News Source: <text:a xlink:type="simple" xlink:href="https://t.me/air_alert_ua/45553" text:style-name="Internet_20_link" text:visited-style-name="Visited_20_Internet_20_Link">
https://t.me/air_alert_ua/45553</text:a>
</text:p>
      <!--NEWS-->
      <text:h text:style-name="P10" text:outline-level="1">
<text:span text:style-name="T4">
Kyiv Oblast(03:23). Red Alert: aerial threat. Sirens sounding. Take cover now!</text:span>
</text:h>
      <text:p text:style-name="P4">
Authors: liveuamap (Language: en)</text:p>
      <text:p text:style-name="P4">
Time: 2023-05-15T21:24:00</text:p>
      <text:p text:style-name="P4">
Location: Kyiv Oblast (Latitude:50.23919 Longtitude:30.23049)</text:p>
      <text:p text:style-name="P4">
Videos: []</text:p>
      <text:p text:style-name="P4">
Images: []</text:p>
      <text:p text:style-name="P4">
Tags: ["Europe", "Central and Eastern Europe"]</text:p>
      <text:p text:style-name="P4">
Id: 22563151</text:p>
      <!--METADATA-->
      <text:p text:style-name="P4">
Kyiv region(03:23). Red Alert: aerial threat. Sirens sounding. Take cover now!</text:p>
      <text:p text:style-name="P4">
News Collection Link: <text:a xlink:type="simple" xlink:href="https://liveuamap.com/en/2023/16-may-kyiv-oblast0323-red-alert-aerial-threag" text:style-name="Internet_20_link" text:visited-style-name="Visited_20_Internet_20_Link">
https://liveuamap.com/en/2023/16-may-kyiv-oblast0323-red-alert-aerial-threag</text:a>
</text:p>
      <text:p text:style-name="P4">
News Source: <text:a xlink:type="simple" xlink:href="https://t.me/air_alert_ua/45554" text:style-name="Internet_20_link" text:visited-style-name="Visited_20_Internet_20_Link">
https://t.me/air_alert_ua/45554</text:a>
</text:p>
      <!--NEWS-->
      <text:h text:style-name="P10" text:outline-level="1">
<text:span text:style-name="T4">
Donetsk Oblast(05:27). Red Alert: aerial threat. Sirens sounding. Take cover now!</text:span>
</text:h>
      <text:p text:style-name="P4">
Authors: liveuamap (Language: en)</text:p>
      <text:p text:style-name="P4">
Time: 2023-05-15T23:29:00</text:p>
      <text:p text:style-name="P4">
Location: Donetsk Oblast (Latitude:48.72621 Longtitude:37.57747)</text:p>
      <text:p text:style-name="P4">
Videos: []</text:p>
      <text:p text:style-name="P4">
Images: []</text:p>
      <text:p text:style-name="P4">
Tags: ["Europe", "Central and Eastern Europe"]</text:p>
      <text:p text:style-name="P4">
Id: 22563153</text:p>
      <!--METADATA-->
      <text:p text:style-name="P4">
Donetsk Oblast(05:27). Red Alert: aerial threat. Sirens sounding. Take covernow!</text:p>
      <text:p text:style-name="P4">
News Collection Link: <text:a xlink:type="simple" xlink:href="https://liveuamap.com/en/2023/16-may-donetsk-oblast0527-red-alert-aerial-thg" text:style-name="Internet_20_link" text:visited-style-name="Visited_20_Internet_20_Link">
https://liveuamap.com/en/2023/16-may-donetsk-oblast0527-red-alert-aerial-thg</text:a>
</text:p>
      <text:p text:style-name="P4">
News Source: <text:a xlink:type="simple" xlink:href="https://t.me/air_alert_ua/45559" text:style-name="Internet_20_link" text:visited-style-name="Visited_20_Internet_20_Link">
https://t.me/air_alert_ua/45559</text:a>
</text:p>
      <!--NEWS-->
      <text:h text:style-name="P10" text:outline-level="1">
<text:span text:style-name="T4">
Almost 90% of Belarusians do not have savings because of troubles in the country's economy - Intelligence</text:span>
</text:h>
      <text:p text:style-name="P4">
Author: ['АРМІЯINFORM']</text:p>
      <text:p text:style-name="P4">
Time: 2023-05-15T32:00:00-04:00</text:p>
      <text:p text:style-name="P4">
Description: Bastard Bilorushai Nadalnishyat through the guide managing the Ekononoye Hold, Oi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649672958-1058.webp" text:style-name="Internet_20_link" text:visited-style-name="Visited_20_Internet_20_Link">
1649672958-1058.webp</text:a>
']</text:p>
      <text:p text:style-name="P4">
Tags: ['STOPRUSSIA', 'БІЛОРУСІЯ', 'ВТОРГНЕННЯ РФ', 'РОЗВІДКА', 'САНКЦІЇ']</text:p>
      <text:p text:style-name="P4">
Category: News</text:p>
      <!--METADATA-->
      <text:p text:style-name="P4">
<draw:frame draw:style-name="fr1" draw:name="Image2" text:anchor-type="as-char" svg:width="6.9236in" svg:height="4.615733in" draw:z-index="0">
<draw:image xlink:href="../ConvertedIMGs/AРМІЯINFORM/2023-05-15T32-00-00-04-00/1649672958-1058.png" xlink:type="simple" xlink:show="embed" xlink:actuate="onLoad" draw:mime-type="image/png"/>
</draw:frame>
Citizens of Belarus continue to be poorer because of poor management of the economy, only 11.5 % of Belarus are able to make savings.</text:p>
      <text:p text:style-name="P4">
About it <text:a xlink:type="simple" xlink:href="https://www.facebook.com/SZRUkraine/posts/pfbid0YcMM33NjWTADpNDtAnAH812q75yYhvmSKaBpEtXdGf5BSAsLkn6LQraLvFjXBduXl" text:style-name="Internet_20_link" text:visited-style-name="Visited_20_Internet_20_Link">
reports</text:a>
External Intelligence Service of Ukraine.</text:p>
      <text:p text:style-name="P4">
“According to the BEROC Academic Research Center, the proportion of savings of Belarusians has decreased to 11.5 %. The main reason is the understanding of people that the situation in the economy is not too good. In order to stimulate the money to give money to banks for a long period, it is necessary to significantly positive in real expressing rates that are not even in rubles. Situation in foreign currency deposits is even worse, the rates behind it are even lower than dollar inflation. Last year, a study on the orderbank's order showed that, depending on the region, 20-30 % of people have accumulations for no more than one month, ”the message reads.</text:p>
      <text:p text:style-name="P4">
It is significant that according to Belstat, in April 2023, the prices of more than 30.55 %increased the largest, 28.59 %for cigarettes, and 27.35 %for the services of international torture.</text:p>
      <text:p text:style-name="P4">
News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NEWS-->
      <text:h text:style-name="P10" text:outline-level="1">
<text:span text:style-name="T4">
The racists fired twice the manganese community, there are destruction and wounded</text:span>
</text:h>
      <text:p text:style-name="P4">
Author: ['АРМІЯINFORM']</text:p>
      <text:p text:style-name="P4">
Time: 2023-05-15T33:00:00-04:00</text:p>
      <text:p text:style-name="P4">
Description: About Tser Dnipropetrovska Ova “Important by the artillery of Rashi Dvichi was hidden on ... War with Ukraine 2022, the war with Ukraine is the latest news today, the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2023-05-14_20-21-28.jpg" text:style-name="Internet_20_link" text:visited-style-name="Visited_20_Internet_20_Link">
photo_2023-05-14_20-21-28.jpg</text:a>
', '<text:a xlink:type="simple" xlink:href="https://armyinform.com.ua/wp-content/uploads/2023/05/photo_2023-05-14_20-21-29-150x150.jpg" text:style-name="Internet_20_link" text:visited-style-name="Visited_20_Internet_20_Link">
photo_2023-05-14_20-21-29-150x150.jpg</text:a>
', '<text:a xlink:type="simple" xlink:href="https://armyinform.com.ua/wp-content/uploads/2023/05/photo_2023-05-14_20-21-31-150x150.jpg" text:style-name="Internet_20_link" text:visited-style-name="Visited_20_Internet_20_Link">
photo_2023-05-14_20-21-31-150x150.jpg</text:a>
']</text:p>
      <text:p text:style-name="P4">
Tags: ['STOPRUSSIA', 'ВОЄННІ ЗЛОЧИНИ ЗС РФ', 'ВТОРГНЕННЯ РФ', 'МАРГАНЕЦЬ']</text:p>
      <text:p text:style-name="P4">
Category: News</text:p>
      <!--METADATA-->
      <text:p text:style-name="P4">
<draw:frame draw:style-name="fr1" draw:name="Image3" text:anchor-type="as-char" svg:width="6.9236in" svg:height="4.321615in" draw:z-index="0">
<draw:image xlink:href="../Images/AРМІЯINFORM/2023-05-15T33-00-00-04-00/photo_2023-05-14_20-21-28.jpg" xlink:type="simple" xlink:show="embed" xlink:actuate="onLoad" draw:mime-type="image/jpeg"/>
</draw:frame>
About it <text:a xlink:type="simple" xlink:href="https://t.me/dnipropetrovskaODA/4620" text:style-name="Internet_20_link" text:visited-style-name="Visited_20_Internet_20_Link">
reports</text:a>
Dnipropetrovsk Ova</text:p>
      <text:p text:style-name="P4">
“The heavy artillery of the Rashists was directed twice to the Marganets community that Nanikopol region. In total, more than one and a half dozen shells were released. Unfortunately, it has momented. There is also destruction, ”the message reads.</text:p>
      <text:p text:style-name="P4">
<text:a xlink:type="simple" xlink:href="https://armyinform.com.ua/wp-content/uploads/2023/05/photo_2023-05-14_20-21-29.jpg" text:style-name="Internet_20_link" text:visited-style-name="Visited_20_Internet_20_Link">
!(Images/AРМІЯINFORM/2023-05-15T33-00-00-04-00/photo_2023-05-14_20-21-29-150x150.jpg)</text:a>
</text:p>
      <text:p text:style-name="P4">
<text:a xlink:type="simple" xlink:href="https://armyinform.com.ua/wp-content/uploads/2023/05/photo_2023-05-14_20-21-31.jpg" text:style-name="Internet_20_link" text:visited-style-name="Visited_20_Internet_20_Link">
<draw:frame draw:style-name="fr1" draw:name="Image4" text:anchor-type="as-char" svg:width="6.9236in" svg:height="6.9236in" draw:z-index="0">
<draw:image xlink:href="../Images/AРМІЯINFORM/2023-05-15T33-00-00-04-00/photo_2023-05-14_20-21-31-150x150.jpg" xlink:type="simple" xlink:show="embed" xlink:actuate="onLoad" draw:mime-type="image/jpeg"/>
</draw:frame>
</text:a>
According to the specified information, 7 private homes, households, fences, cars are damaged. Two power lines are broken.</text:p>
      <text:p text:style-name="P4">
News Source: <text:a xlink:type="simple" xlink:href="https://armyinform.com.ua/2023/05/15/rashysty-dvichi-obstrilyaly-marganeczku-gromadu-ye-rujnuvannya-i-poraneni/" text:style-name="Internet_20_link" text:visited-style-name="Visited_20_Internet_20_Link">
https://armyinform.com.ua/2023/05/15/rashysty-dvichi-obstrilyaly-marganeczku-gromadu-ye-rujnuvannya-i-poraneni/</text:a>
</text:p>
      <!--NEWS-->
      <text:h text:style-name="P10" text:outline-level="1">
<text:span text:style-name="T4">
Cinematology about special operations</text:span>
</text:h>
      <text:p text:style-name="P4">
Author: ['АРМІЯINFORM']</text:p>
      <text:p text:style-name="P4">
Time: 2023-05-15T34:00:00-04:00</text:p>
      <text:p text:style-name="P4">
Description: Proceeds of documentary kinotrilogy about the glory of special operations of the GUR MO Ukrainian PI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6891383_137462172653696_6662830241499410526_n.jpg" text:style-name="Internet_20_link" text:visited-style-name="Visited_20_Internet_20_Link">
346891383_137462172653696_6662830241499410526_n.jpg</text:a>
']</text:p>
      <text:p text:style-name="P4">
Tags: ['STOPRUSSIA', 'АГРЕСІЯ РФ', 'ВТОРГНЕННЯ РФ', 'ГУР МІНОБОРОНИ УКРАЇНИ']</text:p>
      <text:p text:style-name="P4">
Category: News</text:p>
      <!--METADATA-->
      <text:p text:style-name="P4">
<draw:frame draw:style-name="fr1" draw:name="Image5" text:anchor-type="as-char" svg:width="6.9236in" svg:height="3.894525in" draw:z-index="0">
<draw:image xlink:href="../Images/AРМІЯINFORM/2023-05-15T34-00-00-04-00/346891383_137462172653696_6662830241499410526_n.jpg" xlink:type="simple" xlink:show="embed" xlink:actuate="onLoad" draw:mime-type="image/jpeg"/>
</draw:frame>
The project of documentary cinema about the glorious special operations of the soldiers of GUR MUUUKROINA under the names of "Dipped pilots of Russia", "War on the Dnieper" and "Foreign Agree" participates in the Art Competition of the Ministry of Culture of Ukraine.</text:p>
      <text:p text:style-name="P4">
In <text:span text:style-name="T4">
 "Ruly-driven pilots" </text:span>
-unique personnel of air battles during the time of the full-scale Russian-Ukrainian war.</text:p>
      <ul>
        <li>
How did we resist the aircraft aggressor and did not allow Muscovy to get domination in the Ukrainian sky? * Why did Russian killer pilots feel so impunity?</li>
      </ul>
      <text:p text:style-name="P4">
The impressions of the work of the defenders of the sky of the sky of Ukraine will be shared in Polovlovzhka pilots-officers-the video of their interrogations will be published for the first time.</text:p>
      <text:p text:style-name="P4">
In <text:span text:style-name="T4">
 "War on the Dnieper" </text:span>
 will demonstrate in detail the bold secret raispets of the GURG between the shores and floodplains of the majestic and symbolic for Ukraine of the river. In the documentary:</text:p>
      <ul>
        <li>
episodes of combat work in Zaporozhye and Kherson region; * Cossack experience in the forcing of the left Dnieper shore; * Action on water, underwater and in the air.</li>
      </ul>
      <text:p text:style-name="P4">
Film <text:span text:style-name="T4">
 Foreign Legion </text:span>
 will tell the stories of brave and free people of Zusya planet who came to Ukraine after February 24, 2022 and began to be aid with us.</text:p>
      <ul>
        <li>
Who are these warriors? * How many of them? * Why do they help us at risking their own lives? * What is their role in the victory of Ukraine over aggressive Russia?</li>
      </ul>
      <text:p text:style-name="P4">
The key episodes of the creation of a unit among foreign volunteers are dreamed battles with their participation-in the final film of cinema about Gurmo of Ukraine.</text:p>
      <text:p text:style-name="P4">
Each of the military stories underlying competitive cinema projects deserve the adaptation for the sake of preserving the memory of the Ukrainian army in the war for freedom and independence.</text:p>
      <text:p text:style-name="P4">
<text:span text:style-name="T4">
 Source: </text:span>
 _ <text:a xlink:type="simple" xlink:href="https://www.facebook.com/DefenceIntelligenceofUkraine/posts/pfbid02m7wcvLwCAZ4TyDUHMxWa3pjnjdCgeq1iNdGsxT2cbN7hpwN53TVKCipfPVxPSX4Gl" text:style-name="Internet_20_link" text:visited-style-name="Visited_20_Internet_20_Link">
GUR MUNUKRAIN</text:a>
_</text:p>
      <text:p text:style-name="P4">
News Source: <text:a xlink:type="simple" xlink:href="https://armyinform.com.ua/2023/05/15/kinotrylogiyi-pro-speczoperacziyi-voyiniv-gur-mou-vizmut-uchast-u-mysteczkomu-konkursi/" text:style-name="Internet_20_link" text:visited-style-name="Visited_20_Internet_20_Link">
https://armyinform.com.ua/2023/05/15/kinotrylogiyi-pro-speczoperacziyi-voyiniv-gur-mou-vizmut-uchast-u-mysteczkomu-konkursi/</text:a>
</text:p>
      <!--NEWS-->
      <text:h text:style-name="P10" text:outline-level="1">
<text:span text:style-name="T4">
From June 1, the Polish railway launches additional flights to Ukraine-from Warsaw to Rava-Ruska</text:span>
</text:h>
      <text:p text:style-name="P4">
Author: ['АРМІЯINFORM']</text:p>
      <text:p text:style-name="P4">
Time: 2023-05-15T35:00:00-04:00</text:p>
      <text:p text:style-name="P4">
Description: Polska Hall of Skpl Z 1 Chervnya to launch the dodatokovs of Reisi in Ukrai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olyeya.jpg" text:style-name="Internet_20_link" text:visited-style-name="Visited_20_Internet_20_Link">
kolyeya.jpg</text:a>
']</text:p>
      <text:p text:style-name="P4">
Tags: ['ЗАЛІЗНИЦЯ', 'ПОЛЬЩА', 'РАВА-РУСЬКА', 'УКРАЇНА']</text:p>
      <text:p text:style-name="P4">
Category: News</text:p>
      <!--METADATA-->
      <text:p text:style-name="P4">
<draw:frame draw:style-name="fr1" draw:name="Image6" text:anchor-type="as-char" svg:width="6.9236in" svg:height="3.444491in" draw:z-index="0">
<draw:image xlink:href="../Images/AРМІЯINFORM/2023-05-15T35-00-00-04-00/kolyeya.jpg" xlink:type="simple" xlink:show="embed" xlink:actuate="onLoad" draw:mime-type="image/jpeg"/>
</draw:frame>
The Polish railway company SKPL will launch additional flights in Ukraine from Warsaw to Rava-Ruska from June 1.</text:p>
      <text:p text:style-name="P4">
About it <text:a xlink:type="simple" xlink:href="https://minre.gov.ua/2023/05/14/povernutysya-dodomu-stane-prostishe-polska-zaliznyczya-zapustyt-dodatkovi-rejsy-do-ukrayiny/" text:style-name="Internet_20_link" text:visited-style-name="Visited_20_Internet_20_Link">
reports</text:a>
Ministry of Reintegration of temporarily occupied territories.</text:p>
      <text:p text:style-name="P4">
“Since June 1, the Polish railway company SKPL plans to launch Rava-Ruska River Flights(Lviv region.). Ці рейси стануть ще одним шляхомповернення українців із польської столиці додому. Також це допоможерозвантажити автомобільні пункти пропуску», — йдеться в повідомленні.</text:p>
      <text:p text:style-name="P4">
Щодня в обох напрямках курсуватиме поїзд, розрахований на 240 пасажирів.Відправлення з вокзалу «Варшава-Східна» планується о 14:00 (by local time), from Lublin - at 16:00. Arrival to Rava-Ruska-at 20:15(According to Kyiv time).</text:p>
      <text:p text:style-name="P4">
«З Варшави поїзд прямує до міста Рава-Руська, де пасажири після проходженняприкордонно-митного контролю зможуть скористатися рейсами Укрзалізниці», —сказано в повідомленні.</text:p>
      <text:p text:style-name="P4">
News Source: <text:a xlink:type="simple" xlink:href="https://armyinform.com.ua/2023/05/15/z-1-chervnya-polska-zaliznyczya-zapuskaye-dodatkovi-rejsy-v-ukrayinu-z-varshavy-do-ravy-ruskoyi/" text:style-name="Internet_20_link" text:visited-style-name="Visited_20_Internet_20_Link">
https://armyinform.com.ua/2023/05/15/z-1-chervnya-polska-zaliznyczya-zapuskaye-dodatkovi-rejsy-v-ukrayinu-z-varshavy-do-ravy-ruskoyi/</text:a>
</text:p>
      <!--NEWS-->
      <text:h text:style-name="P10" text:outline-level="1">
<text:span text:style-name="T4">
The President of Ukraine discussed the French President "Fighter Coalition"</text:span>
</text:h>
      <text:p text:style-name="P4">
Author: ['АРМІЯINFORM']</text:p>
      <text:p text:style-name="P4">
Time: 2023-05-15T36:00:00-04:00</text:p>
      <text:p text:style-name="P4">
Description: At Paris, Vidbulach Zustych, President Volodimir Zelensky with presiden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0e3b608f1a1b9ea64dc0f42cace31815_1684098391_extra_large.jpeg" text:style-name="Internet_20_link" text:visited-style-name="Visited_20_Internet_20_Link">
0e3b608f1a1b9ea64dc0f42cace31815_1684098391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7" text:anchor-type="as-char" svg:width="6.9236in" svg:height="4.617948in" draw:z-index="0">
<draw:image xlink:href="../Images/AРМІЯINFORM/2023-05-15T36-00-00-04-00/0e3b608f1a1b9ea64dc0f42cace31815_1684098391_extra_large.jpeg" xlink:type="simple" xlink:show="embed" xlink:actuate="onLoad" draw:mime-type="image/jpeg"/>
</draw:frame>
In Paris, a meeting of President of Ukraine Volodymyr Zelensky was held by the French Republic Emmanuel Macron.</text:p>
      <text:p text:style-name="P4">
Priority attention during the meeting was paid to the provision of France to Ukraine, in particular, the primary needs of our country to simulate their defense capability, to protect the Ukrainian sky.</text:p>
      <text:p text:style-name="P4">
Practical interaction with the French Republic was also discussed to strengthen the potential of the Defense Forces of Ukraine necessary for effective contrast and the release of occupied territories.</text:p>
      <text:p text:style-name="P4">
Volodymyr Zelensky thanked the President of the French Republic for his leadership and expressed his hope that France would support the fundamental joint of allies to form a "fighter coalition", which Ukraine has been expecting for a long time.</text:p>
      <text:p text:style-name="P4">
In addition, the presidents discussed interaction for the effective implementation of the Ukrainian formula of peace. The head of the Ukrainian state expressed the hope of setting to the Global Peace Summit, which should take place this year as possible as possible in the number of countries of the world, in particular the countries of the Global South. Emmanuel Macron healed for his diplomatic efforts aimed at warning the war against Ukraine and achieving a just peace with the basis of the Ukrainian formula of peace.</text:p>
      <text:p text:style-name="P4">
During the meeting, the issue of support for France -European and Euro -Atlantic integration of Ukraine was also discussed separately. Volodymyr Zelensky dressed the French leader for consistent support of Ukraine on the way in the EU and expressed his hope for the decision to start in 2023 of negotiations on Ukraine's accession to the European Union.</text:p>
      <text:p text:style-name="P4">
The head of the Ukrainian state also discussed with the President of France further on the path of Ukraine to NATO membership. Volodymyr Zelensky separately outlined that our state is expecting specific political decisions to NATO Vilnius' Summit in response to Ukraine's application for membership in the Alliance.</text:p>
      <text:p text:style-name="P4">
"We expect specific decisions from the Alliance to a clear algorithm for Ukraine's NATO membership and to guarantee our country's security for the period of its membership," the President of Ukraine said.</text:p>
      <text:p text:style-name="P4">
Source: <text:a xlink:type="simple" xlink:href="https://www.president.gov.ua/news/prezident-ukrayini-zustrivsya-z-prezidentom-franciyi-v-pariz-82913" text:style-name="Internet_20_link" text:visited-style-name="Visited_20_Internet_20_Link">
Presidential Office</text:a>
</text:p>
      <text:p text:style-name="P4">
News Source: <text:a xlink:type="simple" xlink:href="https://armyinform.com.ua/2023/05/15/prezydent-ukrayiny-obgovoryv-z-prezydentom-francziyi-koalicziyu-vynyshhuvachiv/" text:style-name="Internet_20_link" text:visited-style-name="Visited_20_Internet_20_Link">
https://armyinform.com.ua/2023/05/15/prezydent-ukrayiny-obgovoryv-z-prezydentom-francziyi-koalicziyu-vynyshhuvachiv/</text:a>
</text:p>
      <!--NEWS-->
      <text:h text:style-name="P10" text:outline-level="1">
<text:span text:style-name="T4">
Rashists fired at the Nikopol district of Dnipropetrovsk region - a pre -trial investigation was launched</text:span>
</text:h>
      <text:p text:style-name="P4">
Author: ['АРМІЯINFORM']</text:p>
      <text:p text:style-name="P4">
Time: 2023-05-15T37:00:00-04:00</text:p>
      <text:p text:style-name="P4">
Description: For the proprietary Kerivnitvva of the Dnipropetrovsk prosecutor’s office, Rozdovatovo ... War with Ukraine 2022, War with Ukraine Latest News Today, News War with Ukraine 2022 The last ones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d9b98b79-0e67-4157-a2cd-f38a6667c6c9.jpg" text:style-name="Internet_20_link" text:visited-style-name="Visited_20_Internet_20_Link">
d9b98b79-0e67-4157-a2cd-f38a6667c6c9.jpg</text:a>
']</text:p>
      <text:p text:style-name="P4">
Tags: ['STOPRUSSIA', 'АГРЕСІЯ РФ', 'ВТОРГНЕННЯ РФ', 'ДНІПРОПЕТРОВСЬКА ОБЛАСТЬ', 'ОФІС ГЕНПРОКУРОРА УКРАЇНИ']</text:p>
      <text:p text:style-name="P4">
Category: News</text:p>
      <!--METADATA-->
      <text:p text:style-name="P4">
<draw:frame draw:style-name="fr1" draw:name="Image8" text:anchor-type="as-char" svg:width="6.9236in" svg:height="3.894525in" draw:z-index="0">
<draw:image xlink:href="../Images/AРМІЯINFORM/2023-05-15T37-00-00-04-00/d9b98b79-0e67-4157-a2cd-f38a6667c6c9.jpg" xlink:type="simple" xlink:show="embed" xlink:actuate="onLoad" draw:mime-type="image/jpeg"/>
</draw:frame>
Under the procedural guidance of the Dnipropetrovsk Regional Prosecutor's Office, a criminal investigation into criminal proceedings on violation of the laws of war(Part 1 of Art. 438 of the Criminal Code of Ukraine).</text:p>
      <text:p text:style-name="P4">
Про це<text:a xlink:type="simple" xlink:href="https://armyinform.com.ua/reformator/script%20async%20src=%22https:/telegram.org/js/telegram-widget.js" text:style-name="Internet_20_link" text:visited-style-name="Visited_20_Internet_20_Link">
повідомляє</text:a>
Office of the Prosecutor General.</text:p>
      <ul>
        <li>
According to the investigation, on May 14, 2023, the invaders carried out the artillery imposing of the Marganets community of Nikopol district. As a result, two local residents were fired. They received shrapnel wounds, mine-explosive injuries and injuries, they were hospitalized. Damaged private homes, outbuildings, locals and lines of electric programs, - said in the message.</li>
      </ul>
      <text:p text:style-name="P4">
Priority measures are being taken to record the crime committed by the Army of the Ukraine-aggressor.</text:p>
      <text:p text:style-name="P4">
News Source: <text:a xlink:type="simple" xlink:href="https://armyinform.com.ua/2023/05/15/rashysty-obstrilyaly-nikopolskyj-rajon-dnipropetrovshhyny-rozpochato-dosudove-rozsliduvannya/" text:style-name="Internet_20_link" text:visited-style-name="Visited_20_Internet_20_Link">
https://armyinform.com.ua/2023/05/15/rashysty-obstrilyaly-nikopolskyj-rajon-dnipropetrovshhyny-rozpochato-dosudove-rozsliduvannya/</text:a>
</text:p>
      <!--NEWS-->
      <text:h text:style-name="P10" text:outline-level="1">
<text:span text:style-name="T4">
Rescuers used work in Ternopil to eliminate the consequences of the city's nightlife</text:span>
</text:h>
      <text:p text:style-name="P4">
Author: ['АРМІЯINFORM']</text:p>
      <text:p text:style-name="P4">
Time: 2023-05-15T38:00:00-04:00</text:p>
      <text:p text:style-name="P4">
Description: At Ternopoli Vognebobsi Likvіzhi, the cucums of the Budіzhi in the pounded Plachi were the war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245508_6034979446615035_8160551397983583381_n.jpg" text:style-name="Internet_20_link" text:visited-style-name="Visited_20_Internet_20_Link">
347245508_6034979446615035_8160551397983583381_n.jpg</text:a>
', '<text:a xlink:type="simple" xlink:href="https://armyinform.com.ua/wp-content/uploads/2023/05/346801351_774690074387532_1406252471118999595_n-150x150.jpg" text:style-name="Internet_20_link" text:visited-style-name="Visited_20_Internet_20_Link">
346801351_774690074387532_1406252471118999595_n-150x150.jpg</text:a>
', '<text:a xlink:type="simple" xlink:href="https://armyinform.com.ua/wp-content/uploads/2023/05/346877847_770452557823789_572401814347663956_n-150x150.jpg" text:style-name="Internet_20_link" text:visited-style-name="Visited_20_Internet_20_Link">
346877847_770452557823789_572401814347663956_n-150x150.jpg</text:a>
', '<text:a xlink:type="simple" xlink:href="https://armyinform.com.ua/wp-content/uploads/2023/05/346954341_141548288835559_5009227785856186331_n-150x150.jpg" text:style-name="Internet_20_link" text:visited-style-name="Visited_20_Internet_20_Link">
346954341_141548288835559_5009227785856186331_n-150x150.jpg</text:a>
', '<text:a xlink:type="simple" xlink:href="https://armyinform.com.ua/wp-content/uploads/2023/05/347085301_954886288882298_8949765720072829104_n-150x150.jpg" text:style-name="Internet_20_link" text:visited-style-name="Visited_20_Internet_20_Link">
347085301_954886288882298_8949765720072829104_n-150x150.jpg</text:a>
', '<text:a xlink:type="simple" xlink:href="https://armyinform.com.ua/wp-content/uploads/2023/05/347086631_1179873699317089_7012592769135578871_n-150x150.jpg" text:style-name="Internet_20_link" text:visited-style-name="Visited_20_Internet_20_Link">
347086631_1179873699317089_7012592769135578871_n-150x150.jpg</text:a>
', '<text:a xlink:type="simple" xlink:href="https://armyinform.com.ua/wp-content/uploads/2023/05/347094881_204053092478983_2395107209925872522_n-150x150.jpg" text:style-name="Internet_20_link" text:visited-style-name="Visited_20_Internet_20_Link">
347094881_204053092478983_2395107209925872522_n-150x150.jpg</text:a>
', '<text:a xlink:type="simple" xlink:href="https://armyinform.com.ua/wp-content/uploads/2023/05/347124687_1884595318575490_3352259977420495187_n-150x150.jpg" text:style-name="Internet_20_link" text:visited-style-name="Visited_20_Internet_20_Link">
347124687_1884595318575490_3352259977420495187_n-150x150.jpg</text:a>
', '<text:a xlink:type="simple" xlink:href="https://armyinform.com.ua/wp-content/uploads/2023/05/347242269_949662433017773_4320960063110617159_n-150x150.jpg" text:style-name="Internet_20_link" text:visited-style-name="Visited_20_Internet_20_Link">
347242269_949662433017773_4320960063110617159_n-150x150.jpg</text:a>
']</text:p>
      <text:p text:style-name="P4">
Tags: ['STOPRUSSIA', 'ВТОРГНЕННЯ РФ', 'ДСНС', 'РОБОТ', 'ТЕРНОПІЛЬ']</text:p>
      <text:p text:style-name="P4">
Category: News</text:p>
      <!--METADATA-->
      <text:p text:style-name="P4">
<draw:frame draw:style-name="fr1" draw:name="Image9" text:anchor-type="as-char" svg:width="6.9236in" svg:height="4.615733in" draw:z-index="0">
<draw:image xlink:href="../Images/AРМІЯINFORM/2023-05-15T38-00-00-04-00/347245508_6034979446615035_8160551397983583381_n.jpg" xlink:type="simple" xlink:show="embed" xlink:actuate="onLoad" draw:mime-type="image/jpeg"/>
</draw:frame>
In Ternopil, firefighters eliminated fires in two warehouses of 400 m square, which occurred after the city shelling, using a work fire extinguishing system.</text:p>
      <text:p text:style-name="P4">
About it <text:a xlink:type="simple" xlink:href="https://www.facebook.com/MNS.GOV.UA/posts/pfbid02MTpvoG5syBZCKCcQZSWfwVMwhg3XGrceMPezTsCLLmQkQ1hQQL1ahBMitgCvSqyil" text:style-name="Internet_20_link" text:visited-style-name="Visited_20_Internet_20_Link">
reports</text:a>
SES of Ukraine.</text:p>
      <text:p text:style-name="P4">
"On May 14, in Ternopil, the SES firefighters eliminated fires in two warehouses on a total area of 400 m square, which arose after the shelling of the city," it will be in the message.</text:p>
      <text:p text:style-name="P4">
<text:a xlink:type="simple" xlink:href="https://armyinform.com.ua/wp-content/uploads/2023/05/346801351_774690074387532_1406252471118999595_n.jpg" text:style-name="Internet_20_link" text:visited-style-name="Visited_20_Internet_20_Link">
!(Images/AРМІЯINFORM/2023-05-15T38-00-00-04-00/346801351_774690074387532_1406252471118999595_n-150x150.jpg)</text:a>
</text:p>
      <text:p text:style-name="P4">
<text:a xlink:type="simple" xlink:href="https://armyinform.com.ua/wp-content/uploads/2023/05/346877847_770452557823789_572401814347663956_n.jpg" text:style-name="Internet_20_link" text:visited-style-name="Visited_20_Internet_20_Link">
<draw:frame draw:style-name="fr1" draw:name="Image10" text:anchor-type="as-char" svg:width="6.9236in" svg:height="6.9236in" draw:z-index="0">
<draw:image xlink:href="../Images/AРМІЯINFORM/2023-05-15T38-00-00-04-00/346877847_770452557823789_572401814347663956_n-150x150.jpg" xlink:type="simple" xlink:show="embed" xlink:actuate="onLoad" draw:mime-type="image/jpeg"/>
</draw:frame>
</text:a>
</text:p>
      <text:p text:style-name="P4">
<text:a xlink:type="simple" xlink:href="https://armyinform.com.ua/wp-content/uploads/2023/05/346954341_141548288835559_5009227785856186331_n.jpg" text:style-name="Internet_20_link" text:visited-style-name="Visited_20_Internet_20_Link">
<draw:frame draw:style-name="fr1" draw:name="Image11" text:anchor-type="as-char" svg:width="6.9236in" svg:height="6.9236in" draw:z-index="0">
<draw:image xlink:href="../Images/AРМІЯINFORM/2023-05-15T38-00-00-04-00/346954341_141548288835559_5009227785856186331_n-150x150.jpg" xlink:type="simple" xlink:show="embed" xlink:actuate="onLoad" draw:mime-type="image/jpeg"/>
</draw:frame>
</text:a>
</text:p>
      <text:p text:style-name="P4">
<text:a xlink:type="simple" xlink:href="https://armyinform.com.ua/wp-content/uploads/2023/05/347085301_954886288882298_8949765720072829104_n.jpg" text:style-name="Internet_20_link" text:visited-style-name="Visited_20_Internet_20_Link">
<draw:frame draw:style-name="fr1" draw:name="Image12" text:anchor-type="as-char" svg:width="6.9236in" svg:height="6.9236in" draw:z-index="0">
<draw:image xlink:href="../Images/AРМІЯINFORM/2023-05-15T38-00-00-04-00/347085301_954886288882298_8949765720072829104_n-150x150.jpg" xlink:type="simple" xlink:show="embed" xlink:actuate="onLoad" draw:mime-type="image/jpeg"/>
</draw:frame>
</text:a>
</text:p>
      <text:p text:style-name="P4">
<text:a xlink:type="simple" xlink:href="https://armyinform.com.ua/wp-content/uploads/2023/05/347086631_1179873699317089_7012592769135578871_n.jpg" text:style-name="Internet_20_link" text:visited-style-name="Visited_20_Internet_20_Link">
<draw:frame draw:style-name="fr1" draw:name="Image13" text:anchor-type="as-char" svg:width="6.9236in" svg:height="6.9236in" draw:z-index="0">
<draw:image xlink:href="../Images/AРМІЯINFORM/2023-05-15T38-00-00-04-00/347086631_1179873699317089_7012592769135578871_n-150x150.jpg" xlink:type="simple" xlink:show="embed" xlink:actuate="onLoad" draw:mime-type="image/jpeg"/>
</draw:frame>
</text:a>
</text:p>
      <text:p text:style-name="P4">
<text:a xlink:type="simple" xlink:href="https://armyinform.com.ua/wp-content/uploads/2023/05/347094881_204053092478983_2395107209925872522_n.jpg" text:style-name="Internet_20_link" text:visited-style-name="Visited_20_Internet_20_Link">
<draw:frame draw:style-name="fr1" draw:name="Image14" text:anchor-type="as-char" svg:width="6.9236in" svg:height="6.9236in" draw:z-index="0">
<draw:image xlink:href="../Images/AРМІЯINFORM/2023-05-15T38-00-00-04-00/347094881_204053092478983_2395107209925872522_n-150x150.jpg" xlink:type="simple" xlink:show="embed" xlink:actuate="onLoad" draw:mime-type="image/jpeg"/>
</draw:frame>
</text:a>
</text:p>
      <text:p text:style-name="P4">
<text:a xlink:type="simple" xlink:href="https://armyinform.com.ua/wp-content/uploads/2023/05/347124687_1884595318575490_3352259977420495187_n.jpg" text:style-name="Internet_20_link" text:visited-style-name="Visited_20_Internet_20_Link">
<draw:frame draw:style-name="fr1" draw:name="Image15" text:anchor-type="as-char" svg:width="6.9236in" svg:height="6.9236in" draw:z-index="0">
<draw:image xlink:href="../Images/AРМІЯINFORM/2023-05-15T38-00-00-04-00/347124687_1884595318575490_3352259977420495187_n-150x150.jpg" xlink:type="simple" xlink:show="embed" xlink:actuate="onLoad" draw:mime-type="image/jpeg"/>
</draw:frame>
</text:a>
</text:p>
      <text:p text:style-name="P4">
<text:a xlink:type="simple" xlink:href="https://armyinform.com.ua/wp-content/uploads/2023/05/347242269_949662433017773_4320960063110617159_n.jpg" text:style-name="Internet_20_link" text:visited-style-name="Visited_20_Internet_20_Link">
<draw:frame draw:style-name="fr1" draw:name="Image16" text:anchor-type="as-char" svg:width="6.9236in" svg:height="6.9236in" draw:z-index="0">
<draw:image xlink:href="../Images/AРМІЯINFORM/2023-05-15T38-00-00-04-00/347242269_949662433017773_4320960063110617159_n-150x150.jpg" xlink:type="simple" xlink:show="embed" xlink:actuate="onLoad" draw:mime-type="image/jpeg"/>
</draw:frame>
</text:a>
As it is noted, 33 people were involved in extinguishing. personnel of the SES and 6D. Techniques, including Magirus Wolf R1 tactical robot.</text:p>
      <text:p text:style-name="P4">
News Source: <text:a xlink:type="simple" xlink:href="https://armyinform.com.ua/2023/05/15/u-ternopoli-ryatuvalnyky-zastosuvaly-robota-dlya-likvidacziyi-naslidkiv-nichnogo-obstrilu-mista/" text:style-name="Internet_20_link" text:visited-style-name="Visited_20_Internet_20_Link">
https://armyinform.com.ua/2023/05/15/u-ternopoli-ryatuvalnyky-zastosuvaly-robota-dlya-likvidacziyi-naslidkiv-nichnogo-obstrilu-mista/</text:a>
</text:p>
      <!--NEWS-->
      <text:h text:style-name="P10" text:outline-level="1">
<text:span text:style-name="T4">
Formula of Peace and Military Aid: Joint Declaration of Ukraine and French Republic</text:span>
</text:h>
      <text:p text:style-name="P4">
Author: ['АРМІЯINFORM']</text:p>
      <text:p text:style-name="P4">
Time: 2023-05-15T39:00:00-04:00</text:p>
      <text:p text:style-name="P4">
Description: Franziya to go to Nadavati half -first, Fіnansov, Humanitarian Tie Vіsyskov Piditrimk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92d13d278c383c15e697b86decff8777_1684104149_extra_large.jpeg" text:style-name="Internet_20_link" text:visited-style-name="Visited_20_Internet_20_Link">
92d13d278c383c15e697b86decff8777_1684104149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17" text:anchor-type="as-char" svg:width="6.9236in" svg:height="4.617948in" draw:z-index="0">
<draw:image xlink:href="../Images/AРМІЯINFORM/2023-05-15T39-00-00-04-00/92d13d278c383c15e697b86decff8777_1684104149_extra_large.jpeg" xlink:type="simple" xlink:show="embed" xlink:actuate="onLoad" draw:mime-type="image/jpeg"/>
</draw:frame>
France will continue to provide political, financial, humanitarian and military support to Ukraine as much as it will be needed - individually and through international cooperation within the EU, NATO, UN and other formats.</text:p>
      <text:p text:style-name="P4">
This is stated in the joint declaration, with which the Presidents of Ukraine and France began during a meeting in Paris on May 14. We give the full text of the document, <text:a xlink:type="simple" xlink:href="https://www.president.gov.ua/news/spilna-deklaraciya-ukrayini-ta-francuzkoyi-respubliki-82897" text:style-name="Internet_20_link" text:visited-style-name="Visited_20_Internet_20_Link">
published</text:a>
On the Head of State's website:</text:p>
      <text:p text:style-name="P4">
“During the meeting in Paris, on May 14, 2023, the Presidents of Ukraine of the Tarhntzu Republic made such a statement.</text:p>
      <text:p text:style-name="P4">
Presidents of Ukraine and France once again declared their unambiguous condemnation of continued military aggression of Russia against Ukraine. Ukraine demonstrates the extraordinary determination in exercising its inalienable right to self -defense of a discontinuous and unjustified attack. Russia should immediately, completely and unconditionally remove all its troops from the territory of Ukraine within the limits of international recognized borders. France and Ukraine are calling for Rivne from the Zaporozhye nuclear power plant separately(Rabbit), irresponsible and militarization of which Russian armed forces create serious agents.</text:p>
      <text:p text:style-name="P4">
France remains unwavering in its dedication of independence, sovereignty of the territorial integrity of Ukraine within its internationally recognized borders. Frankia is highly evaluated by the determination and courage of the Ukrainian people and armed forces recognizes their significant contribution to the safety of the European continent and its possessions. France will continue to provide political, financial, humanitarian Tavi support for Ukraine as much as it will be needed - individually and inheritance of international cooperation within the European Union, NATO, UN and other format. Protecting the safety of the European continent, France, Ukraine and other partners also protect the international order based on the rules.In addition to military assistance, the French Republic provided a civilian assistance to Ukraine, including financial, humanitarian and emergency support. In particular, France has transferred two mobile DNA laboratories to Ukraine to strengthen Ukraine to investigate military crimes. This assistance will grow.</text:p>
      <text:p text:style-name="P4">
The French Republic supports Ukraine's initiative on a just tactal peace, based on sovereignty and territorial integrity of Ukraine. The Ukrainian peace formula contains a number of important provisions, which France is already working on. France expresses its support to the Ukrainian formula and is ready to cooperate with Ukraine to ensure as much as possible international participation in the Global Peace Summit, which will be called the next months on the basis of the provisions of the Ukrainian formula of peace and other possible virtuous proposals.</text:p>
      <text:p text:style-name="P4">
Ukraine and France are set to fight impunity and emphasize their confinement to hold persons responsible for military and other cruel crimes committed in connection with military aggression against Ukraine. France is involved in current international efforts with Ukraine to ensure responsibility through the creation of a corresponding mechanism for investigating the crime of aggression. Wide international support is key in this respect because it provides maximum international legitimacy, while providing the judicial persecution of political leadership. Therefore, by participating in the main group of achieving the responsibility of aggression against Ukraine, France encourages other countries to join and increase international support for the creation of an AD hoctbuon. The French Republic welcomes the Agreement on the New International Center for Investigation of Aggression Crimes Against Ukraine(ICPA)Hague and hopes the highest discovery as soon as possible.</text:p>
      <text:p text:style-name="P4">
Ukraine and France again declare their support for the investigation by the International Criminal Court, which is a step in bringing reference, and have taken note of the court arrest. France is the provisional support of the International Criminal Court to strengthen its possibility within the framework of Russia's war against Ukraine.Ukraine and France will continue to develop mechanisms for the complexization of losses, destruction and losses caused by Russian aggression. This important milestone is the International Damage Register, which will be presented by the Council of Europe in Reykjavik on May 16-17, 2023. We and we will have an effort to study the relevant financing options for mechanism compensation, including a reliable legal basis for the use of frozen immobilized Russian assets, to support Ukraine's restoration and a reimbursement.</text:p>
      <text:p text:style-name="P4">
Ukraine and France are also tuned to support countries that have suffered from the consequences of the Russian War, in particular, to reduce the effects of a food crisis. In this regard, France emphasizes the importance of consistent efforts of Ukraine to continue the Black Sea Grain Initiative to start the Humanitarian Program "Grain from Ukraine" aimed at the insistence of global food security. Ukraine highly appreciates the support of the Grain from Ukraine humanitarian program and encourages the reinforcement of appropriate support.</text:p>
      <text:p text:style-name="P4">
Ukraine welcomes the fact that on December 13, France organized an international conference that led to the creation of a Paris mechanism for better coordination of extruded assistance. France, together with international organizations and partners, has to participate in the restoration and reconstruction of Ukraine after the war. It is now important to lay the basis for ambitious and long -term cooperation, which will create opportunities and enable the Ukrainian people to restore their country. Involvement of all relevant partners, including private tamyzhi companies, in order to provide financial support, investment and the necessary knowledge is important for providing a prosperous future for Ukraine.Within NATO, France continues to focus on the direct support of Ukraine. France continues to support Ukraine's strengthening of Ukraine to defend itself and reminds that Ukraine has the right to choose its own security. France fully supports Ukraine - NATO as a platform for more strengthening and expanding current cooperation in order to help Ukraine with the path to the Euro -Atlantic family in accordance with the Bucharest Declaration. Ukraine and France are eager ”.</text:p>
      <text:p text:style-name="P4">
News Source: <text:a xlink:type="simple" xlink:href="https://armyinform.com.ua/2023/05/15/formula-myru-ta-vijskova-dopomoga-spilna-deklaracziya-ukrayiny-ta-franczuzkoyi-respubliky/" text:style-name="Internet_20_link" text:visited-style-name="Visited_20_Internet_20_Link">
https://armyinform.com.ua/2023/05/15/formula-myru-ta-vijskova-dopomoga-spilna-deklaracziya-ukrayiny-ta-franczuzkoyi-respubliky/</text:a>
</text:p>
      <!--NEWS-->
      <text:h text:style-name="P10" text:outline-level="1">
<text:span text:style-name="T4">
These both strike and strike - intercepting GUR about mobilized Russians</text:span>
</text:h>
      <text:p text:style-name="P4">
Author: ['АРМІЯINFORM']</text:p>
      <text:p text:style-name="P4">
Time: 2023-05-15T40:00:00-04:00</text:p>
      <text:p text:style-name="P4">
Description: VIISKOVOVOVOVEV RF ROZPOVIDAK about non-Balances that moral and psychological camp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МО УКРАЇНИ']</text:p>
      <text:p text:style-name="P4">
Category: News</text:p>
      <!--METADATA-->
      <text:p text:style-name="P4">
<draw:frame draw:style-name="fr1" draw:name="Image18" text:anchor-type="as-char" svg:width="6.9236in" svg:height="3.894525in" draw:z-index="0">
<draw:image xlink:href="../Images/AРМІЯINFORM/2023-05-15T40-00-00-04-00/337531944_232614265847457_8544501692430122370_n.jpg" xlink:type="simple" xlink:show="embed" xlink:actuate="onLoad" draw:mime-type="image/jpeg"/>
</draw:frame>
The Russian serviceman tells about the reluctance and low moral and psychological state of mobilized in the unit and citizens of the Russian Federation, who have prevented punishment in places of imprisonment.</text:p>
      <text:p text:style-name="P4">
<text:span text:style-name="T4">
 Source: </text:span>
 _ <text:a xlink:type="simple" xlink:href="https://gur.gov.ua/content/ety-kak-bastovaly-tak-y-bastuiut-bl-d-p-darasy-bl-d-vot-ety-bl-d-shturmovyky-razvedosy-kh-edosy-mobyky-ety-khu-byky.html" text:style-name="Internet_20_link" text:visited-style-name="Visited_20_Internet_20_Link">
GUR MOU</text:a>
_</text:p>
      <text:p text:style-name="P4">
News Source: <text:a xlink:type="simple" xlink:href="https://armyinform.com.ua/2023/05/15/czi-yak-bastuvaly-tak-i-bastuyut-gurperehoplennya-pro-mobilizovanyh-rosiyan/" text:style-name="Internet_20_link" text:visited-style-name="Visited_20_Internet_20_Link">
https://armyinform.com.ua/2023/05/15/czi-yak-bastuvaly-tak-i-bastuyut-gurperehoplennya-pro-mobilizovanyh-rosiyan/</text:a>
</text:p>
      <!--NEWS-->
      <text:h text:style-name="P10" text:outline-level="1">
<text:span text:style-name="T4">
The invaders fired the village in Chuguev region - there are dead</text:span>
</text:h>
      <text:p text:style-name="P4">
Author: ['АРМІЯINFORM']</text:p>
      <text:p text:style-name="P4">
Time: 2023-05-15T41:00:00-04:00</text:p>
      <text:p text:style-name="P4">
Description: VIISKOVI Derzhavi-Agresori fired the village on Chuguvshchin, є bendibly.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7132948_553888603577181_7011348675291570391_n.jpg" text:style-name="Internet_20_link" text:visited-style-name="Visited_20_Internet_20_Link">
347132948_553888603577181_7011348675291570391_n.jpg</text:a>
']</text:p>
      <text:p text:style-name="P4">
Tags: ['STOPRUSSIA', 'ВОЄННІ ЗЛОЧИНИ ЗС РФ', 'ВТОРГНЕННЯ РФ', 'ПРОКУРАТУРА', 'ХАРКІВ']</text:p>
      <text:p text:style-name="P4">
Category: News</text:p>
      <!--METADATA-->
      <text:p text:style-name="P4">
<draw:frame draw:style-name="fr1" draw:name="Image19" text:anchor-type="as-char" svg:width="6.9236in" svg:height="4.61393in" draw:z-index="0">
<draw:image xlink:href="../Images/AРМІЯINFORM/2023-05-15T41-00-00-04-00/347132948_553888603577181_7011348675291570391_n.jpg" xlink:type="simple" xlink:show="embed" xlink:actuate="onLoad" draw:mime-type="image/jpeg"/>
</draw:frame>
Military aggressor states fired a village in Chuguev region, there are dead.</text:p>
      <text:p text:style-name="P4">
About it <text:a xlink:type="simple" xlink:href="https://www.facebook.com/prokuraturakharkiv/posts/pfbid0KbpUg3YwF3JMqeBoYhrEbS46TT6BzY7iTEdBQuXVAvyPGyg7D4WDfNd31hP8Sj84l" text:style-name="Internet_20_link" text:visited-style-name="Visited_20_Internet_20_Link">
reports</text:a>
The press service of the Kharkiv Regional Prosecutor's Office.</text:p>
      <text:p text:style-name="P4">
“Under the procedural leadership of the Vovchansky Division of the Chuguev District Prosecutor's Office of Kharkiv region, a pre -trial investigation was launched for the fact(Part 2 of Article 438 of the Criminal Code of Ukraine). За даними слідства, 14 травня близько 12:30 російськівійськовослужбовці обстріляли село Стариця Чугуївського району. Внаслідокобстрілу загинуло двоє мирних мешканців: чоловік та жінка. Пошкоджено житловібудинки», — йдеться у повідомленні.</text:p>
      <text:p text:style-name="P4">
Також повідомляється, що досудове розслідування проводить СВ ВП № 1Чугуївського РУП ГУНП в Харківській області.</text:p>
      <text:p text:style-name="P4">
News Source: <text:a xlink:type="simple" xlink:href="https://armyinform.com.ua/2023/05/15/rashysty-obstrilyaly-selo-na-chuguyivshhyni-ye-zagybli/" text:style-name="Internet_20_link" text:visited-style-name="Visited_20_Internet_20_Link">
https://armyinform.com.ua/2023/05/15/rashysty-obstrilyaly-selo-na-chuguyivshhyni-ye-zagybli/</text:a>
</text:p>
      <!--NEWS-->
      <text:h text:style-name="P10" text:outline-level="1">
<text:span text:style-name="T4">
At night Russian terrorists again attacked Ukraine with shock drone-Kamikadze</text:span>
</text:h>
      <text:p text:style-name="P4">
Author: ['АРМІЯINFORM']</text:p>
      <text:p text:style-name="P4">
Time: 2023-05-15T42:00:00-04:00</text:p>
      <text:p text:style-name="P4">
Description: About CED DOIMLAY, ZS Ukrainian at Rankova Zvedenni. “Syogodni Vnochi, Veskhov,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3/shahed-5447.jpg" text:style-name="Internet_20_link" text:visited-style-name="Visited_20_Internet_20_Link">
shahed-5447.jpg</text:a>
']</text:p>
      <text:p text:style-name="P4">
Tags: ['SHAHED', 'STOPRUSSIA', 'ВТОРГНЕННЯ РФ', 'ГШ ЗС УКРАЇНИ']</text:p>
      <text:p text:style-name="P4">
Category: News</text:p>
      <!--METADATA-->
      <text:p text:style-name="P4">
<draw:frame draw:style-name="fr1" draw:name="Image20" text:anchor-type="as-char" svg:width="6.9236in" svg:height="3.4618in" draw:z-index="0">
<draw:image xlink:href="../Images/AРМІЯINFORM/2023-05-15T42-00-00-04-00/shahed-5447.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Tonight, once again, Russian terrorists attacked Ukraine with shot-kamikadze" Shahd ". Information on the consequences of this attack is currently aided, ”the message reads.</text:p>
      <text:p text:style-name="P4">
News Source: <text:a xlink:type="simple" xlink:href="https://armyinform.com.ua/2023/05/15/vnochi-rosijski-terorysty-znovu-atakuvaly-ukrayinu-udarnymy-dronamy-kamikadze/" text:style-name="Internet_20_link" text:visited-style-name="Visited_20_Internet_20_Link">
https://armyinform.com.ua/2023/05/15/vnochi-rosijski-terorysty-znovu-atakuvaly-ukrayinu-udarnymy-dronamy-kamikadze/</text:a>
</text:p>
      <!--NEWS-->
      <text:h text:style-name="P10" text:outline-level="1">
<text:span text:style-name="T4">
In the Donbass - 46 combat clashes, heavy battles for Bakhmut continue</text:span>
</text:h>
      <text:p text:style-name="P4">
Author: ['АРМІЯINFORM']</text:p>
      <text:p text:style-name="P4">
Time: 2023-05-15T43:00:00-04:00</text:p>
      <text:p text:style-name="P4">
Description: About CED DOIMLAY, ZS Ukrainian at Rankova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5932785_472352935069313_7735893693450801731_n.jpg" text:style-name="Internet_20_link" text:visited-style-name="Visited_20_Internet_20_Link">
345932785_472352935069313_7735893693450801731_n.jpg</text:a>
']</text:p>
      <text:p text:style-name="P4">
Tags: ['STOPRUSSIA', 'БАХМУТ', 'ВТОРГНЕННЯ РФ', 'ГШ ЗС УКРАЇНИ']</text:p>
      <text:p text:style-name="P4">
Category: News</text:p>
      <!--METADATA-->
      <text:p text:style-name="P4">
<draw:frame draw:style-name="fr1" draw:name="Image21" text:anchor-type="as-char" svg:width="6.9236in" svg:height="4.615733in" draw:z-index="0">
<draw:image xlink:href="../Images/AРМІЯINFORM/2023-05-15T43-00-00-04-00/345932785_472352935069313_7735893693450801731_n.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The enemy continues to focus on the main efforts on the Lyman, Bakhmut, Avdiiv and Marinsk directions - 46 combat junctions took place. Bakhmut and Marinka remain at the epicenter of the fighting, ”the testimony reads.</text:p>
      <text:p text:style-name="P4">
It is also noted that in the Bakhmut direction the enemy continues to take place. Heavy battles are ongoing in Bakhmut. In addition, during the day, the enemy conducted unsuccessful offensive actions in the direction of the settlements of Hryhorigorigorovka, Bogdanivka and predicate. He struck the Blivanovsky Aviation Strokes. Grigorivka, Bogdanivka, Bakhmut, Ivanivske, Yar, Red, Konstantinovka, Friendship, North, Toretsk, Shuma of Donetsk region were injured from enemy shelling.</text:p>
      <text:p text:style-name="P4">
News Source: <text:a xlink:type="simple" xlink:href="https://armyinform.com.ua/2023/05/15/na-donbasi-46-bojovyh-zitknen-tryvayut-vazhki-boyi-za-bahmut/" text:style-name="Internet_20_link" text:visited-style-name="Visited_20_Internet_20_Link">
https://armyinform.com.ua/2023/05/15/na-donbasi-46-bojovyh-zitknen-tryvayut-vazhki-boyi-za-bahmut/</text:a>
</text:p>
      <!--NEWS-->
      <text:h text:style-name="P10" text:outline-level="1">
<text:span text:style-name="T4">
The enemy has caused 41 aviation and 11 rocket strokes</text:span>
</text:h>
      <text:p text:style-name="P4">
Author: ['АРМІЯINFORM']</text:p>
      <text:p text:style-name="P4">
Time: 2023-05-15T44:00:00-04:00</text:p>
      <text:p text:style-name="P4">
Description: About CED DOIMLAY, ZS Ukrainian at Rankova Zvedenni. “The enemy has passed ... the war with Ukraine 2022, the war with Ukraine is the latest news today, the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3/original-1.jpg" text:style-name="Internet_20_link" text:visited-style-name="Visited_20_Internet_20_Link">
original-1.jpg</text:a>
']</text:p>
      <text:p text:style-name="P4">
Tags: ['STOPRUSSIA', 'ВОЄННІ ЗЛОЧИНИ ЗС РФ', 'ВТОРГНЕННЯ РФ', 'ГШ ЗС УКРАЇНИ']</text:p>
      <text:p text:style-name="P4">
Category: News</text:p>
      <!--METADATA-->
      <text:p text:style-name="P4">
<draw:frame draw:style-name="fr1" draw:name="Image22" text:anchor-type="as-char" svg:width="6.9236in" svg:height="4.454183in" draw:z-index="0">
<draw:image xlink:href="../Images/AРМІЯINFORM/2023-05-15T44-00-00-04-00/original-1.jpg" xlink:type="simple" xlink:show="embed" xlink:actuate="onLoad" draw:mime-type="image/jpeg"/>
</draw:frame>
Illustrative photo</text:p>
      <text:p text:style-name="P4">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Over the past day, the enemy has struck 11 rocket strokes, in particular, in the cities of Kharkiv, Konstantinovka and the village of Zolochiv. In addition, he inflicted 41 aircraft scales and made 74 shelling of rocket launchers on positions of troops and settlements. Peaceful people were injured, private dwellings and other civilian infrastructure were destroyed, ”the message goes.</text:p>
      <text:p text:style-name="P4">
The Armed Forces of the Armed Forces warn that the likelihood of rocket and aviation strikes throughout Ukraine remains high.</text:p>
      <text:p text:style-name="P4">
News Source: <text:a xlink:type="simple" xlink:href="https://armyinform.com.ua/2023/05/15/protyvnyk-zavdav-41-aviaczijnyj-ta-11-raketnyh-udariv/" text:style-name="Internet_20_link" text:visited-style-name="Visited_20_Internet_20_Link">
https://armyinform.com.ua/2023/05/15/protyvnyk-zavdav-41-aviaczijnyj-ta-11-raketnyh-udariv/</text:a>
</text:p>
      <!--NEWS-->
      <text:h text:style-name="P10" text:outline-level="1">
<text:span text:style-name="T4">
Three UAVs of enemy-1 and SuperCam are destroyed</text:span>
</text:h>
      <text:p text:style-name="P4">
Author: ['АРМІЯINFORM']</text:p>
      <text:p text:style-name="P4">
Time: 2023-05-15T45:00:00-04:00</text:p>
      <text:p text:style-name="P4">
Description: About CED DOIMLAY, ZS Ukrainian at Rankova Zvedenni.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SUPERCAM', 'ВТОРГНЕННЯ РФ', 'ГШ ЗС УКРАЇНИ', 'ОРЛАН-10']</text:p>
      <text:p text:style-name="P4">
Category: News</text:p>
      <!--METADATA-->
      <text:p text:style-name="P4">
<draw:frame draw:style-name="fr1" draw:name="Image23" text:anchor-type="as-char" svg:width="6.9236in" svg:height="4.615733in" draw:z-index="0">
<draw:image xlink:href="../Images/AРМІЯINFORM/2023-05-15T45-00-00-04-00/340836873_228535893058660_7842946212120837350_n.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Aviation of defense forces per day made 17 beats in the areas of concentration of personal staff and military equipment of the enemy. Our defenders also killed 2 enemy reconnaissance UAVs of the type "Orlan-10" and destroyed the UAV "SuperCam", ”the message reads.</text:p>
      <text:p text:style-name="P4">
It is also noted that the units of missile troops and artillery were struck by 1 punctuation, 6 areas of concentration of live force, 4 artillery units of relevant positions, 1 means of air defense and 7 more important targets.</text:p>
      <text:p text:style-name="P4">
News Source: <text:a xlink:type="simple" xlink:href="https://armyinform.com.ua/2023/05/15/znyshheno-try-bpla-protyvnyka-typu-orlan-10-ta-supercam/" text:style-name="Internet_20_link" text:visited-style-name="Visited_20_Internet_20_Link">
https://armyinform.com.ua/2023/05/15/znyshheno-try-bpla-protyvnyka-typu-orlan-10-ta-supercam/</text:a>
</text:p>
      <!--NEWS-->
      <text:h text:style-name="P10" text:outline-level="1">
<text:span text:style-name="T4">
In the south, the occupiers fired at about 40 settlements</text:span>
</text:h>
      <text:p text:style-name="P4">
Author: ['АРМІЯINFORM']</text:p>
      <text:p text:style-name="P4">
Time: 2023-05-15T46:00:00-04:00</text:p>
      <text:p text:style-name="P4">
Description: About CED DOIMLAY, ZS Ukrainian at Rankova Zvedenni. “At the back of the ... war with Ukraine 2022, the war with Ukraine is the latest news today, the war with Ukraine 2022 is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2/06/630_360_1652906572-170.jpg" text:style-name="Internet_20_link" text:visited-style-name="Visited_20_Internet_20_Link">
630_360_1652906572-170.jpg</text:a>
']</text:p>
      <text:p text:style-name="P4">
Tags: ['STOPRUSSIA', 'ВТОРГНЕННЯ РФ', 'ГШ ЗС УКРАЇНИ', 'ХЕРСОНЩИНА']</text:p>
      <text:p text:style-name="P4">
Category: News</text:p>
      <!--METADATA-->
      <text:p text:style-name="P4">
<draw:frame draw:style-name="fr1" draw:name="Image24" text:anchor-type="as-char" svg:width="6.9236in" svg:height="3.956343in" draw:z-index="0">
<draw:image xlink:href="../Images/AРМІЯINFORM/2023-05-15T46-00-00-04-00/630_360_1652906572-170.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In Zaporizhzhya and Kherson directions, the enemy continues to conduct defense. He struck aviation strikes in the areas of Kizomis and Stanislavorson settlements. Against this, he fired at about 40 inhabited pens. These are, in particular, Uremivka, Novopol of Donetsk region; Gulyaypole, Railway, White, Mala Tokmachka and Kamianske Zaporizhzhya region; Nikopol of Dnipropetrovsk region; Gold Beam, Merry, Lviv, Antonovka, Dnipro, Kizomis of Kherson region and the city of Kherson, ”the shows reads.</text:p>
      <text:p text:style-name="P4">
News Source: <text:a xlink:type="simple" xlink:href="https://armyinform.com.ua/2023/05/15/na-pivdni-okupanty-obstrilyaly-blyzko-40-naselenyh-punktiv/" text:style-name="Internet_20_link" text:visited-style-name="Visited_20_Internet_20_Link">
https://armyinform.com.ua/2023/05/15/na-pivdni-okupanty-obstrilyaly-blyzko-40-naselenyh-punktiv/</text:a>
</text:p>
      <!--NEWS-->
      <text:h text:style-name="P10" text:outline-level="1">
<text:span text:style-name="T4">
In the Kherson region, the racists are bribery from the owners of "Rospasport"</text:span>
</text:h>
      <text:p text:style-name="P4">
Author: ['АРМІЯINFORM']</text:p>
      <text:p text:style-name="P4">
Time: 2023-05-15T47:00:00-04:00</text:p>
      <text:p text:style-name="P4">
Description: About CED DOIMLAY, ZS Ukrainian at Rankova Zvedenni. “Opponent I Podalі ... War with Ukraine 2022, War with Ukraine Latest News Today,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5/11-17.jpg" text:style-name="Internet_20_link" text:visited-style-name="Visited_20_Internet_20_Link">
11-17.jpg</text:a>
']</text:p>
      <text:p text:style-name="P4">
Tags: ['STOPRUSSIA', 'ВТОРГНЕННЯ РФ', 'ГШ ЗС УКРАЇНИ', 'ХЕРСОНЩИНА']</text:p>
      <text:p text:style-name="P4">
Category: News</text:p>
      <!--METADATA-->
      <text:p text:style-name="P4">
<draw:frame draw:style-name="fr1" draw:name="Image25" text:anchor-type="as-char" svg:width="6.9236in" svg:height="4.580376in" draw:z-index="0">
<draw:image xlink:href="../Images/AРМІЯINFORM/2023-05-15T47-00-00-04-00/11-17.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The enemy continues to replenish the losses in the expense of forced mobilization in the temporarily captured territories of Ukraine. Thus, the downpours of the Kherson region, are marked by a favorable detention of men who have previously abandoned Ukrainian citizenship in favor of Russian. After the detention, during the first set -up conversation, the invaders demand from such citizens an illegal money for delay from mobilization. Persons who refuse the payment or do not have the required amount of money are sent to the field for the accelerated course of all -military training.</text:p>
      <text:p text:style-name="P4">
News Source: <text:a xlink:type="simple" xlink:href="https://armyinform.com.ua/2023/05/15/na-hersonshhyni-rashysty-derut-habari-z-vlasnykiv-rospasportiv/" text:style-name="Internet_20_link" text:visited-style-name="Visited_20_Internet_20_Link">
https://armyinform.com.ua/2023/05/15/na-hersonshhyni-rashysty-derut-habari-z-vlasnykiv-rospasportiv/</text:a>
</text:p>
      <!--NEWS-->
      <text:h text:style-name="P10" text:outline-level="1">
<text:span text:style-name="T4">
Defense forces per day eliminated nearly 600 invaders, destroyed 21 Artsystem and 11 BBM</text:span>
</text:h>
      <text:p text:style-name="P4">
Author: ['АРМІЯINFORM']</text:p>
      <text:p text:style-name="P4">
Time: 2023-05-15T48:00:00-04:00</text:p>
      <text:p text:style-name="P4">
Description: Zagalni Boyov, take the enemy on 02/24/22 to 05/1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92a3d31c-0096-4b6c-bd15-ec16d4dd1499-scaled.jpg" text:style-name="Internet_20_link" text:visited-style-name="Visited_20_Internet_20_Link">
92a3d31c-0096-4b6c-bd15-ec16d4dd1499-scaled.jpg</text:a>
']</text:p>
      <text:p text:style-name="P4">
Tags: ['STOPRUSSIA', 'АГРЕСІЯ РФ', 'ВТОРГНЕННЯ РФ', 'ВТРАТИ ВОРОГА', 'ГШ ЗСУ']</text:p>
      <text:p text:style-name="P4">
Category: News</text:p>
      <!--METADATA-->
      <text:p text:style-name="P4">
<draw:frame draw:style-name="fr1" draw:name="Image26" text:anchor-type="as-char" svg:width="6.9236in" svg:height="6.975527in" draw:z-index="0">
<draw:image xlink:href="../Images/AРМІЯINFORM/2023-05-15T48-00-00-04-00/92a3d31c-0096-4b6c-bd15-ec16d4dd1499-scaled.jpg" xlink:type="simple" xlink:show="embed" xlink:actuate="onLoad" draw:mime-type="image/jpeg"/>
</draw:frame>
The total fighting loss of the enemy from 24.02.22 to 15.05.23 will be assigned to:</text:p>
      <text:p text:style-name="P4">
<text:span text:style-name="T4">
<text:span text:style-name="T5">
 Personnel - </text:span>
* 199460(+580)persons eliminated</text:span>
<text:span text:style-name="T5">
 tanks - </text:span>
<text:span text:style-name="T5">
 3759(+3)</text:span>
<text:span text:style-name="T4">
 combat armored vehicles - </text:span>
 7336(+11)<text:span text:style-name="T4">
<text:span text:style-name="T5">
 Artillery Systems - </text:span>
<text:span text:style-name="T5">
 3137(+21)</text:span>
 </text:span>
 RSZV - <text:span text:style-name="T4">
 562(0)</text:span>
<text:span text:style-name="T5">
 air defense - </text:span>
<text:span text:style-name="T5">
 316(+2)</text:span>
<text:span text:style-name="T4">
 aircraft - </text:span>
 308(0)<text:span text:style-name="T4">
<text:span text:style-name="T5">
 helicopters - </text:span>
* 294(0)</text:span>
<text:span text:style-name="T5">
 UAV of operative-tactical level-</text:span>
<text:span text:style-name="T5">
 2720(+24)</text:span>
<text:span text:style-name="T4">
 Winged missiles - </text:span>
 973(+3)<text:span text:style-name="T4">
<text:span text:style-name="T5">
 ships / boats - </text:span>
* 18(0)</text:span>
<text:span text:style-name="T5">
 Automobile equipment and tanks - </text:span>
<text:span text:style-name="T5">
 6034(+16)</text:span>
<text:span text:style-name="T4">
 Special Technique - </text:span>
 407(+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May 15, 23.</text:p>
      <text:p text:style-name="P4">
News Source: <text:a xlink:type="simple" xlink:href="https://armyinform.com.ua/2023/05/15/syly-oborony-za-dobu-likviduvaly-majzhe-600-okupantiv-znyshhyly-21-artsystemu-ta-11-bbm/" text:style-name="Internet_20_link" text:visited-style-name="Visited_20_Internet_20_Link">
https://armyinform.com.ua/2023/05/15/syly-oborony-za-dobu-likviduvaly-majzhe-600-okupantiv-znyshhyly-21-artsystemu-ta-11-bbm/</text:a>
</text:p>
      <!--NEWS-->
      <text:h text:style-name="P10" text:outline-level="1">
<text:span text:style-name="T4">
Norway's armed forces will conduct training for 3,200 Ukrainian military</text:span>
</text:h>
      <text:p text:style-name="P4">
Author: ['АРМІЯINFORM']</text:p>
      <text:p text:style-name="P4">
Time: 2023-05-15T49:00:00-04:00</text:p>
      <text:p text:style-name="P4">
Description: Zbroini Silia of the Coroline Norwegia Service of the Center for Service Planning to hold a trend for 3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100937_281108924270396_1731979915210376625_n-e1684128758559.jpg" text:style-name="Internet_20_link" text:visited-style-name="Visited_20_Internet_20_Link">
347100937_281108924270396_1731979915210376625_n-e1684128758559.jpg</text:a>
', '<text:a xlink:type="simple" xlink:href="https://armyinform.com.ua/wp-content/uploads/2023/05/346468596_198248813091396_5234527643515208218_n-1.jpg" text:style-name="Internet_20_link" text:visited-style-name="Visited_20_Internet_20_Link">
346468596_198248813091396_5234527643515208218_n-1.jpg</text:a>
', '<text:a xlink:type="simple" xlink:href="https://armyinform.com.ua/wp-content/uploads/2023/05/346483039_804326741317614_9004813816187819550_n-1-150x150.jpg" text:style-name="Internet_20_link" text:visited-style-name="Visited_20_Internet_20_Link">
346483039_804326741317614_9004813816187819550_n-1-150x150.jpg</text:a>
', '<text:a xlink:type="simple" xlink:href="https://armyinform.com.ua/wp-content/uploads/2023/05/347137652_951520769605561_8224673224865492612_n-1-150x150.jpg" text:style-name="Internet_20_link" text:visited-style-name="Visited_20_Internet_20_Link">
347137652_951520769605561_8224673224865492612_n-1-150x150.jpg</text:a>
']</text:p>
      <text:p text:style-name="P4">
Tags: ['БЙОРН АРІЛЬД ГРАМ', 'ВІЙСЬКОВА ПІДГОТОВКА', 'КОРОЛІВСТВО НОРВЕГІЯ']</text:p>
      <text:p text:style-name="P4">
Category: News</text:p>
      <!--METADATA-->
      <text:p text:style-name="P4">
<draw:frame draw:style-name="fr1" draw:name="Image27" text:anchor-type="as-char" svg:width="6.9236in" svg:height="5.560437in" draw:z-index="0">
<draw:image xlink:href="../Images/AРМІЯINFORM/2023-05-15T49-00-00-04-00/347100937_281108924270396_1731979915210376625_n-e1684128758559.jpg" xlink:type="simple" xlink:show="embed" xlink:actuate="onLoad" draw:mime-type="image/jpeg"/>
</draw:frame>
The armed forces of the Kingdom of Norway are planning to be worked for 3,200 Ukrainian military during this year.</text:p>
      <text:p text:style-name="P4">
About it <text:a xlink:type="simple" xlink:href="https://www.facebook.com/GeneralStaff.ua/posts/pfbid02v8QR8NsDAbEZfgdHX1JWUijjeaSagbCHyb3U1gmnn18umMcwGL5sapqz55VvB8nbl" text:style-name="Internet_20_link" text:visited-style-name="Visited_20_Internet_20_Link">
reports</text:a>
The General Staff of the Armed Forces.</text:p>
      <text:p text:style-name="P4">
Norwegian Defense Minister Bjorn Arilda Gram, together with the responsibility of the Ministry of Internal Affairs M. Moretene Egghen, visited training of Ukrainian soldiers in one of the landfills.</text:p>
      <text:p text:style-name="P4">
“A strong impression is made with some of those who will soon be able to defend their homeland and their values from Russian. The war is approaching when we meet warriors from hostilities that are different here and return to the war. This is a powerful reminder that it does not come on its own. We supported Ukraine as financially, such training, and we will maintain how much it will be needed, ”the ministry said.</text:p>
      <text:p text:style-name="P4">
<draw:frame draw:style-name="fr1" draw:name="Image28" text:anchor-type="as-char" svg:width="6.9236in" svg:height="5.1927in" draw:z-index="0">
<draw:image xlink:href="../Images/AРМІЯINFORM/2023-05-15T49-00-00-04-00/346468596_198248813091396_5234527643515208218_n-1.jpg" xlink:type="simple" xlink:show="embed" xlink:actuate="onLoad" draw:mime-type="image/jpeg"/>
</draw:frame>
It is known that since the end of April, the instructors of the Norwegian National Guard have started intense intensive training of more than one hundred Ukrainian military medical medicine, fire training and team leadership.</text:p>
      <text:p text:style-name="P4">
“We will support the training and training of Ukrainian personnel in both Norway and in other countries. Such support is becoming more and more important because Ukraine is becoming more and more western materials, ”said Bjorn Arilda Gram.</text:p>
      <text:p text:style-name="P4">
<text:a xlink:type="simple" xlink:href="https://armyinform.com.ua/wp-content/uploads/2023/05/346483039_804326741317614_9004813816187819550_n-1.jpg" text:style-name="Internet_20_link" text:visited-style-name="Visited_20_Internet_20_Link">
!(Images/AРМІЯINFORM/2023-05-15T49-00-00-04-00/346483039_804326741317614_9004813816187819550_n-1-150x150.jpg)</text:a>
</text:p>
      <text:p text:style-name="P4">
<text:a xlink:type="simple" xlink:href="https://armyinform.com.ua/wp-content/uploads/2023/05/347137652_951520769605561_8224673224865492612_n-1.jpg" text:style-name="Internet_20_link" text:visited-style-name="Visited_20_Internet_20_Link">
<draw:frame draw:style-name="fr1" draw:name="Image29" text:anchor-type="as-char" svg:width="6.9236in" svg:height="6.9236in" draw:z-index="0">
<draw:image xlink:href="../Images/AРМІЯINFORM/2023-05-15T49-00-00-04-00/347137652_951520769605561_8224673224865492612_n-1-150x150.jpg" xlink:type="simple" xlink:show="embed" xlink:actuate="onLoad" draw:mime-type="image/jpeg"/>
</draw:frame>
</text:a>
Earlier it was reported that Norwegian instructors <text:a xlink:type="simple" xlink:href="https://armyinform.com.ua/2023/04/13/norvezki-instruktory-navchayut-ukrayinski-ekipazhi-na-tankah-leopard-proryvaty-tankovi-pereshkody/" text:style-name="Internet_20_link" text:visited-style-name="Visited_20_Internet_20_Link">
teach</text:a>
Ukrainian crews on Leopard tanks break through tank obstacles.</text:p>
      <text:p text:style-name="P4">
News Source: <text:a xlink:type="simple" xlink:href="https://armyinform.com.ua/2023/05/15/zbrojni-syly-norvegiyi-provedut-navchannya-dlya-3-200-ukrayinskyh-vijskovyh/" text:style-name="Internet_20_link" text:visited-style-name="Visited_20_Internet_20_Link">
https://armyinform.com.ua/2023/05/15/zbrojni-syly-norvegiyi-provedut-navchannya-dlya-3-200-ukrayinskyh-vijskovyh/</text:a>
</text:p>
      <!--NEWS-->
      <text:h text:style-name="P10" text:outline-level="1">
<text:span text:style-name="T4">
Angelica Terluga's army became a champion in Kumite at Krate 1 Premier League tournament</text:span>
</text:h>
      <text:p text:style-name="P4">
Author: ['АРМІЯINFORM']</text:p>
      <text:p text:style-name="P4">
Time: 2023-05-15T50:00:00-04:00</text:p>
      <text:p text:style-name="P4">
Description: Vidoma Ukrainian Armician-Karatist Angelika Terluga has become a champion in speci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_05_14_19_39_38_650x410.jpg" text:style-name="Internet_20_link" text:visited-style-name="Visited_20_Internet_20_Link">
photo_2023_05_14_19_39_38_650x410.jpg</text:a>
']</text:p>
      <text:p text:style-name="P4">
Tags: ['АНЖЕЛІКА ТЕРЛЮГА', 'ВІЙСЬКОВІ СПОРТСМЕНИ', 'КАРАТЕ']</text:p>
      <text:p text:style-name="P4">
Category: News</text:p>
      <!--METADATA-->
      <text:p text:style-name="P4">
<draw:frame draw:style-name="fr1" draw:name="Image30" text:anchor-type="as-char" svg:width="6.9236in" svg:height="4.367194in" draw:z-index="0">
<draw:image xlink:href="../Images/AРМІЯINFORM/2023-05-15T50-00-00-04-00/photo_2023_05_14_19_39_38_650x410.jpg" xlink:type="simple" xlink:show="embed" xlink:actuate="onLoad" draw:mime-type="image/jpeg"/>
</draw:frame>
Known Ukrainian Angelic Angelica Terluga Angelica became champion of Kumite Kumite 1 Premier League in Rabat(Morocco).</text:p>
      <text:p text:style-name="P4">
Про це <text:a xlink:type="simple" xlink:href="https://t.me/nocukraine/4783" text:style-name="Internet_20_link" text:visited-style-name="Visited_20_Internet_20_Link">
повідомляє</text:a>
The press service of the International Olympic Committee.</text:p>
      <text:p text:style-name="P4">
In the decisive fight in the weight category up to 55 kg, our Olympic Malica Khitioner won the silver medalist of the World Cup-2021 Allen Trinitizi USA(2:1).</text:p>
      <text:p text:style-name="P4">
Відзначимо, що для 31-річної каратистки це був 19-й в кар'єрі фінал у ційпрестижній серії змагань і 14-та золота нагорода.</text:p>
      <text:p text:style-name="P4">
Нагадаємо, нещодавно на чемпіонаті Європи з карате, який проходив у містіГвадалахара (Spain), Angelika Terluga <text:a xlink:type="simple" xlink:href="https://armyinform.com.ua/2023/03/27/zoloto-ta-sriblo-zdobuly-nashi-armijky-na-chempionati-yevropy-z-karate/" text:style-name="Internet_20_link" text:visited-style-name="Visited_20_Internet_20_Link">
won</text:a>
Gold Medal by defeating the Finnal Fut(8:0).</text:p>
      <text:p text:style-name="P4">
News Source: <text:a xlink:type="simple" xlink:href="https://armyinform.com.ua/2023/05/15/armijka-anzhelika-terlyuga-stala-chempionkoyu-v-kumite-na-turniri-karate-1-premier-league/" text:style-name="Internet_20_link" text:visited-style-name="Visited_20_Internet_20_Link">
https://armyinform.com.ua/2023/05/15/armijka-anzhelika-terlyuga-stala-chempionkoyu-v-kumite-na-turniri-karate-1-premier-league/</text:a>
</text:p>
      <!--NEWS-->
      <text:h text:style-name="P10" text:outline-level="1">
<text:span text:style-name="T4">
The F-16 is the 4+ generation aircraft that is needed today by Ukrainian military aviation-Yuri Ignat</text:span>
</text:h>
      <text:p text:style-name="P4">
Author: ['Андрій Агєєв']</text:p>
      <text:p text:style-name="P4">
Time: 2023-05-15T51:00:00-04:00</text:p>
      <text:p text:style-name="P4">
Description: Speaking of the direct Efir and Telemarafon “єini News” about the Avіiazіin Coalitsia Kraya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16-picture-resize.jpg" text:style-name="Internet_20_link" text:visited-style-name="Visited_20_Internet_20_Link">
f-16-picture-resize.jpg</text:a>
']</text:p>
      <text:p text:style-name="P4">
Tags: ['F-16', 'ВТОРГНЕННЯ РФ', 'ЄДИНІ НОВИНИ', 'ПС ЗСУ', 'ЮРІЙ ІГНАТ']</text:p>
      <text:p text:style-name="P4">
Category: News</text:p>
      <!--METADATA-->
      <text:p text:style-name="P4">
<draw:frame draw:style-name="fr1" draw:name="Image31" text:anchor-type="as-char" svg:width="6.9236in" svg:height="4.436874in" draw:z-index="0">
<draw:image xlink:href="../Images/AРМІЯINFORM/2023-05-15T51-00-00-04-00/f-16-picture-resize.jpg" xlink:type="simple" xlink:show="embed" xlink:actuate="onLoad" draw:mime-type="image/jpeg"/>
</draw:frame>
A multi-purpose F-16 fighter. Photo: Willard / Istck</text:p>
      <text:p text:style-name="P4">
Speaking live broadcast by the Unified News Aviation Coalition of NATO members, which can assist Ukraine with aircraft of the fourth-generation "+", a spokesman for the Air Force of the Armed Forces of Ukraine Colonel Yuri Ignat noted that the F-16 is the most optimal for domestic military aviation.</text:p>
      <text:p text:style-name="P4">
-We have long researched and studied this issue, at different sites and platformhore created it and concluded that these planes were needed by us. Most importantly, it is capable of carrying all the necessary means of impression for efficient counteraction to enemy forces and means and, secondly, second They are in the world as a matter of law today, ”Yuri Ignat emphasized.</text:p>
      <text:p text:style-name="P4">
He also added that the transition of Ukraine's Air Force to modern combat aircraft is a necessity, because today's air park of fighters, bombers, assault rifles and transport aviation - all these are samples of the USSR.</text:p>
      <ul>
        <li>
Our youngest aircraft of 1991. All the original parts of the pastures are produced today at the enterprises of the aggressor country. Therefore, further deployment, repair and maintenance of the current aircraft is doomed. We do not have to re -equip yourself with Western samples, and we do not have other options for the effectiveness of the occupier, - the air force spokesman emphasized.</li>
      </ul>
      <text:p text:style-name="P4">
News Source: <text:a xlink:type="simple" xlink:href="https://armyinform.com.ua/2023/05/15/f-16-cze-same-toj-litak-pokolinnya-4-yakyj-potriben-sogodni-ukrayinskij-vijskovij-aviacziyi-yurij-ignat/" text:style-name="Internet_20_link" text:visited-style-name="Visited_20_Internet_20_Link">
https://armyinform.com.ua/2023/05/15/f-16-cze-same-toj-litak-pokolinnya-4-yakyj-potriben-sogodni-ukrayinskij-vijskovij-aviacziyi-yurij-ignat/</text:a>
</text:p>
      <!--NEWS-->
      <text:h text:style-name="P10" text:outline-level="1">
<text:span text:style-name="T4">
On May 16, a round table "Rashism will be held at Military Media Center. Understand to overcome ”</text:span>
</text:h>
      <text:p text:style-name="P4">
Author: ['АРМІЯINFORM']</text:p>
      <text:p text:style-name="P4">
Time: 2023-05-15T73:00:00-04:00</text:p>
      <text:p text:style-name="P4">
Description: At the Vivtorok, 16 Herbalns, about 11:00 at Military Media Center to go round the round on the topic: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КРУГЛИЙ СТІЛ', 'РАШИЗМ']</text:p>
      <text:p text:style-name="P4">
Category: News</text:p>
      <!--METADATA-->
      <text:p text:style-name="P4">
<draw:frame draw:style-name="fr1" draw:name="Image32" text:anchor-type="as-char" svg:width="6.9236in" svg:height="3.894525in" draw:z-index="0">
<draw:image xlink:href="../Images/AРМІЯINFORM/2023-05-15T73-00-00-04-00/big-mmc.jpg" xlink:type="simple" xlink:show="embed" xlink:actuate="onLoad" draw:mime-type="image/jpeg"/>
</draw:frame>
Briefing</text:p>
      <text:p text:style-name="P4">
On Tuesday, <text:span text:style-name="T4">
 May 16, at 11: 00 </text:span>
 <text:a xlink:type="simple" xlink:href="https://t.me/militarymediacenter/1936" text:style-name="Internet_20_link" text:visited-style-name="Visited_20_Internet_20_Link">
in Military Mediacenter</text:a>
There will be a round table of Nemu: “Rashism. Understand to overcome. ”</text:p>
      <text:p text:style-name="P4">
_Poes to discuss: _</text:p>
      <ul>
        <li>
Socio-economic and cultural-historical prerequisites for Rashism. * Do Russian citizens consider themselves rashists? What is evidenced by sociology. * Will the introduction of the term "Rashism" in the legal field will help to promote in Western political thought and among the governing elites recognition of Rashism as a criminal ideology. The reaction of the international community and intellectuals of the Western world.</li>
      </ul>
      <text:p text:style-name="P4">
_ Participants of the event: _</text:p>
      <ul>
        <li>
Larisa Yakubova, Doctor of History, Institute of History of Ukraine of NASU; * Alexey Panich, Doctor of Philosophy, Leading Researcher at NGO "Spirit and Letter"; * Irina Pavlenko, Head of the Department of the National Institute for Strategic Studies; * Alexander Shulga, Doctor of Sociological Sciences, Head of the Analytical Center "Institute of Conflictology and Analysis of Russia"; * Oleksandr Ovcharov, Head of the Department of Political and Security Issues of the 6th Territorial Directorate of the Ministry of Foreign Affairs of Ukraine.</li>
      </ul>
      <text:p text:style-name="P4">
<text:span text:style-name="T4">
 Accreditation of media representatives is required and will last until 10:00 on May 16. </text:span>
</text:p>
      <text:p text:style-name="P4">
Accreditation applications send to the e -mail address: <text:a xlink:type="simple" xlink:href="https://armyinform.com.ua/cdn-cgi/l/email-protection#deaeadb3b1baab9eaeb1adaaf0b3b7b2f0b9b1a8f0abbf" text:style-name="Internet_20_link" text:visited-style-name="Visited_20_Internet_20_Link">
[emailprotected]</text:a>
indicating the name, name and patronymic of the journalist, name of the publication, contact phone.</text:p>
      <text:p text:style-name="P4">
News Source: <text:a xlink:type="simple" xlink:href="https://armyinform.com.ua/2023/05/15/16-travnya-u-military-media-center-vidbudetsya-kruglyj-stil-rashyzm-zrozumity-shhob-podolaty/" text:style-name="Internet_20_link" text:visited-style-name="Visited_20_Internet_20_Link">
https://armyinform.com.ua/2023/05/15/16-travnya-u-military-media-center-vidbudetsya-kruglyj-stil-rashyzm-zrozumity-shhob-podolaty/</text:a>
</text:p>
      <!--NEWS-->
      <text:h text:style-name="P10" text:outline-level="1">
<text:span text:style-name="T4">
"Without shock drones in modern war - in no way" - Yuri Ignat</text:span>
</text:h>
      <text:p text:style-name="P4">
Author: ['Анастасія Олехнович']</text:p>
      <text:p text:style-name="P4">
Time: 2023-05-15T93:00:00-04:00</text:p>
      <text:p text:style-name="P4">
Description: I will announce the supply of Ukrainian Drinking Drons by baking the telemarathon in Efi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18877840441197343_y.jpg" text:style-name="Internet_20_link" text:visited-style-name="Visited_20_Internet_20_Link">
photo_5318877840441197343_y.jpg</text:a>
']</text:p>
      <text:p text:style-name="P4">
Tags: ['БПЛА', 'УДАРНІ ДРОНИ', 'ЮРІЙ ІГНАТ']</text:p>
      <text:p text:style-name="P4">
Category: News</text:p>
      <!--METADATA-->
      <text:p text:style-name="P4">
<draw:frame draw:style-name="fr1" draw:name="Image33" text:anchor-type="as-char" svg:width="6.9236in" svg:height="4.106071in" draw:z-index="0">
<draw:image xlink:href="../Images/AРМІЯINFORM/2023-05-15T93-00-00-04-00/photo_5318877840441197343_y.jpg" xlink:type="simple" xlink:show="embed" xlink:actuate="onLoad" draw:mime-type="image/jpeg"/>
</draw:frame>
The statement about the supply of long -range shock drones was commented on by Yuriy Ignat, a spokesman for the Air Force Command, Western partners provide information very cautiously at the Eviritelita. Therefore, Ukrainians should be solidarity with this position.</text:p>
      <text:p text:style-name="P4">
<text:span text:style-name="T5">
-</text:span>
 Of course, shock drones <text:span text:style-name="T5">
-</text:span>
 it is needed weapons. Without them in the conditions of modern -day _ --_ in no way. Everyone see how wide they are used and will be used. In addition to long -range drones, we need long -range missiles, such as Storm Shadow, which was stated the day before.</text:p>
      <text:p text:style-name="P4">
News Source: <text:a xlink:type="simple" xlink:href="https://armyinform.com.ua/2023/05/15/bez-udarnyh-droniv-v-umovah-suchasnoyi-vijny-niyak-yurij-ignat/" text:style-name="Internet_20_link" text:visited-style-name="Visited_20_Internet_20_Link">
https://armyinform.com.ua/2023/05/15/bez-udarnyh-droniv-v-umovah-suchasnoyi-vijny-niyak-yurij-ignat/</text:a>
</text:p>
      <!--NEWS-->
      <text:h text:style-name="P10" text:outline-level="1">
<text:span text:style-name="T4">
G7 Summit in Japan will guard about 24,000 police officers</text:span>
</text:h>
      <text:p text:style-name="P4">
Authors: Ukrinform (Person)</text:p>
      <text:p text:style-name="P4">
Publisher: Укринформ (Organization)</text:p>
      <text:p text:style-name="P4">
Published Time: 2023-05-16T-11:59:00+03:00</text:p>
      <text:p text:style-name="P4">
Modified Time: 2023-05-16T23:59:00+03:00</text:p>
      <text:p text:style-name="P4">
Description: The safety of the participants of the Seven Group leaders in Japanese Hiroshima, which will take place at the end of this week, will be supported by about 24,000 people. - Ukrinform.</text:p>
      <text:p text:style-name="P4">
Images: ["<text:a xlink:type="simple" xlink:href="https://static.ukrinform.com/photos/2023_05/thumb_files/630_360_1684270709-642.jpg" text:style-name="Internet_20_link" text:visited-style-name="Visited_20_Internet_20_Link">
630_360_16842...</text:a>
"]</text:p>
      <text:p text:style-name="P4">
Tags: ['Японія', 'Саміт', 'Велика сімка', 'охорона']</text:p>
      <text:p text:style-name="P4">
Type: Article</text:p>
      <!--METADATA-->
      <text:p text:style-name="P4">
<draw:frame draw:style-name="fr1" draw:name="Image34" text:anchor-type="as-char" svg:width="6.9236in" svg:height="3.956343in" draw:z-index="0">
<draw:image xlink:href="../Images/yкринформ/2023-05-16T-11-59-00-03-00/630_360_1684270709-642.jpg" xlink:type="simple" xlink:show="embed" xlink:actuate="onLoad" draw:mime-type="image/jpeg"/>
</draw:frame>
The safety of the Samit Seven Summit Summit in Japanese Hiroshima, which will be held at the end of this week, will be supported by about 24,000 people.</text:p>
      <text:p text:style-name="P4">
According to Ukrinform correspondent, it writes <text:a xlink:type="simple" xlink:href="https://english.news.cn/20230516/4f5d7fe6bb8f4023a3201780d8c49256/c.html" text:style-name="Internet_20_link" text:visited-style-name="Visited_20_Internet_20_Link">
</text:a>
Report to the statement of the National Police Service of Japan.</text:p>
      <text:p text:style-name="P4">
It is noted that in addition to 3000 Hiroshima law enforcement officers, at a period of suicamite, another 21 thousand will arrive in the city <text:a xlink:type="simple" xlink:href="https://www.ukrinform.ua/tag-policia" text:style-name="Internet_20_link" text:visited-style-name="Visited_20_Internet_20_Link">
</text:a>
out of 45 police departments across the country. "The National Police College stated that her previous security plans were strengthened after Upremier Fumio Kishid was thrown an explosive device on April 15 during a Vakayamama," Sinhhua said.</text:p>
      <text:p text:style-name="P4">
<text:span text:style-name="T4">
 Read also: </text:span>
 <text:a xlink:type="simple" xlink:href="https://www.ukrinform.ua/rubric-polytics/3709467-persou-temou-na-zustrici-lideriv-g7-bude-ukraina-ursula-fon-der-laen.html" text:style-name="Internet_20_link" text:visited-style-name="Visited_20_Internet_20_Link">
</text:a>
It is known that the Seven Group includes the US, Canada, Japan, Germany, France, Italy and the United Kingdom. The leaders of these states, as well as the invited guests, will gather for the annual summit in Hiroshima on May 19-21.</text:p>
      <text:p text:style-name="P4">
News Source: <text:a xlink:type="simple" xlink:href="https://www.ukrinform.ua/rubric-world/3710207-samit-g7-u-aponii-ohoronatimut-blizko-24-tisac-policejskih.html" text:style-name="Internet_20_link" text:visited-style-name="Visited_20_Internet_20_Link">
https://www.ukrinform.ua/rubric-world/3710207-samit-g7-u-aponii-ohoronatimut-blizko-24-tisac-policejskih.html</text:a>
</text:p>
      <!--NEWS-->
      <text:h text:style-name="P10" text:outline-level="1">
<text:span text:style-name="T4">
"Inter" came to the UEFA Champions League final by beat Milan "</text:span>
</text:h>
      <text:p text:style-name="P4">
Authors: Ukrinform (Person)</text:p>
      <text:p text:style-name="P4">
Publisher: Укринформ (Organization)</text:p>
      <text:p text:style-name="P4">
Published Time: 2023-05-16T-13:53:45+03:00</text:p>
      <text:p text:style-name="P4">
Modified Time: 2023-05-16T23:53:45+03:00</text:p>
      <text:p text:style-name="P4">
Description: The first participants in the UEFA Champions League Final 201022/23 were Inter players. - Ukrinform.</text:p>
      <text:p text:style-name="P4">
Images: ["<text:a xlink:type="simple" xlink:href="https://static.ukrinform.com/photos/2023_05/thumb_files/630_360_1684270117-789.jpg" text:style-name="Internet_20_link" text:visited-style-name="Visited_20_Internet_20_Link">
630_360_16842...</text:a>
"]</text:p>
      <text:p text:style-name="P4">
Tags: ['Футбол', 'Ліга чемпіонів', 'Мілан', 'Інтер Мілан']</text:p>
      <text:p text:style-name="P4">
Type: Article</text:p>
      <!--METADATA-->
      <text:p text:style-name="P4">
<draw:frame draw:style-name="fr1" draw:name="Image35" text:anchor-type="as-char" svg:width="6.9236in" svg:height="3.956343in" draw:z-index="0">
<draw:image xlink:href="../Images/yкринформ/2023-05-16T-13-53-45-03-00/630_360_1684270117-789.jpg" xlink:type="simple" xlink:show="embed" xlink:actuate="onLoad" draw:mime-type="image/jpeg"/>
</draw:frame>
The first participants in the UEFA Champions League finals of the 20122/33 were Inter.</text:p>
      <text:p text:style-name="P4">
In the match in response to the 1/2 finals, the Inter at the Giuseppe Milazza stadium in Milan thanks to the Nare Lutaro Martinez, the countrymen from Milan - 1-0, Ukrinform reports in the 74th minute.</text:p>
      <text:p text:style-name="P4">
The first semi -final match of the Italian confrontation ended with the defeat of Milan with a score of 0: 2.</text:p>
      <text:p text:style-name="P4">
<text:span text:style-name="T4">
 Read also: </text:span>
 <text:a xlink:type="simple" xlink:href="https://www.ukrinform.ua/rubric-sports/3709822-odesiti-demcenko-i-grigorcuk-najkrasi-futbolist-i-trener-26go-turu-upl.html" text:style-name="Internet_20_link" text:visited-style-name="Visited_20_Internet_20_Link">
<text:span text:style-name="T4">
 Football </text:span>
</text:a>
The second finalist of the tournament will be determined on May 17 at the Arena "Eihad" in Manchester, where the English Manchester City will accept the current owner of the title of Spanish "Real". The first game of the 1/2 finals on Santiago Bernabeu in Madrid is completed - 1: 1.</text:p>
      <text:p text:style-name="P4">
The UEFA Champions League final match will take place on June 10 at Ataturk Olympic Stadion in Istanbul(Turkey).</text:p>
      <text:p text:style-name="P4">
Фото: AFP.</text:p>
      <text:p text:style-name="P4">
News Source: <text:a xlink:type="simple" xlink:href="https://www.ukrinform.ua/rubric-sports/3710206-inter-vijsov-u-final-ligi-cempioniv-uefa-obigravsi-milan.html" text:style-name="Internet_20_link" text:visited-style-name="Visited_20_Internet_20_Link">
https://www.ukrinform.ua/rubric-sports/3710206-inter-vijsov-u-final-ligi-cempioniv-uefa-obigravsi-milan.html</text:a>
</text:p>
      <!--NEWS-->
      <text:h text:style-name="P10" text:outline-level="1">
<text:span text:style-name="T4">
In Nikolaev - fires after explosions</text:span>
</text:h>
      <text:p text:style-name="P4">
Authors: Ukrinform (Person)</text:p>
      <text:p text:style-name="P4">
Publisher: Укринформ (Organization)</text:p>
      <text:p text:style-name="P4">
Published Time: 2023-05-16T-15:44:00+03:00</text:p>
      <text:p text:style-name="P4">
Modified Time: 2023-05-16T23:44:00+03:00</text:p>
      <text:p text:style-name="P4">
Description: In Nikolaev, after the explosions, fires broke out.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Миколаїв', 'Пожежа', 'Вибух', 'Війна з Росією']</text:p>
      <text:p text:style-name="P4">
Type: Article</text:p>
      <!--METADATA-->
      <text:p text:style-name="P4">
<draw:frame draw:style-name="fr1" draw:name="Image36" text:anchor-type="as-char" svg:width="6.9236in" svg:height="3.956343in" draw:z-index="0">
<draw:image xlink:href="../Images/yкринформ/2023-05-16T-15-44-00-03-00/630_360_1526257016-6927.jpg" xlink:type="simple" xlink:show="embed" xlink:actuate="onLoad" draw:mime-type="image/jpeg"/>
</draw:frame>
After the explosions, Mimikolaev broke out.</text:p>
      <text:p text:style-name="P4">
According to Ukrinform, the mayor of Nikolaev Alexander Senkevich reports in <text:a xlink:type="simple" xlink:href="https://t.me/senkevichonline/4478" text:style-name="Internet_20_link" text:visited-style-name="Visited_20_Internet_20_Link">
</text:a>
.</text:p>
      <text:p text:style-name="P4">
“We have <text:a xlink:type="simple" xlink:href="https://www.ukrinform.ua/tag-pozeza" text:style-name="Internet_20_link" text:visited-style-name="Visited_20_Internet_20_Link">
</text:a>
After the explosions. Proshumikolaev not spread photos/videos from arrivals or cameras, ”the message reads.</text:p>
      <text:p text:style-name="P4">
"All services will work out - after the break we will give official information," - Aprinkevich.</text:p>
      <text:p text:style-name="P4">
<text:span text:style-name="T4">
 Read also: </text:span>
 <text:a xlink:type="simple" xlink:href="https://www.ukrinform.ua/rubric-ato/3710152-na-mikolaivsini-ppo-znisila-dva-rosijski-bezpilotniki.html" text:style-name="Internet_20_link" text:visited-style-name="Visited_20_Internet_20_Link">
<text:span text:style-name="T4">
 Nikolaev </text:span>
</text:a>
As reported <text:a xlink:type="simple" xlink:href="https://www.ukrinform.ua/rubric-ato/3710200-u-nizci-oblastej-ukraini-povitrana-trivoga.html" text:style-name="Internet_20_link" text:visited-style-name="Visited_20_Internet_20_Link">
</text:a>
, in 13 regions of Ukraine, air alarm has been declared.</text:p>
      <text:p text:style-name="P4">
News Source: <text:a xlink:type="simple" xlink:href="https://www.ukrinform.ua/rubric-regions/3710204-u-mikolaevi-pozezi-pisla-vibuhiv.html" text:style-name="Internet_20_link" text:visited-style-name="Visited_20_Internet_20_Link">
https://www.ukrinform.ua/rubric-regions/3710204-u-mikolaevi-pozezi-pisla-vibuhiv.html</text:a>
</text:p>
      <!--NEWS-->
      <text:h text:style-name="P10" text:outline-level="1">
<text:span text:style-name="T4">
President Zelensky's speech at the opening of the Council of Europe Summit</text:span>
</text:h>
      <text:p text:style-name="P4">
Authors: Ukrinform (Person)</text:p>
      <text:p text:style-name="P4">
Publisher: Укринформ (Organization)</text:p>
      <text:p text:style-name="P4">
Published Time: 2023-05-16T-17:35:00+03:00</text:p>
      <text:p text:style-name="P4">
Modified Time: 2023-05-16T23:35:00+03:00</text:p>
      <text:p text:style-name="P4">
Description: President of Ukraine Volodymyr Zelensky spoke at the opening of the IV Summit of the Council of Europe in Reykjavik. - Ukrinform.</text:p>
      <text:p text:style-name="P4">
Images: ["<text:a xlink:type="simple" xlink:href="https://static.ukrinform.com/photos/2023_05/thumb_files/630_360_1684270017-985.jpeg" text:style-name="Internet_20_link" text:visited-style-name="Visited_20_Internet_20_Link">
630_360_16842...</text:a>
"]</text:p>
      <text:p text:style-name="P4">
Tags: ['Євросоюз', 'Саміт', 'Рада Європи', 'Зеленський', 'Війна з Росією']</text:p>
      <text:p text:style-name="P4">
Type: Article</text:p>
      <!--METADATA-->
      <text:p text:style-name="P4">
<draw:frame draw:style-name="fr1" draw:name="Image37" text:anchor-type="as-char" svg:width="6.9236in" svg:height="3.956343in" draw:z-index="0">
<draw:image xlink:href="../Images/yкринформ/2023-05-16T-17-35-00-03-00/630_360_1684270017-985.jpeg" xlink:type="simple" xlink:show="embed" xlink:actuate="onLoad" draw:mime-type="image/jpeg"/>
</draw:frame>
President of Ukraine Volodymyr Zelensky spoke at the opening of the IV Summit of the Radiyepa in Reykjavik.</text:p>
      <text:p text:style-name="P4">
Ukrinform provides the full text of the presidential speech, published <text:a xlink:type="simple" xlink:href="https://www.president.gov.ua/news/mi-yevropejci-otzhe-mi-diyemo-na-povnu-silu-koli-treba-zahis-82945" text:style-name="Internet_20_link" text:visited-style-name="Visited_20_Internet_20_Link">
</text:a>
Office of the Head of State.</text:p>
      <text:p text:style-name="P4">
_<text:span text:style-name="T4">
Thank you very much!</text:span>
 _</text:p>
      <text:p text:style-name="P4">
Ms. Prime Minister Jacobsdottir, dear Katrin, thank you for inviting the participation at the Summit of our Council of Europe and for your sincere desire to help Ukraine.</text:p>
      <text:p text:style-name="P4">
<text:span text:style-name="T5">
Dear leaders of Europe!</text:span>
</text:p>
      <text:p text:style-name="P4">
Today, Ukraine has passed because of a very complicated challenge - an intense Russian -currency attack. It is in such challenges that we are all now forced to pay attention.</text:p>
      <text:p text:style-name="P4">
At three o'clock in the morning our people woke up from the explosions. 18 Russian rocket launchers were in our sky, including ballistic missiles, which the terrorist state boasted. Like, they are guaranteed to bear death because they are allegedly knocked down.</text:p>
      <text:p text:style-name="P4">
Russia applied at the same time balistics, winged rockets, drones ... Especially it was especially difficult for the other defenders of the sky to protect people's lives. But all the lives were protected - all rockets were knocked down, including ballistic. One hundred percent. This is a historical result. Thank you all!</text:p>
      <text:p text:style-name="P4">
Russia is very trying to improve its ability to kill. We are very trying to improve the protection of our people. I thank all the countries and leaders that work out for us to improve our air defense!We all show that Takenashi with you one hundred percent, what is the power of the free world.</text:p>
      <text:p text:style-name="P4">
And, of course, I thank each of our soldiers who do this work in our land and on our land, and especially I thank everyone who trains our warriors of cross -out training missions, which are all similar in one - in success. Thank you all!Thank you all!</text:p>
      <text:p text:style-name="P4">
A year ago, we could not knock down most terrorists, and specialty. And I ask: if we were able to do it, then there is something we can't when we are united and tuned to protect life? Answer: We are one hundred percent in any field, when the goal is to protect our people of Nasha Europe.</text:p>
      <text:p text:style-name="P4">
Of course, there is a lot to do. The territory of Ukraine is significant, and that such a result of air defense, like this night, be a rule throughout the territory, requires specialty air defense systems and missiles. Modern fighters are also needed, without which the air defense system will not be perfect. I'm sure we'll come to this.</text:p>
      <text:p text:style-name="P4">
One hundred percent should be a benchmark for us. We have zero percent to leave the aggressor!One hundred percent of the success of sanctions - it is guaranteed by honesty in the policy of each state. Thank you to everyone who treats the fight against terror - honestly!</text:p>
      <text:p text:style-name="P4">
One hundred percent of the success of our peace formula - it is guaranteed by diplomacy. Thank you who helps us to unite the world to implement the formula of peace - the only realistic peace plan!</text:p>
      <text:p text:style-name="P4">
But, of course, one hundred percent of justice - there is no reliable peace of rationality.</text:p>
      <text:p text:style-name="P4">
Thank you to the Council of Europe - each of you personally!- for the decision on the register of losses caused by Russia's aggression. This brings the creation of a full -fledged compensation mechanism that will show the world that aggression does not even think of thinking.</text:p>
      <text:p text:style-name="P4">
There should also be a special tribunal for the crime of aggression, so that the terror is answered in whose heads this terror is born. I am sure that we will give this result for one hundred percent.</text:p>
      <text:p text:style-name="P4">
Europe expected such a time - a time when leaders for the sake of protecting Europe, for the sake of our common values with you, would have been in one hundred percent unity and ascetic percent results.</text:p>
      <text:p text:style-name="P4">
That's what we achieve!Ukraine and all of Europe. Everyone and everyone who is now this summit and who helps us.</text:p>
      <text:p text:style-name="P4">
We are Europeans, and therefore we are free. We are Europeans, and therefore we value peace. We are Europeans, and therefore, we act on one hundred percent of our forces when you need to protect your lifestyle. Let it be the rules for our continent forever!</text:p>
      <text:p text:style-name="P4">
<text:span text:style-name="T4">
<text:span text:style-name="T5">
Thank you for your support!</text:span>
 </text:span>
</text:p>
      <text:p text:style-name="P4">
<text:span text:style-name="T4">
<text:span text:style-name="T5">
Glory to Ukraine!</text:span>
 </text:span>
</text:p>
      <text:p text:style-name="P4">
<text:span text:style-name="T4">
 _ Glory to all of Europe!_ </text:span>
</text:p>
      <text:p text:style-name="P4">
News Source: <text:a xlink:type="simple" xlink:href="https://www.ukrinform.ua/rubric-polytics/3710205-vistup-prezidenta-volodimira-zelenskogo-na-vidkritti-iv-samitu-radi-evropi.html" text:style-name="Internet_20_link" text:visited-style-name="Visited_20_Internet_20_Link">
https://www.ukrinform.ua/rubric-polytics/3710205-vistup-prezidenta-volodimira-zelenskogo-na-vidkritti-iv-samitu-radi-evropi.html</text:a>
</text:p>
      <!--NEWS-->
      <text:h text:style-name="P10" text:outline-level="1">
<text:span text:style-name="T4">
Zelensky thanked the defenders and defenders of the Ukrainian sky</text:span>
</text:h>
      <text:p text:style-name="P4">
Authors: Ukrinform (Person)</text:p>
      <text:p text:style-name="P4">
Publisher: Укринформ (Organization)</text:p>
      <text:p text:style-name="P4">
Published Time: 2023-05-16T-19:33:00+03:00</text:p>
      <text:p text:style-name="P4">
Modified Time: 2023-05-16T23:33:00+03:00</text:p>
      <text:p text:style-name="P4">
Description: The President of Ukraine thanked the Ukrainian defenders and defenders of our sky and international partners who helped Ukraine with the relevant protection systems. - Ukrinform.</text:p>
      <text:p text:style-name="P4">
Images: ["<text:a xlink:type="simple" xlink:href="https://static.ukrinform.com/photos/2022_12/thumb_files/630_360_1670633925-606.jpeg" text:style-name="Internet_20_link" text:visited-style-name="Visited_20_Internet_20_Link">
630_360_16706...</text:a>
"]</text:p>
      <text:p text:style-name="P4">
Tags: ['Військові', 'Зеленський', 'Війна з Росією', 'ППО']</text:p>
      <text:p text:style-name="P4">
Type: Article</text:p>
      <!--METADATA-->
      <text:p text:style-name="P4">
<draw:frame draw:style-name="fr1" draw:name="Image38" text:anchor-type="as-char" svg:width="6.9236in" svg:height="3.956343in" draw:z-index="0">
<draw:image xlink:href="../Images/yкринформ/2023-05-16T-19-33-00-03-00/630_360_1670633925-606.jpeg" xlink:type="simple" xlink:show="embed" xlink:actuate="onLoad" draw:mime-type="image/jpeg"/>
</draw:frame>
The President of Ukraine thanked the Ukrainian defenders and defenders of our failure to international partners who helped Ukraine with the relevant systems of protection.</text:p>
      <text:p text:style-name="P4">
As Ukrinform reports, he said in the evening <text:a xlink:type="simple" xlink:href="https://t.me/V_Zelenskiy_official/6247" text:style-name="Internet_20_link" text:visited-style-name="Visited_20_Internet_20_Link">
</text:a>
.</text:p>
      <text:p text:style-name="P4">
“First of all, I want to thank all the defenders and defenders of our sky. Thank you, heroes!Eighteen of eighteen <text:a xlink:type="simple" xlink:href="https://www.ukrinform.ua/tag-raketa" text:style-name="Internet_20_link" text:visited-style-name="Visited_20_Internet_20_Link">
</text:a>
shot. That is why we work constantly on visits that will bring the patryot, Iris-T, Crotale, Hawk, Nasams. Again and again I and all our partners in the world, who helped our country with the relevant systems of protection of the sky!” - said Zelensky.</text:p>
      <text:p text:style-name="P4">
<text:span text:style-name="T5">
Viso: <text:a xlink:type="simple" xlink:href="https://t.me/V_Zelenskiy_official/6247" text:style-name="Internet_20_link" text:visited-style-name="Visited_20_Internet_20_Link">
</text:a>
</text:span>
</text:p>
      <text:p text:style-name="P4">
He recalled an agreement in Britain with Prime Minister Risha Sunak, "we will work on a coalition of fighters-training, planes, results."</text:p>
      <text:p text:style-name="P4">
“Yesterday, Mr. France Macron was supported by Mr. Macron, and today was supported by the Panpermiere of the Netherlands Mark Rutte. A good start of the coalition!Thank you!”Zelensky added.</text:p>
      <text:p text:style-name="P4">
At the same time, he noted that "we should remember what efforts are worth such aazmboy for Ukraine, how much time, energy, arguments, meetings of and information work allowed us to build such aircraft."</text:p>
      <text:p text:style-name="P4">
“This is a tremendous work ... And I thank everyone and everyone who is involved in it!Night levels. Day after day, month after month, our team operated in order to have the defense of the sky. We once heard that Patriot is allegedly unrealistic. Azaraz here they are, Patriot. And this is not all that we will provide for Ukraine!We are a day with the partners of Ukraine -we will make protection against terror as strong as possible, ”the head of the Ukrainian state emphasized.</text:p>
      <text:p text:style-name="P4">
<text:span text:style-name="T4">
 Read also: </text:span>
 <text:a xlink:type="simple" xlink:href="https://www.ukrinform.ua/rubric-ato/3710194-prezident-vidznaciv-bijciv-na-bahmutskomu-i-tavrijskomu-napramkah.html" text:style-name="Internet_20_link" text:visited-style-name="Visited_20_Internet_20_Link">
<text:span text:style-name="T4">
 President </text:span>
</text:a>
As reported by Ukrinform, around 03:30 on May 16, Russian invaders attacked Ukraine from northern, southern and eastern directions 18 rockets of various types of air, maritime and ground base. All 18 rockets destroyed by the air forces of the Armed Forces of Ukraine destroyed.</text:p>
      <text:p text:style-name="P4">
<text:span text:style-name="T5">
Foto: op</text:span>
</text:p>
      <text:p text:style-name="P4">
News Source: <text:a xlink:type="simple" xlink:href="https://www.ukrinform.ua/rubric-ato/3710202-zelenskij-podakuvav-zahisnikam-i-zahisnicam-ukrainskogo-neba.html" text:style-name="Internet_20_link" text:visited-style-name="Visited_20_Internet_20_Link">
https://www.ukrinform.ua/rubric-ato/3710202-zelenskij-podakuvav-zahisnikam-i-zahisnicam-ukrainskogo-neba.html</text:a>
</text:p>
      <!--NEWS-->
      <text:h text:style-name="P10" text:outline-level="1">
<text:span text:style-name="T4">
Kharkiv, Kharkivska Oblast(20:47). Red Alert: aerial threat. Sirens sounding. Take cover now!</text:span>
</text:h>
      <text:p text:style-name="P4">
Authors: liveuamap (Language: en)</text:p>
      <text:p text:style-name="P4">
Time: 2023-05-16T-1:49:00</text:p>
      <text:p text:style-name="P4">
Location: Kharkiv (Latitude:49.98086 Longtitude:36.25356)</text:p>
      <text:p text:style-name="P4">
Videos: []</text:p>
      <text:p text:style-name="P4">
Images: []</text:p>
      <text:p text:style-name="P4">
Tags: ["Europe", "Central and Eastern Europe"]</text:p>
      <text:p text:style-name="P4">
Id: 22563344</text:p>
      <!--METADATA-->
      <text:p text:style-name="P4">
Kharkiv, Kharkiv region(20:47). Red Alert: aerial threat. Sirens sounding.Take cover now!</text:p>
      <text:p text:style-name="P4">
News Collection Link: <text:a xlink:type="simple" xlink:href="https://liveuamap.com/en/2023/16-may-kharkiv-kharkivska-oblast2047-red-alerg" text:style-name="Internet_20_link" text:visited-style-name="Visited_20_Internet_20_Link">
https://liveuamap.com/en/2023/16-may-kharkiv-kharkivska-oblast2047-red-alerg</text:a>
</text:p>
      <text:p text:style-name="P4">
News Source: <text:a xlink:type="simple" xlink:href="https://t.me/air_alert_ua/45588" text:style-name="Internet_20_link" text:visited-style-name="Visited_20_Internet_20_Link">
https://t.me/air_alert_ua/45588</text:a>
</text:p>
      <!--NEWS-->
      <text:h text:style-name="P10" text:outline-level="1">
<text:span text:style-name="T4">
Macron: Russia should return to Ukraine exported children</text:span>
</text:h>
      <text:p text:style-name="P4">
Authors: Ukrinform (Person)</text:p>
      <text:p text:style-name="P4">
Publisher: Укринформ (Organization)</text:p>
      <text:p text:style-name="P4">
Published Time: 2023-05-16T-21:27:00+03:00</text:p>
      <text:p text:style-name="P4">
Modified Time: 2023-05-16T23:27:00+03:00</text:p>
      <text:p text:style-name="P4">
Description: Russia should return Ukrainian children who have been displaced. - Ukrinform.</text:p>
      <text:p text:style-name="P4">
Images: ["<text:a xlink:type="simple" xlink:href="https://static.ukrinform.com/photos/2022_04/thumb_files/630_360_1650825731-530.jpg" text:style-name="Internet_20_link" text:visited-style-name="Visited_20_Internet_20_Link">
630_360_16508...</text:a>
"]</text:p>
      <text:p text:style-name="P4">
Tags: ['Депортація', 'Діти', 'Макрон', 'Війна з Росією']</text:p>
      <text:p text:style-name="P4">
Type: Article</text:p>
      <!--METADATA-->
      <text:p text:style-name="P4">
<draw:frame draw:style-name="fr1" draw:name="Image39" text:anchor-type="as-char" svg:width="6.9236in" svg:height="3.956343in" draw:z-index="0">
<draw:image xlink:href="../Images/yкринформ/2023-05-16T-21-27-00-03-00/630_360_1650825731-530.jpg" xlink:type="simple" xlink:show="embed" xlink:actuate="onLoad" draw:mime-type="image/jpeg"/>
</draw:frame>
Russian is returning Ukrainian children who were forcibly displaced.</text:p>
      <text:p text:style-name="P4">
French President Emmanuel Macron said this at the Council of Europe Summit of Wrassyavik, Ukrinform correspondent reports.</text:p>
      <text:p text:style-name="P4">
“Forced moving <text:a xlink:type="simple" xlink:href="https://www.ukrinform.ua/tag-diti" text:style-name="Internet_20_link" text:visited-style-name="Visited_20_Internet_20_Link">
</text:a>
- It is a military zone, and if it is carried out large -scale, it can be a crime of anti -mobility. Russia must return these children to Ukraine and make it a latch, ”he said.</text:p>
      <text:p text:style-name="P4">
He also noted that Ukraine will be supported as much as it will be needed.</text:p>
      <text:p text:style-name="P4">
Macron also recalled that the CEE quickly responded to Russia's attack on Ukraine, in particular, excluding Russia from the organization from March 16, 2022.</text:p>
      <text:p text:style-name="P4">
According to him, it is necessary to focus on protecting democracy and right -class.</text:p>
      <text:p text:style-name="P4">
<text:span text:style-name="T4">
 Read also: </text:span>
 <text:a xlink:type="simple" xlink:href="https://www.ukrinform.ua/rubric-polytics/3709944-makron-mi-ne-vedemo-vijnu-z-rosieu-mi-dopomagaemo-ukraini-protistoati-agresoru.html" text:style-name="Internet_20_link" text:visited-style-name="Visited_20_Internet_20_Link">
<text:span text:style-name="T4">
 Macron </text:span>
</text:a>
He stressed that it is very important that the ECtHR's decisions are steadily implemented.</text:p>
      <text:p text:style-name="P4">
The President of France also called on the Council of Europe to assist in the creation of psychological centers that would assist the victims through Russian aggression, the Pravid of the Bank of Development of the CoE.</text:p>
      <text:p text:style-name="P4">
As reported by Ukrinform, in the capital of Iceland on Tuesday begins a two-day summit of heads of state and governments of 46 member states of the Council of Europe. One way on the agenda will be to create <text:a xlink:type="simple" xlink:href="https://www.ukrinform.ua/rubric-vidbudova/3706858-na-samiti-v-rejkaviku-pidpisut-dogovir-akij-mae-zapustiti-miznarodnij-reestr-zbitkiv-minust.html" text:style-name="Internet_20_link" text:visited-style-name="Visited_20_Internet_20_Link">
</text:a>
, caused by Russia's aggression against Ukraine.</text:p>
      <text:p text:style-name="P4">
News Source: <text:a xlink:type="simple" xlink:href="https://www.ukrinform.ua/rubric-polytics/3710201-makron-rosia-povinna-povernuti-do-ukraini-vivezenih-ditej.html" text:style-name="Internet_20_link" text:visited-style-name="Visited_20_Internet_20_Link">
https://www.ukrinform.ua/rubric-polytics/3710201-makron-rosia-povinna-povernuti-do-ukraini-vivezenih-ditej.html</text:a>
</text:p>
      <!--NEWS-->
      <text:h text:style-name="P10" text:outline-level="1">
<text:span text:style-name="T4">
Ukraine's struggle for democracy and freedom is common to all of Europe - von der Lyen</text:span>
</text:h>
      <text:p text:style-name="P4">
Authors: Ukrinform (Person)</text:p>
      <text:p text:style-name="P4">
Publisher: Укринформ (Organization)</text:p>
      <text:p text:style-name="P4">
Published Time: 2023-05-16T-23:16:00+03:00</text:p>
      <text:p text:style-name="P4">
Modified Time: 2023-05-16T23:16:00+03:00</text:p>
      <text:p text:style-name="P4">
Description: Ukraine on the battlefield defends not only its own freedom and independence, but also the values of democracy, which are expensive every European, which is why Europe has to support Ukraine in its fight against Russian aggression for as long as it will be necessary. - Ukrinform.</text:p>
      <text:p text:style-name="P4">
Images: ["<text:a xlink:type="simple" xlink:href="https://static.ukrinform.com/photos/2023_02/thumb_files/630_360_1675351959-951.jpeg" text:style-name="Internet_20_link" text:visited-style-name="Visited_20_Internet_20_Link">
630_360_16753...</text:a>
"]</text:p>
      <text:p text:style-name="P4">
Tags: ['Демократія', 'Україна', 'Фон дер Ляєн', 'Війна з Росією']</text:p>
      <text:p text:style-name="P4">
Type: Article</text:p>
      <!--METADATA-->
      <text:p text:style-name="P4">
<draw:frame draw:style-name="fr1" draw:name="Image40" text:anchor-type="as-char" svg:width="6.9236in" svg:height="3.956343in" draw:z-index="0">
<draw:image xlink:href="../Images/yкринформ/2023-05-16T-23-16-00-03-00/630_360_1675351959-951.jpeg" xlink:type="simple" xlink:show="embed" xlink:actuate="onLoad" draw:mime-type="image/jpeg"/>
</draw:frame>
The Ukrainian battlefields not only asserts her own freedom and independence, but also of values that are expensive every European, which is why Europe has to support Ukraine in its fight against Russian aggression for as long as it will be necessary.</text:p>
      <text:p text:style-name="P4">
This was announced today during a speech at the Council of Europe Summit in the capital of Iceland, Reykjavik, President of the European Commission Ursula von Der Lyen said, Ukrinform correspondent reports.</text:p>
      <text:p text:style-name="P4">
“Today the war has returned to <text:a xlink:type="simple" xlink:href="https://www.ukrinform.ua/tag-evropa" text:style-name="Internet_20_link" text:visited-style-name="Visited_20_Internet_20_Link">
</text:a>
… .Ukraine is fighting for the values that we believe in both we are and which are so exterminated for us. I am very grateful for our unity in protecting peace and in promotion of ideocracy. This is the reason from which the Council of Europe was formed, Isama has gathered us today. While Russia continues its war on democracy itself, Europe is the only one and it stands for Ukraine. This is a duty, ”the President of the European Commission emphasized.</text:p>
      <text:p text:style-name="P4">
She recalled the words of the Sakharov Prize laureate Alexandra Matviychuk, who was lying to Ukraine not because he was afraid of NATO, but in order to suppress the movement of Ukraine to democracy. That is why this war, which Russia has solved against Ukraine, is a war of values. Therefore, Europe has to take on the responsibility of the slavery of democracy.</text:p>
      <text:p text:style-name="P4">
“It is very true that the people of Ukraine requires responsibility for Russian crimes: for shelling of civilian homes, for cold -blooded executions, the suspension of children. More than 19,000 children were stolen and removed from their own years. This is exactly what this summit in Iceland should focus on, ”Ursula Der Lyen said.</text:p>
      <text:p text:style-name="P4">
She noted that such attention is important for Ukrainians, since the prospective reversal responsibility can now keep Russian soldiers the export of new military crimes. But it is also important for the future. Therefore, only justice can be the basis for a long peace in Ukraine, just peace.</text:p>
      <text:p text:style-name="P4">
The President of the European Commission emphasized - since the creation of the Council of Europe, the continent has been heading for democracy. Europeans rebuilt not only their cities, they resumed the moral foundations of Europe, placed freedom, equality of tasolidarity in the heart of European society.<text:span text:style-name="T4">
 Read also: </text:span>
 <text:a xlink:type="simple" xlink:href="https://www.ukrinform.ua/rubric-polytics/3710186-solc-vijna-z-rosieu-ne-zaversitsa-peremogou-putinskogo-imperializmu.html" text:style-name="Internet_20_link" text:visited-style-name="Visited_20_Internet_20_Link">
<text:span text:style-name="T4">
 SHOLC </text:span>
</text:a>
She noted that today Europe again confirms loyalty to its values.</text:p>
      <text:p text:style-name="P4">
“We will do our best to win peace, just peace. We will do nothing for Ukraine without Ukraine. That is why we strongly support the Ukrainian formula of peace, which is the basis of the path to peace. I call us at this summit to support this peace formula. The test is coming. It is very important that we combine forces. Ukrainians are struggling with suicide and for freedom. This is our joint struggle, and we will stand on their Botthat for a long time. Glory to Ukraine!, Let Europe live!”, The President of the European Commission has written her speech.</text:p>
      <text:p text:style-name="P4">
As it was reported, the Sumith of the Council of Europe is taking place today in Reykjavik, whose participants consider the most important global problems and issues of international relations, including the consequences of Russia's military aggression anti -Ukraine and the search for ways to just peace.</text:p>
      <text:p text:style-name="P4">
<text:span text:style-name="T5">
Foto: op</text:span>
</text:p>
      <text:p text:style-name="P4">
News Source: <text:a xlink:type="simple" xlink:href="https://www.ukrinform.ua/rubric-polytics/3710199-borotba-ukraini-za-demokratiu-i-svobodu-e-spilnou-dla-vsiei-evropi-fon-der-laen.html" text:style-name="Internet_20_link" text:visited-style-name="Visited_20_Internet_20_Link">
https://www.ukrinform.ua/rubric-polytics/3710199-borotba-ukraini-za-demokratiu-i-svobodu-e-spilnou-dla-vsiei-evropi-fon-der-laen.html</text:a>
</text:p>
      <!--NEWS-->
      <text:h text:style-name="P10" text:outline-level="1">
<text:span text:style-name="T4">
In a number of regions of Ukraine - air alarm</text:span>
</text:h>
      <text:p text:style-name="P4">
Authors: Ukrinform (Person)</text:p>
      <text:p text:style-name="P4">
Publisher: Укринформ (Organization)</text:p>
      <text:p text:style-name="P4">
Published Time: 2023-05-16T-25:14:00+03:00</text:p>
      <text:p text:style-name="P4">
Modified Time: 2023-05-16T23:14:00+03:00</text:p>
      <text:p text:style-name="P4">
Description: Air alarm has been declared in 13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41" text:anchor-type="as-char" svg:width="6.9236in" svg:height="3.956343in" draw:z-index="0">
<draw:image xlink:href="../Images/yкринформ/2023-05-16T-25-14-00-03-00/630_360_1645871571-868.jpg" xlink:type="simple" xlink:show="embed" xlink:actuate="onLoad" draw:mime-type="image/jpeg"/>
</draw:frame>
Air alarm has been declared in 13 region of Ukraine.</text:p>
      <text:p text:style-name="P4">
This is evidenced by <text:a xlink:type="simple" xlink:href="https://map.ukrainealarm.com/" text:style-name="Internet_20_link" text:visited-style-name="Visited_20_Internet_20_Link">
</text:a>
Air anxiety, reports Ukrinform.</text:p>
      <text:p text:style-name="P4">
Currently <text:a xlink:type="simple" xlink:href="https://www.ukrinform.ua/tag-povitrana-trivoga" text:style-name="Internet_20_link" text:visited-style-name="Visited_20_Internet_20_Link">
</text:a>
It was announced in Kyiv region, as well as Chernihiv, Zhytomyr, Cherkasy, Vinnytsia, Kirovograd, Mykolaiv, Odesa, Kherson, Dnipropetrovsk, Donetsk, Zaporizhia, Luhansk regions and Crimea.</text:p>
      <text:p text:style-name="P4">
As reported by Ukrinform, around 03:30 on May 16, Russian invaders attacked Ukraine from northern, southern and eastern directions 18 rockets of various types of air, maritime and ground base.</text:p>
      <text:p text:style-name="P4">
<text:span text:style-name="T4">
 Read also: </text:span>
 <text:a xlink:type="simple" xlink:href="https://www.ukrinform.ua/rubric-ato/3710159-nic-zbitih-kindzaliv-ce-dla-rf-vtrata-120-mln-plus-znisena-reputacia.html" text:style-name="Internet_20_link" text:visited-style-name="Visited_20_Internet_20_Link">
</text:a>
</text:p>
      <text:p text:style-name="P4">
<text:a xlink:type="simple" xlink:href="https://www.ukrinform.ua/rubric-ato/3709737-sipi-ppo-vnoci-znisili-usi-18-rosijskih-raket-sered-nih-sist-kinzaliv.html" text:style-name="Internet_20_link" text:visited-style-name="Visited_20_Internet_20_Link">
 </text:a>
Forces and means of admission of air forces of the Armed Forces of Ukraine.</text:p>
      <text:p text:style-name="P4">
News Source: <text:a xlink:type="simple" xlink:href="https://www.ukrinform.ua/rubric-ato/3710200-u-nizci-oblastej-ukraini-povitrana-trivoga.html" text:style-name="Internet_20_link" text:visited-style-name="Visited_20_Internet_20_Link">
https://www.ukrinform.ua/rubric-ato/3710200-u-nizci-oblastej-ukraini-povitrana-trivoga.html</text:a>
</text:p>
      <!--NEWS-->
      <text:h text:style-name="P10" text:outline-level="1">
<text:span text:style-name="T4">
At Sivershchyna and Slobozhanschyna directions Russian army shelled Yeline, Medvedivka and Mu...</text:span>
</text:h>
      <text:p text:style-name="P4">
Authors: liveuamap (Language: en)</text:p>
      <text:p text:style-name="P4">
Time: 2023-05-16T-26:38:00</text:p>
      <text:p text:style-name="P4">
Location: Vovchansk (Latitude:50.24051 Longtitude:36.78823)</text:p>
      <text:p text:style-name="P4">
Videos: []</text:p>
      <text:p text:style-name="P4">
Images: []</text:p>
      <text:p text:style-name="P4">
Tags: ["Russia"]</text:p>
      <text:p text:style-name="P4">
Id: 22563269</text:p>
      <!--METADATA-->
      <text:p text:style-name="P4">
At sivershchyna and slBozhanschyna directions Russian Army Shelled Yeline, Medvedivka and Muravyi of Chernihiv Region; VOVKIVKA, Manukhivka, Stukalivka, Iskryskivschyna, Volfyne, Shpyl and Stepok of Sumy Region, Also Kozacha Lopan, Heptyvka, LuykyaantsTSTSTSTSTSTSTSTSTSS Zemlyanky, Starytsyaof Kharkiv Region, - General Staff of Armed Forces of Ukraine Says in Themoring Report</text:p>
      <text:p text:style-name="P4">
News Collection Link:(https://liveuamap.com/en/2023/16-may-at-sivershchyna-and-slobozhanschyna-directions-russian)</text:p>
      <text:p text:style-name="P4">
News Source: <text:a xlink:type="simple" xlink:href="https://t.me/lumsrc/4798" text:style-name="Internet_20_link" text:visited-style-name="Visited_20_Internet_20_Link">
https://t.me/lumsrc/4798</text:a>
</text:p>
      <!--NEWS-->
      <text:h text:style-name="P10" text:outline-level="1">
<text:span text:style-name="T4">
The number of Russian soldiers on the ZPP increased to 2.5 thousand - Energoatom</text:span>
</text:h>
      <text:p text:style-name="P4">
Authors: Ukrinform (Person)</text:p>
      <text:p text:style-name="P4">
Publisher: Укринформ (Organization)</text:p>
      <text:p text:style-name="P4">
Published Time: 2023-05-16T-27:10:00+03:00</text:p>
      <text:p text:style-name="P4">
Modified Time: 2023-05-16T23:10:00+03:00</text:p>
      <text:p text:style-name="P4">
Description: Russian invaders returned after the so-called "evacuation" to the city of Energodar, Zaporizhzhya region, at the nuclear power plant of the invaders-servicemen there are more than 2 thousand 500 people. - Ukrinform.</text:p>
      <text:p text:style-name="P4">
Images: ["<text:a xlink:type="simple" xlink:href="https://static.ukrinform.com/photos/2022_08/thumb_files/630_360_1659601205-271.jpg" text:style-name="Internet_20_link" text:visited-style-name="Visited_20_Internet_20_Link">
630_360_16596...</text:a>
"]</text:p>
      <text:p text:style-name="P4">
Tags: ['Окупація', 'Російські військові', 'Запорізька АЕС', 'Війна з Росією']</text:p>
      <text:p text:style-name="P4">
Type: Article</text:p>
      <!--METADATA-->
      <text:p text:style-name="P4">
<draw:frame draw:style-name="fr1" draw:name="Image42" text:anchor-type="as-char" svg:width="6.9236in" svg:height="3.956343in" draw:z-index="0">
<draw:image xlink:href="../Images/yкринформ/2023-05-16T-27-10-00-03-00/630_360_1659601205-271.jpg" xlink:type="simple" xlink:show="embed" xlink:actuate="onLoad" draw:mime-type="image/jpeg"/>
</draw:frame>
The Russian-enchantments returned after the so-called "evacuation" to the city of the Energodarzhzhzhzhia region, more than 2 thousand 500 people are at the nuclear power plant of servicemen.</text:p>
      <text:p text:style-name="P4">
According to Ukrinform, NAEK reports to Energoatom in <text:a xlink:type="simple" xlink:href="https://t.me/energoatom_ua/13100" text:style-name="Internet_20_link" text:visited-style-name="Visited_20_Internet_20_Link">
</text:a>
.</text:p>
      <text:p text:style-name="P4">
"15-day" evacuation "in Energodar ended: the Rashists returned to the city. After the so-called vacations, during which not only representatives of the occupation" authorities ", but also documentation and equipment," Asvabaditeli "were caught from the Azov Occupation" Power -Satellite of Zaporizhzhia <text:a xlink:type="simple" xlink:href="https://www.ukrinform.ua/tag-aes" text:style-name="Internet_20_link" text:visited-style-name="Visited_20_Internet_20_Link">
</text:a>
”, - the message reads.</text:p>
      <text:p text:style-name="P4">
They returned to the city and resumed their "work" key services of the Zagarbnitsky "Lada". The Russian bank branches and the so -called local administration are functioning again. Only gas stations do not work, which simply does not have a fire. But even if it is possible to leave the city is almost impossible.</text:p>
      <text:p text:style-name="P4">
At the captured Russians of the Zaporizhzhya NPP significantly increased the number of armed ashes. There are now more than 2,500 Russian military, and even more than station staff. "That is, the largest nuclear power plant in Europe, completely and completely transformed into their fortified military base," they were in energy atom.</text:p>
      <text:p text:style-name="P4">
<text:span text:style-name="T4">
 Read also: </text:span>
 <text:a xlink:type="simple" xlink:href="https://www.ukrinform.ua/rubric-ato/3704742-prakticno-v-usih-turbinnih-zalah-zaes-rosiani-rozmistili-vibuhivku-ekspert.html" text:style-name="Internet_20_link" text:visited-style-name="Visited_20_Internet_20_Link">
<text:span text:style-name="T4">
 ZPP </text:span>
</text:a>
In the city of Energodar also increased the number of Russian soldiers and patrols.</text:p>
      <text:p text:style-name="P4">
As reported <text:a xlink:type="simple" xlink:href="https://www.ukrinform.ua/rubric-regions/3710020-rosiani-zaboronili-pracivnikam-zaes-spilkuvatis-miz-sobou-energoatom.html" text:style-name="Internet_20_link" text:visited-style-name="Visited_20_Internet_20_Link">
</text:a>
.</text:p>
      <text:p text:style-name="P4">
<text:span text:style-name="T5">
Foto: Energoatom</text:span>
</text:p>
      <text:p text:style-name="P4">
News Source: <text:a xlink:type="simple" xlink:href="https://www.ukrinform.ua/rubric-ato/3710196-kilkist-rosijskih-vijskovih-na-zaes-zrosla-do-25-tisaci-energoatom.html" text:style-name="Internet_20_link" text:visited-style-name="Visited_20_Internet_20_Link">
https://www.ukrinform.ua/rubric-ato/3710196-kilkist-rosijskih-vijskovih-na-zaes-zrosla-do-25-tisaci-energoatom.html</text:a>
</text:p>
      <!--NEWS-->
      <text:h text:style-name="P10" text:outline-level="1">
<text:span text:style-name="T4">
AT Kupyansk Directive Russian Army Welled Dvorichansk, Kamyanka, Krasnoye Pershe, Mitrofanivka ...</text:span>
</text:h>
      <text:p text:style-name="P4">
Authors: liveuamap (Language: en)</text:p>
      <text:p text:style-name="P4">
Time: 2023-05-16T-28:38:00</text:p>
      <text:p text:style-name="P4">
Location: Kupiansk (Latitude:49.6364 Longtitude:37.92)</text:p>
      <text:p text:style-name="P4">
Videos: []</text:p>
      <text:p text:style-name="P4">
Images: []</text:p>
      <text:p text:style-name="P4">
Tags: ["Russia"]</text:p>
      <text:p text:style-name="P4">
Id: 22563268</text:p>
      <!--METADATA-->
      <text:p text:style-name="P4">
At Kupiansk direction Russian army shelled Dvorichanske, Kamyanka, KrasnePershe, Mytrofanivka, Fyholivka, Novomlynsk, Dvorichna, Zapadne, Kindrashivka,Kupyansk, Kyslivka, Tabayivka, Berestove of Kharkiv region and Stelmakhivka ofLuhansk region. Russian aviation conducted airstrike at Kyslivka, - GeneralStaff of Armed Forces of Ukraine says in the morning report</text:p>
      <text:p text:style-name="P4">
News Collection Link: <text:a xlink:type="simple" xlink:href="https://liveuamap.com/en/2023/16-may-at-kupiansk-direction-russian-army-shelled-dvorichanske" text:style-name="Internet_20_link" text:visited-style-name="Visited_20_Internet_20_Link">
https://liveuamap.com/en/2023/16-may-at-kupiansk-direction-russian-army-shelled-dvorichanske</text:a>
</text:p>
      <text:p text:style-name="P4">
News Source: <text:a xlink:type="simple" xlink:href="https://t.me/lumsrc/4799" text:style-name="Internet_20_link" text:visited-style-name="Visited_20_Internet_20_Link">
https://t.me/lumsrc/4799</text:a>
</text:p>
      <!--NEWS-->
      <text:h text:style-name="P10" text:outline-level="1">
<text:span text:style-name="T4">
Zelensky announced international measures to grant the Armed Forces new opportunities in the war with Russia</text:span>
</text:h>
      <text:p text:style-name="P4">
Authors: Ukrinform (Person)</text:p>
      <text:p text:style-name="P4">
Publisher: Укринформ (Organization)</text:p>
      <text:p text:style-name="P4">
Published Time: 2023-05-16T-29:05:00+03:00</text:p>
      <text:p text:style-name="P4">
Modified Time: 2023-05-16T23:05:00+03:00</text:p>
      <text:p text:style-name="P4">
Description: President Volodymyr Zelensky held several meetings on Tuesday to give Ukrainian soldiers even more opportunities to make this war end with our victory even closer.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text:p>
      <text:p text:style-name="P4">
Type: Article</text:p>
      <!--METADATA-->
      <text:p text:style-name="P4">
<draw:frame draw:style-name="fr1" draw:name="Image43" text:anchor-type="as-char" svg:width="6.9236in" svg:height="3.956343in" draw:z-index="0">
<draw:image xlink:href="../Images/yкринформ/2023-05-16T-29-05-00-03-00/630_360_1679682020-565.jpeg" xlink:type="simple" xlink:show="embed" xlink:actuate="onLoad" draw:mime-type="image/jpeg"/>
</draw:frame>
President Volodymyr Zelensky held several meetings on Tuesday to give Ukrainian soldiers even more opportunities to make this war end with our victory even closer.</text:p>
      <text:p text:style-name="P4">
The Head of State stated this in <text:a xlink:type="simple" xlink:href="https://www.youtube.com/watch" text:style-name="Internet_20_link" text:visited-style-name="Visited_20_Internet_20_Link">
</text:a>
transmits Ukrinform.</text:p>
      <text:p text:style-name="P4">
_ <text:span text:style-name="T4">
 Video </text:span>
: <text:a xlink:type="simple" xlink:href="https://t.me/OP_UA/9512" text:style-name="Internet_20_link" text:visited-style-name="Visited_20_Internet_20_Link">
</text:a>
_</text:p>
      <text:p text:style-name="P4">
“I held several meetings today on international events - we do everything to our soldiers more opportunities to make the end of this war with a victory even closer. We are preparing news for Ukraine!” - said Zelensky.</text:p>
      <text:p text:style-name="P4">
He also reported that he participated online in the work of the Council of Europe Summit, working on a rail today.</text:p>
      <text:p text:style-name="P4">
<text:span text:style-name="T4">
 Read also: </text:span>
 <text:a xlink:type="simple" xlink:href="https://www.ukrinform.ua/rubric-ato/3709897-zelenskij-proviv-stavku-skoriguvali-grafik-postavok-ozbroenna.html" text:style-name="Internet_20_link" text:visited-style-name="Visited_20_Internet_20_Link">
<text:span text:style-name="T4">
 Zelensky </text:span>
</text:a>
“All the countries of free Europe, the strong leaders of our Europe… I thanked them the suspension of our country and urged to act together and continue to be 100%so that we were protected - all Ukraine, all of Europe, all the free world - by 100%. No rocket launchers, no terrorists and no blackmail of terrorists should aggravate freedom!”The President stressed.</text:p>
      <text:p text:style-name="P4">
As reported by Ukrinform, in the capital of Iceland on Tuesday begins a two-day summit of heads of state and governments of 46 member states of the Council of Europe. One of the following issues of the agenda will be the creation of an international registration caused by Russia's aggression against Ukraine.</text:p>
      <text:p text:style-name="P4">
<text:span text:style-name="T5">
Foto: Presidential Office</text:span>
</text:p>
      <text:p text:style-name="P4">
News Source: <text:a xlink:type="simple" xlink:href="https://www.ukrinform.ua/rubric-ato/3710209-prezident-anonsuvav-miznarodni-zahodi-dla-nadanna-zsu-novih-mozlivostej-u-vijni-z-rosieu.html" text:style-name="Internet_20_link" text:visited-style-name="Visited_20_Internet_20_Link">
https://www.ukrinform.ua/rubric-ato/3710209-prezident-anonsuvav-miznarodni-zahodi-dla-nadanna-zsu-novih-mozlivostej-u-vijni-z-rosieu.html</text:a>
</text:p>
      <!--NEWS-->
      <text:h text:style-name="P10" text:outline-level="1">
<text:span text:style-name="T4">
At Lyman direction Russian army shelled Makiyivka and Bilohorivka of Luhansk region and Verkh...</text:span>
</text:h>
      <text:p text:style-name="P4">
Authors: liveuamap (Language: en)</text:p>
      <text:p text:style-name="P4">
Time: 2023-05-16T-30:38:00</text:p>
      <text:p text:style-name="P4">
Location: Bakhmut (Latitude:48.80573 Longtitude:38.24753)</text:p>
      <text:p text:style-name="P4">
Videos: []</text:p>
      <text:p text:style-name="P4">
Images: []</text:p>
      <text:p text:style-name="P4">
Tags: ["Russia"]</text:p>
      <text:p text:style-name="P4">
Id: 22563267</text:p>
      <!--METADATA-->
      <text:p text:style-name="P4">
At Lyman direction Russian army shelled Makiyivka and Bilohorivka of Luhanskregion and Verkhnokamyanske and Spirne of Donetsk region. Russian aviationconducted airstrike at Spirne, - General Staff of Armed Forces of Ukraine saysin the morning report</text:p>
      <text:p text:style-name="P4">
News Collection Link: <text:a xlink:type="simple" xlink:href="https://liveuamap.com/en/2023/16-may-at-lyman-direction-russian-army-shelled-makiyivka" text:style-name="Internet_20_link" text:visited-style-name="Visited_20_Internet_20_Link">
https://liveuamap.com/en/2023/16-may-at-lyman-direction-russian-army-shelled-makiyivka</text:a>
</text:p>
      <text:p text:style-name="P4">
News Source: <text:a xlink:type="simple" xlink:href="https://t.me/lumsrc/4800" text:style-name="Internet_20_link" text:visited-style-name="Visited_20_Internet_20_Link">
https://t.me/lumsrc/4800</text:a>
</text:p>
      <!--NEWS-->
      <text:h text:style-name="P10" text:outline-level="1">
<text:span text:style-name="T4">
President noted the fighters in the Bakhmut and Tavriysk directions</text:span>
</text:h>
      <text:p text:style-name="P4">
Authors: Ukrinform (Person)</text:p>
      <text:p text:style-name="P4">
Publisher: Укринформ (Organization)</text:p>
      <text:p text:style-name="P4">
Published Time: 2023-05-16T-31:02:00+03:00</text:p>
      <text:p text:style-name="P4">
Modified Time: 2023-05-16T23:02:00+03:00</text:p>
      <text:p text:style-name="P4">
Description: President Volodymyr Zelenskyy celebrated the fighters in the Bakhmut and Tavriysk direction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Військові',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5-16T-31-02-00-03-00/630_360_1679682020-565.jpeg" xlink:type="simple" xlink:show="embed" xlink:actuate="onLoad" draw:mime-type="image/jpeg"/>
</draw:frame>
President Volodymyr Zelenskyy noted the fighters in Bakhmut and Tavriya.</text:p>
      <text:p text:style-name="P4">
As Ukrinform reports, he said in his evening <text:a xlink:type="simple" xlink:href="https://t.me/V_Zelenskiy_official/6247" text:style-name="Internet_20_link" text:visited-style-name="Visited_20_Internet_20_Link">
</text:a>
.</text:p>
      <text:p text:style-name="P4">
In particular, Zelensky reported that today he held a meeting of rates, which reported reports of commander of operational directions, the head of the Committee, the officials responsible for defense, intelligence.</text:p>
      <text:p text:style-name="P4">
<text:span text:style-name="T5">
Viso: <text:a xlink:type="simple" xlink:href="https://t.me/V_Zelenskiy_official/6247" text:style-name="Internet_20_link" text:visited-style-name="Visited_20_Internet_20_Link">
</text:a>
</text:span>
</text:p>
      <text:p text:style-name="P4">
“A very important report of General Sirsky - on the situation on the Bakhmut Napryamka. I thank all of our <text:a xlink:type="simple" xlink:href="https://www.ukrinform.ua/tag-vijskovi" text:style-name="Internet_20_link" text:visited-style-name="Visited_20_Internet_20_Link">
</text:a>
There, every soldier, sergeant, officer who do superhuman things in this way. Well done. Well done!”, - the President emphasized.</text:p>
      <text:p text:style-name="P4">
He noted the 5th separate assault brigade, paratroopers of the "eighty" of Tavoins of the 57th separate infantry brigade.</text:p>
      <text:p text:style-name="P4">
“Your courage, your determination and your success in destroying the enemy are uncommonly important!Thank you!”Zelensky said.</text:p>
      <text:p text:style-name="P4">
The President also mentioned the fighters in Tavriya.</text:p>
      <text:p text:style-name="P4">
"Seventystyevyatka" is a glorious 79th separate landing brigade, artillerymen of the 55th separate artillery brigade, 74th separate reconnaissance battleshoe, 116th separate territorial defense brigade, 128th separately of you!Your resilience and accurateness are a sort of time, ”the head of the Ukrainian state said.</text:p>
      <text:p text:style-name="P4">
<text:span text:style-name="T4">
 Read also: </text:span>
 <text:a xlink:type="simple" xlink:href="https://www.ukrinform.ua/rubric-polytics/3710190-zelenskij-na-samiti-radi-evropi-zaklikav-diati-na-100-sil.html" text:style-name="Internet_20_link" text:visited-style-name="Visited_20_Internet_20_Link">
<text:span text:style-name="T4">
 Zelensky </text:span>
</text:a>
As it was reported, President Volodymyr Zelenskyy returned to Kiev and immediately <text:a xlink:type="simple" xlink:href="https://www.ukrinform.ua/rubric-ato/3709897-zelenskij-proviv-stavku-skoriguvali-grafik-postavok-ozbroenna.html" text:style-name="Internet_20_link" text:visited-style-name="Visited_20_Internet_20_Link">
</text:a>
whose participants have adjusted the supply of weapons and ammunition.</text:p>
      <text:p text:style-name="P4">
<text:span text:style-name="T5">
Foto: op</text:span>
</text:p>
      <text:p text:style-name="P4">
News Source: <text:a xlink:type="simple" xlink:href="https://www.ukrinform.ua/rubric-ato/3710194-prezident-vidznaciv-bijciv-na-bahmutskomu-i-tavrijskomu-napramkah.html" text:style-name="Internet_20_link" text:visited-style-name="Visited_20_Internet_20_Link">
https://www.ukrinform.ua/rubric-ato/3710194-prezident-vidznaciv-bijciv-na-bahmutskomu-i-tavrijskomu-napramkah.html</text:a>
</text:p>
      <!--NEWS-->
      <text:h text:style-name="P10" text:outline-level="1">
<text:span text:style-name="T4">
JSU Bakhmut Directio Rusian of the Army Shelled Grigorivka, Bogdanivka, Bakhmut, Ivanivske, Stuposh ...</text:span>
</text:h>
      <text:p text:style-name="P4">
Authors: liveuamap (Language: en)</text:p>
      <text:p text:style-name="P4">
Time: 2023-05-16T-32:38:00</text:p>
      <text:p text:style-name="P4">
Location: Novhorods'ke, Donetsk Oblast (Latitude:48.33478 Longtitude:37.84635)</text:p>
      <text:p text:style-name="P4">
Videos: []</text:p>
      <text:p text:style-name="P4">
Images: []</text:p>
      <text:p text:style-name="P4">
Tags: ["Russia"]</text:p>
      <text:p text:style-name="P4">
Id: 22563266</text:p>
      <!--METADATA-->
      <text:p text:style-name="P4">
At Bakhmut Direction Russian Army Shelled Hryhorivka, Bohdanivka, Bakhmut, Ivanivske, Stupochky, Druzhba, Oleksandro-Shultyne, Pivnichne, Pivnichne, Pivniechne, Pivniene, Pivnie, Pivnne, Pivnne, Pivnne, Pivnne, Pivnie, Pivnie F Donetsk Region, - General Staff of Armedforces of Ukraine Says in the Morning Report</text:p>
      <text:p text:style-name="P4">
News Collection Link:(https://liveuamap.com/en/2023/16-may-at-bakhmut-direction-russian-army-shelled-hryhorivka)</text:p>
      <text:p text:style-name="P4">
News Source: <text:a xlink:type="simple" xlink:href="https://t.me/lumsrc/4801" text:style-name="Internet_20_link" text:visited-style-name="Visited_20_Internet_20_Link">
https://t.me/lumsrc/4801</text:a>
</text:p>
      <!--NEWS-->
      <text:h text:style-name="P10" text:outline-level="1">
<text:span text:style-name="T4">
JSC Avdiivka Directio Rusian of the Army Shelled Steppe, Lastochkin, Avdiivka, Pervomaisk And ...</text:span>
</text:h>
      <text:p text:style-name="P4">
Authors: liveuamap (Language: en)</text:p>
      <text:p text:style-name="P4">
Time: 2023-05-16T-34:38:00</text:p>
      <text:p text:style-name="P4">
Location: Donetsk Oblast (Latitude:48.1268 Longtitude:37.77374)</text:p>
      <text:p text:style-name="P4">
Videos: []</text:p>
      <text:p text:style-name="P4">
Images: []</text:p>
      <text:p text:style-name="P4">
Tags: ["Russia"]</text:p>
      <text:p text:style-name="P4">
Id: 22563265</text:p>
      <!--METADATA-->
      <text:p text:style-name="P4">
At Avdiyivka direction Russian army shelled Stepove, Lastochkyne, Avdiyivka,Pervomayske and Karlivka of Donetsk region. Russian aviation conductedairstrikes at Avdiyivka, - General Staff of Armed Forces of Ukraine says inthe morning report</text:p>
      <text:p text:style-name="P4">
News Collection Link: <text:a xlink:type="simple" xlink:href="https://liveuamap.com/en/2023/16-may-at-avdiyivka-direction-russian-army-shelled-stepove" text:style-name="Internet_20_link" text:visited-style-name="Visited_20_Internet_20_Link">
https://liveuamap.com/en/2023/16-may-at-avdiyivka-direction-russian-army-shelled-stepove</text:a>
</text:p>
      <text:p text:style-name="P4">
News Source: <text:a xlink:type="simple" xlink:href="https://t.me/lumsrc/4802" text:style-name="Internet_20_link" text:visited-style-name="Visited_20_Internet_20_Link">
https://t.me/lumsrc/4802</text:a>
</text:p>
      <!--NEWS-->
      <text:h text:style-name="P10" text:outline-level="1">
<text:span text:style-name="T4">
Ukraine has agreed with partners on further steps on the mechanism of compensation for destruction</text:span>
</text:h>
      <text:p text:style-name="P4">
Authors: Ukrinform (Person)</text:p>
      <text:p text:style-name="P4">
Publisher: Укринформ (Organization)</text:p>
      <text:p text:style-name="P4">
Published Time: 2023-05-16T-34:56:00+03:00</text:p>
      <text:p text:style-name="P4">
Modified Time: 2023-05-16T22:56:00+03:00</text:p>
      <text:p text:style-name="P4">
Description: Ukraine has agreed with partners on real steps towards creating a mechanism for compensation for the destruction that Russia has done in Ukraine. - Ukrinform.</text:p>
      <text:p text:style-name="P4">
Images: ["<text:a xlink:type="simple" xlink:href="https://static.ukrinform.com/photos/2023_05/thumb_files/630_360_1684267633-181.jpg" text:style-name="Internet_20_link" text:visited-style-name="Visited_20_Internet_20_Link">
630_360_16842...</text:a>
"]</text:p>
      <text:p text:style-name="P4">
Tags: ['Саміт', 'Воєнні злочини', 'Рада Європи', 'Шмигаль', 'Війна з Росією', '#stoprussia']</text:p>
      <text:p text:style-name="P4">
Type: Article</text:p>
      <!--METADATA-->
      <text:p text:style-name="P4">
<draw:frame draw:style-name="fr1" draw:name="Image45" text:anchor-type="as-char" svg:width="6.9236in" svg:height="3.956343in" draw:z-index="0">
<draw:image xlink:href="../Images/yкринформ/2023-05-16T-34-56-00-03-00/630_360_1684267633-181.jpg" xlink:type="simple" xlink:show="embed" xlink:actuate="onLoad" draw:mime-type="image/jpeg"/>
</draw:frame>
It has been Ukrainian with partners about real steps towards creating a mechanism for the destruction that Russia has done in Ukraine.</text:p>
      <text:p text:style-name="P4">
He wrote about it in <text:a xlink:type="simple" xlink:href="https://t.me/Denys_Smyhal/5225" text:style-name="Internet_20_link" text:visited-style-name="Visited_20_Internet_20_Link">
</text:a>
Prime Minister Denis Schmigal, who, together with the government, participates in the Council of Europe Summit, which began on Tuesday Urakiavik, Ukrinform reports.</text:p>
      <text:p text:style-name="P4">
_ <text:span text:style-name="T4">
 Video </text:span>
: <text:a xlink:type="simple" xlink:href="https://t.me/Denys_Smyhal/5225" text:style-name="Internet_20_link" text:visited-style-name="Visited_20_Internet_20_Link">
</text:a>
_</text:p>
      <text:p text:style-name="P4">
"An important issue at the Council of Europe Summit is the punishment of Russian crimes in Ukraine. They agreed with partners on real steps in the direction of creation of compensation for the destruction that Russia has done in Ukraine," said <text:a xlink:type="simple" xlink:href="https://www.ukrinform.ua/tag-smigal" text:style-name="Internet_20_link" text:visited-style-name="Visited_20_Internet_20_Link">
</text:a>
.</text:p>
      <text:p text:style-name="P4">
<text:span text:style-name="T4">
 Read also: </text:span>
 <text:a xlink:type="simple" xlink:href="https://www.ukrinform.ua/rubric-polytics/3710190-zelenskij-na-samiti-radi-evropi-zaklikav-diati-na-100-sil.html" text:style-name="Internet_20_link" text:visited-style-name="Visited_20_Internet_20_Link">
<text:span text:style-name="T4">
 Rada </text:span>
 <text:span text:style-name="T4">
 </text:span>
 Europe **</text:a>
As reported by Ukrinform, the United Kingdom <text:a xlink:type="simple" xlink:href="https://www.ukrinform.ua/rubric-world/3710081-britania-priednaetsa-do-ugodi-pro-reestr-zbitkiv-vid-agresii-rf-na-samiti-u-rejkaviku.html" text:style-name="Internet_20_link" text:visited-style-name="Visited_20_Internet_20_Link">
</text:a>
On the creation of the International Register of Losses caused by Russia's aggression against Ukraine, at the Council of Europe Summit in Reykjavik on May 16-17.</text:p>
      <text:p text:style-name="P4">
News Source: <text:a xlink:type="simple" xlink:href="https://www.ukrinform.ua/rubric-polytics/3710197-ukraina-domovilasa-z-partnerami-pro-podalsi-kroki-sodo-mehanizmu-kompensacij-za-rujnuvanna.html" text:style-name="Internet_20_link" text:visited-style-name="Visited_20_Internet_20_Link">
https://www.ukrinform.ua/rubric-polytics/3710197-ukraina-domovilasa-z-partnerami-pro-podalsi-kroki-sodo-mehanizmu-kompensacij-za-rujnuvanna.html</text:a>
</text:p>
      <!--NEWS-->
      <text:h text:style-name="P10" text:outline-level="1">
<text:span text:style-name="T4">
JSC Marinka Direcion Rusian Army Shelled Krasnogorivka, Acute, St. George, Marinka And ...</text:span>
</text:h>
      <text:p text:style-name="P4">
Authors: liveuamap (Language: en)</text:p>
      <text:p text:style-name="P4">
Time: 2023-05-16T-36:38:00</text:p>
      <text:p text:style-name="P4">
Location: Donetsk (Latitude:47.85498 Longtitude:37.47385)</text:p>
      <text:p text:style-name="P4">
Videos: []</text:p>
      <text:p text:style-name="P4">
Images: []</text:p>
      <text:p text:style-name="P4">
Tags: ["Russia"]</text:p>
      <text:p text:style-name="P4">
Id: 22563261</text:p>
      <!--METADATA-->
      <text:p text:style-name="P4">
At Maryinka direction Russian army shelled Krasnohorivka, Hostre, Heorhiyivka,Maryinka and Novomykhaylivka of Donetsk region, - General Staff of ArmedForces of Ukraine says in the morning report</text:p>
      <text:p text:style-name="P4">
News Collection Link: <text:a xlink:type="simple" xlink:href="https://liveuamap.com/en/2023/16-may-at-maryinka-direction-russian-army-shelled-krasnohorivka" text:style-name="Internet_20_link" text:visited-style-name="Visited_20_Internet_20_Link">
https://liveuamap.com/en/2023/16-may-at-maryinka-direction-russian-army-shelled-krasnohorivka</text:a>
</text:p>
      <text:p text:style-name="P4">
News Source: <text:a xlink:type="simple" xlink:href="https://t.me/lumsrc/4803" text:style-name="Internet_20_link" text:visited-style-name="Visited_20_Internet_20_Link">
https://t.me/lumsrc/4803</text:a>
</text:p>
      <!--NEWS-->
      <text:h text:style-name="P10" text:outline-level="1">
<text:span text:style-name="T4">
The White House commented on the President of South Africa to end the war in Ukraine</text:span>
</text:h>
      <text:p text:style-name="P4">
Authors: Ukrinform (Person)</text:p>
      <text:p text:style-name="P4">
Publisher: Укринформ (Organization)</text:p>
      <text:p text:style-name="P4">
Published Time: 2023-05-16T-36:54:00+03:00</text:p>
      <text:p text:style-name="P4">
Modified Time: 2023-05-16T22:54:00+03:00</text:p>
      <text:p text:style-name="P4">
Description: The United States does not deny any peaceful proposals by third countries to end the Russian Federation against Ukraine, but this must be completely agreed with the Ukrainian side and based on the UN Charter. - Ukrinform.</text:p>
      <text:p text:style-name="P4">
Images: ["<text:a xlink:type="simple" xlink:href="https://static.ukrinform.com/photos/2016_05/thumb_files/630_360_1462312039-1410-dzon-kirbi.jpg" text:style-name="Internet_20_link" text:visited-style-name="Visited_20_Internet_20_Link">
630_360_14623...</text:a>
"]</text:p>
      <text:p text:style-name="P4">
Tags: ['ПАР', 'Україна', 'Білий дім', 'Війна з Росією']</text:p>
      <text:p text:style-name="P4">
Type: Article</text:p>
      <!--METADATA-->
      <text:p text:style-name="P4">
<draw:frame draw:style-name="fr1" draw:name="Image46" text:anchor-type="as-char" svg:width="6.9236in" svg:height="3.956343in" draw:z-index="0">
<draw:image xlink:href="../Images/yкринформ/2023-05-16T-36-54-00-03-00/630_360_1462312039-1410-dzon-kirbi.jpg" xlink:type="simple" xlink:show="embed" xlink:actuate="onLoad" draw:mime-type="image/jpeg"/>
</draw:frame>
The United States does not deny any peaceful proposals by the third countries to end the Russian Federation against Ukraine, but this must be consistent with the Ukrainian side and based on the UN Charter.</text:p>
      <text:p text:style-name="P4">
So commented on the President of South Africa, published on Tuesday, the Coordinator of the White House National Security Council John Kirby, reports Ukrinform's own correspondent.</text:p>
      <text:p text:style-name="P4">
“We will support any peaceful offer(As for the completion of <text:a xlink:type="simple" xlink:href="https://www.ukrinform.ua/tag-vijna" text:style-name="Internet_20_link" text:visited-style-name="Visited_20_Internet_20_Link">
</text:a>
Of the Russian Federation in Ukraine - Ed.)The third party, if it can be considered reliable, feasible and stable. And in order for these three things to make a place, it should be supported by the President of Zelensky and the Ukrainian people, ”the White House representative said.</text:p>
      <text:p text:style-name="P4">
At the same time, he emphasized the need to adhere to the principle of "nothing pro -Ukraine without Ukraine". In addition, he said, such proposals should be conveyed on the UN Charter, "which is a fundamental element", as well as drinking by President Zelensky and his proposals from 10 points.</text:p>
      <text:p text:style-name="P4">
<text:span text:style-name="T4">
 Read also: </text:span>
 <text:a xlink:type="simple" xlink:href="https://www.ukrinform.ua/rubric-polytics/3705301-mirnij-plan-zelenskogo-ta-proekt-rezolucii-kongresu-ssa-okresluut-peremogu-ukraini-ekspert.html" text:style-name="Internet_20_link" text:visited-style-name="Visited_20_Internet_20_Link">
<text:span text:style-name="T4">
 peaceful </text:span>
 <text:span text:style-name="T4">
 plan </text:span>
</text:a>
As reported <text:a xlink:type="simple" xlink:href="https://www.ukrinform.ua/rubric-polytics/3710014-prezident-par-anonsuvav-mirotvorcu-misiu-sob-pripiniti-vijnu-rf-z-ukrainou.html" text:style-name="Internet_20_link" text:visited-style-name="Visited_20_Internet_20_Link">
</text:a>
, President of the South African Republic(COUPLE)Ramafos Siril on Tuesday lands that African countries would propose a peaceful initiative to complete Russia's completion against Ukraine. The delegation of the heads of African states plans to visit Moscow and Kiev for the purpose of presenting the plan, Ramafos said.</text:p>
      <text:p text:style-name="P4">
News Source: <text:a xlink:type="simple" xlink:href="https://www.ukrinform.ua/rubric-polytics/3710192-bilij-dim-prokomentuvav-propozicii-prezidenta-par-sodo-pripinenna-vijni-v-ukraini.html" text:style-name="Internet_20_link" text:visited-style-name="Visited_20_Internet_20_Link">
https://www.ukrinform.ua/rubric-polytics/3710192-bilij-dim-prokomentuvav-propozicii-prezidenta-par-sodo-pripinenna-vijni-v-ukraini.html</text:a>
</text:p>
      <!--NEWS-->
      <text:h text:style-name="P10" text:outline-level="1">
<text:span text:style-name="T4">
JSC Shakhtarskoe Directio Rusian of the Army Shelled Kalledar, Wondering, Novoukrainka And And Shah ...</text:span>
</text:h>
      <text:p text:style-name="P4">
Authors: liveuamap (Language: en)</text:p>
      <text:p text:style-name="P4">
Time: 2023-05-16T-38:38:00</text:p>
      <text:p text:style-name="P4">
Location: Velyka Novosilka (Latitude:47.85832 Longtitude:37.00281)</text:p>
      <text:p text:style-name="P4">
Videos: []</text:p>
      <text:p text:style-name="P4">
Images: []</text:p>
      <text:p text:style-name="P4">
Tags: ["Russia"]</text:p>
      <text:p text:style-name="P4">
Id: 22563254</text:p>
      <!--METADATA-->
      <text:p text:style-name="P4">
At Shakhtarske direction Russian army shelled Vuhledar, Prechystivka,Novoukrayinka and Shakhtarske, - General Staff of Armed Forces of Ukraine saysin the morning report</text:p>
      <text:p text:style-name="P4">
News Collection Link: <text:a xlink:type="simple" xlink:href="https://liveuamap.com/en/2023/16-may-at-shakhtarske-direction-russian-army-shelled-vuhledar" text:style-name="Internet_20_link" text:visited-style-name="Visited_20_Internet_20_Link">
https://liveuamap.com/en/2023/16-may-at-shakhtarske-direction-russian-army-shelled-vuhledar</text:a>
</text:p>
      <text:p text:style-name="P4">
News Source: <text:a xlink:type="simple" xlink:href="https://t.me/lumsrc/4804" text:style-name="Internet_20_link" text:visited-style-name="Visited_20_Internet_20_Link">
https://t.me/lumsrc/4804</text:a>
</text:p>
      <!--NEWS-->
      <text:h text:style-name="P10" text:outline-level="1">
<text:span text:style-name="T4">
Zelensky at the Council of Europe summit urged to act 100% forces</text:span>
</text:h>
      <text:p text:style-name="P4">
Authors: Ukrinform (Person)</text:p>
      <text:p text:style-name="P4">
Publisher: Укринформ (Organization)</text:p>
      <text:p text:style-name="P4">
Published Time: 2023-05-16T-38:49:00+03:00</text:p>
      <text:p text:style-name="P4">
Modified Time: 2023-05-16T22:49:00+03:00</text:p>
      <text:p text:style-name="P4">
Description: The President of Ukraine has called for 100% forces to protect Ukraine, Europe and the European way of life.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Саміт', 'Рада Європи', 'Зеленський', 'Війна з Росією']</text:p>
      <text:p text:style-name="P4">
Type: Article</text:p>
      <!--METADATA-->
      <text:p text:style-name="P4">
<draw:frame draw:style-name="fr1" draw:name="Image47" text:anchor-type="as-char" svg:width="6.9236in" svg:height="3.956343in" draw:z-index="0">
<draw:image xlink:href="../Images/yкринформ/2023-05-16T-38-49-00-03-00/630_360_1682063024-559.jpeg" xlink:type="simple" xlink:show="embed" xlink:actuate="onLoad" draw:mime-type="image/jpeg"/>
</draw:frame>
The President of Ukraine called for 100% forces to protect Ukraine, Europe of the European way of life.</text:p>
      <text:p text:style-name="P4">
According to the Ukrinform correspondent, the head of the Ukrainian state declared the video clip at the opening of the Council of Europe Summit in Reykjavik.</text:p>
      <text:p text:style-name="P4">
"Today, at three o'clock in the morning, our people woke up from explosions - there were 18 Russian missiles of different types in our unblower, in particular, ballistic, which would be tedied by a terrorist(https://www.ukrinform.ua/tag-rosia)She used at the same time ballistic missiles, as well as drones to complicate our airfront rescue of life. But all lives have been protected. All rockets were knocked down, including ballistic. 100 percent. This is a historical result, " - the Ukrainian leader at the beginning of his speech.</text:p>
      <text:p text:style-name="P4">
<text:span text:style-name="T5">
Video: op</text:span>
</text:p>
      <text:p text:style-name="P4">
According to him, while Russia is trying to "improve its disability", Ukraine, with the support of partners, "work hard to improve the protection of our people." "And I thank all the countries and leaders who help us improve our air defense. Together we show what our 100%means, and what the power of the free world means," - said Zelensky.</text:p>
      <text:p text:style-name="P4">
He recalled that a year ago, Ukraine was not able to knock down most of the rocket launchers, especially ballistic. "And now I ask myself: if you have been able to do it, is there something that we will not be able to do when the Minds and determined to protect life? The answer is when we are united, then we will do everything on 100% in any field, if we have a container to protect our people and our Europe, "the head of the Ukrainian state emphasized.</text:p>
      <text:p text:style-name="P4">
Along with this, he pointed out that there was much more to do to make the work of Ukrainian air defense throughout the country.</text:p>
      <text:p text:style-name="P4">
"The territory of Ukraine is large, and to make the results of air defense, as tonight, they become a rule all over the country, we need non -tax systems of air defense and rocket. We also need more recent fighters, without which no air defense will be ideal," the President of Ukraine said, " .</text:p>
      <text:p text:style-name="P4">
<text:span text:style-name="T4">
 Read also: </text:span>
 <text:a xlink:type="simple" xlink:href="https://www.ukrinform.ua/rubric-ato/3709626-zelenskij-povertaemosa-dodomu-z-novimi-oboronnimi-paketami-ukraina-stae-silnisou.html" text:style-name="Internet_20_link" text:visited-style-name="Visited_20_Internet_20_Link">
<text:span text:style-name="T4">
 Zelensky </text:span>
</text:a>
</text:p>
      <text:p text:style-name="P4">
"100% should be our benchmark, we must leave the aggressor 0%. 100% success of defense operations is guaranteed by weapons and preparation of our soldiers. And I thank us all, who strengthens our defense. 100% success of sanctions guarantees honesty in every state ... 100% success of our formula Peace is guaranteed by diplomacy, and I thank everyone who helps us unite the world to realize the formula of peace - the only realistic peace plan. And, of course, 100% of justice. Because without justice there will be a stable peace, "Zelensky emphasized.</text:p>
      <text:p text:style-name="P4">
Against this background, he thanked the Council of Europe and the leaders of the Member States for the decision to create an international register of losses caused by Russian aggression. "It will be closer to the creation of a comprehensive compensation mechanism, and this is a report that aggression does not even have to think about aggression," the President added.</text:p>
      <text:p text:style-name="P4">
<text:span text:style-name="T4">
 Read also: </text:span>
 <text:a xlink:type="simple" xlink:href="https://www.ukrinform.ua/rubric-world/3710151-samit-radi-evropi-zoseredit-uvagu-na-vidpovidalnosti-rosii-za-zlocin-agresii-fon-der-laen.html" text:style-name="Internet_20_link" text:visited-style-name="Visited_20_Internet_20_Link">
</text:a>
He also expressed confidence that the 100 percent result of the creation of a special tribunal on the crime of aggression against Ukraine would be achieved.</text:p>
      <text:p text:style-name="P4">
"Europe has been waiting for such times when leaders will be 100% and will have 100% result for the protection of Europe and our common values. And finally, what we are now achieving .. We are Europeans, and therefore we act on all 100% Our strength is when it comes to protecting our way of life. Let it be the rules of our content, " - summed up the head of the Ukrainian state.</text:p>
      <text:p text:style-name="P4">
As reported by Ukrinform, in the capital of Iceland on Tuesday begins a two-day summit of heads of state and governments of 46 member states of the Council of Europe. One way on the agenda will be to create <text:a xlink:type="simple" xlink:href="https://www.ukrinform.ua/rubric-vidbudova/3706858-na-samiti-v-rejkaviku-pidpisut-dogovir-akij-mae-zapustiti-miznarodnij-reestr-zbitkiv-minust.html" text:style-name="Internet_20_link" text:visited-style-name="Visited_20_Internet_20_Link">
</text:a>
, caused by Russia's aggression against Ukraine.</text:p>
      <text:p text:style-name="P4">
<text:span text:style-name="T5">
Foto: op</text:span>
</text:p>
      <text:p text:style-name="P4">
News Source: <text:a xlink:type="simple" xlink:href="https://www.ukrinform.ua/rubric-polytics/3710190-zelenskij-na-samiti-radi-evropi-zaklikav-diati-na-100-sil.html" text:style-name="Internet_20_link" text:visited-style-name="Visited_20_Internet_20_Link">
https://www.ukrinform.ua/rubric-polytics/3710190-zelenskij-na-samiti-radi-evropi-zaklikav-diati-na-100-sil.html</text:a>
</text:p>
      <!--NEWS-->
      <text:h text:style-name="P10" text:outline-level="1">
<text:span text:style-name="T4">
At Zaporizhzhia and Kherson directions Russian army shelled Burlatske, Vilne Pole, Novopil of...</text:span>
</text:h>
      <text:p text:style-name="P4">
Authors: liveuamap (Language: en)</text:p>
      <text:p text:style-name="P4">
Time: 2023-05-16T-40:38:00</text:p>
      <text:p text:style-name="P4">
Location: Novopavlivsk (Latitude:47.87214 Longtitude:36.67889)</text:p>
      <text:p text:style-name="P4">
Videos: []</text:p>
      <text:p text:style-name="P4">
Images: []</text:p>
      <text:p text:style-name="P4">
Tags: ["Russia"]</text:p>
      <text:p text:style-name="P4">
Id: 22563251</text:p>
      <!--METADATA-->
      <text:p text:style-name="P4">
At Zaporizhzhia and Kherson directions Russian army shelled Burlatske, VilnePole, Novopil of Donetsk region; Olhivske, Malynivka, Huliaipole, Zaliznychne,Huliaipilske, Bilohirya, Mala Tokmachka, Orikhiv and Kamyanske of Zaporizhzhiaregion; Nikopol of Dnipropetrovsk region, also Kherson city. Russian aviationconducted airstrikes at Vilne Pole of Donetsk region; Mala Tokmachka ofZaporizhzhia region and Stanislav and Kizomys of Kherson region, - GeneralStaff of Armed Forces of Ukraine says in the morning report</text:p>
      <text:p text:style-name="P4">
News Collection Link: <text:a xlink:type="simple" xlink:href="https://liveuamap.com/en/2023/16-may-at-zaporizhzhia-and-kherson-directions-russian-army" text:style-name="Internet_20_link" text:visited-style-name="Visited_20_Internet_20_Link">
https://liveuamap.com/en/2023/16-may-at-zaporizhzhia-and-kherson-directions-russian-army</text:a>
</text:p>
      <text:p text:style-name="P4">
News Source: <text:a xlink:type="simple" xlink:href="https://t.me/lumsrc/4805" text:style-name="Internet_20_link" text:visited-style-name="Visited_20_Internet_20_Link">
https://t.me/lumsrc/4805</text:a>
</text:p>
      <!--NEWS-->
      <text:h text:style-name="P10" text:outline-level="1">
<text:span text:style-name="T4">
In the battles for Bakhmut, a master of nature protection of the Carpathian NPP Andriy Tomashchuk was killed</text:span>
</text:h>
      <text:p text:style-name="P4">
Authors: Ukrinform (Person)</text:p>
      <text:p text:style-name="P4">
Publisher: Укринформ (Organization)</text:p>
      <text:p text:style-name="P4">
Published Time: 2023-05-16T-40:42:00+03:00</text:p>
      <text:p text:style-name="P4">
Modified Time: 2023-05-16T22:42:00+03:00</text:p>
      <text:p text:style-name="P4">
Description: In the battles for Bakhmut, a master of nature protection of the nature of the Hoverlana Nature Conservation Research Department of the Carpathian NPP Andriy Tomashchuk, who served as a machine gunner, was killed. - Ukrinform.</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5/1684266031-509.jpg" text:style-name="Internet_20_link" text:visited-style-name="Visited_20_Internet_20_Link">
1684266031-50...</text:a>
"]</text:p>
      <text:p text:style-name="P4">
Tags: ['Бахмут', 'Загибель', 'Війна з Росією']</text:p>
      <text:p text:style-name="P4">
Type: Article</text:p>
      <!--METADATA-->
      <text:p text:style-name="P4">
<draw:frame draw:style-name="fr1" draw:name="Image48" text:anchor-type="as-char" svg:width="6.9236in" svg:height="3.956343in" draw:z-index="0">
<draw:image xlink:href="../Images/yкринформ/2023-05-16T-40-42-00-03-00/630_360_1617451171-445.jpg" xlink:type="simple" xlink:show="embed" xlink:actuate="onLoad" draw:mime-type="image/jpeg"/>
</draw:frame>
In the battles Zabakhmut was killed by a master of nature protection of the Hoverlansky nature conservation and research department of the Carpathian NPP Andriy Tomashchuk, who is a serving agricultural staff.</text:p>
      <text:p text:style-name="P4">
About it in <text:a xlink:type="simple" xlink:href="https://www.facebook.com/CarpathianNNP/posts/pfbid02TdpSW5PJr15vA9RZXDjemV6cVgPf12mnaSNi1jxhSVBE5EcAm2usVWs99iXaTrtYl" text:style-name="Internet_20_link" text:visited-style-name="Visited_20_Internet_20_Link">
</text:a>
The Carpathian National Nature Park reports, Ukrinform reports.</text:p>
      <text:p text:style-name="P4">
“In battle with the Russian occupier, the life of 32-year-old Andriy Tomashchuk, a colleague-a master of nature protection of the Hoverlansky Nature Conservation Research Department. Andrew served as a machine gunner and <text:a xlink:type="simple" xlink:href="https://www.ukrinform.ua/tag-zagibel" text:style-name="Internet_20_link" text:visited-style-name="Visited_20_Internet_20_Link">
</text:a>
In the heroic fortress of Bakhmut, to the end of his professional and moral duty, ”the Carpathian NPP reports.</text:p>
      <text:p text:style-name="P4">
<draw:frame draw:style-name="fr1" draw:name="Image49" text:anchor-type="as-char" svg:width="6.9236in" svg:height="9.697782in" draw:z-index="0">
<draw:image xlink:href="../Images/yкринформ/2023-05-16T-40-42-00-03-00/1684266031-509.jpg" xlink:type="simple" xlink:show="embed" xlink:actuate="onLoad" draw:mime-type="image/jpeg"/>
</draw:frame>
According to them, Tomashchuk, together with his friends, was the first to defend the native Ukraine with the beginning of a full -scale invasion.</text:p>
      <text:p text:style-name="P4">
The staff of the Carpathian NPP expresses its sincere condolences to parents, wife, native and close hero.</text:p>
      <text:p text:style-name="P4">
News Source: <text:a xlink:type="simple" xlink:href="https://www.ukrinform.ua/rubric-ato/3710187-u-boah-za-bahmut-zaginuv-majster-z-ohoroni-prirodi-karpatskogo-npp-andrij-tomasuk.html" text:style-name="Internet_20_link" text:visited-style-name="Visited_20_Internet_20_Link">
https://www.ukrinform.ua/rubric-ato/3710187-u-boah-za-bahmut-zaginuv-majster-z-ohoroni-prirodi-karpatskogo-npp-andrij-tomasuk.html</text:a>
</text:p>
      <!--NEWS-->
      <text:h text:style-name="P10" text:outline-level="1">
<text:span text:style-name="T4">
Sholtz: The war with Russia will not end with the victory of Putin's imperialism</text:span>
</text:h>
      <text:p text:style-name="P4">
Authors: Ukrinform (Person)</text:p>
      <text:p text:style-name="P4">
Publisher: Укринформ (Organization)</text:p>
      <text:p text:style-name="P4">
Published Time: 2023-05-16T-42:38:00+03:00</text:p>
      <text:p text:style-name="P4">
Modified Time: 2023-05-16T22:38:00+03:00</text:p>
      <text:p text:style-name="P4">
Description: The Russian war against Ukraine on peaceful European order will not end with a Putin victory. - Ukrinform.</text:p>
      <text:p text:style-name="P4">
Images: ["<text:a xlink:type="simple" xlink:href="https://static.ukrinform.com/photos/2022_12/thumb_files/630_360_1669912793-372.jpg" text:style-name="Internet_20_link" text:visited-style-name="Visited_20_Internet_20_Link">
630_360_16699...</text:a>
"]</text:p>
      <text:p text:style-name="P4">
Tags: ['Путін', 'Рада Європи', 'Шольц', 'Війна з Росією']</text:p>
      <text:p text:style-name="P4">
Type: Article</text:p>
      <!--METADATA-->
      <text:p text:style-name="P4">
<draw:frame draw:style-name="fr1" draw:name="Image50" text:anchor-type="as-char" svg:width="6.9236in" svg:height="3.956343in" draw:z-index="0">
<draw:image xlink:href="../Images/yкринформ/2023-05-16T-42-38-00-03-00/630_360_1669912793-372.jpg" xlink:type="simple" xlink:show="embed" xlink:actuate="onLoad" draw:mime-type="image/jpeg"/>
</draw:frame>
Russian against Ukraine on a peaceful European order will not end with the Putin Pever.</text:p>
      <text:p text:style-name="P4">
This belief was expressed by German Chancellor Olaf Scholtz in his speech on the Samotirad of Europe in Reykjavik, Ukrinform correspondent reports.</text:p>
      <text:p text:style-name="P4">
“One day Russian <text:a xlink:type="simple" xlink:href="https://www.ukrinform.ua/tag-vijna" text:style-name="Internet_20_link" text:visited-style-name="Visited_20_Internet_20_Link">
</text:a>
It will end. One thing is that it will not end with the victory of Putin's imperialism. We will support Ukraine until the justice is reached, ”Scholt said.</text:p>
      <text:p text:style-name="P4">
One of the main lessons that Europe has to take out of Russian aggression of an anti -European peaceful order is "the need to support Ukraine on its democratic European path: in protecting from Russian aggression, strengthening legal institutions, in reconstruction," the chancellor said.</text:p>
      <text:p text:style-name="P4">
He noted that the CE was important for bringing the occupiers, Russian military workers and the establishment of a mechanism for recovering compensation for incredible damage caused by the Russian Federation, launching a register of losses. These issues are one of the central tasks of the current summit. Scholz also emphasized the role that the Council of Europe can play, in particular, expert opinions of the Venice Commission, in the acquisition of Ukraine and other countries that are candidates in the EU.</text:p>
      <text:p text:style-name="P4">
When the Council of Europe was organized in 1949, the memories of the Second World, Nazi Germany, were still fresh, and the peoples of the European were already behind, the cult of violence was already behind, Chancellor said. According to him, the founders of this body sought to prevent the repetition of such violence of tasses, to ensure equality of all rights and obligations.</text:p>
      <text:p text:style-name="P4">
<text:span text:style-name="T4">
 Read also: </text:span>
 <text:a xlink:type="simple" xlink:href="https://www.ukrinform.ua/rubric-polytics/3709154-ukraina-moze-rozrahovuvati-na-pidtrimku-evropi-solc.html" text:style-name="Internet_20_link" text:visited-style-name="Visited_20_Internet_20_Link">
<text:span text:style-name="T4">
 SHOLC </text:span>
</text:a>
Law, democracy, human rights protection and peaceful coexistence are related to the chancellor, the chancellor emphasized. The German leader noted that his homeland, the national socialist authorities caused unbearable suffering of Europe to Tasvit, but the war was possible because they had tried to destroy democracy, human rights to ignite hatred in Germany.</text:p>
      <text:p text:style-name="P4">
Immediately after that, Scholz moved to Ukraine on February 24, to capture its territory and move borders with force on February 24.This is the first CE summit for 18 years. Its main topic is Ukraine. President of Ukraine Volodymyr Zelensky has ended with video binding participants.</text:p>
      <text:p text:style-name="P4">
News Source: <text:a xlink:type="simple" xlink:href="https://www.ukrinform.ua/rubric-polytics/3710186-solc-vijna-z-rosieu-ne-zaversitsa-peremogou-putinskogo-imperializmu.html" text:style-name="Internet_20_link" text:visited-style-name="Visited_20_Internet_20_Link">
https://www.ukrinform.ua/rubric-polytics/3710186-solc-vijna-z-rosieu-ne-zaversitsa-peremogou-putinskogo-imperializmu.html</text:a>
</text:p>
      <!--NEWS-->
      <text:h text:style-name="P10" text:outline-level="1">
<text:span text:style-name="T4">
Russian forces conducting offensive actions at Kupyansk, Bakhmut, Avdiivka and Maryinka direc...</text:span>
</text:h>
      <text:p text:style-name="P4">
Authors: liveuamap (Language: en)</text:p>
      <text:p text:style-name="P4">
Time: 2023-05-16T-42:38:00</text:p>
      <text:p text:style-name="P4">
Location: Donetsk Oblast (Latitude:48.126 Longtitude:37.73649)</text:p>
      <text:p text:style-name="P4">
Videos: []</text:p>
      <text:p text:style-name="P4">
Images: []</text:p>
      <text:p text:style-name="P4">
Tags: ["Russia"]</text:p>
      <text:p text:style-name="P4">
Id: 22563249</text:p>
      <!--METADATA-->
      <text:p text:style-name="P4">
Russian forces conducting offensive actions at Kupyansk, Bakhmut, Avdiivka andMaryinka directions. Ukrainian military had 49 combat engagements with andRussian forces. Russian forces attempting to advance near Masutivka andNovoselivske, Bakhmut and Ivanivske, Maryinka, Avdiyivka, - General Staff ofArmed Forces of Ukraine says in the morning report</text:p>
      <text:p text:style-name="P4">
News Collection Link: <text:a xlink:type="simple" xlink:href="https://liveuamap.com/en/2023/16-may-russian-forces-conducting-offensive-actions-at-kupyansk" text:style-name="Internet_20_link" text:visited-style-name="Visited_20_Internet_20_Link">
https://liveuamap.com/en/2023/16-may-russian-forces-conducting-offensive-actions-at-kupyansk</text:a>
</text:p>
      <text:p text:style-name="P4">
News Source: <text:a xlink:type="simple" xlink:href="https://t.me/lumsrc/4806" text:style-name="Internet_20_link" text:visited-style-name="Visited_20_Internet_20_Link">
https://t.me/lumsrc/4806</text:a>
</text:p>
      <!--NEWS-->
      <text:h text:style-name="P10" text:outline-level="1">
<text:span text:style-name="T4">
Zelensky: Together with partners we will make Ukraine's protection against terror as strong as possible</text:span>
</text:h>
      <text:p text:style-name="P4">
Authors: Ukrinform (Person)</text:p>
      <text:p text:style-name="P4">
Publisher: Укринформ (Organization)</text:p>
      <text:p text:style-name="P4">
Published Time: 2023-05-16T-44:34:00+03:00</text:p>
      <text:p text:style-name="P4">
Modified Time: 2023-05-16T22:34:00+03:00</text:p>
      <text:p text:style-name="P4">
Description: We - together with partners of Ukraine - will make protection against terror as strong as possibl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еленський', 'Війна з Росією', '#stoprussia', 'Patriot ', 'ППО']</text:p>
      <text:p text:style-name="P4">
Type: Article</text:p>
      <!--METADATA-->
      <text:p text:style-name="P4">
<draw:frame draw:style-name="fr1" draw:name="Image51" text:anchor-type="as-char" svg:width="6.9236in" svg:height="3.956343in" draw:z-index="0">
<draw:image xlink:href="../Images/yкринформ/2023-05-16T-44-34-00-03-00/630_360_1682451261-591.jpeg" xlink:type="simple" xlink:show="embed" xlink:actuate="onLoad" draw:mime-type="image/jpeg"/>
</draw:frame>
We are a day with partners of Ukraine - we will make protection against terror as strong as possible.</text:p>
      <text:p text:style-name="P4">
This was stated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12" text:style-name="Internet_20_link" text:visited-style-name="Visited_20_Internet_20_Link">
</text:a>
</text:span>
</text:p>
      <text:p text:style-name="P4">
<text:span text:style-name="T4">
 _ I wish health, dear Ukrainians!_ </text:span>
</text:p>
      <text:p text:style-name="P4">
First of all, I want to thank all the defenders and defenders of our sky. Thank you, heroes!</text:p>
      <text:p text:style-name="P4">
Eighteen out of eighteen rockets are shot down. That is why we work constantly by expects that will bring more opportunities, still Patriot, Iris-T, Crotale, Hawk, Nasams. Thank you again and again to all our partners in the world, who helped the state with the relevant Sky protection systems!</text:p>
      <text:p text:style-name="P4">
Yesterday, we agreed in Britain with Rishi, Mr. Prime Minister, we will work on a coalition of fighters-training, planes, results. The day was supported by Mr. French President Macron, and today the Netherlands Panpermier-Minister Mark Rutte supported. A good start of the coalition!Thank you all!</text:p>
      <text:p text:style-name="P4">
However, it is important to say another thing. We must also remember what efforts of the Warrack weapons for Ukraine. How much time, energy, arguments, meetings, information work enabled us to build such a system <text:a xlink:type="simple" xlink:href="https://www.ukrinform.ua/tag-ppo" text:style-name="Internet_20_link" text:visited-style-name="Visited_20_Internet_20_Link">
</text:a>
. This is a tremendous job ... And I thank everyone who is involved in it!At all levels. Day after day, month, our team was in place for the sake of protecting the sky. Once they spent Patriot is allegedly unrealistic. And now they are, Patriot.</text:p>
      <text:p text:style-name="P4">
And this is not all that we will provide for Ukraine!We - together with partners of Ukraine - will make protection against terror as strong as possible.</text:p>
      <text:p text:style-name="P4">
Today, since the morning, the first question after returning from a business trip. There were reports of commander of operational directions, the head of the Committee, the officials responsible for defense, intelligence.</text:p>
      <text:p text:style-name="P4">
The report of General Sirsky is a very important report on the situation on the Bakhmut Napryamka. I thank all our soldiers there, every soldier, sergeant, officer who do superhuman things in this direction. Well done!</text:p>
      <text:p text:style-name="P4">
And especially I want to mention the 5th separate assault brigade, paratroopers "Eighty" and soldiers of the 57th separate infantry brigade. Your courage, your determination and your success in destroying the enemy are extremely important!Thank you!He participated - online - in the work of the Council of Europe Summit, which works today. All the countries of free Europe, the strong leaders of our Europe ... Thank you for the support of our country and urged to act together and continue to 100%, that they would be protected - all Ukraine, all of Europe, all the free world - 100%. No terrorists, no terrorists gun and no blackmail of terrorists are innocent threatening freedom!</text:p>
      <text:p text:style-name="P4">
He held several meetings today about international events - we do everything to our warriors even more opportunities to make the end of this war with a victory even closer.</text:p>
      <text:p text:style-name="P4">
We prepare news for Ukraine!</text:p>
      <text:p text:style-name="P4">
Glory to each of our warrior!</text:p>
      <text:p text:style-name="P4">
Glory to anyone who helps!</text:p>
      <text:p text:style-name="P4">
<text:span text:style-name="T4">
<text:span text:style-name="T5">
Glory to Ukraine!</text:span>
 </text:span>
</text:p>
      <text:p text:style-name="P4">
News Source: <text:a xlink:type="simple" xlink:href="https://www.ukrinform.ua/rubric-ato/3710191-zelenskij-razom-iz-partnerami-zrobimo-zahist-ukraini-vid-teroru-maksimalno-micnim.html" text:style-name="Internet_20_link" text:visited-style-name="Visited_20_Internet_20_Link">
https://www.ukrinform.ua/rubric-ato/3710191-zelenskij-razom-iz-partnerami-zrobimo-zahist-ukraini-vid-teroru-maksimalno-micnim.html</text:a>
</text:p>
      <!--NEWS-->
      <text:h text:style-name="P10" text:outline-level="1">
<text:span text:style-name="T4">
The State Department called the unfounded detention of the US Embassy Explore in</text:span>
</text:h>
      <text:p text:style-name="P4">
Authors: Ukrinform (Person)</text:p>
      <text:p text:style-name="P4">
Publisher: Укринформ (Organization)</text:p>
      <text:p text:style-name="P4">
Published Time: 2023-05-16T-46:31:00+03:00</text:p>
      <text:p text:style-name="P4">
Modified Time: 2023-05-16T22:31:00+03:00</text:p>
      <text:p text:style-name="P4">
Description: Official Washington condemned the detention of the Russian FSB by the former US Diplomatic Office in Russia Robert Shov, calling accusations against him unfounded.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Посольство', 'США', 'Держдеп', 'Затримання']</text:p>
      <text:p text:style-name="P4">
Type: Article</text:p>
      <!--METADATA-->
      <text:p text:style-name="P4">
<draw:frame draw:style-name="fr1" draw:name="Image52" text:anchor-type="as-char" svg:width="6.9236in" svg:height="3.956343in" draw:z-index="0">
<draw:image xlink:href="../Images/yкринформ/2023-05-16T-46-31-00-03-00/630_360_1666031974-150.jpg" xlink:type="simple" xlink:show="embed" xlink:actuate="onLoad" draw:mime-type="image/jpeg"/>
</draw:frame>
Official Vashington condemned the detention of the Russian FSB by the former employees of the Piplomatic missions of the United States in Russia Robert Shov, calling the accusations against him unfounded.</text:p>
      <text:p text:style-name="P4">
This was stated on Tuesday during a pressing in Washington by US Deputy District State Administration Vedant Patel, Ukrinform correspondent reports.</text:p>
      <text:p text:style-name="P4">
“We strongly condemn the message about <text:a xlink:type="simple" xlink:href="https://www.ukrinform.ua/tag-arest" text:style-name="Internet_20_link" text:visited-style-name="Visited_20_Internet_20_Link">
</text:a>
Robert Shonov, a former US mission employee in Russia. These accusations are absolutely unfounded in front of Mr. Shonov, ”the State Department spokesman said.</text:p>
      <text:p text:style-name="P4">
He informed that during his work at the US General Consulate, he focused on the press and the public. He has worked there for over 25 years.</text:p>
      <text:p text:style-name="P4">
According to the State Department representative, Schova is a Russian citizen. After that, as forced the US diploma to be released all local staff, a company was hired by a company that concluded a contract for the provision of services to the Embassy of Vaskov. "And this was done in strict accordance with the Russian laws and rulers," the Patel said.</text:p>
      <text:p text:style-name="P4">
He also noted that because of Russian citizenship, the United States has no possible to visit or communicate with him.</text:p>
      <text:p text:style-name="P4">
<text:span text:style-name="T4">
 Read also: </text:span>
 <text:a xlink:type="simple" xlink:href="https://www.ukrinform.ua/rubric-world/3678113-u-rosii-siloviki-zatrimali-zinku-cerez-finansovu-dopomogu-zsu.html" text:style-name="Internet_20_link" text:visited-style-name="Visited_20_Internet_20_Link">
</text:a>
As reported <text:a xlink:type="simple" xlink:href="https://www.ukrinform.ua/rubric-world/3709921-u-rosii-zatrimali-kolisnogo-spivrobitnika-posolstva-ssa.html" text:style-name="Internet_20_link" text:visited-style-name="Visited_20_Internet_20_Link">
</text:a>
, The FSB accused Lavorobirt Shonov of "cooperation on a confidential basis with a foreign state." Back in March, the court was sanctioned by the arrest of Sixon, now the FSBM investigators were petition to the Lefortovsky Court of Moscow to continue arrest on a three -month.</text:p>
      <text:p text:style-name="P4">
The Russian "Mediazon" believes that the criminal persecution of Shov can be reinforced with the case of St. Petersburg artist Danylo Kinari, suspected of the Assumption with Ukraine.</text:p>
      <text:p text:style-name="P4">
News Source: <text:a xlink:type="simple" xlink:href="https://www.ukrinform.ua/rubric-world/3710185-derzdep-nazvav-bezpidstavnim-zatrimanna-eksspivrobitnika-posolstva-ssa-v-rosii.html" text:style-name="Internet_20_link" text:visited-style-name="Visited_20_Internet_20_Link">
https://www.ukrinform.ua/rubric-world/3710185-derzdep-nazvav-bezpidstavnim-zatrimanna-eksspivrobitnika-posolstva-ssa-v-rosii.html</text:a>
</text:p>
      <!--NEWS-->
      <text:h text:style-name="P10" text:outline-level="1">
<text:span text:style-name="T4">
Britain and the Netherlands will work together to create a coalition of fighter jets for Ukraine</text:span>
</text:h>
      <text:p text:style-name="P4">
Authors: Ukrinform (Person)</text:p>
      <text:p text:style-name="P4">
Publisher: Укринформ (Organization)</text:p>
      <text:p text:style-name="P4">
Published Time: 2023-05-16T-48:29:00+03:00</text:p>
      <text:p text:style-name="P4">
Modified Time: 2023-05-16T22:29:00+03:00</text:p>
      <text:p text:style-name="P4">
Description: UK Prime Minister Risha Snak and the Netherlands Prime Minister Mark Rutte will work to create an international coalition of fighter jets for Ukraine.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Британія', 'Нідерланди', 'Саміт', 'Рада Європи', 'Винищувач', 'Війна з Росією']</text:p>
      <text:p text:style-name="P4">
Type: Article</text:p>
      <!--METADATA-->
      <text:p text:style-name="P4">
<draw:frame draw:style-name="fr1" draw:name="Image53" text:anchor-type="as-char" svg:width="6.9236in" svg:height="3.956343in" draw:z-index="0">
<draw:image xlink:href="../Images/yкринформ/2023-05-16T-48-29-00-03-00/630_360_1446829545-6581-foto-wikipediaorg.jpg" xlink:type="simple" xlink:show="embed" xlink:actuate="onLoad" draw:mime-type="image/jpeg"/>
</draw:frame>
UK Prime Minister Risha Snak and the Prime Minister of the Netherlands Mark Rutte will work to create the International Balance of Fighters for Ukraine.</text:p>
      <text:p text:style-name="P4">
They emphasized this during the meeting within the Council of Europe Summit, written in <text:a xlink:type="simple" xlink:href="https://t.me/ermaka2022/2691" text:style-name="Internet_20_link" text:visited-style-name="Visited_20_Internet_20_Link">
</text:a>
Presidential Office Head Andriy Yermak, Ukrinform reports.</text:p>
      <text:p text:style-name="P4">
"We need <text:a xlink:type="simple" xlink:href="https://www.ukrinform.ua/tag-vinisuvac" text:style-name="Internet_20_link" text:visited-style-name="Visited_20_Internet_20_Link">
</text:a>
And thank you to the ally to work in this direction, including the training of our pilots. In particular, readiness to teach Belgium confirmed, "Yermak emphasized.</text:p>
      <text:p text:style-name="P4">
The UK Prime Minister also once again stressed that Ukraine is in NATO.</text:p>
      <text:p text:style-name="P4">
<text:span text:style-name="T4">
 Read also: </text:span>
 <text:a xlink:type="simple" xlink:href="https://www.ukrinform.ua/rubric-ato/3709814-ukraina-hoce-otrimati-vid-souznikiv-4050-vinisuvaciv-f16-radnik-reznikova.html" text:style-name="Internet_20_link" text:visited-style-name="Visited_20_Internet_20_Link">
<text:span text:style-name="T4">
 fighter </text:span>
</text:a>
The leaders of the United Kingdom and the Netherlands have agreed with the importance of providing long -term security support to Ukraine.</text:p>
      <text:p text:style-name="P4">
As reported by Ukrinform, from the beginning of a full -scale invasion of Russia in Ukraine in <text:a xlink:type="simple" xlink:href="https://www.ukrinform.ua/rubric-ato/3707970-polsa-peredala-ukraini-vze-14-litakiv-mig29-i-ponad-300-tankiv.html" text:style-name="Internet_20_link" text:visited-style-name="Visited_20_Internet_20_Link">
</text:a>
14 MiG-29 I325 fighters.</text:p>
      <text:p text:style-name="P4">
News Source: <text:a xlink:type="simple" xlink:href="https://www.ukrinform.ua/rubric-ato/3710188-britania-i-niderlandi-spilno-pracuvatimut-nad-stvorennam-koalicii-vinisuvaciv-dla-ukraini.html" text:style-name="Internet_20_link" text:visited-style-name="Visited_20_Internet_20_Link">
https://www.ukrinform.ua/rubric-ato/3710188-britania-i-niderlandi-spilno-pracuvatimut-nad-stvorennam-koalicii-vinisuvaciv-dla-ukraini.html</text:a>
</text:p>
      <!--NEWS-->
      <text:h text:style-name="P10" text:outline-level="1">
<text:span text:style-name="T4">
The enemy for a day fired at Sumy region 20 times - 112 "arrivals"</text:span>
</text:h>
      <text:p text:style-name="P4">
Authors: Ukrinform (Person)</text:p>
      <text:p text:style-name="P4">
Publisher: Укринформ (Organization)</text:p>
      <text:p text:style-name="P4">
Published Time: 2023-05-16T-50:25:00+03:00</text:p>
      <text:p text:style-name="P4">
Modified Time: 2023-05-16T22:25:00+03:00</text:p>
      <text:p text:style-name="P4">
Description: The army of the Russian Federation during May 16 carried out 20 shelling of the border of Sumy region, 112 explosions were recor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54" text:anchor-type="as-char" svg:width="6.9236in" svg:height="3.956343in" draw:z-index="0">
<draw:image xlink:href="../Images/yкринформ/2023-05-16T-50-25-00-03-00/630_360_1669987737-966.jpg" xlink:type="simple" xlink:show="embed" xlink:actuate="onLoad" draw:mime-type="image/jpeg"/>
</draw:frame>
During May 16, the Army Federation carried out 20 border shelling during May 16, 112 explosions were recorded.</text:p>
      <text:p text:style-name="P4">
According to Ukrinform, the Sumy Regional Military Administration reports in <text:a xlink:type="simple" xlink:href="https://t.me/Sumy_news_ODA/16200" text:style-name="Internet_20_link" text:visited-style-name="Visited_20_Internet_20_Link">
</text:a>
.</text:p>
      <text:p text:style-name="P4">
“Протягом дня росіяни здійснили 20 <text:a xlink:type="simple" xlink:href="https://www.ukrinform.ua/tag-obstril" text:style-name="Internet_20_link" text:visited-style-name="Visited_20_Internet_20_Link">
 </text:a>
border. 112 explosions were recorded. The shelling was suffered by Belopilsk, Miropilsk, Yunakovskaya, Khotinskaya, Novoslobidskaya, Seredi -Buda, Velikopisariv communities, ”the message reads.</text:p>
      <text:p text:style-name="P4">
In the Miropil community, the Russians dropped the ammunition with the help of drones, and four explosions were recorded. Also, the enemy beat from mortar - 11 explosions. In addition, the aggressor fired at the artillery community, releasing five shells. The elevator, the garage of the agricultural enterprise, the private house were damaged. One civilian was injured.</text:p>
      <text:p text:style-name="P4">
In the Belopil community, the enemy beat the mortar, releasing 33 mines. In addition to the shelling, a private residential building was damaged. Also, the aggressor arranged a community from an automatic grenade launcher, there were three explosions of Tartillery - 8 explosions.</text:p>
      <text:p text:style-name="P4">
The young community was fired by the Russians from the mortar, four explosions were recorded.</text:p>
      <text:p text:style-name="P4">
The mid-and-Budy community was fired by the Russians from artillery, 14 blankets were recorded.</text:p>
      <text:p text:style-name="P4">
Five mines dropped into the territory of the Khotyn community.</text:p>
      <text:p text:style-name="P4">
<text:span text:style-name="T4">
 Read also: </text:span>
 <text:a xlink:type="simple" xlink:href="https://www.ukrinform.ua/rubric-ato/3710147-vorog-obstrilav-nikopolskij-rajon-e-rujnuvanna.html" text:style-name="Internet_20_link" text:visited-style-name="Visited_20_Internet_20_Link">
<text:span text:style-name="T4">
 firing </text:span>
</text:a>
The Aggressor fired the Grandparent community from a grenade launcher, recorded 12 blankets and artillery, releasing 12 shells.</text:p>
      <text:p text:style-name="P4">
The Novoslobid community Russians fire from mortar, one explosion was recorded.</text:p>
      <text:p text:style-name="P4">
As reported by Ukrinform, on May 15, the Russian army attacked the border communities of Sumy region 12 times from various types of weapons.</text:p>
      <text:p text:style-name="P4">
News Source: <text:a xlink:type="simple" xlink:href="https://www.ukrinform.ua/rubric-ato/3710184-vorog-za-dobu-20-raziv-obstrilav-prikordonna-sumsini-112-prilotiv.html" text:style-name="Internet_20_link" text:visited-style-name="Visited_20_Internet_20_Link">
https://www.ukrinform.ua/rubric-ato/3710184-vorog-za-dobu-20-raziv-obstrilav-prikordonna-sumsini-112-prilotiv.html</text:a>
</text:p>
      <!--NEWS-->
      <text:h text:style-name="P10" text:outline-level="1">
<text:span text:style-name="T4">
Catherine Denev read a poem by Lesya Ukrainka at the opening of the Cannes Film Festival</text:span>
</text:h>
      <text:p text:style-name="P4">
Authors: Ukrinform (Person)</text:p>
      <text:p text:style-name="P4">
Publisher: Укринформ (Organization)</text:p>
      <text:p text:style-name="P4">
Published Time: 2023-05-16T-52:18:12+03:00</text:p>
      <text:p text:style-name="P4">
Modified Time: 2023-05-16T22:18:12+03:00</text:p>
      <text:p text:style-name="P4">
Description: French film actor Catherine Denev read Lesya Ukrainka's poem "Hope" during the opening ceremony of the 76th International Cannes Film Festival. - Ukrinform.</text:p>
      <text:p text:style-name="P4">
Images: ["<text:a xlink:type="simple" xlink:href="https://static.ukrinform.com/photos/2018_01/thumb_files/630_360_1515580644-9274.jpg" text:style-name="Internet_20_link" text:visited-style-name="Visited_20_Internet_20_Link">
630_360_15155...</text:a>
"]</text:p>
      <text:p text:style-name="P4">
Tags: ['Актриса', 'Франція', 'Каннський кінофестиваль', 'Україна', 'Леся Українка']</text:p>
      <text:p text:style-name="P4">
Type: Article</text:p>
      <!--METADATA-->
      <text:p text:style-name="P4">
<draw:frame draw:style-name="fr1" draw:name="Image55" text:anchor-type="as-char" svg:width="6.9236in" svg:height="3.956343in" draw:z-index="0">
<draw:image xlink:href="../Images/yкринформ/2023-05-16T-52-18-12-03-00/630_360_1515580644-9274.jpg" xlink:type="simple" xlink:show="embed" xlink:actuate="onLoad" draw:mime-type="image/jpeg"/>
</draw:frame>
French film actor Catherine Denev read Lesya Ukrainka's poem "Hope" during the opening ceremony of the 76th International Cannes Film Festival.</text:p>
      <text:p text:style-name="P4">
As Ukrinform reports, he reported in <text:a xlink:type="simple" xlink:href="https://t.me/ermaka2022/2690" text:style-name="Internet_20_link" text:visited-style-name="Visited_20_Internet_20_Link">
</text:a>
OP Head Andriy Yermak.</text:p>
      <text:p text:style-name="Quotations">

<text:p text:style-name="P4">
Catherine Deneuve Supports Ukraine 🇺🇦 <text:a xlink:type="simple" xlink:href="https://t.co/F8q2nhdJMZ" text:style-name="Internet_20_link" text:visited-style-name="Visited_20_Internet_20_Link">
</text:a>
&gt;
&gt;
 - ᴀᴍɪɪ(@merylmarylue) <text:a xlink:type="simple" xlink:href="https://twitter.com/merylmarylue/status/1658540445239234561" text:style-name="Internet_20_link" text:visited-style-name="Visited_20_Internet_20_Link">
&gt;
 </text:a>
“At the 76th International <text:a xlink:type="simple" xlink:href="https://www.ukrinform.ua/tag-kannskij-kinofestival" text:style-name="Internet_20_link" text:visited-style-name="Visited_20_Internet_20_Link">
</text:a>
The unsurpassed Catherine Denev supported Ukraine. The film actor read the poem of Lesiranka "Hope" during the opening ceremony. The cinema world supports the Ovid state. We are very grateful for solidarity, ”Yermak said.</text:p>

</text:p>
      <text:p text:style-name="P4">
As it was reported, this year the Cannes Film Festival will be held from 16 to 27th. Opened his historical drama "Favorite"(Jeanne du Barry), one of the head roles in which Johnny Depp played.</text:p>
      <text:p text:style-name="P4">
<text:span text:style-name="T4">
 Read also: </text:span>
 <text:a xlink:type="simple" xlink:href="https://www.ukrinform.ua/rubric-culture/3705677-u-kannah-pokazut-3dkinematograficnu-vistavku-pro-zahoplenna-rosianami-kiivsini.html" text:style-name="Internet_20_link" text:visited-style-name="Visited_20_Internet_20_Link">
</text:a>
Also at the Cannes festival will take place <text:a xlink:type="simple" xlink:href="https://www.ukrinform.ua/rubric-culture/3701247-svitova-premera-polskoukrainskoi-korotkometrazki-ak-ce-bulo-vidbudetsa-u-kannah.html" text:style-name="Internet_20_link" text:visited-style-name="Visited_20_Internet_20_Link">
</text:a>
 <text:a xlink:type="simple" xlink:href="https://www.ukrinform.ua/rubric-culture/3701247-svitova-premera-polskoukrainskoi-korotkometrazki-ak-ce-bulo-vidbudetsa-u-kannah.html" text:style-name="Internet_20_link" text:visited-style-name="Visited_20_Internet_20_Link">
 </text:a>
Short Polish-Ukrainian drama "As it was".  Photo: Getty Images</text:p>
      <text:p text:style-name="P4">
News Source: <text:a xlink:type="simple" xlink:href="https://www.ukrinform.ua/rubric-culture/3710183-katrin-denev-na-vidkritti-kannskogo-kinofestivalu-zacitala-virs-lesi-ukrainki.html" text:style-name="Internet_20_link" text:visited-style-name="Visited_20_Internet_20_Link">
https://www.ukrinform.ua/rubric-culture/3710183-katrin-denev-na-vidkritti-kannskogo-kinofestivalu-zacitala-virs-lesi-ukrainki.html</text:a>
</text:p>
      <!--NEWS-->
      <text:h text:style-name="P10" text:outline-level="1">
<text:span text:style-name="T4">
The White House has not confirmed the report of Patriot damage in Ukraine</text:span>
</text:h>
      <text:p text:style-name="P4">
Authors: Ukrinform (Person)</text:p>
      <text:p text:style-name="P4">
Publisher: Укринформ (Organization)</text:p>
      <text:p text:style-name="P4">
Published Time: 2023-05-16T-54:06:00+03:00</text:p>
      <text:p text:style-name="P4">
Modified Time: 2023-05-16T22:06:00+03:00</text:p>
      <text:p text:style-name="P4">
Description: Official Washington cannot confirm information that in Ukraine, after the last rocket attack by Russia, the Patriot system has been damaged.</text:p>
      <text:p text:style-name="P4">
— Укрінформ.: </text:p>
      <text:p text:style-name="P4">
Images: ["<text:a xlink:type="simple" xlink:href="https://static.ukrinform.com/photos/2016_08/thumb_files/630_360_1472621188-8020.jpg" text:style-name="Internet_20_link" text:visited-style-name="Visited_20_Internet_20_Link">
630_360_14726...</text:a>
"]</text:p>
      <text:p text:style-name="P4">
Tags: ['Україна', 'Білий дім', 'Patriot ']</text:p>
      <text:p text:style-name="P4">
Type: Article</text:p>
      <!--METADATA-->
      <text:p text:style-name="P4">
<draw:frame draw:style-name="fr1" draw:name="Image56" text:anchor-type="as-char" svg:width="6.9236in" svg:height="3.956343in" draw:z-index="0">
<draw:image xlink:href="../Images/yкринформ/2023-05-16T-54-06-00-03-00/630_360_1472621188-8020.jpg" xlink:type="simple" xlink:show="embed" xlink:actuate="onLoad" draw:mime-type="image/jpeg"/>
</draw:frame>
Official Washington cannot confirm information that in Ukraine, after the last rocket attack by Russia, the Patriot installation system has been damaged.</text:p>
      <text:p text:style-name="P4">
This was stated on Tuesday by the Coordinator of the White House National Security Council John Kirby, Ukrinform correspondent reports.</text:p>
      <text:p text:style-name="P4">
"First of all, I cannot confirm these messages," a high -ranking representative of Baiden administration said during a briefing in Washington.</text:p>
      <text:p text:style-name="P4">
At the same time, he said, if the Patriot system were harmful, such as other samples transferred to Ukraine <text:a xlink:type="simple" xlink:href="https://www.ukrinform.ua/tag-zbroa" text:style-name="Internet_20_link" text:visited-style-name="Visited_20_Internet_20_Link">
</text:a>
, such as howitzers M777, and Ukrainians would not be able to repair the landowner, the United States "would certainly help with this."</text:p>
      <text:p text:style-name="P4">
<text:span text:style-name="T4">
 Read also: </text:span>
 <text:a xlink:type="simple" xlink:href="https://www.ukrinform.ua/rubric-ato/3708555-cnn-stali-vidomi-podrobici-zbitta-kindzala-rosia-namagalasa-znisiti-patriot.html" text:style-name="Internet_20_link" text:visited-style-name="Visited_20_Internet_20_Link">
<text:span text:style-name="T4">
 patriot </text:span>
</text:a>
As reported <text:a xlink:type="simple" xlink:href="https://www.ukrinform.ua/rubric-ato/3709737-sipi-ppo-vnoci-znisili-usi-18-rosijskih-raket-sered-nih-sist-kinzaliv.html" text:style-name="Internet_20_link" text:visited-style-name="Visited_20_Internet_20_Link">
</text:a>
, on the night of the opponent, Russian invaders attacked Ukraine from the northern, southern taspus destinations of 18 rockets of different types of air, marine tank base.</text:p>
      <text:p text:style-name="P4">
News Source: <text:a xlink:type="simple" xlink:href="https://www.ukrinform.ua/rubric-ato/3710181-bilij-dim-ne-pidtverdiv-povidomlenna-pro-poskodzenna-patriot-v-ukraini.html" text:style-name="Internet_20_link" text:visited-style-name="Visited_20_Internet_20_Link">
https://www.ukrinform.ua/rubric-ato/3710181-bilij-dim-ne-pidtverdiv-povidomlenna-pro-poskodzenna-patriot-v-ukraini.html</text:a>
</text:p>
      <!--NEWS-->
      <text:h text:style-name="P10" text:outline-level="1">
<text:span text:style-name="T4">
On Thursday, Russia convenes the UN Council to "condemn" weapons supply to Ukraine</text:span>
</text:h>
      <text:p text:style-name="P4">
Authors: Ukrinform (Person)</text:p>
      <text:p text:style-name="P4">
Publisher: Укринформ (Organization)</text:p>
      <text:p text:style-name="P4">
Published Time: 2023-05-16T-57:58:00+03:00</text:p>
      <text:p text:style-name="P4">
Modified Time: 2023-05-16T21:58:00+03:00</text:p>
      <text:p text:style-name="P4">
Description: On Thursday, May 18, a meeting of the UN Security Council will be held at the request of Russia, which will discuss the supply of Western weapons to Ukraine. - Ukrinform.</text:p>
      <text:p text:style-name="P4">
Images: ["<text:a xlink:type="simple" xlink:href="https://static.ukrinform.com/photos/2015_10/thumb_files/630_360_1445002358-2357.jpg" text:style-name="Internet_20_link" text:visited-style-name="Visited_20_Internet_20_Link">
630_360_14450...</text:a>
"]</text:p>
      <text:p text:style-name="P4">
Tags: ['ООН', 'Зброя', 'Росія', 'Кислиця', 'Радбез ООН', 'Війна з Росією']</text:p>
      <text:p text:style-name="P4">
Type: Article</text:p>
      <!--METADATA-->
      <text:p text:style-name="P4">
<draw:frame draw:style-name="fr1" draw:name="Image57" text:anchor-type="as-char" svg:width="6.9236in" svg:height="3.956343in" draw:z-index="0">
<draw:image xlink:href="../Images/yкринформ/2023-05-16T-57-58-00-03-00/630_360_1445002358-2357.jpg" xlink:type="simple" xlink:show="embed" xlink:actuate="onLoad" draw:mime-type="image/jpeg"/>
</draw:frame>
The tract, on May 18, a meeting of the UN Security Council will be held at the request of Russia, which will reflect the supply of Western weapons to Ukraine.</text:p>
      <text:p text:style-name="P4">
This is reported by Ukrinform in New York.</text:p>
      <text:p text:style-name="P4">
“Nemenia(Post back to RF at Oon Vasil Nebenzâ, - Order.)- The tools of military ranking - requires to convene this week to meet the UN Security Council to "condemn" the supply of our allies and partners of weapons for the forces of defense of Ukraine, - wrote in <text:a xlink:type="simple" xlink:href="https://twitter.com/sergiykyslytsya/status/1658421218989547520" text:style-name="Internet_20_link" text:visited-style-name="Visited_20_Internet_20_Link">
</text:a>
Permanent representative of Ukraine at the UN Sergey Kyslytsya. "Rashism will be punished, and with him his rash - Lavrov, Neenzi, Podlyansky."(Dmitry Polyansky - Deputy Post -Repreda of the Russian Federation at the UN).</text:p>
      <text:p text:style-name="P4">
За словами Кислиці, «рашизм не зупиниться сам по собі», він має бути і будепереможений.</text:p>
      <text:p text:style-name="P4">
«Наші сили оборони захищають цивільне населення, — додав він. — Це зводить зрозуму рашистів, а Небензя, співучасник воєнних злочинів, скликає засіданняРадбезу ООН щодо постачання зброї в Україну».</text:p>
      <text:p text:style-name="P4">
<text:span text:style-name="T4">
Читайте також:</text:span>
 <text:a xlink:type="simple" xlink:href="https://www.ukrinform.ua/rubric-polytics/3691189-kislica-nagadav-nebenzi-pro-nezakonnist-perebuvanna-rosii-v-radbezi-oon.html" text:style-name="Internet_20_link" text:visited-style-name="Visited_20_Internet_20_Link">
 </text:a>
The meeting will start at 15:00(22:00 by Kyiv time).</text:p>
      <text:p text:style-name="P4">
Раніше Росія кілька разів скликала засідання Ради Безпеки ООН з цього питання.У четвер Росія скликає Радбез ООН, щоб «засудити» постачання зброї Україні</text:p>
      <text:p text:style-name="P4">
News Source: <text:a xlink:type="simple" xlink:href="https://www.ukrinform.ua/rubric-polytics/3710180-u-cetver-rosia-sklikae-radbez-oon-abi-zasuditi-postacanna-zbroi-ukraini.html" text:style-name="Internet_20_link" text:visited-style-name="Visited_20_Internet_20_Link">
https://www.ukrinform.ua/rubric-polytics/3710180-u-cetver-rosia-sklikae-radbez-oon-abi-zasuditi-postacanna-zbroi-ukraini.html</text:a>
</text:p>
      <!--NEWS-->
      <text:h text:style-name="P10" text:outline-level="1">
<text:span text:style-name="T4">
Schroeder's wife was released after a visit to the Russian Embassy</text:span>
</text:h>
      <text:p text:style-name="P4">
Authors: Ukrinform (Person)</text:p>
      <text:p text:style-name="P4">
Publisher: Укринформ (Organization)</text:p>
      <text:p text:style-name="P4">
Published Time: 2023-05-16T-59:55:00+03:00</text:p>
      <text:p text:style-name="P4">
Modified Time: 2023-05-16T21:55:00+03:00</text:p>
      <text:p text:style-name="P4">
Description: The visit of the former German Chancellor Gerhard Schroeder and his wife, Soyon Schroeder-Kim to the Russian Embassy on May 9, caused criticism and consequences. - Ukrinform.</text:p>
      <text:p text:style-name="P4">
Images: ["<text:a xlink:type="simple" xlink:href="https://static.ukrinform.com/photos/2023_05/thumb_files/630_360_1684244622-175.jpg" text:style-name="Internet_20_link" text:visited-style-name="Visited_20_Internet_20_Link">
630_360_16842...</text:a>
"]</text:p>
      <text:p text:style-name="P4">
Tags: ['Звільнення', 'Шредер', 'Дружина']</text:p>
      <text:p text:style-name="P4">
Type: Article</text:p>
      <!--METADATA-->
      <text:p text:style-name="P4">
<draw:frame draw:style-name="fr1" draw:name="Image58" text:anchor-type="as-char" svg:width="6.9236in" svg:height="3.956343in" draw:z-index="0">
<draw:image xlink:href="../Images/yкринформ/2023-05-16T-59-55-00-03-00/630_360_1684244622-175.jpg" xlink:type="simple" xlink:show="embed" xlink:actuate="onLoad" draw:mime-type="image/jpeg"/>
</draw:frame>
The carrier of Germany Gerhard Schroeder and his wife Son Schroreder-Kim Embassy on May 9 caused criticism and consequences.</text:p>
      <text:p text:style-name="P4">
About it reports Ukrinform with reference to <text:a xlink:type="simple" xlink:href="http://www.ksta.de/politik/nrw-politik/land-nrw-feuert-schroeder-kim-als-repraesentantin-571727" text:style-name="Internet_20_link" text:visited-style-name="Visited_20_Internet_20_Link">
</text:a>
.</text:p>
      <text:p text:style-name="P4">
The NRW.Global Business Development Agency has terminated a labor agreement with a Soion Shreder-Kim, the wife of Excanner Gerhard Schroeder. This was confirmed by the Cologne Militia at the Ministry of Economy of the North Rhine-Westphalia.</text:p>
      <text:p text:style-name="P4">
"Ms. Schroeder-Kim was immediately released and the service agreement will be corrupted by Nrw.globalbusiness without warning," the department said.</text:p>
      <text:p text:style-name="P4">
Schroreder-Kim worked at the national company as a representative of South Korea, which was a basis for a contract, which was to be valid by the end of 2023.</text:p>
      <text:p text:style-name="P4">
It is reported that earlier the employer has repeatedly indicated Ms Schroreder-Kim that she "should be cautious publicly about politically sensitive issues, especially in the Russian aggressive war against Ukraine."</text:p>
      <text:p text:style-name="P4">
Schroeder-Kim and her husband were sharply criticized for participating in the reception of the Vosolia <text:a xlink:type="simple" xlink:href="https://www.ukrinform.ua/tag-rosia" text:style-name="Internet_20_link" text:visited-style-name="Visited_20_Internet_20_Link">
</text:a>
On the occasion of the anniversary of the victorious Nazi Germany.</text:p>
      <text:p text:style-name="P4">
<text:span text:style-name="T4">
 Read also: </text:span>
 <text:a xlink:type="simple" xlink:href="https://www.ukrinform.ua/rubric-world/3707986-polsa-rozslidue-mozlivu-ucast-sredera-u-pidgotovci-rosijskoi-agresii-zmi.html" text:style-name="Internet_20_link" text:visited-style-name="Visited_20_Internet_20_Link">
<text:span text:style-name="T4">
 shreder </text:span>
</text:a>
Schroeder was Chancellor from 1998 to 2005 and the leader of the SDPN(the party that is currently putting)From 1999 to 2004. He has worked for many years in Russian energy companies and is considered a close friend of President Putin.</text:p>
      <text:p text:style-name="P4">
<text:span text:style-name="T5">
Foto: dpa</text:span>
</text:p>
      <text:p text:style-name="P4">
News Source: <text:a xlink:type="simple" xlink:href="https://www.ukrinform.ua/rubric-ato/3710054-druzinu-sredera-zvilnili-pisla-vizitu-v-rosijske-posolstvo.html" text:style-name="Internet_20_link" text:visited-style-name="Visited_20_Internet_20_Link">
https://www.ukrinform.ua/rubric-ato/3710054-druzinu-sredera-zvilnili-pisla-vizitu-v-rosijske-posolstvo.html</text:a>
</text:p>
      <!--NEWS-->
      <text:h text:style-name="P10" text:outline-level="1">
<text:span text:style-name="T4">
The UN International Court of Justice will hold public hearings in Ukraine against Russia in June</text:span>
</text:h>
      <text:p text:style-name="P4">
Authors: Ukrinform (Person)</text:p>
      <text:p text:style-name="P4">
Publisher: Укринформ (Organization)</text:p>
      <text:p text:style-name="P4">
Published Time: 2023-05-16T-61:43:00+03:00</text:p>
      <text:p text:style-name="P4">
Modified Time: 2023-05-16T21:43:00+03:00</text:p>
      <text:p text:style-name="P4">
Description: From June 6 to June 14, 2023, the UN International Court of Ukraine will hold public hearings in the case of Russia's violation of two conventions - on combating the financing of terrorism and the prohibition of all forms of racial discrimination. - Ukrinform.</text:p>
      <text:p text:style-name="P4">
Images: ["<text:a xlink:type="simple" xlink:href="https://static.ukrinform.com/photos/2023_05/thumb_files/630_360_1684261943-551.jpg" text:style-name="Internet_20_link" text:visited-style-name="Visited_20_Internet_20_Link">
630_360_16842...</text:a>
"]</text:p>
      <text:p text:style-name="P4">
Tags: ['Тероризм', 'Україна', 'Міжнародний суд ООН', 'Війна з Росією']</text:p>
      <text:p text:style-name="P4">
Type: Article</text:p>
      <!--METADATA-->
      <text:p text:style-name="P4">
<draw:frame draw:style-name="fr1" draw:name="Image59" text:anchor-type="as-char" svg:width="6.9236in" svg:height="3.956343in" draw:z-index="0">
<draw:image xlink:href="../Images/yкринформ/2023-05-16T-61-43-00-03-00/630_360_1684261943-551.jpg" xlink:type="simple" xlink:show="embed" xlink:actuate="onLoad" draw:mime-type="image/jpeg"/>
</draw:frame>
The UN International Court of Justice from June 6 to June 14, 2023 will conduct publicity in the case of Russia's violation of two conventions - on the struggle of terrorism and the prohibition of all forms of racial discrimination.</text:p>
      <text:p text:style-name="P4">
According to the Ukrinform correspondent in the Hague with reference to <text:a xlink:type="simple" xlink:href="https://www.icj-cij.org/sites/default/files/case-related/166/166-20230516-PRE-01-00-EN.pdf" text:style-name="Internet_20_link" text:visited-style-name="Visited_20_Internet_20_Link">
</text:a>
, the hearing will be devoted to the consideration of the case.</text:p>
      <text:p text:style-name="P4">
“Application of the International Convention on Combating Financing Terrorism of the International Convention on the Prohibition of All Forms of Racial Discrimination(Ukraine's opposite <text:a xlink:type="simple" xlink:href="https://www.ukrinform.ua/tag-rosia" text:style-name="Internet_20_link" text:visited-style-name="Visited_20_Internet_20_Link">
</text:a>
 )- The court will conduct publicity from Tuesday, June 6 to Wednesday, June 14, 2023, ”the presentation reads.</text:p>
      <text:p text:style-name="P4">
As reported by Ukrinform, on November 8, 2019, the International Court of Ukraine recognized its legal one in the case of Russia's violation of two conventions. The Court also stressed that Ukraine had complied with all procedural pre -trial procedures. This decision notes that the UN International Court of Justice may proceed to the merits of the case.</text:p>
      <text:p text:style-name="P4">
On January 16, 2017, Ukraine filed a lawsuit against the International Court of Justice against Russia's violation of the Convention on the Prohibition of Financing Terrorism and the Convention of Racial Discrimination.</text:p>
      <text:p text:style-name="P4">
<text:span text:style-name="T4">
 Read also: </text:span>
 <text:a xlink:type="simple" xlink:href="https://www.ukrinform.ua/rubric-polytics/3708528-bez-vidpovidalnosti-rosii-za-skoeni-zlocini-stalogo-miru-ne-bude-premerka-estonii.html" text:style-name="Internet_20_link" text:visited-style-name="Visited_20_Internet_20_Link">
</text:a>
The accusations nominated by Russia include: providing weapons and other assistance from the non -assistance; Rarismh17 Malaysian Airlines aircraft; shelling of residential areas of Mariupol and Kramatorsk; destruction of a civilian bus near Volnovakha; the explosion during a peaceful gathering of the victim; discrimination against Ukrainian and Crimean Tatar communities; prohibition of the Majlis of the Crimean Tatar people; waves of disappearance, murder, unauthorized searches, detentions; Restrictions on teaching Ukrainian Ican Tatar languages.</text:p>
      <text:p text:style-name="P4">
News Source: <text:a xlink:type="simple" xlink:href="https://www.ukrinform.ua/rubric-polytics/3710176-miznarodnij-sud-oon-u-cervni-provede-publicni-sluhanna-u-spravi-ukraina-proti-rosii.html" text:style-name="Internet_20_link" text:visited-style-name="Visited_20_Internet_20_Link">
https://www.ukrinform.ua/rubric-polytics/3710176-miznarodnij-sud-oon-u-cervni-provede-publicni-sluhanna-u-spravi-ukraina-proti-rosii.html</text:a>
</text:p>
      <!--NEWS-->
      <text:h text:style-name="P10" text:outline-level="1">
<text:span text:style-name="T4">
The enemy fired at the Nikopol District, there is a destruction</text:span>
</text:h>
      <text:p text:style-name="P4">
Authors: Ukrinform (Person)</text:p>
      <text:p text:style-name="P4">
Publisher: Укринформ (Organization)</text:p>
      <text:p text:style-name="P4">
Published Time: 2023-05-16T-84:06:00+03:00</text:p>
      <text:p text:style-name="P4">
Modified Time: 2023-05-16T20:06:00+03:00</text:p>
      <text:p text:style-name="P4">
Description: The enemy was fired at the Nikopol district twice. - Ukrinform.</text:p>
      <text:p text:style-name="P4">
Images: ["<text:a xlink:type="simple" xlink:href="https://static.ukrinform.com/photos/2023_05/thumb_files/630_360_1684256744-346.jpg" text:style-name="Internet_20_link" text:visited-style-name="Visited_20_Internet_20_Link">
630_360_16842...</text:a>
"]</text:p>
      <text:p text:style-name="P4">
Tags: ['Дніпропетровщина', 'Обстріл', 'Війна з Росією']</text:p>
      <text:p text:style-name="P4">
Type: Article</text:p>
      <!--METADATA-->
      <text:p text:style-name="P4">
<draw:frame draw:style-name="fr1" draw:name="Image60" text:anchor-type="as-char" svg:width="6.9236in" svg:height="3.956343in" draw:z-index="0">
<draw:image xlink:href="../Images/yкринформ/2023-05-16T-84-06-00-03-00/630_360_1684256744-346.jpg" xlink:type="simple" xlink:show="embed" xlink:actuate="onLoad" draw:mime-type="image/jpeg"/>
</draw:frame>
Vorohdvichi fired at the Nikopol district.</text:p>
      <text:p text:style-name="P4">
About it in <text:a xlink:type="simple" xlink:href="http://t.me/mykola_lukashuk/4580" text:style-name="Internet_20_link" text:visited-style-name="Visited_20_Internet_20_Link">
</text:a>
Informs Mykola Lukashuk, the Chief Properepetrovsk Regional Council, Ukrinform reports.</text:p>
      <text:p text:style-name="P4">
"5 private residential buildings, 4 farm buildings, 2 solar panels, 1 fence, 1 power line, 1 gas pipeline were damaged in the Mirov community," he wrote.</text:p>
      <text:p text:style-name="P4">
<text:span text:style-name="T4">
 Read also: </text:span>
 <text:a xlink:type="simple" xlink:href="https://www.ukrinform.ua/rubric-ato/3710141-rosiani-obstrilali-selise-na-hersonsini-postrazdali-troe-ditej.html" text:style-name="Internet_20_link" text:visited-style-name="Visited_20_Internet_20_Link">
<text:span text:style-name="T4">
 firing </text:span>
</text:a>
Above the Chervonohrigor community, the invaders dropped the ammunition from the drone. A private enterprise was damaged as a result of the discharge.</text:p>
      <text:p text:style-name="P4">
There are no victims among the population. In other communities of the region it was calm.</text:p>
      <text:p text:style-name="P4">
News Source: <text:a xlink:type="simple" xlink:href="https://www.ukrinform.ua/rubric-ato/3710147-vorog-obstrilav-nikopolskij-rajon-e-rujnuvanna.html" text:style-name="Internet_20_link" text:visited-style-name="Visited_20_Internet_20_Link">
https://www.ukrinform.ua/rubric-ato/3710147-vorog-obstrilav-nikopolskij-rajon-e-rujnuvanna.html</text:a>
</text:p>
      <!--NEWS-->
      <text:h text:style-name="P10" text:outline-level="1">
<text:span text:style-name="T4">
Dnipro, Dnipropetrovsk region, Zaporizhzhya region (06:09). Red Alrt: Aerial Tchretate. Sirens Su ...</text:span>
</text:h>
      <text:p text:style-name="P4">
Authors: liveuamap (Language: en)</text:p>
      <text:p text:style-name="P4">
Time: 2023-05-16T00:10:00</text:p>
      <text:p text:style-name="P4">
Location: Dnipro (Latitude:48.45827 Longtitude:35.03924)</text:p>
      <text:p text:style-name="P4">
Videos: []</text:p>
      <text:p text:style-name="P4">
Images: []</text:p>
      <text:p text:style-name="P4">
Tags: ["Europe", "Central and Eastern Europe"]</text:p>
      <text:p text:style-name="P4">
Id: 22563154</text:p>
      <!--METADATA-->
      <text:p text:style-name="P4">
Dnipro, Dnipropetrovsk region, Zaporizhzhya region(06:09). Red Alert: aerialthreat. Sirens sounding. Take cover now!</text:p>
      <text:p text:style-name="P4">
News Collection Link: <text:a xlink:type="simple" xlink:href="https://liveuamap.com/en/2023/16-may-dnipro-dnipropetrovska-oblast-zaporizkg" text:style-name="Internet_20_link" text:visited-style-name="Visited_20_Internet_20_Link">
https://liveuamap.com/en/2023/16-may-dnipro-dnipropetrovska-oblast-zaporizkg</text:a>
</text:p>
      <text:p text:style-name="P4">
News Source: <text:a xlink:type="simple" xlink:href="https://t.me/air_alert_ua/45561" text:style-name="Internet_20_link" text:visited-style-name="Visited_20_Internet_20_Link">
https://t.me/air_alert_ua/45561</text:a>
</text:p>
      <!--NEWS-->
      <text:h text:style-name="P10" text:outline-level="1">
<text:span text:style-name="T4">
Donetsk Oblast(07:40). Red Alert: aerial threat. Sirens sounding. Take cover now!</text:span>
</text:h>
      <text:p text:style-name="P4">
Authors: liveuamap (Language: en)</text:p>
      <text:p text:style-name="P4">
Time: 2023-05-16T01:43:00</text:p>
      <text:p text:style-name="P4">
Location: Donetsk Oblast (Latitude:48.72744 Longtitude:37.5781)</text:p>
      <text:p text:style-name="P4">
Videos: []</text:p>
      <text:p text:style-name="P4">
Images: []</text:p>
      <text:p text:style-name="P4">
Tags: ["Europe", "Central and Eastern Europe"]</text:p>
      <text:p text:style-name="P4">
Id: 22563176</text:p>
      <!--METADATA-->
      <text:p text:style-name="P4">
Donetsk Oblast(07:40). Red Alert: aerial threat. Sirens sounding. Take covernow!</text:p>
      <text:p text:style-name="P4">
News Collection Link: <text:a xlink:type="simple" xlink:href="https://liveuamap.com/en/2023/16-may-donetsk-oblast0740-red-alert-aerial-thg" text:style-name="Internet_20_link" text:visited-style-name="Visited_20_Internet_20_Link">
https://liveuamap.com/en/2023/16-may-donetsk-oblast0740-red-alert-aerial-thg</text:a>
</text:p>
      <text:p text:style-name="P4">
News Source: <text:a xlink:type="simple" xlink:href="https://t.me/air_alert_ua/45566" text:style-name="Internet_20_link" text:visited-style-name="Visited_20_Internet_20_Link">
https://t.me/air_alert_ua/45566</text:a>
</text:p>
      <!--NEWS-->
      <text:h text:style-name="P10" text:outline-level="1">
<text:span text:style-name="T4">
Ukrainian air defense shot down 18 missiles launched by Russian overnight</text:span>
</text:h>
      <text:p text:style-name="P4">
Authors: liveuamap (Language: en)</text:p>
      <text:p text:style-name="P4">
Time: 2023-05-16T01:44:32</text:p>
      <text:p text:style-name="P4">
Location: Kyiv (Latitude:50.68602 Longtitude:30.48157)</text:p>
      <text:p text:style-name="P4">
Videos: []</text:p>
      <text:p text:style-name="P4">
Images: ["<text:a xlink:type="simple" xlink:href="https://liveuamap.com/pics/2023/05/16/22563177_0.jpg" text:style-name="Internet_20_link" text:visited-style-name="Visited_20_Internet_20_Link">
22563177_0.jpg</text:a>
"]</text:p>
      <text:p text:style-name="P4">
Tags: ["Russia", "Weapons"]</text:p>
      <text:p text:style-name="P4">
Id: 22563177</text:p>
      <!--METADATA-->
      <text:p text:style-name="P4">
Ukrainian air defense shot down 18 missiles launched by Russian overnight</text:p>
      <text:p text:style-name="P4">
<draw:frame draw:style-name="fr1" draw:name="Image61" text:anchor-type="as-char" svg:width="6.9236in" svg:height="6.9236in" draw:z-index="0">
<draw:image xlink:href="../Images/liveuamap/2023-05-16T01-44-32/22563177_0.jpg" xlink:type="simple" xlink:show="embed" xlink:actuate="onLoad" draw:mime-type="image/jpeg"/>
</draw:frame>
News Collection Link: <text:a xlink:type="simple" xlink:href="https://liveuamap.com/en/2023/16-may-ukrainian-air-defense-shot-down-18-missiles-launched" text:style-name="Internet_20_link" text:visited-style-name="Visited_20_Internet_20_Link">
https://liveuamap.com/en/2023/16-may-ukrainian-air-defense-shot-down-18-missiles-launched</text:a>
</text:p>
      <text:p text:style-name="P4">
News Source: <text:a xlink:type="simple" xlink:href="https://t.me/kpszsu/2519" text:style-name="Internet_20_link" text:visited-style-name="Visited_20_Internet_20_Link">
https://t.me/kpszsu/2519</text:a>
</text:p>
      <!--NEWS-->
      <text:h text:style-name="P10" text:outline-level="1">
<text:span text:style-name="T4">
Air defense shot down a drone over Klintsy. Minor damage in the town</text:span>
</text:h>
      <text:p text:style-name="P4">
Authors: liveuamap (Language: en)</text:p>
      <text:p text:style-name="P4">
Time: 2023-05-16T02:21:51</text:p>
      <text:p text:style-name="P4">
Location: Bryansk (Latitude:52.75133 Longtitude:32.25861)</text:p>
      <text:p text:style-name="P4">
Videos: []</text:p>
      <text:p text:style-name="P4">
Images: []</text:p>
      <text:p text:style-name="P4">
Tags: ["Russia"]</text:p>
      <text:p text:style-name="P4">
Id: 22563237</text:p>
      <!--METADATA-->
      <text:p text:style-name="P4">
Air defense shot down a drone over Klintsy. Minor damage in the town</text:p>
      <text:p text:style-name="P4">
News Collection Link: <text:a xlink:type="simple" xlink:href="https://liveuamap.com/en/2023/16-may-air-defense-shot-down-a-drone-over-klintsy-minor-damage" text:style-name="Internet_20_link" text:visited-style-name="Visited_20_Internet_20_Link">
https://liveuamap.com/en/2023/16-may-air-defense-shot-down-a-drone-over-klintsy-minor-damage</text:a>
</text:p>
      <text:p text:style-name="P4">
News Source: <text:a xlink:type="simple" xlink:href="https://t.me/zhest_belgorod/26567" text:style-name="Internet_20_link" text:visited-style-name="Visited_20_Internet_20_Link">
https://t.me/zhest_belgorod/26567</text:a>
</text:p>
      <!--NEWS-->
      <text:h text:style-name="P10" text:outline-level="1">
<text:span text:style-name="T4">
Drone hit border crossing checkpoint at Novye Yurkovichi of Briansk region</text:span>
</text:h>
      <text:p text:style-name="P4">
Authors: liveuamap (Language: en)</text:p>
      <text:p text:style-name="P4">
Time: 2023-05-16T02:56:24</text:p>
      <text:p text:style-name="P4">
Location: Belarus (Latitude:52.11277 Longtitude:31.79001)</text:p>
      <text:p text:style-name="P4">
Videos: []</text:p>
      <text:p text:style-name="P4">
Images: []</text:p>
      <text:p text:style-name="P4">
Tags: ["Russia", "Avia"]</text:p>
      <text:p text:style-name="P4">
Id: 22563238</text:p>
      <!--METADATA-->
      <text:p text:style-name="P4">
Drone hit border crossing checkpoint at Novye Yurkovichi of Briansk region</text:p>
      <text:p text:style-name="P4">
News Collection Link: <text:a xlink:type="simple" xlink:href="https://liveuamap.com/en/2023/16-may-drone-hit-border-crossing-checkpoint-at-novye-yurkovichi" text:style-name="Internet_20_link" text:visited-style-name="Visited_20_Internet_20_Link">
https://liveuamap.com/en/2023/16-may-drone-hit-border-crossing-checkpoint-at-novye-yurkovichi</text:a>
</text:p>
      <text:p text:style-name="P4">
News Source: <text:a xlink:type="simple" xlink:href="https://t.me/shot_shot/51446" text:style-name="Internet_20_link" text:visited-style-name="Visited_20_Internet_20_Link">
https://t.me/shot_shot/51446</text:a>
</text:p>
      <!--NEWS-->
      <text:h text:style-name="P10" text:outline-level="1">
<text:span text:style-name="T4">
Zaporizka Oblast(09:04). Red Alert: aerial threat. Sirens sounding. Take cover now!</text:span>
</text:h>
      <text:p text:style-name="P4">
Authors: liveuamap (Language: en)</text:p>
      <text:p text:style-name="P4">
Time: 2023-05-16T03:05:00</text:p>
      <text:p text:style-name="P4">
Location: Zaporizka Oblast (Latitude:47.612011 Longtitude:35.764821)</text:p>
      <text:p text:style-name="P4">
Videos: []</text:p>
      <text:p text:style-name="P4">
Images: []</text:p>
      <text:p text:style-name="P4">
Tags: ["Europe", "Central and Eastern Europe"]</text:p>
      <text:p text:style-name="P4">
Id: 22563239</text:p>
      <!--METADATA-->
      <text:p text:style-name="P4">
Zaporizhzhia region(09:04). Red Alert: aerial threat. Sirens sounding. Take covernow!</text:p>
      <text:p text:style-name="P4">
News Collection Link: <text:a xlink:type="simple" xlink:href="https://liveuamap.com/en/2023/16-may-zaporizka-oblast0904-red-alert-aerial-g" text:style-name="Internet_20_link" text:visited-style-name="Visited_20_Internet_20_Link">
https://liveuamap.com/en/2023/16-may-zaporizka-oblast0904-red-alert-aerial-g</text:a>
</text:p>
      <text:p text:style-name="P4">
News Source: <text:a xlink:type="simple" xlink:href="https://t.me/air_alert_ua/45568" text:style-name="Internet_20_link" text:visited-style-name="Visited_20_Internet_20_Link">
https://t.me/air_alert_ua/45568</text:a>
</text:p>
      <!--NEWS-->
      <text:h text:style-name="P10" text:outline-level="1">
<text:span text:style-name="T4">
Kharkiv, Kharkivska Oblast(09:10). Red Alert: aerial threat. Sirens sounding. Take cover now!</text:span>
</text:h>
      <text:p text:style-name="P4">
Authors: liveuamap (Language: en)</text:p>
      <text:p text:style-name="P4">
Time: 2023-05-16T03:10:00</text:p>
      <text:p text:style-name="P4">
Location: Kharkiv (Latitude:49.98019 Longtitude:36.25263)</text:p>
      <text:p text:style-name="P4">
Videos: []</text:p>
      <text:p text:style-name="P4">
Images: []</text:p>
      <text:p text:style-name="P4">
Tags: ["Europe", "Central and Eastern Europe"]</text:p>
      <text:p text:style-name="P4">
Id: 22563240</text:p>
      <!--METADATA-->
      <text:p text:style-name="P4">
Kharkiv, Kharkiv region(09:10). Red Alert: aerial threat. Sirens sounding.Take cover now!</text:p>
      <text:p text:style-name="P4">
News Collection Link: <text:a xlink:type="simple" xlink:href="https://liveuamap.com/en/2023/16-may-kharkiv-kharkivska-oblast0910-red-alerg" text:style-name="Internet_20_link" text:visited-style-name="Visited_20_Internet_20_Link">
https://liveuamap.com/en/2023/16-may-kharkiv-kharkivska-oblast0910-red-alerg</text:a>
</text:p>
      <text:p text:style-name="P4">
News Source: <text:a xlink:type="simple" xlink:href="https://t.me/suspilnekharkiv/24879" text:style-name="Internet_20_link" text:visited-style-name="Visited_20_Internet_20_Link">
https://t.me/suspilnekharkiv/24879</text:a>
</text:p>
      <!--NEWS-->
      <text:h text:style-name="P10" text:outline-level="1">
<text:span text:style-name="T4">
Explosions reported in Tokmak</text:span>
</text:h>
      <text:p text:style-name="P4">
Authors: liveuamap (Language: en)</text:p>
      <text:p text:style-name="P4">
Time: 2023-05-16T03:25:07</text:p>
      <text:p text:style-name="P4">
Location: Zaporizhiye (Latitude:47.22948 Longtitude:35.70977)</text:p>
      <text:p text:style-name="P4">
Videos: []</text:p>
      <text:p text:style-name="P4">
Images: []</text:p>
      <text:p text:style-name="P4">
Tags: ["Europe", "Central and Eastern Europe"]</text:p>
      <text:p text:style-name="P4">
Id: 22563241</text:p>
      <!--METADATA-->
      <text:p text:style-name="P4">
Explosions reported in Tokmak</text:p>
      <text:p text:style-name="P4">
News Collection Link: <text:a xlink:type="simple" xlink:href="https://liveuamap.com/en/2023/16-may-explosions-reported-in-tokmak" text:style-name="Internet_20_link" text:visited-style-name="Visited_20_Internet_20_Link">
https://liveuamap.com/en/2023/16-may-explosions-reported-in-tokmak</text:a>
</text:p>
      <text:p text:style-name="P4">
News Source: <text:a xlink:type="simple" xlink:href="https://t.me/info_zp/35725" text:style-name="Internet_20_link" text:visited-style-name="Visited_20_Internet_20_Link">
https://t.me/info_zp/35725</text:a>
</text:p>
      <!--NEWS-->
      <text:h text:style-name="P10" text:outline-level="1">
<text:span text:style-name="T4">
Donetsk Oblast(09:29). Red Alert: aerial threat. Sirens sounding. Take cover now!</text:span>
</text:h>
      <text:p text:style-name="P4">
Authors: liveuamap (Language: en)</text:p>
      <text:p text:style-name="P4">
Time: 2023-05-16T03:32:00</text:p>
      <text:p text:style-name="P4">
Location: Donetsk Oblast (Latitude:48.72797 Longtitude:37.57926)</text:p>
      <text:p text:style-name="P4">
Videos: []</text:p>
      <text:p text:style-name="P4">
Images: []</text:p>
      <text:p text:style-name="P4">
Tags: ["Europe", "Central and Eastern Europe"]</text:p>
      <text:p text:style-name="P4">
Id: 22563243</text:p>
      <!--METADATA-->
      <text:p text:style-name="P4">
Donetsk Oblast(09:29). Red Alert: aerial threat. Sirens sounding. Take covernow!</text:p>
      <text:p text:style-name="P4">
News Collection Link: <text:a xlink:type="simple" xlink:href="https://liveuamap.com/en/2023/16-may-donetsk-oblast0929-red-alert-aerial-thg" text:style-name="Internet_20_link" text:visited-style-name="Visited_20_Internet_20_Link">
https://liveuamap.com/en/2023/16-may-donetsk-oblast0929-red-alert-aerial-thg</text:a>
</text:p>
      <text:p text:style-name="P4">
News Source: <text:a xlink:type="simple" xlink:href="https://t.me/air_alert_ua/45573" text:style-name="Internet_20_link" text:visited-style-name="Visited_20_Internet_20_Link">
https://t.me/air_alert_ua/45573</text:a>
</text:p>
      <!--NEWS-->
      <text:h text:style-name="P10" text:outline-level="1">
<text:span text:style-name="T4">
5 Russian border guards wounded as result of a drone attack at Glushkovo village of Kursk region</text:span>
</text:h>
      <text:p text:style-name="P4">
Authors: liveuamap (Language: en)</text:p>
      <text:p text:style-name="P4">
Time: 2023-05-16T03:41:34</text:p>
      <text:p text:style-name="P4">
Location: Kursk (Latitude:51.31963 Longtitude:34.63715)</text:p>
      <text:p text:style-name="P4">
Videos: []</text:p>
      <text:p text:style-name="P4">
Images: []</text:p>
      <text:p text:style-name="P4">
Tags: ["Russia"]</text:p>
      <text:p text:style-name="P4">
Id: 22563244</text:p>
      <!--METADATA-->
      <text:p text:style-name="P4">
5 Russian border guards wounded as result of a drone attack at Glushkovovillage of Kursk region</text:p>
      <text:p text:style-name="P4">
News Collection Link: <text:a xlink:type="simple" xlink:href="https://liveuamap.com/en/2023/16-may-5-russian-border-guards-wounded-as-result-of-a-drone" text:style-name="Internet_20_link" text:visited-style-name="Visited_20_Internet_20_Link">
https://liveuamap.com/en/2023/16-may-5-russian-border-guards-wounded-as-result-of-a-drone</text:a>
</text:p>
      <text:p text:style-name="P4">
News Source: <text:a xlink:type="simple" xlink:href="https://t.me/bazabazon/17684" text:style-name="Internet_20_link" text:visited-style-name="Visited_20_Internet_20_Link">
https://t.me/bazabazon/17684</text:a>
</text:p>
      <!--NEWS-->
      <text:h text:style-name="P10" text:outline-level="1">
<text:span text:style-name="T4">
Vinnitsa region, Cherkasy region (10:30). Red Alrt: Aerial Tchretate. Sirens Sounding. That's the same ...</text:span>
</text:h>
      <text:p text:style-name="P4">
Authors: liveuamap (Language: en)</text:p>
      <text:p text:style-name="P4">
Time: 2023-05-16T04:30:00</text:p>
      <text:p text:style-name="P4">
Location: Vinnytska Oblast (Latitude:48.916 Longtitude:28.66681)</text:p>
      <text:p text:style-name="P4">
Videos: []</text:p>
      <text:p text:style-name="P4">
Images: []</text:p>
      <text:p text:style-name="P4">
Tags: ["Europe", "Central and Eastern Europe"]</text:p>
      <text:p text:style-name="P4">
Id: 22563248</text:p>
      <!--METADATA-->
      <text:p text:style-name="P4">
Vinnitsk region, Cherkasy region(10:30). Red Alert: aerial threat. Sirenssounding. Take cover now!</text:p>
      <text:p text:style-name="P4">
News Collection Link: <text:a xlink:type="simple" xlink:href="https://liveuamap.com/en/2023/16-may-vinnytska-oblast-cherkaska-oblast1030-g" text:style-name="Internet_20_link" text:visited-style-name="Visited_20_Internet_20_Link">
https://liveuamap.com/en/2023/16-may-vinnytska-oblast-cherkaska-oblast1030-g</text:a>
</text:p>
      <text:p text:style-name="P4">
News Source: <text:a xlink:type="simple" xlink:href="https://t.me/air_alert_ua/45575" text:style-name="Internet_20_link" text:visited-style-name="Visited_20_Internet_20_Link">
https://t.me/air_alert_ua/45575</text:a>
</text:p>
      <!--NEWS-->
      <text:h text:style-name="P10" text:outline-level="1">
<text:span text:style-name="T4">
Russian army conducted 2 missile strikes, 48 airstrikes and over 50 shelling with MLRS, - Gen...</text:span>
</text:h>
      <text:p text:style-name="P4">
Authors: liveuamap (Language: en)</text:p>
      <text:p text:style-name="P4">
Time: 2023-05-16T04:38:00</text:p>
      <text:p text:style-name="P4">
Location: Kostyantynivka (Latitude:48.52115 Longtitude:37.71091)</text:p>
      <text:p text:style-name="P4">
Videos: []</text:p>
      <text:p text:style-name="P4">
Images: []</text:p>
      <text:p text:style-name="P4">
Tags: ["Russia"]</text:p>
      <text:p text:style-name="P4">
Id: 22563271</text:p>
      <!--METADATA-->
      <text:p text:style-name="P4">
Russian army conducted 2 missile strikes, 48 airstrikes and over 50 shellingwith MLRS, - General Staff of Armed Forces of Ukraine says in the morningreport</text:p>
      <text:p text:style-name="P4">
News Collection Link: <text:a xlink:type="simple" xlink:href="https://liveuamap.com/en/2023/16-may-russian-army-conducted-2-missile-strikes-48-airstrikes" text:style-name="Internet_20_link" text:visited-style-name="Visited_20_Internet_20_Link">
https://liveuamap.com/en/2023/16-may-russian-army-conducted-2-missile-strikes-48-airstrikes</text:a>
</text:p>
      <text:p text:style-name="P4">
News Source: <text:a xlink:type="simple" xlink:href="https://t.me/lumsrc/4797" text:style-name="Internet_20_link" text:visited-style-name="Visited_20_Internet_20_Link">
https://t.me/lumsrc/4797</text:a>
</text:p>
      <!--NEWS-->
      <text:h text:style-name="P10" text:outline-level="1">
<text:span text:style-name="T4">
5 Ukrainian policemen wounded near Bakhmut in shelling</text:span>
</text:h>
      <text:p text:style-name="P4">
Authors: liveuamap (Language: en)</text:p>
      <text:p text:style-name="P4">
Time: 2023-05-16T05:02:45</text:p>
      <text:p text:style-name="P4">
Location: Bakhmut (Latitude:48.5845 Longtitude:37.96875)</text:p>
      <text:p text:style-name="P4">
Videos: []</text:p>
      <text:p text:style-name="P4">
Images: ["<text:a xlink:type="simple" xlink:href="https://liveuamap.com/pics/2023/05/16/22563272_0.jpg" text:style-name="Internet_20_link" text:visited-style-name="Visited_20_Internet_20_Link">
22563272_0.jpg</text:a>
"]</text:p>
      <text:p text:style-name="P4">
Tags: ["Minsk Monitor", "Europe"]</text:p>
      <text:p text:style-name="P4">
Id: 22563272</text:p>
      <!--METADATA-->
      <text:p text:style-name="P4">
5 Ukrainian policemen wounded near Bakhmut in shelling</text:p>
      <text:p text:style-name="P4">
<draw:frame draw:style-name="fr1" draw:name="Image62" text:anchor-type="as-char" svg:width="6.9236in" svg:height="3.994385in" draw:z-index="0">
<draw:image xlink:href="../Images/liveuamap/2023-05-16T05-02-45/22563272_0.jpg" xlink:type="simple" xlink:show="embed" xlink:actuate="onLoad" draw:mime-type="image/jpeg"/>
</draw:frame>
News Collection Link: <text:a xlink:type="simple" xlink:href="https://liveuamap.com/en/2023/16-may-5-ukrainian-policemen-wounded-near-bakhmut-in-shelling" text:style-name="Internet_20_link" text:visited-style-name="Visited_20_Internet_20_Link">
https://liveuamap.com/en/2023/16-may-5-ukrainian-policemen-wounded-near-bakhmut-in-shelling</text:a>
</text:p>
      <text:p text:style-name="P4">
News Source: <text:a xlink:type="simple" xlink:href="https://twitter.com/MVS_UA/status/1658393884123168773" text:style-name="Internet_20_link" text:visited-style-name="Visited_20_Internet_20_Link">
https://twitter.com/MVS_UA/status/1658393884123168773</text:a>
</text:p>
      <!--NEWS-->
      <text:h text:style-name="P10" text:outline-level="1">
<text:span text:style-name="T4">
East Mall Isa He Fire In Mariupol</text:span>
</text:h>
      <text:p text:style-name="P4">
Authors: liveuamap (Language: en)</text:p>
      <text:p text:style-name="P4">
Time: 2023-05-16T06:27:00</text:p>
      <text:p text:style-name="P4">
Location: Mariupol (Latitude:47.1218 Longtitude:37.68569)</text:p>
      <text:p text:style-name="P4">
Videos: []</text:p>
      <text:p text:style-name="P4">
Images: ["<text:a xlink:type="simple" xlink:href="https://liveuamap.com/pics/2023/05/16/22563278_0.jpg" text:style-name="Internet_20_link" text:visited-style-name="Visited_20_Internet_20_Link">
22563278_0.jpg</text:a>
"]</text:p>
      <text:p text:style-name="P4">
Tags: []</text:p>
      <text:p text:style-name="P4">
Id: 22563278</text:p>
      <!--METADATA-->
      <text:p text:style-name="P4">
East Mall Isa He Fire In Mariupol</text:p>
      <text:p text:style-name="P4">
!Jush(Images/liveuamap/2023-05-16T06-27-00/22563278_0.jpg)News Collection Link: <text:a xlink:type="simple" xlink:href="https://liveuamap.com/en/2023/16-may-vostochny-mall-is-on-fire-in-mariupol" text:style-name="Internet_20_link" text:visited-style-name="Visited_20_Internet_20_Link">
https://liveuamap.com/en/2023/16-may-vostochny-mall-is-on-fire-in-mariupol</text:a>
</text:p>
      <text:p text:style-name="P4">
News Source: <text:a xlink:type="simple" xlink:href="https://t.me/mariupolnow/29231" text:style-name="Internet_20_link" text:visited-style-name="Visited_20_Internet_20_Link">
https://t.me/mariupolnow/29231</text:a>
</text:p>
      <!--NEWS-->
      <text:h text:style-name="P10" text:outline-level="1">
<text:span text:style-name="T4">
Explosion was audible in Kyiv, possible due to neutralization of UXOs</text:span>
</text:h>
      <text:p text:style-name="P4">
Authors: liveuamap (Language: en)</text:p>
      <text:p text:style-name="P4">
Time: 2023-05-16T06:37:36</text:p>
      <text:p text:style-name="P4">
Location: Kyiv, Kyiv city (Latitude:50.45532 Longtitude:30.5547)</text:p>
      <text:p text:style-name="P4">
Videos: []</text:p>
      <text:p text:style-name="P4">
Images: []</text:p>
      <text:p text:style-name="P4">
Tags: []</text:p>
      <text:p text:style-name="P4">
Id: 22563280</text:p>
      <!--METADATA-->
      <text:p text:style-name="P4">
Explosion was audible in Kyiv, possible due to neutralization of UXOs</text:p>
      <text:p text:style-name="P4">
News Collection Link: <text:a xlink:type="simple" xlink:href="https://liveuamap.com/en/2023/16-may-explosion-was-audible-in-kyiv-possible-due-to-neutralization" text:style-name="Internet_20_link" text:visited-style-name="Visited_20_Internet_20_Link">
https://liveuamap.com/en/2023/16-may-explosion-was-audible-in-kyiv-possible-due-to-neutralization</text:a>
</text:p>
      <text:p text:style-name="P4">
News Source: <text:a xlink:type="simple" xlink:href="https://t.me/kievreal1/41092" text:style-name="Internet_20_link" text:visited-style-name="Visited_20_Internet_20_Link">
https://t.me/kievreal1/41092</text:a>
</text:p>
      <!--NEWS-->
      <text:h text:style-name="P10" text:outline-level="1">
<text:span text:style-name="T4">
Explosions were reported in Briansk district</text:span>
</text:h>
      <text:p text:style-name="P4">
Authors: liveuamap (Language: en)</text:p>
      <text:p text:style-name="P4">
Time: 2023-05-16T07:07:00</text:p>
      <text:p text:style-name="P4">
Location: Berdians'k,Zaporiz'ka oblast (Latitude:46.77855 Longtitude:36.81227)</text:p>
      <text:p text:style-name="P4">
Videos: []</text:p>
      <text:p text:style-name="P4">
Images: ["<text:a xlink:type="simple" xlink:href="https://liveuamap.com/pics/2023/05/16/22563287_0.jpg" text:style-name="Internet_20_link" text:visited-style-name="Visited_20_Internet_20_Link">
22563287_0.jpg</text:a>
"]</text:p>
      <text:p text:style-name="P4">
Tags: ["Europe", "Central and Eastern Europe"]</text:p>
      <text:p text:style-name="P4">
Id: 22563287</text:p>
      <!--METADATA-->
      <text:p text:style-name="P4">
Explosions were reported in Briansk district</text:p>
      <text:p text:style-name="P4">
<draw:frame draw:style-name="fr1" draw:name="Image63" text:anchor-type="as-char" svg:width="6.9236in" svg:height="5.490799in" draw:z-index="0">
<draw:image xlink:href="../Images/liveuamap/2023-05-16T07-07-00/22563287_0.jpg" xlink:type="simple" xlink:show="embed" xlink:actuate="onLoad" draw:mime-type="image/jpeg"/>
</draw:frame>
News Collection Link: <text:a xlink:type="simple" xlink:href="https://liveuamap.com/en/2023/16-may-explosions-were-reported-in-briansk-district" text:style-name="Internet_20_link" text:visited-style-name="Visited_20_Internet_20_Link">
https://liveuamap.com/en/2023/16-may-explosions-were-reported-in-briansk-district</text:a>
</text:p>
      <text:p text:style-name="P4">
News Source: <text:a xlink:type="simple" xlink:href="https://t.me/Novoeizdanie/50989" text:style-name="Internet_20_link" text:visited-style-name="Visited_20_Internet_20_Link">
https://t.me/Novoeizdanie/50989</text:a>
</text:p>
      <!--NEWS-->
      <text:h text:style-name="P10" text:outline-level="1">
<text:span text:style-name="T4">
Russian Kartograf drone was shot down in Kharkiv region</text:span>
</text:h>
      <text:p text:style-name="P4">
Authors: liveuamap (Language: en)</text:p>
      <text:p text:style-name="P4">
Time: 2023-05-16T07:39:00</text:p>
      <text:p text:style-name="P4">
Location: Vovchansk (Latitude:50.08837 Longtitude:37.64184)</text:p>
      <text:p text:style-name="P4">
Videos: []</text:p>
      <text:p text:style-name="P4">
Images: ["<text:a xlink:type="simple" xlink:href="https://liveuamap.com/pics/2023/05/16/22563285_0.jpg" text:style-name="Internet_20_link" text:visited-style-name="Visited_20_Internet_20_Link">
22563285_0.jpg</text:a>
"]</text:p>
      <text:p text:style-name="P4">
Tags: ["Russia"]</text:p>
      <text:p text:style-name="P4">
Id: 22563285</text:p>
      <!--METADATA-->
      <text:p text:style-name="P4">
Russian Kartograf drone was shot down in Kharkiv region</text:p>
      <text:p text:style-name="P4">
<draw:frame draw:style-name="fr1" draw:name="Image64" text:anchor-type="as-char" svg:width="6.9236in" svg:height="4.612849in" draw:z-index="0">
<draw:image xlink:href="../Images/liveuamap/2023-05-16T07-39-00/22563285_0.jpg" xlink:type="simple" xlink:show="embed" xlink:actuate="onLoad" draw:mime-type="image/jpeg"/>
</draw:frame>
News Collection Link: <text:a xlink:type="simple" xlink:href="https://liveuamap.com/en/2023/16-may-russian-kartograf-drone-was-shot-down-in-kharkiv-region" text:style-name="Internet_20_link" text:visited-style-name="Visited_20_Internet_20_Link">
https://liveuamap.com/en/2023/16-may-russian-kartograf-drone-was-shot-down-in-kharkiv-region</text:a>
</text:p>
      <text:p text:style-name="P4">
News Source: <text:a xlink:type="simple" xlink:href="https://t.me/suspilnekharkiv/24884" text:style-name="Internet_20_link" text:visited-style-name="Visited_20_Internet_20_Link">
https://t.me/suspilnekharkiv/24884</text:a>
</text:p>
      <!--NEWS-->
      <text:h text:style-name="P10" text:outline-level="1">
<text:span text:style-name="T4">
The head of South Africa said that on behalf of African countries he spoke with Putin and Zel...</text:span>
</text:h>
      <text:p text:style-name="P4">
Authors: liveuamap (Language: en)</text:p>
      <text:p text:style-name="P4">
Time: 2023-05-16T08:02:56</text:p>
      <text:p text:style-name="P4">
Location: Pretoria,Gauteng (Latitude:-25.74236 Longtitude:28.20854)</text:p>
      <text:p text:style-name="P4">
Videos: []</text:p>
      <text:p text:style-name="P4">
Images: []</text:p>
      <text:p text:style-name="P4">
Tags: ["South Africa", "Africa"]</text:p>
      <text:p text:style-name="P4">
Id: 22563288</text:p>
      <!--METADATA-->
      <text:p text:style-name="P4">
The head of South Africa said that on behalf of African countries he spokewith Putin and Zelensky, they agreed to accept the mission of African leaderson a peace initiative</text:p>
      <text:p text:style-name="P4">
News Collection Link: <text:a xlink:type="simple" xlink:href="https://liveuamap.com/en/2023/16-may-the-head-of-south-africa-said-that-on-behalf-of-african" text:style-name="Internet_20_link" text:visited-style-name="Visited_20_Internet_20_Link">
https://liveuamap.com/en/2023/16-may-the-head-of-south-africa-said-that-on-behalf-of-african</text:a>
</text:p>
      <text:p text:style-name="P4">
News Source: <text:a xlink:type="simple" xlink:href="https://t.me/bbbreaking/155542" text:style-name="Internet_20_link" text:visited-style-name="Visited_20_Internet_20_Link">
https://t.me/bbbreaking/155542</text:a>
</text:p>
      <!--NEWS-->
      <text:h text:style-name="P10" text:outline-level="1">
<text:span text:style-name="T4">
Kharkiv, Kharkiv region, Donetsk region (15:19). Red Alrt: Aerial Tchretate. Sirens Sounding ....</text:span>
</text:h>
      <text:p text:style-name="P4">
Authors: liveuamap (Language: en)</text:p>
      <text:p text:style-name="P4">
Time: 2023-05-16T09:20:00</text:p>
      <text:p text:style-name="P4">
Location: Kharkiv (Latitude:49.98029 Longtitude:36.25205)</text:p>
      <text:p text:style-name="P4">
Videos: []</text:p>
      <text:p text:style-name="P4">
Images: []</text:p>
      <text:p text:style-name="P4">
Tags: ["Europe", "Central and Eastern Europe"]</text:p>
      <text:p text:style-name="P4">
Id: 22563290</text:p>
      <!--METADATA-->
      <text:p text:style-name="P4">
Kharkiv, Kharkiv region, Donetsk region(15:19). Red Alert: aerial threat.Sirens sounding. Take cover now!</text:p>
      <text:p text:style-name="P4">
News Collection Link: <text:a xlink:type="simple" xlink:href="https://liveuamap.com/en/2023/16-may-kharkiv-kharkivska-oblast-donetsk-oblag" text:style-name="Internet_20_link" text:visited-style-name="Visited_20_Internet_20_Link">
https://liveuamap.com/en/2023/16-may-kharkiv-kharkivska-oblast-donetsk-oblag</text:a>
</text:p>
      <text:p text:style-name="P4">
News Source: <text:a xlink:type="simple" xlink:href="https://t.me/air_alert_ua/45580" text:style-name="Internet_20_link" text:visited-style-name="Visited_20_Internet_20_Link">
https://t.me/air_alert_ua/45580</text:a>
</text:p>
      <!--NEWS-->
      <text:h text:style-name="P10" text:outline-level="1">
<text:span text:style-name="T4">
2 drones reportedly crashed at Guyevo village in Kursk region</text:span>
</text:h>
      <text:p text:style-name="P4">
Authors: liveuamap (Language: en)</text:p>
      <text:p text:style-name="P4">
Time: 2023-05-16T10:07:00</text:p>
      <text:p text:style-name="P4">
Location: Kursk (Latitude:51.08638 Longtitude:35.25959)</text:p>
      <text:p text:style-name="P4">
Videos: []</text:p>
      <text:p text:style-name="P4">
Images: []</text:p>
      <text:p text:style-name="P4">
Tags: ["Russia", "Europe"]</text:p>
      <text:p text:style-name="P4">
Id: 22563293</text:p>
      <!--METADATA-->
      <text:p text:style-name="P4">
2 drones reportedly crashed at Guyevo village in Kursk region</text:p>
      <text:p text:style-name="P4">
News Collection Link: <text:a xlink:type="simple" xlink:href="https://liveuamap.com/en/2023/16-may-2-drones-reportedly-crashed-at-guyevo-village-in-kursk" text:style-name="Internet_20_link" text:visited-style-name="Visited_20_Internet_20_Link">
https://liveuamap.com/en/2023/16-may-2-drones-reportedly-crashed-at-guyevo-village-in-kursk</text:a>
</text:p>
      <text:p text:style-name="P4">
News Source: <text:a xlink:type="simple" xlink:href="https://t.me/zhest_belgorod/26585" text:style-name="Internet_20_link" text:visited-style-name="Visited_20_Internet_20_Link">
https://t.me/zhest_belgorod/26585</text:a>
</text:p>
      <!--NEWS-->
      <text:h text:style-name="P10" text:outline-level="1">
<text:span text:style-name="T4">
Zaporizka Oblast(16:23). Red Alert: aerial threat. Sirens sounding. Take cover now!</text:span>
</text:h>
      <text:p text:style-name="P4">
Authors: liveuamap (Language: en)</text:p>
      <text:p text:style-name="P4">
Time: 2023-05-16T10:24:00</text:p>
      <text:p text:style-name="P4">
Location: Zaporizka Oblast (Latitude:47.611051 Longtitude:35.765191)</text:p>
      <text:p text:style-name="P4">
Videos: []</text:p>
      <text:p text:style-name="P4">
Images: []</text:p>
      <text:p text:style-name="P4">
Tags: ["Europe", "Central and Eastern Europe"]</text:p>
      <text:p text:style-name="P4">
Id: 22563292</text:p>
      <!--METADATA-->
      <text:p text:style-name="P4">
Zaporizhzhia region(16:23). Red Alert: aerial threat. Sirens sounding. Take covernow!</text:p>
      <text:p text:style-name="P4">
News Collection Link: <text:a xlink:type="simple" xlink:href="https://liveuamap.com/en/2023/16-may-zaporizka-oblast1623-red-alert-aerial-g" text:style-name="Internet_20_link" text:visited-style-name="Visited_20_Internet_20_Link">
https://liveuamap.com/en/2023/16-may-zaporizka-oblast1623-red-alert-aerial-g</text:a>
</text:p>
      <text:p text:style-name="P4">
News Source: <text:a xlink:type="simple" xlink:href="https://t.me/suspilnezaporizhzhya/12885" text:style-name="Internet_20_link" text:visited-style-name="Visited_20_Internet_20_Link">
https://t.me/suspilnezaporizhzhya/12885</text:a>
</text:p>
      <!--NEWS-->
      <text:h text:style-name="P10" text:outline-level="1">
<text:span text:style-name="T4">
A Patriot system was likely damaged but not destroyed by a Russian missile barrage Monday nig...</text:span>
</text:h>
      <text:p text:style-name="P4">
Authors: liveuamap (Language: en)</text:p>
      <text:p text:style-name="P4">
Time: 2023-05-16T13:23:00</text:p>
      <text:p text:style-name="P4">
Location: Kyiv, Kyiv city (Latitude:50.45452 Longtitude:30.55484)</text:p>
      <text:p text:style-name="P4">
Videos: []</text:p>
      <text:p text:style-name="P4">
Images: []</text:p>
      <text:p text:style-name="P4">
Tags: ["Russia", "Europe"]</text:p>
      <text:p text:style-name="P4">
Id: 22563321</text:p>
      <!--METADATA-->
      <text:p text:style-name="P4">
A Patriot system was likely damaged but not destroyed by a Russian missilebarrage Monday night, a US official tells @NatashaBertrand. US is stillassessing the damage which to determine whether the system needs to be pulledback entirely or be repaired by the Ukrainians</text:p>
      <text:p text:style-name="P4">
News Collection Link: <text:a xlink:type="simple" xlink:href="https://liveuamap.com/en/2023/16-may-a-patriot-system-was-likely-damaged-but-not-destroyed" text:style-name="Internet_20_link" text:visited-style-name="Visited_20_Internet_20_Link">
https://liveuamap.com/en/2023/16-may-a-patriot-system-was-likely-damaged-but-not-destroyed</text:a>
</text:p>
      <text:p text:style-name="P4">
News Source: <text:a xlink:type="simple" xlink:href="https://twitter.com/MarquardtA/status/1658508441134981120" text:style-name="Internet_20_link" text:visited-style-name="Visited_20_Internet_20_Link">
https://twitter.com/MarquardtA/status/1658508441134981120</text:a>
</text:p>
      <!--NEWS-->
      <text:h text:style-name="P10" text:outline-level="1">
<text:span text:style-name="T4">
Minister of Defense of Ukraine: Ukraine has officially joined the NATO Cooperative Cyber Defence...</text:span>
</text:h>
      <text:p text:style-name="P4">
Authors: liveuamap (Language: en)</text:p>
      <text:p text:style-name="P4">
Time: 2023-05-16T13:45:00</text:p>
      <text:p text:style-name="P4">
Location: Kesklinna, Harju maakond (Latitude:59.42295 Longtitude:24.76756)</text:p>
      <text:p text:style-name="P4">
Videos: []</text:p>
      <text:p text:style-name="P4">
Images: []</text:p>
      <text:p text:style-name="P4">
Tags: ["Baltics", "Europe"]</text:p>
      <text:p text:style-name="P4">
Id: 22563346</text:p>
      <!--METADATA-->
      <text:p text:style-name="P4">
Minister of Defense of Ukraine: Ukraine has officially joined the NATO Cooperative Cyber Defence Centre of Excellence(Ccdcoe). This is yet anotherstep towards common security space in Europe, which is impossible withoutUkraine's membership in the Alliance</text:p>
      <text:p text:style-name="P4">
News Collection Link: <text:a xlink:type="simple" xlink:href="https://liveuamap.com/en/2023/16-may-minister-of-defense-of-ukraine-ukraine-has-officially" text:style-name="Internet_20_link" text:visited-style-name="Visited_20_Internet_20_Link">
https://liveuamap.com/en/2023/16-may-minister-of-defense-of-ukraine-ukraine-has-officially</text:a>
</text:p>
      <text:p text:style-name="P4">
News Source: <text:a xlink:type="simple" xlink:href="https://twitter.com/oleksiireznikov/status/1658513918065508370" text:style-name="Internet_20_link" text:visited-style-name="Visited_20_Internet_20_Link">
https://twitter.com/oleksiireznikov/status/1658513918065508370</text:a>
</text:p>
      <!--NEWS-->
      <text:h text:style-name="P10" text:outline-level="1">
<text:span text:style-name="T4">
Dnipro, Dnipropetrovska Oblast(20:26). Red Alert: aerial threat. Sirens sounding. Take cover ...</text:span>
</text:h>
      <text:p text:style-name="P4">
Authors: liveuamap (Language: en)</text:p>
      <text:p text:style-name="P4">
Time: 2023-05-16T14:29:00</text:p>
      <text:p text:style-name="P4">
Location: Dnipro (Latitude:48.45930000 Longtitude:35.03865000)</text:p>
      <text:p text:style-name="P4">
Videos: []</text:p>
      <text:p text:style-name="P4">
Images: []</text:p>
      <text:p text:style-name="P4">
Tags: ["Europe", "Central and Eastern Europe"]</text:p>
      <text:p text:style-name="P4">
Id: 22563326</text:p>
      <!--METADATA-->
      <text:p text:style-name="P4">
Dnipro, Dnipropetrovsk region(20:26). Red Alert: aerial threat. Sirenssounding. Take cover now!</text:p>
      <text:p text:style-name="P4">
News Collection Link: <text:a xlink:type="simple" xlink:href="https://liveuamap.com/en/2023/16-may-dnipro-dnipropetrovska-oblast2026-red-g" text:style-name="Internet_20_link" text:visited-style-name="Visited_20_Internet_20_Link">
https://liveuamap.com/en/2023/16-may-dnipro-dnipropetrovska-oblast2026-red-g</text:a>
</text:p>
      <text:p text:style-name="P4">
News Source: <text:a xlink:type="simple" xlink:href="https://t.me/air_alert_ua/45586" text:style-name="Internet_20_link" text:visited-style-name="Visited_20_Internet_20_Link">
https://t.me/air_alert_ua/45586</text:a>
</text:p>
      <!--NEWS-->
      <text:h text:style-name="P10" text:outline-level="1">
<text:span text:style-name="T4">
Zaporizka Oblast(20:29). Red Alert: aerial threat. Sirens sounding. Take cover now!</text:span>
</text:h>
      <text:p text:style-name="P4">
Authors: liveuamap (Language: en)</text:p>
      <text:p text:style-name="P4">
Time: 2023-05-16T14:31:00</text:p>
      <text:p text:style-name="P4">
Location: Zaporizka Oblast (Latitude:47.612021 Longtitude:35.765261)</text:p>
      <text:p text:style-name="P4">
Videos: []</text:p>
      <text:p text:style-name="P4">
Images: []</text:p>
      <text:p text:style-name="P4">
Tags: ["Europe", "Central and Eastern Europe"]</text:p>
      <text:p text:style-name="P4">
Id: 22563327</text:p>
      <!--METADATA-->
      <text:p text:style-name="P4">
Zaporizhzhia region(20:29). Red Alert: aerial threat. Sirens sounding. Take covernow!</text:p>
      <text:p text:style-name="P4">
News Collection Link: <text:a xlink:type="simple" xlink:href="https://liveuamap.com/en/2023/16-may-zaporizka-oblast2029-red-alert-aerial-g" text:style-name="Internet_20_link" text:visited-style-name="Visited_20_Internet_20_Link">
https://liveuamap.com/en/2023/16-may-zaporizka-oblast2029-red-alert-aerial-g</text:a>
</text:p>
      <text:p text:style-name="P4">
News Source: <text:a xlink:type="simple" xlink:href="https://t.me/air_alert_ua/45587" text:style-name="Internet_20_link" text:visited-style-name="Visited_20_Internet_20_Link">
https://t.me/air_alert_ua/45587</text:a>
</text:p>
      <!--NEWS-->
      <text:h text:style-name="P10" text:outline-level="1">
<text:span text:style-name="T4">
Air defense was active in Belgorod</text:span>
</text:h>
      <text:p text:style-name="P4">
Authors: liveuamap (Language: en)</text:p>
      <text:p text:style-name="P4">
Time: 2023-05-16T14:49:00</text:p>
      <text:p text:style-name="P4">
Location: Belgorod, Belgorodskaya oblast' (Latitude:50.59261 Longtitude:36.58876)</text:p>
      <text:p text:style-name="P4">
Videos: []</text:p>
      <text:p text:style-name="P4">
Images: []</text:p>
      <text:p text:style-name="P4">
Tags: ["Russia", "Central and Eastern Europe"]</text:p>
      <text:p text:style-name="P4">
Id: 22563354</text:p>
      <!--METADATA-->
      <text:p text:style-name="P4">
Air defense was active in Belgorod</text:p>
      <text:p text:style-name="P4">
News Collection Link: <text:a xlink:type="simple" xlink:href="https://liveuamap.com/en/2023/16-may-air-defense-was-active-in-belgorod" text:style-name="Internet_20_link" text:visited-style-name="Visited_20_Internet_20_Link">
https://liveuamap.com/en/2023/16-may-air-defense-was-active-in-belgorod</text:a>
</text:p>
      <text:p text:style-name="P4">
News Source: <text:a xlink:type="simple" xlink:href="https://t.me/belgorod_informant/4164" text:style-name="Internet_20_link" text:visited-style-name="Visited_20_Internet_20_Link">
https://t.me/belgorod_informant/4164</text:a>
</text:p>
      <!--NEWS-->
      <text:h text:style-name="P10" text:outline-level="1">
<text:span text:style-name="T4">
Poltavska Oblast(20:51). Red Alert: aerial threat. Sirens sounding. Take cover now!</text:span>
</text:h>
      <text:p text:style-name="P4">
Authors: liveuamap (Language: en)</text:p>
      <text:p text:style-name="P4">
Time: 2023-05-16T14:53:00</text:p>
      <text:p text:style-name="P4">
Location: Poltavska Oblast (Latitude:49.47705000 Longtitude:33.81866000)</text:p>
      <text:p text:style-name="P4">
Videos: []</text:p>
      <text:p text:style-name="P4">
Images: []</text:p>
      <text:p text:style-name="P4">
Tags: ["Europe", "Central and Eastern Europe"]</text:p>
      <text:p text:style-name="P4">
Id: 22563349</text:p>
      <!--METADATA-->
      <text:p text:style-name="P4">
Poltava(20:51). Red Alert: aerial threat. Sirens sounding. Take covernow!</text:p>
      <text:p text:style-name="P4">
News Collection Link: <text:a xlink:type="simple" xlink:href="https://liveuamap.com/en/2023/16-may-poltavska-oblast2051-red-alert-aerial-g" text:style-name="Internet_20_link" text:visited-style-name="Visited_20_Internet_20_Link">
https://liveuamap.com/en/2023/16-may-poltavska-oblast2051-red-alert-aerial-g</text:a>
</text:p>
      <text:p text:style-name="P4">
News Source: <text:a xlink:type="simple" xlink:href="https://t.me/air_alert_ua/45589" text:style-name="Internet_20_link" text:visited-style-name="Visited_20_Internet_20_Link">
https://t.me/air_alert_ua/45589</text:a>
</text:p>
      <!--NEWS-->
      <text:h text:style-name="P10" text:outline-level="1">
<text:span text:style-name="T4">
Donetsk Oblast, Sumska Oblast(20:53). Red Alert: aerial threat. Sirens sounding. Take cover now!</text:span>
</text:h>
      <text:p text:style-name="P4">
Authors: liveuamap (Language: en)</text:p>
      <text:p text:style-name="P4">
Time: 2023-05-16T14:55:00</text:p>
      <text:p text:style-name="P4">
Location: Donetsk Oblast (Latitude:48.72736 Longtitude:37.5789)</text:p>
      <text:p text:style-name="P4">
Videos: []</text:p>
      <text:p text:style-name="P4">
Images: []</text:p>
      <text:p text:style-name="P4">
Tags: ["Europe", "Central and Eastern Europe"]</text:p>
      <text:p text:style-name="P4">
Id: 22563353</text:p>
      <!--METADATA-->
      <text:p text:style-name="P4">
Donetsk region, Sumy region(20:53). Red Alert: aerial threat. Sirenssounding. Take cover now!</text:p>
      <text:p text:style-name="P4">
News Collection Link: <text:a xlink:type="simple" xlink:href="https://liveuamap.com/en/2023/16-may-donetsk-oblast-sumska-oblast2053-red-ag" text:style-name="Internet_20_link" text:visited-style-name="Visited_20_Internet_20_Link">
https://liveuamap.com/en/2023/16-may-donetsk-oblast-sumska-oblast2053-red-ag</text:a>
</text:p>
      <text:p text:style-name="P4">
News Source: <text:a xlink:type="simple" xlink:href="https://t.me/air_alert_ua/45591" text:style-name="Internet_20_link" text:visited-style-name="Visited_20_Internet_20_Link">
https://t.me/air_alert_ua/45591</text:a>
</text:p>
      <!--NEWS-->
      <text:h text:style-name="P10" text:outline-level="1">
<text:span text:style-name="T4">
US NatSec John Kirby: I cannot confirm the reports about the Patriot system being damaged in ...</text:span>
</text:h>
      <text:p text:style-name="P4">
Authors: liveuamap (Language: en)</text:p>
      <text:p text:style-name="P4">
Time: 2023-05-16T14:58:10</text:p>
      <text:p text:style-name="P4">
Location: Washington, District of Columbia (Latitude:38.89752 Longtitude:-77.03656)</text:p>
      <text:p text:style-name="P4">
Videos: []</text:p>
      <text:p text:style-name="P4">
Images: []</text:p>
      <text:p text:style-name="P4">
Tags: ["District Columbia", "USA"]</text:p>
      <text:p text:style-name="P4">
Id: 22563355</text:p>
      <!--METADATA-->
      <text:p text:style-name="P4">
US NatSec John Kirby: I cannot confirm the reports about the Patriot systembeing damaged in Ukraine. I just can't speak to this. But if there was damagedone that needed to be repaired outside Ukraine, we would certainly assistwith that</text:p>
      <text:p text:style-name="P4">
News Collection Link: <text:a xlink:type="simple" xlink:href="https://liveuamap.com/en/2023/16-may-us-natsec-john-kirby-i-cannot-confirm-the-reports" text:style-name="Internet_20_link" text:visited-style-name="Visited_20_Internet_20_Link">
https://liveuamap.com/en/2023/16-may-us-natsec-john-kirby-i-cannot-confirm-the-reports</text:a>
</text:p>
      <text:p text:style-name="P4">
News Source: <text:a xlink:type="simple" xlink:href="https://twitter.com/OstapYarysh/status/1658542665556713479" text:style-name="Internet_20_link" text:visited-style-name="Visited_20_Internet_20_Link">
https://twitter.com/OstapYarysh/status/1658542665556713479</text:a>
</text:p>
      <!--NEWS-->
      <text:h text:style-name="P10" text:outline-level="1">
<text:span text:style-name="T4">
Explosions were reported in Kostiantynivka</text:span>
</text:h>
      <text:p text:style-name="P4">
Authors: liveuamap (Language: en)</text:p>
      <text:p text:style-name="P4">
Time: 2023-05-16T15:15:37</text:p>
      <text:p text:style-name="P4">
Location: Kostyantynivka (Latitude:48.51422 Longtitude:37.71435)</text:p>
      <text:p text:style-name="P4">
Videos: []</text:p>
      <text:p text:style-name="P4">
Images: []</text:p>
      <text:p text:style-name="P4">
Tags: []</text:p>
      <text:p text:style-name="P4">
Id: 22563357</text:p>
      <!--METADATA-->
      <text:p text:style-name="P4">
Explosions were reported in Kostiantynivka</text:p>
      <text:p text:style-name="P4">
News Collection Link: <text:a xlink:type="simple" xlink:href="https://liveuamap.com/en/2023/16-may-explosions-were-reported-in-kostiantynivka-" text:style-name="Internet_20_link" text:visited-style-name="Visited_20_Internet_20_Link">
https://liveuamap.com/en/2023/16-may-explosions-were-reported-in-kostiantynivka-</text:a>
</text:p>
      <text:p text:style-name="P4">
News Source: <text:a xlink:type="simple" xlink:href="https://t.me/war_monitor/7357" text:style-name="Internet_20_link" text:visited-style-name="Visited_20_Internet_20_Link">
https://t.me/war_monitor/7357</text:a>
</text:p>
      <!--NEWS-->
      <text:h text:style-name="P10" text:outline-level="1">
<text:span text:style-name="T4">
Tkachenko told that he addressed the Eurovision organizers about Zelensky's speech</text:span>
</text:h>
      <text:p text:style-name="P4">
Authors: Ukrinform (Person)</text:p>
      <text:p text:style-name="P4">
Publisher: Укринформ (Organization)</text:p>
      <text:p text:style-name="P4">
Published Time: 2023-05-16T15:20:00+03:00</text:p>
      <text:p text:style-name="P4">
Modified Time: 2023-05-16T15:20:00+03:00</text:p>
      <text:p text:style-name="P4">
Description: Minister of Culture and Information Policy Oleksandr Tkachenko appealed to the European Language Union for President Vladimir Zelensky's speech at Eurovision-2023. - Ukrinform.</text:p>
      <text:p text:style-name="P4">
Images: ["<text:a xlink:type="simple" xlink:href="https://static.ukrinform.com/photos/2023_03/thumb_files/630_360_1680089704-293.jpg" text:style-name="Internet_20_link" text:visited-style-name="Visited_20_Internet_20_Link">
630_360_16800...</text:a>
"]</text:p>
      <text:p text:style-name="P4">
Tags: ['Євробачення', 'Ткаченко', 'Зеленський', 'Єдині новини']</text:p>
      <text:p text:style-name="P4">
Type: Article</text:p>
      <!--METADATA-->
      <text:p text:style-name="P4">
<draw:frame draw:style-name="fr1" draw:name="Image65" text:anchor-type="as-char" svg:width="6.9236in" svg:height="3.956343in" draw:z-index="0">
<draw:image xlink:href="../Images/yкринформ/2023-05-16T15-20-00-03-00/630_360_1680089704-293.jpg" xlink:type="simple" xlink:show="embed" xlink:actuate="onLoad" draw:mime-type="image/jpeg"/>
</draw:frame>
Minister of Culture and Information Policy Oleksandr Tkachenko addressed the European Language Union for President Vladimir Zelensky's speech of Navarobachny-2023.</text:p>
      <text:p text:style-name="P4">
The head of the MKIP reported this on the air of the nationwide marathon "Unin", Ukrinform correspondent reports.</text:p>
      <text:p text:style-name="P4">
“There was some confusion because not the President's office, but I turned to ebu(European Language Union - Ed.)A week before the competition with this proposal. Something they have sent me an official letter that it was impossible for political reasons, ”he said.</text:p>
      <text:p text:style-name="P4">
Tkachenko noted that in an interview with English journalists, he told that there was no political in the presidential speech, explaining that for the first time in the history of the competition is not the victorious country, but to the other, and the greeting of the Presidentialakraine-winner would be absolutely appropriate.</text:p>
      <text:p text:style-name="P4">
At the same time, the MKIP head noted that on the eve of the competition he met the EBU representatives, who noted in his position that there was a "human mill".</text:p>
      <text:p text:style-name="P4">
“It was most interesting when I encountered EBU representatives on the eve of the competition, I didn't even ask them. They said the following: "Sorry, Human Error". What does it mean, no one knows, but it is obvious that they have to make conclusions for the future, "Tkachenko said.</text:p>
      <text:p text:style-name="P4">
<text:span text:style-name="T4">
 Read also: </text:span>
 <text:a xlink:type="simple" xlink:href="https://www.ukrinform.ua/rubric-culture/3709860-tkacenko-cogoricne-evrobacenna-bulo-odnim-iz-najkrasih-za-vsu-istoriu-konkursu.html" text:style-name="Internet_20_link" text:visited-style-name="Visited_20_Internet_20_Link">
<text:span text:style-name="T4">
 Eurovision </text:span>
</text:a>
As it was reported, on the eve of the Eurovision finals, the media wrote that the European Kamovna Union, which is the organizer of the song competition, <text:a xlink:type="simple" xlink:href="https://www.ukrinform.ua/rubric-polytics/3708057-zelenskomu-ne-dozvolili-zvernutisa-do-gladaciv-pid-cas-finalu-evrobacenna.html" text:style-name="Internet_20_link" text:visited-style-name="Visited_20_Internet_20_Link">
</text:a>
The President of Ukraine by Zelensky in the opportunity to address the audience. At the same time in the Office President <text:a xlink:type="simple" xlink:href="https://www.ukrinform.ua/rubric-polytics/3708146-v-op-zaavili-so-zelenskij-ne-zvertavsa-do-organizatoriv-evrobacenna-sodo-vistupu.html" text:style-name="Internet_20_link" text:visited-style-name="Visited_20_Internet_20_Link">
</text:a>
The other appealed to the organizers for such a speech.</text:p>
      <text:p text:style-name="P4">
News Source: <text:a xlink:type="simple" xlink:href="https://www.ukrinform.ua/rubric-culture/3710001-tkacenko-rozpoviv-so-ce-vin-zvertavsa-do-organizatoriv-evrobacenna-sodo-vistupu-zelenskogo.html" text:style-name="Internet_20_link" text:visited-style-name="Visited_20_Internet_20_Link">
https://www.ukrinform.ua/rubric-culture/3710001-tkacenko-rozpoviv-so-ce-vin-zvertavsa-do-organizatoriv-evrobacenna-sodo-vistupu-zelenskogo.html</text:a>
</text:p>
      <!--NEWS-->
      <text:h text:style-name="P10" text:outline-level="1">
<text:span text:style-name="T4">
Rasmussen calls for setting international standards for using artificial intelligence</text:span>
</text:h>
      <text:p text:style-name="P4">
Authors: Ukrinform (Person)</text:p>
      <text:p text:style-name="P4">
Publisher: Укринформ (Organization)</text:p>
      <text:p text:style-name="P4">
Published Time: 2023-05-16T15:21:00+03:00</text:p>
      <text:p text:style-name="P4">
Modified Time: 2023-05-16T15:21:00+03:00</text:p>
      <text:p text:style-name="P4">
Description: Artificial intelligence can change life for the better by making it more comfortable, but also used to control and enslave people, so it is very important in whose hands it will find itself. - Ukrinform.</text:p>
      <text:p text:style-name="P4">
Images: ["<text:a xlink:type="simple" xlink:href="https://static.ukrinform.com/photos/2023_05/thumb_files/630_360_1684147437-259.jpg" text:style-name="Internet_20_link" text:visited-style-name="Visited_20_Internet_20_Link">
630_360_16841...</text:a>
"]</text:p>
      <text:p text:style-name="P4">
Tags: ['Расмуссен', 'Технології', 'Штучний інтелект']</text:p>
      <text:p text:style-name="P4">
Type: Article</text:p>
      <!--METADATA-->
      <text:p text:style-name="P4">
<draw:frame draw:style-name="fr1" draw:name="Image66" text:anchor-type="as-char" svg:width="6.9236in" svg:height="3.956343in" draw:z-index="0">
<draw:image xlink:href="../Images/yкринформ/2023-05-16T15-21-00-03-00/630_360_1684147437-259.jpg" xlink:type="simple" xlink:show="embed" xlink:actuate="onLoad" draw:mime-type="image/jpeg"/>
</draw:frame>
An artificial intelligence can change life for the better, making it more comfortable, but also used to control and enslave people, so it is very important in whose herself it will be.</text:p>
      <text:p text:style-name="P4">
The founder and chairman of the Alliance of Democracies Foundation, the former Secretary -General of Natoander FOG Rasmussen said on the second day of Copenhagen democratic system, which was devoted to innovation and technologies, correspondent.</text:p>
      <text:p text:style-name="P4">
“<text:a xlink:type="simple" xlink:href="https://www.ukrinform.ua/tag-tehnologii" text:style-name="Internet_20_link" text:visited-style-name="Visited_20_Internet_20_Link">
</text:a>
The race, in particular, artificial intelligence, can be used to make our daily life much simpler, much more comfortable. We all know this, but artificial intelligence can also be used to control people to suppress. Globalninorm is standard for using not only artificial intelligence, but also all other technologies. So, we are talking about winning a technological race. Therefore, it is necessary to build a technological alliance of democracies to develop a coordinated strategy. It is important to combine efforts to set international norms and standards for the use of new technologies, ”he said.</text:p>
      <text:p text:style-name="P4">
He also noted that it is important to use new technologies according to pre -democratic standards and values.</text:p>
      <text:p text:style-name="P4">
<text:span text:style-name="T4">
 Read also: </text:span>
 <text:a xlink:type="simple" xlink:href="https://www.ukrinform.ua/rubric-technology/3702640-ministri-cifrovizacii-g7-uzgodili-pat-principiv-upravlinna-stucnim-intelektom.html" text:style-name="Internet_20_link" text:visited-style-name="Visited_20_Internet_20_Link">
<text:span text:style-name="T4">
 Artificial </text:span>
 <text:span text:style-name="T4">
 Intellect </text:span>
</text:a>
Rasmussen also mentioned Putin, who spoke of artificial intelligence.</text:p>
      <text:p text:style-name="P4">
“Putin somehow said: whoever did not become the leader in the field of artificial intelligence, the leader of the world. I fully agree, so it is extremely important who is really leading in the world when it comes to artificial intelligence and other recent technologies. I still think that the West or Democracy is leading, but have been miserable with serious challenges, and it is extremely important for us to win, ”he emphasized.</text:p>
      <text:p text:style-name="P4">
It was reported that the Copenhagen democratic summit is held on May 15 -16 by the participation of leading European politicians and government leaders.</text:p>
      <text:p text:style-name="P4">
<text:span text:style-name="T5">
Foto: Shutterstock</text:span>
</text:p>
      <text:p text:style-name="P4">
News Source: <text:a xlink:type="simple" xlink:href="https://www.ukrinform.ua/rubric-technology/3710002-rasmussen-zaklikae-vstanoviti-miznarodni-standarti-vikoristanna-stucnogo-intelektu.html" text:style-name="Internet_20_link" text:visited-style-name="Visited_20_Internet_20_Link">
https://www.ukrinform.ua/rubric-technology/3710002-rasmussen-zaklikae-vstanoviti-miznarodni-standarti-vikoristanna-stucnogo-intelektu.html</text:a>
</text:p>
      <!--NEWS-->
      <text:h text:style-name="P10" text:outline-level="1">
<text:span text:style-name="T4">
Three sources were created to finance Ukraine's restoration - a deputy</text:span>
</text:h>
      <text:p text:style-name="P4">
Authors: Ukrinform (Person)</text:p>
      <text:p text:style-name="P4">
Publisher: Укринформ (Organization)</text:p>
      <text:p text:style-name="P4">
Published Time: 2023-05-16T15:27:00+03:00</text:p>
      <text:p text:style-name="P4">
Modified Time: 2023-05-16T15:27:00+03:00</text:p>
      <text:p text:style-name="P4">
Description: The Fund for the Elimination of the Consequences of Armed Aggression, the Education Program and the Development Fund of Ukraine have now been established to finance Ukraine. - Ukrinform.</text:p>
      <text:p text:style-name="P4">
Images: ["<text:a xlink:type="simple" xlink:href="https://static.ukrinform.com/photos/2017_07/thumb_files/630_360_1500471064-1752.jpg" text:style-name="Internet_20_link" text:visited-style-name="Visited_20_Internet_20_Link">
630_360_15004...</text:a>
"]</text:p>
      <text:p text:style-name="P4">
Tags: ['Україна', 'Війна з Росією', 'Відбудова', 'єВідновлення']</text:p>
      <text:p text:style-name="P4">
Type: Article</text:p>
      <!--METADATA-->
      <text:p text:style-name="P4">
<draw:frame draw:style-name="fr1" draw:name="Image67" text:anchor-type="as-char" svg:width="6.9236in" svg:height="3.956343in" draw:z-index="0">
<draw:image xlink:href="../Images/yкринформ/2023-05-16T15-27-00-03-00/630_360_1500471064-1752.jpg" xlink:type="simple" xlink:show="embed" xlink:actuate="onLoad" draw:mime-type="image/jpeg"/>
</draw:frame>
The Fund of Ukraine has currently established the Elimination of the Consequences of Armory Aggression, the Education Program and the Development Fund of Ukraine.</text:p>
      <text:p text:style-name="P4">
As Ukrinform reports, it reported in <text:a xlink:type="simple" xlink:href="https://t.me/ninayuzhanina/788" text:style-name="Internet_20_link" text:visited-style-name="Visited_20_Internet_20_Link">
</text:a>
Nina Yuzhanin, member of the Verkhovna Rada Committee on Finance, Tax and Customs Policy.</text:p>
      <text:p text:style-name="P4">
“So today we have three directions of recovery funding <text:a xlink:type="simple" xlink:href="https://www.ukrinform.ua/tag-ukraina" text:style-name="Internet_20_link" text:visited-style-name="Visited_20_Internet_20_Link">
</text:a>
», - the deputy said.</text:p>
      <text:p text:style-name="P4">
The first source of financing is the Fund of Elimination of the Consequences of Armed Aggression, the decision to allocate funds from which are made by the Cabinet of Ministers of Ukraine in agreement with the Verkhovna Rada of Ukraine Committee on Budget.</text:p>
      <text:p text:style-name="P4">
The State Budget of Ukraine for 2023 for the Fund provides financing of UAH 35.5 billion in size.</text:p>
      <text:p text:style-name="P4">
"According to the information made by the head of the Budget Committee of the Verkhovna Rada of Podlas, the Foundon has already received UAH 61.6 billion," Yuzhanina said.</text:p>
      <text:p text:style-name="P4">
Another direction of recovery was created through the Equation program, the source of which is the Fund for the Elimination of the Consequences of Armed Aggression - UAH 17 billion, the World Bank funds - $ 250 million(over 9 billion UAH)and arrested by Activorous Banks(First of all, the funds of the Suberbank of the Russian Federation).</text:p>
      <text:p text:style-name="P4">
За словами депутата, від того, як просуватиметься справа з арештом росактивів,буде залежати, чи вистачить акумульованих коштів на відшкодування збитківгромадянам за цією програмою.</text:p>
      <text:p text:style-name="P4">
Крім того, уряд анонсував створення ще однієї платформи – Фонду розвиткуУкраїни, яка залучатиме та мобілізуватиме державний та приватний капітали длявідбудови України за допомогою широкого спектру інноваційних та традиційнихфінансових інструментів. Діяльність фонду буде зосереджено передусім наключових секторах української економіки, включаючи енергетику, інфраструктуру,сільське господарство, виробництво та ІТ.</text:p>
      <text:p text:style-name="P4">
<text:span text:style-name="T4">
Читайте також:</text:span>
 <text:a xlink:type="simple" xlink:href="https://www.ukrinform.ua/rubric-vidbudova/3709483-dla-vidbudovi-deokupovanoi-lugansini-planuut-stvoriti-centr-vidnovlenna-ta-rozvitku-gromad.html" text:style-name="Internet_20_link" text:visited-style-name="Visited_20_Internet_20_Link">
 <text:span text:style-name="T4">
відбудови</text:span>
 </text:a>
According to the head of the Verkhovna Rada Committee on Roksolanidlashaya, the Fund of Elimination of the Consequences of Aggression has already raised UAH 61.7 billion. At the same time, UAH 35.9 billion is 50% of the National Bank's profit for 2022 and 25.8 billion hicers from the forced withdrawal of funds of the aggressor state.</text:p>
      <text:p text:style-name="P4">
News Source: <text:a xlink:type="simple" xlink:href="https://www.ukrinform.ua/rubric-vidbudova/3710004-dla-finansuvanna-vidnovlenna-ukraini-stvorili-tri-dzerela-deputatka.html" text:style-name="Internet_20_link" text:visited-style-name="Visited_20_Internet_20_Link">
https://www.ukrinform.ua/rubric-vidbudova/3710004-dla-finansuvanna-vidnovlenna-ukraini-stvorili-tri-dzerela-deputatka.html</text:a>
</text:p>
      <!--NEWS-->
      <text:h text:style-name="P10" text:outline-level="1">
<text:span text:style-name="T4">
Ignatius - About Night Rocket Attack in Ukraine: Russia first used so many "daggers"</text:span>
</text:h>
      <text:p text:style-name="P4">
Authors: Ukrinform (Person)</text:p>
      <text:p text:style-name="P4">
Publisher: Укринформ (Organization)</text:p>
      <text:p text:style-name="P4">
Published Time: 2023-05-16T15:30:00+03:00</text:p>
      <text:p text:style-name="P4">
Modified Time: 2023-05-16T15:30:00+03:00</text:p>
      <text:p text:style-name="P4">
Description: The Russian night attack on Ukraine was not unique about the simultaneous use of drones and missiles, but for the first time such a large number of "daggers" were used. - Ukrinform.</text:p>
      <text:p text:style-name="P4">
Images: ["<text:a xlink:type="simple" xlink:href="https://static.ukrinform.com/photos/2023_05/thumb_files/630_360_1684216466-149.jpg" text:style-name="Internet_20_link" text:visited-style-name="Visited_20_Internet_20_Link">
630_360_16842...</text:a>
", "<text:a xlink:type="simple" xlink:href="https://static.ukrinform.com/photos/2023_05/1684237103-610.jpg" text:style-name="Internet_20_link" text:visited-style-name="Visited_20_Internet_20_Link">
1684237103-61...</text:a>
"]</text:p>
      <text:p text:style-name="P4">
Tags: ['Повітряні сили ЗСУ', 'Війна з Росією', 'ППО', 'Ракетний удар']</text:p>
      <text:p text:style-name="P4">
Type: Article</text:p>
      <!--METADATA-->
      <text:p text:style-name="P4">
<draw:frame draw:style-name="fr1" draw:name="Image68" text:anchor-type="as-char" svg:width="6.9236in" svg:height="3.956343in" draw:z-index="0">
<draw:image xlink:href="../Images/yкринформ/2023-05-16T15-30-00-03-00/630_360_1684216466-149.jpg" xlink:type="simple" xlink:show="embed" xlink:actuate="onLoad" draw:mime-type="image/jpeg"/>
</draw:frame>
The Russian Nyna -Federation for Ukraine was not unique about the simultaneous use of leisure and rockets, but for the first time such a large number of "daggers" were used.</text:p>
      <text:p text:style-name="P4">
About it during <text:a xlink:type="simple" xlink:href="https://www.youtube.com/watch" text:style-name="Internet_20_link" text:visited-style-name="Visited_20_Internet_20_Link">
</text:a>
In the Media Center, Ukraine-Ukrinform was announced by a spokesman for the Air Force, Ignati.</text:p>
      <text:p text:style-name="P4">
“The uniqueness of the attack is that a large number was used is 6 dagger missiles. These are the X-47 aerobalist missiles, which were released from 6 aircraft31-k. The rest of the weapons have already been used and used at the same time, ”Ignatus said.</text:p>
      <text:p text:style-name="P4">
<draw:frame draw:style-name="fr1" draw:name="Image69" text:anchor-type="as-char" svg:width="6.9236in" svg:height="4.615733in" draw:z-index="0">
<draw:image xlink:href="../Images/yкринформ/2023-05-16T15-30-00-03-00/1684237103-610.jpg" xlink:type="simple" xlink:show="embed" xlink:actuate="onLoad" draw:mime-type="image/jpeg"/>
</draw:frame>
He recalled that the enemy repeatedly carried out attacks in Ukraine with simultaneous types of rockets and drones.</text:p>
      <text:p text:style-name="P4">
<text:span text:style-name="T4">
 Read also: </text:span>
 <text:a xlink:type="simple" xlink:href="https://www.ukrinform.ua/rubric-kyiv/3709800-kiiv-mae-serjoznu-sistemu-ppo-aka-dozvolila-likviduvati-vsi-sist-kindzaliv-ignat.html" text:style-name="Internet_20_link" text:visited-style-name="Visited_20_Internet_20_Link">
</text:a>
As reported by Ukrinform, <text:a xlink:type="simple" xlink:href="https://www.ukrinform.ua/rubric-kyiv/3709714-u-kmva-rozpovili-pro-naslidki-nicnoi-ataki-na-kiiv.html" text:style-name="Internet_20_link" text:visited-style-name="Visited_20_Internet_20_Link">
</text:a>
From the polite, southern and eastern directions, 18 rockets of different types of air, maritime and ground base.</text:p>
      <text:p text:style-name="P4">
<text:a xlink:type="simple" xlink:href="https://www.ukrinform.ua/rubric-ato/3709737-sipi-ppo-vnoci-znisili-usi-18-rosijskih-raket-sered-nih-sist-kinzaliv.html" text:style-name="Internet_20_link" text:visited-style-name="Visited_20_Internet_20_Link">
</text:a>
. In addition, on the night of the 16th night the enemy attacked shock drones of the type "Shahd-136/131", conducted air intelligence with three <text:a xlink:type="simple" xlink:href="https://www.ukrinform.ua/tag-bezpilotnik" text:style-name="Internet_20_link" text:visited-style-name="Visited_20_Internet_20_Link">
</text:a>
operative-tactical level-"Orlan-10", "Supercum".</text:p>
      <text:p text:style-name="P4">
News Source: <text:a xlink:type="simple" xlink:href="https://www.ukrinform.ua/rubric-ato/3710007-ignat-pro-nicnu-ataku-po-ukraini-rosia-vperse-zastosuvala-tak-bagato-kindzaliv.html" text:style-name="Internet_20_link" text:visited-style-name="Visited_20_Internet_20_Link">
https://www.ukrinform.ua/rubric-ato/3710007-ignat-pro-nicnu-ataku-po-ukraini-rosia-vperse-zastosuvala-tak-bagato-kindzaliv.html</text:a>
</text:p>
      <!--NEWS-->
      <text:h text:style-name="P10" text:outline-level="1">
<text:span text:style-name="T4">
Zhevago denies involvement in the bribe by the leadership of the Supreme Court - the media</text:span>
</text:h>
      <text:p text:style-name="P4">
Authors: Ukrinform (Person)</text:p>
      <text:p text:style-name="P4">
Publisher: Укринформ (Organization)</text:p>
      <text:p text:style-name="P4">
Published Time: 2023-05-16T15:31:00+03:00</text:p>
      <text:p text:style-name="P4">
Modified Time: 2023-05-16T15:31:00+03:00</text:p>
      <text:p text:style-name="P4">
Description: In the press service of businessman Konstantin Zhevago deny his involvement in granting a bribe to the chairman or judges of the Supreme Court and declare that he has nothing to do with it. - Ukrinform.</text:p>
      <text:p text:style-name="P4">
Images: ["<text:a xlink:type="simple" xlink:href="https://static.ukrinform.com/photos/2023_01/thumb_files/630_360_1672840633-893.png" text:style-name="Internet_20_link" text:visited-style-name="Visited_20_Internet_20_Link">
630_360_16728...</text:a>
"]</text:p>
      <text:p text:style-name="P4">
Tags: ['Хабар', 'Князєв', 'Верховний Суд', 'Корупція', 'Жеваго']</text:p>
      <text:p text:style-name="P4">
Type: Article</text:p>
      <!--METADATA-->
      <text:p text:style-name="P4">
<draw:frame draw:style-name="fr1" draw:name="Image70" text:anchor-type="as-char" svg:width="6.9236in" svg:height="3.956343in" draw:z-index="0">
<draw:image xlink:href="../Images/yкринформ/2023-05-16T15-31-00-03-00/630_360_1672840633-893.png" xlink:type="simple" xlink:show="embed" xlink:actuate="onLoad" draw:mime-type="image/png"/>
</draw:frame>
The businessman Konstantin Zhevago deny his involvement in the bribery to the chairman or judges of the Supreme Court and declare that he has nothing to do with.</text:p>
      <text:p text:style-name="P4">
This is stated in the release of the Zhevago press service, transmitted <text:a xlink:type="simple" xlink:href="https://www.pravda.com.ua/news/2023/05/16/7402425/" text:style-name="Internet_20_link" text:visited-style-name="Visited_20_Internet_20_Link">
</text:a>
, reports Ukrinform.</text:p>
      <text:p text:style-name="P4">
“The information of some media that the wrongful benefit could have been received by the public in the interests of the entrepreneur is completely false. Zhevago never gave and could not give such instructions. He persistently asks to change unconfirmed information, not to become an instrument of manipulation and not to unconfigure him in cases, to which he has nothing to do, ” - said.</text:p>
      <text:p text:style-name="P4">
The department denied the connection of this case with the decision of the Great Pallatile Court of April 19, 2023 in the case of recognition of the legality of the acquisition in 2002 of the shares of the Poltava Mining and Processing Computer Ferrexpo, one of which is Zhevago.</text:p>
      <text:p text:style-name="P4">
<text:span text:style-name="T4">
 Read also: </text:span>
 <text:a xlink:type="simple" xlink:href="https://www.ukrinform.ua/rubric-society/3709923-pidozru-golovi-vs-knazevu-vrucat-uprodovz-dobi-prokuratura.html" text:style-name="Internet_20_link" text:visited-style-name="Visited_20_Internet_20_Link">
<text:span text:style-name="T4">
 Knyazev </text:span>
</text:a>
“This is obviously unfounded and a clear fuck. The Grand Chamber managed to have its April decree not in my personal interests, but in the interests of a public, public company with respectable shareholders, which is traded by the Damnovna Playground of the London Stock Exchange, ”Zhevago himself said.</text:p>
      <text:p text:style-name="P4">
The businessman believes that <text:a xlink:type="simple" xlink:href="https://www.ukrinform.ua/tag-verhovnij-sud" text:style-name="Internet_20_link" text:visited-style-name="Visited_20_Internet_20_Link">
</text:a>
declared a legal decision.</text:p>
      <text:p text:style-name="P4">
“The attempt of doubtful offshore companies related to the persons and Europe, including Russian citizens, has been attempted to carry out a large industrial asset. We and other shareholders have convinced that it was in the highest court of Ukraine that it is still possible to achieve the protection of our legal rights, ”he said.</text:p>
      <text:p text:style-name="P4">
Zhevago expressed the opinion that the events around the Armed Forces may aim to discredit the state.</text:p>
      <text:p text:style-name="P4">
<text:span text:style-name="T4">
 Read also: </text:span>
 <text:a xlink:type="simple" xlink:href="https://www.ukrinform.ua/rubric-society/3709942-sap-perevirautsa-insi-fakti-habariv-sered-suddiv-verhovnogo-sudu.html" text:style-name="Internet_20_link" text:visited-style-name="Visited_20_Internet_20_Link">
</text:a>
In his opinion, law enforcement agencies that have publicly declared the identification of bribery should prove their accusations through evidence, with a court sentence."We are interested in a transparent investigation of this case to remove all the suspicions and support our reputation in Ukraine and among foreign partners," - said.</text:p>
      <text:p text:style-name="P4">
As reported by Ukrinform, the National Anti -Corruption Bureau <text:a xlink:type="simple" xlink:href="https://www.ukrinform.ua/rubric-society/3709683-nabu-i-sap-vikrili-masstabnu-korupciu-u-verhovnomu-sudi.html" text:style-name="Internet_20_link" text:visited-style-name="Visited_20_Internet_20_Link">
</text:a>
.</text:p>
      <text:p text:style-name="P4">
NABU received information on the activities of a criminal group with the involvement of mediators - judges, in the judicial branch of the authorities, and with the involvement of the leadership of the Vasudiv branch of power. In the department, they made a decision on the implementation of complex-operative and technical measures, in particular-on prompt penetration and <text:a xlink:type="simple" xlink:href="https://www.ukrinform.ua/rubric-society/3709899-masstabnu-korupciu-u-verhovnomu-sudi-dopomogli-viaviti-detektivi-pid-prikrittam-nabu.html" text:style-name="Internet_20_link" text:visited-style-name="Visited_20_Internet_20_Link">
</text:a>
.</text:p>
      <text:p text:style-name="P4">
According to NABU Director Semen Krivonos, as a result of this complex, the detective measures recorded a number of contacts of the owner of the financial group "Finance and Credit" with one of the owners of the advocacy association, which was used to cover the criminal activity.</text:p>
      <text:p text:style-name="P4">
<text:span text:style-name="T4">
 Read also: </text:span>
 <text:a xlink:type="simple" xlink:href="https://www.ukrinform.ua/rubric-society/3709931-kerivnik-sap-rozpoviv-detali-korupcijnoi-shemi-u-verhovnomu-sudi.html" text:style-name="Internet_20_link" text:visited-style-name="Visited_20_Internet_20_Link">
</text:a>
Earlier, the Chambier Court of Appeal made a decision on <text:a xlink:type="simple" xlink:href="https://www.ukrinform.ua/rubric-polytics/3689484-francuzkij-sud-vidmoviv-u-ekstradicii-do-ukraini-eksnardepa-zevago.html" text:style-name="Internet_20_link" text:visited-style-name="Visited_20_Internet_20_Link">
</text:a>
, which is charged with a waste of 113 million dollars of JSC "Bank" Finance and Credit ".</text:p>
      <text:p text:style-name="P4">
According to the French media <text:a xlink:type="simple" xlink:href="https://www.ledauphine.com/faits-divers-justice/2023/03/30/le-milliardaire-ukrainien-kostiantyn-zhevago-ne-sera-pas-extrade" text:style-name="Internet_20_link" text:visited-style-name="Visited_20_Internet_20_Link">
</text:a>
, the court acknowledged that in a state of war, the Ukraine would not be able to ensure a "transparent" trial in a businessman.</text:p>
      <text:p text:style-name="P4">
Ukraine issued a warrant for the arrest of Zhevago, who held the position of People's Deputy from 1998 to 2019, in 2019, and an international arrest warrant - in 2021.</text:p>
      <text:p text:style-name="P4">
In turn, Zhevago denies the commission of any offenses.</text:p>
      <text:p text:style-name="P4">
On December 27, 2022, at the request of the DBR, French law enforcement officers of the detention of MP and shareholder of Bank Bank "Finance and Credit" of Zhevago at the elite resort of Kurshevel(France).</text:p>
      <text:p text:style-name="P4">
<text:span text:style-name="T4">
Читайте також:</text:span>
 <text:a xlink:type="simple" xlink:href="https://www.ukrinform.ua/rubric-polytics/3689578-vidmova-v-ekstradicii-zevago-ofis-genprokurora-cekae-povnogo-risenna-sudu.html" text:style-name="Internet_20_link" text:visited-style-name="Visited_20_Internet_20_Link">
 <text:span text:style-name="T4">
Відмова</text:span>
 <text:span text:style-name="T4">
екстрадиції</text:span>
 <text:span text:style-name="T4">
Жеваго</text:span>
 <text:span text:style-name="T4">
Офіс</text:span>
<text:span text:style-name="T4">
генпрокурора</text:span>
 <text:span text:style-name="T4">
чекає</text:span>
 <text:span text:style-name="T4">
повного</text:span>
 <text:span text:style-name="T4">
рішення</text:span>
 <text:span text:style-name="T4">
суду</text:span>
</text:a>
</text:p>
      <text:p text:style-name="P4">
In January 2023, the French court in Shambury decided to release Zhevago Podzastav of 1 million euros before hearing the case of his extradition to Ukraine.</text:p>
      <text:p text:style-name="P4">
To date, the property of a suspected oligarch has been seized, including stocks of enterprises for hundreds of millions of hryvnias, corporate rights of companies, 26 objects of real estate. Also, the property of other legal entities related to a former deputy was seized. These are, in particular, 14 property complexes, 21 parts of property complexes, 30 non -residential premises, 10 apartments.</text:p>
      <text:p text:style-name="P4">
News Source: <text:a xlink:type="simple" xlink:href="https://www.ukrinform.ua/rubric-society/3710008-zevago-zaperecue-pricetnist-do-nadanna-habara-kerivnictvu-verhovnogo-sudu-zmi.html" text:style-name="Internet_20_link" text:visited-style-name="Visited_20_Internet_20_Link">
https://www.ukrinform.ua/rubric-society/3710008-zevago-zaperecue-pricetnist-do-nadanna-habara-kerivnictvu-verhovnogo-sudu-zmi.html</text:a>
</text:p>
      <!--NEWS-->
      <text:h text:style-name="P10" text:outline-level="1">
<text:span text:style-name="T4">
Lviv defense cluster will replace the waste armor, which will create paintings</text:span>
</text:h>
      <text:p text:style-name="P4">
Authors: Ukrinform (Person)</text:p>
      <text:p text:style-name="P4">
Publisher: Укринформ (Organization)</text:p>
      <text:p text:style-name="P4">
Published Time: 2023-05-16T15:35:00+03:00</text:p>
      <text:p text:style-name="P4">
Modified Time: 2023-05-16T15:35:00+03:00</text:p>
      <text:p text:style-name="P4">
Description: The Lviv defense cluster replaces spent bulletproof vests, on which artists will create paintings - Ukrinform.</text:p>
      <text:p text:style-name="P4">
Images: ["<text:a xlink:type="simple" xlink:href="https://static.ukrinform.com/photos/2023_05/thumb_files/630_360_1684240213-884.jpg" text:style-name="Internet_20_link" text:visited-style-name="Visited_20_Internet_20_Link">
630_360_16842...</text:a>
"]</text:p>
      <text:p text:style-name="P4">
Tags: ['Мистецтво', 'Картина', 'Бронежилет', 'Війна з Росією']</text:p>
      <text:p text:style-name="P4">
Type: Article</text:p>
      <!--METADATA-->
      <text:p text:style-name="P4">
<draw:frame draw:style-name="fr1" draw:name="Image71" text:anchor-type="as-char" svg:width="6.9236in" svg:height="3.956343in" draw:z-index="0">
<draw:image xlink:href="../Images/yкринформ/2023-05-16T15-35-00-03-00/630_360_1684240213-884.jpg" xlink:type="simple" xlink:show="embed" xlink:actuate="onLoad" draw:mime-type="image/jpeg"/>
</draw:frame>
Lviv Obonical Cluster replaces spent bulletproof vests where the artist will be painted</text:p>
      <text:p text:style-name="P4">
About this Lviv defense cluster reported in <text:a xlink:type="simple" xlink:href="https://www.facebook.com/ldc.ukraine/posts/pfbid0ucbHxk16q531NknAWJ8NF9rhLK31HNwRQrm73rDBzXmJwoB9cUH8LMA1mHxnbqZ3l" text:style-name="Internet_20_link" text:visited-style-name="Visited_20_Internet_20_Link">
</text:a>
, reports Ukrinform.</text:p>
      <text:p text:style-name="P4">
“We will replace the bulletproof vest with a new one. And while the fighter to protect the nomen armor Locke, the exhaust armor will be able to assist Ukraine with even the overwhelming front. It will be able to benefit in the future - now it is <text:a xlink:type="simple" xlink:href="https://www.ukrinform.ua/tag-mistectvo" text:style-name="Internet_20_link" text:visited-style-name="Visited_20_Internet_20_Link">
</text:a>
Project, ”the testimony reads.</text:p>
      <text:p text:style-name="P4">
LOC was recalled that President Volodymyr Zelenskyy was recently presented with a papyrian icon created on the armored. This arnear was at one time saved the military and further thanks to the artistic project of the Artarmor on it a bullet -painting, which was presented to the Pope. Its creator is Yuri Vakulenko.</text:p>
      <text:p text:style-name="P4">
"This is not the first time when the art on the armored plates becomes a symbolic gift of the first person," - said ARTARMOR leader Alexander Kovalchuk. He added that icons written on armored plates were also handed over to Azhaw Dudi and Gitanas Naused.</text:p>
      <text:p text:style-name="P4">
The icon painter Andriy Okhotsky, specifically for Andrzej Duda and Gitanas, Nauseda, written works on armored plants. These are Yuri Zmieborets icons with the flags of Poland Lithuania.</text:p>
      <text:p text:style-name="P4">
Also, artistic objects created on armored plates will be auctioned, where the funds raised to provide the fighters will be the necessary means of protection.</text:p>
      <text:p text:style-name="P4">
The armor that saved life, holding a ball or debris, should send the descent of the Lviv defense cluster, filling in the appropriate form on the site on the site: //www.ldc-ua.org/artarmor or write Locke on Facebook.</text:p>
      <text:p text:style-name="P4">
<text:span text:style-name="T4">
 Read also: </text:span>
 <text:a xlink:type="simple" xlink:href="https://www.ukrinform.ua/rubric-culture/3505933-na-rivnensini-mistkina-stvorue-ikoni-na-asikah-zpid-boepripasiv.html" text:style-name="Internet_20_link" text:visited-style-name="Visited_20_Internet_20_Link">
<text:span text:style-name="T4">
 boxes </text:span>
</text:a>
As reported by Ukrinform, a new volunteer project - Lviv defense cluster - has been developed in Lviv since the first days of a full -scale invasion. His basic goal is to provide Ukrainians for free with good bulletproof vests. Specialists, businessmen, volunteers and donors united. Currently, not only defenders, but also the SES, the press, doctors, communalrs, and recently the first parties of bulletproof veaching for the evacuation of children, are transferred from Lviv.</text:p>
      <text:p text:style-name="P4">
<text:span text:style-name="T5">
Foto: Lviv defense cluster</text:span>
</text:p>
      <text:p text:style-name="P4">
News Source: <text:a xlink:type="simple" xlink:href="https://www.ukrinform.ua/rubric-culture/3710011-lvivskij-oboronnij-klaster-zaminit-vidpracovani-bronezileti-na-akih-stvorat-kartini.html" text:style-name="Internet_20_link" text:visited-style-name="Visited_20_Internet_20_Link">
https://www.ukrinform.ua/rubric-culture/3710011-lvivskij-oboronnij-klaster-zaminit-vidpracovani-bronezileti-na-akih-stvorat-kartini.html</text:a>
</text:p>
      <!--NEWS-->
      <text:h text:style-name="P10" text:outline-level="1">
<text:span text:style-name="T4">
Zinchenko was absent in the morning training of Arsenal</text:span>
</text:h>
      <text:p text:style-name="P4">
Authors: Ukrinform (Person)</text:p>
      <text:p text:style-name="P4">
Publisher: Укринформ (Organization)</text:p>
      <text:p text:style-name="P4">
Published Time: 2023-05-16T15:37:14+03:00</text:p>
      <text:p text:style-name="P4">
Modified Time: 2023-05-16T15:37:14+03:00</text:p>
      <text:p text:style-name="P4">
Description: Gabriel Martinelli and William Saliba also did not train with the general group. - Ukrinform.</text:p>
      <text:p text:style-name="P4">
Images: ["<text:a xlink:type="simple" xlink:href="https://static.ukrinform.com/photos/2023_05/thumb_files/630_360_1684240479-271.jpg" text:style-name="Internet_20_link" text:visited-style-name="Visited_20_Internet_20_Link">
630_360_16842...</text:a>
"]</text:p>
      <text:p text:style-name="P4">
Tags: ['Арсенал', 'Футбол', 'Зінченко']</text:p>
      <text:p text:style-name="P4">
Type: Article</text:p>
      <!--METADATA-->
      <text:p text:style-name="P4">
<draw:frame draw:style-name="fr1" draw:name="Image72" text:anchor-type="as-char" svg:width="6.9236in" svg:height="3.956343in" draw:z-index="0">
<draw:image xlink:href="../Images/yкринформ/2023-05-16T15-37-14-03-00/630_360_1684240479-271.jpg" xlink:type="simple" xlink:show="embed" xlink:actuate="onLoad" draw:mime-type="image/jpeg"/>
</draw:frame>
Gabriel Martinelli and William Saliba also did not train the group.</text:p>
      <text:p text:style-name="P4">
Arsenal's Ukrainian defender Alexander Zinchenko missed the early seizure of the London team, <text:a xlink:type="simple" xlink:href="https://twitter.com/footballdaily/status/1658413897165025280" text:style-name="Internet_20_link" text:visited-style-name="Visited_20_Internet_20_Link">
</text:a>
Footballlay, Ukrinform reports.</text:p>
      <text:p text:style-name="P4">
Gabriel Martinelli and William Saliba also did not train with the general group.</text:p>
      <text:p text:style-name="P4">
It should be noted that Zinchenko did not get to the match for the 36th round of the English Premier League against Brighton, which took place on Sunday, but participated in the direction of the team before the match.</text:p>
      <text:p text:style-name="P4">
Before <text:a xlink:type="simple" xlink:href="https://www.ukrinform.ua/rubric-sports/3707996-zincenko-vibuv-do-kinca-sezonu-cerez-travmu-zmi.html" text:style-name="Internet_20_link" text:visited-style-name="Visited_20_Internet_20_Link">
 </text:a>
that the Ukrainian drove by the end of the season because of the trauma of the calf muscle he received in the match against Newcastle(May 7th).</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л</text:span>
 </text:a>
As reported by Ukrinform, on Saturday, May 20, "Gunners" will meet with "Nottingham Forest".</text:p>
      <text:p text:style-name="P4">
Photo: Getty Images</text:p>
      <text:p text:style-name="P4">
News Source: <text:a xlink:type="simple" xlink:href="https://www.ukrinform.ua/rubric-sports/3710012-zincenko-buv-vidsutnij-na-rankovomu-trenuvanni-arsenala.html" text:style-name="Internet_20_link" text:visited-style-name="Visited_20_Internet_20_Link">
https://www.ukrinform.ua/rubric-sports/3710012-zincenko-buv-vidsutnij-na-rankovomu-trenuvanni-arsenala.html</text:a>
</text:p>
      <!--NEWS-->
      <text:h text:style-name="P10" text:outline-level="1">
<text:span text:style-name="T4">
President of South Africa announced a "peacekeeping mission" to end the Russian Federation with Ukraine</text:span>
</text:h>
      <text:p text:style-name="P4">
Authors: Ukrinform (Person)</text:p>
      <text:p text:style-name="P4">
Publisher: Укринформ (Organization)</text:p>
      <text:p text:style-name="P4">
Published Time: 2023-05-16T15:41:55+03:00</text:p>
      <text:p text:style-name="P4">
Modified Time: 2023-05-16T15:41:55+03:00</text:p>
      <text:p text:style-name="P4">
Description: African countries will offer a peaceful initiative to end Russia's war against Ukraine. - Ukrinform.</text:p>
      <text:p text:style-name="P4">
Images: ["<text:a xlink:type="simple" xlink:href="https://static.ukrinform.com/photos/2018_02/thumb_files/630_360_1518713699-3712.jpg" text:style-name="Internet_20_link" text:visited-style-name="Visited_20_Internet_20_Link">
630_360_15187...</text:a>
"]</text:p>
      <text:p text:style-name="P4">
Tags: ['Африка', 'Війна з Росією', 'Формула миру']</text:p>
      <text:p text:style-name="P4">
Type: Article</text:p>
      <!--METADATA-->
      <text:p text:style-name="P4">
<draw:frame draw:style-name="fr1" draw:name="Image73" text:anchor-type="as-char" svg:width="6.9236in" svg:height="3.956343in" draw:z-index="0">
<draw:image xlink:href="../Images/yкринформ/2023-05-16T15-41-55-03-00/630_360_1518713699-3712.jpg" xlink:type="simple" xlink:show="embed" xlink:actuate="onLoad" draw:mime-type="image/jpeg"/>
</draw:frame>
African countries will propose a peaceful initiative to end the war of Russian opposite Ukraine.</text:p>
      <text:p text:style-name="P4">
This was stated on Tuesday President of the South African Republic(COUPLE)Ramafos Siril, Ukrinform reports with reference to <text:a xlink:type="simple" xlink:href="https://www.bloomberg.com/news/articles/2023-05-16/african-nations-plan-russia-ukraine-peace-mission-ramaphosa-says" text:style-name="Internet_20_link" text:visited-style-name="Visited_20_Internet_20_Link">
</text:a>
.</text:p>
      <text:p text:style-name="P4">
“This peacekeeping mission will promote a variety of other missions to stop the conflict(Russia's war against Ukraine - ed.)», - said Ramafos.</text:p>
      <text:p text:style-name="P4">
The delegation of the heads of African states plans to visit Moscow and Kiev for the purpose of presenting the plan, Ramafos said.</text:p>
      <text:p text:style-name="P4">
<text:span text:style-name="T4">
 Read also: </text:span>
 <text:a xlink:type="simple" xlink:href="https://www.ukrinform.ua/rubric-polytics/3708869-zelenskij-obgovoriv-iz-prezidentom-par-ukrainsku-formulu-miru.html" text:style-name="Internet_20_link" text:visited-style-name="Visited_20_Internet_20_Link">
</text:a>
For the first time, the government of South Africa was asked to play an intermediary role in the war of Interrosion and Ukraine, Ramafos reported in March last year. He did not say who addressed such a request, noting that the basis of this approach is a relationship with Russia within Brix.</text:p>
      <text:p text:style-name="P4">
On May 12, Ramafos negotiated with Vladimir Putin, and the next day he united with President of Ukraine Vladimir Zelensky.</text:p>
      <text:p text:style-name="P4">
<text:span text:style-name="T4">
 Read also: </text:span>
 <text:a xlink:type="simple" xlink:href="https://www.ukrinform.ua/rubric-world/3700846-u-par-zaperecili-namir-vijti-z-miznarodnogo-kriminalnogo-sudu.html" text:style-name="Internet_20_link" text:visited-style-name="Visited_20_Internet_20_Link">
</text:a>
As reported by Ukrinform, May 13 <text:a xlink:type="simple" xlink:href="https://www.ukrinform.ua/tag-zelenskij" text:style-name="Internet_20_link" text:visited-style-name="Visited_20_Internet_20_Link">
</text:a>
He called on the President of the South African Republic of Matamel Syril Ramafosahos support the Ukrainian formula of peace and join it.</text:p>
      <text:p text:style-name="P4">
In August this year, a summit of Brix, in which Brazil, Russia, India, China and South Africa will take part in the South African Republic in Johannesburg.</text:p>
      <text:p text:style-name="P4">
News Source: <text:a xlink:type="simple" xlink:href="https://www.ukrinform.ua/rubric-polytics/3710014-prezident-par-anonsuvav-mirotvorcu-misiu-sob-pripiniti-vijnu-rf-z-ukrainou.html" text:style-name="Internet_20_link" text:visited-style-name="Visited_20_Internet_20_Link">
https://www.ukrinform.ua/rubric-polytics/3710014-prezident-par-anonsuvav-mirotvorcu-misiu-sob-pripiniti-vijnu-rf-z-ukrainou.html</text:a>
</text:p>
      <!--NEWS-->
      <text:h text:style-name="P10" text:outline-level="1">
<text:span text:style-name="T4">
Czech volunteer died of wounds who rescued fighters in eastern Ukraine</text:span>
</text:h>
      <text:p text:style-name="P4">
Authors: Ukrinform (Person)</text:p>
      <text:p text:style-name="P4">
Publisher: Укринформ (Organization)</text:p>
      <text:p text:style-name="P4">
Published Time: 2023-05-16T15:42:00+03:00</text:p>
      <text:p text:style-name="P4">
Modified Time: 2023-05-16T15:42:00+03:00</text:p>
      <text:p text:style-name="P4">
Description: The Czech volunteer, who, in the framework of Phoenix ", assisted with the treatment of the Ukrainian military in the forefront in the east of Ukraine, died after the wounds received. - Ukrinform.</text:p>
      <text:p text:style-name="P4">
Images: ["<text:a xlink:type="simple" xlink:href="https://static.ukrinform.com/photos/2023_05/thumb_files/630_360_1684240809-125.jpg" text:style-name="Internet_20_link" text:visited-style-name="Visited_20_Internet_20_Link">
630_360_16842...</text:a>
"]</text:p>
      <text:p text:style-name="P4">
Tags: ['Смерть', 'Волонтери', 'Схід України', 'Війна з Росією']</text:p>
      <text:p text:style-name="P4">
Type: Article</text:p>
      <!--METADATA-->
      <text:p text:style-name="P4">
<draw:frame draw:style-name="fr1" draw:name="Image74" text:anchor-type="as-char" svg:width="6.9236in" svg:height="3.956343in" draw:z-index="0">
<draw:image xlink:href="../Images/yкринформ/2023-05-16T15-42-00-03-00/630_360_1684240809-125.jpg" xlink:type="simple" xlink:show="embed" xlink:actuate="onLoad" draw:mime-type="image/jpeg"/>
</draw:frame>
Czech Volunteer, who as part of Phoenix project("Phoenix")He assisted with the treatment of the Ukrainian military in the front line in the east of Ukraine, died after the days received.</text:p>
      <text:p text:style-name="P4">
The project reported this in <text:a xlink:type="simple" xlink:href="https://www.facebook.com/permalink.php" text:style-name="Internet_20_link" text:visited-style-name="Visited_20_Internet_20_Link">
</text:a>
, reports Ukrinform.</text:p>
      <text:p text:style-name="P4">
“Taylor, founder of Project Phoenix, our friend and hero who personally saved the perpetrators(https://www.ukrinform.ua/tag-smert)From a serious injury after several days of struggle, ”the post reads.</text:p>
      <text:p text:style-name="P4">
His comrades emphasize that Taylor, in addition to providing medical care, also organized humanitarian aid - from the first day of the war he provided the daily supplies in inaccessible areas, evacuated civilians of anesthetics.</text:p>
      <text:p text:style-name="P4">
"His mind, experience and exceptional level of examination in the field of military conflicts will not be enough ... He has repeatedly convinced us with his actions that it makes sense to fight for the best world, which even in the most difficult minutes can be obtained by his moral values and acting humanly," friends wrote.</text:p>
      <text:p text:style-name="P4">
<text:span text:style-name="T4">
 Read also: </text:span>
 <text:a xlink:type="simple" xlink:href="https://www.ukrinform.ua/rubric-regions/3708523-u-harkovi-pomer-volonter-akij-potrapiv-pid-rosijskij-obstril-u-hodi-evakuacii-ludej.html" text:style-name="Internet_20_link" text:visited-style-name="Visited_20_Internet_20_Link">
<text:span text:style-name="T4">
 Volunteer </text:span>
</text:a>
With the beginning of Russia, Taylor has fully devoted himself to the work of life in Ukraine.</text:p>
      <text:p text:style-name="P4">
As it was reported, it became known in mid -March about the receipt of severe shrapnel wounds in the Donbass. The volunteer was referred for treatment in the Czech Republic.</text:p>
      <text:p text:style-name="P4">
News Source: <text:a xlink:type="simple" xlink:href="https://www.ukrinform.ua/rubric-ato/3710016-vid-poranen-pomer-ceskij-volonter-akij-ratuvav-bijciv-na-shodi-ukraini.html" text:style-name="Internet_20_link" text:visited-style-name="Visited_20_Internet_20_Link">
https://www.ukrinform.ua/rubric-ato/3710016-vid-poranen-pomer-ceskij-volonter-akij-ratuvav-bijciv-na-shodi-ukraini.html</text:a>
</text:p>
      <!--NEWS-->
      <text:h text:style-name="P10" text:outline-level="1">
<text:span text:style-name="T4">
Ludmila Kichenok went out to the quarterfinals of the paired WTA 1000 in Rome</text:span>
</text:h>
      <text:p text:style-name="P4">
Authors: Ukrinform (Person)</text:p>
      <text:p text:style-name="P4">
Publisher: Укринформ (Organization)</text:p>
      <text:p text:style-name="P4">
Published Time: 2023-05-16T15:44:00+03:00</text:p>
      <text:p text:style-name="P4">
Modified Time: 2023-05-16T15:44:00+03:00</text:p>
      <text:p text:style-name="P4">
Description: The Ukrainian plays in a duet with Elena Ostapenko from Latvia. - Ukrinform.</text:p>
      <text:p text:style-name="P4">
Images: ["<text:a xlink:type="simple" xlink:href="https://static.ukrinform.com/photos/2023_05/thumb_files/630_360_1684241015-898.jpg" text:style-name="Internet_20_link" text:visited-style-name="Visited_20_Internet_20_Link">
630_360_16842...</text:a>
"]</text:p>
      <text:p text:style-name="P4">
Tags: ['Теніс']</text:p>
      <text:p text:style-name="P4">
Type: Article</text:p>
      <!--METADATA-->
      <text:p text:style-name="P4">
<draw:frame draw:style-name="fr1" draw:name="Image75" text:anchor-type="as-char" svg:width="6.9236in" svg:height="3.956343in" draw:z-index="0">
<draw:image xlink:href="../Images/yкринформ/2023-05-16T15-44-00-03-00/630_360_1684241015-898.jpg" xlink:type="simple" xlink:show="embed" xlink:actuate="onLoad" draw:mime-type="image/jpeg"/>
</draw:frame>
Ukrainian in a duet with Elena Ostapenko from Latvia.</text:p>
      <text:p text:style-name="P4">
Lyudmila Kichenok and Elena Ostapenko reached the 1/4 finals at the tournament in Rome, Ukrinform reports.</text:p>
      <text:p text:style-name="P4">
In the second round, the tennis players were beaten by Magda Linett and the Vndroushov Market - 6: 3,6: 2. The meeting lasted one hour and six minutes.</text:p>
      <text:p text:style-name="P4">
For a place in the semifinals of Kichenok and Ostapenko argue with Marie Bozkova(Czech Republic)and Betany Mattek-Sends(USA). У другому раунді чесько-американська параобіграла дует Надії Кіченок та Кімберлі Ціммерманн.</text:p>
      <text:p text:style-name="P4">
<text:span text:style-name="T4">
Читайте також:</text:span>
 <text:a xlink:type="simple" xlink:href="https://www.ukrinform.ua/rubric-sports/3709676-matc-kicenok-z-ostapenko-na-turniri-v-rimi-perenesli-cerez-dos.html" text:style-name="Internet_20_link" text:visited-style-name="Visited_20_Internet_20_Link">
 <text:span text:style-name="T4">
Кіченок</text:span>
 </text:a>
According to Ukrinform, the tournament in Rome will last until May 21.</text:p>
      <text:p text:style-name="P4">
Photo: Getty Images</text:p>
      <text:p text:style-name="P4">
News Source: <text:a xlink:type="simple" xlink:href="https://www.ukrinform.ua/rubric-sports/3710021-ludmila-kicenok-vijsla-u-cvertfinal-parnogo-turniru-wta-u-rimi.html" text:style-name="Internet_20_link" text:visited-style-name="Visited_20_Internet_20_Link">
https://www.ukrinform.ua/rubric-sports/3710021-ludmila-kicenok-vijsla-u-cvertfinal-parnogo-turniru-wta-u-rimi.html</text:a>
</text:p>
      <!--NEWS-->
      <text:h text:style-name="P10" text:outline-level="1">
<text:span text:style-name="T4">
The Russians forbade the employees of the ZPU to communicate with each other - Energoatom</text:span>
</text:h>
      <text:p text:style-name="P4">
Authors: Ukrinform (Person)</text:p>
      <text:p text:style-name="P4">
Publisher: Укринформ (Organization)</text:p>
      <text:p text:style-name="P4">
Published Time: 2023-05-16T15:44:22+03:00</text:p>
      <text:p text:style-name="P4">
Modified Time: 2023-05-16T15:44:22+03:00</text:p>
      <text:p text:style-name="P4">
Description: At the Zaporizhzhya NPP, control over atomics has intensified, and it is now forbidden to communicate with each other. - Ukrinform.</text:p>
      <text:p text:style-name="P4">
Images: ["<text:a xlink:type="simple" xlink:href="https://static.ukrinform.com/photos/2022_08/thumb_files/630_360_1661542844-154.jpeg" text:style-name="Internet_20_link" text:visited-style-name="Visited_20_Internet_20_Link">
630_360_16615...</text:a>
"]</text:p>
      <text:p text:style-name="P4">
Tags: ['Енергоатом', 'Запорізька АЕС', 'Війна з Росією']</text:p>
      <text:p text:style-name="P4">
Type: Article</text:p>
      <!--METADATA-->
      <text:p text:style-name="P4">
<draw:frame draw:style-name="fr1" draw:name="Image76" text:anchor-type="as-char" svg:width="6.9236in" svg:height="3.956343in" draw:z-index="0">
<draw:image xlink:href="../Images/yкринформ/2023-05-16T15-44-22-03-00/630_360_1661542844-154.jpeg" xlink:type="simple" xlink:show="embed" xlink:actuate="onLoad" draw:mime-type="image/jpeg"/>
</draw:frame>
Nazapozhye NPP has intensified control over atomic, staff is now forbidden to communicate with each other.</text:p>
      <text:p text:style-name="P4">
According to Ukrinform, NAEK reports Energoatom in <text:a xlink:type="simple" xlink:href="https://t.me/energoatom_ua/13098" text:style-name="Internet_20_link" text:visited-style-name="Visited_20_Internet_20_Link">
</text:a>
.</text:p>
      <text:p text:style-name="P4">
"After the recently introduced ban on using even a button phones of the ZPPP, Russian terrorists go to a new level of absurdity - they are even more meaningless for staff," the statement said.</text:p>
      <text:p text:style-name="P4">
It is noted that about 2.5 thousand fathoms remain at the ZPP. However, almost the most important unit on <text:a xlink:type="simple" xlink:href="https://www.ukrinform.ua/tag-aes" text:style-name="Internet_20_link" text:visited-style-name="Visited_20_Internet_20_Link">
</text:a>
Now the security service has become: it is the armed "guards" who are currently deciding how to function.</text:p>
      <text:p text:style-name="P4">
<text:span text:style-name="T4">
 Read also: </text:span>
 <text:a xlink:type="simple" xlink:href="https://www.ukrinform.ua/rubric-economy/3707977-energoatom-gotuetsa-svidko-zminiti-personal-zaes-pisla-deokupacii.html" text:style-name="Internet_20_link" text:visited-style-name="Visited_20_Internet_20_Link">
<text:span text:style-name="T4">
 ZPP </text:span>
</text:a>
“Before the work change, they carefully and carefully check the atomic at the entrance, allowing them to pass into workplaces exclusively with a trestle. Under the harsh taboo, any movement of the territory of the ZPP, except for those local police were clear. To go not that beyond the station, but also just outside - is severe. While at work, employees now have the right to look only. Because to turn your head and even just look away, is severe, ”Energoatom reported.</text:p>
      <text:p text:style-name="P4">
<text:span text:style-name="T4">
 Read also: </text:span>
 <text:a xlink:type="simple" xlink:href="https://www.ukrinform.ua/rubric-economy/3708516-magate-planue-predstaviti-ugodu-sodo-zaes-cogo-misaca.html" text:style-name="Internet_20_link" text:visited-style-name="Visited_20_Internet_20_Link">
<text:span text:style-name="T4">
 ZPP </text:span>
</text:a>
The company added that the reason for the new bans is simple: the invaders are trying to redeem their own firing positions and a large number of military equipment of the stations.</text:p>
      <text:p text:style-name="P4">
As it was reported, Russian invaders <text:a xlink:type="simple" xlink:href="https://www.ukrinform.ua/rubric-ato/3693233-rosiani-vstanovluut-dodatkovij-parkan-na-pidizdah-do-zaes-energoatom.html" text:style-name="Internet_20_link" text:visited-style-name="Visited_20_Internet_20_Link">
</text:a>
. And the occupation leadership of the Zaporizhzhya NPP sends Urosian allegedly on vacation, looking for replacement of Ukrainian atomic.</text:p>
      <text:p text:style-name="P4">
News Source: <text:a xlink:type="simple" xlink:href="https://www.ukrinform.ua/rubric-regions/3710020-rosiani-zaboronili-pracivnikam-zaes-spilkuvatis-miz-sobou-energoatom.html" text:style-name="Internet_20_link" text:visited-style-name="Visited_20_Internet_20_Link">
https://www.ukrinform.ua/rubric-regions/3710020-rosiani-zaboronili-pracivnikam-zaes-spilkuvatis-miz-sobou-energoatom.html</text:a>
</text:p>
      <!--NEWS-->
      <text:h text:style-name="P10" text:outline-level="1">
<text:span text:style-name="T4">
Ukraine has officially joined the NATO Cyber Security Center</text:span>
</text:h>
      <text:p text:style-name="P4">
Authors: Ukrinform (Person)</text:p>
      <text:p text:style-name="P4">
Publisher: Укринформ (Organization)</text:p>
      <text:p text:style-name="P4">
Published Time: 2023-05-16T15:45:42+03:00</text:p>
      <text:p text:style-name="P4">
Modified Time: 2023-05-16T15:45:42+03:00</text:p>
      <text:p text:style-name="P4">
Description: Ukraine has officially joined the NATO Center for Cyber Security Cooperation. - Ukrinform.</text:p>
      <text:p text:style-name="P4">
Images: ["<text:a xlink:type="simple" xlink:href="https://static.ukrinform.com/photos/2023_05/thumb_files/630_360_1684240838-154.jpg" text:style-name="Internet_20_link" text:visited-style-name="Visited_20_Internet_20_Link">
630_360_16842...</text:a>
"]</text:p>
      <text:p text:style-name="P4">
Tags: ['Кібербезпека', 'НАТО', 'Україна']</text:p>
      <text:p text:style-name="P4">
Type: Article</text:p>
      <!--METADATA-->
      <text:p text:style-name="P4">
<draw:frame draw:style-name="fr1" draw:name="Image77" text:anchor-type="as-char" svg:width="6.9236in" svg:height="3.956343in" draw:z-index="0">
<draw:image xlink:href="../Images/yкринформ/2023-05-16T15-45-42-03-00/630_360_1684240838-154.jpg" xlink:type="simple" xlink:show="embed" xlink:actuate="onLoad" draw:mime-type="image/jpeg"/>
</draw:frame>
Ukraine has joined the NATO Center for Cooperation at Guardian defense.</text:p>
      <text:p text:style-name="P4">
This was reported by the Ministry of Foreign Affairs of Ukraine in <text:a xlink:type="simple" xlink:href="http://twitter.com/MFA_Ukraine/status/1658432462689652738" text:style-name="Internet_20_link" text:visited-style-name="Visited_20_Internet_20_Link">
</text:a>
, reports Ukrinform.</text:p>
      <text:p text:style-name="P4">
“Today in the headquarters of the center <text:a xlink:type="simple" xlink:href="https://www.ukrinform.ua/tag-nato" text:style-name="Internet_20_link" text:visited-style-name="Visited_20_Internet_20_Link">
</text:a>
Cyber defense cooperation inquiries(Ccdcoe)The State Flag of Ukraine was officially raised in Tallinn, which celebrates the official accession of Ukraine to Doccdcoe. We thank the CCDCOE sponsor countries for inviting Ukraine and we have a special gratitude to the Estonia Government for the support and assistance of NATO CCDCOE, ”the message said.</text:p>
      <text:p text:style-name="P4">
The combined center of advanced technologies from NATO Cyeroborns(Cooperative CyberDefence Centre of Excellence, NATO CCDCOE)- One of the centers of NATO's best success. It provides the fight against cyberattacks and cyber defense systems, as well as training and training of cyber defense professionals. Since the foundation of 2008 has been based on Tallinn.</text:p>
      <text:p text:style-name="P4">
<text:span text:style-name="T4">
 Read also: </text:span>
 <text:a xlink:type="simple" xlink:href="https://www.ukrinform.ua/rubric-technology/3704093-kiberbezpeka-v-ukraini-slahi-rozvitku-ta-mozlivosti.html" text:style-name="Internet_20_link" text:visited-style-name="Visited_20_Internet_20_Link">
</text:a>
In March 2022, Ukraine was <text:a xlink:type="simple" xlink:href="https://ccdcoe.org/news/2022/ukraine-to-be-accepted-as-a-contributing-participant-to-nato-ccdcoe/" text:style-name="Internet_20_link" text:visited-style-name="Visited_20_Internet_20_Link">
</text:a>
Participation countries.</text:p>
      <text:p text:style-name="P4">
News Source: <text:a xlink:type="simple" xlink:href="https://www.ukrinform.ua/rubric-technology/3710022-ukraina-oficijno-priednalasa-do-centru-kiberzahistu-nato.html" text:style-name="Internet_20_link" text:visited-style-name="Visited_20_Internet_20_Link">
https://www.ukrinform.ua/rubric-technology/3710022-ukraina-oficijno-priednalasa-do-centru-kiberzahistu-nato.html</text:a>
</text:p>
      <!--NEWS-->
      <text:h text:style-name="P10" text:outline-level="1">
<text:span text:style-name="T4">
Gerus announced mass opening at the gas stations of fast charging stations</text:span>
</text:h>
      <text:p text:style-name="P4">
Authors: Ukrinform (Person)</text:p>
      <text:p text:style-name="P4">
Publisher: Укринформ (Organization)</text:p>
      <text:p text:style-name="P4">
Published Time: 2023-05-16T15:52:57+03:00</text:p>
      <text:p text:style-name="P4">
Modified Time: 2023-05-16T15:52:57+03:00</text:p>
      <text:p text:style-name="P4">
Description: This year, the Ukrainian gas station is planned to open fast electric transport installations. - Ukrinform.</text:p>
      <text:p text:style-name="P4">
Images: ["<text:a xlink:type="simple" xlink:href="https://static.ukrinform.com/photos/2023_05/thumb_files/630_360_1684223583-601.jpg" text:style-name="Internet_20_link" text:visited-style-name="Visited_20_Internet_20_Link">
630_360_16842...</text:a>
"]</text:p>
      <text:p text:style-name="P4">
Tags: ['АЗС', 'Електромобілі', 'Герус']</text:p>
      <text:p text:style-name="P4">
Type: Article</text:p>
      <!--METADATA-->
      <text:p text:style-name="P4">
<draw:frame draw:style-name="fr1" draw:name="Image78" text:anchor-type="as-char" svg:width="6.9236in" svg:height="3.956343in" draw:z-index="0">
<draw:image xlink:href="../Images/yкринформ/2023-05-16T15-52-57-03-00/630_360_1684223583-601.jpg" xlink:type="simple" xlink:show="embed" xlink:actuate="onLoad" draw:mime-type="image/jpeg"/>
</draw:frame>
This year's Ukrainian gas station is planned to open fast charging installations.</text:p>
      <text:p text:style-name="P4">
About it in <text:a xlink:type="simple" xlink:href="https://www.ukrinform.ua/rubric-economy/3709802-andrij-gerus-golova-komitetu-vr-z-pitan-energetiki.html" text:style-name="Internet_20_link" text:visited-style-name="Visited_20_Internet_20_Link">
</text:a>
Andriy Gerus, the chairman of the Committee on Energy and Housing and Communal Services.</text:p>
      <text:p text:style-name="P4">
“I am convinced that this year at the gas stations will be massively opened the installations of rapid charging of transport. In particular, on the main highways, we can see more than half a hundred of such installations on different <text:a xlink:type="simple" xlink:href="https://www.ukrinform.ua/tag-azs" text:style-name="Internet_20_link" text:visited-style-name="Visited_20_Internet_20_Link">
</text:a>
. This means that when someone is elected from Kiev to Lviv, he will have where to refuel on the road. I will not take a lot of time, it can be done in less than an hour. This direction is the prospect not only of this, but also in the next years, ”Gerus said.</text:p>
      <text:p text:style-name="P4">
According to him, electric transport will also appear in Ukrainian cities as public transport, so there will be more within the settlements of the electric recharging stations.</text:p>
      <text:p text:style-name="P4">
<text:span text:style-name="T4">
 Read also: </text:span>
 <text:a xlink:type="simple" xlink:href="https://www.ukrinform.ua/rubric-economy/3651181-ukrainskij-rinok-elektromobiliv-torik-zris-u-pivtora-raza.html" text:style-name="Internet_20_link" text:visited-style-name="Visited_20_Internet_20_Link">
</text:a>
“The combination of classic and electric transport that no longer uses traditional fuel is a European trend. So, having adopted the relevant bill, we also set a certain vector and, I hope, gave a certain impetus for the development of this segment and in our country, ”Gerus added.</text:p>
      <text:p text:style-name="P4">
As reported, <text:a xlink:type="simple" xlink:href="https://www.ukrinform.ua/rubric-economy/3674790-rada-uhvalila-zakon-pro-rozvitok-zaradnoi-infrastrukturi-dla-elektrotransportu.html" text:style-name="Internet_20_link" text:visited-style-name="Visited_20_Internet_20_Link">
</text:a>
, which is aimed at overcoming the fuel dependence of the charging infrastructure for electric vehicles.</text:p>
      <text:p text:style-name="P4">
News Source: <text:a xlink:type="simple" xlink:href="https://www.ukrinform.ua/rubric-economy/3710024-gerus-anonsuvav-masove-vidkritta-na-azs-stancij-svidkoi-zaradki-elektrokariv.html" text:style-name="Internet_20_link" text:visited-style-name="Visited_20_Internet_20_Link">
https://www.ukrinform.ua/rubric-economy/3710024-gerus-anonsuvav-masove-vidkritta-na-azs-stancij-svidkoi-zaradki-elektrokariv.html</text:a>
</text:p>
      <!--NEWS-->
      <text:h text:style-name="P10" text:outline-level="1">
<text:span text:style-name="T4">
Ova should regulate the issue of CCTV cameras during rocket attacks - Ignati</text:span>
</text:h>
      <text:p text:style-name="P4">
Authors: Ukrinform (Person)</text:p>
      <text:p text:style-name="P4">
Publisher: Укринформ (Organization)</text:p>
      <text:p text:style-name="P4">
Published Time: 2023-05-16T15:55:01+03:00</text:p>
      <text:p text:style-name="P4">
Modified Time: 2023-05-16T15:55:01+03:00</text:p>
      <text:p text:style-name="P4">
Description: Military administrations should regulate the issues of CCTV cameras so that the enemy cannot see online the work of the Ukrainian air defense system and the consequences of missile attacks. - Ukrinform.</text:p>
      <text:p text:style-name="P4">
Images: ["<text:a xlink:type="simple" xlink:href="https://static.ukrinform.com/photos/2023_05/thumb_files/630_360_1684237728-722.jpg" text:style-name="Internet_20_link" text:visited-style-name="Visited_20_Internet_20_Link">
630_360_16842...</text:a>
"]</text:p>
      <text:p text:style-name="P4">
Tags: ['Ракета', 'Камера', 'ППО', 'Ігнат']</text:p>
      <text:p text:style-name="P4">
Type: Article</text:p>
      <!--METADATA-->
      <text:p text:style-name="P4">
<draw:frame draw:style-name="fr1" draw:name="Image79" text:anchor-type="as-char" svg:width="6.9236in" svg:height="3.956343in" draw:z-index="0">
<draw:image xlink:href="../Images/yкринформ/2023-05-16T15-55-01-03-00/630_360_1684237728-722.jpg" xlink:type="simple" xlink:show="embed" xlink:actuate="onLoad" draw:mime-type="image/jpeg"/>
</draw:frame>
Military administrations should regulate the issues of CCTV cameras, Abivorog could not see online the work of the Ukrainian air defense system and the consequences.</text:p>
      <text:p text:style-name="P4">
About it during <text:a xlink:type="simple" xlink:href="http://www.youtube.com/watch" text:style-name="Internet_20_link" text:visited-style-name="Visited_20_Internet_20_Link">
</text:a>
In the Media Center, Ukraine-Ukrinform was announced by a spokesman for the Air Force, Ignati.</text:p>
      <text:p text:style-name="P4">
“In our situation, when there is a martial law in the country, I think there will be some correctness with military administrations, when there is a work of air defense when there is a threat that there is a leakage of information, I think that the military administration bodies will adjust so that synchronized somehow not to give the enemy the opportunity Modeline is watching the combat work of our air defense systems, ”Ignat said, adding that video surveillance cameras are working around the world of IUkraine around the world.</text:p>
      <text:p text:style-name="P4">
He urged citizens to be more responsible, to take care of their safety and to lack video rocket attacks, where the enemy can see the work of Ukrainian Systems.</text:p>
      <text:p text:style-name="P4">
However, the spokesman emphasized the need to work not only with state but also with commercial institutions in this matter.</text:p>
      <text:p text:style-name="P4">
“With online cameras, it is necessary not only to work with state institutions, because the cameras today are on commercial structures, at gas stations, on various closes. It is also necessary to work with this, ”he said.</text:p>
      <text:p text:style-name="P4">
<text:span text:style-name="T4">
 Read also: </text:span>
 <text:a xlink:type="simple" xlink:href="https://www.ukrinform.ua/rubric-kyiv/3709800-kiiv-mae-serjoznu-sistemu-ppo-aka-dozvolila-likviduvati-vsi-sist-kindzaliv-ignat.html" text:style-name="Internet_20_link" text:visited-style-name="Visited_20_Internet_20_Link">
<text:span text:style-name="T4">
 Ignati </text:span>
</text:a>
As reported by Ukrinform, around 03:30 on May 16, Russian invaders attacked Ukraine from northern, southern and eastern directions 18 rockets of various types of air, maritime and ground base. All 18 <text:a xlink:type="simple" xlink:href="https://www.ukrinform.ua/tag-raketa" text:style-name="Internet_20_link" text:visited-style-name="Visited_20_Internet_20_Link">
</text:a>
Destroyed by the forces and means of the defend of air forces of the Armed Forces of Ukraine. In particular, the opponent is attacked by shock drones of the type "ShahED-136/131", as well as conducted air intelligence with drones of the operative-tactical level-"Orlan-10", "Supercum".</text:p>
      <text:p text:style-name="P4">
News Source: <text:a xlink:type="simple" xlink:href="https://www.ukrinform.ua/rubric-ato/3710026-ova-povinni-vreguluvati-pitanna-roboti-kamer-videosposterezenna-pid-cas-raketnih-atak-ignat.html" text:style-name="Internet_20_link" text:visited-style-name="Visited_20_Internet_20_Link">
https://www.ukrinform.ua/rubric-ato/3710026-ova-povinni-vreguluvati-pitanna-roboti-kamer-videosposterezenna-pid-cas-raketnih-atak-ignat.html</text:a>
</text:p>
      <!--NEWS-->
      <text:h text:style-name="P10" text:outline-level="1">
<text:span text:style-name="T4">
We won't go out the "We won't go out" tape at the Festival in Canada a special jury distinction</text:span>
</text:h>
      <text:p text:style-name="P4">
Authors: Ukrinform (Person)</text:p>
      <text:p text:style-name="P4">
Publisher: Укринформ (Organization)</text:p>
      <text:p text:style-name="P4">
Published Time: 2023-05-16T15:56:00+03:00</text:p>
      <text:p text:style-name="P4">
Modified Time: 2023-05-16T15:56:00+03:00</text:p>
      <text:p text:style-name="P4">
Description: The Ukrainian ribbon "We will not go out" received a special jury honors at the Canadian Vancouwau. - Ukrinform.</text:p>
      <text:p text:style-name="P4">
Images: ["<text:a xlink:type="simple" xlink:href="https://static.ukrinform.com/photos/2023_05/thumb_files/630_360_1684241499-713.jpg" text:style-name="Internet_20_link" text:visited-style-name="Visited_20_Internet_20_Link">
630_360_16842...</text:a>
", "<text:a xlink:type="simple" xlink:href="https://static.ukrinform.com/photos/2023_05/1684241438-189.jpg" text:style-name="Internet_20_link" text:visited-style-name="Visited_20_Internet_20_Link">
1684241438-18...</text:a>
"]</text:p>
      <text:p text:style-name="P4">
Tags: ['Канада', 'Кіно', 'Держкіно', 'Кінофестиваль']</text:p>
      <text:p text:style-name="P4">
Type: Article</text:p>
      <!--METADATA-->
      <text:p text:style-name="P4">
<draw:frame draw:style-name="fr1" draw:name="Image80" text:anchor-type="as-char" svg:width="6.9236in" svg:height="3.956343in" draw:z-index="0">
<draw:image xlink:href="../Images/yкринформ/2023-05-16T15-56-00-03-00/630_360_1684241499-713.jpg" xlink:type="simple" xlink:show="embed" xlink:actuate="onLoad" draw:mime-type="image/jpeg"/>
</draw:frame>
The Ukrainian "We will not extinguish" was received at the Festival at the Canadian Vancouver -specific honors of the jury.</text:p>
      <text:p text:style-name="P4">
According to Ukrinform, the State Agency of Ukraine for Cinema reports in <text:a xlink:type="simple" xlink:href="https://www.facebook.com/ukrainefilmagency/posts/pfbid034jhkgkMyo3fyjGjGgBtTZeeQpNUbjpq9XGjS1Xehhta4XTZSFXffddLKaHxVtVsl" text:style-name="Internet_20_link" text:visited-style-name="Visited_20_Internet_20_Link">
</text:a>
.</text:p>
      <text:p text:style-name="P4">
“Стрічка “Ми не згаснемо” Аліси Коваленко отримала спеціальну відзнаку журі нафестивалі документального <text:a xlink:type="simple" xlink:href="https://www.ukrinform.ua/tag-kino" text:style-name="Internet_20_link" text:visited-style-name="Visited_20_Internet_20_Link">
 </text:a>
Doxadocomentary film Festival in Vancouver, ”the message reads.</text:p>
      <text:p text:style-name="P4">
<draw:frame draw:style-name="fr1" draw:name="Image81" text:anchor-type="as-char" svg:width="6.9236in" svg:height="3.872087in" draw:z-index="0">
<draw:image xlink:href="../Images/yкринформ/2023-05-16T15-56-00-03-00/1684241438-189.jpg" xlink:type="simple" xlink:show="embed" xlink:actuate="onLoad" draw:mime-type="image/jpeg"/>
</draw:frame>
The movie "We will not extinguish" tells the story of adulthood in the east of Ukraine against the background of war and their extraordinary journey to the top of the Himalayan mountains. . While the Svetvloo is declining, the mines are closing, the threat of escalation of the war increases, they do not give up and try to follow their dreams.</text:p>
      <text:p text:style-name="P4">
The tape was created with the support of Derzhkino, the Polish Film Institute and Idfabertha Fund - Classic PostProduction.</text:p>
      <text:p text:style-name="P4">
<text:span text:style-name="T4">
 Read also: </text:span>
 <text:a xlink:type="simple" xlink:href="https://www.ukrinform.ua/rubric-culture/3704821-kino-zaradi-peremogi-u-kvitni-vidbulisa-ponad-50-pokaziv.html" text:style-name="Internet_20_link" text:visited-style-name="Visited_20_Internet_20_Link">
</text:a>
Producers: Sergey Stetsenko and Alice Kovalenko. Creative Peers: Stefan Sioan and Alice Kovalenko</text:p>
      <text:p text:style-name="P4">
Producers: Valery Kalmykov, Yana Kalmykova and Alexey Kobelev(TruemanProduction Co.)As reported <text:a xlink:type="simple" xlink:href="https://www.ukrinform.ua/rubric-culture/3706865-film-luksemburg-luksemburg-otrimav-nagorodi-na-dvoh-miznarodnih-festivalah.html" text:style-name="Internet_20_link" text:visited-style-name="Visited_20_Internet_20_Link">
</text:a>
, Antonio Lukich's tape "Luxembourg, Luxembourg" in April received awards at the International Festival at Monte Carlo and Prussin Pryfest.</text:p>
      <text:p text:style-name="P4">
News Source: <text:a xlink:type="simple" xlink:href="https://www.ukrinform.ua/rubric-culture/3710028-stricka-mi-ne-zgasnemo-otrimala-na-festivali-u-kanadi-specialnu-vidznaku-zuri.html" text:style-name="Internet_20_link" text:visited-style-name="Visited_20_Internet_20_Link">
https://www.ukrinform.ua/rubric-culture/3710028-stricka-mi-ne-zgasnemo-otrimala-na-festivali-u-kanadi-specialnu-vidznaku-zuri.html</text:a>
</text:p>
      <!--NEWS-->
      <text:h text:style-name="P10" text:outline-level="1">
<text:span text:style-name="T4">
In Khmelnytskyi, Ukrzaliznytsia restores the movement of a track that was damaged by Russian fire</text:span>
</text:h>
      <text:p text:style-name="P4">
Authors: Ukrinform (Person)</text:p>
      <text:p text:style-name="P4">
Publisher: Укринформ (Organization)</text:p>
      <text:p text:style-name="P4">
Published Time: 2023-05-16T15:59:32+03:00</text:p>
      <text:p text:style-name="P4">
Modified Time: 2023-05-16T15:59:32+03:00</text:p>
      <text:p text:style-name="P4">
Description: JSC "Ukrzaliznytsia" received permission to restore the traffic section of the track in Khmelnytskyi, which was closed for passenger trains after a hostile shelling on May 13. - Ukrinform.</text:p>
      <text:p text:style-name="P4">
Images: ["<text:a xlink:type="simple" xlink:href="https://static.ukrinform.com/photos/2023_05/thumb_files/630_360_1684241755-137.jpg" text:style-name="Internet_20_link" text:visited-style-name="Visited_20_Internet_20_Link">
630_360_16842...</text:a>
"]</text:p>
      <text:p text:style-name="P4">
Tags: ['Хмельниччина', 'Укрзалізниця', 'Ремонт']</text:p>
      <text:p text:style-name="P4">
Type: Article</text:p>
      <!--METADATA-->
      <text:p text:style-name="P4">
<draw:frame draw:style-name="fr1" draw:name="Image82" text:anchor-type="as-char" svg:width="6.9236in" svg:height="3.956343in" draw:z-index="0">
<draw:image xlink:href="../Images/yкринформ/2023-05-16T15-59-32-03-00/630_360_1684241755-137.jpg" xlink:type="simple" xlink:show="embed" xlink:actuate="onLoad" draw:mime-type="image/jpeg"/>
</draw:frame>
JSC "Ukrzaliznytsia" received permission to restore the movement of the track of the Nakhmelnytskyi track, which was closed for passenger trains after a hostile traffic on May 13.</text:p>
      <text:p text:style-name="P4">
According to Ukrinform, the company's press service in [] reports it(http://t.me/UkrzalInfo/4430)It is noted that all subsequent flights will go their traditional routes, including Vinnytsia, Khmelnitsky and Ternopil. For the safety of flights that are already on the road on the changed route, by the end of the day, additional electric trains will continue to run on the schedule.</text:p>
      <text:p text:style-name="P4">
<text:span text:style-name="T4">
 Read also: </text:span>
 <text:a xlink:type="simple" xlink:href="https://www.ukrinform.ua/rubric-vidbudova/3709981-u-mikolaevi-zrujnovanij-rosieu-travmpunkt-vidbudovue-kazahstan.html" text:style-name="Internet_20_link" text:visited-style-name="Visited_20_Internet_20_Link">
</text:a>
According to Ukrinform, on May 13, the Russians fired at Khmelnytsky region, resulting in damaged the railway track.</text:p>
      <text:p text:style-name="P4">
Railways have completed <text:a xlink:type="simple" xlink:href="https://www.ukrinform.ua/rubric-regions/3708964-ukrzaliznica-zaversila-remont-poskodzenoi-obstrilom-rf-kolii-na-hmelniccini.html" text:style-name="Internet_20_link" text:visited-style-name="Visited_20_Internet_20_Link">
</text:a>
Damaged track on May 14.</text:p>
      <text:p text:style-name="P4">
News Source: <text:a xlink:type="simple" xlink:href="https://www.ukrinform.ua/rubric-regions/3710031-na-hmelniccini-ukrzaliznica-vidnovlue-ruh-kolieu-aka-bula-poskodzena-obstrilom-rf.html" text:style-name="Internet_20_link" text:visited-style-name="Visited_20_Internet_20_Link">
https://www.ukrinform.ua/rubric-regions/3710031-na-hmelniccini-ukrzaliznica-vidnovlue-ruh-kolieu-aka-bula-poskodzena-obstrilom-rf.html</text:a>
</text:p>
      <!--NEWS-->
      <text:h text:style-name="P10" text:outline-level="1">
<text:span text:style-name="T4">
The Russians at night fired an enterprise that provided Kherson electricity</text:span>
</text:h>
      <text:p text:style-name="P4">
Authors: Ukrinform (Person)</text:p>
      <text:p text:style-name="P4">
Publisher: Укринформ (Organization)</text:p>
      <text:p text:style-name="P4">
Published Time: 2023-05-16T16:01:00+03:00</text:p>
      <text:p text:style-name="P4">
Modified Time: 2023-05-16T16:01:00+03:00</text:p>
      <text:p text:style-name="P4">
Description: In Kherson, the enemy hit the utility company that provided the locals with electricity. - Ukrinform.</text:p>
      <text:p text:style-name="P4">
Images: ["<text:a xlink:type="simple" xlink:href="https://static.ukrinform.com/photos/2023_05/thumb_files/630_360_1684242026-146.jpg" text:style-name="Internet_20_link" text:visited-style-name="Visited_20_Internet_20_Link">
630_360_16842...</text:a>
", "<text:a xlink:type="simple" xlink:href="https://static.ukrinform.com/photos/2023_05/1684242026-696.jpg" text:style-name="Internet_20_link" text:visited-style-name="Visited_20_Internet_20_Link">
1684242026-69...</text:a>
", "<text:a xlink:type="simple" xlink:href="https://static.ukrinform.com/photos/2023_05/1684242027-157.jpg" text:style-name="Internet_20_link" text:visited-style-name="Visited_20_Internet_20_Link">
1684242027-15...</text:a>
", "<text:a xlink:type="simple" xlink:href="https://static.ukrinform.com/photos/2023_05/1684242027-989.jpg" text:style-name="Internet_20_link" text:visited-style-name="Visited_20_Internet_20_Link">
1684242027-98...</text:a>
"]</text:p>
      <text:p text:style-name="P4">
Tags: ['Електроенергія', 'Херсон', 'Обстріл', 'Війна з Росією']</text:p>
      <text:p text:style-name="P4">
Type: Article</text:p>
      <!--METADATA-->
      <text:p text:style-name="P4">
<draw:frame draw:style-name="fr1" draw:name="Image83" text:anchor-type="as-char" svg:width="6.9236in" svg:height="3.956343in" draw:z-index="0">
<draw:image xlink:href="../Images/yкринформ/2023-05-16T16-01-00-03-00/630_360_1684242026-146.jpg" xlink:type="simple" xlink:show="embed" xlink:actuate="onLoad" draw:mime-type="image/jpeg"/>
</draw:frame>
In Khersonivoro, he hit the utility company that provided a local -electric power.</text:p>
      <text:p text:style-name="P4">
As Ukrinform reports, it reports in <text:a xlink:type="simple" xlink:href="https://www.facebook.com/brigadeTRO/posts/pfbid02QQCJqtkVuVC77veThJySu57LL2MmPRrMcvbCZ636tibTApP6WdkM1THiKWQ11kB1l" text:style-name="Internet_20_link" text:visited-style-name="Visited_20_Internet_20_Link">
</text:a>
124 Separate team of territorial defense of the Armed Forces.</text:p>
      <text:p text:style-name="P4">
“Another bitter night for <text:a xlink:type="simple" xlink:href="https://www.ukrinform.ua/tag-herson" text:style-name="Internet_20_link" text:visited-style-name="Visited_20_Internet_20_Link">
</text:a>
, this rationorologist was struck by a utility company that provided a local electronergy, ”the message reads.</text:p>
      <text:p text:style-name="P4">
<draw:frame draw:style-name="fr1" draw:name="Image84" text:anchor-type="as-char" svg:width="6.9236in" svg:height="3.89773in" draw:z-index="0">
<draw:image xlink:href="../Images/yкринформ/2023-05-16T16-01-00-03-00/1684242026-696.jpg" xlink:type="simple" xlink:show="embed" xlink:actuate="onLoad" draw:mime-type="image/jpeg"/>
</draw:frame>
It is noted that the enemy fired at 120 mm mortars of the enterprise.</text:p>
      <text:p text:style-name="P4">
<draw:frame draw:style-name="fr1" draw:name="Image85" text:anchor-type="as-char" svg:width="6.9236in" svg:height="3.89773in" draw:z-index="0">
<draw:image xlink:href="../Images/yкринформ/2023-05-16T16-01-00-03-00/1684242027-157.jpg" xlink:type="simple" xlink:show="embed" xlink:actuate="onLoad" draw:mime-type="image/jpeg"/>
</draw:frame>
<text:span text:style-name="T4">
 Read also: </text:span>
 <text:a xlink:type="simple" xlink:href="https://www.ukrinform.ua/rubric-regions/3709806-rosiani-za-dobu-obstrilali-11-regioniv-ukraini-zvedenna-ova.html" text:style-name="Internet_20_link" text:visited-style-name="Visited_20_Internet_20_Link">
<text:span text:style-name="T4">
 Summary </text:span>
</text:a>
Several pieces of equipment were burned, which during the occupation was hidden. The fire occurred, which resulted in the damage to the equipment of millions of hryvnias.</text:p>
      <text:p text:style-name="P4">
<draw:frame draw:style-name="fr1" draw:name="Image86" text:anchor-type="as-char" svg:width="6.9236in" svg:height="3.89773in" draw:z-index="0">
<draw:image xlink:href="../Images/yкринформ/2023-05-16T16-01-00-03-00/1684242027-989.jpg" xlink:type="simple" xlink:show="embed" xlink:actuate="onLoad" draw:mime-type="image/jpeg"/>
</draw:frame>
As reported by Ukrinform, the Russian army for the last day, May 15, <text:a xlink:type="simple" xlink:href="https://www.ukrinform.ua/rubric-regions/3709735-rosijska-armia-za-dobu-80-raziv-obstrilala-hersonsinu-sestero-poranenih.html" text:style-name="Internet_20_link" text:visited-style-name="Visited_20_Internet_20_Link">
</text:a>
.</text:p>
      <text:p text:style-name="P4">
_Foto: 124 Separate Brigade</text:p>
      <text:p text:style-name="P4">
News Source: <text:a xlink:type="simple" xlink:href="https://www.ukrinform.ua/rubric-regions/3710032-rosiani-unoci-obstrilali-pidpriemstvo-so-zabezpecuvalo-hersonciv-elektroenergieu.html" text:style-name="Internet_20_link" text:visited-style-name="Visited_20_Internet_20_Link">
https://www.ukrinform.ua/rubric-regions/3710032-rosiani-unoci-obstrilali-pidpriemstvo-so-zabezpecuvalo-hersonciv-elektroenergieu.html</text:a>
</text:p>
      <!--NEWS-->
      <text:h text:style-name="P10" text:outline-level="1">
<text:span text:style-name="T4">
Germany handed Ukraine 34 more pickups for the military</text:span>
</text:h>
      <text:p text:style-name="P4">
Authors: Ukrinform (Person)</text:p>
      <text:p text:style-name="P4">
Publisher: Укринформ (Organization)</text:p>
      <text:p text:style-name="P4">
Published Time: 2023-05-16T16:07:50+03:00</text:p>
      <text:p text:style-name="P4">
Modified Time: 2023-05-16T16:07:50+03:00</text:p>
      <text:p text:style-name="P4">
Description: The German Foreign Ministry has provided 34 pickups to the Ukrainian defense for the last three weeks. - Ukrinform.</text:p>
      <text:p text:style-name="P4">
Images: ["<text:a xlink:type="simple" xlink:href="https://static.ukrinform.com/photos/2023_05/thumb_files/630_360_1684242360-398.jpeg" text:style-name="Internet_20_link" text:visited-style-name="Visited_20_Internet_20_Link">
630_360_16842...</text:a>
", "<text:a xlink:type="simple" xlink:href="https://static.ukrinform.com/photos/2023_05/1684242358-177.jpeg" text:style-name="Internet_20_link" text:visited-style-name="Visited_20_Internet_20_Link">
1684242358-17...</text:a>
", "<text:a xlink:type="simple" xlink:href="https://static.ukrinform.com/photos/2023_05/1684242360-655.jpeg" text:style-name="Internet_20_link" text:visited-style-name="Visited_20_Internet_20_Link">
1684242360-65...</text:a>
", "<text:a xlink:type="simple" xlink:href="https://static.ukrinform.com/photos/2023_05/1684242359-758.jpeg" text:style-name="Internet_20_link" text:visited-style-name="Visited_20_Internet_20_Link">
1684242359-75...</text:a>
"]</text:p>
      <text:p text:style-name="P4">
Tags: ['Німеччина', 'Україна', 'ЗСУ', 'Військова техніка', 'Війна з Росією']</text:p>
      <text:p text:style-name="P4">
Type: Article</text:p>
      <!--METADATA-->
      <text:p text:style-name="P4">
<draw:frame draw:style-name="fr1" draw:name="Image87" text:anchor-type="as-char" svg:width="6.9236in" svg:height="3.956343in" draw:z-index="0">
<draw:image xlink:href="../Images/yкринформ/2023-05-16T16-07-50-03-00/630_360_1684242360-398.jpeg" xlink:type="simple" xlink:show="embed" xlink:actuate="onLoad" draw:mime-type="image/jpeg"/>
</draw:frame>
The German Ministry of Foreign Affairs has provided 34 pickups in the last three weeks.</text:p>
      <text:p text:style-name="P4">
This was reported in <text:a xlink:type="simple" xlink:href="https://twitter.com/GermanyinUA/status/1658450753407660032" text:style-name="Internet_20_link" text:visited-style-name="Visited_20_Internet_20_Link">
</text:a>
The German Embassy in Ukraine, reports Ukrinform.</text:p>
      <text:p text:style-name="P4">
“Mobility is an important factor in Ukraine's defense capability and sustainability. To enhance the Security Forces of Ukraine of the Ministry of Foreign Affairs <text:a xlink:type="simple" xlink:href="https://www.ukrinform.ua/tag-nimeccina" text:style-name="Internet_20_link" text:visited-style-name="Visited_20_Internet_20_Link">
</text:a>
provided another 34 pickups in the last 3 weeks, ”the diploma was informed.</text:p>
      <text:p text:style-name="P4">
<draw:frame draw:style-name="fr1" draw:name="Image88" text:anchor-type="as-char" svg:width="6.9236in" svg:height="3.698997in" draw:z-index="0">
<draw:image xlink:href="../Images/yкринформ/2023-05-16T16-07-50-03-00/1684242358-177.jpeg" xlink:type="simple" xlink:show="embed" xlink:actuate="onLoad" draw:mime-type="image/jpeg"/>
</draw:frame>
<text:span text:style-name="T4">
 Read also: </text:span>
 <text:a xlink:type="simple" xlink:href="https://www.ukrinform.ua/rubric-ato/3709635-nimeccina-vidilit-ukraini-11-milardiv-suto-na-oboronu-zelenskij.html" text:style-name="Internet_20_link" text:visited-style-name="Visited_20_Internet_20_Link">
<text:span text:style-name="T4">
 Germany </text:span>
</text:a>
</text:p>
      <text:p text:style-name="P4">
<draw:frame draw:style-name="fr1" draw:name="Image89" text:anchor-type="as-char" svg:width="6.9236in" svg:height="5.301683in" draw:z-index="0">
<draw:image xlink:href="../Images/yкринформ/2023-05-16T16-07-50-03-00/1684242360-655.jpeg" xlink:type="simple" xlink:show="embed" xlink:actuate="onLoad" draw:mime-type="image/jpeg"/>
</draw:frame>
<draw:frame draw:style-name="fr1" draw:name="Image90" text:anchor-type="as-char" svg:width="6.9236in" svg:height="6.167133in" draw:z-index="0">
<draw:image xlink:href="../Images/yкринформ/2023-05-16T16-07-50-03-00/1684242359-758.jpeg" xlink:type="simple" xlink:show="embed" xlink:actuate="onLoad" draw:mime-type="image/jpeg"/>
</draw:frame>
On May 14, German Chancellor Olaf Scholt announced a new military aid package of 2.7 billion euros on May 14.</text:p>
      <text:p text:style-name="P4">
<text:span text:style-name="T5">
Foto: Embassy of Germany</text:span>
</text:p>
      <text:p text:style-name="P4">
News Source: <text:a xlink:type="simple" xlink:href="https://www.ukrinform.ua/rubric-ato/3710035-nimeccina-peredala-ukraini-se-34-pikapi-dla-vijskovih.html" text:style-name="Internet_20_link" text:visited-style-name="Visited_20_Internet_20_Link">
https://www.ukrinform.ua/rubric-ato/3710035-nimeccina-peredala-ukraini-se-34-pikapi-dla-vijskovih.html</text:a>
</text:p>
      <!--NEWS-->
      <text:h text:style-name="P10" text:outline-level="1">
<text:span text:style-name="T4">
Mass RF attacks rockets and UAVs in May</text:span>
</text:h>
      <text:p text:style-name="P4">
Authors: Ukrinform (Person)</text:p>
      <text:p text:style-name="P4">
Publisher: Укринформ (Organization)</text:p>
      <text:p text:style-name="P4">
Published Time: 2023-05-16T16:08:00+03:00</text:p>
      <text:p text:style-name="P4">
Modified Time: 2023-05-16T16:08:00+03:00</text:p>
      <text:p text:style-name="P4">
Description: In May, Ukraine has undergone a number of massive attacks with rockets and drones - Ukrinform.</text:p>
      <text:p text:style-name="P4">
Images: ["<text:a xlink:type="simple" xlink:href="https://static.ukrinform.com/photos/2023_05/thumb_files/630_360_1684242455-446.jpg" text:style-name="Internet_20_link" text:visited-style-name="Visited_20_Internet_20_Link">
630_360_16842...</text:a>
", "<text:a xlink:type="simple" xlink:href="https://static.ukrinform.com/photos/2023_05/1684260661-926.jpg" text:style-name="Internet_20_link" text:visited-style-name="Visited_20_Internet_20_Link">
1684260661-92...</text:a>
"]</text:p>
      <text:p text:style-name="P4">
Tags: None</text:p>
      <text:p text:style-name="P4">
Type: Article</text:p>
      <!--METADATA-->
      <text:p text:style-name="P4">
<draw:frame draw:style-name="fr1" draw:name="Image91" text:anchor-type="as-char" svg:width="6.9236in" svg:height="3.956343in" draw:z-index="0">
<draw:image xlink:href="../Images/yкринформ/2023-05-16T16-08-00-03-00/630_360_1684242455-446.jpg" xlink:type="simple" xlink:show="embed" xlink:actuate="onLoad" draw:mime-type="image/jpeg"/>
</draw:frame>
In May Ukraine, a number of massacre attacks and drones have undergone the most massive attacks<draw:frame draw:style-name="fr1" draw:name="Image92" text:anchor-type="as-char" svg:width="2.137767in" svg:height="10.0in" draw:z-index="0">
<draw:image xlink:href="../Images/yкринформ/2023-05-16T16-08-00-03-00/1684260661-926.jpg" xlink:type="simple" xlink:show="embed" xlink:actuate="onLoad" draw:mime-type="image/jpeg"/>
</draw:frame>
According to media</text:p>
      <text:p text:style-name="P4">
News Source: <text:a xlink:type="simple" xlink:href="https://www.ukrinform.ua/rubric-ato/3710034-raketni-ataki-rf-za-traven.html" text:style-name="Internet_20_link" text:visited-style-name="Visited_20_Internet_20_Link">
https://www.ukrinform.ua/rubric-ato/3710034-raketni-ataki-rf-za-traven.html</text:a>
</text:p>
      <!--NEWS-->
      <text:h text:style-name="P10" text:outline-level="1">
<text:span text:style-name="T4">
Mykolaiv, Mykolayivska Oblast(22:08). Red Alert: aerial threat. Sirens sounding. Take cover now!</text:span>
</text:h>
      <text:p text:style-name="P4">
Authors: liveuamap (Language: en)</text:p>
      <text:p text:style-name="P4">
Time: 2023-05-16T16:09:00</text:p>
      <text:p text:style-name="P4">
Location: Mykolaiv (Latitude:46.94836 Longtitude:32.00522)</text:p>
      <text:p text:style-name="P4">
Videos: []</text:p>
      <text:p text:style-name="P4">
Images: []</text:p>
      <text:p text:style-name="P4">
Tags: ["Europe", "Central and Eastern Europe"]</text:p>
      <text:p text:style-name="P4">
Id: 22563377</text:p>
      <!--METADATA-->
      <text:p text:style-name="P4">
Nikolaev, Mykolaiv region(22:08). Red Alert: aerial threat. Sirenssounding. Take cover now!</text:p>
      <text:p text:style-name="P4">
News Collection Link: <text:a xlink:type="simple" xlink:href="https://liveuamap.com/en/2023/16-may-mykolaiv-mykolayivska-oblast2208-red-ag" text:style-name="Internet_20_link" text:visited-style-name="Visited_20_Internet_20_Link">
https://liveuamap.com/en/2023/16-may-mykolaiv-mykolayivska-oblast2208-red-ag</text:a>
</text:p>
      <text:p text:style-name="P4">
News Source: <text:a xlink:type="simple" xlink:href="https://t.me/air_alert_ua/45595" text:style-name="Internet_20_link" text:visited-style-name="Visited_20_Internet_20_Link">
https://t.me/air_alert_ua/45595</text:a>
</text:p>
      <!--NEWS-->
      <text:h text:style-name="P10" text:outline-level="1">
<text:span text:style-name="T4">
Odeska Oblast(22:10). Red Alert: aerial threat. Sirens sounding. Take cover now!</text:span>
</text:h>
      <text:p text:style-name="P4">
Authors: liveuamap (Language: en)</text:p>
      <text:p text:style-name="P4">
Time: 2023-05-16T16:11:00</text:p>
      <text:p text:style-name="P4">
Location: Odeska Oblast (Latitude:46.75000000 Longtitude:30.25000000)</text:p>
      <text:p text:style-name="P4">
Videos: []</text:p>
      <text:p text:style-name="P4">
Images: []</text:p>
      <text:p text:style-name="P4">
Tags: ["Europe", "Central and Eastern Europe"]</text:p>
      <text:p text:style-name="P4">
Id: 22563378</text:p>
      <!--METADATA-->
      <text:p text:style-name="P4">
Odesa region(22:10). Red Alert: aerial threat. Sirens sounding. Take covernow!</text:p>
      <text:p text:style-name="P4">
News Collection Link: <text:a xlink:type="simple" xlink:href="https://liveuamap.com/en/2023/16-may-odeska-oblast2210-red-alert-aerial-thrg" text:style-name="Internet_20_link" text:visited-style-name="Visited_20_Internet_20_Link">
https://liveuamap.com/en/2023/16-may-odeska-oblast2210-red-alert-aerial-thrg</text:a>
</text:p>
      <text:p text:style-name="P4">
News Source: <text:a xlink:type="simple" xlink:href="https://t.me/suspilneodesa/23265" text:style-name="Internet_20_link" text:visited-style-name="Visited_20_Internet_20_Link">
https://t.me/suspilneodesa/23265</text:a>
</text:p>
      <!--NEWS-->
      <text:h text:style-name="P10" text:outline-level="1">
<text:span text:style-name="T4">
Kherson, Kherson region, Vinnytsia region, Kirovohrad region, Kiev region, Zhytomyr, same ...</text:span>
</text:h>
      <text:p text:style-name="P4">
Authors: liveuamap (Language: en)</text:p>
      <text:p text:style-name="P4">
Time: 2023-05-16T16:12:00</text:p>
      <text:p text:style-name="P4">
Location: Kherson (Latitude:46.65581000 Longtitude:32.61780000)</text:p>
      <text:p text:style-name="P4">
Videos: []</text:p>
      <text:p text:style-name="P4">
Images: []</text:p>
      <text:p text:style-name="P4">
Tags: ["Europe", "Central and Eastern Europe"]</text:p>
      <text:p text:style-name="P4">
Id: 22563379</text:p>
      <!--METADATA-->
      <text:p text:style-name="P4">
Kherson, Kherson region, Vinnytsia region, Kirovohrad region, Kivoblast, Zhytomyr, Zhytomyr region, Chernihiv region, Cherkasy region(22:11). Red Alert: aerial threat. Sirens sounding. Take cover now!</text:p>
      <text:p text:style-name="P4">
News Collection Link: <text:a xlink:type="simple" xlink:href="https://liveuamap.com/en/2023/16-may-kherson-khersonska-oblast-vinnytska-obg" text:style-name="Internet_20_link" text:visited-style-name="Visited_20_Internet_20_Link">
https://liveuamap.com/en/2023/16-may-kherson-khersonska-oblast-vinnytska-obg</text:a>
</text:p>
      <text:p text:style-name="P4">
News Source: <text:a xlink:type="simple" xlink:href="https://t.me/air_alert_ua/45604" text:style-name="Internet_20_link" text:visited-style-name="Visited_20_Internet_20_Link">
https://t.me/air_alert_ua/45604</text:a>
</text:p>
      <!--NEWS-->
      <text:h text:style-name="P10" text:outline-level="1">
<text:span text:style-name="T4">
In Russia, there was an explosion on the Yamal-European gas pipeline, there is a dead</text:span>
</text:h>
      <text:p text:style-name="P4">
Authors: Ukrinform (Person)</text:p>
      <text:p text:style-name="P4">
Publisher: Укринформ (Organization)</text:p>
      <text:p text:style-name="P4">
Published Time: 2023-05-16T16:21:00+03:00</text:p>
      <text:p text:style-name="P4">
Modified Time: 2023-05-16T16:21:00+03:00</text:p>
      <text:p text:style-name="P4">
Description: In the Khanty-Mansi district of Russia there was an explosion on the main gas pipeline "Yamal-Europe", according to preliminary data, one person was killed, five more-they were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Пожежа', 'Росія', 'Газопровід']</text:p>
      <text:p text:style-name="P4">
Type: Article</text:p>
      <!--METADATA-->
      <text:p text:style-name="P4">
<draw:frame draw:style-name="fr1" draw:name="Image93" text:anchor-type="as-char" svg:width="6.9236in" svg:height="3.956343in" draw:z-index="0">
<draw:image xlink:href="../Images/yкринформ/2023-05-16T16-21-00-03-00/630_360_1669987737-966.jpg" xlink:type="simple" xlink:show="embed" xlink:actuate="onLoad" draw:mime-type="image/jpeg"/>
</draw:frame>
In the Khanty-Mansi district of Russia, there was an explosion on the main gas pipeline "Yamal-Europe", according to preliminary data, one person was killed, five more-they were conceived.</text:p>
      <text:p text:style-name="P4">
About it writes in <text:a xlink:type="simple" xlink:href="http://t.me/tass_agency/192154" text:style-name="Internet_20_link" text:visited-style-name="Visited_20_Internet_20_Link">
</text:a>
State Informality of the Russian Federation of TASS.</text:p>
      <text:p text:style-name="P4">
"The ignition happened on the thread of the Yamal-Europe main gas pipeline, which is not operating, Gazprom Transgas Yugorsk." Five people have been injured, ” -he is in a message with reference to emergency services.</text:p>
      <text:p text:style-name="P4">
Later, the director of the Regional Health Department, Oleksijvodrovolsky, stated that during the ignition one person was killed.</text:p>
      <text:p text:style-name="P4">
In <text:a xlink:type="simple" xlink:href="https://t.me/rian_ru/189261" text:style-name="Internet_20_link" text:visited-style-name="Visited_20_Internet_20_Link">
</text:a>
Video ignition is published.</text:p>
      <text:p text:style-name="P4">
<text:a xlink:type="simple" xlink:href="https://t.me/shot_shot/51457" text:style-name="Internet_20_link" text:visited-style-name="Visited_20_Internet_20_Link">
</text:a>
Shot writes that the damaged area was repaired. According to the channel, two of the five victims are in serious condition.</text:p>
      <text:p text:style-name="P4">
Yamal -Jevrop Gasogin combines gas deposits of northern Western Siberia Taevrop. He goes from Russia to Belarus, and there is divided into two branches. One is Poland and Germany, the other through Ukraine in Slovakia.</text:p>
      <text:p text:style-name="P4">
<text:span text:style-name="T4">
 Read also: </text:span>
 <text:a xlink:type="simple" xlink:href="https://www.ukrinform.ua/rubric-world/3709066-u-rosijskomu-tolatti-goriv-zavod.html" text:style-name="Internet_20_link" text:visited-style-name="Visited_20_Internet_20_Link">
</text:a>
Recently, other explosions occurred in Russia. Thus, in the middle of the Body in the Yaroslavl region as a result of an explosion on the main gas pipeline, it was drawn <text:a xlink:type="simple" xlink:href="https://www.ukrinform.ua/tag-pozeza" text:style-name="Internet_20_link" text:visited-style-name="Visited_20_Internet_20_Link">
</text:a>
. At the end of March, an explosion at the Nadyanka gas pipeline occurred in the Pelya Sverdlovsk region of the Sverdlovsk region <text:a xlink:type="simple" xlink:href="https://www.ukrinform.ua/rubric-world/3689189-u-sverdlovskij-oblasti-rosii-stavsa-vibuh-na-gazoprovodi.html" text:style-name="Internet_20_link" text:visited-style-name="Visited_20_Internet_20_Link">
</text:a>
 .</text:p>
      <text:p text:style-name="P4">
News Source: <text:a xlink:type="simple" xlink:href="https://www.ukrinform.ua/rubric-world/3710039-u-rosii-stavsa-vibuh-na-gazoprovidi-amalevropa-e-zagiblij.html" text:style-name="Internet_20_link" text:visited-style-name="Visited_20_Internet_20_Link">
https://www.ukrinform.ua/rubric-world/3710039-u-rosii-stavsa-vibuh-na-gazoprovidi-amalevropa-e-zagiblij.html</text:a>
</text:p>
      <!--NEWS-->
      <text:h text:style-name="P10" text:outline-level="1">
<text:span text:style-name="T4">
Shmigal arrived in Iceland for the Summit of the Council of Europe</text:span>
</text:h>
      <text:p text:style-name="P4">
Authors: Ukrinform (Person)</text:p>
      <text:p text:style-name="P4">
Publisher: Укринформ (Organization)</text:p>
      <text:p text:style-name="P4">
Published Time: 2023-05-16T16:23:05+03:00</text:p>
      <text:p text:style-name="P4">
Modified Time: 2023-05-16T16:23:05+03:00</text:p>
      <text:p text:style-name="P4">
Description: Prime Minister of Ukraine Denis Shmigal, together with the government team, arrived in Iceland, where he plans to participate in the two-day Summit of the Council of Europe. - Ukrinform.</text:p>
      <text:p text:style-name="P4">
Images: ["<text:a xlink:type="simple" xlink:href="https://static.ukrinform.com/photos/2023_05/thumb_files/630_360_1684243220-678.jpg" text:style-name="Internet_20_link" text:visited-style-name="Visited_20_Internet_20_Link">
630_360_16842...</text:a>
"]</text:p>
      <text:p text:style-name="P4">
Tags: ['Ісландія', 'Рада Європи', 'Шмигаль', 'Війна з Росією']</text:p>
      <text:p text:style-name="P4">
Type: Article</text:p>
      <!--METADATA-->
      <text:p text:style-name="P4">
<draw:frame draw:style-name="fr1" draw:name="Image94" text:anchor-type="as-char" svg:width="6.9236in" svg:height="3.956343in" draw:z-index="0">
<draw:image xlink:href="../Images/yкринформ/2023-05-16T16-23-05-03-00/630_360_1684243220-678.jpg" xlink:type="simple" xlink:show="embed" xlink:actuate="onLoad" draw:mime-type="image/jpeg"/>
</draw:frame>
Prime Minister of Ukraine Denis Shmigal, together with the government team, arrived in Iceland, deployed to participate in the two-day Summit of the Council of Europe.</text:p>
      <text:p text:style-name="P4">
He wrote about it in <text:a xlink:type="simple" xlink:href="https://t.me/Denys_Smyhal/5222" text:style-name="Internet_20_link" text:visited-style-name="Visited_20_Internet_20_Link">
</text:a>
, reports Ukrinform.</text:p>
      <text:p text:style-name="P4">
“The 4th summit of states and governments of the Council of State begins today in Reykjavik. The government team arrived in Iceland to take part in the event. A number of meetings in the fields of the summit were planned, as well as important decisions of drinking our country, ” - said <text:a xlink:type="simple" xlink:href="https://www.ukrinform.ua/tag-smigal" text:style-name="Internet_20_link" text:visited-style-name="Visited_20_Internet_20_Link">
</text:a>
.</text:p>
      <text:p text:style-name="P4">
Саміт пройде в концертному залі та конференц-центрі "Гарпа", його програмаскладається з церемонії відкриття, круглих столів на теми, пов'язані зпідсумковим документом саміту, робочої вечері, присвяченої Україні, тазагальних дискусій, під час яких представники держав виступлять передучасниками саміту. Очікується, що на відкритті під час відеовключеннявиступить із промовою Президент України Володимир Зеленський.</text:p>
      <text:p text:style-name="P4">
<text:span text:style-name="T4">
Читайте також:</text:span>
 <text:a xlink:type="simple" xlink:href="https://www.ukrinform.ua/rubric-world/3709973-v-islandii-rozpocinaetsa-dvodennij-samit-radi-evropi.html" text:style-name="Internet_20_link" text:visited-style-name="Visited_20_Internet_20_Link">
 <text:span text:style-name="T4">
Ісланді</text:span>
 </text:a>
The main attention of the summit will be paid to the war of the Russian Federation against Ukraine and to achieve fairness for victims of Russian aggression. In particular, the main issue of the Premier Summit is the creation of an international register of losses caused by Russia's aggression against Ukraine, along with "confirmation of the importance of the basic values of the Council of Europe".</text:p>
      <text:p text:style-name="P4">
As reported by Ukrinform, earlier the Deputy Minister of Justice Irina Mudra informed that at the Summit of the Council of Europe they will sign a treaty, which will give the official profit of the International Register of losses. Ukraine expects that there are at least 40 member states of the Council of Europe and the observer, such as the states of America, Canada and Japan.</text:p>
      <text:p text:style-name="P4">
On November 14, 2022, the UN General Assembly approved the Project of the Resolution to create a mechanism for compensation to Ukraine for the losses caused <text:a xlink:type="simple" xlink:href="https://www.ukrinform.ua/tag-vijna" text:style-name="Internet_20_link" text:visited-style-name="Visited_20_Internet_20_Link">
</text:a>
, which has been resolved and still leads to anti -Ukraine.</text:p>
      <text:p text:style-name="P4">
<text:span text:style-name="T5">
Foto: shmigal/telegram</text:span>
</text:p>
      <text:p text:style-name="P4">
News Source: <text:a xlink:type="simple" xlink:href="https://www.ukrinform.ua/rubric-polytics/3710040-smigal-pribuv-v-islandiu-na-samit-radi-evropi.html" text:style-name="Internet_20_link" text:visited-style-name="Visited_20_Internet_20_Link">
https://www.ukrinform.ua/rubric-polytics/3710040-smigal-pribuv-v-islandiu-na-samit-radi-evropi.html</text:a>
</text:p>
      <!--NEWS-->
      <text:h text:style-name="P10" text:outline-level="1">
<text:span text:style-name="T4">
The Russian Federation launched "Shahda" from the Bryansk region and from the east coast of the Azov Sea - Ignati</text:span>
</text:h>
      <text:p text:style-name="P4">
Authors: Ukrinform (Person)</text:p>
      <text:p text:style-name="P4">
Publisher: Укринформ (Organization)</text:p>
      <text:p text:style-name="P4">
Published Time: 2023-05-16T16:25:00+03:00</text:p>
      <text:p text:style-name="P4">
Modified Time: 2023-05-16T16:25:00+03:00</text:p>
      <text:p text:style-name="P4">
Description: Shahd-136/131 drones, which attacked Ukraine at night, were most likely launched from the Bryansk region and from the east coast of the Azov Sea. - Ukrinform.</text:p>
      <text:p text:style-name="P4">
Images: ["<text:a xlink:type="simple" xlink:href="https://static.ukrinform.com/photos/2023_05/thumb_files/630_360_1684237103-610.jpg" text:style-name="Internet_20_link" text:visited-style-name="Visited_20_Internet_20_Link">
630_360_16842...</text:a>
"]</text:p>
      <text:p text:style-name="P4">
Tags: ['Азовське море', 'Повітряні сили ЗСУ', 'Війна з Росією', 'Дрон-камікадзе']</text:p>
      <text:p text:style-name="P4">
Type: Article</text:p>
      <!--METADATA-->
      <text:p text:style-name="P4">
<draw:frame draw:style-name="fr1" draw:name="Image95" text:anchor-type="as-char" svg:width="6.9236in" svg:height="3.956343in" draw:z-index="0">
<draw:image xlink:href="../Images/yкринформ/2023-05-16T16-25-00-03-00/630_360_1684237103-610.jpg" xlink:type="simple" xlink:show="embed" xlink:actuate="onLoad" draw:mime-type="image/jpeg"/>
</draw:frame>
Shahd-136/131 drones, which attacked Ukraine at night, were launched, rather from the Bryansk region and from the east coast of the Azov Sea.</text:p>
      <text:p text:style-name="P4">
About it on <text:a xlink:type="simple" xlink:href="https://www.youtube.com/watch" text:style-name="Internet_20_link" text:visited-style-name="Visited_20_Internet_20_Link">
</text:a>
Yuri Ignat's Air Force reported.</text:p>
      <text:p text:style-name="P4">
““ <text:a xlink:type="simple" xlink:href="https://www.ukrinform.ua/tag-bezpilotnik" text:style-name="Internet_20_link" text:visited-style-name="Visited_20_Internet_20_Link">
</text:a>
», According to the information that I have, from the northern direction, most likely they are launched. Basically, Tsepopovnich, from the Russian territory of the Siesh of the Bryansk region. Shahanedov's attack also occurs from the southeastern direction, from the east coast of the Sea, ”Ignatus said.</text:p>
      <text:p text:style-name="P4">
However, according to the spokeswoman, there are no cases where the lodin launches from catapult from other places are made, because the enemy uses bulbarial types.</text:p>
      <text:p text:style-name="P4">
<text:span text:style-name="T4">
 Read also: </text:span>
 <text:a xlink:type="simple" xlink:href="https://www.ukrinform.ua/rubric-ato/3710007-ignat-pro-nicnu-ataku-po-ukraini-rosia-vperse-zastosuvala-tak-bagato-kindzaliv.html" text:style-name="Internet_20_link" text:visited-style-name="Visited_20_Internet_20_Link">
<text:span text:style-name="T4">
 Ignati </text:span>
</text:a>
As reported by Ukrinform, at about 03:30 on May 16, 2023, Russian troops dacted Ukraine from the northern, southern and eastern directions of 18 rockets of different types of air, maritime and ground base. All 18 rocket launchers and air defense of the Armed Forces of the Armed Forces. In addition, on the night of May 16, the enemy attacked shock drones of the type "Shahd-136/131", conducted air intelligence with three drones of Operative-tactical level-"Orlan-10", "Supercum".</text:p>
      <text:p text:style-name="P4">
News Source: <text:a xlink:type="simple" xlink:href="https://www.ukrinform.ua/rubric-ato/3710043-rf-zapuskala-sahedi-z-branskoi-oblasti-ta-zi-shidnogo-uzberezza-azovskogo-mora-ignat.html" text:style-name="Internet_20_link" text:visited-style-name="Visited_20_Internet_20_Link">
https://www.ukrinform.ua/rubric-ato/3710043-rf-zapuskala-sahedi-z-branskoi-oblasti-ta-zi-shidnogo-uzberezza-azovskogo-mora-ignat.html</text:a>
</text:p>
      <!--NEWS-->
      <text:h text:style-name="P10" text:outline-level="1">
<text:span text:style-name="T4">
In the north of Italy through flood evacuating the population</text:span>
</text:h>
      <text:p text:style-name="P4">
Authors: Ukrinform (Person)</text:p>
      <text:p text:style-name="P4">
Publisher: Укринформ (Organization)</text:p>
      <text:p text:style-name="P4">
Published Time: 2023-05-16T16:27:54+03:00</text:p>
      <text:p text:style-name="P4">
Modified Time: 2023-05-16T16:27:54+03:00</text:p>
      <text:p text:style-name="P4">
Description: In the Emilia-Romanya region, in the north of Italy, floods are threatened by some settlements because the rivers leave the shores after heavy rainfall. - Ukrinform.</text:p>
      <text:p text:style-name="P4">
Images: ["<text:a xlink:type="simple" xlink:href="https://static.ukrinform.com/photos/2023_05/thumb_files/630_360_1684243571-239.jpg" text:style-name="Internet_20_link" text:visited-style-name="Visited_20_Internet_20_Link">
630_360_16842...</text:a>
", "<text:a xlink:type="simple" xlink:href="https://static.ukrinform.com/photos/2023_05/1684243564-927.jpg" text:style-name="Internet_20_link" text:visited-style-name="Visited_20_Internet_20_Link">
1684243564-92...</text:a>
"]</text:p>
      <text:p text:style-name="P4">
Tags: ['Евакуація', 'Італія', 'Повінь']</text:p>
      <text:p text:style-name="P4">
Type: Article</text:p>
      <!--METADATA-->
      <text:p text:style-name="P4">
<draw:frame draw:style-name="fr1" draw:name="Image96" text:anchor-type="as-char" svg:width="6.9236in" svg:height="3.956343in" draw:z-index="0">
<draw:image xlink:href="../Images/yкринформ/2023-05-16T16-27-54-03-00/630_360_1684243571-239.jpg" xlink:type="simple" xlink:show="embed" xlink:actuate="onLoad" draw:mime-type="image/jpeg"/>
</draw:frame>
In the region, Romanya, in the north of Italy, there are threatening goods to separate settlements because the rivers leave the shores after heavy rainfall.</text:p>
      <text:p text:style-name="P4">
According to Ukrinform, the agency reports <text:a xlink:type="simple" xlink:href="http://www.ansa.it/sito/notizie/cronaca/2023/05/16/misa-verso-la-piena-a-senigallia-portarsi-ai-piani-alti-_b8fa96d6-5212-4c39-884c-889fdfe34937.html" text:style-name="Internet_20_link" text:visited-style-name="Visited_20_Internet_20_Link">
</text:a>
.</text:p>
      <text:p text:style-name="P4">
З учорашнього вечора у значній частині Емілії-Романьї оголосили про станготовності: мобілізовано службу цивільного захисту, приділяється максимальнаувага як річковим паводкам, так і зсувам на Апеннінах.</text:p>
      <text:p text:style-name="P4">
Рівень води загрозливо підвищується у річках Міза та Мареччіа, особливо врайоні приморського міста Сенігаллія.</text:p>
      <text:p text:style-name="P4">
<draw:frame draw:style-name="fr1" draw:name="Image97" text:anchor-type="as-char" svg:width="6.9236in" svg:height="3.892602in" draw:z-index="0">
<draw:image xlink:href="../Images/yкринформ/2023-05-16T16-27-54-03-00/1684243564-927.jpg" xlink:type="simple" xlink:show="embed" xlink:actuate="onLoad" draw:mime-type="image/jpeg"/>
</draw:frame>
In general, in the region was <text:a xlink:type="simple" xlink:href="https://www.ukrinform.ua/tag-evakuacia" text:style-name="Internet_20_link" text:visited-style-name="Visited_20_Internet_20_Link">
</text:a>
901 persons, both through river floods and through possible landslides.</text:p>
      <text:p text:style-name="P4">
Most of the evacuees are now in the province of Ravenna, which has already become strongly surprised at the bad weather in early May.</text:p>
      <text:p text:style-name="P4">
<text:span text:style-name="T4">
 Read also: </text:span>
 <text:a xlink:type="simple" xlink:href="https://www.ukrinform.ua/rubric-world/3706645-u-najbilsomu-misti-novoi-zelandii-ogolosili-nadzvicajnij-stan-cerez-povin.html" text:style-name="Internet_20_link" text:visited-style-name="Visited_20_Internet_20_Link">
<text:span text:style-name="T4">
 Flood </text:span>
</text:a>
Due to the bad weather in the region, rail connections were suspended in directions with Ryminido Bologna and Ravenna.</text:p>
      <text:p text:style-name="P4">
News Source: <text:a xlink:type="simple" xlink:href="https://www.ukrinform.ua/rubric-world/3710044-na-pivnoci-italii-cerez-povin-evakuuut-naselenna.html" text:style-name="Internet_20_link" text:visited-style-name="Visited_20_Internet_20_Link">
https://www.ukrinform.ua/rubric-world/3710044-na-pivnoci-italii-cerez-povin-evakuuut-naselenna.html</text:a>
</text:p>
      <!--NEWS-->
      <text:h text:style-name="P10" text:outline-level="1">
<text:span text:style-name="T4">
Navi lost FAZE and flew from the last major from cs: go</text:span>
</text:h>
      <text:p text:style-name="P4">
Authors: Ukrinform (Person)</text:p>
      <text:p text:style-name="P4">
Publisher: Укринформ (Organization)</text:p>
      <text:p text:style-name="P4">
Published Time: 2023-05-16T16:32:03+03:00</text:p>
      <text:p text:style-name="P4">
Modified Time: 2023-05-16T16:32:03+03:00</text:p>
      <text:p text:style-name="P4">
Description: In the previous match, Navi lost Monte. - Ukrinform.</text:p>
      <text:p text:style-name="P4">
Images: ["<text:a xlink:type="simple" xlink:href="https://static.ukrinform.com/photos/2023_05/thumb_files/630_360_1684243872-359.jpg" text:style-name="Internet_20_link" text:visited-style-name="Visited_20_Internet_20_Link">
630_360_16842...</text:a>
"]</text:p>
      <text:p text:style-name="P4">
Tags: ['кіберспорт']</text:p>
      <text:p text:style-name="P4">
Type: Article</text:p>
      <!--METADATA-->
      <text:p text:style-name="P4">
<draw:frame draw:style-name="fr1" draw:name="Image98" text:anchor-type="as-char" svg:width="6.9236in" svg:height="3.956343in" draw:z-index="0">
<draw:image xlink:href="../Images/yкринформ/2023-05-16T16-32-03-03-00/630_360_1684243872-359.jpg" xlink:type="simple" xlink:show="embed" xlink:actuate="onLoad" draw:mime-type="image/jpeg"/>
</draw:frame>
Navi lost Monte.</text:p>
      <text:p text:style-name="P4">
Navi was defeated by FAZE in the decisive match of the legend stage at BlastParis Major 2023, Ukrinform reports.</text:p>
      <text:p text:style-name="P4">
Navi was defeated with a score of 1: 2. The Ukrainian team left the tournament. FAZEPROSED TO THE PLAYER OF RUNTS.</text:p>
      <text:p text:style-name="P4">
Blast Paris Major will last until May 21. The prize fund is $ 1.25 million, the winner will earn a slot on IEM Cologne 2023 and Blast Premier Wirld Final.</text:p>
      <text:p text:style-name="P4">
The tournament is divided into stages 3: "contenders", "Legends" and "Champions"(Play-OF). Плей-оф пройде за правилами Single Elimination, усі матчі – best-of-3.</text:p>
      <text:p text:style-name="P4">
<text:span text:style-name="T4">
Читайте також:</text:span>
 <text:a xlink:type="simple" xlink:href="https://www.ukrinform.ua/rubric-sports/3709571-monte-vijsli-v-plejoff-blasttv-paris-major-2023.html" text:style-name="Internet_20_link" text:visited-style-name="Visited_20_Internet_20_Link">
 </text:a>
According to Ukrinform, Monte lost in the previous match of NAVI.</text:p>
      <text:p text:style-name="P4">
Photo: Getty Images</text:p>
      <text:p text:style-name="P4">
News Source: <text:a xlink:type="simple" xlink:href="https://www.ukrinform.ua/rubric-sports/3710048-navi-prograli-faze-i-viletili-z-ostannogo-mazoru-z-csgo.html" text:style-name="Internet_20_link" text:visited-style-name="Visited_20_Internet_20_Link">
https://www.ukrinform.ua/rubric-sports/3710048-navi-prograli-faze-i-viletili-z-ostannogo-mazoru-z-csgo.html</text:a>
</text:p>
      <!--NEWS-->
      <text:h text:style-name="P10" text:outline-level="1">
<text:span text:style-name="T4">
Rivne, Rivnenska Oblast, Khmelnytska Oblast(22:34). Red Alert: aerial threat. Sirens sounding...</text:span>
</text:h>
      <text:p text:style-name="P4">
Authors: liveuamap (Language: en)</text:p>
      <text:p text:style-name="P4">
Time: 2023-05-16T16:36:00</text:p>
      <text:p text:style-name="P4">
Location: Rivne (Latitude:50.6034645 Longtitude:26.258693168487)</text:p>
      <text:p text:style-name="P4">
Videos: []</text:p>
      <text:p text:style-name="P4">
Images: []</text:p>
      <text:p text:style-name="P4">
Tags: ["Europe", "Central and Eastern Europe"]</text:p>
      <text:p text:style-name="P4">
Id: 22563380</text:p>
      <!--METADATA-->
      <text:p text:style-name="P4">
Rivne, Rivne region, Khmelnytsky region(22:34). Red Alert: aerial threat.Sirens sounding. Take cover now!</text:p>
      <text:p text:style-name="P4">
News Collection Link: <text:a xlink:type="simple" xlink:href="https://liveuamap.com/en/2023/16-may-rivne-rivnenska-oblast-khmelnytska-oblg" text:style-name="Internet_20_link" text:visited-style-name="Visited_20_Internet_20_Link">
https://liveuamap.com/en/2023/16-may-rivne-rivnenska-oblast-khmelnytska-oblg</text:a>
</text:p>
      <text:p text:style-name="P4">
News Source: <text:a xlink:type="simple" xlink:href="https://t.me/air_alert_ua/45606" text:style-name="Internet_20_link" text:visited-style-name="Visited_20_Internet_20_Link">
https://t.me/air_alert_ua/45606</text:a>
</text:p>
      <!--NEWS-->
      <text:h text:style-name="P10" text:outline-level="1">
<text:span text:style-name="T4">
The students of the Ukrainian Saturday School in Vienna attended the exhibition of Ivan Marchuk</text:span>
</text:h>
      <text:p text:style-name="P4">
Authors: Ukrinform (Person)</text:p>
      <text:p text:style-name="P4">
Publisher: Укринформ (Organization)</text:p>
      <text:p text:style-name="P4">
Published Time: 2023-05-16T16:38:00+03:00</text:p>
      <text:p text:style-name="P4">
Modified Time: 2023-05-16T16:38:00+03:00</text:p>
      <text:p text:style-name="P4">
Description: The students of the Ukrainian Saturday School in Vienna visited an exhibition-retrospective of one of the most famous Ukrainian artists of modernity Ivan Marchuk. - Ukrinform.</text:p>
      <text:p text:style-name="P4">
Images: ["<text:a xlink:type="simple" xlink:href="https://static.ukrinform.com/photos/2023_05/thumb_files/630_360_1684244022-199.jpg" text:style-name="Internet_20_link" text:visited-style-name="Visited_20_Internet_20_Link">
630_360_16842...</text:a>
", "<text:a xlink:type="simple" xlink:href="https://static.ukrinform.com/photos/2023_05/1684244054-357.jpg" text:style-name="Internet_20_link" text:visited-style-name="Visited_20_Internet_20_Link">
1684244054-35...</text:a>
", "<text:a xlink:type="simple" xlink:href="https://static.ukrinform.com/photos/2023_05/1684244070-383.jpg" text:style-name="Internet_20_link" text:visited-style-name="Visited_20_Internet_20_Link">
1684244070-38...</text:a>
", "<text:a xlink:type="simple" xlink:href="https://static.ukrinform.com/photos/2023_05/1684244107-559.jpg" text:style-name="Internet_20_link" text:visited-style-name="Visited_20_Internet_20_Link">
1684244107-55...</text:a>
", "<text:a xlink:type="simple" xlink:href="https://static.ukrinform.com/photos/2023_05/1684244147-800.jpg" text:style-name="Internet_20_link" text:visited-style-name="Visited_20_Internet_20_Link">
1684244147-80...</text:a>
"]</text:p>
      <text:p text:style-name="P4">
Tags: ['Австрія', 'Діаспора', 'Діти', 'Іван Марчук', 'Культура', 'Школа', 'Виставка', 'Мистецтво', 'Відень']</text:p>
      <text:p text:style-name="P4">
Type: Article</text:p>
      <!--METADATA-->
      <text:p text:style-name="P4">
<draw:frame draw:style-name="fr1" draw:name="Image99" text:anchor-type="as-char" svg:width="6.9236in" svg:height="3.956343in" draw:z-index="0">
<draw:image xlink:href="../Images/yкринформ/2023-05-16T16-38-00-03-00/630_360_1684244022-199.jpg" xlink:type="simple" xlink:show="embed" xlink:actuate="onLoad" draw:mime-type="image/jpeg"/>
</draw:frame>
The students of the Ukrainian Saturday School in Vienna visited an exhibition-retrospective of one familiar Ukrainian artists of modernity Ivan Marchuk.</text:p>
      <text:p text:style-name="P4">
According to Ukrinform, the school reported on its <text:a xlink:type="simple" xlink:href="https://www.facebook.com/UkrSchuleWien/posts/pfbid02Tvxw38X2SMHGvxufvT8ogJ7UqZgWnGr5U5LT2hPXfkMR6Htg6VPEMTnWHXkDrfbFl" text:style-name="Internet_20_link" text:visited-style-name="Visited_20_Internet_20_Link">
</text:a>
.</text:p>
      <text:p text:style-name="P4">
<draw:frame draw:style-name="fr1" draw:name="Image100" text:anchor-type="as-char" svg:width="6.9236in" svg:height="3.89773in" draw:z-index="0">
<draw:image xlink:href="../Images/yкринформ/2023-05-16T16-38-00-03-00/1684244054-357.jpg" xlink:type="simple" xlink:show="embed" xlink:actuate="onLoad" draw:mime-type="image/jpeg"/>
</draw:frame>
"The talented Jana Hrynov, the charming Martha Prymak and Extraordinary Veronica Bodeskoshkovkovkovkovkovkovkovkovkovkovkov, from the first to the eleventh grades, individual excursions, acquainted them with the life and creative path of the artist, told about his author's technique of performance, which balancing on the verge of man -made and technological tap. Thank you to the lectures for the interesting and useful information, as well as for patience, ”the post says.</text:p>
      <text:p text:style-name="P4">
<draw:frame draw:style-name="fr1" draw:name="Image101" text:anchor-type="as-char" svg:width="6.9236in" svg:height="6.013275in" draw:z-index="0">
<draw:image xlink:href="../Images/yкринформ/2023-05-16T16-38-00-03-00/1684244070-383.jpg" xlink:type="simple" xlink:show="embed" xlink:actuate="onLoad" draw:mime-type="image/jpeg"/>
</draw:frame>
At the end of the excursion, Ivan Marchuk himself met at the gallery. The artist greeted the artist with the 87th anniversary. They wished him good health, creative inspiration, incredible emotions and a peaceful sky in many and good summer.</text:p>
      <text:p text:style-name="P4">
<draw:frame draw:style-name="fr1" draw:name="Image102" text:anchor-type="as-char" svg:width="6.9236in" svg:height="5.1927in" draw:z-index="0">
<draw:image xlink:href="../Images/yкринформ/2023-05-16T16-38-00-03-00/1684244107-559.jpg" xlink:type="simple" xlink:show="embed" xlink:actuate="onLoad" draw:mime-type="image/jpeg"/>
</draw:frame>
The school thanked Mr. Marchuk for his creativity, for an invaluable contribution to the cultural school and for the glorification of our Motherland in the world.</text:p>
      <text:p text:style-name="P4">
<draw:frame draw:style-name="fr1" draw:name="Image103" text:anchor-type="as-char" svg:width="6.9236in" svg:height="5.1927in" draw:z-index="0">
<draw:image xlink:href="../Images/yкринформ/2023-05-16T16-38-00-03-00/1684244147-800.jpg" xlink:type="simple" xlink:show="embed" xlink:actuate="onLoad" draw:mime-type="image/jpeg"/>
</draw:frame>
It is noted that the students were able to visit the exhibition thanks to the support of the Tamari Ribko.</text:p>
      <text:p text:style-name="P4">
We will remind, the three -day exhibition of works of Ivan Marchuk about Ukraine and the non -consciousness of its people <text:a xlink:type="simple" xlink:href="https://www.ukrinform.ua/rubric-culture/3708563-u-vidni-vistavili-150-tvoriv-ivana-marcuka-v-den-87litta-hudoznika.html" text:style-name="Internet_20_link" text:visited-style-name="Visited_20_Internet_20_Link">
</text:a>
in the capital of Austria on May 12.  Photo: Ukrainian Saturday School in Vienna / Facebook_</text:p>
      <text:p text:style-name="P4">
News Source: <text:a xlink:type="simple" xlink:href="https://www.ukrinform.ua/rubric-diaspora/3710049-ucni-ukrainskoi-subotnoi-skoli-u-vidni-vidvidali-vistavku-ivana-marcuka.html" text:style-name="Internet_20_link" text:visited-style-name="Visited_20_Internet_20_Link">
https://www.ukrinform.ua/rubric-diaspora/3710049-ucni-ukrainskoi-subotnoi-skoli-u-vidni-vidvidali-vistavku-ivana-marcuka.html</text:a>
</text:p>
      <!--NEWS-->
      <text:h text:style-name="P10" text:outline-level="1">
<text:span text:style-name="T4">
Ternopil, Ternopil region, Chernivtsi region (22: Secondary School). Red Alrt: Aerial Tchretate. Sirens so ...</text:span>
</text:h>
      <text:p text:style-name="P4">
Authors: liveuamap (Language: en)</text:p>
      <text:p text:style-name="P4">
Time: 2023-05-16T16:38:00</text:p>
      <text:p text:style-name="P4">
Location: Ternopil (Latitude:49.55342000 Longtitude:25.58918000)</text:p>
      <text:p text:style-name="P4">
Videos: []</text:p>
      <text:p text:style-name="P4">
Images: []</text:p>
      <text:p text:style-name="P4">
Tags: ["Europe", "Central and Eastern Europe"]</text:p>
      <text:p text:style-name="P4">
Id: 22563381</text:p>
      <!--METADATA-->
      <text:p text:style-name="P4">
Ternopil, Ternopil region, Chernivtsi region(22:36). Red Alert: aerialthreat. Sirens sounding. Take cover now!</text:p>
      <text:p text:style-name="P4">
News Collection Link: <text:a xlink:type="simple" xlink:href="https://liveuamap.com/en/2023/16-may-ternopil-ternopilska-oblast-chernivetsg" text:style-name="Internet_20_link" text:visited-style-name="Visited_20_Internet_20_Link">
https://liveuamap.com/en/2023/16-may-ternopil-ternopilska-oblast-chernivetsg</text:a>
</text:p>
      <text:p text:style-name="P4">
News Source: <text:a xlink:type="simple" xlink:href="https://t.me/air_alert_ua/45608" text:style-name="Internet_20_link" text:visited-style-name="Visited_20_Internet_20_Link">
https://t.me/air_alert_ua/45608</text:a>
</text:p>
      <!--NEWS-->
      <text:h text:style-name="P10" text:outline-level="1">
<text:span text:style-name="T4">
Dzhokovich set a new record at the ATR tournament of the Masters Series in Rome</text:span>
</text:h>
      <text:p text:style-name="P4">
Authors: Ukrinform (Person)</text:p>
      <text:p text:style-name="P4">
Publisher: Укринформ (Organization)</text:p>
      <text:p text:style-name="P4">
Published Time: 2023-05-16T16:40:20+03:00</text:p>
      <text:p text:style-name="P4">
Modified Time: 2023-05-16T16:40:20+03:00</text:p>
      <text:p text:style-name="P4">
Description: Two achievements have obeyed the Serb. - Ukrinform.</text:p>
      <text:p text:style-name="P4">
Images: ["<text:a xlink:type="simple" xlink:href="https://static.ukrinform.com/photos/2023_05/thumb_files/630_360_1684244346-332.jpg" text:style-name="Internet_20_link" text:visited-style-name="Visited_20_Internet_20_Link">
630_360_16842...</text:a>
"]</text:p>
      <text:p text:style-name="P4">
Tags: ['Теніс', 'Новак Джокович']</text:p>
      <text:p text:style-name="P4">
Type: Article</text:p>
      <!--METADATA-->
      <text:p text:style-name="P4">
<draw:frame draw:style-name="fr1" draw:name="Image104" text:anchor-type="as-char" svg:width="6.9236in" svg:height="3.956343in" draw:z-index="0">
<draw:image xlink:href="../Images/yкринформ/2023-05-16T16-40-20-03-00/630_360_1684244346-332.jpg" xlink:type="simple" xlink:show="embed" xlink:actuate="onLoad" draw:mime-type="image/jpeg"/>
</draw:frame>
Two achievements have been seized.</text:p>
      <text:p text:style-name="P4">
Serbian tennis player Novak Dzhokovich at the ATR tournament of the Masters Series in Rome(Italy)The 1/8 finale stage has successfully passed, Ukrinform reports.</text:p>
      <text:p text:style-name="P4">
Djokovich beat Kemeron Norry in two sets from the United Kingdom - 6: 3, 6: 4.</text:p>
      <text:p text:style-name="P4">
Becoming a participant in the quarterfinals of the Roman tournament, Novak became the first player to reach the 1/4 finals 17 times on the same series tournament 17 times.</text:p>
      <text:p text:style-name="P4">
In addition, Novak became the first in history to reach up to 17 rifts in a row at the ATR tournaments of all categories.</text:p>
      <text:p text:style-name="P4">
In the quarterfinals of the tournament in Rome Serb will play with the winner(Australia)- Holler Rune(Denmark).</text:p>
      <text:p text:style-name="P4">
<text:span text:style-name="T4">
Читайте також:</text:span>
 <text:a xlink:type="simple" xlink:href="https://www.ukrinform.ua/rubric-sports/3710021-ludmila-kicenok-vijsla-u-cvertfinal-parnogo-turniru-wta-u-rimi.html" text:style-name="Internet_20_link" text:visited-style-name="Visited_20_Internet_20_Link">
 <text:span text:style-name="T4">
Кіченок</text:span>
 </text:a>
According to Ukrinform, Lyudmila Kichenok and Olena Ostapenko reached 1/4 Finals of the WTA paired tournament in Rome.</text:p>
      <text:p text:style-name="P4">
Photo: Getty Images</text:p>
      <text:p text:style-name="P4">
News Source: <text:a xlink:type="simple" xlink:href="https://www.ukrinform.ua/rubric-sports/3710050-dzokovic-vstanoviv-novij-rekord-na-turniri-atr-serii-masters-u-rimi.html" text:style-name="Internet_20_link" text:visited-style-name="Visited_20_Internet_20_Link">
https://www.ukrinform.ua/rubric-sports/3710050-dzokovic-vstanoviv-novij-rekord-na-turniri-atr-serii-masters-u-rimi.html</text:a>
</text:p>
      <!--NEWS-->
      <text:h text:style-name="P10" text:outline-level="1">
<text:span text:style-name="T4">
The State Duma of the Russian Federation denied a treaty on ordinary armed forces in Europe</text:span>
</text:h>
      <text:p text:style-name="P4">
Authors: Ukrinform (Person)</text:p>
      <text:p text:style-name="P4">
Publisher: Укринформ (Organization)</text:p>
      <text:p text:style-name="P4">
Published Time: 2023-05-16T16:44:00+03:00</text:p>
      <text:p text:style-name="P4">
Modified Time: 2023-05-16T16:44:00+03:00</text:p>
      <text:p text:style-name="P4">
Description: The State Duma of Russia adopted a law on denunciation of a treaty on ordinary armed forces in Europe (DZSE). - Ukrinform.</text:p>
      <text:p text:style-name="P4">
Images: ["<text:a xlink:type="simple" xlink:href="https://static.ukrinform.com/photos/2016_12/thumb_files/630_360_1482326512-5954.jpg" text:style-name="Internet_20_link" text:visited-style-name="Visited_20_Internet_20_Link">
630_360_14823...</text:a>
"]</text:p>
      <text:p text:style-name="P4">
Tags: ['Європа', 'Держдума РФ', 'Росія']</text:p>
      <text:p text:style-name="P4">
Type: Article</text:p>
      <!--METADATA-->
      <text:p text:style-name="P4">
<draw:frame draw:style-name="fr1" draw:name="Image105" text:anchor-type="as-char" svg:width="6.9236in" svg:height="3.956343in" draw:z-index="0">
<draw:image xlink:href="../Images/yкринформ/2023-05-16T16-44-00-03-00/630_360_1482326512-5954.jpg" xlink:type="simple" xlink:show="embed" xlink:actuate="onLoad" draw:mime-type="image/jpeg"/>
</draw:frame>
State Duma of Russia adopted a law on denunciation of the Treaty on the usual armed forces of Vevropi(Jeze).</text:p>
      <text:p text:style-name="P4">
Як передає Укрінформ, про це повідомляє <text:a xlink:type="simple" xlink:href="https://www.interfax.ru/russia/901662" text:style-name="Internet_20_link" text:visited-style-name="Visited_20_Internet_20_Link">
</text:a>
.</text:p>
      <text:p text:style-name="P4">
It is clarified that the Project of the Law on Denance of the SZE President of Russia has entered the support on May 10.</text:p>
      <text:p text:style-name="P4">
During the discussion, the Chairman of the State Duma Committee on Defense Andriy Kartpovlov, that the denomination of the treaty is "it is our signal of the event, that neither the connection nor the NATO countries is no agreement to the agreement partners whose position we are liable."</text:p>
      <text:p text:style-name="P4">
Later, Deputy Foreign Minister of Russia Sergey Ryabkov <text:a xlink:type="simple" xlink:href="https://www.interfax.ru/russia/901669" text:style-name="Internet_20_link" text:visited-style-name="Visited_20_Internet_20_Link">
</text:a>
It takes about half a year to complete the process of exit from the Ordinary Armed Forces Treaty in Europe.</text:p>
      <text:p text:style-name="P4">
<text:span text:style-name="T4">
 Read also: </text:span>
 <text:a xlink:type="simple" xlink:href="https://www.ukrinform.ua/rubric-world/3707235-rosia-gotuetsa-ostatocno-vijti-z-dogovoru-pro-zvicajni-zbrojni-sili-u-evropi.html" text:style-name="Internet_20_link" text:visited-style-name="Visited_20_Internet_20_Link">
</text:a>
As it was reported, on July 13, 2007, Russian President Vladimir Putin Signatavukaz "On Suspension of the Russian Federation of the Agreement on Ordinary Armed Forces in Europe and related international treaties", on November 29, 2007, a relevant law was adopted.</text:p>
      <text:p text:style-name="P4">
Subsequently, March 10, 2015, <text:a xlink:type="simple" xlink:href="https://www.ukrinform.ua/tag-rosia" text:style-name="Internet_20_link" text:visited-style-name="Visited_20_Internet_20_Link">
</text:a>
She announced the suspension in the meetings of a joint advisory group under the agreement on ordinary armed forces in Europe. At the same time, Russia remained a part of the treaty.</text:p>
      <text:p text:style-name="P4">
The DZSE was signed on November 19, 1990 in Paris by representatives of 16 NATO Member States and six member states(ATS)That is, the USSR and five Soviet satellites. DZSE acquired after the collapse of the Socialist Camp, ATS and the Soviet Union, November 9, 1992.</text:p>
      <text:p text:style-name="P4">
News Source: <text:a xlink:type="simple" xlink:href="https://www.ukrinform.ua/rubric-world/3710051-derzduma-rf-denonsuvala-dogovir-pro-zvicajni-zbrojni-sili-v-evropi.html" text:style-name="Internet_20_link" text:visited-style-name="Visited_20_Internet_20_Link">
https://www.ukrinform.ua/rubric-world/3710051-derzduma-rf-denonsuvala-dogovir-pro-zvicajni-zbrojni-sili-v-evropi.html</text:a>
</text:p>
      <!--NEWS-->
      <text:h text:style-name="P10" text:outline-level="1">
<text:span text:style-name="T4">
WHO urged to use artificial intelligence in the health care field carefully</text:span>
</text:h>
      <text:p text:style-name="P4">
Authors: Ukrinform (Person)</text:p>
      <text:p text:style-name="P4">
Publisher: Укринформ (Organization)</text:p>
      <text:p text:style-name="P4">
Published Time: 2023-05-16T16:47:00+03:00</text:p>
      <text:p text:style-name="P4">
Modified Time: 2023-05-16T16:47:00+03:00</text:p>
      <text:p text:style-name="P4">
Description: The World Health Organization (WHO) has called for caution when using artificial health intelligence, since the data used by the AI may be biased or not used as intended. - Ukrinform.</text:p>
      <text:p text:style-name="P4">
Images: ["<text:a xlink:type="simple" xlink:href="https://static.ukrinform.com/photos/2018_06/thumb_files/630_360_1528650363-6726.jpg" text:style-name="Internet_20_link" text:visited-style-name="Visited_20_Internet_20_Link">
630_360_15286...</text:a>
"]</text:p>
      <text:p text:style-name="P4">
Tags: ['Медицина', 'Технології', 'ВООЗ', 'Штучний інтелект']</text:p>
      <text:p text:style-name="P4">
Type: Article</text:p>
      <!--METADATA-->
      <text:p text:style-name="P4">
<draw:frame draw:style-name="fr1" draw:name="Image106" text:anchor-type="as-char" svg:width="6.9236in" svg:height="3.956343in" draw:z-index="0">
<draw:image xlink:href="../Images/yкринформ/2023-05-16T16-47-00-03-00/630_360_1528650363-6726.jpg" xlink:type="simple" xlink:show="embed" xlink:actuate="onLoad" draw:mime-type="image/jpeg"/>
</draw:frame>
World Health Organization(WHO)She called for caution when using health intelligence in the field of health care, as the data used may be biased or not used for intended purpose.</text:p>
      <text:p text:style-name="P4">
About it reports <text:a xlink:type="simple" xlink:href="https://www.reuters.com/technology/who-warns-against-bias-misinformation-using-ai-healthcare-2023-05-16/" text:style-name="Internet_20_link" text:visited-style-name="Visited_20_Internet_20_Link">
</text:a>
, reports Ukrinform.</text:p>
      <text:p text:style-name="P4">
WHO stated that the potential is enthusiastically perceived <text:a xlink:type="simple" xlink:href="https://www.ukrinform.ua/tag-stucnij-intelekt" text:style-name="Internet_20_link" text:visited-style-name="Visited_20_Internet_20_Link">
</text:a>
, but they are concerned about how it will be used to improve access to information as a tool to support decision -making and improve diagnostics.</text:p>
      <text:p text:style-name="P4">
The organization emphasized that the data used to teach an artificial intelligence can be biased and deceptive or inaccurate.</text:p>
      <text:p text:style-name="P4">
WHO believes that it is necessary to assess the risks of using tools such asChatgpt for the welfare of people and public health protection.</text:p>
      <text:p text:style-name="P4">
<text:span text:style-name="T4">
 Read also: </text:span>
 <text:a xlink:type="simple" xlink:href="https://www.ukrinform.ua/rubric-technology/3710002-rasmussen-zaklikae-vstanoviti-miznarodni-standarti-vikoristanna-stucnogo-intelektu.html" text:style-name="Internet_20_link" text:visited-style-name="Visited_20_Internet_20_Link">
<text:span text:style-name="T4">
 Rasmussen </text:span>
</text:a>
WHO reservations have been made against the background of how artificial intellectual programs are gaining popularity. Technology is already considered as that can change the work of companies and society, the agency writes.</text:p>
      <text:p text:style-name="P4">
As <text:a xlink:type="simple" xlink:href="https://www.ukrinform.ua/rubric-technology/3678846-mincifri-rozgladae-mozlivosti-chatgpt-u-rozvitku-cifrovoi-infrastrukturi.html" text:style-name="Internet_20_link" text:visited-style-name="Visited_20_Internet_20_Link">
 </text:a>
, The Ministry of Farm Transformation considers Chatgpt's possibilities in improving the State Administration and Development of Digital Infrastructure.</text:p>
      <text:p text:style-name="P4">
News Source: <text:a xlink:type="simple" xlink:href="https://www.ukrinform.ua/rubric-technology/3710056-vooz-zaklikala-oberezno-vikoristovuvati-stucnij-intelekt-u-sferi-ohoroni-zdorova.html" text:style-name="Internet_20_link" text:visited-style-name="Visited_20_Internet_20_Link">
https://www.ukrinform.ua/rubric-technology/3710056-vooz-zaklikala-oberezno-vikoristovuvati-stucnij-intelekt-u-sferi-ohoroni-zdorova.html</text:a>
</text:p>
      <!--NEWS-->
      <text:h text:style-name="P10" text:outline-level="1">
<text:span text:style-name="T4">
It is known when Shakhtar and Dnipro-1 will hold a champion match</text:span>
</text:h>
      <text:p text:style-name="P4">
Authors: Ukrinform (Person)</text:p>
      <text:p text:style-name="P4">
Publisher: Укринформ (Organization)</text:p>
      <text:p text:style-name="P4">
Published Time: 2023-05-16T16:47:52+03:00</text:p>
      <text:p text:style-name="P4">
Modified Time: 2023-05-16T16:47:52+03:00</text:p>
      <text:p text:style-name="P4">
Description: The League leadership published a graph of the 29th round. - Ukrinform.</text:p>
      <text:p text:style-name="P4">
Images: ["<text:a xlink:type="simple" xlink:href="https://static.ukrinform.com/photos/2023_05/thumb_files/630_360_1684244776-549.jpg" text:style-name="Internet_20_link" text:visited-style-name="Visited_20_Internet_20_Link">
630_360_16842...</text:a>
"]</text:p>
      <text:p text:style-name="P4">
Tags: ['Футбол', 'Шахтар', 'Дніпро-1']</text:p>
      <text:p text:style-name="P4">
Type: Article</text:p>
      <!--METADATA-->
      <text:p text:style-name="P4">
<draw:frame draw:style-name="fr1" draw:name="Image107" text:anchor-type="as-char" svg:width="6.9236in" svg:height="3.956343in" draw:z-index="0">
<draw:image xlink:href="../Images/yкринформ/2023-05-16T16-47-52-03-00/630_360_1684244776-549.jpg" xlink:type="simple" xlink:show="embed" xlink:actuate="onLoad" draw:mime-type="image/jpeg"/>
</draw:frame>
The League leadership published a graph of the 29th round.</text:p>
      <text:p text:style-name="P4">
The Ukrainian Premier League approved the schedule of the 29th round of the Championship of Ukraine, which will meet direct competitors for victory in UPL-Shakhtar and Dnipro-1, the corresponding schedule <text:a xlink:type="simple" xlink:href="https://upl.ua/ua/news/view/7291" text:style-name="Internet_20_link" text:visited-style-name="Visited_20_Internet_20_Link">
</text:a>
The press service of the organization, Ukrinform reports.</text:p>
      <text:p text:style-name="P4">
The Miners and the Dnieper are the first and second place in the Ukrainian Torge. Four rounds before Shakhtar and Dnipro-1 finish were scored 63 and 61 points, respectively.</text:p>
      <text:p text:style-name="P4">
At the finish of the season, the current leader of the Ukrainian Prime Minister "Shakhtar" will hold an eye with the main competitor in the fight for the title-"Dnipro-1". This gravity will be in the penultimate round of the Ukrainian Championship.</text:p>
      <text:p text:style-name="P4">
According to the schedule, which was published by the UPL, the potentially "Gold" Shakhtar match -"Dnipro -1" is scheduled for Sunday, May 28. The beginning of the meeting at 15:00. The game "Alexandria" and "Dawn" will take place with this match.</text:p>
      <text:p text:style-name="P4">
<text:span text:style-name="T4">
 Read also: </text:span>
 <text:a xlink:type="simple" xlink:href="https://www.ukrinform.ua/rubric-sports/3709472-dovbik-prinis-dnipru1-peremogu-nad-minaem-u-cempionati-premerligi.html" text:style-name="Internet_20_link" text:visited-style-name="Visited_20_Internet_20_Link">
</text:a>
As reported by Ukrinform, the previous draw of the Ukrainian Championship was ahead of time due to the beginning of a full -scale invasion of Russia, the tournament on the first place was completed by Shakhtar.</text:p>
      <text:p text:style-name="P4">
Photo: upl.ua</text:p>
      <text:p text:style-name="P4">
News Source: <text:a xlink:type="simple" xlink:href="https://www.ukrinform.ua/rubric-sports/3710052-vidomo-koli-sahtar-i-dnipro1-provedut-cempionskij-matc.html" text:style-name="Internet_20_link" text:visited-style-name="Visited_20_Internet_20_Link">
https://www.ukrinform.ua/rubric-sports/3710052-vidomo-koli-sahtar-i-dnipro1-provedut-cempionskij-matc.html</text:a>
</text:p>
      <!--NEWS-->
      <text:h text:style-name="P10" text:outline-level="1">
<text:span text:style-name="T4">
Zelenskaya discussed with Korea President the need for air defense</text:span>
</text:h>
      <text:p text:style-name="P4">
Authors: Ukrinform (Person)</text:p>
      <text:p text:style-name="P4">
Publisher: Укринформ (Organization)</text:p>
      <text:p text:style-name="P4">
Published Time: 2023-05-16T16:59:26+03:00</text:p>
      <text:p text:style-name="P4">
Modified Time: 2023-05-16T16:59:26+03:00</text:p>
      <text:p text:style-name="P4">
Description: President's wife, Olena Zelenskaya, discussed with the President of the Republic of Korea Jun Jol Jol, the need for air defense and mine technique. - Ukrinform.</text:p>
      <text:p text:style-name="P4">
Images: ["<text:a xlink:type="simple" xlink:href="https://static.ukrinform.com/photos/2023_05/thumb_files/630_360_1684245296-834.jpg" text:style-name="Internet_20_link" text:visited-style-name="Visited_20_Internet_20_Link">
630_360_16842...</text:a>
", "<text:a xlink:type="simple" xlink:href="https://static.ukrinform.com/photos/2023_05/1684245296-226.jpg" text:style-name="Internet_20_link" text:visited-style-name="Visited_20_Internet_20_Link">
1684245296-22...</text:a>
", "<text:a xlink:type="simple" xlink:href="https://static.ukrinform.com/photos/2023_05/1684245296-943.jpg" text:style-name="Internet_20_link" text:visited-style-name="Visited_20_Internet_20_Link">
1684245296-94...</text:a>
", "<text:a xlink:type="simple" xlink:href="https://static.ukrinform.com/photos/2023_05/1684245295-871.jpg" text:style-name="Internet_20_link" text:visited-style-name="Visited_20_Internet_20_Link">
1684245295-87...</text:a>
"]</text:p>
      <text:p text:style-name="P4">
Tags: ['Корея', 'Олена Зеленська', 'Війна з Росією', 'ППО']</text:p>
      <text:p text:style-name="P4">
Type: Article</text:p>
      <!--METADATA-->
      <text:p text:style-name="P4">
<draw:frame draw:style-name="fr1" draw:name="Image108" text:anchor-type="as-char" svg:width="6.9236in" svg:height="3.956343in" draw:z-index="0">
<draw:image xlink:href="../Images/yкринформ/2023-05-16T16-59-26-03-00/630_360_1684245296-834.jpg" xlink:type="simple" xlink:show="embed" xlink:actuate="onLoad" draw:mime-type="image/jpeg"/>
</draw:frame>
The president's wife, Olena Zelenskaya, discussed with the President of the Republic of Korea Jun Sokiol the need for air defense and mine technique.</text:p>
      <text:p text:style-name="P4">
As Ukrinform reports, Zelenskaya wrote in <text:a xlink:type="simple" xlink:href="https://www.facebook.com/olenazelenska.official/posts/pfbid08KemymcDpww7rm4dDBwpKUxVUUV49ACtTaDkdGoVsyDNnR9rm7JpXjTPnhR8s3Rsl" text:style-name="Internet_20_link" text:visited-style-name="Visited_20_Internet_20_Link">
</text:a>
.</text:p>
      <text:p text:style-name="P4">
«Розпочала візит до Республіки Корея для участі в конференції «Азійськелідерство» із зустрічі з Президентом країни Юн Сок Йолем», - зазначилаЗеленська.</text:p>
      <text:p text:style-name="P4">
Перша леді подякувала за підтримку формули миру Президента України ВолодимираЗеленського – її пункти стали основою «Принципів Статуту ООН, що лежать воснові всеохоплюючого справедливого та сталого миру в Україні», ухваленихнедавно Генасамблеєю за активної участі Республіки Корея.</text:p>
      <text:p text:style-name="P4">
<text:span text:style-name="T4">
Читайте також:</text:span>
 <text:a xlink:type="simple" xlink:href="https://www.ukrinform.ua/rubric-polytics/3709879-zelenska-u-seuli-zustrilasa-iz-prezidentom-pivdennoi-korei.html" text:style-name="Internet_20_link" text:visited-style-name="Visited_20_Internet_20_Link">
 <text:span text:style-name="T4">
Зеленська</text:span>
 </text:a>
</text:p>
      <text:p text:style-name="P4">
<draw:frame draw:style-name="fr1" draw:name="Image109" text:anchor-type="as-char" svg:width="6.9236in" svg:height="4.615733in" draw:z-index="0">
<draw:image xlink:href="../Images/yкринформ/2023-05-16T16-59-26-03-00/1684245296-226.jpg" xlink:type="simple" xlink:show="embed" xlink:actuate="onLoad" draw:mime-type="image/jpeg"/>
</draw:frame>
“Now we also need the help of technologies that the country is famous for. The first Vice Prime Minister-the Ministry of Economy of Ukraine Yulia Sviridenko and the deputy head of the Presidential Office Rostislav Shurma has settled with the President the need for aircraft to stop the agressor country. We also need means to mine the tastes that Russia left in our territory and medical equipment - to rescue those who have been injured by the attackers, ”Zelenska stressed.</text:p>
      <text:p text:style-name="P4">
<draw:frame draw:style-name="fr1" draw:name="Image110" text:anchor-type="as-char" svg:width="6.9236in" svg:height="4.615733in" draw:z-index="0">
<draw:image xlink:href="../Images/yкринформ/2023-05-16T16-59-26-03-00/1684245296-943.jpg" xlink:type="simple" xlink:show="embed" xlink:actuate="onLoad" draw:mime-type="image/jpeg"/>
</draw:frame>
She stressed that he appreciates that <text:a xlink:type="simple" xlink:href="https://www.ukrinform.ua/tag-korea" text:style-name="Internet_20_link" text:visited-style-name="Visited_20_Internet_20_Link">
</text:a>
It is ready to protect the violation of international law with Ukraine.</text:p>
      <text:p text:style-name="P4">
<draw:frame draw:style-name="fr1" draw:name="Image111" text:anchor-type="as-char" svg:width="6.9236in" svg:height="5.346558in" draw:z-index="0">
<draw:image xlink:href="../Images/yкринформ/2023-05-16T16-59-26-03-00/1684245295-871.jpg" xlink:type="simple" xlink:show="embed" xlink:actuate="onLoad" draw:mime-type="image/jpeg"/>
</draw:frame>
As reported by Ukrinform, the first lady of Ukraine <text:a xlink:type="simple" xlink:href="https://www.ukrinform.ua/rubric-technology/3708893-persa-ledi-ukraini-vistupit-na-avstrijskomu-festivali-cifrovih-tehnologij.html" text:style-name="Internet_20_link" text:visited-style-name="Visited_20_Internet_20_Link">
</text:a>
On May 17, a 4Gamechangers digital festival at the Austrian Digital Technology Festival of Digital Technology.</text:p>
      <text:p text:style-name="P4">
<text:span text:style-name="T5">
Foto: Elena Zelenska/Facebook</text:span>
</text:p>
      <text:p text:style-name="P4">
News Source: <text:a xlink:type="simple" xlink:href="https://www.ukrinform.ua/rubric-polytics/3710060-zelenska-obgovorila-z-prezidentom-korei-potrebu-u-zasobah-ppo.html" text:style-name="Internet_20_link" text:visited-style-name="Visited_20_Internet_20_Link">
https://www.ukrinform.ua/rubric-polytics/3710060-zelenska-obgovorila-z-prezidentom-korei-potrebu-u-zasobah-ppo.html</text:a>
</text:p>
      <!--NEWS-->
      <text:h text:style-name="P10" text:outline-level="1">
<text:span text:style-name="T4">
Defense forces per day were destroyed in the Tavriya direction beyond the mouth of the Russians</text:span>
</text:h>
      <text:p text:style-name="P4">
Authors: Ukrinform (Person)</text:p>
      <text:p text:style-name="P4">
Publisher: Укринформ (Organization)</text:p>
      <text:p text:style-name="P4">
Published Time: 2023-05-16T17:00:34+03:00</text:p>
      <text:p text:style-name="P4">
Modified Time: 2023-05-16T17:00:34+03:00</text:p>
      <text:p text:style-name="P4">
Description: During the day of the Tavriya defense forces, 672 fire tasks were completed and destroyed more enemy's company and 18 units of weapons and military equipment. - Ukrinform.</text:p>
      <text:p text:style-name="P4">
Images: ["<text:a xlink:type="simple" xlink:href="https://static.ukrinform.com/photos/2023_04/thumb_files/630_360_1680422407-224.png" text:style-name="Internet_20_link" text:visited-style-name="Visited_20_Internet_20_Link">
630_360_16804...</text:a>
"]</text:p>
      <text:p text:style-name="P4">
Tags: ['Російські військові', 'Схід України', 'Війна з Росією']</text:p>
      <text:p text:style-name="P4">
Type: Article</text:p>
      <!--METADATA-->
      <text:p text:style-name="P4">
<draw:frame draw:style-name="fr1" draw:name="Image112" text:anchor-type="as-char" svg:width="6.9236in" svg:height="3.956343in" draw:z-index="0">
<draw:image xlink:href="../Images/yкринформ/2023-05-16T17-00-34-03-00/630_360_1680422407-224.png" xlink:type="simple" xlink:show="embed" xlink:actuate="onLoad" draw:mime-type="image/png"/>
</draw:frame>
During the Tavriysky defense forces, 672 fire tasks tasked more enemy's company and 18 units of weapons and military equipment.</text:p>
      <text:p text:style-name="P4">
As Ukrinform reports, about it in <text:a xlink:type="simple" xlink:href="http://t.me/otarnavskiy/84" text:style-name="Internet_20_link" text:visited-style-name="Visited_20_Internet_20_Link">
</text:a>
The reporter of the operational-strategic group of Tavriya troops Generalolexander Tarnavsky.</text:p>
      <text:p text:style-name="P4">
"The enemy concentrates great efforts on leading the offensive actions of the Navdiiv and Marinsky directions. Over the past day, the enemy 22 times has been dacified. It did not have success, went away," Tarnavsky said.</text:p>
      <text:p text:style-name="P4">
According to him, 672 fire tasks were completed by the units of missile troops and artillery forces of the Defense Tales. It is a pro -market struggle and work on planned purposes identified earlier.</text:p>
      <text:p text:style-name="P4">
The losses of the enemy killed and wounded were more than their mouth. 18 units of weapons and military equipment of the enemy were destroyed. In particular, 6 BMP, 1 tank, 2 UAV Lacet-3, Syliv-01 I PSB, AITOKO RLS, Article-M Rer Station, howitzer 2A-65 “MSTA-B”, the commander added.</text:p>
      <text:p text:style-name="P4">
<text:span text:style-name="T4">
 Read also: </text:span>
 <text:a xlink:type="simple" xlink:href="https://www.ukrinform.ua/rubric-ato/3709832-sirskij-na-deakih-napramkah-pid-bahmutom-kontrnastupalni-dii.html" text:style-name="Internet_20_link" text:visited-style-name="Visited_20_Internet_20_Link">
<text:span text:style-name="T4">
 Bakhmut </text:span>
</text:a>
As reported by Ukrinform, from February 24, 2022 to 16th 2023, about 199 thousand 980 Russian invaders, 520 people - over the past day from February 24, 2022. Also destroyed tanks - 3762(+3), combat armored vehicles - 7348(+12), artillery systems - 3150(+13), RSZV –562, air defense facilities - 316, <text:a xlink:type="simple" xlink:href="https://www.ukrinform.ua/tag-litak" text:style-name="Internet_20_link" text:visited-style-name="Visited_20_Internet_20_Link">
</text:a>
- 308, helicopters- 294, UAV operative-tactical level- 2732(+12), wingedkhet - 973, ships /boats - 18, car equipment and tanks - 6048(+14), special equipment - 410(+3).</text:p>
      <text:p text:style-name="P4">
News Source: <text:a xlink:type="simple" xlink:href="https://www.ukrinform.ua/rubric-ato/3710061-sili-oboroni-za-dobu-znisili-na-tavrijskomu-napramku-ponad-rotu-rosian.html" text:style-name="Internet_20_link" text:visited-style-name="Visited_20_Internet_20_Link">
https://www.ukrinform.ua/rubric-ato/3710061-sili-oboroni-za-dobu-znisili-na-tavrijskomu-napramku-ponad-rotu-rosian.html</text:a>
</text:p>
      <!--NEWS-->
      <text:h text:style-name="P10" text:outline-level="1">
<text:span text:style-name="T4">
The Armed Forces was released about 20 km² under Bakhmut, heavy fights are ongoing in the city</text:span>
</text:h>
      <text:p text:style-name="P4">
Authors: Ukrinform (Person)</text:p>
      <text:p text:style-name="P4">
Publisher: Укринформ (Organization)</text:p>
      <text:p text:style-name="P4">
Published Time: 2023-05-16T17:10:12+03:00</text:p>
      <text:p text:style-name="P4">
Modified Time: 2023-05-16T17:10:12+03:00</text:p>
      <text:p text:style-name="P4">
Description: For several days, Ukrainian troops freed from the Russians about 20 square kilometers in the north and south of the Bakhmut suburb, heavy battles are ongoing. - Ukrinform.</text:p>
      <text:p text:style-name="P4">
Images: ["<text:a xlink:type="simple" xlink:href="https://static.ukrinform.com/photos/2023_03/thumb_files/630_360_1680240754-664.jpg" text:style-name="Internet_20_link" text:visited-style-name="Visited_20_Internet_20_Link">
630_360_16802...</text:a>
"]</text:p>
      <text:p text:style-name="P4">
Tags: ['Бахмут', 'Схід України', 'Війна з Росією', 'Ганна Маляр']</text:p>
      <text:p text:style-name="P4">
Type: Article</text:p>
      <!--METADATA-->
      <text:p text:style-name="P4">
<draw:frame draw:style-name="fr1" draw:name="Image113" text:anchor-type="as-char" svg:width="6.9236in" svg:height="3.956343in" draw:z-index="0">
<draw:image xlink:href="../Images/yкринформ/2023-05-16T17-10-12-03-00/630_360_1680240754-664.jpg" xlink:type="simple" xlink:show="embed" xlink:actuate="onLoad" draw:mime-type="image/jpeg"/>
</draw:frame>
For several days, Ukrainian freedoms have released from the Russians about 20 square kilometers in the north and south of the Bakhmut suburbs, and heavy battles of the country continue.</text:p>
      <text:p text:style-name="P4">
According to Ukrinform, the Deputy Minister of Defense Anna Malyar reported about this <text:a xlink:type="simple" xlink:href="http://t.me/annamaliar/750" text:style-name="Internet_20_link" text:visited-style-name="Visited_20_Internet_20_Link">
</text:a>
.</text:p>
      <text:p text:style-name="P4">
She noted that information about the course of hostilities should be considered in complex measures of a defense operation and not to tear from the context of events.</text:p>
      <text:p text:style-name="P4">
"For example, for several days our troops released from the enemy of the night and south of the suburbs of Bakhmut about 20 square kilometers," the painter said.</text:p>
      <text:p text:style-name="P4">
<text:span text:style-name="T4">
 Read also: </text:span>
 <text:a xlink:type="simple" xlink:href="https://www.ukrinform.ua/rubric-ato/3709832-sirskij-na-deakih-napramkah-pid-bahmutom-kontrnastupalni-dii.html" text:style-name="Internet_20_link" text:visited-style-name="Visited_20_Internet_20_Link">
<text:span text:style-name="T4">
 Bakhmut </text:span>
</text:a>
She also emphasized that the Russian army moves somewhat in Bakhmut itself, completely destroying the city with artillery. In addition, the enemy tightens units of professional paratroopers. “There are heavy fights with different results. In the current situation, our troops do the maximum and even more, ” - the addition of the Minister of Defense.</text:p>
      <text:p text:style-name="P4">
The painter noted that "Bakhmut's defense lasts for so many months, and there are probably the plots of probable areas - it is the superintendent of our fighters and the high level of department of command of defense."</text:p>
      <text:p text:style-name="P4">
She also reminded that the enemy has an advantage in the number of people and weapons. Due to the actions of the Ukrainian military, since last summer, it is impossible to regalize its plans in the Bakhmut direction.</text:p>
      <text:p text:style-name="P4">
<text:span text:style-name="T4">
 Read also: </text:span>
 <text:a xlink:type="simple" xlink:href="https://www.ukrinform.ua/rubric-ato/3710061-sili-oboroni-za-dobu-znisili-na-tavrijskomu-napramku-ponad-rotu-rosian.html" text:style-name="Internet_20_link" text:visited-style-name="Visited_20_Internet_20_Link">
</text:a>
According to Ukrinform, according to the General Staff of the Armed Forces, the Russians continue to take the main efforts in the Lyman, Bakhmut, Avdiivsky Tamarin directions. Bakhmut Tamarinka remains at the epicenter of the fighting.</text:p>
      <text:p text:style-name="P4">
News Source: <text:a xlink:type="simple" xlink:href="https://www.ukrinform.ua/rubric-ato/3710064-zsu-zvilnili-blizko-20-km-pid-bahmutom-u-misti-trivaut-vazki-boi-malar.html" text:style-name="Internet_20_link" text:visited-style-name="Visited_20_Internet_20_Link">
https://www.ukrinform.ua/rubric-ato/3710064-zsu-zvilnili-blizko-20-km-pid-bahmutom-u-misti-trivaut-vazki-boi-malar.html</text:a>
</text:p>
      <!--NEWS-->
      <text:h text:style-name="P10" text:outline-level="1">
<text:span text:style-name="T4">
Bishop of the UGCC visited the faithful in Sydney and Studgolzi</text:span>
</text:h>
      <text:p text:style-name="P4">
Authors: Ukrinform (Person)</text:p>
      <text:p text:style-name="P4">
Publisher: Укринформ (Organization)</text:p>
      <text:p text:style-name="P4">
Published Time: 2023-05-16T17:12:00+03:00</text:p>
      <text:p text:style-name="P4">
Modified Time: 2023-05-16T17:12:00+03:00</text:p>
      <text:p text:style-name="P4">
Description: Bishop Mykola Bykhok of the UGCC, the Diocese of Melbourne, after the Australian Conference of Catholic bishops visited the parish of St. Andrew the First -Called in the Sydney district of Lidcommbo, and the next day - the church of St. Vladimir in Poollongong. - Ukrinform.</text:p>
      <text:p text:style-name="P4">
Images: ["<text:a xlink:type="simple" xlink:href="https://static.ukrinform.com/photos/2023_05/thumb_files/630_360_1684245871-375.jpg" text:style-name="Internet_20_link" text:visited-style-name="Visited_20_Internet_20_Link">
630_360_16842...</text:a>
", "<text:a xlink:type="simple" xlink:href="https://static.ukrinform.com/photos/2023_05/1684245801-150.jpg" text:style-name="Internet_20_link" text:visited-style-name="Visited_20_Internet_20_Link">
1684245801-15...</text:a>
", "<text:a xlink:type="simple" xlink:href="https://static.ukrinform.com/photos/2023_05/1684246144-732.jpg" text:style-name="Internet_20_link" text:visited-style-name="Visited_20_Internet_20_Link">
1684246144-73...</text:a>
", "<text:a xlink:type="simple" xlink:href="https://static.ukrinform.com/photos/2023_05/1684246145-124.jpg" text:style-name="Internet_20_link" text:visited-style-name="Visited_20_Internet_20_Link">
1684246145-12...</text:a>
", "<text:a xlink:type="simple" xlink:href="https://static.ukrinform.com/photos/2023_05/1684246145-834.jpg" text:style-name="Internet_20_link" text:visited-style-name="Visited_20_Internet_20_Link">
1684246145-83...</text:a>
", "<text:a xlink:type="simple" xlink:href="https://static.ukrinform.com/photos/2023_05/1684246146-935.jpg" text:style-name="Internet_20_link" text:visited-style-name="Visited_20_Internet_20_Link">
1684246146-93...</text:a>
"]</text:p>
      <text:p text:style-name="P4">
Tags: ['Австралія', 'Церква', 'Діаспора', 'УГКЦ']</text:p>
      <text:p text:style-name="P4">
Type: Article</text:p>
      <!--METADATA-->
      <text:p text:style-name="P4">
<draw:frame draw:style-name="fr1" draw:name="Image114" text:anchor-type="as-char" svg:width="6.9236in" svg:height="3.956343in" draw:z-index="0">
<draw:image xlink:href="../Images/yкринформ/2023-05-16T17-12-00-03-00/630_360_1684245871-375.jpg" xlink:type="simple" xlink:show="embed" xlink:actuate="onLoad" draw:mime-type="image/jpeg"/>
</draw:frame>
Bishop of the UGCC, the Diocese of Melbourne, after the Australian conference of the Bishops, visited the parish of St. Andrew the First -Called Overyneysky district of Lidcommbo, and the next day - the church of St. Vladimir the Content of the Poollongong.</text:p>
      <text:p text:style-name="P4">
As Ukrinform reports, it has reported <text:a xlink:type="simple" xlink:href="https://ugcc.ua/data/vladyka-mykola-bychok-vidvidav-virnyh-u-sidney-ta-vullongonzi-2667/" text:style-name="Internet_20_link" text:visited-style-name="Visited_20_Internet_20_Link">
</text:a>
Ukrainian Greek Catholic Church.</text:p>
      <text:p text:style-name="P4">
<draw:frame draw:style-name="fr1" draw:name="Image115" text:anchor-type="as-char" svg:width="6.9236in" svg:height="4.359304in" draw:z-index="0">
<draw:image xlink:href="../Images/yкринформ/2023-05-16T17-12-00-03-00/1684245801-150.jpg" xlink:type="simple" xlink:show="embed" xlink:actuate="onLoad" draw:mime-type="image/jpeg"/>
</draw:frame>
At the beginning of the visit to the parish of St. Andrew the First -Called on May 13, the bishop was prayed to the Blessed Virgin Mary, which was attended by students, educators and teachers of the St. Andrew Brotherhood Native School.</text:p>
      <text:p text:style-name="P4">
<draw:frame draw:style-name="fr1" draw:name="Image116" text:anchor-type="as-char" svg:width="6.9236in" svg:height="9.231467in" draw:z-index="0">
<draw:image xlink:href="../Images/yкринформ/2023-05-16T17-12-00-03-00/1684246144-732.jpg" xlink:type="simple" xlink:show="embed" xlink:actuate="onLoad" draw:mime-type="image/jpeg"/>
</draw:frame>
In the word to the children, Bishop Nicholas emphasized that it is very important for mother -in -laws in life, and the truthful guideline for us in the spiritual life is the Blessed Holder, who is dedicated to the month of May and which is the best example of motherhood. Also, on the occasion of the celebration of Mother's Day, the Bishops reflected the resistance of the mother for each person: whether it is an adult or a child. Vladikaracauceauled to make all the children a pleasant surprise for their mothers and tube on their mother's day.</text:p>
      <text:p text:style-name="P4">
<draw:frame draw:style-name="fr1" draw:name="Image117" text:anchor-type="as-char" svg:width="6.9236in" svg:height="5.1927in" draw:z-index="0">
<draw:image xlink:href="../Images/yкринформ/2023-05-16T17-12-00-03-00/1684246145-124.jpg" xlink:type="simple" xlink:show="embed" xlink:actuate="onLoad" draw:mime-type="image/jpeg"/>
</draw:frame>
After the prayer, the bishops attended a fraternal school and visited a concert dedicated to the Mother's Day, prepared by the students.</text:p>
      <text:p text:style-name="P4">
In the evening of the same day, Bishop Nicholas visited the Roman Catholic Cathedral of St. Mary. Here, together with the Catholic clergy, the Liturgy served, and a procession took place on the occasion of the 106th anniversary of the announcements of the Blessed Bogogorod in Fatima, which began on May 13, 1917. The bishop said that about one and a half thousand faithful gathered the winding: “Each of those present was awarded sincere prayers to the Virgin in his intentions. I prayed to the Blessed Bogogorodik in the intention of the cessation of war and for peace in Ukraine. "</text:p>
      <text:p text:style-name="P4">
<draw:frame draw:style-name="fr1" draw:name="Image118" text:anchor-type="as-char" svg:width="6.9236in" svg:height="5.1927in" draw:z-index="0">
<draw:image xlink:href="../Images/yкринформ/2023-05-16T17-12-00-03-00/1684246145-834.jpg" xlink:type="simple" xlink:show="embed" xlink:actuate="onLoad" draw:mime-type="image/jpeg"/>
</draw:frame>
The UGCC noted that in the cathedral of St. Mary to the support of Ukraine during the Tandeling in the left side, the icon of Jesus Christ presented by Patriarch Joseph Cardinal Gilra, then Archbishop Sidney, in 1969. Tsuikon was drawn by Fr. Juvenali Mokritsky.</text:p>
      <text:p text:style-name="P4">
<draw:frame draw:style-name="fr1" draw:name="Image119" text:anchor-type="as-char" svg:width="6.9236in" svg:height="5.1927in" draw:z-index="0">
<draw:image xlink:href="../Images/yкринформ/2023-05-16T17-12-00-03-00/1684246146-935.jpg" xlink:type="simple" xlink:show="embed" xlink:actuate="onLoad" draw:mime-type="image/jpeg"/>
</draw:frame>
He addressed the audience with the following words: “The Gospel Sunday Samaryanka tells us, so to speak, a meeting of two worlds - material and spiritual. Samaranka, which came to the well to collect water and may have worked more about early and did not pay attention to eternal, is an example In fact, the material world. Instead, Christ in a spiritual conversation with her shows her and to us that there is something more than early food-Jesus Christ, who is an eternal source and can give any thirst and give eternal joy in the spirit and truth that goes from communication with God. "</text:p>
      <text:p text:style-name="P4">
We will remind, earlier the bishop of the Ukrainian Greek Catholic Church Mykola Bychok, Diocese of Melbourne, and Father Andrey Mykytyuk, Sinkel for the Liral Affairs, <text:a xlink:type="simple" xlink:href="https://www.ukrinform.ua/rubric-diaspora/3685734-vladika-ugkc-vidvidav-virnih-na-pivnicnomu-ostrovi-novoi-zelandii.html" text:style-name="Internet_20_link" text:visited-style-name="Visited_20_Internet_20_Link">
</text:a>
with a pastoral visit island of New Zealand.</text:p>
      <text:p text:style-name="P4">
<text:span text:style-name="T5">
Foto: ugcc.ua</text:span>
</text:p>
      <text:p text:style-name="P4">
News Source: <text:a xlink:type="simple" xlink:href="https://www.ukrinform.ua/rubric-diaspora/3710065-vladika-ugkc-vidvidav-virnih-u-sidnei-ta-vullongonzi.html" text:style-name="Internet_20_link" text:visited-style-name="Visited_20_Internet_20_Link">
https://www.ukrinform.ua/rubric-diaspora/3710065-vladika-ugkc-vidvidav-virnih-u-sidnei-ta-vullongonzi.html</text:a>
</text:p>
      <!--NEWS-->
      <text:h text:style-name="P10" text:outline-level="1">
<text:span text:style-name="T4">
Airline Expanding: The Ministry of Foreign Affairs of Ukraine reminded Georgia, why is the world isolates the Russian Federation</text:span>
</text:h>
      <text:p text:style-name="P4">
Authors: Ukrinform (Person)</text:p>
      <text:p text:style-name="P4">
Publisher: Укринформ (Organization)</text:p>
      <text:p text:style-name="P4">
Published Time: 2023-05-16T17:15:00+03:00</text:p>
      <text:p text:style-name="P4">
Modified Time: 2023-05-16T17:15:00+03:00</text:p>
      <text:p text:style-name="P4">
Description: The Ministry of Foreign Affairs of Ukraine reminded Georgia, which expands direct airline from the Russian Federation that the world isolates Russia to force it to end the war against Ukraine. - Ukrinform.</text:p>
      <text:p text:style-name="P4">
Images: ["<text:a xlink:type="simple" xlink:href="https://static.ukrinform.com/photos/2020_11/thumb_files/630_360_1606038592-463.jpg" text:style-name="Internet_20_link" text:visited-style-name="Visited_20_Internet_20_Link">
630_360_16060...</text:a>
"]</text:p>
      <text:p text:style-name="P4">
Tags: ['Грузія', 'МЗС', 'Війна з Росією', 'Авіасполучення']</text:p>
      <text:p text:style-name="P4">
Type: Article</text:p>
      <!--METADATA-->
      <text:p text:style-name="P4">
<draw:frame draw:style-name="fr1" draw:name="Image120" text:anchor-type="as-char" svg:width="6.9236in" svg:height="3.956343in" draw:z-index="0">
<draw:image xlink:href="../Images/yкринформ/2023-05-16T17-15-00-03-00/630_360_1606038592-463.jpg" xlink:type="simple" xlink:show="embed" xlink:actuate="onLoad" draw:mime-type="image/jpeg"/>
</draw:frame>
The Ministry of Foreign Affairs of Ukraine reminded Georgia, which expands the reference of the Russian Federation that the world isolates Russia to force it to end the war of Ukraine.</text:p>
      <text:p text:style-name="P4">
This is stated in the post of spokesman of the Foreign Ministry Oleg Nikolenko in <text:a xlink:type="simple" xlink:href="https://twitter.com/olegnikolenko_/status/1658465788960063489" text:style-name="Internet_20_link" text:visited-style-name="Visited_20_Internet_20_Link">
</text:a>
, reports Ukrinform.</text:p>
      <text:p text:style-name="P4">
"The world isolates Russia to force it to end the war and <text:a xlink:type="simple" xlink:href="https://www.ukrinform.ua/tag-gruzia" text:style-name="Internet_20_link" text:visited-style-name="Visited_20_Internet_20_Link">
</text:a>
Greetings Russian airlines and sent to Moscow. At the same time, 20% of the territory of Georgia remain occupied by Russia. Kreml will probably be delighted with such a result, ”Nikolenko said.</text:p>
      <text:p text:style-name="P4">
As <text:a xlink:type="simple" xlink:href="https://www.ukrinform.ua/rubric-world/3707437-gruzia-dozvolit-prami-rejsi-aviakompaniam-rf-aki-ne-pid-sankciami.html" text:style-name="Internet_20_link" text:visited-style-name="Visited_20_Internet_20_Link">
 </text:a>
, Deputy Ministers of Georgia Mariam Kvivishvili stated that the airlines and airborne air, which have not been imposed on sanctions, will be able to carry out air connections in the direction of Georgia.</text:p>
      <text:p text:style-name="P4">
<text:span text:style-name="T4">
 Read also: </text:span>
 <text:a xlink:type="simple" xlink:href="https://www.ukrinform.ua/rubric-world/3709979-risenna-gruzii-ponoviti-pereloti-z-rosieu-viklikae-sumnivi-u-ii-evropejskomu-slahu-es.html" text:style-name="Internet_20_link" text:visited-style-name="Visited_20_Internet_20_Link">
</text:a>
Earlier, Russian President Vladimir Putin <text:a xlink:type="simple" xlink:href="https://www.ukrinform.ua/rubric-world/3707248-putin-skasuvav-vizovij-rezim-ta-obmezenna-na-pereloti-dla-gromadan-gruzii.html" text:style-name="Internet_20_link" text:visited-style-name="Visited_20_Internet_20_Link">
</text:a>
and direct airline with this country.</text:p>
      <text:p text:style-name="P4">
News Source: <text:a xlink:type="simple" xlink:href="https://www.ukrinform.ua/rubric-polytics/3710066-rozsirenna-aviaspolucenna-mzs-ukraini-nagadalo-gruzii-naviso-svit-izolue-rf.html" text:style-name="Internet_20_link" text:visited-style-name="Visited_20_Internet_20_Link">
https://www.ukrinform.ua/rubric-polytics/3710066-rozsirenna-aviaspolucenna-mzs-ukraini-nagadalo-gruzii-naviso-svit-izolue-rf.html</text:a>
</text:p>
      <!--NEWS-->
      <text:h text:style-name="P10" text:outline-level="1">
<text:span text:style-name="T4">
Journalist: In the 2023/24 UPL season can expand up to 20 clubs</text:span>
</text:h>
      <text:p text:style-name="P4">
Authors: Ukrinform (Person)</text:p>
      <text:p text:style-name="P4">
Publisher: Укринформ (Organization)</text:p>
      <text:p text:style-name="P4">
Published Time: 2023-05-16T17:17:00+03:00</text:p>
      <text:p text:style-name="P4">
Modified Time: 2023-05-16T17:17:00+03:00</text:p>
      <text:p text:style-name="P4">
Description: The initiator of the possible expansion is Lviv. - Ukrinform.</text:p>
      <text:p text:style-name="P4">
Images: ["<text:a xlink:type="simple" xlink:href="https://static.ukrinform.com/photos/2023_05/thumb_files/630_360_1684246554-694.jpg" text:style-name="Internet_20_link" text:visited-style-name="Visited_20_Internet_20_Link">
630_360_16842...</text:a>
"]</text:p>
      <text:p text:style-name="P4">
Tags: ['Футбол']</text:p>
      <text:p text:style-name="P4">
Type: Article</text:p>
      <!--METADATA-->
      <text:p text:style-name="P4">
<draw:frame draw:style-name="fr1" draw:name="Image121" text:anchor-type="as-char" svg:width="6.9236in" svg:height="3.956343in" draw:z-index="0">
<draw:image xlink:href="../Images/yкринформ/2023-05-16T17-17-00-03-00/630_360_1684246554-694.jpg" xlink:type="simple" xlink:show="embed" xlink:actuate="onLoad" draw:mime-type="image/jpeg"/>
</draw:frame>
Initiatorial expansion - Lviv.</text:p>
      <text:p text:style-name="P4">
Editor -in -Chief of Digital Prof. Vladimir Zverov <text:a xlink:type="simple" xlink:href="https://t.me/ZverovProFootball/7" text:style-name="Internet_20_link" text:visited-style-name="Visited_20_Internet_20_Link">
</text:a>
that in the season 2023/24 the Ukrainian Championship can expand to 20 teams, Ukrinform reports.</text:p>
      <text:p text:style-name="P4">
“In the 2023/24 season, UPL can expand up to 20 clubs - this has been confirmed by the source. The initiator of the possible expansion is Lviv, whose managers are able to feel the option in conversations with UPL clubs. There are influential clubs that are difficult to this option, ”Zverov wrote.</text:p>
      <text:p text:style-name="P4">
The insider claims that 20 participants of the new season in UPL will be formed from 16 clubs of the current season, as well as the two best clubs of the First League-Polissya and Obolon. There will be two more applicants from the first league to participate in UPL clubs. And no one drops from the account the fact that the back season can restore their speeches by Desna from Chernihiv and Mariupol, which are passed by the current campaign.</text:p>
      <text:p text:style-name="P4">
"We are expected to be traditionally a fun room off -season," Zverov summed up.</text:p>
      <text:p text:style-name="P4">
<text:span text:style-name="T4">
 Read also: </text:span>
 <text:a xlink:type="simple" xlink:href="https://www.ukrinform.ua/rubric-sports/3710052-vidomo-koli-sahtar-i-dnipro1-provedut-cempionskij-matc.html" text:style-name="Internet_20_link" text:visited-style-name="Visited_20_Internet_20_Link">
<text:span text:style-name="T4">
 Shakhtar </text:span>
</text:a>
As reported by Ukrinform, the Ukrainian Premier League approved the schedule of the 29th Turbionate of Ukraine.</text:p>
      <text:p text:style-name="P4">
Photo: upl.ua</text:p>
      <text:p text:style-name="P4">
News Source: <text:a xlink:type="simple" xlink:href="https://www.ukrinform.ua/rubric-sports/3710067-zurnalist-u-sezoni-202324-upl-moze-rozsiritisa-do-20-klubiv.html" text:style-name="Internet_20_link" text:visited-style-name="Visited_20_Internet_20_Link">
https://www.ukrinform.ua/rubric-sports/3710067-zurnalist-u-sezoni-202324-upl-moze-rozsiritisa-do-20-klubiv.html</text:a>
</text:p>
      <!--NEWS-->
      <text:h text:style-name="P10" text:outline-level="1">
<text:span text:style-name="T4">
The judges of the Supreme Court voted for expressing the distrust of Knyazev</text:span>
</text:h>
      <text:p text:style-name="P4">
Authors: Ukrinform (Person)</text:p>
      <text:p text:style-name="P4">
Publisher: Укринформ (Organization)</text:p>
      <text:p text:style-name="P4">
Published Time: 2023-05-16T17:25:00+03:00</text:p>
      <text:p text:style-name="P4">
Modified Time: 2023-05-16T17:25:00+03:00</text:p>
      <text:p text:style-name="P4">
Description: During the Plenum of the Supreme Court, 140 judges cast votes for expressing distrust of the current chairman of the Vsevolod Knyazev. - Ukrinform.</text:p>
      <text:p text:style-name="P4">
Images: ["<text:a xlink:type="simple" xlink:href="https://static.ukrinform.com/photos/2023_05/thumb_files/630_360_1684251570-994.jpg" text:style-name="Internet_20_link" text:visited-style-name="Visited_20_Internet_20_Link">
630_360_16842...</text:a>
", "<text:a xlink:type="simple" xlink:href="https://static.ukrinform.com/photos/2023_05/1684251570-682.jpg" text:style-name="Internet_20_link" text:visited-style-name="Visited_20_Internet_20_Link">
1684251570-68...</text:a>
", "<text:a xlink:type="simple" xlink:href="https://static.ukrinform.com/photos/2023_05/1684251571-760.jpg" text:style-name="Internet_20_link" text:visited-style-name="Visited_20_Internet_20_Link">
1684251571-76...</text:a>
", "<text:a xlink:type="simple" xlink:href="https://static.ukrinform.com/photos/2023_05/1684251570-759.jpg" text:style-name="Internet_20_link" text:visited-style-name="Visited_20_Internet_20_Link">
1684251570-75...</text:a>
"]</text:p>
      <text:p text:style-name="P4">
Tags: ['Князєв', 'Відставка', 'Верховний Суд']</text:p>
      <text:p text:style-name="P4">
Type: Article</text:p>
      <!--METADATA-->
      <text:p text:style-name="P4">
<draw:frame draw:style-name="fr1" draw:name="Image122" text:anchor-type="as-char" svg:width="6.9236in" svg:height="3.956343in" draw:z-index="0">
<draw:image xlink:href="../Images/yкринформ/2023-05-16T17-25-00-03-00/630_360_1684251570-994.jpg" xlink:type="simple" xlink:show="embed" xlink:actuate="onLoad" draw:mime-type="image/jpeg"/>
</draw:frame>
During the Supreme Court, 140 judges cast votes for expressing the distinctive chairman of the Vsevolod Knyazev.</text:p>
      <text:p text:style-name="P4">
At the same time, only two judges voted against the expression of distrust, Ukrinform correspondent reports.</text:p>
      <text:p text:style-name="P4">
"The number of votes" for "is 140, the number of votes" against " - 2," - announces the head of the counting commission.</text:p>
      <text:p text:style-name="P4">
<draw:frame draw:style-name="fr1" draw:name="Image123" text:anchor-type="as-char" svg:width="6.9236in" svg:height="4.615733in" draw:z-index="0">
<draw:image xlink:href="../Images/yкринформ/2023-05-16T17-25-00-03-00/1684251570-682.jpg" xlink:type="simple" xlink:show="embed" xlink:actuate="onLoad" draw:mime-type="image/jpeg"/>
</draw:frame>
After that, the judges voted for the resolution of the Plenum of the Armed Forces on the termination of the authorities of the Chairman of the Armed Forces of the Armed Forces. This resolution was supported by 137 judges.</text:p>
      <text:p text:style-name="P4">
According to the legislation, in the absence of the Chairman of the Armed Forces, his deputy chairman is imprisoned. However, the Armed Forces does not have a deputy chairman, so the obligations of the head of the court will be fulfilled by the judge who works for the longest time in the Armed Forces. Natural judge is the secretary of the Plenum of the Armed Forces Dmitry Luphenik.</text:p>
      <text:p text:style-name="P4">
<text:span text:style-name="T4">
 Read also: </text:span>
 <text:a xlink:type="simple" xlink:href="https://www.ukrinform.ua/rubric-society/3710008-zevago-zaperecue-pricetnist-do-nadanna-habara-kerivnictvu-verhovnogo-sudu-zmi.html" text:style-name="Internet_20_link" text:visited-style-name="Visited_20_Internet_20_Link">
</text:a>
At the same time, Knyazev, although he was released from the post of chairman, will remain the judge. The High Council of Justice has the right to release him.</text:p>
      <text:p text:style-name="P4">
<draw:frame draw:style-name="fr1" draw:name="Image124" text:anchor-type="as-char" svg:width="6.9236in" svg:height="4.615733in" draw:z-index="0">
<draw:image xlink:href="../Images/yкринформ/2023-05-16T17-25-00-03-00/1684251571-760.jpg" xlink:type="simple" xlink:show="embed" xlink:actuate="onLoad" draw:mime-type="image/jpeg"/>
</draw:frame>
Earlier it was reported that during the Plenum <text:a xlink:type="simple" xlink:href="https://www.ukrinform.ua/tag-verhovnij-sud" text:style-name="Internet_20_link" text:visited-style-name="Visited_20_Internet_20_Link">
</text:a>
They initiated the expressions of distrust of the Chairman of the Armed Forces Knyazev, who was reserved by employees of anti -corruption bodies on a bribe.</text:p>
      <text:p text:style-name="P4">
As it was reported, May 15 <text:a xlink:type="simple" xlink:href="https://www.ukrinform.ua/rubric-society/3709683-nabu-i-sap-vikrili-masstabnu-korupciu-u-verhovnomu-sudi.html" text:style-name="Internet_20_link" text:visited-style-name="Visited_20_Internet_20_Link">
</text:a>
Obtaining an undue benefit by the management and judges of the Supreme Court.</text:p>
      <text:p text:style-name="P4">
<draw:frame draw:style-name="fr1" draw:name="Image125" text:anchor-type="as-char" svg:width="6.9236in" svg:height="4.615733in" draw:z-index="0">
<draw:image xlink:href="../Images/yкринформ/2023-05-16T17-25-00-03-00/1684251570-759.jpg" xlink:type="simple" xlink:show="embed" xlink:actuate="onLoad" draw:mime-type="image/jpeg"/>
</draw:frame>
Law enforcement officers detained the current chairman of the Knyazev Armed Forces and withdrew $ 2.7 million.</text:p>
      <text:p text:style-name="P4">
News Source: <text:a xlink:type="simple" xlink:href="https://www.ukrinform.ua/rubric-society/3710076-suddi-verhovnogo-sudu-progolosuvali-za-vislovlenna-nedoviri-knazevu.html" text:style-name="Internet_20_link" text:visited-style-name="Visited_20_Internet_20_Link">
https://www.ukrinform.ua/rubric-society/3710076-suddi-verhovnogo-sudu-progolosuvali-za-vislovlenna-nedoviri-knazevu.html</text:a>
</text:p>
      <!--NEWS-->
      <text:h text:style-name="P10" text:outline-level="1">
<text:span text:style-name="T4">
Ukraine for recovery may need $ 250 billion - EBRD</text:span>
</text:h>
      <text:p text:style-name="P4">
Authors: Ukrinform (Person)</text:p>
      <text:p text:style-name="P4">
Publisher: Укринформ (Organization)</text:p>
      <text:p text:style-name="P4">
Published Time: 2023-05-16T17:27:05+03:00</text:p>
      <text:p text:style-name="P4">
Modified Time: 2023-05-16T17:27:05+03:00</text:p>
      <text:p text:style-name="P4">
Description: The five -year resumption of Ukraine will require additional investments of about $ 50 billion a year. - Ukrinform.</text:p>
      <text:p text:style-name="P4">
Images: ["<text:a xlink:type="simple" xlink:href="https://static.ukrinform.com/photos/2023_02/thumb_files/630_360_1676989730-998.jpg" text:style-name="Internet_20_link" text:visited-style-name="Visited_20_Internet_20_Link">
630_360_16769...</text:a>
"]</text:p>
      <text:p text:style-name="P4">
Tags: ['ЄБРР', 'Економіка', 'Агентство відновлення']</text:p>
      <text:p text:style-name="P4">
Type: Article</text:p>
      <!--METADATA-->
      <text:p text:style-name="P4">
<draw:frame draw:style-name="fr1" draw:name="Image126" text:anchor-type="as-char" svg:width="6.9236in" svg:height="3.956343in" draw:z-index="0">
<draw:image xlink:href="../Images/yкринформ/2023-05-16T17-27-05-03-00/630_360_1676989730-998.jpg" xlink:type="simple" xlink:show="embed" xlink:actuate="onLoad" draw:mime-type="image/jpeg"/>
</draw:frame>
The five -year restoration period of Ukraine will require additional investments in a size of about $ 50 billion a year.</text:p>
      <text:p text:style-name="P4">
As Ukrinform reports, it reports <text:a xlink:type="simple" xlink:href="http://www.ebrd.com/ebrd-rep-successful-ukraine-reconstruction-scenario-ukr" text:style-name="Internet_20_link" text:visited-style-name="Visited_20_Internet_20_Link">
</text:a>
"In the last report of the European Bank for Reconstruction and Development(EBRD)Regional Economic Perspectives outlines a script that demonstrates the basis of history lessons that a five -year recovery period will require additional investments of about $ 50 billion a year thanks to the inflow of foreign capital, including private, "the statement reads.</text:p>
      <text:p text:style-name="P4">
It is noted that most economies that have come out of the armed conflict are anividing the long -lasting calm period for 25 years after it, neither recovered to the pre -war level of income per capita, even in the urban perspective. But, according to the report, 29 percent of the economy reaches the pre -war GDP per capita for five years. This is a study combined common features during the war.</text:p>
      <text:p text:style-name="P4">
For Ukraine to recover for five years, its economy should increase by 14 percent a year throughout this period. This will increase the average VDPD $ 225 billion with approximately $ 150 billion <text:a xlink:type="simple" xlink:href="https://www.ukrinform.ua/tag-ssa" text:style-name="Internet_20_link" text:visited-style-name="Visited_20_Internet_20_Link">
</text:a>
In 2022 in constant prices.</text:p>
      <text:p text:style-name="P4">
The main feature, which is common to periods of persistent extremely high economic growth, is the high ratio of investment to GDP.</text:p>
      <text:p text:style-name="P4">
Before the war, moderate investments in Ukraine were mainly funded by extent innovative savings. The inflow of capital was only 3 percent of GDP per year in 2010-21. And foreign direct investment, as a rule, falls significantly post -conflict and require a lot of time to recover. When domestic savings were low, foreign funding helped to support a number of investment booms, in particular in Central and Southeastern Europe in the 2000s.</text:p>
      <text:p text:style-name="P4">
<text:span text:style-name="T4">
 Read also: </text:span>
 <text:a xlink:type="simple" xlink:href="https://www.ukrinform.ua/rubric-ato/3709960-ebrr-ocikue-pomirnogo-zrostanna-ekonomiki-ukraini.html" text:style-name="Internet_20_link" text:visited-style-name="Visited_20_Internet_20_Link">
<text:span text:style-name="T4">
 EBRR </text:span>
</text:a>
</text:p>
      <text:p text:style-name="P4">
“This scenario is the difference between the required level of investment and existing internal savings will probably need to be covered by external funding(a pure inflow of capital)20 percent of GDP or US $ 50 billion per year, ”the message reads.</text:p>
      <text:p text:style-name="P4">
In the EBRD report, the largest institutional investor of Ukraine, it is also pronounced on the importance of the proper balance of attraction of the private tanto -state sectors in previous post -conflict reconstructions together with a significant role of foreign aid from bilateral and multilateral structures.</text:p>
      <text:p text:style-name="P4">
“Private and government investments tend to supplement each other, a conflict situation and in general. In addition to funding, the private sector provides the necessary technological experience, know-how in management and focus economic efficiency, ”the document commented.</text:p>
      <text:p text:style-name="P4">
<text:span text:style-name="T4">
 Read also: </text:span>
 <text:a xlink:type="simple" xlink:href="https://www.ukrinform.ua/rubric-vidbudova/3698531-smigal-obgovoriv-iz-prezidentkou-ebrr-proekti-vidnovlenna-ta-rozvitku-ukraini.html" text:style-name="Internet_20_link" text:visited-style-name="Visited_20_Internet_20_Link">
<text:span text:style-name="T4">
 EBRR </text:span>
</text:a>
It was reported that the EBRD pledged to invest € 3 billion in Ukraine in 2012-2023, supporting the real economy to ensure the work of electricals and trains in wartime, and ready to play a keyway in reconstruction when circumstances are allowed.</text:p>
      <text:p text:style-name="P4">
News Source: <text:a xlink:type="simple" xlink:href="https://www.ukrinform.ua/rubric-vidbudova/3710075-ukraini-dla-vidnovlenna-moze-znadobitis-250-milardiv-ebrr.html" text:style-name="Internet_20_link" text:visited-style-name="Visited_20_Internet_20_Link">
https://www.ukrinform.ua/rubric-vidbudova/3710075-ukraini-dla-vidnovlenna-moze-znadobitis-250-milardiv-ebrr.html</text:a>
</text:p>
      <!--NEWS-->
      <text:h text:style-name="P10" text:outline-level="1">
<text:span text:style-name="T4">
Azovstali defenders asked the President for help</text:span>
</text:h>
      <text:p text:style-name="P4">
Authors: Ukrinform (Person)</text:p>
      <text:p text:style-name="P4">
Publisher: Укринформ (Organization)</text:p>
      <text:p text:style-name="P4">
Published Time: 2023-05-16T17:30:00+03:00</text:p>
      <text:p text:style-name="P4">
Modified Time: 2023-05-16T17:30:00+03:00</text:p>
      <text:p text:style-name="P4">
Description: The sister of the captive defender "Azovstal" appealed to the President of Ukraine to strengthen measures to return the defenders from the Russian captivity. - Ukrinform.</text:p>
      <text:p text:style-name="P4">
Images: ["<text:a xlink:type="simple" xlink:href="https://static.ukrinform.com/photos/2023_05/thumb_files/630_360_1684246639-979.jpeg" text:style-name="Internet_20_link" text:visited-style-name="Visited_20_Internet_20_Link">
630_360_16842...</text:a>
"]</text:p>
      <text:p text:style-name="P4">
Tags: ['Азовсталь', 'Полонені', 'Зниклі безвісти', 'Війна з Росією']</text:p>
      <text:p text:style-name="P4">
Type: Article</text:p>
      <!--METADATA-->
      <text:p text:style-name="P4">
<draw:frame draw:style-name="fr1" draw:name="Image127" text:anchor-type="as-char" svg:width="6.9236in" svg:height="3.956343in" draw:z-index="0">
<draw:image xlink:href="../Images/yкринформ/2023-05-16T17-30-00-03-00/630_360_1684246639-979.jpeg" xlink:type="simple" xlink:show="embed" xlink:actuate="onLoad" draw:mime-type="image/jpeg"/>
</draw:frame>
Azovstal's sister -in -law, Azovstal, appealed to the President of Ukraine to make measures to return the defenders from the Russian captivity.</text:p>
      <text:p text:style-name="P4">
Sofia Cherepanova announced her address during a briefing "The Year of Exit from Azovstal": shouting, there is no strength to be silent ", which was held at the Media Center Ukraine-Ukrinform.</text:p>
      <text:p text:style-name="P4">
«Dear Vladimir Alexandrovich!The heroism of the defenders "<text:a xlink:type="simple" xlink:href="https://www.ukrinform.ua/tag-azovstal" text:style-name="Internet_20_link" text:visited-style-name="Visited_20_Internet_20_Link">
</text:a>
»The whole world was fond of. Their consignment inspired and motivated military and ordinary people to make more and go beyond their capabilities. However, looking at their tragic people in captivity, the hope of humanity and justice is lost, which makes it impossible for the emergence of new heroes. Returning from the captivity of our heroes is a nursing duty. Help that good news is given by anyone who is on them. The state should triple efforts for the defenders of Azovstals to come home alive as soon as possible, ”Cherepanova stressed.</text:p>
      <text:p text:style-name="P4">
The mother of two Azov regiment fighters(one of which was killed and the other was in the)Nelya Shastun also added that the issue of release of prisoners "must be imprisoned by the specific actions of the civilized world."</text:p>
      <text:p text:style-name="P4">
In this regard, the head of the NGO "Council of Women and Mothers" Woman from Steel "Natalkazaritskaya noted that in conditions when Russia neglects the rules of international humanitarian law and the Geneva Convention, to liberate prisoners to unite with international organizations, in particular with red -sided. However, according to the expert, the efforts of international organizations are now lack.</text:p>
      <text:p text:style-name="P4">
As the wife of the Azov regiment released from captivity emphasized, Nataltasaritskaya regiment, consolidating the status of the liberated serviceman of the serviceman will contribute to the establishment of a culture of conduct in Ukraine and the procedure for their rehabilitation.</text:p>
      <text:p text:style-name="P4">
"We now insist that the status of a serviceman dissected from captivity is legally enshrined. We are working on the idea of state policy and building a culture of handling the released prisoners of war. There is both a psychological line and a legal line. He knows all this pool of problems, "she said.</text:p>
      <text:p text:style-name="P4">
<text:span text:style-name="T4">
 Read also: </text:span>
 <text:a xlink:type="simple" xlink:href="https://www.ukrinform.ua/rubric-kyiv/3705401-u-kievi-proveli-blagodijnij-sportivnij-zahid-na-pidtrimku-zahisnikiv-azovstali.html" text:style-name="Internet_20_link" text:visited-style-name="Visited_20_Internet_20_Link">
<text:span text:style-name="T4">
 azovstal </text:span>
</text:a>
</text:p>
      <text:p text:style-name="P4">
As reported <text:a xlink:type="simple" xlink:href="https://www.ukrinform.ua/rubric-ato/3709966-u-rosijskomu-poloni-dosi-perebuvaut-blizko-2000-oboronciv-azovstali.html" text:style-name="Internet_20_link" text:visited-style-name="Visited_20_Internet_20_Link">
</text:a>
, during the rocky of Ukraine, about 500 Azovstal defenders managed to return, and about 200000 remain in Russian captivity.</text:p>
      <text:p text:style-name="P4">
News Source: <text:a xlink:type="simple" xlink:href="https://www.ukrinform.ua/rubric-society/3710077-rodici-zahisnikiv-azovstali-poprosili-prezidenta-pro-dopomogu.html" text:style-name="Internet_20_link" text:visited-style-name="Visited_20_Internet_20_Link">
https://www.ukrinform.ua/rubric-society/3710077-rodici-zahisnikiv-azovstali-poprosili-prezidenta-pro-dopomogu.html</text:a>
</text:p>
      <!--NEWS-->
      <text:h text:style-name="P10" text:outline-level="1">
<text:span text:style-name="T4">
Britain will join the Agreement on Register of Damage from Aggression</text:span>
</text:h>
      <text:p text:style-name="P4">
Authors: Ukrinform (Person)</text:p>
      <text:p text:style-name="P4">
Publisher: Укринформ (Organization)</text:p>
      <text:p text:style-name="P4">
Published Time: 2023-05-16T17:37:06+03:00</text:p>
      <text:p text:style-name="P4">
Modified Time: 2023-05-16T17:37:06+03:00</text:p>
      <text:p text:style-name="P4">
Description: The United Kingdom will join the Agreement on the creation of an International Register of Losses caused by Russia's aggression against Ukraine at the Council of Europe Summit on May 16-17. - Ukrinform.</text:p>
      <text:p text:style-name="P4">
Images: ["<text:a xlink:type="simple" xlink:href="https://static.ukrinform.com/photos/2018_03/thumb_files/630_360_1522423351-5307.jpg" text:style-name="Internet_20_link" text:visited-style-name="Visited_20_Internet_20_Link">
630_360_15224...</text:a>
"]</text:p>
      <text:p text:style-name="P4">
Tags: ['Британія', 'Україна', 'Рада Європи', 'Збитки', 'Війна з Росією']</text:p>
      <text:p text:style-name="P4">
Type: Article</text:p>
      <!--METADATA-->
      <text:p text:style-name="P4">
<draw:frame draw:style-name="fr1" draw:name="Image128" text:anchor-type="as-char" svg:width="6.9236in" svg:height="3.956343in" draw:z-index="0">
<draw:image xlink:href="../Images/yкринформ/2023-05-16T17-37-06-03-00/630_360_1522423351-5307.jpg" xlink:type="simple" xlink:show="embed" xlink:actuate="onLoad" draw:mime-type="image/jpeg"/>
</draw:frame>
Great Britain will join the Agreement on the creation of an international register of losses caused by Russia's aggression against Ukraine at the Council of Europe Summit on May 166-17.</text:p>
      <text:p text:style-name="P4">
As Ukrinform reports, this is reported <text:a xlink:type="simple" xlink:href="http://www.gov.uk/government/news/pm-to-tell-european-summit-we-must-unite-to-face-down-the-threats-at-our-borders" text:style-name="Internet_20_link" text:visited-style-name="Visited_20_Internet_20_Link">
</text:a>
British government.</text:p>
      <text:p text:style-name="P4">
"As part of this event(Summit of the Council of Europe - Ed.)The Prime Minister of Signing on the UK accession to the register of losses to ensure the compensation of the people of Ukraine for the losses caused by Putin's war. It is a mechanism for fixing and documenting evidence and claims for losses, losses or injuries caused by Russian aggression against Ukraine, " -is in the message.</text:p>
      <text:p text:style-name="P4">
It is noted that this register is only one of a number of international initiatives created to ensure the responsibility for crimes committed in Ukraine, including the head of the case to the International Criminal Court.</text:p>
      <text:p text:style-name="P4">
It is also reported that the British Prime Minister Richa Snak will use his participation in the summit to interact with other leaders to strengthen the collective response to the Russian war against Ukraine.</text:p>
      <text:p text:style-name="P4">
<text:span text:style-name="T4">
 Read also: </text:span>
 <text:a xlink:type="simple" xlink:href="https://www.ukrinform.ua/rubric-polytics/3710040-smigal-pribuv-v-islandiu-na-samit-radi-evropi.html" text:style-name="Internet_20_link" text:visited-style-name="Visited_20_Internet_20_Link">
</text:a>
As reported by Ukrinform, in the capital of Iceland on Tuesday begins a two-day summit of the heads of state and governments of 46 member countries of the Council of Europe, a Treaty must be signed during the time, which will give the official launch of the international register of losses. Which countries will immediately join the treaty is unknown.</text:p>
      <text:p text:style-name="P4">
On November 14, 2022, the UN General Assembly approved the Project of the Resolution to create a mechanism for compensation to Ukraine for the losses caused by the war, and Russia has been and still conducted Russia against Ukraine.</text:p>
      <text:p text:style-name="P4">
News Source: <text:a xlink:type="simple" xlink:href="https://www.ukrinform.ua/rubric-world/3710081-britania-priednaetsa-do-ugodi-pro-reestr-zbitkiv-vid-agresii-rf-na-samiti-u-rejkaviku.html" text:style-name="Internet_20_link" text:visited-style-name="Visited_20_Internet_20_Link">
https://www.ukrinform.ua/rubric-world/3710081-britania-priednaetsa-do-ugodi-pro-reestr-zbitkiv-vid-agresii-rf-na-samiti-u-rejkaviku.html</text:a>
</text:p>
      <!--NEWS-->
      <text:h text:style-name="P10" text:outline-level="1">
<text:span text:style-name="T4">
Supermarket damaged as result of missile strike in Mykolaiv</text:span>
</text:h>
      <text:p text:style-name="P4">
Authors: liveuamap (Language: en)</text:p>
      <text:p text:style-name="P4">
Time: 2023-05-16T17:38:38</text:p>
      <text:p text:style-name="P4">
Location: Mykolaiv, Mykolaivs'ka oblast (Latitude:46.97709 Longtitude:32.00154)</text:p>
      <text:p text:style-name="P4">
Videos: []</text:p>
      <text:p text:style-name="P4">
Images: ["<text:a xlink:type="simple" xlink:href="https://liveuamap.com/pics/2023/05/16/22563382_0.jpg" text:style-name="Internet_20_link" text:visited-style-name="Visited_20_Internet_20_Link">
22563382_0.jpg</text:a>
"]</text:p>
      <text:p text:style-name="P4">
Tags: ["Europe", "Central and Eastern Europe"]</text:p>
      <text:p text:style-name="P4">
Id: 22563382</text:p>
      <!--METADATA-->
      <text:p text:style-name="P4">
Supermarket damaged as result of missile strike in Mykolaiv</text:p>
      <text:p text:style-name="P4">
<draw:frame draw:style-name="fr1" draw:name="Image129" text:anchor-type="as-char" svg:width="6.9236in" svg:height="8.569588in" draw:z-index="0">
<draw:image xlink:href="../Images/liveuamap/2023-05-16T17-38-38/22563382_0.jpg" xlink:type="simple" xlink:show="embed" xlink:actuate="onLoad" draw:mime-type="image/jpeg"/>
</draw:frame>
News Collection Link: <text:a xlink:type="simple" xlink:href="https://liveuamap.com/en/2023/16-may-supermarket-damaged-as-result-of-missile-strike-in" text:style-name="Internet_20_link" text:visited-style-name="Visited_20_Internet_20_Link">
https://liveuamap.com/en/2023/16-may-supermarket-damaged-as-result-of-missile-strike-in</text:a>
</text:p>
      <text:p text:style-name="P4">
News Source: <text:a xlink:type="simple" xlink:href="https://t.me/mykolaivskaODA/5075" text:style-name="Internet_20_link" text:visited-style-name="Visited_20_Internet_20_Link">
https://t.me/mykolaivskaODA/5075</text:a>
</text:p>
      <!--NEWS-->
      <text:h text:style-name="P10" text:outline-level="1">
<text:span text:style-name="T4">
Forecasters predict precipitation with strong wind in the western regions</text:span>
</text:h>
      <text:p text:style-name="P4">
Authors: Ukrinform (Person)</text:p>
      <text:p text:style-name="P4">
Publisher: Укринформ (Organization)</text:p>
      <text:p text:style-name="P4">
Published Time: 2023-05-16T17:41:00+03:00</text:p>
      <text:p text:style-name="P4">
Modified Time: 2023-05-16T17:41:00+03:00</text:p>
      <text:p text:style-name="P4">
Description: In Ukraine, short-term rainfall is likely only in the western regions, at night 10-15 °, 21-26 ° in the afternoon. - Ukrinform.</text:p>
      <text:p text:style-name="P4">
Images: ["<text:a xlink:type="simple" xlink:href="https://static.ukrinform.com/photos/2019_03/thumb_files/630_360_1552295170-900.jpg" text:style-name="Internet_20_link" text:visited-style-name="Visited_20_Internet_20_Link">
630_360_15522...</text:a>
"]</text:p>
      <text:p text:style-name="P4">
Tags: ['Погода', 'Вітер', 'Тепло', 'Весна']</text:p>
      <text:p text:style-name="P4">
Type: Article</text:p>
      <!--METADATA-->
      <text:p text:style-name="P4">
<draw:frame draw:style-name="fr1" draw:name="Image130" text:anchor-type="as-char" svg:width="6.9236in" svg:height="3.956343in" draw:z-index="0">
<draw:image xlink:href="../Images/yкринформ/2023-05-16T17-41-00-03-00/630_360_1552295170-900.jpg" xlink:type="simple" xlink:show="embed" xlink:actuate="onLoad" draw:mime-type="image/jpeg"/>
</draw:frame>
In Ukraine, short-term rainfall is probable only in the western regions, 10-15 ° temperatures, 21-26 ° in the afternoon.</text:p>
      <text:p text:style-name="P4">
Ukrinform was reported at the Ukrainian Hydrometeorological Center.</text:p>
      <text:p text:style-name="P4">
"In the western regions, it is cloudy with clearings, short-term rains, sometimes thunderstorms; in the rest of the territory is cloudy, without precipitation. Wind southern, southeast, 7-12 m/s, in the west of the country in places of gusts of 15-20 m/s. 10-15 °, in the eastern regions of 7-12 °; in the afternoon 21-26 °, in Transcarpathia and the locations of the Carpathian region 18-23 °; in the Carpathians at night 6-11 °, in the afternoon 15-20 ° ",-it is said.</text:p>
      <text:p text:style-name="P4">
In Kyiv and the region, no precipitation is expected on May 17. <text:a xlink:type="simple" xlink:href="https://www.ukrinform.ua/tag-viter" text:style-name="Internet_20_link" text:visited-style-name="Visited_20_Internet_20_Link">
</text:a>
Southeast, 7-12 m/s. In the capital, at night 11-13 °, in the afternoon about 25 °, in Kyiv region at night 10-15 °, in the afternoon21-26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a>
According to the forecast, in the western regions there will be small short -term rains, thunderstorms, May 18 in the afternoon in some areas of hail; In the rest of the territory, it is a good cloud, without precipitation, only in the afternoon on May 19 in Southern Korineveli short -term rain, a thunderstorm. Wind Southeast with Transition North-East, 5-10 m/s. Temperature at night 10-15 °(May 18 in the East Holster 8-13 °), in the afternoon 22-27 °, in the western regions on May 18, 16-21 °, May 1919-24 °.</text:p>
      <text:p text:style-name="P4">
In Kiev and the region on May 18-19 without precipitation. Wind Southeast with Transition North-East, 5-10 m/s. In the capital, the temperature at night is 13-15 °, in the afternoon24-26 °, in the Kyiv region at night 10-15 °, in the afternoon 22-27 °.</text:p>
      <text:p text:style-name="P4">
Forecasters are forecast on May 20 at night in the southern part and western holes, in the afternoon in Ukraine there is a little short -term rain and thunderstorm in Ukraine. On 21th places will be small, in the daytime in the western part of temperate rain, thunderstorms. Temperature at night 9-15 °(In Transcarpathia and Prykarpatti 7-12 °); In the afternoon 21-27 °, in the Carpathian region and in the Crimea 18-24 °.</text:p>
      <text:p text:style-name="P4">
<text:span text:style-name="T4">
 Read also: </text:span>
 <text:a xlink:type="simple" xlink:href="https://www.ukrinform.ua/rubric-world/3670244-pidvisenna-rivna-mora-moze-prizvesti-do-zniknenna-cilih-krain-gensek-oon.html" text:style-name="Internet_20_link" text:visited-style-name="Visited_20_Internet_20_Link">
</text:a>
In Kyiv and the region on the weekend, a small short -term rain is likely(On the night of May 20 without precipitation). У столиці температура вночі 13-15°, вдень24-26°, на Київщині вночі 10-15°, вдень 22-27°.</text:p>
      <text:p text:style-name="P4">
News Source: <text:a xlink:type="simple" xlink:href="https://www.ukrinform.ua/rubric-regions/3710013-sinoptiki-prognozuut-opadi-z-silnim-vitrom-u-zahidnih-oblastah.html" text:style-name="Internet_20_link" text:visited-style-name="Visited_20_Internet_20_Link">
https://www.ukrinform.ua/rubric-regions/3710013-sinoptiki-prognozuut-opadi-z-silnim-vitrom-u-zahidnih-oblastah.html</text:a>
</text:p>
      <!--NEWS-->
      <text:h text:style-name="P10" text:outline-level="1">
<text:span text:style-name="T4">
France has allocated € 7 million for housing for Mariupol</text:span>
</text:h>
      <text:p text:style-name="P4">
Authors: Ukrinform (Person)</text:p>
      <text:p text:style-name="P4">
Publisher: Укринформ (Organization)</text:p>
      <text:p text:style-name="P4">
Published Time: 2023-05-16T17:42:00+03:00</text:p>
      <text:p text:style-name="P4">
Modified Time: 2023-05-16T17:42:00+03:00</text:p>
      <text:p text:style-name="P4">
Description: The French government allocated 7 million euros for housing for Mariupol residents who were forced to leave the city captured by the Russian army. - Ukrinform.</text:p>
      <text:p text:style-name="P4">
Images: ["<text:a xlink:type="simple" xlink:href="https://static.ukrinform.com/photos/2018_10/thumb_files/630_360_1539085056-780.jpg" text:style-name="Internet_20_link" text:visited-style-name="Visited_20_Internet_20_Link">
630_360_15390...</text:a>
"]</text:p>
      <text:p text:style-name="P4">
Tags: ['Франція', 'Маріуполь', 'Житло', 'допомога']</text:p>
      <text:p text:style-name="P4">
Type: Article</text:p>
      <!--METADATA-->
      <text:p text:style-name="P4">
<draw:frame draw:style-name="fr1" draw:name="Image131" text:anchor-type="as-char" svg:width="6.9236in" svg:height="3.956343in" draw:z-index="0">
<draw:image xlink:href="../Images/yкринформ/2023-05-16T17-42-00-03-00/630_360_1539085056-780.jpg" xlink:type="simple" xlink:show="embed" xlink:actuate="onLoad" draw:mime-type="image/jpeg"/>
</draw:frame>
Governmentfranium has allocated 7 million euros for housing for Mariupol residents, which was to leave the city captured by the Russian army.</text:p>
      <text:p text:style-name="P4">
The Ukrinform correspondent was informed at the Mariupol City Council.</text:p>
      <text:p text:style-name="P4">
It is noted that today, May 16, the mayor of Mariupol Vadim Boychenkot Ambassador <text:a xlink:type="simple" xlink:href="https://www.ukrinform.ua/tag-francia" text:style-name="Internet_20_link" text:visited-style-name="Visited_20_Internet_20_Link">
</text:a>
In Ukraine, Etien de Passen was a pilot social dormitory for Immariupol displaced persons in the Dnieper.</text:p>
      <text:p text:style-name="P4">
It was stated that as part of the second stage of the Yariupol program. Housing »Udnipri will be repaired two other dormitories for temporarily displaced persons.</text:p>
      <text:p text:style-name="P4">
"The Ambassador Extraordinary and Plenipotentiary of France to Ukraine, Etien de Possen, stated that the Paris, together with the International Migration Organization, will allocate 7 million Eurovodes repair and arrangement of social dormitories for Mariupols," the message.</text:p>
      <text:p text:style-name="P4">
According to Boychenko, thanks to the implementation of the second stage of the project "Yariiupol.Shitlo" in Dnipropetrovsk will appear 333 apartments for Mariupol.</text:p>
      <text:p text:style-name="P4">
In his turn, Etien de Possen emphasized that France with pain in the serveri saved for the events that unfolded in Mariupol, and is trying to help help where possible.</text:p>
      <text:p text:style-name="P4">
<text:span text:style-name="T4">
 Read also: </text:span>
 <text:a xlink:type="simple" xlink:href="https://www.ukrinform.ua/rubric-regions/3709962-u-mariupoli-rosiani-vizivaut-17-rodin-z-budinku-akij-hocut-znesti.html" text:style-name="Internet_20_link" text:visited-style-name="Visited_20_Internet_20_Link">
<text:span text:style-name="T4">
 Mariupoli </text:span>
</text:a>
It was reported that Russia's aggression has caused one of the largest humanitarian catastrophes in Mariupol. The city is almost 90% destroyed as a result of hostility.</text:p>
      <text:p text:style-name="P4">
In Mariupol, 57 thousand families were left without housing, which is almost 200,000 local people.</text:p>
      <text:p text:style-name="P4">
According to the mayor of Mariupol Boychenko, about 120,000 inhabitants are now being captured in the occupied by the invaders, and about 120,000 went abroad, 150,000 to the territory of Free Ukraine.</text:p>
      <text:p text:style-name="P4">
News Source: <text:a xlink:type="simple" xlink:href="https://www.ukrinform.ua/rubric-regions/3710083-francia-vidilila-7-miljoniv-na-oblastuvanna-zitla-dla-mariupolciv.html" text:style-name="Internet_20_link" text:visited-style-name="Visited_20_Internet_20_Link">
https://www.ukrinform.ua/rubric-regions/3710083-francia-vidilila-7-miljoniv-na-oblastuvanna-zitla-dla-mariupolciv.html</text:a>
</text:p>
      <!--NEWS-->
      <text:h text:style-name="P10" text:outline-level="1">
<text:span text:style-name="T4">
Zavatska successfully started in the main network of 100 thousand in Madrid</text:span>
</text:h>
      <text:p text:style-name="P4">
Authors: Ukrinform (Person)</text:p>
      <text:p text:style-name="P4">
Publisher: Укринформ (Organization)</text:p>
      <text:p text:style-name="P4">
Published Time: 2023-05-16T17:45:19+03:00</text:p>
      <text:p text:style-name="P4">
Modified Time: 2023-05-16T17:45:19+03:00</text:p>
      <text:p text:style-name="P4">
Description: The Ukrainian won Marto Soriano Santiago from Spain. - Ukrinform.</text:p>
      <text:p text:style-name="P4">
Images: ["<text:a xlink:type="simple" xlink:href="https://static.ukrinform.com/photos/2023_05/thumb_files/630_360_1684248276-999.jpg" text:style-name="Internet_20_link" text:visited-style-name="Visited_20_Internet_20_Link">
630_360_16842...</text:a>
"]</text:p>
      <text:p text:style-name="P4">
Tags: ['Теніс']</text:p>
      <text:p text:style-name="P4">
Type: Article</text:p>
      <!--METADATA-->
      <text:p text:style-name="P4">
<draw:frame draw:style-name="fr1" draw:name="Image132" text:anchor-type="as-char" svg:width="6.9236in" svg:height="3.956343in" draw:z-index="0">
<draw:image xlink:href="../Images/yкринформ/2023-05-16T17-45-19-03-00/630_360_1684248276-999.jpg" xlink:type="simple" xlink:show="embed" xlink:actuate="onLoad" draw:mime-type="image/jpeg"/>
</draw:frame>
The Ukrainian won Marto Soriano Santiago from Spain.</text:p>
      <text:p text:style-name="P4">
Zavatska with Cambek started in the main mesh tournament of the ITFW100 series in Madrid(Spain), reports Ukrinform.</text:p>
      <text:p text:style-name="P4">
In the 1/16 final of the competition Ukrainian in three sets won Martha Soriano Santiago(Spain, WTA 873)- 3: 6, 6: 2, 6: 2. The match lasted 2 hours and 11 minutes. This was the first meeting of girls.</text:p>
      <text:p text:style-name="P4">
In 1/8 of the 100,000th finale in the capital of Spain Katarin will meet Clarytuson(WTA 126)From Denmark.</text:p>
      <text:p text:style-name="P4">
<text:span text:style-name="T4">
 Read also: </text:span>
 <text:a xlink:type="simple" xlink:href="https://www.ukrinform.ua/rubric-sports/3709526-zavacka-vijsla-v-osnovnu-sitku-100tisacnika-u-madridi.html" text:style-name="Internet_20_link" text:visited-style-name="Visited_20_Internet_20_Link">
<text:span text:style-name="T4">
 Zavatskaya </text:span>
</text:a>
As reported by Ukrinform, Zavatska started the qualification tournament, beating Semenov and Epleton on his way.</text:p>
      <text:p text:style-name="P4">
Photo: Getty Images</text:p>
      <text:p text:style-name="P4">
News Source: <text:a xlink:type="simple" xlink:href="https://www.ukrinform.ua/rubric-sports/3710085-zavacka-uspisno-startuvala-v-osnovnij-sitci-100tisacnika-u-madridi.html" text:style-name="Internet_20_link" text:visited-style-name="Visited_20_Internet_20_Link">
https://www.ukrinform.ua/rubric-sports/3710085-zavacka-uspisno-startuvala-v-osnovnij-sitci-100tisacnika-u-madridi.html</text:a>
</text:p>
      <!--NEWS-->
      <text:h text:style-name="P10" text:outline-level="1">
<text:span text:style-name="T4">
In Nikolaev, an exhibition of a famous embroidery was opened within the framework of the Cycle "Beregin of Ukraine"</text:span>
</text:h>
      <text:p text:style-name="P4">
Authors: Ukrinform (Person)</text:p>
      <text:p text:style-name="P4">
Publisher: Укринформ (Organization)</text:p>
      <text:p text:style-name="P4">
Published Time: 2023-05-16T17:47:00+03:00</text:p>
      <text:p text:style-name="P4">
Modified Time: 2023-05-16T17:47:00+03:00</text:p>
      <text:p text:style-name="P4">
Description: In Nikolaev a personal exhibition of embroidery, head of the regional branch of the National Union of Masters of Folk Art of Ukraine Jeanne Semennko-Rus within the framework of the creative cycle "Beregin of Ukraine" opened. - Ukrinform.</text:p>
      <text:p text:style-name="P4">
Images: ["<text:a xlink:type="simple" xlink:href="https://static.ukrinform.com/photos/2023_05/thumb_files/630_360_1684245919-9629.jpeg" text:style-name="Internet_20_link" text:visited-style-name="Visited_20_Internet_20_Link">
630_360_16842...</text:a>
", "<text:a xlink:type="simple" xlink:href="https://static.ukrinform.com/photos/2023_05/thumb_files/630_360_1684245919-2364.jpeg" text:style-name="Internet_20_link" text:visited-style-name="Visited_20_Internet_20_Link">
630_360_16842...</text:a>
", "<text:a xlink:type="simple" xlink:href="https://static.ukrinform.com/photos/2023_05/thumb_files/630_360_1684245919-8502.jpeg" text:style-name="Internet_20_link" text:visited-style-name="Visited_20_Internet_20_Link">
630_360_16842...</text:a>
", "<text:a xlink:type="simple" xlink:href="https://static.ukrinform.com/photos/2023_05/thumb_files/630_360_1684245919-9211.jpeg" text:style-name="Internet_20_link" text:visited-style-name="Visited_20_Internet_20_Link">
630_360_16842...</text:a>
", "<text:a xlink:type="simple" xlink:href="https://static.ukrinform.com/photos/2023_05/thumb_files/630_360_1684245919-8855.jpeg" text:style-name="Internet_20_link" text:visited-style-name="Visited_20_Internet_20_Link">
630_360_16842...</text:a>
", "<text:a xlink:type="simple" xlink:href="https://static.ukrinform.com/photos/2023_05/thumb_files/630_360_1684245919-4298.jpeg" text:style-name="Internet_20_link" text:visited-style-name="Visited_20_Internet_20_Link">
630_360_16842...</text:a>
", "<text:a xlink:type="simple" xlink:href="https://static.ukrinform.com/photos/2023_05/thumb_files/630_360_1684245920-4922.jpeg" text:style-name="Internet_20_link" text:visited-style-name="Visited_20_Internet_20_Link">
630_360_16842...</text:a>
", "<text:a xlink:type="simple" xlink:href="https://static.ukrinform.com/photos/2023_05/thumb_files/630_360_1684245919-5301.jpeg" text:style-name="Internet_20_link" text:visited-style-name="Visited_20_Internet_20_Link">
630_360_16842...</text:a>
", "<text:a xlink:type="simple" xlink:href="https://static.ukrinform.com/photos/2023_05/thumb_files/630_360_1684245920-4954.jpeg" text:style-name="Internet_20_link" text:visited-style-name="Visited_20_Internet_20_Link">
630_360_16842...</text:a>
", "<text:a xlink:type="simple" xlink:href="https://static.ukrinform.com/photos/2023_05/thumb_files/630_360_1684245920-9712.jpeg" text:style-name="Internet_20_link" text:visited-style-name="Visited_20_Internet_20_Link">
630_360_16842...</text:a>
", "<text:a xlink:type="simple" xlink:href="https://static.ukrinform.com/photos/2023_05/thumb_files/630_360_1684245920-2458.jpeg" text:style-name="Internet_20_link" text:visited-style-name="Visited_20_Internet_20_Link">
630_360_16842...</text:a>
"]</text:p>
      <text:p text:style-name="P4">
Tags: ['Миколаїв', 'Вишиванка', 'Виставка', 'Мистецтво']</text:p>
      <text:p text:style-name="P4">
Type: Article</text:p>
      <!--METADATA-->
      <text:p text:style-name="P4">
<draw:frame draw:style-name="fr1" draw:name="Image133" text:anchor-type="as-char" svg:width="6.9236in" svg:height="3.956343in" draw:z-index="0">
<draw:image xlink:href="../Images/yкринформ/2023-05-16T17-47-00-03-00/630_360_1684245919-9629.jpeg" xlink:type="simple" xlink:show="embed" xlink:actuate="onLoad" draw:mime-type="image/jpeg"/>
</draw:frame>
Mimikolaev opened a personal exhibition of embroidery, head of the regional-middle center of the National Union of Masters of Folk Art of Ukraine Jeannienenko-Rus within the framework of the creative cycle "Beregin of Ukraine".</text:p>
      <text:p text:style-name="P4">
This was reported by Ukrinform correspondent.</text:p>
      <text:p text:style-name="P4">
«The personal exhibition of Jeanne Semenko-Rus-eight from the creative cycle" Beregin of Ukraine ", the purpose of which is to acquaint the audience with the work of women of the city-hero Nikolaev. The event is dedicated to the Embroidery Day and it is very symbolic, especially ascertaine. After all <text:a xlink:type="simple" xlink:href="https://www.ukrinform.ua/tag-visivanka" text:style-name="Internet_20_link" text:visited-style-name="Visited_20_Internet_20_Link">
</text:a>
- This is a nation code. And it was during the war that he worked and stood up for the whole of Ukraine. That is why we called the oldest exhibition "Coasting Symbols". Because each symbol sewn in the shrubs has a protected functions that protect against evil neighbors, ”says Valentin Kryvtsov, the head of the Cultural and Artistic Association“ Art-Pecus ”.The exhibition presents towels and shirts not only the craftsman itself, but also its best students. The basis of the author's patterns that decorate the products, the maintenance symbols-charms and the methods of their layout. This gives the robotic exclusivity.</text:p>
      <text:p text:style-name="P4">
In general, Mrs. Jeanne for her creative life, which lasts for more than half a century, has lighted a hundred shirts and about 50 towels, as well as tablecloths, napkins and many more. It spends from a few months to a year for each work. And there are such products for the manufacture of which took two years.</text:p>
      <text:p text:style-name="P4">
However, she has the most favorite job - her personal shirt, embroidered on hemp cloth. She made it intentionally for meetings. It took only a few weeks to create.</text:p>
      <text:p text:style-name="P4">
The works of the craftsman participated in many exhibitions and festivals of both national and international festivals. They decorate private collections of Poland, Bulgaria, France, Japan, Australia, the United States and other countries of the world.</text:p>
      <text:p text:style-name="P4">
Zhanna Semenenko-Rus was born in 1947 in Pervomaisk in Mykolaiv region. After graduating from the Odessa State University. I. Mechnikov worked as a Ukrainian newspaper "Pribuzhsky Bulletin". Subsequently, she began to embroider, as well as to study the authentic ornamentation of the Pobuzhya-Posinushka region.</text:p>
      <text:p text:style-name="P4">
<text:span text:style-name="T4">
 Read also: </text:span>
 <text:a xlink:type="simple" xlink:href="https://www.ukrinform.ua/rubric-culture/3708039-u-berlini-vidkrilas-vistavka-sucasnih-ukrainskih-mitciv.html" text:style-name="Internet_20_link" text:visited-style-name="Visited_20_Internet_20_Link">
<text:span text:style-name="T4">
 Exhibition </text:span>
</text:a>
During the long-term research work, the craftsman developed the catalog-guide "My embroidered land of Pobuzhya-Posinushzha", which included the material of the basis of ancient embroidered specimens of districts of Mykolaiv region and Kirovograd region. Also, she developed an exclusive collection of author's embroidered works.</text:p>
      <text:p text:style-name="P4">
The organizers of the exhibition are the cultural and artistic Association "Art-Pecus" Taentral City Library. Mark Kropyvnytsky.</text:p>
      <text:p text:style-name="P4">
News Source: <text:a xlink:type="simple" xlink:href="https://www.ukrinform.ua/rubric-culture/3710088-u-mikolaevi-vidkrili-vistavku-vidomoi-visivalnici-u-ramkah-ciklu-beregini-ukraini.html" text:style-name="Internet_20_link" text:visited-style-name="Visited_20_Internet_20_Link">
https://www.ukrinform.ua/rubric-culture/3710088-u-mikolaevi-vidkrili-vistavku-vidomoi-visivalnici-u-ramkah-ciklu-beregini-ukraini.html</text:a>
</text:p>
      <!--NEWS-->
      <text:h text:style-name="P10" text:outline-level="1">
<text:span text:style-name="T4">
In Chernihiv region through shelling - large -scale forest fires</text:span>
</text:h>
      <text:p text:style-name="P4">
Authors: Ukrinform (Person)</text:p>
      <text:p text:style-name="P4">
Publisher: Укринформ (Organization)</text:p>
      <text:p text:style-name="P4">
Published Time: 2023-05-16T18:02:00+03:00</text:p>
      <text:p text:style-name="P4">
Modified Time: 2023-05-16T18:02:00+03:00</text:p>
      <text:p text:style-name="P4">
Description: As a result of shelling in the Chernihiv region, large -scale forest fires are ongoing, the area of which cannot be installed due to active fighting. - Ukrinform.</text:p>
      <text:p text:style-name="P4">
Images: ["<text:a xlink:type="simple" xlink:href="https://static.ukrinform.com/photos/2023_05/thumb_files/630_360_1684249688-657.jpg" text:style-name="Internet_20_link" text:visited-style-name="Visited_20_Internet_20_Link">
630_360_16842...</text:a>
", "<text:a xlink:type="simple" xlink:href="https://static.ukrinform.com/photos/2023_05/1684249687-126.jpg" text:style-name="Internet_20_link" text:visited-style-name="Visited_20_Internet_20_Link">
1684249687-12...</text:a>
", "<text:a xlink:type="simple" xlink:href="https://static.ukrinform.com/photos/2023_05/1684249688-446.jpg" text:style-name="Internet_20_link" text:visited-style-name="Visited_20_Internet_20_Link">
1684249688-44...</text:a>
"]</text:p>
      <text:p text:style-name="P4">
Tags: ['Обстріл', 'Пожежа', 'Чернігівщина']</text:p>
      <text:p text:style-name="P4">
Type: Article</text:p>
      <!--METADATA-->
      <text:p text:style-name="P4">
<draw:frame draw:style-name="fr1" draw:name="Image134" text:anchor-type="as-char" svg:width="6.9236in" svg:height="3.956343in" draw:z-index="0">
<draw:image xlink:href="../Images/yкринформ/2023-05-16T18-02-00-03-00/630_360_1684249688-657.jpg" xlink:type="simple" xlink:show="embed" xlink:actuate="onLoad" draw:mime-type="image/jpeg"/>
</draw:frame>
In addition, large -scale forest fires are ongoing in the Chernihiv region, the area of which is impossible to install due to active fighting.</text:p>
      <text:p text:style-name="P4">
About it reports SE "Forests of Ukraine" in <text:a xlink:type="simple" xlink:href="https://www.facebook.com/ForestsOfUkraine/posts/pfbid0t7sx1pk3hoh64tFHQbZksSFFwd5831NsQuFVguSikAcmN9K27esjnxSEfPnaEs1sl" text:style-name="Internet_20_link" text:visited-style-name="Visited_20_Internet_20_Link">
</text:a>
, reports Ukrinform.</text:p>
      <text:p text:style-name="P4">
"As a result of enemy shelling in the territory of forest areas of the branch" Novgorod-Siversky Forestry "began <text:a xlink:type="simple" xlink:href="https://www.ukrinform.ua/tag-pozeza" text:style-name="Internet_20_link" text:visited-style-name="Visited_20_Internet_20_Link">
</text:a>
. Now the combustion continues on 2 cells on the territory of Semenivskyi - near the village. Spinning and near the village. MH, ”the message reads.</text:p>
      <text:p text:style-name="P4">
<draw:frame draw:style-name="fr1" draw:name="Image135" text:anchor-type="as-char" svg:width="6.9236in" svg:height="4.609323in" draw:z-index="0">
<draw:image xlink:href="../Images/yкринформ/2023-05-16T18-02-00-03-00/1684249687-126.jpg" xlink:type="simple" xlink:show="embed" xlink:actuate="onLoad" draw:mime-type="image/jpeg"/>
</draw:frame>
According to state -owned enterprises, residents of Bleshnya and MHI settlements were even earlier in connection with hostilities. However, there is a danger of distribution to the following settlements - Orlikivka and Baranivka, people delay.</text:p>
      <text:p text:style-name="P4">
<text:span text:style-name="T4">
 Read also: </text:span>
 <text:a xlink:type="simple" xlink:href="https://www.ukrinform.ua/rubric-regions/3709804-na-kiivsini-likviduvali-masstabnu-lisovu-pozezu.html" text:style-name="Internet_20_link" text:visited-style-name="Visited_20_Internet_20_Link">
<text:span text:style-name="T4">
 fire </text:span>
</text:a>
It is emphasized that due to active fighting, the area of the fire is contained. Branch foresters try to stop the fire, create mineralized strips near settlements and establish a natural obstacle to the path of spreading fire.</text:p>
      <text:p text:style-name="P4">
<draw:frame draw:style-name="fr1" draw:name="Image136" text:anchor-type="as-char" svg:width="6.9236in" svg:height="4.609323in" draw:z-index="0">
<draw:image xlink:href="../Images/yкринформ/2023-05-16T18-02-00-03-00/1684249688-446.jpg" xlink:type="simple" xlink:show="embed" xlink:actuate="onLoad" draw:mime-type="image/jpeg"/>
</draw:frame>
According to the Ukrhydromet Center, on May 15-17, the extraordinary level of fire danger will be observed at the Kyivshchyna.</text:p>
      <text:p text:style-name="P4">
News Source: <text:a xlink:type="simple" xlink:href="https://www.ukrinform.ua/rubric-regions/3710095-na-cernigivsini-cerez-obstrili-masstabni-lisovi-pozezi.html" text:style-name="Internet_20_link" text:visited-style-name="Visited_20_Internet_20_Link">
https://www.ukrinform.ua/rubric-regions/3710095-na-cernigivsini-cerez-obstrili-masstabni-lisovi-pozezi.html</text:a>
</text:p>
      <!--NEWS-->
      <text:h text:style-name="P10" text:outline-level="1">
<text:span text:style-name="T4">
Ukraine in the first quarter exported goods for $ 10.3 billion - State Statistics Committee</text:span>
</text:h>
      <text:p text:style-name="P4">
Authors: Ukrinform (Person)</text:p>
      <text:p text:style-name="P4">
Publisher: Укринформ (Organization)</text:p>
      <text:p text:style-name="P4">
Published Time: 2023-05-16T18:03:30+03:00</text:p>
      <text:p text:style-name="P4">
Modified Time: 2023-05-16T18:03:30+03:00</text:p>
      <text:p text:style-name="P4">
Description: In January-March 2023, Ukraine exported goods by $ 10.3 billion. US and imported goods by $ 15.7 billion. USA. - Ukrinform.</text:p>
      <text:p text:style-name="P4">
Images: ["<text:a xlink:type="simple" xlink:href="https://static.ukrinform.com/photos/2019_11/thumb_files/630_360_1572885653-516.jpg" text:style-name="Internet_20_link" text:visited-style-name="Visited_20_Internet_20_Link">
630_360_15728...</text:a>
"]</text:p>
      <text:p text:style-name="P4">
Tags: ['Економіка', 'Експорт', 'Україна', 'Держстат']</text:p>
      <text:p text:style-name="P4">
Type: Article</text:p>
      <!--METADATA-->
      <text:p text:style-name="P4">
<draw:frame draw:style-name="fr1" draw:name="Image137" text:anchor-type="as-char" svg:width="6.9236in" svg:height="3.956343in" draw:z-index="0">
<draw:image xlink:href="../Images/yкринформ/2023-05-16T18-03-30-03-00/630_360_1572885653-516.jpg" xlink:type="simple" xlink:show="embed" xlink:actuate="onLoad" draw:mime-type="image/jpeg"/>
</draw:frame>
Ukraine-March 2023 exported goods by $ 10.3 billion. The United States has imported goods by $ 15.7 billion. USA.</text:p>
      <text:p text:style-name="P4">
As Ukrinform reports, it reports <text:a xlink:type="simple" xlink:href="http://www.ukrstat.gov.ua/" text:style-name="Internet_20_link" text:visited-style-name="Visited_20_Internet_20_Link">
</text:a>
.</text:p>
      <text:p text:style-name="P4">
“In the first quarter of 2023, the export of goods amounted to $ 10,35.5 million. US, or 73.9% compared to the 1st quarter of 2022, imports - $ 15,699.4 million, or 110.9%, ”the statement said.</text:p>
      <text:p text:style-name="P4">
Therefore, a negative balance was $ 5.4 billion(In the 1st quarter of 2022, there was also a detached balance - $ 208.0 million).</text:p>
      <text:p text:style-name="P4">
Найбільшого падіння у звітний період зазнали обсяги експорту чорних металів –на 75,3% до показників минулого року.</text:p>
      <text:p text:style-name="P4">
Серед імпортованих товарів найбільший приріст зафіксовано в категорії«електричні машини» (+48,2%).</text:p>
      <text:p text:style-name="P4">
У березні 2023 року порівняно із лютим сезонно скориговані обсяги <text:a xlink:type="simple" xlink:href="https://www.ukrinform.ua/tag-eksport" text:style-name="Internet_20_link" text:visited-style-name="Visited_20_Internet_20_Link">
</text:a>
increased by 1.1%, to $ 3.55 billion, imports- decreased by 3.9%, to $ 5.4 billion. Respectively, seasonally adjusted balance trading in March 2023 was negative and amounted to $ 1.88 billion in February Also negative - $ 2.12 billion.</text:p>
      <text:p text:style-name="P4">
<text:span text:style-name="T4">
 Read also: </text:span>
 <text:a xlink:type="simple" xlink:href="https://www.ukrinform.ua/rubric-economy/3707973-nacbank-prokomentuvav-rizke-spovilnenna-inflacii-u-kvitni.html" text:style-name="Internet_20_link" text:visited-style-name="Visited_20_Internet_20_Link">
</text:a>
As it was reported in the current marketing year(From July 1, 2022 to 12th 2023)Ukraine exported 43.336 million tons of grain and legumes.</text:p>
      <text:p text:style-name="P4">
News Source: <text:a xlink:type="simple" xlink:href="https://www.ukrinform.ua/rubric-economy/3710091-ukraina-v-i-kvartali-eksportuvala-tovariv-na-103-milarda-derzstat.html" text:style-name="Internet_20_link" text:visited-style-name="Visited_20_Internet_20_Link">
https://www.ukrinform.ua/rubric-economy/3710091-ukraina-v-i-kvartali-eksportuvala-tovariv-na-103-milarda-derzstat.html</text:a>
</text:p>
      <!--NEWS-->
      <text:h text:style-name="P10" text:outline-level="1">
<text:span text:style-name="T4">
Kyivstar updated the LOVE UA patriotic line for prepayment rates</text:span>
</text:h>
      <text:p text:style-name="P4">
Authors: Ukrinform (Person)</text:p>
      <text:p text:style-name="P4">
Publisher: Укринформ (Organization)</text:p>
      <text:p text:style-name="P4">
Published Time: 2023-05-16T18:11:00+03:00</text:p>
      <text:p text:style-name="P4">
Modified Time: 2023-05-16T18:11:00+03:00</text:p>
      <text:p text:style-name="P4">
Description: Kyivstar National TVcom operator presented the updated LOVE UA patriotic line for prepayment tariffs. - Ukrinform.</text:p>
      <text:p text:style-name="P4">
Images: ["<text:a xlink:type="simple" xlink:href="https://static.ukrinform.com/photos/2022_09/thumb_files/630_360_1664195625-636.jpg" text:style-name="Internet_20_link" text:visited-style-name="Visited_20_Internet_20_Link">
630_360_16641...</text:a>
", "<text:a xlink:type="simple" xlink:href="https://static.ukrinform.com/photos/2023_05/1684249627-954.jpg" text:style-name="Internet_20_link" text:visited-style-name="Visited_20_Internet_20_Link">
1684249627-95...</text:a>
"]</text:p>
      <text:p text:style-name="P4">
Tags: ['Технології', "Мобільний зв'язок", 'Київстар']</text:p>
      <text:p text:style-name="P4">
Type: Article</text:p>
      <!--METADATA-->
      <text:p text:style-name="P4">
<draw:frame draw:style-name="fr1" draw:name="Image138" text:anchor-type="as-char" svg:width="6.9236in" svg:height="3.956343in" draw:z-index="0">
<draw:image xlink:href="../Images/yкринформ/2023-05-16T18-11-00-03-00/630_360_1664195625-636.jpg" xlink:type="simple" xlink:show="embed" xlink:actuate="onLoad" draw:mime-type="image/jpeg"/>
</draw:frame>
Kyivstar National TVcom operator presented the updated LOVE UA patriotic for prepayment tariffs.</text:p>
      <text:p text:style-name="P4">
Ukrinform was informed in the press service of the company.</text:p>
      <text:p text:style-name="P4">
“The tariffs of the LOVE UA patriotic line continue to develop and change in accordance with the needs of the subscriber. In new tariffs <text:a xlink:type="simple" xlink:href="https://kyivstar.ua/tariffs/love-svitlo" text:style-name="Internet_20_link" text:visited-style-name="Visited_20_Internet_20_Link">
</text:a>
 , <text:a xlink:type="simple" xlink:href="https://kyivstar.ua/tariffs/love-pisnia" text:style-name="Internet_20_link" text:visited-style-name="Visited_20_Internet_20_Link">
</text:a>
 , <text:a xlink:type="simple" xlink:href="https://kyivstar.ua/tariffs/love-syla" text:style-name="Internet_20_link" text:visited-style-name="Visited_20_Internet_20_Link">
</text:a>
and <text:a xlink:type="simple" xlink:href="https://kyivstar.ua/internet-tv-mobile/alltogethersyla" text:style-name="Internet_20_link" text:visited-style-name="Visited_20_Internet_20_Link">
</text:a>
Subscribers are waiting for even more filling of the tinity, ”the company noted.</text:p>
      <text:p text:style-name="P4">
<draw:frame draw:style-name="fr1" draw:name="Image139" text:anchor-type="as-char" svg:width="6.9236in" svg:height="6.9236in" draw:z-index="0">
<draw:image xlink:href="../Images/yкринформ/2023-05-16T18-11-00-03-00/1684249627-954.jpg" xlink:type="simple" xlink:show="embed" xlink:actuate="onLoad" draw:mime-type="image/jpeg"/>
</draw:frame>
Each package offers subscribers all the necessary basic functions. In addition to calls on the Kyivstar, LOVE UA Light and Love UA, the song contain150 and 250 minutes, respectively, for calls to any mobile and fixed networks in Ukraine, as well as 15 and 25 GB of mobile traffic <text:a xlink:type="simple" xlink:href="https://www.ukrinform.ua/tag-internet" text:style-name="Internet_20_link" text:visited-style-name="Visited_20_Internet_20_Link">
</text:a>
. LOVE UA power offers its 300 minutes on any network and 50GB of mobile Internet.</text:p>
      <text:p text:style-name="P4">
Raming's Roming Service with increased mobile Internet in roaming is also included in the value of the tariff. For example, in the LOVE UA tariff is 10GB of traffic abroad(against 4000 MB that were before).</text:p>
      <text:p text:style-name="P4">
У тарифі ВСЕ РАЗОМ Сила, окрім послуг мобільного зв’язку, домашнього інтернетута платформи кіно та телебачення «Київстар ТБ», користувачам тарифу буде такождоступна послуга «Роумінг як вдома».</text:p>
      <text:p text:style-name="P4">
Окрім цього, всі тарифи передоплати мають «Суперсили» – додаткові послуги, якіабонент може сам собі обрати без зайвих витрат. Це можуть бути як звичайніхвилини на інші номери, так і підписка на платформу кіно та телебачення«Київстар ТБ» або ж швидкісний провідний інтернет.</text:p>
      <text:p text:style-name="P4">
<text:span text:style-name="T4">
Читайте також:</text:span>
 <text:a xlink:type="simple" xlink:href="https://www.ukrinform.ua/rubric-technology/3691852-kiivstar-posilue-partnerstvo-iz-fortinet-zadla-protidii-kiberzagrozam.html" text:style-name="Internet_20_link" text:visited-style-name="Visited_20_Internet_20_Link">
 <text:span text:style-name="T4">
Київстар</text:span>
 </text:a>
Among the Super Silter in Love UA tariffs are suggested:</text:p>
      <ul>
        <li>
Kyivstar TV with access to more than 320 TV channels and videos(Available to view from any gadget).   * Допомога Фонду «Повернись живим» – 50 грн від кожної сплати тарифу йтиме на підтримку ЗСУ.   * Провідний інтернет від «Домашній інтернет від Київстар» або збільшення його до швидкості 1 ГБ/сек.   * SIM для планшета чи другого телефона.   * 100 хвилин на будь-які номери по Україні чи за кордон та багато інших додаткових опцій.</li>
      </ul>
      <text:p text:style-name="P4">
News Source: <text:a xlink:type="simple" xlink:href="https://www.ukrinform.ua/rubric-technology/3710097-kiivstar-onoviv-patrioticnu-linijku-love-ua-dla-tarifiv-peredoplati.html" text:style-name="Internet_20_link" text:visited-style-name="Visited_20_Internet_20_Link">
https://www.ukrinform.ua/rubric-technology/3710097-kiivstar-onoviv-patrioticnu-linijku-love-ua-dla-tarifiv-peredoplati.html</text:a>
</text:p>
      <!--NEWS-->
      <text:h text:style-name="P10" text:outline-level="1">
<text:span text:style-name="T4">
US exhibit in Moscow urged to resolve any issues with Russia from the position of force</text:span>
</text:h>
      <text:p text:style-name="P4">
Authors: Ukrinform (Person)</text:p>
      <text:p text:style-name="P4">
Publisher: Укринформ (Organization)</text:p>
      <text:p text:style-name="P4">
Published Time: 2023-05-16T18:20:00+03:00</text:p>
      <text:p text:style-name="P4">
Modified Time: 2023-05-16T18:20:00+03:00</text:p>
      <text:p text:style-name="P4">
Description: The United States should treat Russia as an enemy, in no way trust the statements of the Kremlin government, not ask, and instead approach any issues of interaction from the standpoint of strength and confidence. - Ukrinform.</text:p>
      <text:p text:style-name="P4">
Images: ["<text:a xlink:type="simple" xlink:href="https://static.ukrinform.com/photos/2018_02/thumb_files/630_360_1518671202-8390-dzon-sallivan-foto-ar.jpg" text:style-name="Internet_20_link" text:visited-style-name="Visited_20_Internet_20_Link">
630_360_15186...</text:a>
"]</text:p>
      <text:p text:style-name="P4">
Tags: ['Посол', 'Путін', 'США', 'Війна з Росією']</text:p>
      <text:p text:style-name="P4">
Type: Article</text:p>
      <!--METADATA-->
      <text:p text:style-name="P4">
<draw:frame draw:style-name="fr1" draw:name="Image140" text:anchor-type="as-char" svg:width="6.9236in" svg:height="3.956343in" draw:z-index="0">
<draw:image xlink:href="../Images/yкринформ/2023-05-16T18-20-00-03-00/630_360_1518671202-8390-dzon-sallivan-foto-ar.jpg" xlink:type="simple" xlink:show="embed" xlink:actuate="onLoad" draw:mime-type="image/jpeg"/>
</draw:frame>
The United States should treat Russia as an opponent, in no way to trust the statements of the Kremlin government, ask nothing, and instead come to resolving any issues of interaction from the standpoint of the power.</text:p>
      <text:p text:style-name="P4">
This was stated on Tuesday during the hearing on the Committee on Foreign Patients 10th US Ambassador to Russia John Sullivan, reports his own correspondent.</text:p>
      <text:p text:style-name="P4">
“The first and most important thing, Russia under the leadership of Putin is an irreconcilable opponent of the United States. <text:a xlink:type="simple" xlink:href="https://www.ukrinform.ua/tag-putin" text:style-name="Internet_20_link" text:visited-style-name="Visited_20_Internet_20_Link">
</text:a>
He believes that Russia is fighting with us in the collision of "civilizations", they have declared it in the new formulation of their foreign policy, "- said the former high diplomat.</text:p>
      <text:p text:style-name="P4">
He emphasized that in order to achieve the United States of successful policy of Naproian direction, it is necessary to understand their enemy.</text:p>
      <text:p text:style-name="P4">
"Secondly, we need to work on creating an architecture of security within the framework of NATO, as well as with the help of intense bilateral and multilateral diplomatia to protect not only Ukraine but also Europe and the rest of the world of red-Russian aggression," Sullivan said.</text:p>
      <text:p text:style-name="P4">
Third, he said "there can be no confidence in the Russian government." In this connection, he recalled how in 2022 the Kremlin repeatedly stated that he did not plan to attack Ukraine. "Why should someone trust this power?" The exhibition said.</text:p>
      <text:p text:style-name="P4">
<text:span text:style-name="T4">
 Read also: </text:span>
 <text:a xlink:type="simple" xlink:href="https://www.ukrinform.ua/rubric-world/3709658-sankcii-vplivaut-na-zdatnist-putina-vesti-vijnu-bilij-dim.html" text:style-name="Internet_20_link" text:visited-style-name="Visited_20_Internet_20_Link">
<text:span text:style-name="T4">
 White </text:span>
 <text:span text:style-name="T4">
 Home </text:span>
 <text:span text:style-name="T4">
 </text:span>
 sanctions <text:span text:style-name="T4">
 </text:span>
 <text:span text:style-name="T4">
 influence </text:span>
 <text:span text:style-name="T4">
 </text:span>
 Putin's ability <text:span text:style-name="T4">
 Putin </text:span>
 <text:span text:style-name="T4">
 </text:span>
 Vesti <text:span text:style-name="T4">
 </text:span>
 <text:span text:style-name="T4">
 War </text:span>
</text:a>
He expressed the belief that it is time to return to the Mantra "Trust, but check" Ronald Reagan.</text:p>
      <text:p text:style-name="P4">
“There can be no confidence(to the Russian Federation - ed.), only a verification of the establishment of justice for Ukraine and victims of Russian military rays in Ukraine, ”the former ambassador said.</text:p>
      <text:p text:style-name="P4">
Sullivan acknowledged that it is difficult to implement diplomacy in such circumstances, but Shan should refuse to completely refuse when the national interests of America require.</text:p>
      <text:p text:style-name="P4">
“But our interests do not require the Russians to ask for dialogue, whether it is a controlling assembly or a war in Ukraine. And they want it. And it will only bring to new failures in politics, ”he said.Sullivan noted that during his stay as a US Ambassador to Moscow, he vinked the best advice: never to ask the Russians. "We must approach any of the proposed interaction or negotiations from the standpoint of Sylite confidence," the exdiplomat emphasized.</text:p>
      <text:p text:style-name="P4">
Finally, he noted that between Russia and the United States still remains the permanence of parity in the issue of diplomatic presence.</text:p>
      <text:p text:style-name="P4">
“We have an embassy in Moscow and there are no consulates. They have an embassy Vvashington and two consulates in Gouston and New York. In addition, they have more diplomats intended for a bilateral mission in the United States than we are in Russia. We need to insist on reciprocity, ”Sullivan emphasized.</text:p>
      <text:p text:style-name="P4">
News Source: <text:a xlink:type="simple" xlink:href="https://www.ukrinform.ua/rubric-polytics/3710102-eksposol-ssa-v-moskvi-zaklikav-virisuvati-budaki-pitanna-z-rosieu-z-pozicii-sili.html" text:style-name="Internet_20_link" text:visited-style-name="Visited_20_Internet_20_Link">
https://www.ukrinform.ua/rubric-polytics/3710102-eksposol-ssa-v-moskvi-zaklikav-virisuvati-budaki-pitanna-z-rosieu-z-pozicii-sili.html</text:a>
</text:p>
      <!--NEWS-->
      <text:h text:style-name="P10" text:outline-level="1">
<text:span text:style-name="T4">
Ministor on Wednesday presents an updated platform action. Education</text:span>
</text:h>
      <text:p text:style-name="P4">
Authors: Ukrinform (Person)</text:p>
      <text:p text:style-name="P4">
Publisher: Укринформ (Organization)</text:p>
      <text:p text:style-name="P4">
Published Time: 2023-05-16T18:22:04+03:00</text:p>
      <text:p text:style-name="P4">
Modified Time: 2023-05-16T18:22:04+03:00</text:p>
      <text:p text:style-name="P4">
Description: The Ministry of Digital Transformation on Wednesday, May 17, presents the updated platform. - Ukrinform.</text:p>
      <text:p text:style-name="P4">
Images: ["<text:a xlink:type="simple" xlink:href="https://static.ukrinform.com/photos/2022_12/thumb_files/630_360_1670147715-702.jpg" text:style-name="Internet_20_link" text:visited-style-name="Visited_20_Internet_20_Link">
630_360_16701...</text:a>
"]</text:p>
      <text:p text:style-name="P4">
Tags: ['Освіта', 'Мінцифри', 'Додаток “ДІЯ”']</text:p>
      <text:p text:style-name="P4">
Type: Article</text:p>
      <!--METADATA-->
      <text:p text:style-name="P4">
<draw:frame draw:style-name="fr1" draw:name="Image141" text:anchor-type="as-char" svg:width="6.9236in" svg:height="3.956343in" draw:z-index="0">
<draw:image xlink:href="../Images/yкринформ/2023-05-16T18-22-04-03-00/630_360_1670147715-702.jpg" xlink:type="simple" xlink:show="embed" xlink:actuate="onLoad" draw:mime-type="image/jpeg"/>
</draw:frame>
The Ministry of Digital Transformation on Wednesday, May 17, presents the reneweduplifter action.</text:p>
      <text:p text:style-name="P4">
According to Ukrinform, the Viceremier-Minister for Innovation, the Development of Education, Science and Technology-Minister of Digital Transformation Mikhail Fedorov report <text:a xlink:type="simple" xlink:href="https://t.me/zedigital/3141" text:style-name="Internet_20_link" text:visited-style-name="Visited_20_Internet_20_Link">
</text:a>
.</text:p>
      <text:p text:style-name="P4">
"We will present to the updated platform tomorrow. Education. The war has dramatically changed the lives of millions of Ukrainians. Many have to start looking for themselves first. We must not be afraid of change and open up new opportunities. To learn life and try ourselves in different professions. ](https://www.ukrinform.ua/tag-mihajlo-fedorov).</text:p>
      <text:p text:style-name="P4">
The purpose of the platform is to increase the digital literacy of Ukrainians, to help to work in the new region, to pump English and to be interested in learning through interactive formats.</text:p>
      <text:p text:style-name="P4">
"Therefore, we restart our digital literacy project - we transform it more than something. We present the national platform of current knowledge and skills. Education. We worked on it with the team Googl.Org and the Foundation of East," Fedorov emphasized.</text:p>
      <text:p text:style-name="P4">
The presentation can be joined online for <text:a xlink:type="simple" xlink:href="http://educon.in.ua/" text:style-name="Internet_20_link" text:visited-style-name="Visited_20_Internet_20_Link">
</text:a>
.</text:p>
      <text:p text:style-name="P4">
<text:span text:style-name="T4">
 Read also: </text:span>
 <text:a xlink:type="simple" xlink:href="https://www.ukrinform.ua/rubric-economy/3708212-cifrovizacia-sferi-socposlug-zekonomit-derzavi-milardi-griven-fedorov.html" text:style-name="Internet_20_link" text:visited-style-name="Visited_20_Internet_20_Link">
</text:a>
As reported by Ukrinform, to the cluster Brave1 - platforms for the combination of state and private initiatives for the development of innovative decisions in the interests of defense and security - [] <text:a xlink:type="simple" xlink:href="https://www.ukrinform.ua/rubric-technology/3708378-do-klastera-brave1-vze-nadijslo-ponad-100-zaavok-vid-ukrainskih-rozrobnikiv.html" text:style-name="Internet_20_link" text:visited-style-name="Visited_20_Internet_20_Link">
</text:a>
More than 100 ideas that can help Ukrainian technological advantage over the enemy.</text:p>
      <text:p text:style-name="P4">
<text:span text:style-name="T5">
Foto: Minisfra</text:span>
</text:p>
      <text:p text:style-name="P4">
News Source: <text:a xlink:type="simple" xlink:href="https://www.ukrinform.ua/rubric-technology/3710103-mincifri-u-seredu-prezentue-onovlenu-platformu-diaosvita.html" text:style-name="Internet_20_link" text:visited-style-name="Visited_20_Internet_20_Link">
https://www.ukrinform.ua/rubric-technology/3710103-mincifri-u-seredu-prezentue-onovlenu-platformu-diaosvita.html</text:a>
</text:p>
      <!--NEWS-->
      <text:h text:style-name="P10" text:outline-level="1">
<text:span text:style-name="T4">
WBA is considering the replacement of Duba in battle against Usik</text:span>
</text:h>
      <text:p text:style-name="P4">
Authors: Ukrinform (Person)</text:p>
      <text:p text:style-name="P4">
Publisher: Укринформ (Organization)</text:p>
      <text:p text:style-name="P4">
Published Time: 2023-05-16T18:23:53+03:00</text:p>
      <text:p text:style-name="P4">
Modified Time: 2023-05-16T18:23:53+03:00</text:p>
      <text:p text:style-name="P4">
Description: Usyk (20-0, 13 KOs) last went to the ring in August 2022. - Ukrinform.</text:p>
      <text:p text:style-name="P4">
Images: ["<text:a xlink:type="simple" xlink:href="https://static.ukrinform.com/photos/2023_05/thumb_files/630_360_1684250566-853.jpg" text:style-name="Internet_20_link" text:visited-style-name="Visited_20_Internet_20_Link">
630_360_16842...</text:a>
"]</text:p>
      <text:p text:style-name="P4">
Tags: ['Бокс', 'Усик']</text:p>
      <text:p text:style-name="P4">
Type: Article</text:p>
      <!--METADATA-->
      <text:p text:style-name="P4">
<draw:frame draw:style-name="fr1" draw:name="Image142" text:anchor-type="as-char" svg:width="6.9236in" svg:height="3.956343in" draw:z-index="0">
<draw:image xlink:href="../Images/yкринформ/2023-05-16T18-23-53-03-00/630_360_1684250566-853.jpg" xlink:type="simple" xlink:show="embed" xlink:actuate="onLoad" draw:mime-type="image/jpeg"/>
</draw:frame>
Usik(20-0, 13 Ko)The last time went to the ring in August 2022.</text:p>
      <text:p text:style-name="P4">
World Boxing Association(WBA)Determined the potential replacement of Dubauu Dubau's match against Alexander Usik, <text:a xlink:type="simple" xlink:href="https://twitter.com/DanRafael1/status/1658260292298522624" text:style-name="Internet_20_link" text:visited-style-name="Visited_20_Internet_20_Link">
</text:a>
American journalist Dan Raphael, Ukrinform reports.</text:p>
      <text:p text:style-name="P4">
In April, WBA was officially obliged Usik to hold a title battle against British Duba(19-1, 18 Ko). У грудні Дюбуа зазнав серйозної травми – упоєдинку проти Кевіна Лерена він пошкодив хрестоподібні зв'язки коліна.Всесвітня боксерська асоціація отримала від лікарів підтвердження проготовність Дюбуа провести повноцінну підготовку та вийти в ринг проти Усика.</text:p>
      <text:p text:style-name="P4">
Однак організація розглядає можливість заміни Даніеля у разі нової травми абоіншої причини. Відтак, якщо британець не зможе вийти в ринг проти Усика, WBAпризначить наступним суперником українця першого номера у рейтингу асоціації –Діонтея Вайлдера (43-2-1, 42 Ko).</text:p>
      <text:p text:style-name="P4">
«WBA повідомила, що якщо Дюбуа не буде доступний через травму коліна або збудь-якої іншої причини, Усику буде призначено зустрітися з наступнимпретендентом у рейтингу, яким є Діонтей Вайлдер», – написав у своєму Twitterжурналіст.</text:p>
      <text:p text:style-name="P4">
Вайлдер дебютував на професійному рівні у 2008 році. З того моменту провів 46поєдинків. На цьому рівні виграв 43 матчі, 42 – нокаутом, та двічі програвТайсону Ф'юрі.</text:p>
      <text:p text:style-name="P4">
<text:span text:style-name="T4">
Читайте також:</text:span>
 <text:a xlink:type="simple" xlink:href="https://www.ukrinform.ua/rubric-sports/3704516-usik-stav-ambasadorom-nacionalnoi-zbirnoi-ukraini-z-futbolu.html" text:style-name="Internet_20_link" text:visited-style-name="Visited_20_Internet_20_Link">
 <text:span text:style-name="T4">
Усик</text:span>
 </text:a>
As reported by Ukrinform, Alexander Usyk will assist the national team of football in the implementation of a number of social projects.</text:p>
      <text:p text:style-name="P4">
Photo: Getty Images</text:p>
      <text:p text:style-name="P4">
News Source: <text:a xlink:type="simple" xlink:href="https://www.ukrinform.ua/rubric-sports/3710105-wba-rozgladae-zaminu-dubua-u-bou-proti-usika.html" text:style-name="Internet_20_link" text:visited-style-name="Visited_20_Internet_20_Link">
https://www.ukrinform.ua/rubric-sports/3710105-wba-rozgladae-zaminu-dubua-u-bou-proti-usika.html</text:a>
</text:p>
      <!--NEWS-->
      <text:h text:style-name="P10" text:outline-level="1">
<text:span text:style-name="T4">
Ukraine prepares the power system for winter, taking into account possible military threats - Galushchenko</text:span>
</text:h>
      <text:p text:style-name="P4">
Authors: Ukrinform (Person)</text:p>
      <text:p text:style-name="P4">
Publisher: Укринформ (Organization)</text:p>
      <text:p text:style-name="P4">
Published Time: 2023-05-16T18:29:03+03:00</text:p>
      <text:p text:style-name="P4">
Modified Time: 2023-05-16T18:29:03+03:00</text:p>
      <text:p text:style-name="P4">
Description: Ukraine prepares the power system for the next heating season, taking into account possible military threats. - Ukrinform.</text:p>
      <text:p text:style-name="P4">
Images: ["<text:a xlink:type="simple" xlink:href="https://static.ukrinform.com/photos/2023_05/thumb_files/630_360_1684250562-741.jpg" text:style-name="Internet_20_link" text:visited-style-name="Visited_20_Internet_20_Link">
630_360_16842...</text:a>
"]</text:p>
      <text:p text:style-name="P4">
Tags: ['Енергетика', 'Опалювальний сезон', 'Галущенко', 'Війна з Росією']</text:p>
      <text:p text:style-name="P4">
Type: Article</text:p>
      <!--METADATA-->
      <text:p text:style-name="P4">
<draw:frame draw:style-name="fr1" draw:name="Image143" text:anchor-type="as-char" svg:width="6.9236in" svg:height="3.956343in" draw:z-index="0">
<draw:image xlink:href="../Images/yкринформ/2023-05-16T18-29-03-03-00/630_360_1684250562-741.jpg" xlink:type="simple" xlink:show="embed" xlink:actuate="onLoad" draw:mime-type="image/jpeg"/>
</draw:frame>
Ukraine prepares the power system for the next heating season, taking into account possible military threats.</text:p>
      <text:p text:style-name="P4">
According to Ukrinform, this was discussed at a meeting of the G7+ Coordination Group of Energy Sector of Ukraine, reports <text:a xlink:type="simple" xlink:href="https://www.facebook.com/minenergoUkraine/posts/pfbid0LfCLgQzUfZv9g2qfcPFJn16g4x17cHjdcgBvV3u3xv4XZ9PZUiqsS4aGFjdfM72bl" text:style-name="Internet_20_link" text:visited-style-name="Visited_20_Internet_20_Link">
</text:a>
.</text:p>
      <text:p text:style-name="P4">
«Атака цієї ночі вчергове довела, що протиповітряна <text:a xlink:type="simple" xlink:href="https://www.ukrinform.ua/tag-oborona" text:style-name="Internet_20_link" text:visited-style-name="Visited_20_Internet_20_Link">
</text:a>
Ukraine works perfectly, and this is the hope for the future. At the same time, we understand that Russia will not refuse intentions and continue to strike on our energy infrastructure, especially with the beginning of the next heating season. That is why we are already preparing for the winter, we restore what has been attacked, and we and settle the protection of our energy facilities, ”said Energetics Minister Galushchenko.</text:p>
      <text:p text:style-name="P4">
<text:span text:style-name="T4">
 Read also: </text:span>
 <text:a xlink:type="simple" xlink:href="https://www.ukrinform.ua/rubric-economy/3694175-ukraina-planue-eksportuvati-do-evropi-bilse-elektroenergii-niz-torik-galusenko.html" text:style-name="Internet_20_link" text:visited-style-name="Visited_20_Internet_20_Link">
<text:span text:style-name="T4">
 Galushchenko </text:span>
</text:a>
He also emphasized the importance of commissioning of the updated line of electric programs "Khmelnitsky NPP - Rzeszow", which enhances energy security of Ukraine by using mechanisms of export and import mechanisms of electricity.</text:p>
      <text:p text:style-name="P4">
In preparation for the next heating season, spare equipment is also formed, which may be needed to restore the facilities of the enemy. Ukraine informs about current needs on platformaidenergy. Among the most necessary needs are equipment that helps to centralize the generation, including mobile gas turbines and gas pistons.</text:p>
      <text:p text:style-name="P4">
The Minister also informed the participants of the meeting on measures to accumulate energy resources for the next heating season. He recalled that Ukrtransgaz was certified according to European rules, IUUraine is ready to provide European partners with the capacity of its underground storage facilities for gas storage. This will, in turn, strengthen both European and Ukrainian energy security.</text:p>
      <text:p text:style-name="P4">
<text:span text:style-name="T4">
 Read also: </text:span>
 <text:a xlink:type="simple" xlink:href="https://www.ukrinform.ua/rubric-economy/3709709-rosia-povinna-vidpovisti-v-mks-za-zlocini-proti-energosistemi-ukraini-galusenko.html" text:style-name="Internet_20_link" text:visited-style-name="Visited_20_Internet_20_Link">
<text:span text:style-name="T4">
 Galushchenko </text:span>
</text:a>
It was reported that $ 3.4 billion is needed to prepare for the next heating season, and this amount includes both generation resumption and purchasing resources.</text:p>
      <text:p text:style-name="P4">
News Source: <text:a xlink:type="simple" xlink:href="https://www.ukrinform.ua/rubric-economy/3710107-ukraina-gotue-energosistemu-do-zimi-z-urahuvannam-mozlivih-vijskovih-zagroz-galusenko.html" text:style-name="Internet_20_link" text:visited-style-name="Visited_20_Internet_20_Link">
https://www.ukrinform.ua/rubric-economy/3710107-ukraina-gotue-energosistemu-do-zimi-z-urahuvannam-mozlivih-vijskovih-zagroz-galusenko.html</text:a>
</text:p>
      <!--NEWS-->
      <text:h text:style-name="P10" text:outline-level="1">
<text:span text:style-name="T4">
Plenum date from the election of a new Supreme Court will be announced in the coming days</text:span>
</text:h>
      <text:p text:style-name="P4">
Authors: Ukrinform (Person)</text:p>
      <text:p text:style-name="P4">
Publisher: Укринформ (Organization)</text:p>
      <text:p text:style-name="P4">
Published Time: 2023-05-16T18:32:00+03:00</text:p>
      <text:p text:style-name="P4">
Modified Time: 2023-05-16T18:32:00+03:00</text:p>
      <text:p text:style-name="P4">
Description: The Plenum of the Supreme Court for the election of a new chairman will be convened in the near future after consultation between judges. - Ukrinform.</text:p>
      <text:p text:style-name="P4">
Images: ["<text:a xlink:type="simple" xlink:href="https://static.ukrinform.com/photos/2023_05/thumb_files/630_360_1684251456-507.jpg" text:style-name="Internet_20_link" text:visited-style-name="Visited_20_Internet_20_Link">
630_360_16842...</text:a>
"]</text:p>
      <text:p text:style-name="P4">
Tags: ['Князєв', 'Судді', 'Верховний Суд', 'Боротьба з корупцією']</text:p>
      <text:p text:style-name="P4">
Type: Article</text:p>
      <!--METADATA-->
      <text:p text:style-name="P4">
<draw:frame draw:style-name="fr1" draw:name="Image144" text:anchor-type="as-char" svg:width="6.9236in" svg:height="3.956343in" draw:z-index="0">
<draw:image xlink:href="../Images/yкринформ/2023-05-16T18-32-00-03-00/630_360_1684251456-507.jpg" xlink:type="simple" xlink:show="embed" xlink:actuate="onLoad" draw:mime-type="image/jpeg"/>
</draw:frame>
The plenary court of the election of a new chairman will be convened in the near future after consultations between judges.</text:p>
      <text:p text:style-name="P4">
About it reported V.O. The head of the Armed Forces Dmytro Lupsenyk during a press conference of the afternoon of the Plenum, at which the judge voted for expressing the distrustful head of the court of Vsevolod Knyazev, Ukrinform correspondent reports.</text:p>
      <text:p text:style-name="P4">
"The plenum of the Armed Forces has terminated the authority of the head ahead of schedule <text:a xlink:type="simple" xlink:href="https://www.ukrinform.ua/tag-verhovnij-sud" text:style-name="Internet_20_link" text:visited-style-name="Visited_20_Internet_20_Link">
</text:a>
. How can the plenum be prescribed for the election of a new head? We will solve this issue after sure consultations within the team in the next day, which we will be additionally reported, "he said.</text:p>
      <text:p text:style-name="P4">
<text:span text:style-name="T4">
 Read also: </text:span>
 <text:a xlink:type="simple" xlink:href="https://www.ukrinform.ua/rubric-society/3710076-suddi-verhovnogo-sudu-progolosuvali-za-vislovlenna-nedoviri-knazevu.html" text:style-name="Internet_20_link" text:visited-style-name="Visited_20_Internet_20_Link">
<text:span text:style-name="T4">
 Knyazev </text:span>
</text:a>
According to Lupenik, the collective of the Armed Forces is not known the circumstances of the case relative to the expert head of the Armed Forces of the Armed Forces Knyazev.</text:p>
      <text:p text:style-name="P4">
"We only know what they announced at a Briefing of NABU and the SAP," he added.</text:p>
      <text:p text:style-name="P4">
At the same time, the chairman of the Civil Court of the Armed Forces Boris Gulko noted that the Armed Forces cooperates with the investigation because the judges are "interested in establishing".</text:p>
      <text:p text:style-name="P4">
As it was reported, during the Plenum of the Supreme Court on May 16, 140 judges were deployed for expressing distrust of the current head of the Vsevolod Knyazev. After this judge, they voted for the resolution of the Plenum of the Armed Forces to terminate the authority of the President of the Armed Forces Knyazev. This resolution was supported by 137 judges.</text:p>
      <text:p text:style-name="P4">
According to the legislation, in the absence of the Chairman of the Armed Forces, his deputy chairman is imprisoned. However, the Armed Forces does not have a deputy chairman, so the obligations of the head of the court will be fulfilled by the judge who works for the longest time in the Armed Forces. Natural judge is the secretary of the Plenum of the Armed Forces Dmitry Luphenik.</text:p>
      <text:p text:style-name="P4">
At the same time, Knyazev, although he was released from the post of chairman, will remain the judge. The High Council of Justice has the right to release him.</text:p>
      <text:p text:style-name="P4">
On the eve of May 15 <text:a xlink:type="simple" xlink:href="https://www.ukrinform.ua/rubric-society/3709683-nabu-i-sap-vikrili-masstabnu-korupciu-u-verhovnomu-sudi.html" text:style-name="Internet_20_link" text:visited-style-name="Visited_20_Internet_20_Link">
</text:a>
Obtaining an undue benefit by the management and judges of the Supreme Court.</text:p>
      <text:p text:style-name="P4">
Law enforcement officers detained the current chairman of the Knyazev Armed Forces and withdrew $ 2.7 million.</text:p>
      <text:p text:style-name="P4">
News Source: <text:a xlink:type="simple" xlink:href="https://www.ukrinform.ua/rubric-society/3710109-datu-plenumu-z-obranna-novogo-golovi-verhovnogo-sudu-ogolosat-u-najblizci-dni.html" text:style-name="Internet_20_link" text:visited-style-name="Visited_20_Internet_20_Link">
https://www.ukrinform.ua/rubric-society/3710109-datu-plenumu-z-obranna-novogo-golovi-verhovnogo-sudu-ogolosat-u-najblizci-dni.html</text:a>
</text:p>
      <!--NEWS-->
      <text:h text:style-name="P10" text:outline-level="1">
<text:span text:style-name="T4">
PACE President plans to visit Ukraine</text:span>
</text:h>
      <text:p text:style-name="P4">
Authors: Ukrinform (Person)</text:p>
      <text:p text:style-name="P4">
Publisher: Укринформ (Organization)</text:p>
      <text:p text:style-name="P4">
Published Time: 2023-05-16T18:32:25+03:00</text:p>
      <text:p text:style-name="P4">
Modified Time: 2023-05-16T18:32:25+03:00</text:p>
      <text:p text:style-name="P4">
Description: The President of the Parliamentary Assembly of the Council of Europe is planning to visit Ukraine for discussion with the Verkhovna Rada. - Ukrinform.</text:p>
      <text:p text:style-name="P4">
Images: ["<text:a xlink:type="simple" xlink:href="https://static.ukrinform.com/photos/2022_12/thumb_files/630_360_1671925905-403.jpg" text:style-name="Internet_20_link" text:visited-style-name="Visited_20_Internet_20_Link">
630_360_16719...</text:a>
"]</text:p>
      <text:p text:style-name="P4">
Tags: ['ПАРЄ', 'Верховна Рада', 'Тіні Кокс']</text:p>
      <text:p text:style-name="P4">
Type: Article</text:p>
      <!--METADATA-->
      <text:p text:style-name="P4">
<draw:frame draw:style-name="fr1" draw:name="Image145" text:anchor-type="as-char" svg:width="6.9236in" svg:height="3.956343in" draw:z-index="0">
<draw:image xlink:href="../Images/yкринформ/2023-05-16T18-32-25-03-00/630_360_1671925905-403.jpg" xlink:type="simple" xlink:show="embed" xlink:actuate="onLoad" draw:mime-type="image/jpeg"/>
</draw:frame>
The Council of Europe Presidential Assembly Shadows Cox plans to visit Ukraine for the issue of freedom of speech with the Verkhovna Rada.</text:p>
      <text:p text:style-name="P4">
He stated this in an interview <text:a xlink:type="simple" xlink:href="http://www.youtube.com/watch" text:style-name="Internet_20_link" text:visited-style-name="Visited_20_Internet_20_Link">
</text:a>
, reports Ukrinform.</text:p>
      <text:p text:style-name="P4">
Cox noted that as the PACE chairman he follows the freedom of speech and the media, calling it an important thing.</text:p>
      <text:p text:style-name="P4">
"Of course, in the face of war, something should happen differently, but there are basic things. Even your president noted that we protect not the borders, but the values of tags. I plan to go to Ukraine soon. I want to discuss this with your Parliament, ”the PACE President said.</text:p>
      <text:p text:style-name="P4">
In his opinion, the Council of Europe can help <text:a xlink:type="simple" xlink:href="https://www.ukrinform.ua/tag-verhovna-rada" text:style-name="Internet_20_link" text:visited-style-name="Visited_20_Internet_20_Link">
</text:a>
Improve the situation even in the present times of the war. Coke also quit the Ukrainian state: "Do not wait for the end of the war to fix what you can fix now, because tomorrow there will be new challenges, novoroblem."</text:p>
      <text:p text:style-name="P4">
<text:span text:style-name="T4">
 Read also: </text:span>
 <text:a xlink:type="simple" xlink:href="https://www.ukrinform.ua/rubric-polytics/3709706-vid-samitu-radi-evropi-ukraina-ocikue-posilenna-pidtrimki-stefancuk.html" text:style-name="Internet_20_link" text:visited-style-name="Visited_20_Internet_20_Link">
</text:a>
According to Ukrinform, according to the monitoring of freedom of expression of IMI, from the beginning of a full -scale invasion, 233 media stopped working because of Russia's war of anti -Ukraine.</text:p>
      <text:p text:style-name="P4">
Photo: facebook.com/tinykoxsp</text:p>
      <text:p text:style-name="P4">
News Source: <text:a xlink:type="simple" xlink:href="https://www.ukrinform.ua/rubric-polytics/3710110-prezident-pare-planue-vidvidati-ukrainu.html" text:style-name="Internet_20_link" text:visited-style-name="Visited_20_Internet_20_Link">
https://www.ukrinform.ua/rubric-polytics/3710110-prezident-pare-planue-vidvidati-ukrainu.html</text:a>
</text:p>
      <!--NEWS-->
      <text:h text:style-name="P10" text:outline-level="1">
<text:span text:style-name="T4">
The Ministry of Finance has placed the T -bills for more than ₴ 7 billion</text:span>
</text:h>
      <text:p text:style-name="P4">
Authors: Ukrinform (Person)</text:p>
      <text:p text:style-name="P4">
Publisher: Укринформ (Organization)</text:p>
      <text:p text:style-name="P4">
Published Time: 2023-05-16T18:39:41+03:00</text:p>
      <text:p text:style-name="P4">
Modified Time: 2023-05-16T18:39:41+03:00</text:p>
      <text:p text:style-name="P4">
Description: On May 16, 2023, the Ministry of Finance at an auction for the placement of domestic government bonds (T -bills) attracted UAH 7.026 billion in the state budge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text:p>
      <text:p text:style-name="P4">
Type: Article</text:p>
      <!--METADATA-->
      <text:p text:style-name="P4">
<draw:frame draw:style-name="fr1" draw:name="Image146" text:anchor-type="as-char" svg:width="6.9236in" svg:height="3.956343in" draw:z-index="0">
<draw:image xlink:href="../Images/yкринформ/2023-05-16T18-39-41-03-00/630_360_1550144984-323.jpg" xlink:type="simple" xlink:show="embed" xlink:actuate="onLoad" draw:mime-type="image/jpeg"/>
</draw:frame>
The Ministry of Finance on May 16, 2023 at auction for the placement of internal state loan(Towels)It has attracted 7.026 billion UAH in the state budget.</text:p>
      <text:p text:style-name="P4">
According to Ukrinform, the Ministry's press service in [] reports it(http://www.facebook.com/minfin.gov.ua/posts/pfbid0Hr34mdRBgU9MhXvgeq69cFha1uZueZdBLMLrZrrCxjqDPhebfnykKLUjzkqAzsjMl)"Today, the Ministry of Finance of Ukraine has placed military bonds for the amount of UAH 7 billion," the statement reads.</text:p>
      <text:p text:style-name="P4">
<text:a xlink:type="simple" xlink:href="https://www.ukrinform.ua/tag-minfin" text:style-name="Internet_20_link" text:visited-style-name="Visited_20_Internet_20_Link">
</text:a>
offered investors UAH: UAH 191 million at 18.5% with repayment in 1 year; UAH 2.009 billion under UAH 19.71% with repayment in 2.4 years.</text:p>
      <text:p text:style-name="P4">
Also, euros of EUR 121 million were offered at the euro at 3.22% with a year.</text:p>
      <text:p text:style-name="P4">
<text:span text:style-name="T4">
 Read also: </text:span>
 <text:a xlink:type="simple" xlink:href="https://www.ukrinform.ua/rubric-economy/3709575-ministr-finansiv-ne-viklucae-so-vidatki-budzetu-mozut-buti-neodnorazovo-zbilseni.html" text:style-name="Internet_20_link" text:visited-style-name="Visited_20_Internet_20_Link">
</text:a>
As reported by Ukrinform, from the beginning of a full -scale war from the sale of internal state loan(Towels)At auctions, the government has attracted almost UAH 429 billion in equivalent.</text:p>
      <text:p text:style-name="P4">
In connection with Russian aggression, the Ukrainian government has decided to graduate from military bonds in the amount of up to UAH 400 billion. The Ministry of Finance has been conducting AI -Tueling Authorities every Tuesday since March 1.</text:p>
      <text:p text:style-name="P4">
News Source: <text:a xlink:type="simple" xlink:href="https://www.ukrinform.ua/rubric-economy/3710113-minfin-rozmistiv-ovdp-na-bils-ak-7-milardiv.html" text:style-name="Internet_20_link" text:visited-style-name="Visited_20_Internet_20_Link">
https://www.ukrinform.ua/rubric-economy/3710113-minfin-rozmistiv-ovdp-na-bils-ak-7-milardiv.html</text:a>
</text:p>
      <!--NEWS-->
      <text:h text:style-name="P10" text:outline-level="1">
<text:span text:style-name="T4">
Ukraine and the IMF discussed fiscal and budgetary policies</text:span>
</text:h>
      <text:p text:style-name="P4">
Authors: Ukrinform (Person)</text:p>
      <text:p text:style-name="P4">
Publisher: Укринформ (Organization)</text:p>
      <text:p text:style-name="P4">
Published Time: 2023-05-16T18:44:49+03:00</text:p>
      <text:p text:style-name="P4">
Modified Time: 2023-05-16T18:44:49+03:00</text:p>
      <text:p text:style-name="P4">
Description: The Verkhovna Rada Committee on Finance, Tax and Customs Policy together with the Ministry of Finance held a meeting with the IMF representatives to identify the Ukrainian side of steps in fiscal and budgetary policy. - Ukrinform.</text:p>
      <text:p text:style-name="P4">
Images: ["<text:a xlink:type="simple" xlink:href="https://static.ukrinform.com/photos/2023_04/thumb_files/630_360_1680538218-164.jpg" text:style-name="Internet_20_link" text:visited-style-name="Visited_20_Internet_20_Link">
630_360_16805...</text:a>
"]</text:p>
      <text:p text:style-name="P4">
Tags: ['Мінфін', 'МВФ', 'Верховна Рада']</text:p>
      <text:p text:style-name="P4">
Type: Article</text:p>
      <!--METADATA-->
      <text:p text:style-name="P4">
<draw:frame draw:style-name="fr1" draw:name="Image147" text:anchor-type="as-char" svg:width="6.9236in" svg:height="3.956343in" draw:z-index="0">
<draw:image xlink:href="../Images/yкринформ/2023-05-16T18-44-49-03-00/630_360_1680538218-164.jpg" xlink:type="simple" xlink:show="embed" xlink:actuate="onLoad" draw:mime-type="image/jpeg"/>
</draw:frame>
The Committee on Finance, Tax and Customs Policy jointly with a change in finance meeting with the IMF representatives to determine the Ukrainian side of steps in fiscal and budgetary policy.</text:p>
      <text:p text:style-name="P4">
About it in <text:a xlink:type="simple" xlink:href="http://t.me/getmantsevdanil/4710" text:style-name="Internet_20_link" text:visited-style-name="Visited_20_Internet_20_Link">
</text:a>
The Chairman of the Verkhovna Rada Committee on Finance, Table Policy Danilo Getmantsev informed, Ukrinform reports.</text:p>
      <text:p text:style-name="P4">
"Together with the Ministry of Finance, they met with representatives <text:a xlink:type="simple" xlink:href="https://www.ukrinform.ua/tag-mvf" text:style-name="Internet_20_link" text:visited-style-name="Visited_20_Internet_20_Link">
</text:a>
Regarding our steps in fiscal and budgetary policy, ”Getmantsev said.</text:p>
      <text:p text:style-name="P4">
He emphasized that it is important for continuing funding programs to accept the Law 8401, the restoration of medium -term budget planning, as well as withholding from ill -advised and populist initiatives that cause direct damage to the budget and the state into the war.</text:p>
      <text:p text:style-name="P4">
Getmantsev noted that the partners conceptually supported the proposal for the moratorium on penalties and inspections for entrepreneurs who carry out in territories close to hostilities.</text:p>
      <text:p text:style-name="P4">
<text:span text:style-name="T4">
 Read also: </text:span>
 <text:a xlink:type="simple" xlink:href="https://www.ukrinform.ua/rubric-economy/3706344-lise-po-troh-pidakciznih-tovarah-budzet-nedootrimav-1-milard-getmancev.html" text:style-name="Internet_20_link" text:visited-style-name="Visited_20_Internet_20_Link">
<text:span text:style-name="T4">
 Getmantsev </text:span>
</text:a>
As reported by Ukrinform, the Chairman of the Verkhovna Rada of Ukraine Committee on Finance, Tax and Customs Policy Danilo Getmantsev in an interview with Ukrinforming that in Ukraine it is necessary to reform the Bab, the State Customs Service, as well as the State Tax Service by the end of the year. In particular, in January 2023, deputyanized the large -scale digitalization of tax.</text:p>
      <text:p text:style-name="P4">
News Source: <text:a xlink:type="simple" xlink:href="https://www.ukrinform.ua/rubric-economy/3710115-ukraina-i-mvf-obgovorili-fiskalnobudzetnu-politiku.html" text:style-name="Internet_20_link" text:visited-style-name="Visited_20_Internet_20_Link">
https://www.ukrinform.ua/rubric-economy/3710115-ukraina-i-mvf-obgovorili-fiskalnobudzetnu-politiku.html</text:a>
</text:p>
      <!--NEWS-->
      <text:h text:style-name="P10" text:outline-level="1">
<text:span text:style-name="T4">
In Zaporozhye detained an exhillionist who wanted to join the "Wagner"</text:span>
</text:h>
      <text:p text:style-name="P4">
Authors: Ukrinform (Person)</text:p>
      <text:p text:style-name="P4">
Publisher: Укринформ (Organization)</text:p>
      <text:p text:style-name="P4">
Published Time: 2023-05-16T18:53:00+03:00</text:p>
      <text:p text:style-name="P4">
Modified Time: 2023-05-16T18:53:00+03:00</text:p>
      <text:p text:style-name="P4">
Description: The Security Service of Ukraine detained a former law enforcement officer in Zaporozhye, who wanted to join Wagner PEC and fight against Ukraine. - Ukrinform.</text:p>
      <text:p text:style-name="P4">
Images: ["<text:a xlink:type="simple" xlink:href="https://static.ukrinform.com/photos/2023_05/thumb_files/630_360_1684252118-421.jpg" text:style-name="Internet_20_link" text:visited-style-name="Visited_20_Internet_20_Link">
630_360_16842...</text:a>
"]</text:p>
      <text:p text:style-name="P4">
Tags: ['Колаборант', 'ПВК "Вагнера"', 'Запоріжжя', 'Війна з Росією']</text:p>
      <text:p text:style-name="P4">
Type: Article</text:p>
      <!--METADATA-->
      <text:p text:style-name="P4">
<draw:frame draw:style-name="fr1" draw:name="Image148" text:anchor-type="as-char" svg:width="6.9236in" svg:height="3.956343in" draw:z-index="0">
<draw:image xlink:href="../Images/yкринформ/2023-05-16T18-53-00-03-00/630_360_1684252118-421.jpg" xlink:type="simple" xlink:show="embed" xlink:actuate="onLoad" draw:mime-type="image/jpeg"/>
</draw:frame>
The Service of Ukraine detained the former law enforcement officer in Zaporozhye, who wanted to join the Wagner PEC and fight against Ukraine.</text:p>
      <text:p text:style-name="P4">
As Ukrinform reports, the SBU reports in <text:a xlink:type="simple" xlink:href="https://t.me/SBUkr/8318" text:style-name="Internet_20_link" text:visited-style-name="Visited_20_Internet_20_Link">
</text:a>
.</text:p>
      <text:p text:style-name="P4">
“The security service detained another hostile associate during the contradictory measures in Zaporozhye. He was a former law enforcement officer, who was released from the Ministry of Internal Affairs of Ukraine for corruption in 2009, ”the message said.</text:p>
      <text:p text:style-name="P4">
<text:span text:style-name="T5">
Viso: <text:a xlink:type="simple" xlink:href="https://t.me/SBUkr/8318" text:style-name="Internet_20_link" text:visited-style-name="Visited_20_Internet_20_Link">
</text:a>
</text:span>
</text:p>
      <text:p text:style-name="P4">
At the beginning of a full -scale invasion, he supported the armed aggression of the Russian FF(https://www.ukrinform.ua/tag-pvk-vagnera).</text:p>
      <text:p text:style-name="P4">
For this purpose, the attacker came out "in touch" with his former colleagues, who joined the so-called "management of the Ministry of Internal Affairs of the Russian Federation" in the temporarily seized part of the region.</text:p>
      <text:p text:style-name="P4">
Through them, he searched for the possibility of illegally crossing the line of South Front and then getting to the "interview" to the leaders of the Wagner group.</text:p>
      <text:p text:style-name="P4">
“At the same time, the attacker launched anti -Ukrainian activities in the prohibited VKontakte. There he created an online group and "increased" the audience of more than 3.5 thousand subscribers, " - said in the message.</text:p>
      <text:p text:style-name="P4">
In his publications, under a fictional name, the man actively spread posts, and heroned the "Wagner" and their leader - Yevgeny Prigogine.</text:p>
      <text:p text:style-name="P4">
<text:span text:style-name="T4">
 Read also: </text:span>
 <text:a xlink:type="simple" xlink:href="https://www.ukrinform.ua/rubric-regions/3695929-sbu-zatrimala-rosijskogo-agenta-akij-sukav-slabki-misca-na-kordoni.html" text:style-name="Internet_20_link" text:visited-style-name="Visited_20_Internet_20_Link">
<text:span text:style-name="T4">
 Russian </text:span>
 <text:span text:style-name="T4">
 </text:span>
 agent **</text:a>
He also denied Russian missile strikes in Ukrainian cities and called for changes in the boundaries of the state border of Ukraine.</text:p>
      <text:p text:style-name="P4">
During searches at the place of residence of the enemy associate, a mobile phone and computer equipment, which he used in blasting activities, were found.</text:p>
      <text:p text:style-name="P4">
On the basis of the evidence collected, the attacker was notified of suspicion under Part 2, Part 3 of Art. 436-2(justification, recognition legitimate, denial of armed aggression against Ukraine, glorification of its participants)Criminal Code of Ukraine.</text:p>
      <text:p text:style-name="P4">
He is now in custody. Investigation is ongoing to establish all the crime.</text:p>
      <text:p text:style-name="P4">
News Source: <text:a xlink:type="simple" xlink:href="https://www.ukrinform.ua/rubric-regions/3710116-u-zaporizzi-zatrimali-eksmilicionera-akij-hotiv-priednatisa-do-vagnerivciv.html" text:style-name="Internet_20_link" text:visited-style-name="Visited_20_Internet_20_Link">
https://www.ukrinform.ua/rubric-regions/3710116-u-zaporizzi-zatrimali-eksmilicionera-akij-hotiv-priednatisa-do-vagnerivciv.html</text:a>
</text:p>
      <!--NEWS-->
      <text:h text:style-name="P10" text:outline-level="1">
<text:span text:style-name="T4">
The Ukrainian received the International Mention "Voices of Courage" in Washington</text:span>
</text:h>
      <text:p text:style-name="P4">
Authors: Ukrinform (Person)</text:p>
      <text:p text:style-name="P4">
Publisher: Укринформ (Organization)</text:p>
      <text:p text:style-name="P4">
Published Time: 2023-05-16T18:57:50+03:00</text:p>
      <text:p text:style-name="P4">
Modified Time: 2023-05-16T18:57:50+03:00</text:p>
      <text:p text:style-name="P4">
Description: Galina Skipalska, Director of the Ukrainian Foundation for Public Health, received the International District of Courage Voices in 2023. - Ukrinform.</text:p>
      <text:p text:style-name="P4">
Images: ["<text:a xlink:type="simple" xlink:href="https://static.ukrinform.com/photos/2023_05/thumb_files/630_360_1684252290-623.png" text:style-name="Internet_20_link" text:visited-style-name="Visited_20_Internet_20_Link">
630_360_16842...</text:a>
"]</text:p>
      <text:p text:style-name="P4">
Tags: ['Права людини', 'Премія', 'США']</text:p>
      <text:p text:style-name="P4">
Type: Article</text:p>
      <!--METADATA-->
      <text:p text:style-name="P4">
<draw:frame draw:style-name="fr1" draw:name="Image149" text:anchor-type="as-char" svg:width="6.9236in" svg:height="3.956343in" draw:z-index="0">
<draw:image xlink:href="../Images/yкринформ/2023-05-16T18-57-50-03-00/630_360_1684252290-623.png" xlink:type="simple" xlink:show="embed" xlink:actuate="onLoad" draw:mime-type="image/png"/>
</draw:frame>
In 2023, a human rights activist, director of the Ukrainian Foundation for Public Health, Galina Skipalskaya, was received by the international voice of bravery.</text:p>
      <text:p text:style-name="P4">
Ukrinform was reported in Healthright.(Right to health)in Ukraine.</text:p>
      <text:p text:style-name="P4">
“Galina Skipalskaya, human rights activist, Director of the Ukrainian Foundation of Civic Health” was awarded the VOICES OF COURGE AWARDS Awards by the Women's Refugees Affairs Commission, which presented the world leaders who uphold the fair, gender equality, life and rights of women and children. reported in the office.</text:p>
      <text:p text:style-name="P4">
According to Healthright(Right to health)In Ukraine, Skipalskaya - a law enforcement officer and an expert on gender issues, heads Healthright International(Right to health)In Ukraine, an international organization that works in the field of health and protection of human rights, it is as well as the executive director of the IBF "Ukrainian Foundation of Public Health".</text:p>
      <text:p text:style-name="P4">
<text:span text:style-name="T4">
 Read also: </text:span>
 <text:a xlink:type="simple" xlink:href="https://www.ukrinform.ua/rubric-society/3649259-lvivska-pravozahisnica-stala-persou-ukrainkou-aku-vidznacili-premieu-ulofa-palme.html" text:style-name="Internet_20_link" text:visited-style-name="Visited_20_Internet_20_Link">
<text:span text:style-name="T4">
 human rights activist </text:span>
</text:a>
With the onset of a full -scale war in Ukraine, Skipalskaya has adapted to the needs of internally displaced women and children affected by the affected and sexual violence associated with the war, the military, the military, affected by torture. Only in 2022 were headed by Skipal organizations, which employs more than 600 psychologists, social workers, nurses provided comprehensive social, psychological and humanitarian services, asylum services of more than 400,000 Ukrainian women and children affected.</text:p>
      <text:p text:style-name="P4">
“I have been a public activist for over 20 years. All these years, I dedicate to the provision of women and children, their access to vital social services and health services. I have an ambitious goal - to make Ukraine the best Ukraine, a country with zero tolerance of violence against women. I dream of pro -Ukraine, where every woman knows her rights in society, family and society. Ukraine, in which every woman can realize and reveal herself. Ukraine, Dejinki are healthy and happy!”Skipalska commented.</text:p>
      <text:p text:style-name="P4">
<text:span text:style-name="T4">
 Read also: </text:span>
 <text:a xlink:type="simple" xlink:href="https://www.ukrinform.ua/rubric-society/3691766-u-vseukrainskoi-programi-mentalnogo-zdorova-zavilisa-ambasadori.html" text:style-name="Internet_20_link" text:visited-style-name="Visited_20_Internet_20_Link">
</text:a>
</text:p>
      <text:p text:style-name="P4">
News Source: <text:a xlink:type="simple" xlink:href="https://www.ukrinform.ua/rubric-society/3710118-ukrainka-otrimala-u-vasingtoni-miznarodnu-vidznaku-golosi-horobrosti.html" text:style-name="Internet_20_link" text:visited-style-name="Visited_20_Internet_20_Link">
https://www.ukrinform.ua/rubric-society/3710118-ukrainka-otrimala-u-vasingtoni-miznarodnu-vidznaku-golosi-horobrosti.html</text:a>
</text:p>
      <!--NEWS-->
      <text:h text:style-name="P10" text:outline-level="1">
<text:span text:style-name="T4">
The level of payments to producers of electricity at the "green tariff" in 2023 increased - Herus</text:span>
</text:h>
      <text:p text:style-name="P4">
Authors: Ukrinform (Person)</text:p>
      <text:p text:style-name="P4">
Publisher: Укринформ (Organization)</text:p>
      <text:p text:style-name="P4">
Published Time: 2023-05-16T18:59:48+03:00</text:p>
      <text:p text:style-name="P4">
Modified Time: 2023-05-16T18:59:48+03:00</text:p>
      <text:p text:style-name="P4">
Description: State debts to renewable sources from renewable sources did not increase, and since the beginning of 2023 the level of payments to such producers increased. - Ukrinform.</text:p>
      <text:p text:style-name="P4">
Images: ["<text:a xlink:type="simple" xlink:href="https://static.ukrinform.com/photos/2023_05/thumb_files/630_360_1684223582-507.jpg" text:style-name="Internet_20_link" text:visited-style-name="Visited_20_Internet_20_Link">
630_360_16842...</text:a>
"]</text:p>
      <text:p text:style-name="P4">
Tags: ['Електроенергія', 'Герус', '«Зелений» тариф']</text:p>
      <text:p text:style-name="P4">
Type: Article</text:p>
      <!--METADATA-->
      <text:p text:style-name="P4">
<draw:frame draw:style-name="fr1" draw:name="Image150" text:anchor-type="as-char" svg:width="6.9236in" svg:height="3.956343in" draw:z-index="0">
<draw:image xlink:href="../Images/yкринформ/2023-05-16T18-59-48-03-00/630_360_1684223582-507.jpg" xlink:type="simple" xlink:show="embed" xlink:actuate="onLoad" draw:mime-type="image/jpeg"/>
</draw:frame>
The debt to the renewable sources in 2022 has increased, and since the beginning of 2023 the level of payments to such manufacturers has increased.</text:p>
      <text:p text:style-name="P4">
About it in an interview <text:a xlink:type="simple" xlink:href="https://www.ukrinform.ua/rubric-economy/3709802-andrij-gerus-golova-komitetu-vr-z-pitan-energetiki.html" text:style-name="Internet_20_link" text:visited-style-name="Visited_20_Internet_20_Link">
</text:a>
Andriy Gerus, the chairman of the Committee on Energy and Housing and Communal Services.</text:p>
      <text:p text:style-name="P4">
“As for the renewable energy that works at the green tariff, toysituations, I think, have stabilized. Debts did not increase in the last war year. A number of decisions have been made to reduce debt and repay debt. This year the situation has improved - the level of payment has increased, ”Gerus said.</text:p>
      <text:p text:style-name="P4">
<text:span text:style-name="T4">
 Read also: </text:span>
 <text:a xlink:type="simple" xlink:href="https://www.ukrinform.ua/rubric-economy/3710024-gerus-anonsuvav-masove-vidkritta-na-azs-stancij-svidkoi-zaradki-elektrokariv.html" text:style-name="Internet_20_link" text:visited-style-name="Visited_20_Internet_20_Link">
<text:span text:style-name="T4">
 Gerus </text:span>
</text:a>
According to him, it is difficult to talk about some "ideal" situation. But Vasontable and controlled by the state. Even during the war, there are new objects that build, build, put into operation. And this indicates that investors believe the state and are ready to work here. That is, there are attractive conditions, a favorable environment for the development of such a generation of even low -cost consumption <text:a xlink:type="simple" xlink:href="https://www.ukrinform.ua/tag-elektroenergia" text:style-name="Internet_20_link" text:visited-style-name="Visited_20_Internet_20_Link">
</text:a>
, reducing the number of solvent consumers.</text:p>
      <text:p text:style-name="P4">
“I agree that there are problems for the necessary tariff revenue to pay all the electricity sold at the green tariff. The but state works in this direction. I think we will pass these difficult years with dignity, ”Gerus added.</text:p>
      <text:p text:style-name="P4">
<text:span text:style-name="T4">
 Read also: </text:span>
 <text:a xlink:type="simple" xlink:href="https://www.ukrinform.ua/rubric-economy/3709943-ludi-z-nizkim-dohodom-prakticno-ne-vidcuut-zminu-tarifiv-na-elektriku-gerus.html" text:style-name="Internet_20_link" text:visited-style-name="Visited_20_Internet_20_Link">
<text:span text:style-name="T4">
 Gerus </text:span>
</text:a>
It was reported that the basis of the debt for 2021-2022 is the amount of UAH 18.5 billion in the amount of UAH 18.5 billion is the debt of "Ukrenergo" for payment of the service, which is the period of UAH 12.8 billion, and the debt of RES to pay for the amount , 5 billion UAH.</text:p>
      <text:p text:style-name="P4">
News Source: <text:a xlink:type="simple" xlink:href="https://www.ukrinform.ua/rubric-economy/3710121-riven-viplat-virobnikam-elektroenergii-za-zelenim-tarifom-u-2023-roci-pidvisivsa-gerus.html" text:style-name="Internet_20_link" text:visited-style-name="Visited_20_Internet_20_Link">
https://www.ukrinform.ua/rubric-economy/3710121-riven-viplat-virobnikam-elektroenergii-za-zelenim-tarifom-u-2023-roci-pidvisivsa-gerus.html</text:a>
</text:p>
      <!--NEWS-->
      <text:h text:style-name="P10" text:outline-level="1">
<text:span text:style-name="T4">
Russia's potential to offensive actions is completely exhausted - Budanov</text:span>
</text:h>
      <text:p text:style-name="P4">
Authors: Ukrinform (Person)</text:p>
      <text:p text:style-name="P4">
Publisher: Укринформ (Organization)</text:p>
      <text:p text:style-name="P4">
Published Time: 2023-05-16T19:04:00+03:00</text:p>
      <text:p text:style-name="P4">
Modified Time: 2023-05-16T19:04:00+03:00</text:p>
      <text:p text:style-name="P4">
Description: Russia's potential for offensive actions is already completely exhausted, but it has a serious potential for defense. - Ukrinform.</text:p>
      <text:p text:style-name="P4">
Images: ["<text:a xlink:type="simple" xlink:href="https://static.ukrinform.com/photos/2023_02/thumb_files/630_360_1675633346-516.jpg" text:style-name="Internet_20_link" text:visited-style-name="Visited_20_Internet_20_Link">
630_360_16756...</text:a>
"]</text:p>
      <text:p text:style-name="P4">
Tags: ['Розвідка', 'Буданов', 'Війна з Росією']</text:p>
      <text:p text:style-name="P4">
Type: Article</text:p>
      <!--METADATA-->
      <text:p text:style-name="P4">
<draw:frame draw:style-name="fr1" draw:name="Image151" text:anchor-type="as-char" svg:width="6.9236in" svg:height="3.956343in" draw:z-index="0">
<draw:image xlink:href="../Images/yкринформ/2023-05-16T19-04-00-03-00/630_360_1675633346-516.jpg" xlink:type="simple" xlink:show="embed" xlink:actuate="onLoad" draw:mime-type="image/jpeg"/>
</draw:frame>
The potential for offensive actions is already completely exhausted, but it has a serious potential for defense.</text:p>
      <text:p text:style-name="P4">
The head of the Main Directorate of Intelligence of the Ministry of Defense of Ukraine General-Major Kirill Budanov said the program <text:a xlink:type="simple" xlink:href="https://www.youtube.com/watch" text:style-name="Internet_20_link" text:visited-style-name="Visited_20_Internet_20_Link">
</text:a>
, reports Ukrinform.</text:p>
      <text:p text:style-name="P4">
"He(offensive potential - ed.)Absolutely exhausted, they now have a serious potential for defense. It's true. Defense they constructed a seven, correct, powerful. But this is no longer the Russian army that has been able to conduct serious offensive operations, "Budanov said.</text:p>
      <text:p text:style-name="P4">
<text:span text:style-name="T4">
 Read also: </text:span>
 <text:a xlink:type="simple" xlink:href="https://www.ukrinform.ua/rubric-ato/3699949-ukraina-nablizaetsa-do-obminu-vsih-na-vsih-budanov.html" text:style-name="Internet_20_link" text:visited-style-name="Visited_20_Internet_20_Link">
<text:span text:style-name="T4">
 Budanov </text:span>
</text:a>
He noted that a group that is involved directly in the hostilities of the Ukrainian, has approximately 370,000 military component, a little more than 20,000 troops of the National Guard, and about 7,000 in total differently visible formations.</text:p>
      <text:p text:style-name="P4">
As reported by Ukrinform, earlier the representative of the Main Directorate of Intelligence Defense Andriy Yusov stated that the entire front line <text:a xlink:type="simple" xlink:href="https://www.ukrinform.ua/tag-rosia" text:style-name="Internet_20_link" text:visited-style-name="Visited_20_Internet_20_Link">
</text:a>
It goes to the defense, and it now has the opportunity to repeat large -scale offensive actions.</text:p>
      <text:p text:style-name="P4">
News Source: <text:a xlink:type="simple" xlink:href="https://www.ukrinform.ua/rubric-ato/3710124-potencial-rosii-do-nastupalnih-dij-absolutno-vicerpanij-budanov.html" text:style-name="Internet_20_link" text:visited-style-name="Visited_20_Internet_20_Link">
https://www.ukrinform.ua/rubric-ato/3710124-potencial-rosii-do-nastupalnih-dij-absolutno-vicerpanij-budanov.html</text:a>
</text:p>
      <!--NEWS-->
      <text:h text:style-name="P10" text:outline-level="1">
<text:span text:style-name="T4">
In Canada, over 30,000 people have evacuated through forest fires</text:span>
</text:h>
      <text:p text:style-name="P4">
Authors: Ukrinform (Person)</text:p>
      <text:p text:style-name="P4">
Publisher: Укринформ (Organization)</text:p>
      <text:p text:style-name="P4">
Published Time: 2023-05-16T19:06:00+03:00</text:p>
      <text:p text:style-name="P4">
Modified Time: 2023-05-16T19:06:00+03:00</text:p>
      <text:p text:style-name="P4">
Description: In the Canadian province of Alberta, more than 30,000 people have been evacuated due to forest fires and oil production is reduced. - Ukrinform.</text:p>
      <text:p text:style-name="P4">
Images: ["<text:a xlink:type="simple" xlink:href="https://static.ukrinform.com/photos/2023_05/thumb_files/630_360_1683632619-343.jpg" text:style-name="Internet_20_link" text:visited-style-name="Visited_20_Internet_20_Link">
630_360_16836...</text:a>
"]</text:p>
      <text:p text:style-name="P4">
Tags: ['Евакуація', 'Канада', 'Пожежа']</text:p>
      <text:p text:style-name="P4">
Type: Article</text:p>
      <!--METADATA-->
      <text:p text:style-name="P4">
<draw:frame draw:style-name="fr1" draw:name="Image152" text:anchor-type="as-char" svg:width="6.9236in" svg:height="3.956343in" draw:z-index="0">
<draw:image xlink:href="../Images/yкринформ/2023-05-16T19-06-00-03-00/630_360_1683632619-343.jpg" xlink:type="simple" xlink:show="embed" xlink:actuate="onLoad" draw:mime-type="image/jpeg"/>
</draw:frame>
Over 30 thousand people have been evacuated through the forest fires through forest fires and reduced oil production.</text:p>
      <text:p text:style-name="P4">
As Ukrinform reports, it reports <text:a xlink:type="simple" xlink:href="https://news.sky.com/story/canada-wildfires-force-shutdown-of-oil-and-gas-production-12882020" text:style-name="Internet_20_link" text:visited-style-name="Visited_20_Internet_20_Link">
</text:a>
.</text:p>
      <text:p text:style-name="P4">
90 <text:a xlink:type="simple" xlink:href="https://www.ukrinform.ua/tag-pozeza" text:style-name="Internet_20_link" text:visited-style-name="Visited_20_Internet_20_Link">
</text:a>
of which 23 were considered to be incorporated. In the first 11 days of May, the records of the heat in several parts of the province were recorded.</text:p>
      <text:p text:style-name="P4">
Canada Prime Minister Justin Trudeau visited Albert on Monday to cheer fire to extinguish fires for military rescuers for help to help with fire.</text:p>
      <text:p text:style-name="P4">
It is noted that forest fires in Canada have already forced more than 30,000 people to grow their homes and hit the production in its main oil production.</text:p>
      <text:p text:style-name="P4">
Lieutenant Colonel Ben Schmidt, one of the military who informed Trudeau, said that the weather forecast, which shows almost the absence of rain over the next 10 days, would become a "big challenge".</text:p>
      <text:p text:style-name="P4">
<text:span text:style-name="T4">
 Read also: </text:span>
 <text:a xlink:type="simple" xlink:href="https://www.ukrinform.ua/rubric-world/3708453-dim-vid-lisovih-pozez-u-kanadi-vkriv-bilsist-kraini-i-distavsa-ssa.html" text:style-name="Internet_20_link" text:visited-style-name="Visited_20_Internet_20_Link">
<text:span text:style-name="T4">
 Canada </text:span>
</text:a>
Special warnings have been announced throughout Western Canada, and official persons have been able to be vigilant because the air temperature in some areas will be 30 °.</text:p>
      <text:p text:style-name="P4">
According to Ukrinform, the Alberta government has declared a state of emergency in the last week. Army and military equipment were involved in the fight against fires.</text:p>
      <text:p text:style-name="P4">
<text:span text:style-name="T5">
Foto: CTV News Video</text:span>
</text:p>
      <text:p text:style-name="P4">
News Source: <text:a xlink:type="simple" xlink:href="https://www.ukrinform.ua/rubric-world/3710123-u-kanadi-cerez-lisovi-pozezi-evakuuvali-ponad-30-tisac-ludej.html" text:style-name="Internet_20_link" text:visited-style-name="Visited_20_Internet_20_Link">
https://www.ukrinform.ua/rubric-world/3710123-u-kanadi-cerez-lisovi-pozezi-evakuuvali-ponad-30-tisac-ludej.html</text:a>
</text:p>
      <!--NEWS-->
      <text:h text:style-name="P10" text:outline-level="1">
<text:span text:style-name="T4">
The US has declared sanctions against Russian hacker and reward for information about it</text:span>
</text:h>
      <text:p text:style-name="P4">
Authors: Ukrinform (Person)</text:p>
      <text:p text:style-name="P4">
Publisher: Укринформ (Organization)</text:p>
      <text:p text:style-name="P4">
Published Time: 2023-05-16T19:11:00+03:00</text:p>
      <text:p text:style-name="P4">
Modified Time: 2023-05-16T19:11:00+03:00</text:p>
      <text:p text:style-name="P4">
Description: The United States Government has announced sanctions against Russian hacker Mikhail Matveev, involved in the development and creation of a system of programs and demanding of funds from state and non-governmental institutions in the United States. - Ukrinform.</text:p>
      <text:p text:style-name="P4">
Images: ["<text:a xlink:type="simple" xlink:href="https://static.ukrinform.com/photos/2019_03/thumb_files/630_360_1552317427-848.jpg" text:style-name="Internet_20_link" text:visited-style-name="Visited_20_Internet_20_Link">
630_360_15523...</text:a>
"]</text:p>
      <text:p text:style-name="P4">
Tags: ['Антиросійські санкції', 'США', 'Хакери', 'Війна з Росією']</text:p>
      <text:p text:style-name="P4">
Type: Article</text:p>
      <!--METADATA-->
      <text:p text:style-name="P4">
<draw:frame draw:style-name="fr1" draw:name="Image153" text:anchor-type="as-char" svg:width="6.9236in" svg:height="3.956343in" draw:z-index="0">
<draw:image xlink:href="../Images/yкринформ/2023-05-16T19-11-00-03-00/630_360_1552317427-848.jpg" xlink:type="simple" xlink:show="embed" xlink:actuate="onLoad" draw:mime-type="image/jpeg"/>
</draw:frame>
Government-owned states have announced the imposition of sanctions against Russian hackeramyl Matveev, involved in the development and creation of a system of programs and demanding of funds from state and non-governmental institutions in the United States.</text:p>
      <text:p text:style-name="P4">
This is stated in <text:a xlink:type="simple" xlink:href="https://home.treasury.gov/news/press-releases/jy1486" text:style-name="Internet_20_link" text:visited-style-name="Visited_20_Internet_20_Link">
</text:a>
(OFAC)Driving on Tuesday, Ukrinform reports.</text:p>
      <text:p text:style-name="P4">
“Today ofac has introduced <text:a xlink:type="simple" xlink:href="https://www.ukrinform.ua/tag-antirosijski-sankcii" text:style-name="Internet_20_link" text:visited-style-name="Visited_20_Internet_20_Link">
</text:a>
Against Mikhail Matveev for his role in cyber attacks on US law enforcement, businesses and critical infrastructure, ”the breach said.</text:p>
      <text:p text:style-name="P4">
At the same time, it is noted that the US District Courts in New Jersey Tocruz Columbia have made official charges, and the State Department has declared a reward of up to $ 10 million for information, which will lead to the Matveev.</text:p>
      <text:p text:style-name="P4">
Mikhail Matveev is considered a key figure in the Russian system, which is sought by extortion through programs. It was involved in the development and deployment of Hive, Lockbit and Babuk. In particular, in 2021, Babuk was attacked by police department of one of the big cities.</text:p>
      <text:p text:style-name="P4">
<text:span text:style-name="T4">
 Read also: </text:span>
 <text:a xlink:type="simple" xlink:href="https://www.ukrinform.ua/rubric-ato/3681987-rosijskogo-hakera-ekstraduvali-iz-gruzii-do-ssa.html" text:style-name="Internet_20_link" text:visited-style-name="Visited_20_Internet_20_Link">
<text:span text:style-name="T4">
 Extraded </text:span>
</text:a>
Hackers who have entered the computer network of the police department abducted home -raids, mobile phone numbers, financial data, medical history and other personal data of police, as well as confidential information about gangs suspected of crimes and witnesses. In addition to attacks on government agencies, Matveyev was related to numerous US enterprises, including American airlines.</text:p>
      <text:p text:style-name="P4">
As it was reported, Matveev actively declared his illegal activity. He told about his cybercriminals in an interview with the media, revealed the codes of programs for the Onelines, and stated that the Russian authorities were satisfied with his activities that he would remain loyal to her.</text:p>
      <text:p text:style-name="P4">
News Source: <text:a xlink:type="simple" xlink:href="https://www.ukrinform.ua/rubric-world/3710125-ssa-ogolosili-sankcii-proti-rosijskogo-hakera-ta-vinagorodu-za-informaciu-pro-nogo.html" text:style-name="Internet_20_link" text:visited-style-name="Visited_20_Internet_20_Link">
https://www.ukrinform.ua/rubric-world/3710125-ssa-ogolosili-sankcii-proti-rosijskogo-hakera-ta-vinagorodu-za-informaciu-pro-nogo.html</text:a>
</text:p>
      <!--NEWS-->
      <text:h text:style-name="P10" text:outline-level="1">
<text:span text:style-name="T4">
In Moscow, a Colombian was sentenced to 5 years in the case of fakes about the Russian army</text:span>
</text:h>
      <text:p text:style-name="P4">
Authors: Ukrinform (Person)</text:p>
      <text:p text:style-name="P4">
Publisher: Укринформ (Organization)</text:p>
      <text:p text:style-name="P4">
Published Time: 2023-05-16T19:19:21+03:00</text:p>
      <text:p text:style-name="P4">
Modified Time: 2023-05-16T19:19:21+03:00</text:p>
      <text:p text:style-name="P4">
Description: Columbia Columbia Alberto Enrime Hiraldo Sarai was sentenced to 5 years in Moscow 2 months of a colony of a general regime in the case of sending reports with "fakes" about the Russian army. - Ukrinform.</text:p>
      <text:p text:style-name="P4">
Images: ["<text:a xlink:type="simple" xlink:href="https://static.ukrinform.com/photos/2023_05/thumb_files/630_360_1684253723-775.jpg" text:style-name="Internet_20_link" text:visited-style-name="Visited_20_Internet_20_Link">
630_360_16842...</text:a>
"]</text:p>
      <text:p text:style-name="P4">
Tags: ['Фейк', 'Суд', 'Росія']</text:p>
      <text:p text:style-name="P4">
Type: Article</text:p>
      <!--METADATA-->
      <text:p text:style-name="P4">
<draw:frame draw:style-name="fr1" draw:name="Image154" text:anchor-type="as-char" svg:width="6.9236in" svg:height="3.956343in" draw:z-index="0">
<draw:image xlink:href="../Images/yкринформ/2023-05-16T19-19-21-03-00/630_360_1684253723-775.jpg" xlink:type="simple" xlink:show="embed" xlink:actuate="onLoad" draw:mime-type="image/jpeg"/>
</draw:frame>
Columbia Alberto Enrique Hiraldo Sarai was sentenced to 5 years of 2 months of a 2 -month colony in the case of sending reports with "fakes" about the Russian army.</text:p>
      <text:p text:style-name="P4">
About it reports Ukrinform with reference to <text:a xlink:type="simple" xlink:href="http://t.me/sotavisionmedia/14145" text:style-name="Internet_20_link" text:visited-style-name="Visited_20_Internet_20_Link">
</text:a>
Sotavision opposition edition.</text:p>
      <text:p text:style-name="P4">
The Golovinsky Court of Moscow considered the case in a closed regime. According to the version, from March to April 2022, he placed mobile devices in one of the Moscow trade centers, of which "remotely was a mass service" with "fakes" about the actions of the army of the Russian Federation. In particular, according to the investigation, Hiralddo in the newsletter was about the murder of Ukrainian citizens.</text:p>
      <text:p text:style-name="P4">
Hiraldo <text:a xlink:type="simple" xlink:href="http://ovd.news/express-news/2023/05/16/grazhdanina-kolumbii-prigovorili-k-5-godam-i-2-mesyacam-kolonii-po-delu-o" text:style-name="Internet_20_link" text:visited-style-name="Visited_20_Internet_20_Link">
</text:a>
The spread of "fakes" by an organized group and on selfish motives. According to the plot of the case, the "crime" man committed together with Ramirez Salazar and Briseno Mendosa - Tsimimen, the Prosecutor General's Office of the Russian Federation called in December 2022. Security officers believe that they transferred Hiraldo from cryptocurrency from Cryptocurrency, some of which were used to ensure the costs of "committing a crime", the part was a remuneration of the accused.</text:p>
      <text:p text:style-name="P4">
Also, according to the Prosecutor General's Office, Mendos, "receiving the instructions from the non -manner", transferred "instructions" by Hiraldo and received from him "Reports". Investigators believe that the defendants of the case acted in favor of the American organization of Digital Humanity.</text:p>
      <text:p text:style-name="P4">
On April 11, 2022, the Russian court imprisoned Hiraldo. On December 5, 2022, the RF research committee announced the completion of the investigation against it. Mendosai Salazar is wanted, and a preliminary investigation is underway.</text:p>
      <text:p text:style-name="P4">
According to media, Hiraldo was engaged in <text:a xlink:type="simple" xlink:href="https://www.ukrinform.ua/tag-rosia" text:style-name="Internet_20_link" text:visited-style-name="Visited_20_Internet_20_Link">
</text:a>
Individual entrepreneurship, in the fall of 2021 it is terminated by its own decision. Before the arrest, the man worked in a computer firmament. In Russia, he has a family, a young child.</text:p>
      <text:p text:style-name="P4">
<text:span text:style-name="T4">
 Read also: </text:span>
 <text:a xlink:type="simple" xlink:href="https://www.ukrinform.ua/rubric-world/3696952-u-rosii-zasudili-opozicionera-karamurzu-do-25-rokiv-vaznici-za-vijskovi-fejki.html" text:style-name="Internet_20_link" text:visited-style-name="Visited_20_Internet_20_Link">
<text:span text:style-name="T4">
 Russia </text:span>
 <text:span text:style-name="T4">
 </text:span>
 sentenced **</text:a>
</text:p>
      <text:p text:style-name="P4">
News Source: <text:a xlink:type="simple" xlink:href="https://www.ukrinform.ua/rubric-world/3710127-u-moskvi-do-5-rokiv-zasudili-kolumbijca-u-spravi-sodo-fejkiv-pro-rosijsku-armiu.html" text:style-name="Internet_20_link" text:visited-style-name="Visited_20_Internet_20_Link">
https://www.ukrinform.ua/rubric-world/3710127-u-moskvi-do-5-rokiv-zasudili-kolumbijca-u-spravi-sodo-fejkiv-pro-rosijsku-armiu.html</text:a>
</text:p>
      <!--NEWS-->
      <text:h text:style-name="P10" text:outline-level="1">
<text:span text:style-name="T4">
The number of Victims of the Mokco cyclone in Myanmar increased to 32</text:span>
</text:h>
      <text:p text:style-name="P4">
Authors: Ukrinform (Person)</text:p>
      <text:p text:style-name="P4">
Publisher: Укринформ (Organization)</text:p>
      <text:p text:style-name="P4">
Published Time: 2023-05-16T19:20:00+03:00</text:p>
      <text:p text:style-name="P4">
Modified Time: 2023-05-16T19:20:00+03:00</text:p>
      <text:p text:style-name="P4">
Description: The number of Mokko's victims from the Mokko cyclone increased to 32 people. - Ukrinform.</text:p>
      <text:p text:style-name="P4">
Images: ["<text:a xlink:type="simple" xlink:href="https://static.ukrinform.com/photos/2023_05/thumb_files/630_360_1684254002-974.jpg" text:style-name="Internet_20_link" text:visited-style-name="Visited_20_Internet_20_Link">
630_360_16842...</text:a>
", "<text:a xlink:type="simple" xlink:href="https://static.ukrinform.com/photos/2023_05/1684254002-297.jpg" text:style-name="Internet_20_link" text:visited-style-name="Visited_20_Internet_20_Link">
1684254002-29...</text:a>
", "<text:a xlink:type="simple" xlink:href="https://static.ukrinform.com/photos/2023_05/1684254001-512.jpg" text:style-name="Internet_20_link" text:visited-style-name="Visited_20_Internet_20_Link">
1684254001-51...</text:a>
"]</text:p>
      <text:p text:style-name="P4">
Tags: ['Мʼянма', 'Стихія', 'Загибель птахів', 'Циклон']</text:p>
      <text:p text:style-name="P4">
Type: Article</text:p>
      <!--METADATA-->
      <text:p text:style-name="P4">
<draw:frame draw:style-name="fr1" draw:name="Image155" text:anchor-type="as-char" svg:width="6.9236in" svg:height="3.956343in" draw:z-index="0">
<draw:image xlink:href="../Images/yкринформ/2023-05-16T19-20-00-03-00/630_360_1684254002-974.jpg" xlink:type="simple" xlink:show="embed" xlink:actuate="onLoad" draw:mime-type="image/jpeg"/>
</draw:frame>
The number of Mokco Cyclone victims increased to 32 people.</text:p>
      <text:p text:style-name="P4">
As Ukrinform reports, it reports <text:a xlink:type="simple" xlink:href="https://www.bbc.com/news/world-asia-65607625" text:style-name="Internet_20_link" text:visited-style-name="Visited_20_Internet_20_Link">
</text:a>
.</text:p>
      <text:p text:style-name="P4">
"A powerful cyclone that struck Mynem on Sunday has already taken away at least 32 people's lives," BBC reported.</text:p>
      <text:p text:style-name="P4">
<draw:frame draw:style-name="fr1" draw:name="Image156" text:anchor-type="as-char" svg:width="6.9236in" svg:height="3.894525in" draw:z-index="0">
<draw:image xlink:href="../Images/yкринформ/2023-05-16T19-20-00-03-00/1684254002-297.jpg" xlink:type="simple" xlink:show="embed" xlink:actuate="onLoad" draw:mime-type="image/jpeg"/>
</draw:frame>
The number of casualties can still grow.</text:p>
      <text:p text:style-name="P4">
The Mokko cyclone became one of the strongest storms that reached the region in this story, at speed <text:a xlink:type="simple" xlink:href="https://www.ukrinform.ua/tag-viter" text:style-name="Internet_20_link" text:visited-style-name="Visited_20_Internet_20_Link">
</text:a>
About 209km/h.</text:p>
      <text:p text:style-name="P4">
<draw:frame draw:style-name="fr1" draw:name="Image157" text:anchor-type="as-char" svg:width="6.9236in" svg:height="3.894525in" draw:z-index="0">
<draw:image xlink:href="../Images/yкринформ/2023-05-16T19-20-00-03-00/1684254001-512.jpg" xlink:type="simple" xlink:show="embed" xlink:actuate="onLoad" draw:mime-type="image/jpeg"/>
</draw:frame>
Cases of death as a result of bad weather are recorded in Rakhin, where people live in lowland coastal areas and in the Maghei area in Central Myanmar.</text:p>
      <text:p text:style-name="P4">
Hundreds of houses in the region are destroyed.</text:p>
      <text:p text:style-name="P4">
According to unconfirmed data, the number of dead is much higher, especially the Tabor, where representatives of the Rokhindhi ethnic minority live. It is believed that the loss does not take into account the military junta, which seized power in the Myanmar Presentation of the State Revolution of 2021.</text:p>
      <text:p text:style-name="P4">
The military reported that 21 deaths were recorded throughout the country as a result of a day.</text:p>
      <text:p text:style-name="P4">
<text:span text:style-name="T4">
 Read also: </text:span>
 <text:a xlink:type="simple" xlink:href="https://www.ukrinform.ua/rubric-world/3698645-u-rajoni-zemletrusu-v-tureccini-pronissa-uragan-e-zertvi.html" text:style-name="Internet_20_link" text:visited-style-name="Visited_20_Internet_20_Link">
</text:a>
In the city of Sittwe, the capital of Rakhin, highways are blocked by torn offs and overthrown power supports.</text:p>
      <text:p text:style-name="P4">
Myanmar's military leadership was reported to have announced the racchin of a zone of a zone after the Mokco cyclone killed at least people. Due to a powerful storm that approached the Bangladesh coast Tamyanma on Sunday, <text:a xlink:type="simple" xlink:href="https://www.ukrinform.ua/rubric-world/3708976-u-banglades-ta-manmi-cerez-potuznij-ciklon-evakuuvali-ponad-400-tisac-ludej.html" text:style-name="Internet_20_link" text:visited-style-name="Visited_20_Internet_20_Link">
</text:a>
(</text:p>
      <text:p text:style-name="P4">
<text:span text:style-name="T5">
Foto: Getty Images / Win Kyaw Thu / Bbc Burmese</text:span>
</text:p>
      <text:p text:style-name="P4">
News Source: <text:a xlink:type="simple" xlink:href="https://www.ukrinform.ua/rubric-world/3710128-kilkist-zertv-ciklonu-mokko-u-manmi-zrosla-do-32.html" text:style-name="Internet_20_link" text:visited-style-name="Visited_20_Internet_20_Link">
https://www.ukrinform.ua/rubric-world/3710128-kilkist-zertv-ciklonu-mokko-u-manmi-zrosla-do-32.html</text:a>
</text:p>
      <!--NEWS-->
      <text:h text:style-name="P10" text:outline-level="1">
<text:span text:style-name="T4">
The Swedish Parliament delegation visited Borodyanka, Bucha and Irpin</text:span>
</text:h>
      <text:p text:style-name="P4">
Authors: Ukrinform (Person)</text:p>
      <text:p text:style-name="P4">
Publisher: Укринформ (Organization)</text:p>
      <text:p text:style-name="P4">
Published Time: 2023-05-16T19:32:02+03:00</text:p>
      <text:p text:style-name="P4">
Modified Time: 2023-05-16T19:32:02+03:00</text:p>
      <text:p text:style-name="P4">
Description: The delegation of the Committee on the Ricosdag Sweden's foreign affairs visited the place of the greatest destruction as a result of Russian aggression in the Kyiv region. - Ukrinform.</text:p>
      <text:p text:style-name="P4">
Images: ["<text:a xlink:type="simple" xlink:href="https://static.ukrinform.com/photos/2023_05/thumb_files/630_360_1684253753-8780.jpeg" text:style-name="Internet_20_link" text:visited-style-name="Visited_20_Internet_20_Link">
630_360_16842...</text:a>
", "<text:a xlink:type="simple" xlink:href="https://static.ukrinform.com/photos/2023_05/thumb_files/630_360_1684253753-3269.jpeg" text:style-name="Internet_20_link" text:visited-style-name="Visited_20_Internet_20_Link">
630_360_16842...</text:a>
", "<text:a xlink:type="simple" xlink:href="https://static.ukrinform.com/photos/2023_05/thumb_files/630_360_1684253753-8227.jpeg" text:style-name="Internet_20_link" text:visited-style-name="Visited_20_Internet_20_Link">
630_360_16842...</text:a>
", "<text:a xlink:type="simple" xlink:href="https://static.ukrinform.com/photos/2023_05/thumb_files/630_360_1684253753-1632.jpeg" text:style-name="Internet_20_link" text:visited-style-name="Visited_20_Internet_20_Link">
630_360_16842...</text:a>
", "<text:a xlink:type="simple" xlink:href="https://static.ukrinform.com/photos/2023_05/thumb_files/630_360_1684253753-4172.jpeg" text:style-name="Internet_20_link" text:visited-style-name="Visited_20_Internet_20_Link">
630_360_16842...</text:a>
", "<text:a xlink:type="simple" xlink:href="https://static.ukrinform.com/photos/2023_05/thumb_files/630_360_1684253753-1377.jpeg" text:style-name="Internet_20_link" text:visited-style-name="Visited_20_Internet_20_Link">
630_360_16842...</text:a>
", "<text:a xlink:type="simple" xlink:href="https://static.ukrinform.com/photos/2023_05/thumb_files/630_360_1684253754-1686.jpeg" text:style-name="Internet_20_link" text:visited-style-name="Visited_20_Internet_20_Link">
630_360_16842...</text:a>
", "<text:a xlink:type="simple" xlink:href="https://static.ukrinform.com/photos/2023_05/thumb_files/630_360_1684253754-8218.jpeg" text:style-name="Internet_20_link" text:visited-style-name="Visited_20_Internet_20_Link">
630_360_16842...</text:a>
", "<text:a xlink:type="simple" xlink:href="https://static.ukrinform.com/photos/2023_05/thumb_files/630_360_1684253754-1498.jpeg" text:style-name="Internet_20_link" text:visited-style-name="Visited_20_Internet_20_Link">
630_360_16842...</text:a>
", "<text:a xlink:type="simple" xlink:href="https://static.ukrinform.com/photos/2023_05/thumb_files/630_360_1684253754-6912.jpeg" text:style-name="Internet_20_link" text:visited-style-name="Visited_20_Internet_20_Link">
630_360_16842...</text:a>
"]</text:p>
      <text:p text:style-name="P4">
Tags: ['Парламент', 'Швеція', 'Україна', 'Війна з Росією']</text:p>
      <text:p text:style-name="P4">
Type: Article</text:p>
      <!--METADATA-->
      <text:p text:style-name="P4">
<draw:frame draw:style-name="fr1" draw:name="Image158" text:anchor-type="as-char" svg:width="6.9236in" svg:height="3.956343in" draw:z-index="0">
<draw:image xlink:href="../Images/yкринформ/2023-05-16T19-32-02-03-00/630_360_1684253753-8780.jpeg" xlink:type="simple" xlink:show="embed" xlink:actuate="onLoad" draw:mime-type="image/jpeg"/>
</draw:frame>
The delegation of the Committee on the Foreign Affairs of Ricksdag Sweden visited the locations of the largest destruction as a result of Russian aggression in the Kyiv region.</text:p>
      <text:p text:style-name="P4">
According to Ukrinform correspondent, the Swedish parliamentarians saw the eyes of Borodyanka, Bucha and Irpin.</text:p>
      <text:p text:style-name="P4">
"I think we will have even closer unity of Sweden with Ukraine. Sweden provides an essential assistance and will continue to support Ukraine even more than -military, financial, humanitarian, materials. Eyes, " - said the chairman of the Committee Aromemilson during communication with the media.</text:p>
      <text:p text:style-name="P4">
He assured that <text:a xlink:type="simple" xlink:href="https://www.ukrinform.ua/tag-svecia" text:style-name="Internet_20_link" text:visited-style-name="Visited_20_Internet_20_Link">
</text:a>
- reliable partner and supports, including movement to EU membership.</text:p>
      <text:p text:style-name="P4">
According to him, the Swedes are now united in support of Ukraine, and in parliamentinem deputies who would oppose it.</text:p>
      <text:p text:style-name="P4">
"We do not have any audible votes against such support. Sweden is one of the most familiar countries around the world in the issue of assistance to Ukraine," added the Deput.</text:p>
      <text:p text:style-name="P4">
In addition, Emilson noted that the Swedish parliamentaries personally dispersed the Ukrainian air defense during the night attack of Russia on Kiev and will recommend new measures to support Ukraine and the parliament.</text:p>
      <text:p text:style-name="P4">
"The attack of that night that we have survived with the Ukrainian capital is undoubtedly important to us, a unique experience. Sweden is still providing historical assistance in the issues of rebuilding. But now we will have some news for the government and we have with What to speak in our own Parliament, talking about cases in Ukraine. We will recommend the government, parliament new measures and new means to strengthen the weapons more and faster, "he said, adding that with other colleagues he already has a" number of ideas ".<text:span text:style-name="T4">
 Read also: </text:span>
 <text:a xlink:type="simple" xlink:href="https://www.ukrinform.ua/rubric-polytics/3704386-svecia-pidtrimuvatime-ukrainu-na-slahu-do-clenstva-v-es-premer.html" text:style-name="Internet_20_link" text:visited-style-name="Visited_20_Internet_20_Link">
<text:span text:style-name="T4">
 Sweden </text:span>
</text:a>
In turn, the People's Deputy of Ukraine, the Chairman of the Verkhovna Rada Committee on Excellence and Inter-Parliamentary Cooperation Alexander Menzhko-dressing for the assistance provided to Ukraine, including military-technical, and expressed his hope for its strengthening.</text:p>
      <text:p text:style-name="P4">
"We are counting on even greater support. First of all, it is about continuing military and technical assistance, it is very relevant on the events, and also to help diplomatic, political, related to the EU as much as possible," he said.</text:p>
      <text:p text:style-name="P4">
In addition, Merezhko noted that Sweden should join NATO soon, and Ukraine counts on Swedish partners in support of Ukrainian Yevro -Atlantic Integration.</text:p>
      <text:p text:style-name="P4">
<text:span text:style-name="T4">
 Read also: </text:span>
 <text:a xlink:type="simple" xlink:href="https://www.ukrinform.ua/rubric-ato/3707713-svedski-instruktori-vcat-novobranciv-zsu-vstanovluvati-inzenerni-zagorodzenna.html" text:style-name="Internet_20_link" text:visited-style-name="Visited_20_Internet_20_Link">
</text:a>
It was reported that the Swedish government hopes that the country will officially become part of the Alliance summit in Vilnius, which will take place on July 11-12.</text:p>
      <text:p text:style-name="P4">
News Source: <text:a xlink:type="simple" xlink:href="https://www.ukrinform.ua/rubric-polytics/3710130-delegacia-svedskogo-parlamentu-vidvidala-borodanku-bucu-ta-irpin.html" text:style-name="Internet_20_link" text:visited-style-name="Visited_20_Internet_20_Link">
https://www.ukrinform.ua/rubric-polytics/3710130-delegacia-svedskogo-parlamentu-vidvidala-borodanku-bucu-ta-irpin.html</text:a>
</text:p>
      <!--NEWS-->
      <text:h text:style-name="P10" text:outline-level="1">
<text:span text:style-name="T4">
The German company will produce six radars for the Armed Forces</text:span>
</text:h>
      <text:p text:style-name="P4">
Authors: Ukrinform (Person)</text:p>
      <text:p text:style-name="P4">
Publisher: Укринформ (Organization)</text:p>
      <text:p text:style-name="P4">
Published Time: 2023-05-16T19:33:00+03:00</text:p>
      <text:p text:style-name="P4">
Modified Time: 2023-05-16T19:33:00+03:00</text:p>
      <text:p text:style-name="P4">
Description: The German company Hensoldt plans to produce six more TRML-4D radar systems and transfer them for the needs of the Armed Forces of Ukraine. - Ukrinform.</text:p>
      <text:p text:style-name="P4">
Images: ["<text:a xlink:type="simple" xlink:href="https://static.ukrinform.com/photos/2023_05/thumb_files/630_360_1684254681-654.jpg" text:style-name="Internet_20_link" text:visited-style-name="Visited_20_Internet_20_Link">
630_360_16842...</text:a>
"]</text:p>
      <text:p text:style-name="P4">
Tags: ['Німеччина', 'ЗСУ', 'Радар']</text:p>
      <text:p text:style-name="P4">
Type: Article</text:p>
      <!--METADATA-->
      <text:p text:style-name="P4">
<draw:frame draw:style-name="fr1" draw:name="Image159" text:anchor-type="as-char" svg:width="6.9236in" svg:height="3.956343in" draw:z-index="0">
<draw:image xlink:href="../Images/yкринформ/2023-05-16T19-33-00-03-00/630_360_1684254681-654.jpg" xlink:type="simple" xlink:show="embed" xlink:actuate="onLoad" draw:mime-type="image/jpeg"/>
</draw:frame>
The Hensoldt German Company plans to produce six more TRML-4D radar systems and transmit them for the needs of the Armed Forces of Ukraine.</text:p>
      <text:p text:style-name="P4">
As Ukrinform reports, this is reported <text:a xlink:type="simple" xlink:href="https://www.hensoldt.net/news/hensoldt-strengthens-air-surveillance-in-ukraine/" text:style-name="Internet_20_link" text:visited-style-name="Visited_20_Internet_20_Link">
</text:a>
.</text:p>
      <text:p text:style-name="P4">
As part of the order worth more than 100 million euros, radars will be delivered in the second half of the year after training in Ukrainian operators.</text:p>
      <text:p text:style-name="P4">
Hensoldt already has several RLS TRML-4D under contract for <text:a xlink:type="simple" xlink:href="https://www.ukrinform.ua/tag-ukraina" text:style-name="Internet_20_link" text:visited-style-name="Visited_20_Internet_20_Link">
</text:a>
As part of the IRIS-T SLM air defense system.</text:p>
      <text:p text:style-name="P4">
"We are pleased to support Ukraine with six additional TRML -4D radars, which will further strengthen the Ukrainian air surveillance network and air defense. We are proud that we can deliver such necessary equipment for a longer term", - said Hensoldt CEO Thomas Muller.</text:p>
      <text:p text:style-name="P4">
<text:span text:style-name="T4">
 Read also: </text:span>
 <text:a xlink:type="simple" xlink:href="https://www.ukrinform.ua/rubric-ato/3682492-litva-zakupila-radari-aki-bacat-navit-kuli-snajpera-ukrainski-bijci-vze-prohodat-navcanna.html" text:style-name="Internet_20_link" text:visited-style-name="Visited_20_Internet_20_Link">
<text:span text:style-name="T4">
 radar </text:span>
</text:a>
TRML-4D radar uses the latest Active ElectronicssCanned Array radar technology. It is capable of identifying different types of air goals: planes, helicopters and winged rockets. Provides prompt detection and accompaniment to 1500 targets within a radius of up to 250 km.</text:p>
      <text:p text:style-name="P4">
From the beginning of the war it was reported to have supported Ukraine with a total of 17 billion euros since the beginning of the war.</text:p>
      <text:p text:style-name="P4">
<text:span text:style-name="T5">
Foto: Hensoldt Ag</text:span>
</text:p>
      <text:p text:style-name="P4">
News Source: <text:a xlink:type="simple" xlink:href="https://www.ukrinform.ua/rubric-ato/3710132-nimecka-kompania-vigotovit-sist-radariv-dla-zsu.html" text:style-name="Internet_20_link" text:visited-style-name="Visited_20_Internet_20_Link">
https://www.ukrinform.ua/rubric-ato/3710132-nimecka-kompania-vigotovit-sist-radariv-dla-zsu.html</text:a>
</text:p>
      <!--NEWS-->
      <text:h text:style-name="P10" text:outline-level="1">
<text:span text:style-name="T4">
The Armed Forces reflected attacks in the Marinka area, 44 combat clashes took place in the east</text:span>
</text:h>
      <text:p text:style-name="P4">
Authors: Ukrinform (Person)</text:p>
      <text:p text:style-name="P4">
Publisher: Укринформ (Organization)</text:p>
      <text:p text:style-name="P4">
Published Time: 2023-05-16T19:41:00+03:00</text:p>
      <text:p text:style-name="P4">
Modified Time: 2023-05-16T19:41:00+03:00</text:p>
      <text:p text:style-name="P4">
Description: The army of the Russian Federation concentrates major efforts on Liman, Bakhmut, Avdiiv and Mariinsky directions, and the forces of defense repelled numerous attacks of the enemy in the Marinka area. - Ukrinform.</text:p>
      <text:p text:style-name="P4">
Images: ["<text:a xlink:type="simple" xlink:href="https://static.ukrinform.com/photos/2023_04/thumb_files/630_360_1681406972-336.jpg" text:style-name="Internet_20_link" text:visited-style-name="Visited_20_Internet_20_Link">
630_360_16814...</text:a>
"]</text:p>
      <text:p text:style-name="P4">
Tags: ['Генштаб', 'Обстріл', 'Війна з Росією']</text:p>
      <text:p text:style-name="P4">
Type: Article</text:p>
      <!--METADATA-->
      <text:p text:style-name="P4">
<draw:frame draw:style-name="fr1" draw:name="Image160" text:anchor-type="as-char" svg:width="6.9236in" svg:height="3.956343in" draw:z-index="0">
<draw:image xlink:href="../Images/yкринформ/2023-05-16T19-41-00-03-00/630_360_1681406972-336.jpg" xlink:type="simple" xlink:show="embed" xlink:actuate="onLoad" draw:mime-type="image/jpeg"/>
</draw:frame>
The Army Federation concentrates major efforts in the Lyman, Bakhmut, Avdiiv and Mariinsky directions, and the forces of defense repelled numerous attacks in the Marinka area.</text:p>
      <text:p text:style-name="P4">
According to Ukrinform, the General Staff of the Armed Forces of Ukraine reports UV <text:a xlink:type="simple" xlink:href="https://www.facebook.com/GeneralStaff.ua/posts/pfbid0w5mxYphJxX3DbYxuU86s23oPtQh6KWGCdn9XM4CaD1RazMKGNUF7YVpRhmLqitcTl" text:style-name="Internet_20_link" text:visited-style-name="Visited_20_Internet_20_Link">
</text:a>
.</text:p>
      <text:p text:style-name="P4">
“Противник продовжує зосереджувати основні зусилля <text:span text:style-name="T4">
на Лиманському,Бахмутському, Авдіївському та Мар’їнському напрямках</text:span>
 . Протягом добивідбулось 44 бойових зіткнення на зазначених ділянках фронту. В епіцентрібойових дій і надалі залишаються Бахмут та Мар’їнка”, - ідеться вповідомленні.</text:p>
      <text:p text:style-name="P4">
<text:span text:style-name="T4">
На Волинському та Поліському напрямках</text:span>
 ознак формування наступальнихугруповань ворога не виявлено, визначені підрозділи збройних сил республікибілорусь продовжують виконувати завдання у прикордонних з Україною районах.Триває переміщення підрозділів російських територіальних військ, які проходилипідготовку на полігонах білорусі у райони ведення бойових дій.</text:p>
      <text:p text:style-name="P4">
<text:span text:style-name="T4">
На Сіверському та Слобожанському напрямках</text:span>
 загарбник продовжує зберігативійськову присутність у прикордонних з Україною районах. Ворог здійснивмінометні та артилерійські <text:a xlink:type="simple" xlink:href="https://www.ukrinform.ua/tag-obstril" text:style-name="Internet_20_link" text:visited-style-name="Visited_20_Internet_20_Link">
 </text:a>
inhabited pens of ants of Chernihiv region; Romashkovo, Iskryskivshchyna, Volfine, Kindrativka, gardens, Sumy region, as well as Kozacha Lopan, Goptivka, Lukyanka, Hatyshche, Pletenivka, Budarki, Unbearable, Round, Dandelion, Old Targets and Budarki in Kharkiv region.</text:p>
      <text:p text:style-name="P4">
<text:span text:style-name="T4">
 Read also: </text:span>
 <text:a xlink:type="simple" xlink:href="https://www.ukrinform.ua/rubric-regions/3710032-rosiani-unoci-obstrilali-pidpriemstvo-so-zabezpecuvalo-hersonciv-elektroenergieu.html" text:style-name="Internet_20_link" text:visited-style-name="Visited_20_Internet_20_Link">
<text:span text:style-name="T4">
 Exacerbate </text:span>
</text:a>
<text:span text:style-name="T4">
 In the Kupyansk direction </text:span>
 the aggressor conducted unsuccessful offensive actions in the districts of Kharkiv region and Novoselivsky and Stelmachivka of the Lugansk region. He struck aviation strikes near the settlements of Budarka, Vilshan, Kislivka, Kotlyarivka Tabaivka of Kharkiv region. The enemy's artillery shelling was suffered by Dvorychanskoe, Kamyanka, Krasne First, Fygolovka, Novomlinsk, two -year -old, Masyutivka, Kindrashivka, Kupyansk, Kislivka, Tabaivka, Berestovo, Kharkiv region and Stelmakhivka of Luhansk region.<text:span text:style-name="T4">
 In the Bakhmut direction </text:span>
 The enemy continues to take offensive actions. There is a weighted battle for Bakhmut. In addition, during the day the Russians conducted unsuccessful successive actions in the direction of the settlement of Ivanivske. He has caused aviation hazards in the areas of settlements Bogdanivka, Bakhmut, Ivanivske, Toretskdonetsk region. Grigorivka, Bogdanivka, Bakhmut, Ivanivske, Yar, Stupochki, North, Toretskdonetsk region were injured from enemy artobrats.</text:p>
      <text:p text:style-name="P4">
<text:span text:style-name="T4">
 In the Avdeevsky direction </text:span>
 the aggressor continues to destroy infrastructure. The Russian army inflicted aviation strikes on Avdiivka Taveny, fired at the settlements of Novokalin, Berdychi, Stepov, Avdiivka, Pervomaisko, Nevel and Karlovka of Donetsk region.</text:p>
      <text:p text:style-name="P4">
<text:span text:style-name="T4">
 Read also: </text:span>
 <text:a xlink:type="simple" xlink:href="https://www.ukrinform.ua/rubric-regions/3710095-na-cernigivsini-cerez-obstrili-masstabni-lisovi-pozezi.html" text:style-name="Internet_20_link" text:visited-style-name="Visited_20_Internet_20_Link">
<text:span text:style-name="T4">
 Exacerbate </text:span>
</text:a>
<text:span text:style-name="T4">
 In the Mariinsky direction </text:span>
 Defense units reflected numerous attacks in the area of Marinka. The enemy caused an aviation strike in the district. At the same time, hostile shelling was also acute, Marinka, Victory of Donetsk region.</text:p>
      <text:p text:style-name="P4">
<text:span text:style-name="T4">
 In the mineral direction </text:span>
 During the day, the Russians struck the air strikes of the settlements of Coal and Veliky Novosilka. Firing athletic, Paraskovivka, coal, Prychistivka and Novoukrainka of Donetsk region.</text:p>
      <text:p text:style-name="P4">
<text:span text:style-name="T4">
 In Zaporizhzhya and Kherson directions </text:span>
 The invader continues the Varioron actions. He struck aviation strikes at the Donetsk region, Novodanylivka, Zaporizhzhya region and Beryslav, Kizomis and Small Tokmachtsherson region. In addition, the aggressor made articles inhabited by Olgivske, Malinivka, Gulyaipole, Railway, Gulyaypil, Belogorye, Shcherbaki, Steppe and Kamyansk, Zaporizhzhya region, as well as tototokarivka, Kizomis Kherson region and Kherson.</text:p>
      <text:p text:style-name="P4">
<text:span text:style-name="T4">
 Read also: </text:span>
 <text:a xlink:type="simple" xlink:href="https://www.ukrinform.ua/rubric-regions/3710020-rosiani-zaboronili-pracivnikam-zaes-spilkuvatis-miz-sobou-energoatom.html" text:style-name="Internet_20_link" text:visited-style-name="Visited_20_Internet_20_Link">
<text:span text:style-name="T4">
 ZPP </text:span>
</text:a>
Russian invaders continue to plunder the population of Ukraine, appropriating the growing harvest of civilians. In the city of Feodosia, in the temporarily occupied Crimea, the so -called Russian "authorities" tries to take out the stolen grain of experiences, loading it on the SIRIA Syrian Syrian Syrian vessel.At the same time, units of rocket troops and artillery were affected by five areas of depository, three stations of radio electronic struggle, two assemblies of the invaders and the point of fuel and lubricants.</text:p>
      <text:p text:style-name="P4">
As reported by Ukrinform, <text:a xlink:type="simple" xlink:href="https://www.ukrinform.ua/rubric-ato/3709728-sili-oboroni-vze-likviduvali-199-980-rosijskih-zagarbnikiv.html" text:style-name="Internet_20_link" text:visited-style-name="Visited_20_Internet_20_Link">
</text:a>
From February 24, 2022 to May 16, 2023, about 199 thousand 980 Russian ashes, 520 of them - over the past day.</text:p>
      <text:p text:style-name="P4">
News Source: <text:a xlink:type="simple" xlink:href="https://www.ukrinform.ua/rubric-ato/3710137-zsu-vidbili-ataki-v-rajoni-marinki-na-shodi-vidbulosa-44-bojovih-zitknenna.html" text:style-name="Internet_20_link" text:visited-style-name="Visited_20_Internet_20_Link">
https://www.ukrinform.ua/rubric-ato/3710137-zsu-vidbili-ataki-v-rajoni-marinki-na-shodi-vidbulosa-44-bojovih-zitknenna.html</text:a>
</text:p>
      <!--NEWS-->
      <text:h text:style-name="P10" text:outline-level="1">
<text:span text:style-name="T4">
Budanov: 80% of Prigogine's statements are pure truth</text:span>
</text:h>
      <text:p text:style-name="P4">
Authors: Ukrinform (Person)</text:p>
      <text:p text:style-name="P4">
Publisher: Укринформ (Organization)</text:p>
      <text:p text:style-name="P4">
Published Time: 2023-05-16T19:42:00+03:00</text:p>
      <text:p text:style-name="P4">
Modified Time: 2023-05-16T19:42:00+03:00</text:p>
      <text:p text:style-name="P4">
Description: The head of the Main Directorate of Intelligence of the Ministry of Defense of Ukraine Kirill Budanov said that 80% of what says the leader of the Wagner PEC Yevgeny Prigogin is pure truth. - Ukrinform.</text:p>
      <text:p text:style-name="P4">
Images: ["<text:a xlink:type="simple" xlink:href="https://static.ukrinform.com/photos/2023_04/thumb_files/630_360_1682089495-883.jpg" text:style-name="Internet_20_link" text:visited-style-name="Visited_20_Internet_20_Link">
630_360_16820...</text:a>
"]</text:p>
      <text:p text:style-name="P4">
Tags: ['ПВК "Вагнера"', 'Пригожин', 'Буданов', 'Війна з Росією']</text:p>
      <text:p text:style-name="P4">
Type: Article</text:p>
      <!--METADATA-->
      <text:p text:style-name="P4">
<draw:frame draw:style-name="fr1" draw:name="Image161" text:anchor-type="as-char" svg:width="6.9236in" svg:height="3.956343in" draw:z-index="0">
<draw:image xlink:href="../Images/yкринформ/2023-05-16T19-42-00-03-00/630_360_1682089495-883.jpg" xlink:type="simple" xlink:show="embed" xlink:actuate="onLoad" draw:mime-type="image/jpeg"/>
</draw:frame>
The head of the intelligence department of the Ministry of Defense of Ukraine Cyril Budanovanaya that 80% of what says the leader of the PEC "Wagner" Yevgeny Prigogin, is the truth.</text:p>
      <text:p text:style-name="P4">
Budanov said this in an interview with the program "<text:a xlink:type="simple" xlink:href="https://www.youtube.com/watch" text:style-name="Internet_20_link" text:visited-style-name="Visited_20_Internet_20_Link">
</text:a>
", reports Ukrinform.</text:p>
      <text:p text:style-name="P4">
"The worst thing is what Prigogine says is the majority of the truth. There are some things that cannot even be said to be false - they can simply be a two -way, but percent 80 of what he says is the pure truth at all," -said the head of the GUR Ministry of Defense.</text:p>
      <text:p text:style-name="P4">
According to him, <text:a xlink:type="simple" xlink:href="https://www.ukrinform.ua/tag-pvk-vagnera" text:style-name="Internet_20_link" text:visited-style-name="Visited_20_Internet_20_Link">
</text:a>
She showed "her maximal efficiency", unlike the Russian military.</text:p>
      <text:p text:style-name="P4">
"It is also true. And in the background of this conflicts, they have exacerbated even more. .</text:p>
      <text:p text:style-name="P4">
He noted that there are other generals who have a slightly different opinion. "But the other team is doing everything to physically erase all these units. And this is true. And unfortunately, I have to admit that the most effective is Wagner. The head of the GUR.</text:p>
      <text:p text:style-name="P4">
<text:span text:style-name="T4">
 Read also: </text:span>
 <text:a xlink:type="simple" xlink:href="https://www.ukrinform.ua/rubric-ato/3709456-u-rozvidci-vidreaguvali-na-propoziciu-prigozina-sodo-bahmuta.html" text:style-name="Internet_20_link" text:visited-style-name="Visited_20_Internet_20_Link">
<text:span text:style-name="T4">
 podgin </text:span>
</text:a>
As it was reported, Prigogine stated earlier that he would allegedly remove his mercenaries from the Bakhmutadon region. He called the refusal of the Russian Ministry of Defense to give them enough ammunition.</text:p>
      <text:p text:style-name="P4">
<text:span text:style-name="T5">
Foto: GUR Ministry of Defense</text:span>
</text:p>
      <text:p text:style-name="P4">
News Source: <text:a xlink:type="simple" xlink:href="https://www.ukrinform.ua/rubric-ato/3710134-budanov-80-zaav-prigozina-e-cistou-pravdou.html" text:style-name="Internet_20_link" text:visited-style-name="Visited_20_Internet_20_Link">
https://www.ukrinform.ua/rubric-ato/3710134-budanov-80-zaav-prigozina-e-cistou-pravdou.html</text:a>
</text:p>
      <!--NEWS-->
      <text:h text:style-name="P10" text:outline-level="1">
<text:span text:style-name="T4">
The government has allocated more than ₴ 4 billion to the Equinal Program</text:span>
</text:h>
      <text:p text:style-name="P4">
Authors: Ukrinform (Person)</text:p>
      <text:p text:style-name="P4">
Publisher: Укринформ (Organization)</text:p>
      <text:p text:style-name="P4">
Published Time: 2023-05-16T19:45:55+03:00</text:p>
      <text:p text:style-name="P4">
Modified Time: 2023-05-16T19:45:55+03:00</text:p>
      <text:p text:style-name="P4">
Description: At a meeting on May 16, 2023, the Cabinet of Ministers of Ukraine identified the Ministry of Community Development, Territories and Infrastructure from the Fund for the Elimination of the Consequences of Armed Aggression on a non -repayable basis over UAH 4.43 billion for the Equation Program. - Ukrinform.</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Гроші', 'єВідновлення']</text:p>
      <text:p text:style-name="P4">
Type: Article</text:p>
      <!--METADATA-->
      <text:p text:style-name="P4">
<draw:frame draw:style-name="fr1" draw:name="Image162" text:anchor-type="as-char" svg:width="6.9236in" svg:height="3.949857in" draw:z-index="0">
<draw:image xlink:href="../Images/yкринформ/2023-05-16T19-45-55-03-00/630_360_1608131272-754.jpg" xlink:type="simple" xlink:show="embed" xlink:actuate="onLoad" draw:mime-type="image/jpeg"/>
</draw:frame>
At a meeting on May 16, 2023, the Cabinet of Ministers of Ukraine identified the Ministry of Communities, Territories and Infrastructure from the Fund for Elimination of Armored Aggression on a non -repayable basis over UAH 4.43 billion for programming renewal.</text:p>
      <text:p text:style-name="P4">
According to Ukrinform, a permanent government representative in the Verkhovna Rada Taras Melnychuk in [] reported this(http://t.me/tmelnychuk/2315)"The Ministry of Community Development, Territories and Infrastructure for Funding Certification of the Consequences(Consumption expenditures)to a new budget program for the rendering of certain categories of real estate, damaged by hostilities, terrorist acts, sabotage, caused by the Armored Aggression of the Russian Federation, using an electronic public service "Equation", he wrote.</text:p>
      <text:p text:style-name="P4">
Melnychuk added that the government has identified the Ministry of Defense with the responsible executive budget program and amended the procedure for using funds funding for the consequences of armed aggression.</text:p>
      <text:p text:style-name="P4">
<text:span text:style-name="T4">
 Read also: </text:span>
 <text:a xlink:type="simple" xlink:href="https://www.ukrinform.ua/rubric-vidbudova/3709199-evidnovlenna-v-uradi-poasnili-skilki-raziv-mozna-podavati-zaavki-na-remont.html" text:style-name="Internet_20_link" text:visited-style-name="Visited_20_Internet_20_Link">
<text:span text:style-name="T4">
 EFFECENT </text:span>
</text:a>
It was reported that April 21 <text:a xlink:type="simple" xlink:href="https://www.ukrinform.ua/tag-kabmin" text:style-name="Internet_20_link" text:visited-style-name="Visited_20_Internet_20_Link">
</text:a>
Provision of state aid for repair of damaged housing. He provides for the provision to citizens whose housing was damaged as a result of armed aggression of the Russian Federation, state aid for current housing repair. You can do this by building an electronic service.</text:p>
      <text:p text:style-name="P4">
The service since May 10, 2023 can be used by all citizens whose residential residents have minor damage due to armed aggression of the Russian Federation and which has not been repaired. First of all, the replacement of windows or doors, repairs and more.</text:p>
      <text:p text:style-name="P4">
News Source: <text:a xlink:type="simple" xlink:href="https://www.ukrinform.ua/rubric-vidbudova/3710138-urad-vidiliv-ponad-4-milardi-na-programu-evidnovlenna.html" text:style-name="Internet_20_link" text:visited-style-name="Visited_20_Internet_20_Link">
https://www.ukrinform.ua/rubric-vidbudova/3710138-urad-vidiliv-ponad-4-milardi-na-programu-evidnovlenna.html</text:a>
</text:p>
      <!--NEWS-->
      <text:h text:style-name="P10" text:outline-level="1">
<text:span text:style-name="T4">
The Russians fired a village in Kherson region - three children were injured</text:span>
</text:h>
      <text:p text:style-name="P4">
Authors: Ukrinform (Person)</text:p>
      <text:p text:style-name="P4">
Publisher: Укринформ (Organization)</text:p>
      <text:p text:style-name="P4">
Published Time: 2023-05-16T19:48:00+03:00</text:p>
      <text:p text:style-name="P4">
Modified Time: 2023-05-16T19:48:00+03:00</text:p>
      <text:p text:style-name="P4">
Description: The Russian army attacked the village of the Youth Kherson Community, three children and a 59-year-old woman were injur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Діти', 'Херсонщина', 'Обстріл', 'Війна з Росією']</text:p>
      <text:p text:style-name="P4">
Type: Article</text:p>
      <!--METADATA-->
      <text:p text:style-name="P4">
<draw:frame draw:style-name="fr1" draw:name="Image163" text:anchor-type="as-char" svg:width="6.9236in" svg:height="3.956343in" draw:z-index="0">
<draw:image xlink:href="../Images/yкринформ/2023-05-16T19-48-00-03-00/630_360_1667124180-530.jpg" xlink:type="simple" xlink:show="embed" xlink:actuate="onLoad" draw:mime-type="image/jpeg"/>
</draw:frame>
The Russian army attacked the village of the Youth Kherson Community, three children of the I59-year-old woman were injured.</text:p>
      <text:p text:style-name="P4">
According to Ukrinform, Alexander Proudin, the head of the Kherson Regional Military Administration, reports in <text:a xlink:type="simple" xlink:href="https://t.me/olexandrprokudin/510" text:style-name="Internet_20_link" text:visited-style-name="Visited_20_Internet_20_Link">
</text:a>
.</text:p>
      <text:p text:style-name="P4">
By <text:a xlink:type="simple" xlink:href="https://www.ukrinform.ua/tag-obstril" text:style-name="Internet_20_link" text:visited-style-name="Visited_20_Internet_20_Link">
 </text:a>
An 8-year-old girl received brain contour. She was hospitalized, doctors provide wounded prerequisite care.</text:p>
      <text:p text:style-name="P4">
Two children, a 10-year-old girl and a 7-year-old boy, were diagnosed with stress. Doctors gave them help on the spot, their lives are not ungulate.</text:p>
      <text:p text:style-name="P4">
<text:span text:style-name="T4">
 Read also: </text:span>
 <text:a xlink:type="simple" xlink:href="https://www.ukrinform.ua/rubric-regions/3709837-na-hersonsini-rosiani-devat-raziv-obstrilali-vze-zrujnovanij-mist.html" text:style-name="Internet_20_link" text:visited-style-name="Visited_20_Internet_20_Link">
<text:span text:style-name="T4">
 Kherson region </text:span>
</text:a>
Another victim was a 59-year-old woman who, through shelling, got a concussion. She was also given help on the spot, refused hospitalization.</text:p>
      <text:p text:style-name="P4">
As reported <text:a xlink:type="simple" xlink:href="https://www.ukrinform.ua/rubric-regions/3709735-rosijska-armia-za-dobu-80-raziv-obstrilala-hersonsinu-sestero-poranenih.html" text:style-name="Internet_20_link" text:visited-style-name="Visited_20_Internet_20_Link">
</text:a>
, the Russian army for the last day, on May 15, made 80 shelling of the Kherson region, six people were injured.</text:p>
      <text:p text:style-name="P4">
News Source: <text:a xlink:type="simple" xlink:href="https://www.ukrinform.ua/rubric-ato/3710141-rosiani-obstrilali-selise-na-hersonsini-postrazdali-troe-ditej.html" text:style-name="Internet_20_link" text:visited-style-name="Visited_20_Internet_20_Link">
https://www.ukrinform.ua/rubric-ato/3710141-rosiani-obstrilali-selise-na-hersonsini-postrazdali-troe-ditej.html</text:a>
</text:p>
      <!--NEWS-->
      <text:h text:style-name="P10" text:outline-level="1">
<text:span text:style-name="T4">
The General Staff clarified night attack data: Ukrainian defenders destroyed 25 rockets</text:span>
</text:h>
      <text:p text:style-name="P4">
Authors: Ukrinform (Person)</text:p>
      <text:p text:style-name="P4">
Publisher: Укринформ (Organization)</text:p>
      <text:p text:style-name="P4">
Published Time: 2023-05-16T19:54:28+03:00</text:p>
      <text:p text:style-name="P4">
Modified Time: 2023-05-16T19:54:28+03:00</text:p>
      <text:p text:style-name="P4">
Description: The Russian Federation of this era has caused another massive rocket strike on the objects of civil and critical infrastructure of Ukraine. All launched by the enemy 25 rockets were destroyed by Ukrainian defenders. - Ukrinform.</text:p>
      <text:p text:style-name="P4">
Images: ["<text:a xlink:type="simple" xlink:href="https://static.ukrinform.com/photos/2022_12/thumb_files/630_360_1671446457-251.jpg" text:style-name="Internet_20_link" text:visited-style-name="Visited_20_Internet_20_Link">
630_360_16714...</text:a>
"]</text:p>
      <text:p text:style-name="P4">
Tags: ['Генштаб', 'Обстріл', 'Війна з Росією']</text:p>
      <text:p text:style-name="P4">
Type: Article</text:p>
      <!--METADATA-->
      <text:p text:style-name="P4">
<draw:frame draw:style-name="fr1" draw:name="Image164" text:anchor-type="as-char" svg:width="6.9236in" svg:height="3.956343in" draw:z-index="0">
<draw:image xlink:href="../Images/yкринформ/2023-05-16T19-54-28-03-00/630_360_1671446457-251.jpg" xlink:type="simple" xlink:show="embed" xlink:actuate="onLoad" draw:mime-type="image/jpeg"/>
</draw:frame>
The Russian Federation has caused another massive rocket strike on the objects of civilian instructive infrastructure of Ukraine. All launched by the enemy 25 rockets were destroyed by Ukrainian defenders.</text:p>
      <text:p text:style-name="P4">
Information about the missile attack was specified by the military in the evening, Ukrinform reports with reference to <text:a xlink:type="simple" xlink:href="https://www.facebook.com/GeneralStaff.ua/posts/pfbid0w5mxYphJxX3DbYxuU86s23oPtQh6KWGCdn9XM4CaD1RazMKGNUF7YVpRhmLqitcTl" text:style-name="Internet_20_link" text:visited-style-name="Visited_20_Internet_20_Link">
</text:a>
General Staff.</text:p>
      <text:p text:style-name="P4">
"The Russian aggressor cynically continues to use terror tactics ... Information, the enemy used 6 aerobalist missiles" dagger ", 9 winged missiles" Caliber "and 10 rocket launchers for the task of rocket strokes.(S-400, "Iskander-M")of which all were destroyed by Ukrainian defenders, ”the message said.</text:p>
      <text:p text:style-name="P4">
In the General Staff added: two more missiles with C-300 invaders were used on the civil infrastructure of Konstantinovka of Donetsk region.</text:p>
      <text:p text:style-name="P4">
<text:span text:style-name="T4">
 Read also: </text:span>
 <text:a xlink:type="simple" xlink:href="https://www.ukrinform.ua/rubric-ato/3710007-ignat-pro-nicnu-ataku-po-ukraini-rosia-vperse-zastosuvala-tak-bagato-kindzaliv.html" text:style-name="Internet_20_link" text:visited-style-name="Visited_20_Internet_20_Link">
<text:span text:style-name="T4">
 Ignati </text:span>
</text:a>
Civil infrastructure was destroyed. In particular, as a result of the shelling of the two -year, Vovchansk and Tishchenko of Kharkiv region, Yezagyli and wounded civilians. Residential homes, hospitals and other civilian infrastructure were also destroyed.</text:p>
      <text:p text:style-name="P4">
“During this day, the aggressor struck 27 rocket launchers and 37 aviation strikes, made about 20 <text:a xlink:type="simple" xlink:href="https://www.ukrinform.ua/tag-obstril" text:style-name="Internet_20_link" text:visited-style-name="Visited_20_Internet_20_Link">
</text:a>
From the reactive systems of volley fire on the positions of Ukrainian troops and settlements, ”the General Staff was informed.</text:p>
      <text:p text:style-name="P4">
<text:span text:style-name="T4">
 Read also: </text:span>
 <text:a xlink:type="simple" xlink:href="https://www.ukrinform.ua/rubric-ato/3710043-rf-zapuskala-sahedi-z-branskoi-oblasti-ta-zi-shidnogo-uzberezza-azovskogo-mora-ignat.html" text:style-name="Internet_20_link" text:visited-style-name="Visited_20_Internet_20_Link">
<text:span text:style-name="T4">
 Ignati </text:span>
</text:a>
As reported in the evening, <text:a xlink:type="simple" xlink:href="https://www.ukrinform.ua/rubric-ato/3710137-zsu-vidbili-ataki-v-rajoni-marinki-na-shodi-vidbulosa-44-bojovih-zitknenna.html" text:style-name="Internet_20_link" text:visited-style-name="Visited_20_Internet_20_Link">
</text:a>
, The forces of defense repelled numerous attacks of the enemy in the Marinka area.</text:p>
      <text:p text:style-name="P4">
News Source: <text:a xlink:type="simple" xlink:href="https://www.ukrinform.ua/rubric-ato/3710142-genstab-utocniv-dani-pro-nicnu-ataku-ukrainski-zahisniki-znisili-25-raket.html" text:style-name="Internet_20_link" text:visited-style-name="Visited_20_Internet_20_Link">
https://www.ukrinform.ua/rubric-ato/3710142-genstab-utocniv-dani-pro-nicnu-ataku-ukrainski-zahisniki-znisili-25-raket.html</text:a>
</text:p>
      <!--NEWS-->
      <text:h text:style-name="P10" text:outline-level="1">
<text:span text:style-name="T4">
The Cadet team will perform at the Polish stage of European Cup of Judo among the Cadets</text:span>
</text:h>
      <text:p text:style-name="P4">
Authors: Ukrinform (Person)</text:p>
      <text:p text:style-name="P4">
Publisher: Укринформ (Organization)</text:p>
      <text:p text:style-name="P4">
Published Time: 2023-05-16T19:57:00+03:00</text:p>
      <text:p text:style-name="P4">
Modified Time: 2023-05-16T19:57:00+03:00</text:p>
      <text:p text:style-name="P4">
Description: On May 20-21, the Belsko-Bila (Poland) will take place on May 20-21 of the European Cup with Judo among the Cadets. - Ukrinform.</text:p>
      <text:p text:style-name="P4">
Images: ["<text:a xlink:type="simple" xlink:href="https://static.ukrinform.com/photos/2023_05/thumb_files/630_360_1684256257-458.jpg" text:style-name="Internet_20_link" text:visited-style-name="Visited_20_Internet_20_Link">
630_360_16842...</text:a>
"]</text:p>
      <text:p text:style-name="P4">
Tags: ['Дзюдо']</text:p>
      <text:p text:style-name="P4">
Type: Article</text:p>
      <!--METADATA-->
      <text:p text:style-name="P4">
<draw:frame draw:style-name="fr1" draw:name="Image165" text:anchor-type="as-char" svg:width="6.9236in" svg:height="3.956343in" draw:z-index="0">
<draw:image xlink:href="../Images/yкринформ/2023-05-16T19-57-00-03-00/630_360_1684256257-458.jpg" xlink:type="simple" xlink:show="embed" xlink:actuate="onLoad" draw:mime-type="image/jpeg"/>
</draw:frame>
Ubel-beat(Poland)On May 20-21, the next stage of the European Cup from the Cadet.</text:p>
      <text:p text:style-name="P4">
As the official informs <text:a xlink:type="simple" xlink:href="https://www.ijf.org/competition/2546" text:style-name="Internet_20_link" text:visited-style-name="Visited_20_Internet_20_Link">
</text:a>
International Federation of Judo(IJF), 813 athletes from 35 countries will perform at the tournament, Ukrinform reports.</text:p>
      <text:p text:style-name="P4">
The national team of Ukraine will be represented by 70 judoists: 44 boys and 26 girls.</text:p>
      <text:p text:style-name="P4">
The tournament in Poland will be held without the participation of representatives of Russia and Belarus.</text:p>
      <text:p text:style-name="P4">
<text:span text:style-name="T4">
 Read also: </text:span>
 <text:a xlink:type="simple" xlink:href="https://www.ukrinform.ua/rubric-sports/3709033-ukrainskij-dzudoist-curkan-vigrav-litovskij-etap-kubka-evropi-sered-unioriv.html" text:style-name="Internet_20_link" text:visited-style-name="Visited_20_Internet_20_Link">
<text:span text:style-name="T4">
 judo </text:span>
</text:a>
The next stage of the European Cup among the Cadets will take place on May 27-28 in Komibra(Portugal).</text:p>
      <text:p text:style-name="P4">
News Source: <text:a xlink:type="simple" xlink:href="https://www.ukrinform.ua/rubric-sports/3710143-zbirna-ukraini-sered-kadetiv-vistupit-na-polskomu-etapi-kubka-evropi-z-dzudo.html" text:style-name="Internet_20_link" text:visited-style-name="Visited_20_Internet_20_Link">
https://www.ukrinform.ua/rubric-sports/3710143-zbirna-ukraini-sered-kadetiv-vistupit-na-polskomu-etapi-kubka-evropi-z-dzudo.html</text:a>
</text:p>
      <!--NEWS-->
      <text:h text:style-name="P10" text:outline-level="1">
<text:span text:style-name="T4">
"Dryad. Forest Song »has collected more than 145 million in the Ukrainian box office</text:span>
</text:h>
      <text:p text:style-name="P4">
Authors: Ukrinform (Person)</text:p>
      <text:p text:style-name="P4">
Publisher: Укринформ (Organization)</text:p>
      <text:p text:style-name="P4">
Published Time: 2023-05-16T20:06:00+03:00</text:p>
      <text:p text:style-name="P4">
Modified Time: 2023-05-16T20:06:00+03:00</text:p>
      <text:p text:style-name="P4">
Description: In eleven weeks of rental, the cashier of the animated movie "Mavka. Forest Song" amounted to 145 790 419 UAH, and the number of tickets sold exceeded a million. - Ukrinform.</text:p>
      <text:p text:style-name="P4">
Images: ["<text:a xlink:type="simple" xlink:href="https://static.ukrinform.com/photos/2023_05/thumb_files/630_360_1684256738-571.jpg" text:style-name="Internet_20_link" text:visited-style-name="Visited_20_Internet_20_Link">
630_360_16842...</text:a>
"]</text:p>
      <text:p text:style-name="P4">
Tags: ['Держкіно', 'Мультфільм', 'Кінотеатр', 'Мультфільм «Мавка»']</text:p>
      <text:p text:style-name="P4">
Type: Article</text:p>
      <!--METADATA-->
      <text:p text:style-name="P4">
<draw:frame draw:style-name="fr1" draw:name="Image166" text:anchor-type="as-char" svg:width="6.9236in" svg:height="3.956343in" draw:z-index="0">
<draw:image xlink:href="../Images/yкринформ/2023-05-16T20-06-00-03-00/630_360_1684256738-571.jpg" xlink:type="simple" xlink:show="embed" xlink:actuate="onLoad" draw:mime-type="image/jpeg"/>
</draw:frame>
Set -up weeks of rental cash fees "Mavka. Forestry" amounted to 145 790 419 UAH, and the number of tickets sold override.</text:p>
      <text:p text:style-name="P4">
This was reported by the press service of the State Cinema Agency in <text:a xlink:type="simple" xlink:href="https://www.facebook.com/ukrainefilmagency/posts/pfbid02kmxZcCNqdYtgLbbjXPPnmiQxZ54GznDhpMBM9ECcnretz6Y26XmkXe6u3u1iy2zUl" text:style-name="Internet_20_link" text:visited-style-name="Visited_20_Internet_20_Link">
</text:a>
, reports Ukrinform.</text:p>
      <text:p text:style-name="P4">
"According to the results of the eleventh week at the national rental, cash fees <text:a xlink:type="simple" xlink:href="https://www.ukrinform.ua/tag-multik" text:style-name="Internet_20_link" text:visited-style-name="Visited_20_Internet_20_Link">
</text:a>
"MAVKA" amount to 145 790 419 UAH, the accumulation of tickets sold is 1 159 931 ", - the message reads.</text:p>
      <text:p text:style-name="P4">
Derzhkino also states that the rental is ongoing.</text:p>
      <text:p text:style-name="P4">
<text:span text:style-name="T4">
 Read also: </text:span>
 <text:a xlink:type="simple" xlink:href="https://www.ukrinform.ua/rubric-culture/3709133-ukrainsku-mavku-pokazut-u-kinoteatrah-avstrii.html" text:style-name="Internet_20_link" text:visited-style-name="Visited_20_Internet_20_Link">
<text:span text:style-name="T4">
 Mavka </text:span>
</text:a>
As it was reported, the animated film "Mavka. Forest Song" created the storage of Derzhkino and the US Agency for International Development(USAID).Кінотеатральну дистрибуцію в Україні здійснює FILM.UA Distribution таKinomania Film Distribution. У національний прокат мультфільм вийшов 2березня.</text:p>
      <text:p text:style-name="P4">
"Мавка. Лісова пісня" також <text:a xlink:type="simple" xlink:href="https://www.ukrinform.ua/rubric-culture/3707755-mavka-lisova-pisna-stala-odnim-iz-najkrasih-filmiv-tizna-u-rumunskomu-prokati-derzkino.html" text:style-name="Internet_20_link" text:visited-style-name="Visited_20_Internet_20_Link">
 </text:a>
by gathering $ 73 800.</text:p>
      <text:p text:style-name="P4">
News Source: <text:a xlink:type="simple" xlink:href="https://www.ukrinform.ua/rubric-culture/3710146-mavka-lisova-pisna-zibrala-v-ukrainskomu-prokati-vze-ponad-145-miljoniv.html" text:style-name="Internet_20_link" text:visited-style-name="Visited_20_Internet_20_Link">
https://www.ukrinform.ua/rubric-culture/3710146-mavka-lisova-pisna-zibrala-v-ukrainskomu-prokati-vze-ponad-145-miljoniv.html</text:a>
</text:p>
      <!--NEWS-->
      <text:h text:style-name="P10" text:outline-level="1">
<text:span text:style-name="T4">
The Government has approved the procedure for using the Defense Procurement Agency</text:span>
</text:h>
      <text:p text:style-name="P4">
Authors: Ukrinform (Person)</text:p>
      <text:p text:style-name="P4">
Publisher: Укринформ (Organization)</text:p>
      <text:p text:style-name="P4">
Published Time: 2023-05-16T20:07:00+03:00</text:p>
      <text:p text:style-name="P4">
Modified Time: 2023-05-16T20:07:00+03:00</text:p>
      <text:p text:style-name="P4">
Description: The Cabinet of Ministers of Ukraine approved the procedure for the use of funds by the State Enterprise of the Ministry of Defense of Ukraine "Agency of Defense Procurement". - Ukrinform.</text:p>
      <text:p text:style-name="P4">
Images: ["<text:a xlink:type="simple" xlink:href="https://static.ukrinform.com/photos/2019_09/thumb_files/630_360_1567497060-680.jpg" text:style-name="Internet_20_link" text:visited-style-name="Visited_20_Internet_20_Link">
630_360_15674...</text:a>
"]</text:p>
      <text:p text:style-name="P4">
Tags: ['Бюджет', 'Міноборони', 'Уряд', 'Оборонні закупівлі']</text:p>
      <text:p text:style-name="P4">
Type: Article</text:p>
      <!--METADATA-->
      <text:p text:style-name="P4">
<draw:frame draw:style-name="fr1" draw:name="Image167" text:anchor-type="as-char" svg:width="6.9236in" svg:height="3.956343in" draw:z-index="0">
<draw:image xlink:href="../Images/yкринформ/2023-05-16T20-07-00-03-00/630_360_1567497060-680.jpg" xlink:type="simple" xlink:show="embed" xlink:actuate="onLoad" draw:mime-type="image/jpeg"/>
</draw:frame>
The Cabinet of Ministers of Ukraine approved the procedure for the use of funds by the state enterprise of the Ministry of Defense of Ukraine "Agency of Defense Procurement".</text:p>
      <text:p text:style-name="P4">
About it in <text:a xlink:type="simple" xlink:href="https://t.me/tmelnychuk/2315" text:style-name="Internet_20_link" text:visited-style-name="Visited_20_Internet_20_Link">
</text:a>
The permanent representative of the ministers in the Verkhovna Rada Taras Melnychuk reported, Ukrinform reports.</text:p>
      <text:p text:style-name="P4">
“The procedure for use by the state -owned enterprise of the Ministry of Defense of Ukraine“ Agency [] has been approved(https://www.ukrinform.ua/tag-oborona)Procurement »of the funds provided in the state budget for the purchase of goods, works of height of defense purpose,” Melnychuk wrote.</text:p>
      <text:p text:style-name="P4">
He noted that the procedure defines the mechanism of use by the state enterprise of the funds provided in the state budget for the implementation of the budget program "Development, purchase, modernization and repair of weapons, military equipment, means and equipment" and establishes some peculiarities of performance of functions of the state customer service.</text:p>
      <text:p text:style-name="P4">
<text:span text:style-name="T4">
 Read also: </text:span>
 <text:a xlink:type="simple" xlink:href="https://www.ukrinform.ua/rubric-polytics/3696427-reznikov-obgovoriv-iz-zastupnikom-stoltenberga-modernizaciu-oboronnih-zakupivel-v-ukraini.html" text:style-name="Internet_20_link" text:visited-style-name="Visited_20_Internet_20_Link">
<text:span text:style-name="T4">
 defense </text:span>
 <text:span text:style-name="T4">
 purchases </text:span>
</text:a>
As <text:a xlink:type="simple" xlink:href="https://www.ukrinform.ua/rubric-ato/3684319-norvezke-agentstvo-nadast-pidtrimku-minoboroni-ukraini.html" text:style-name="Internet_20_link" text:visited-style-name="Visited_20_Internet_20_Link">
 </text:a>
, Defense Procurement Agency of the Ministry of Defense of Ukraine and the Norwegian Defense Material and Technical Agency(NDMA)They signed an agreement on intentions, which provides support for the creation of organization of defense materials.</text:p>
      <text:p text:style-name="P4">
News Source: <text:a xlink:type="simple" xlink:href="https://www.ukrinform.ua/rubric-ato/3710160-urad-zatverdiv-poradok-vikoristanna-kostiv-agencieu-oboronnih-zakupivel.html" text:style-name="Internet_20_link" text:visited-style-name="Visited_20_Internet_20_Link">
https://www.ukrinform.ua/rubric-ato/3710160-urad-zatverdiv-poradok-vikoristanna-kostiv-agencieu-oboronnih-zakupivel.html</text:a>
</text:p>
      <!--NEWS-->
      <text:h text:style-name="P10" text:outline-level="1">
<text:span text:style-name="T4">
GUR involved Shevchenko deputy for contacts with Belarus - Budanov</text:span>
</text:h>
      <text:p text:style-name="P4">
Authors: Ukrinform (Person)</text:p>
      <text:p text:style-name="P4">
Publisher: Укринформ (Organization)</text:p>
      <text:p text:style-name="P4">
Published Time: 2023-05-16T20:10:09+03:00</text:p>
      <text:p text:style-name="P4">
Modified Time: 2023-05-16T20:10:09+03:00</text:p>
      <text:p text:style-name="P4">
Description: The head of the Main Directorate of Intelligence of the Ministry of Defense of Ukraine Kirill Budanov stated that the People's Deputy Yevgeny Shevchenko was involved for communication with Belarus. - Ukrinform.</text:p>
      <text:p text:style-name="P4">
Images: ["<text:a xlink:type="simple" xlink:href="https://static.ukrinform.com/photos/2023_05/thumb_files/630_360_1684254130-209.jpg" text:style-name="Internet_20_link" text:visited-style-name="Visited_20_Internet_20_Link">
630_360_16842...</text:a>
"]</text:p>
      <text:p text:style-name="P4">
Tags: ['Білорусь', 'Депутат', 'Розвідка', 'Буданов', 'Війна з Росією']</text:p>
      <text:p text:style-name="P4">
Type: Article</text:p>
      <!--METADATA-->
      <text:p text:style-name="P4">
<draw:frame draw:style-name="fr1" draw:name="Image168" text:anchor-type="as-char" svg:width="6.9236in" svg:height="3.956343in" draw:z-index="0">
<draw:image xlink:href="../Images/yкринформ/2023-05-16T20-10-09-03-00/630_360_1684254130-209.jpg" xlink:type="simple" xlink:show="embed" xlink:actuate="onLoad" draw:mime-type="image/jpeg"/>
</draw:frame>
The Chief Chief Directorate of Intelligence of the Ministry of Defense of Ukraine Cyril Budanzhavanovayawan that the People's Deputy Yevgeny Shevchenko was involved in communication of Collisphere.</text:p>
      <text:p text:style-name="P4">
Budanov said this in an interview with the program <text:a xlink:type="simple" xlink:href="https://www.youtube.com/watch" text:style-name="Internet_20_link" text:visited-style-name="Visited_20_Internet_20_Link">
</text:a>
, reports Ukrinform.</text:p>
      <text:p text:style-name="P4">
"We used all our possible ways of communication(with Belarus - ed.). Всізмоги, які у нас були. Навіть задіяли, скажімо так, одного народного депутата.Задля того, щоб не допустити втягування Білорусі в цю війну. Це перша мета.Друга — коли сталося витіснення російської армії, не допустити повторних спробзаходу з Білорусі, або спроб нанесення ударів. Як показав час, станом на заразцього вдалося досягти", - сказав Буданов.</text:p>
      <text:p text:style-name="P4">
Він зазначив, що йдеться про народного депутата Євгенія Шевченка.</text:p>
      <text:p text:style-name="P4">
<text:span text:style-name="T4">
Читайте також:</text:span>
 <text:a xlink:type="simple" xlink:href="https://www.ukrinform.ua/rubric-ato/3710134-budanov-80-zaav-prigozina-e-cistou-pravdou.html" text:style-name="Internet_20_link" text:visited-style-name="Visited_20_Internet_20_Link">
 <text:span text:style-name="T4">
Буданов</text:span>
 </text:a>
"We use the possibilities of his communication, his connections. In principle, this was not hidden. And he is effective in this process.</text:p>
      <text:p text:style-name="P4">
As reported by Ukrinform, April 20, 2021 Self -proclaimed President <text:a xlink:type="simple" xlink:href="https://www.ukrinform.ua/tag-bilorus" text:style-name="Internet_20_link" text:visited-style-name="Visited_20_Internet_20_Link">
</text:a>
Oleksandr Lukashenko met a significant deputy of Ukraine Yevgeny Shevchenko, who was then a member of the Parliamentary faction "Servant of the People", in the Presidential Palace. Parliamentarians were to Minsk despite the fact that political relations between Ukraine and Belarus in 2020 were put on a pause because of the decision not to recognize Victorylukashenko in the presidential election.</text:p>
      <text:p text:style-name="P4">
In May 2021, Shevchenko was expelled from the "Servant of the People" faction.</text:p>
      <text:p text:style-name="P4">
News Source: <text:a xlink:type="simple" xlink:href="https://www.ukrinform.ua/rubric-ato/3710148-gur-zalucalo-deputata-sevcenka-dla-kontaktiv-iz-bilorussu-budanov.html" text:style-name="Internet_20_link" text:visited-style-name="Visited_20_Internet_20_Link">
https://www.ukrinform.ua/rubric-ato/3710148-gur-zalucalo-deputata-sevcenka-dla-kontaktiv-iz-bilorussu-budanov.html</text:a>
</text:p>
      <!--NEWS-->
      <text:h text:style-name="P10" text:outline-level="1">
<text:span text:style-name="T4">
Ukraine is already using the Storm Shadow missile army - CNN</text:span>
</text:h>
      <text:p text:style-name="P4">
Authors: Ukrinform (Person)</text:p>
      <text:p text:style-name="P4">
Publisher: Укринформ (Organization)</text:p>
      <text:p text:style-name="P4">
Published Time: 2023-05-16T20:11:00+03:00</text:p>
      <text:p text:style-name="P4">
Modified Time: 2023-05-16T20:11:00+03:00</text:p>
      <text:p text:style-name="P4">
Description: The long -range Storm Shadow missiles, handed over to the United Kingdom, have already used the Armed Forces fighters for Russian purposes. - Ukrinform.</text:p>
      <text:p text:style-name="P4">
Images: ["<text:a xlink:type="simple" xlink:href="https://static.ukrinform.com/photos/2023_05/thumb_files/630_360_1684256958-900.jpg" text:style-name="Internet_20_link" text:visited-style-name="Visited_20_Internet_20_Link">
630_360_16842...</text:a>
"]</text:p>
      <text:p text:style-name="P4">
Tags: ['Ракета', 'Україна', 'Storm Shadow']</text:p>
      <text:p text:style-name="P4">
Type: Article</text:p>
      <!--METADATA-->
      <text:p text:style-name="P4">
<draw:frame draw:style-name="fr1" draw:name="Image169" text:anchor-type="as-char" svg:width="6.9236in" svg:height="3.956343in" draw:z-index="0">
<draw:image xlink:href="../Images/yкринформ/2023-05-16T20-11-00-03-00/630_360_1684256958-900.jpg" xlink:type="simple" xlink:show="embed" xlink:actuate="onLoad" draw:mime-type="image/jpeg"/>
</draw:frame>
The long -range Storm Shadow missiles, handed over to the United Kingdom, the Armed Forces fighters have already been used to blows for Russian purposes.</text:p>
      <text:p text:style-name="P4">
As Ukrinform reports, it reports <text:a xlink:type="simple" xlink:href="http://edition.cnn.com/europe/live-news/russia-ukraine-war-news-05-16-23/h_8be90f30b3ffad1dbea0fcf8c112f77a" text:style-name="Internet_20_link" text:visited-style-name="Visited_20_Internet_20_Link">
</text:a>
With reference to officials.</text:p>
      <text:p text:style-name="P4">
Ukrainian troops began to use Stormshadow missiles provided by the United Kingdom, for the task of blowing Russian purposes, CNN reported on Tuesday two American officials familiar with this right.</text:p>
      <text:p text:style-name="P4">
The Ministry of Defense of Ukraine refused to comment on this.</text:p>
      <text:p text:style-name="P4">
Storm Shadow is a winged long range rocket with steals, jointly developed <text:a xlink:type="simple" xlink:href="https://www.ukrinform.ua/tag-britania" text:style-name="Internet_20_link" text:visited-style-name="Visited_20_Internet_20_Link">
</text:a>
But France, which is usually started from the air.</text:p>
      <text:p text:style-name="P4">
Last week, CNN for the first time reported that the United Kingdom had put Storm Shadow in Ukrainian winged missiles, which gave the country new opportunities to tie a long range.</text:p>
      <text:p text:style-name="P4">
<text:span text:style-name="T4">
 Read also: </text:span>
 <text:a xlink:type="simple" xlink:href="https://www.ukrinform.ua/rubric-ato/3709814-ukraina-hoce-otrimati-vid-souznikiv-4050-vinisuvaciv-f16-radnik-reznikova.html" text:style-name="Internet_20_link" text:visited-style-name="Visited_20_Internet_20_Link">
<text:span text:style-name="T4">
 fighter </text:span>
</text:a>
As reported by Ukrinform, the United Kingdom confirmed the transfer to Ukraine by Rakkettorm Shadow up to 250 km.</text:p>
      <text:p text:style-name="P4">
<text:span text:style-name="T5">
Foto: mbda</text:span>
</text:p>
      <text:p text:style-name="P4">
News Source: <text:a xlink:type="simple" xlink:href="https://www.ukrinform.ua/rubric-ato/3710149-ukraina-vze-vikoristovue-proti-armii-rf-raketi-storm-shadow-cnn.html" text:style-name="Internet_20_link" text:visited-style-name="Visited_20_Internet_20_Link">
https://www.ukrinform.ua/rubric-ato/3710149-ukraina-vze-vikoristovue-proti-armii-rf-raketi-storm-shadow-cnn.html</text:a>
</text:p>
      <!--NEWS-->
      <text:h text:style-name="P10" text:outline-level="1">
<text:span text:style-name="T4">
Possible impact on the election to the CCCS: The High Council of Justice prepares letters for NABU and SAP</text:span>
</text:h>
      <text:p text:style-name="P4">
Authors: Ukrinform (Person)</text:p>
      <text:p text:style-name="P4">
Publisher: Укринформ (Organization)</text:p>
      <text:p text:style-name="P4">
Published Time: 2023-05-16T20:16:02+03:00</text:p>
      <text:p text:style-name="P4">
Modified Time: 2023-05-16T20:16:02+03:00</text:p>
      <text:p text:style-name="P4">
Description: The members of the High Council of Justice have abstained from the Plenum of the Supreme Court to express no confidence in the Chairman of the Vsevolod Vsevolod "to avoid conflict of interest" and prepare letters to NABU and the SAP regarding information on the possible influence on the election of members of the Higher Qualification Commission of Ukraine. - Ukrinform.</text:p>
      <text:p text:style-name="P4">
Images: ["<text:a xlink:type="simple" xlink:href="https://static.ukrinform.com/photos/2020_02/thumb_files/630_360_1581520989-618.jpg" text:style-name="Internet_20_link" text:visited-style-name="Visited_20_Internet_20_Link">
630_360_15815...</text:a>
"]</text:p>
      <text:p text:style-name="P4">
Tags: ['НАБУ', 'САП', 'ВККСУ', 'Верховний Суд']</text:p>
      <text:p text:style-name="P4">
Type: Article</text:p>
      <!--METADATA-->
      <text:p text:style-name="P4">
<draw:frame draw:style-name="fr1" draw:name="Image170" text:anchor-type="as-char" svg:width="6.9236in" svg:height="3.956343in" draw:z-index="0">
<draw:image xlink:href="../Images/yкринформ/2023-05-16T20-16-02-03-00/630_360_1581520989-618.jpg" xlink:type="simple" xlink:show="embed" xlink:actuate="onLoad" draw:mime-type="image/jpeg"/>
</draw:frame>
The Membership Council of Justice abstained from the Plenum of the Supreme Court of Plenum, the Head of the Vsevolod Vsevolod, Knyazev, "to avoid conflictinteres" and prepare letters to NABU and SAP regarding information about the possible impact on the election of members of the Higher Qualification of Ukraine.</text:p>
      <text:p text:style-name="P4">
As Ukrinform reports, it informs <text:a xlink:type="simple" xlink:href="https://hcj.gov.ua/news/informaciya-shchodo-zayavy-nabu-ta-sap-pro-korupciyni-diyannya-u-verhovnomu-sudi" text:style-name="Internet_20_link" text:visited-style-name="Visited_20_Internet_20_Link">
</text:a>
“Today, May 16, 2023, members of the High Council of Justice were invited to the Supreme Court's Plenum to resolve the issue of statements by the Chairman of the Armed Forces. GRP members reflected from participating in his work to the integration of conflict of interest, which may arise in the future, ”the Verification says.</text:p>
      <text:p text:style-name="P4">
It is noted that the GRP resolves the issue of granting the detention, detention or arrest of a judge, as well as temporary removal of judicial administration of justice(According to Chapters 7 and 8 of the Law of Ukraine “On Higrad of Justice”).</text:p>
      <text:p text:style-name="P4">
<text:span text:style-name="T4">
Читайте також:</text:span>
 <text:a xlink:type="simple" xlink:href="https://www.ukrinform.ua/rubric-society/3710109-datu-plenumu-z-obranna-novogo-golovi-verhovnogo-sudu-ogolosat-u-najblizci-dni.html" text:style-name="Internet_20_link" text:visited-style-name="Visited_20_Internet_20_Link">
 </text:a>
"We also inform that the High Council of Justice prepares letters to NABU and the SAP concerning information on the possible influence on the election of members of the CCSCS of Ukraine," is in the message.</text:p>
      <text:p text:style-name="P4">
The GRP is also reminiscent of the completion of May 12, 2023 by the Candidates to the posts of members of the SCCSU.</text:p>
      <text:p text:style-name="P4">
“There is currently discussing and forming a list of these candidates. This procedural, in accordance with the approved methodology of holding the High Council of the Rights of the interview, selection and appointment of candidates for the position of a member of the High Powerful Commission of Judges of Ukraine, is carried out by the GRP confidentially and is not publicly disclosed, ”the department emphasizes.</text:p>
      <text:p text:style-name="P4">
As it was reported, during the Plenum of the Supreme Court on May 16, 140 judges were deployed for expressing distrust of the current head of the Vsevolod Knyazev. After this judge, they voted for the resolution of the Plenum of the Armed Forces to terminate the authority of the President of the Armed Forces Knyazev. This resolution was supported by 137 judges.</text:p>
      <text:p text:style-name="P4">
<text:span text:style-name="T4">
 Read also: </text:span>
 <text:a xlink:type="simple" xlink:href="https://www.ukrinform.ua/rubric-society/3710076-suddi-verhovnogo-sudu-progolosuvali-za-vislovlenna-nedoviri-knazevu.html" text:style-name="Internet_20_link" text:visited-style-name="Visited_20_Internet_20_Link">
<text:span text:style-name="T4">
 Knyazev </text:span>
</text:a>
</text:p>
      <text:p text:style-name="P4">
At the same time, Knyazev, although he was released from the post of chairman, will remain the judge. The High Council of Justice has the right to release him. Head <text:a xlink:type="simple" xlink:href="https://www.ukrinform.ua/tag-verhovnij-sud" text:style-name="Internet_20_link" text:visited-style-name="Visited_20_Internet_20_Link">
</text:a>
It is a part of the Higher Rada Rada.</text:p>
      <text:p text:style-name="P4">
On the eve of May 15 <text:a xlink:type="simple" xlink:href="https://www.ukrinform.ua/rubric-society/3709683-nabu-i-sap-vikrili-masstabnu-korupciu-u-verhovnomu-sudi.html" text:style-name="Internet_20_link" text:visited-style-name="Visited_20_Internet_20_Link">
</text:a>
Obtaining an undue benefit by the management and judges of the Supreme Court.</text:p>
      <text:p text:style-name="P4">
Law enforcement officers detained the current chairman of the Knyazev Armed Forces and withdrew $ 2.7 million.</text:p>
      <text:p text:style-name="P4">
News Source: <text:a xlink:type="simple" xlink:href="https://www.ukrinform.ua/rubric-society/3710150-mozlivij-vpliv-na-obranna-do-vkks-visa-rada-pravosudda-gotue-listi-do-nabu-ta-sap.html" text:style-name="Internet_20_link" text:visited-style-name="Visited_20_Internet_20_Link">
https://www.ukrinform.ua/rubric-society/3710150-mozlivij-vpliv-na-obranna-do-vkks-visa-rada-pravosudda-gotue-listi-do-nabu-ta-sap.html</text:a>
</text:p>
      <!--NEWS-->
      <text:h text:style-name="P10" text:outline-level="1">
<text:span text:style-name="T4">
The Summit of the Council of Europe will focus on Russia's responsibility for the crime of aggression - von der Lyen</text:span>
</text:h>
      <text:p text:style-name="P4">
Authors: Ukrinform (Person)</text:p>
      <text:p text:style-name="P4">
Publisher: Укринформ (Organization)</text:p>
      <text:p text:style-name="P4">
Published Time: 2023-05-16T20:18:58+03:00</text:p>
      <text:p text:style-name="P4">
Modified Time: 2023-05-16T20:18:58+03:00</text:p>
      <text:p text:style-name="P4">
Description: The Sumith of the Council of Europe in Iceland will consider one of the key issues to bring the Russian Federation to justice for a crime of aggression against Ukraine. - Ukrinform.</text:p>
      <text:p text:style-name="P4">
Images: ["<text:a xlink:type="simple" xlink:href="https://static.ukrinform.com/photos/2023_02/thumb_files/630_360_1675351959-951.jpeg" text:style-name="Internet_20_link" text:visited-style-name="Visited_20_Internet_20_Link">
630_360_16753...</text:a>
"]</text:p>
      <text:p text:style-name="P4">
Tags: None</text:p>
      <text:p text:style-name="P4">
Type: Article</text:p>
      <!--METADATA-->
      <text:p text:style-name="P4">
<draw:frame draw:style-name="fr1" draw:name="Image171" text:anchor-type="as-char" svg:width="6.9236in" svg:height="3.956343in" draw:z-index="0">
<draw:image xlink:href="../Images/yкринформ/2023-05-16T20-18-58-03-00/630_360_1675351959-951.jpeg" xlink:type="simple" xlink:show="embed" xlink:actuate="onLoad" draw:mime-type="image/jpeg"/>
</draw:frame>
The samples of Europe in Iceland will be one of the key issues to bring the Russian Federation to justice for a crime of aggression against Ukraine.</text:p>
      <text:p text:style-name="P4">
This was stated by the head of the European Commission of Ursula von Der Lyen today during a joint press conference with Prime Minister of Iceland, Katrin Yakobsdottry, Ukrinform correspondent reports.</text:p>
      <text:p text:style-name="P4">
“I am convinced that the summit(Council of Europe)Rejuvik occurs in a very correct time. First of all, its major theme will be the responsibility of Russia's aggression, which it constantly carries out, continuing the war against Ukraine. I am very satisfied with the fact that we will have a register of loss(caused by Russia in Ukraine - ed.), which is important for the establishment of justice, which is one in the first place for a fair peace, ”the president said <text:a xlink:type="simple" xlink:href="https://www.ukrinform.ua/tag-evrokomisia" text:style-name="Internet_20_link" text:visited-style-name="Visited_20_Internet_20_Link">
</text:a>
.</text:p>
      <text:p text:style-name="P4">
She noted that this register of damage caused is also a very important effort to rebuild Ukraine and in the administration of justice in relation to the victims of Russian aggression.</text:p>
      <text:p text:style-name="P4">
“As for peace - we have a very clear position. We strongly support the formula of President Zelensky's peace, which is presented as a basis that we will work around. This will be further discussed, but it is obvious that we will be able to follow the principle of "nothing about Ukraine without Ukraine". Ukraine is the victim of the aggressor, and it is it that should lay the foundations for the formula of peace, ”said the Liaien Founder.</text:p>
      <text:p text:style-name="P4">
She reminded that she met with President Zelensky last week, who is "very open" to discuss the formula of peace for Ukraine and its implementation.</text:p>
      <text:p text:style-name="P4">
The President of the European Commission noted that since the beginning of the war, the EU has provided Ukraine with a total amount of EUR 68 billion. Another measured European support for Ukraine is military assistance, which is the pre-competence of Member States, which are decisively tuned to provide Ukraine with self-defense, she said.</text:p>
      <text:p text:style-name="P4">
“We know that Ukrainians are fighting very bravely for their sovereignty and interest in their territory. They are fighting for the principles of international law of Thahatia of the UN. So they fight for us. Thus, for us, it is an honorary task to stand near Ukraine and maintain it for as long as it is a budget, ”Von Der Lyen emphasized.</text:p>
      <text:p text:style-name="P4">
In turn, the Prime Minister of Iceland has confirmed the support of her country with the formulary of President Zelensky.<text:span text:style-name="T4">
 Read also: </text:span>
 <text:a xlink:type="simple" xlink:href="https://www.ukrinform.ua/rubric-polytics/3710040-smigal-pribuv-v-islandiu-na-samit-radi-evropi.html" text:style-name="Internet_20_link" text:visited-style-name="Visited_20_Internet_20_Link">
<text:span text:style-name="T4">
 Iceland </text:span>
</text:a>
As it was reported, on May 16, a two -day Summit of the Radievrop began in Reykjavik, whose participants consider the most important global problems and issues of international relations, including the consequences of Russia's armed aggression against Ukraine and the search for ways to just peace.</text:p>
      <text:p text:style-name="P4">
News Source: <text:a xlink:type="simple" xlink:href="https://www.ukrinform.ua/rubric-world/3710151-samit-radi-evropi-zoseredit-uvagu-na-vidpovidalnosti-rosii-za-zlocin-agresii-fon-der-laen.html" text:style-name="Internet_20_link" text:visited-style-name="Visited_20_Internet_20_Link">
https://www.ukrinform.ua/rubric-world/3710151-samit-radi-evropi-zoseredit-uvagu-na-vidpovidalnosti-rosii-za-zlocin-agresii-fon-der-laen.html</text:a>
</text:p>
      <!--NEWS-->
      <text:h text:style-name="P10" text:outline-level="1">
<text:span text:style-name="T4">
In the Nikolaev air aircraft destroyed two Russian drones</text:span>
</text:h>
      <text:p text:style-name="P4">
Authors: Ukrinform (Person)</text:p>
      <text:p text:style-name="P4">
Publisher: Укринформ (Organization)</text:p>
      <text:p text:style-name="P4">
Published Time: 2023-05-16T20:19:00+03:00</text:p>
      <text:p text:style-name="P4">
Modified Time: 2023-05-16T20:19:00+03:00</text:p>
      <text:p text:style-name="P4">
Description: In the Nikolaev area, air defense destroyed two Russian drones. - Ukrinform.</text:p>
      <text:p text:style-name="P4">
Images: ["<text:a xlink:type="simple" xlink:href="https://static.ukrinform.com/photos/2022_04/thumb_files/630_360_1649587468-936.jpg" text:style-name="Internet_20_link" text:visited-style-name="Visited_20_Internet_20_Link">
630_360_16495...</text:a>
"]</text:p>
      <text:p text:style-name="P4">
Tags: ['Безпілотник', 'Миколаївщина', 'Війна з Росією', 'ППО']</text:p>
      <text:p text:style-name="P4">
Type: Article</text:p>
      <!--METADATA-->
      <text:p text:style-name="P4">
<draw:frame draw:style-name="fr1" draw:name="Image172" text:anchor-type="as-char" svg:width="6.9236in" svg:height="3.956343in" draw:z-index="0">
<draw:image xlink:href="../Images/yкринформ/2023-05-16T20-19-00-03-00/630_360_1649587468-936.jpg" xlink:type="simple" xlink:show="embed" xlink:actuate="onLoad" draw:mime-type="image/jpeg"/>
</draw:frame>
The Vomikolaiv region has destroyed two Russian non -Russian air defense.</text:p>
      <text:p text:style-name="P4">
According to Ukrinform, the South Air Command reports in <text:a xlink:type="simple" xlink:href="https://www.facebook.com/PvKPivden/posts/pfbid02Pkr1vadaQKVaWckLAME67SyXxkVkBq5xmidKCAkpJ5NLoq27Kmu41VV1HxE1afakl" text:style-name="Internet_20_link" text:visited-style-name="Visited_20_Internet_20_Link">
</text:a>
.</text:p>
      <text:p text:style-name="P4">
“16 травня 2023 року на Миколаївщині Силами та засобами протиповітряноїоборони повітряного командування "Південь" знищено 2 ворожих <text:a xlink:type="simple" xlink:href="https://www.ukrinform.ua/tag-bezpilotnik" text:style-name="Internet_20_link" text:visited-style-name="Visited_20_Internet_20_Link">
</text:a>
: 1 reconnaissance "Orlan-10" and 1 block of operative-tactical level ",-the message reads.</text:p>
      <text:p text:style-name="P4">
<text:span text:style-name="T4">
 Read also: </text:span>
 <text:a xlink:type="simple" xlink:href="https://www.ukrinform.ua/rubric-ato/3709581-na-hersonsini-ppo-znisila-cotiri-rosijskih-bezpilotniki.html" text:style-name="Internet_20_link" text:visited-style-name="Visited_20_Internet_20_Link">
<text:span text:style-name="T4">
 drone </text:span>
</text:a>
As reported <text:a xlink:type="simple" xlink:href="https://www.ukrinform.ua/rubric-ato/3709737-sipi-ppo-vnoci-znisili-usi-18-rosijskih-raket-sered-nih-sist-kinzaliv.html" text:style-name="Internet_20_link" text:visited-style-name="Visited_20_Internet_20_Link">
</text:a>
, On May 16, the air forces of the Armed Forces of Ukraine were destroyed by all 18 Russian missiles, including six “daggers”.</text:p>
      <text:p text:style-name="P4">
News Source: <text:a xlink:type="simple" xlink:href="https://www.ukrinform.ua/rubric-ato/3710152-na-mikolaivsini-ppo-znisila-dva-rosijski-bezpilotniki.html" text:style-name="Internet_20_link" text:visited-style-name="Visited_20_Internet_20_Link">
https://www.ukrinform.ua/rubric-ato/3710152-na-mikolaivsini-ppo-znisila-dva-rosijski-bezpilotniki.html</text:a>
</text:p>
      <!--NEWS-->
      <text:h text:style-name="P10" text:outline-level="1">
<text:span text:style-name="T4">
Sakna plans to discuss with European leaders long -term safety plans for Ukraine</text:span>
</text:h>
      <text:p text:style-name="P4">
Authors: Ukrinform (Person)</text:p>
      <text:p text:style-name="P4">
Publisher: Укринформ (Organization)</text:p>
      <text:p text:style-name="P4">
Published Time: 2023-05-16T20:28:00+03:00</text:p>
      <text:p text:style-name="P4">
Modified Time: 2023-05-16T20:28:00+03:00</text:p>
      <text:p text:style-name="P4">
Description: British Prime Minister Risha Sunak plans to discuss long-term security plans for Ukraine with European leaders during the two-day Council of Europe summit, which started today in Iceland. - Ukrinform.</text:p>
      <text:p text:style-name="P4">
Images: ["<text:a xlink:type="simple" xlink:href="https://static.ukrinform.com/photos/2022_11/thumb_files/630_360_1668867140-383.jpg" text:style-name="Internet_20_link" text:visited-style-name="Visited_20_Internet_20_Link">
630_360_16688...</text:a>
"]</text:p>
      <text:p text:style-name="P4">
Tags: ['Британія', 'Україна', 'Війна з Росією', 'Ріші Сунак']</text:p>
      <text:p text:style-name="P4">
Type: Article</text:p>
      <!--METADATA-->
      <text:p text:style-name="P4">
<draw:frame draw:style-name="fr1" draw:name="Image173" text:anchor-type="as-char" svg:width="6.9236in" svg:height="3.956343in" draw:z-index="0">
<draw:image xlink:href="../Images/yкринформ/2023-05-16T20-28-00-03-00/630_360_1668867140-383.jpg" xlink:type="simple" xlink:show="embed" xlink:actuate="onLoad" draw:mime-type="image/jpeg"/>
</draw:frame>
British Prime Minister Risha Sunak plans to discuss long-term planning for Ukraine with European leaders during a two-day Summit of the Council of Ukraine, who started today in Iceland.</text:p>
      <text:p text:style-name="P4">
Sunak said this on Tuesday, Ukrinform reports with a reference to <text:a xlink:type="simple" xlink:href="https://www.reuters.com/world/europe/uks-sunak-discuss-longer-term-security-plans-ukraine-with-other-european-leaders-2023-05-16/" text:style-name="Internet_20_link" text:visited-style-name="Visited_20_Internet_20_Link">
</text:a>
.</text:p>
      <text:p text:style-name="P4">
"I will talk to other countries to make sure that we continue to support Ukraine, to provide it with the support necessary for the protection of the over -Russian aggression, and also began to think about the long -term security measures we want to introduce by supporting <text:a xlink:type="simple" xlink:href="https://www.ukrinform.ua/tag-ukraina" text:style-name="Internet_20_link" text:visited-style-name="Visited_20_Internet_20_Link">
</text:a>
In the long run, ”Snak told Visland to reporters.</text:p>
      <text:p text:style-name="P4">
<text:span text:style-name="T4">
 Read also: </text:span>
 <text:a xlink:type="simple" xlink:href="https://www.ukrinform.ua/rubric-world/3710081-britania-priednaetsa-do-ugodi-pro-reestr-zbitkiv-vid-agresii-rf-na-samiti-u-rejkaviku.html" text:style-name="Internet_20_link" text:visited-style-name="Visited_20_Internet_20_Link">
</text:a>
As <text:a xlink:type="simple" xlink:href="https://www.ukrinform.ua/rubric-ato/3709452-britania-bude-klucovou-castinou-koalicii-z-pidtrimki-povitranih-sil-ukraini-sunak.html" text:style-name="Internet_20_link" text:visited-style-name="Visited_20_Internet_20_Link">
 </text:a>
, Sun, the United Kingdom, in particular, would be a key part of the partner coalition, which provides support in the development of Ukraine's Air Force.</text:p>
      <text:p text:style-name="P4">
News Source: <text:a xlink:type="simple" xlink:href="https://www.ukrinform.ua/rubric-polytics/3710156-sunak-planue-obgovoriti-z-evropejskimi-liderami-dovgostrokovi-plani-bezpeki-dla-ukraini.html" text:style-name="Internet_20_link" text:visited-style-name="Visited_20_Internet_20_Link">
https://www.ukrinform.ua/rubric-polytics/3710156-sunak-planue-obgovoriti-z-evropejskimi-liderami-dovgostrokovi-plani-bezpeki-dla-ukraini.html</text:a>
</text:p>
      <!--NEWS-->
      <text:h text:style-name="P10" text:outline-level="1">
<text:span text:style-name="T4">
The Amsterdam Court of Appeal allowed Squares to stay in the Yandex Director's House</text:span>
</text:h>
      <text:p text:style-name="P4">
Authors: Ukrinform (Person)</text:p>
      <text:p text:style-name="P4">
Publisher: Укринформ (Organization)</text:p>
      <text:p text:style-name="P4">
Published Time: 2023-05-16T20:30:00+03:00</text:p>
      <text:p text:style-name="P4">
Modified Time: 2023-05-16T20:30:00+03:00</text:p>
      <text:p text:style-name="P4">
Description: On May 16, the Amsterdam Court of Appeal announced a decision on the complaint of the Russian billionaire Arkady Volozh on the decision of the court of first instance, which allowed the squatters to stay in his home. - Ukrinform.</text:p>
      <text:p text:style-name="P4">
Images: ["<text:a xlink:type="simple" xlink:href="https://static.ukrinform.com/photos/2023_05/thumb_files/630_360_1684257924-780.jpg" text:style-name="Internet_20_link" text:visited-style-name="Visited_20_Internet_20_Link">
630_360_16842...</text:a>
", "<text:a xlink:type="simple" xlink:href="https://static.ukrinform.com/photos/2023_05/1684257923-139.jpg" text:style-name="Internet_20_link" text:visited-style-name="Visited_20_Internet_20_Link">
1684257923-13...</text:a>
"]</text:p>
      <text:p text:style-name="P4">
Tags: ['Яндекс', 'Антиросійські санкції', 'Нідерланди', 'Суд']</text:p>
      <text:p text:style-name="P4">
Type: Article</text:p>
      <!--METADATA-->
      <text:p text:style-name="P4">
<draw:frame draw:style-name="fr1" draw:name="Image174" text:anchor-type="as-char" svg:width="6.9236in" svg:height="3.956343in" draw:z-index="0">
<draw:image xlink:href="../Images/yкринформ/2023-05-16T20-30-00-03-00/630_360_1684257924-780.jpg" xlink:type="simple" xlink:show="embed" xlink:actuate="onLoad" draw:mime-type="image/jpeg"/>
</draw:frame>
On May 16, the Amsterdam Court of Appeal announced a decision on a complaint of the Russian billionaire of Arcadia Volozh on the decision of the court of first -instance, which allowed the squadrators to stay in his home.</text:p>
      <text:p text:style-name="P4">
According to the Ukrinform correspondent in Hague, the Amsterdamadamadamadamadamadamadamada Court of Appeal, who occupied the house of the former Yandex audience on October 31, 2022, Arkady Volozha, stay in the building.</text:p>
      <text:p text:style-name="P4">
“There was a court decision today. Squares can stay in the house, ”the Dutch lawyer, expert Helen Over Lenin, was in a comment to Ukrinform.</text:p>
      <text:p text:style-name="P4">
She also noted that Volozh's lawyer did not provide any new arguments in the vipelation, but only insisted that the owner of the building was entitled to it.</text:p>
      <text:p text:style-name="P4">
<draw:frame draw:style-name="fr1" draw:name="Image175" text:anchor-type="as-char" svg:width="6.9236in" svg:height="4.615733in" draw:z-index="0">
<draw:image xlink:href="../Images/yкринформ/2023-05-16T20-30-00-03-00/1684257923-139.jpg" xlink:type="simple" xlink:show="embed" xlink:actuate="onLoad" draw:mime-type="image/jpeg"/>
</draw:frame>
"When sanctions and frozen real estate, then it is impossible to simply use its property," the Dutch lawyer emphasized.</text:p>
      <text:p text:style-name="P4">
<text:span text:style-name="T4">
 Read also: </text:span>
 <text:a xlink:type="simple" xlink:href="https://www.ukrinform.ua/rubric-world/3612144-rosijskij-milarder-prihovav-budinok-v-amsterdami-ale-jogo-znajsli-skvoteri.html" text:style-name="Internet_20_link" text:visited-style-name="Visited_20_Internet_20_Link">
<text:span text:style-name="T4">
 Skvoter </text:span>
</text:a>
She also said that the journalists learned that the Vorozh was going to scarry the decisions of the Amsterdam Court of Appeal.</text:p>
      <text:p text:style-name="P4">
“But I think there is no reason for cassation, because we have received a strong -wing decision - 20 pages. In the Netherlands, this is considered a lot. So I will do nothing, ”she said.</text:p>
      <text:p text:style-name="P4">
As reported by Ukrinform, the property of the Russian billionaire Arcadia Volozh, which is included in <text:a xlink:type="simple" xlink:href="https://www.ukrinform.ua/tag-antirosijski-sankcii" text:style-name="Internet_20_link" text:visited-style-name="Visited_20_Internet_20_Link">
</text:a>
, it cuts a building in Amsterdam worth a million euros.</text:p>
      <text:p text:style-name="P4">
According to NRC and De Groene Amsterdammer, a voice, which is founder of the Land, and owned a taxi -related service, bought a building on Amsterdam on Amsterdam Street through Paraseven Limited, registered with acquired Virginian islands.</text:p>
      <text:p text:style-name="P4">
Thanks to this scheme, his property remained "unnoticed" by the team of Dutch officials who are engaged in the search for assets belonging to the Russians.</text:p>
      <text:p text:style-name="P4">
<text:span text:style-name="T4">
 Read also: </text:span>
 <text:a xlink:type="simple" xlink:href="https://www.ukrinform.ua/rubric-world/3708727-kipr-ta-malta-zabrali-zoloti-pasporti-u-desatkiv-rosian.html" text:style-name="Internet_20_link" text:visited-style-name="Visited_20_Internet_20_Link">
</text:a>
One of the reasons why the Vorozh was on the sanction list is that Yandex search engine was censored with critical illumination of war and contributing to the landscape propaganda. In addition, according to the EU, it supports the Kremlin in the war of Ukraine.The lawyer Volozh explained that the building continues to be repaired, and this allows you to leave it without residents for a long time.</text:p>
      <text:p text:style-name="P4">
Squising - the unauthorized occupation of an abandoned or unoccupied area of land or building, as a rule, a residential, which the skwor does not own, rent and does not have a law permission for its use.</text:p>
      <text:p text:style-name="P4">
<text:span text:style-name="T5">
Foto: Irina Drabok/Ukrinform</text:span>
</text:p>
      <text:p text:style-name="P4">
News Source: <text:a xlink:type="simple" xlink:href="https://www.ukrinform.ua/rubric-world/3710157-apelacijnij-sud-amsterdama-dozvoliv-skvoteram-zalisitisa-u-budinku-eksdirektora-andeksa.html" text:style-name="Internet_20_link" text:visited-style-name="Visited_20_Internet_20_Link">
https://www.ukrinform.ua/rubric-world/3710157-apelacijnij-sud-amsterdama-dozvoliv-skvoteram-zalisitisa-u-budinku-eksdirektora-andeksa.html</text:a>
</text:p>
      <!--NEWS-->
      <text:h text:style-name="P10" text:outline-level="1">
<text:span text:style-name="T4">
France issued a warrant for the arrest of the head of the Central Bank of Lebanon</text:span>
</text:h>
      <text:p text:style-name="P4">
Authors: Ukrinform (Person)</text:p>
      <text:p text:style-name="P4">
Publisher: Укринформ (Organization)</text:p>
      <text:p text:style-name="P4">
Published Time: 2023-05-16T20:33:15+03:00</text:p>
      <text:p text:style-name="P4">
Modified Time: 2023-05-16T20:33:15+03:00</text:p>
      <text:p text:style-name="P4">
Description: The French court today issued an international warrant for the arrest of the head of the Central Bank of Lebanon Rida Salamekh.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Арешт', 'Банк', 'Франція', 'Ліван']</text:p>
      <text:p text:style-name="P4">
Type: Article</text:p>
      <!--METADATA-->
      <text:p text:style-name="P4">
<draw:frame draw:style-name="fr1" draw:name="Image176" text:anchor-type="as-char" svg:width="6.9236in" svg:height="3.956343in" draw:z-index="0">
<draw:image xlink:href="../Images/yкринформ/2023-05-16T20-33-15-03-00/630_360_1532017869-1678.jpg" xlink:type="simple" xlink:show="embed" xlink:actuate="onLoad" draw:mime-type="image/jpeg"/>
</draw:frame>
The French court today issued an international warrant for the arrest of the head of the Central Bank of Lebanon Rida Salameh.</text:p>
      <text:p text:style-name="P4">
As Ukrinform reports, it reports <text:a xlink:type="simple" xlink:href="http://www.naharnet.com/stories/en/297593-france-seeks-arrest-of-central-bank-chief" text:style-name="Internet_20_link" text:visited-style-name="Visited_20_Internet_20_Link">
</text:a>
.</text:p>
      <text:p text:style-name="P4">
Earlier, Salameh did not appear to interrogate French investigators who suspect him in fraud to accumulate significant financial assets throughout Europe.</text:p>
      <text:p text:style-name="P4">
The court team with <text:a xlink:type="simple" xlink:href="https://www.ukrinform.ua/tag-francia" text:style-name="Internet_20_link" text:visited-style-name="Visited_20_Internet_20_Link">
</text:a>
, Germany Taluxembourg is investigating a number of financial crimes, among which is a non -conscious enrichment and the probable laundering of $ 330 million, which is considered by the involvement of Salameh.</text:p>
      <text:p text:style-name="P4">
<text:span text:style-name="T4">
 Read also: </text:span>
 <text:a xlink:type="simple" xlink:href="https://www.ukrinform.ua/rubric-world/3657781-vidmivanna-ponad-1-milarda-francia-i-ssa-proveli-specoperaciu-sodo-kriptobirzi-bitzlato.html" text:style-name="Internet_20_link" text:visited-style-name="Visited_20_Internet_20_Link">
<text:span text:style-name="T4">
 laundering </text:span>
 <text:span text:style-name="T4">
 over </text:span>
 <text:span text:style-name="T4">
 </text:span>
 billion <text:span text:style-name="T4">
 </text:span>
 France <text:span text:style-name="T4">
 </text:span>
 US <text:span text:style-name="T4">
 US </text:span>
<text:span text:style-name="T4">
 Cryptocurrencies </text:span>
 <text:span text:style-name="T4">
 Bitzlato </text:span>
</text:a>
The 72-year-old Salemech, who has been holding his position for almost 30 years, has repeatedly contains all the charges against his address.</text:p>
      <text:p text:style-name="P4">
He insists that his fortune is related to his previous work investor at Merrill Lynch, inherited property and investment.</text:p>
      <text:p text:style-name="P4">
News Source: <text:a xlink:type="simple" xlink:href="https://www.ukrinform.ua/rubric-world/3710158-francia-vidala-order-na-arest-golovi-centralnogo-banku-livanu.html" text:style-name="Internet_20_link" text:visited-style-name="Visited_20_Internet_20_Link">
https://www.ukrinform.ua/rubric-world/3710158-francia-vidala-order-na-arest-golovi-centralnogo-banku-livanu.html</text:a>
</text:p>
      <!--NEWS-->
      <text:h text:style-name="P10" text:outline-level="1">
<text:span text:style-name="T4">
Warsaw wants to play a leading role in the post -war reconstruction of Ukraine - the Foreign Ministry of Poland</text:span>
</text:h>
      <text:p text:style-name="P4">
Authors: Ukrinform (Person)</text:p>
      <text:p text:style-name="P4">
Publisher: Укринформ (Organization)</text:p>
      <text:p text:style-name="P4">
Published Time: 2023-05-16T20:48:28+03:00</text:p>
      <text:p text:style-name="P4">
Modified Time: 2023-05-16T20:48:28+03:00</text:p>
      <text:p text:style-name="P4">
Description: Poland wants to play a key role in the post -war reconstruction of Ukraine due to its geographical position and an important role that Warsaw plays in the help of Ukraine in the current environment. - Ukrinform.</text:p>
      <text:p text:style-name="P4">
Images: ["<text:a xlink:type="simple" xlink:href="https://static.ukrinform.com/photos/2022_04/thumb_files/630_360_1649430400-348.jpg" text:style-name="Internet_20_link" text:visited-style-name="Visited_20_Internet_20_Link">
630_360_16494...</text:a>
"]</text:p>
      <text:p text:style-name="P4">
Tags: ['Польща', 'Україна', 'Відбудова']</text:p>
      <text:p text:style-name="P4">
Type: Article</text:p>
      <!--METADATA-->
      <text:p text:style-name="P4">
<draw:frame draw:style-name="fr1" draw:name="Image177" text:anchor-type="as-char" svg:width="6.9236in" svg:height="3.956343in" draw:z-index="0">
<draw:image xlink:href="../Images/yкринформ/2023-05-16T20-48-28-03-00/630_360_1649430400-348.jpg" xlink:type="simple" xlink:show="embed" xlink:actuate="onLoad" draw:mime-type="image/jpeg"/>
</draw:frame>
Poland play a key role in the post -war reconstruction of Ukraine due to its geographical position and an important role that Warsaw plays in the help of Ukraine in the current environment.</text:p>
      <text:p text:style-name="P4">
About it in a comment to Ukrinform was informed by a spokesman of the Foreign Ministry of Poland Lukash Yasin.</text:p>
      <text:p text:style-name="P4">
“Due to its geographical position and bilateral economic work, which is developing dynamically, Poland would like to play a conducting role in the process of post -war reconstruction of Ukraine. We are aware of the sight <text:a xlink:type="simple" xlink:href="https://www.ukrinform.ua/tag-polsa" text:style-name="Internet_20_link" text:visited-style-name="Visited_20_Internet_20_Link">
</text:a>
As a Logistics Center for Ukraine, Ukraine is a great advantage that will be used to build an international partnership in the context of Ukraine's restoration, ”Yasina emphasized.</text:p>
      <text:p text:style-name="P4">
According to him, in this context, the expansion of the existing transport-logistics, border and cross-border infrastructure between Ukraine and Poland will be of key importance.</text:p>
      <text:p text:style-name="P4">
A spokesman for the Polish Foreign Ministry emphasized that a platform for the rebuilding of Ukraine may be an existing partnership of Polish Tu -Ukrainian bodies of local self -government.</text:p>
      <text:p text:style-name="P4">
"We have more than 400 of them. Their role has increased with the outbreak of the war in Ukraine due to the increasing participation of Polish local self-government bodies in providing humanitarian assistance to their partners on the Ukrainian side," Yasina emphasized, expressing the hope that these partnerships will be further strengthened during the post-war reconstruction.</text:p>
      <text:p text:style-name="P4">
He stressed that there is already a reconstruction of Ukraine with the participation of Polish companies. According to him, Polish companies today restore the roads in Ukraine, expand production facilities through European financing and create new partnerships with local companies, including companies, energy, defense and logistics.</text:p>
      <text:p text:style-name="P4">
Yasina noted that Polish entrepreneurs understand the needs of the Ukrainian Market and seek to develop partnership with Ukrainian entities.</text:p>
      <text:p text:style-name="P4">
“In this context, we are pleased with the increase in the presence of Ukrainian business in Vpolshi. We currently have about 26,000 companies, in which one of the shareholders is a Ukrainian company or an individual with citizenship of Ukraine, ”the Polish Foreign Ministry stated.“We believe that Poland, as a country that plays a leading role in the process of supporting and reconstruction of Ukraine, should be included in all international platforms created to support this process, including the activities of the Celery Committee of the Multilateral Donor Coordination Platform for Ukraine.</text:p>
      <text:p text:style-name="P4">
<text:span text:style-name="T4">
 Read also: </text:span>
 <text:a xlink:type="simple" xlink:href="https://www.ukrinform.ua/rubric-world/3709928-polsa-rozrahovue-na-vidnovlenna-eksgumacij-zertv-volinskoi-tragedii-u-travnicervni.html" text:style-name="Internet_20_link" text:visited-style-name="Visited_20_Internet_20_Link">
<text:span text:style-name="T4">
 Poland </text:span>
</text:a>
It is known that in Poland the logistics, energy and medical hubidium aid of Ukraine was created, which suffers from Russian aggression.</text:p>
      <text:p text:style-name="P4">
According to the Ministry of Finance of Poland, Warsaw from the beginning of the full -scale <text:a xlink:type="simple" xlink:href="https://lb.ua/tag/13406_viyna_z_rosiieyu.html" text:style-name="Internet_20_link" text:visited-style-name="Visited_20_Internet_20_Link">
</text:a>
provided to Ukraine the help of nasty 50 billion zlotys(about € 11 billion euros). Зокрема, військової допомоги булонадано на близько €3 млрд євро.</text:p>
      <text:p text:style-name="P4">
Фото: PAP/Paweł Supernak</text:p>
      <text:p text:style-name="P4">
News Source: <text:a xlink:type="simple" xlink:href="https://www.ukrinform.ua/rubric-vidbudova/3710161-varsava-hoce-vidigravati-providnu-rol-u-povoennij-vidbudovi-ukraini-mzs-polsi.html" text:style-name="Internet_20_link" text:visited-style-name="Visited_20_Internet_20_Link">
https://www.ukrinform.ua/rubric-vidbudova/3710161-varsava-hoce-vidigravati-providnu-rol-u-povoennij-vidbudovi-ukraini-mzs-polsi.html</text:a>
</text:p>
      <!--NEWS-->
      <text:h text:style-name="P10" text:outline-level="1">
<text:span text:style-name="T4">
The Government has made changes to a resolution on the norms of the military of the Armed Forces</text:span>
</text:h>
      <text:p text:style-name="P4">
Authors: Ukrinform (Person)</text:p>
      <text:p text:style-name="P4">
Publisher: Укринформ (Organization)</text:p>
      <text:p text:style-name="P4">
Published Time: 2023-05-16T20:51:32+03:00</text:p>
      <text:p text:style-name="P4">
Modified Time: 2023-05-16T20:51:32+03:00</text:p>
      <text:p text:style-name="P4">
Description: The Cabinet of Ministers amended the resolution on the norms of food of servicemen of the Armed Forces and other military formations. - Ukrinform.</text:p>
      <text:p text:style-name="P4">
Images: ["<text:a xlink:type="simple" xlink:href="https://static.ukrinform.com/photos/2015_10/thumb_files/630_360_1445499627-4242.jpg" text:style-name="Internet_20_link" text:visited-style-name="Visited_20_Internet_20_Link">
630_360_14454...</text:a>
"]</text:p>
      <text:p text:style-name="P4">
Tags: ['Кабмін', 'Міноборони', 'Військові', 'Харчування']</text:p>
      <text:p text:style-name="P4">
Type: Article</text:p>
      <!--METADATA-->
      <text:p text:style-name="P4">
<draw:frame draw:style-name="fr1" draw:name="Image178" text:anchor-type="as-char" svg:width="6.9236in" svg:height="3.956343in" draw:z-index="0">
<draw:image xlink:href="../Images/yкринформ/2023-05-16T20-51-32-03-00/630_360_1445499627-4242.jpg" xlink:type="simple" xlink:show="embed" xlink:actuate="onLoad" draw:mime-type="image/jpeg"/>
</draw:frame>
Cabinet of Ministers amended the resolution on the norms of food of military personnel and other military formations.</text:p>
      <text:p text:style-name="P4">
As Ukrinform reports, about it in <text:a xlink:type="simple" xlink:href="https://t.me/tmelnychuk/2314" text:style-name="Internet_20_link" text:visited-style-name="Visited_20_Internet_20_Link">
</text:a>
The Cabinet of Ministers informed in the Verkhovna Rada Taras Melnychuk.</text:p>
      <text:p text:style-name="P4">
In particular, he said, by the decree “On Nutrition <text:a xlink:type="simple" xlink:href="https://www.ukrinform.ua/tag-vijskovi" text:style-name="Internet_20_link" text:visited-style-name="Visited_20_Internet_20_Link">
</text:a>
Armed forces, other military formations and the State Service of Special Communication and Protection of Information, Police, Persons of Private and Commanding Composition a set of products in the course of their tasks in order to be driven in the areas of management(Military)hostilities, tasks of territorial defense and repels of armed aggression against Ukraine.</text:p>
      <text:p text:style-name="P4">
<text:span text:style-name="T4">
 Read also: </text:span>
 <text:a xlink:type="simple" xlink:href="https://www.ukrinform.ua/rubric-ato/3710160-urad-zatverdiv-poradok-vikoristanna-kostiv-agencieu-oboronnih-zakupivel.html" text:style-name="Internet_20_link" text:visited-style-name="Visited_20_Internet_20_Link">
<text:span text:style-name="T4">
 Government </text:span>
</text:a>
The issue of providing food for the Military Department of Ukraine, which perform diving descents and work of the cart, and provision of servicemen of the National Guard of Ukraine, with the work of Ukraine in the fulfillment of their tasks outside the places of continuous disposal, etc., is also regulated.</text:p>
      <text:p text:style-name="P4">
As it was reported, the Ministry of Defense has previously invited representatives of retail to discuss the issues of organizing the food forces.</text:p>
      <text:p text:style-name="P4">
News Source: <text:a xlink:type="simple" xlink:href="https://www.ukrinform.ua/rubric-ato/3710162-urad-vnis-zmini-do-postanovi-pro-normi-harcuvanna-vijskovih-zsu.html" text:style-name="Internet_20_link" text:visited-style-name="Visited_20_Internet_20_Link">
https://www.ukrinform.ua/rubric-ato/3710162-urad-vnis-zmini-do-postanovi-pro-normi-harcuvanna-vijskovih-zsu.html</text:a>
</text:p>
      <!--NEWS-->
      <text:h text:style-name="P10" text:outline-level="1">
<text:span text:style-name="T4">
NABU declared suspicion to the chairman of the Supreme Court to Knyazev</text:span>
</text:h>
      <text:p text:style-name="P4">
Authors: Ukrinform (Person)</text:p>
      <text:p text:style-name="P4">
Publisher: Укринформ (Organization)</text:p>
      <text:p text:style-name="P4">
Published Time: 2023-05-16T20:56:00+03:00</text:p>
      <text:p text:style-name="P4">
Modified Time: 2023-05-16T20:56:00+03:00</text:p>
      <text:p text:style-name="P4">
Description: The Supreme Court of the Supreme Court Vsevolod Knyazev and a lawyer, to receive $ 2, $ 7 million in undue benefit, the suspicion reported. - Ukrinform.</text:p>
      <text:p text:style-name="P4">
Images: ["<text:a xlink:type="simple" xlink:href="https://static.ukrinform.com/photos/2022_06/thumb_files/630_360_1656312686-895.jpg" text:style-name="Internet_20_link" text:visited-style-name="Visited_20_Internet_20_Link">
630_360_16563...</text:a>
"]</text:p>
      <text:p text:style-name="P4">
Tags: ['Князєв', 'НАБУ', 'Підозра', 'Верховний Суд']</text:p>
      <text:p text:style-name="P4">
Type: Article</text:p>
      <!--METADATA-->
      <text:p text:style-name="P4">
<draw:frame draw:style-name="fr1" draw:name="Image179" text:anchor-type="as-char" svg:width="6.9236in" svg:height="3.956343in" draw:z-index="0">
<draw:image xlink:href="../Images/yкринформ/2023-05-16T20-56-00-03-00/630_360_1656312686-895.jpg" xlink:type="simple" xlink:show="embed" xlink:actuate="onLoad" draw:mime-type="image/jpeg"/>
</draw:frame>
The Court of Justice of Vsevolod Knyazev and a lawyer, exposed to receiving 2, 7 million donors of the US undue benefit, reported suspicion.</text:p>
      <text:p text:style-name="P4">
According to Ukrinform, NABU informs in <text:a xlink:type="simple" xlink:href="https://t.me/nab_ukraine/1832" text:style-name="Internet_20_link" text:visited-style-name="Visited_20_Internet_20_Link">
</text:a>
“The Chairman of the Supreme Court and the lawyer, to receive $ 2.7 million. Seasane right, reported suspicion. Qualification: Part 4 of Art. 368 of the Criminal Code, ”the message reads.</text:p>
      <text:p text:style-name="P4">
It is noted that on the eve of NABU and the SAP, the suspects were "hot". The money was transferred to the head of the Armed Forces in exchange for decisions in favor of one of the Ukrainian businessmen. The scheme was detected by the penetration of NABU detective, with a criminal group. And the episode with the "reward" for the President of the Supreme Court is related to the court's decision in the interests of the Finance and Credit group.</text:p>
      <text:p text:style-name="P4">
<text:span text:style-name="T4">
 Read also: </text:span>
 <text:a xlink:type="simple" xlink:href="https://www.ukrinform.ua/rubric-society/3710076-suddi-verhovnogo-sudu-progolosuvali-za-vislovlenna-nedoviri-knazevu.html" text:style-name="Internet_20_link" text:visited-style-name="Visited_20_Internet_20_Link">
<text:span text:style-name="T4">
 Knyazev </text:span>
</text:a>
As it was reported, on the eve of May 15 <text:a xlink:type="simple" xlink:href="https://www.ukrinform.ua/rubric-society/3709683-nabu-i-sap-vikrili-masstabnu-korupciu-u-verhovnomu-sudi.html" text:style-name="Internet_20_link" text:visited-style-name="Visited_20_Internet_20_Link">
</text:a>
Obtaining an undue benefit by the management and judges of the Supreme Court.</text:p>
      <text:p text:style-name="P4">
Law enforcement officers detained the current chairman of the Knyazev Armed Forces and withdrew $ 2.7 million.</text:p>
      <text:p text:style-name="P4">
May 16, 2023 during the Plenum <text:a xlink:type="simple" xlink:href="https://www.ukrinform.ua/tag-verhovnij-sud" text:style-name="Internet_20_link" text:visited-style-name="Visited_20_Internet_20_Link">
</text:a>
140 judges cast votes for expressing distrust of the current chairman of the Vsevolod Knyazev. After that, the judges voted in favor of the respective Armed Forces to terminate the powers of the Chairman of the Armed Forces of the Armed Forces. This resolution was supported by 137 judges.</text:p>
      <text:p text:style-name="P4">
<text:span text:style-name="T4">
 Read also: </text:span>
 <text:a xlink:type="simple" xlink:href="https://www.ukrinform.ua/rubric-society/3710109-datu-plenumu-z-obranna-novogo-golovi-verhovnogo-sudu-ogolosat-u-najblizci-dni.html" text:style-name="Internet_20_link" text:visited-style-name="Visited_20_Internet_20_Link">
</text:a>
According to the legislation, in the absence of the Chairman of the Armed Forces, his deputy chairman is imprisoned. However, the Armed Forces does not have a deputy chairman, so the obligations of the head of the court will be fulfilled by the judge who works for the longest time in the Armed Forces. Natural judge is the secretary of the Plenum of the Armed Forces Dmitry Luphenik.</text:p>
      <text:p text:style-name="P4">
News Source: <text:a xlink:type="simple" xlink:href="https://www.ukrinform.ua/rubric-society/3710164-nabu-ogolosilo-pidozru-golovi-verhovnogo-sudu-knazevu.html" text:style-name="Internet_20_link" text:visited-style-name="Visited_20_Internet_20_Link">
https://www.ukrinform.ua/rubric-society/3710164-nabu-ogolosilo-pidozru-golovi-verhovnogo-sudu-knazevu.html</text:a>
</text:p>
      <!--NEWS-->
      <text:h text:style-name="P10" text:outline-level="1">
<text:span text:style-name="T4">
Futsal national team received rivals in the final tournament of Junior Euro-2023</text:span>
</text:h>
      <text:p text:style-name="P4">
Authors: Ukrinform (Person)</text:p>
      <text:p text:style-name="P4">
Publisher: Укринформ (Organization)</text:p>
      <text:p text:style-name="P4">
Published Time: 2023-05-16T20:58:52+03:00</text:p>
      <text:p text:style-name="P4">
Modified Time: 2023-05-16T20:58:52+03:00</text:p>
      <text:p text:style-name="P4">
Description: The draw of the final tournament of the European Futsal Championship (players under 19 years) took place, which will be held on September 3-10 in the Croatian Porte. - Ukrinform.</text:p>
      <text:p text:style-name="P4">
Images: ["<text:a xlink:type="simple" xlink:href="https://static.ukrinform.com/photos/2023_05/thumb_files/630_360_1684259339-971.jpg" text:style-name="Internet_20_link" text:visited-style-name="Visited_20_Internet_20_Link">
630_360_16842...</text:a>
"]</text:p>
      <text:p text:style-name="P4">
Tags: ['футзал']</text:p>
      <text:p text:style-name="P4">
Type: Article</text:p>
      <!--METADATA-->
      <text:p text:style-name="P4">
<draw:frame draw:style-name="fr1" draw:name="Image180" text:anchor-type="as-char" svg:width="6.9236in" svg:height="3.956343in" draw:z-index="0">
<draw:image xlink:href="../Images/yкринформ/2023-05-16T20-58-52-03-00/630_360_1684259339-971.jpg" xlink:type="simple" xlink:show="embed" xlink:actuate="onLoad" draw:mime-type="image/jpeg"/>
</draw:frame>
There was a navigation of the final tournament of the European Futsal Championship(Players up to 19 type), which will take place on September 3-10 in the Croatian Porte.</text:p>
      <text:p text:style-name="P4">
As reports <text:a xlink:type="simple" xlink:href="https://uaf.ua/article/48254" text:style-name="Internet_20_link" text:visited-style-name="Visited_20_Internet_20_Link">
</text:a>
Ukrainian Football Association(Waf), Croatia's national team, which will be the master of the championship, made up the seven the winners of the main round, Ukrinform reports.</text:p>
      <text:p text:style-name="P4">
Eight participants of the final tournament were broken into two groups of four -teams, two of which will be released to the semifinals.</text:p>
      <text:p text:style-name="P4">
According to the results of the draw, the youth team of Ukraine got to group B, disappears with Finland, Slovenia and Italy.</text:p>
      <text:p text:style-name="P4">
<text:span text:style-name="T4">
 Read also: </text:span>
 <text:a xlink:type="simple" xlink:href="https://www.ukrinform.ua/rubric-sports/3706129-ispanskij-futzalnij-klub-palma-vperse-vigrav-ligu-cempioniv.html" text:style-name="Internet_20_link" text:visited-style-name="Visited_20_Internet_20_Link">
<text:span text:style-name="T4">
 futsal </text:span>
</text:a>
Another quartet was Croatia, Portugal, Spain and France.</text:p>
      <text:p text:style-name="P4">
Photo: uefa.com.</text:p>
      <text:p text:style-name="P4">
News Source: <text:a xlink:type="simple" xlink:href="https://www.ukrinform.ua/rubric-sports/3710165-zbirna-ukraini-z-futzalu-otrimala-supernikiv-u-finalnomu-turniri-uniorskogo-evro2023.html" text:style-name="Internet_20_link" text:visited-style-name="Visited_20_Internet_20_Link">
https://www.ukrinform.ua/rubric-sports/3710165-zbirna-ukraini-z-futzalu-otrimala-supernikiv-u-finalnomu-turniri-uniorskogo-evro2023.html</text:a>
</text:p>
      <!--NEWS-->
      <text:h text:style-name="P10" text:outline-level="1">
<text:span text:style-name="T4">
Danilov does not believe that Prigogine is an independent figure</text:span>
</text:h>
      <text:p text:style-name="P4">
Authors: Ukrinform (Person)</text:p>
      <text:p text:style-name="P4">
Publisher: Укринформ (Organization)</text:p>
      <text:p text:style-name="P4">
Published Time: 2023-05-16T21:09:17+03:00</text:p>
      <text:p text:style-name="P4">
Modified Time: 2023-05-16T21:09:17+03:00</text:p>
      <text:p text:style-name="P4">
Description: The secretary of the National Security and Defense Council of Ukraine Alexei Danilov stated that he does not believe that the leader of the Wagner PEC Yevgeny Prigogin is an independent figure that can afford certain things without coordinating it in the Kremlin. - Ukrinform.</text:p>
      <text:p text:style-name="P4">
Images: ["<text:a xlink:type="simple" xlink:href="https://static.ukrinform.com/photos/2022_02/thumb_files/630_360_1645613099-671.jpg" text:style-name="Internet_20_link" text:visited-style-name="Visited_20_Internet_20_Link">
630_360_16456...</text:a>
"]</text:p>
      <text:p text:style-name="P4">
Tags: ['Російські військові', 'ПВК "Вагнера"', 'Пригожин', 'Данілов', 'Війна з Росією']</text:p>
      <text:p text:style-name="P4">
Type: Article</text:p>
      <!--METADATA-->
      <text:p text:style-name="P4">
<draw:frame draw:style-name="fr1" draw:name="Image181" text:anchor-type="as-char" svg:width="6.9236in" svg:height="3.956343in" draw:z-index="0">
<draw:image xlink:href="../Images/yкринформ/2023-05-16T21-09-17-03-00/630_360_1645613099-671.jpg" xlink:type="simple" xlink:show="embed" xlink:actuate="onLoad" draw:mime-type="image/jpeg"/>
</draw:frame>
Oleksiy Danilov, the Secretaries of National Security and Defense of Ukraine, said that the leader of the Wagner PEC Yevhen Prigogin is an independent figure that can be able to allow certain things without coordinating it in the Kremlin.</text:p>
      <text:p text:style-name="P4">
He expressed this opinion on the broadcasting of the only news, the Ukrinform correspondent reports.</text:p>
      <text:p text:style-name="P4">
“The Wagnerists are professional terrorists, they have long been engaged in this case, they are not only fighting in our country. You know what they have done in a huge number of countries. And, unfortunately, the world of its time has paid attention to it, ”he said <text:a xlink:type="simple" xlink:href="https://www.ukrinform.ua/tag-danilov" text:style-name="Internet_20_link" text:visited-style-name="Visited_20_Internet_20_Link">
</text:a>
.</text:p>
      <text:p text:style-name="P4">
According to him, "such groups are extremely dangerous to the world, which is all manifested."</text:p>
      <text:p text:style-name="P4">
“What is happening there is to find out relationships ... I do not believe that Panprgozhin is a separate independent figure that can afford those or other things in relation to the leadership of the Ministry of Defense . In Russia, this is not possible. Any person who has a separate opinion, it cannot exist in the territory of Russia, ”the Secretary of the NSDC said, responding to questions about the assessment of the probable conflict between Prigogin and the Ministry of Defense of the Russian Federation.</text:p>
      <text:p text:style-name="P4">
<text:span text:style-name="T4">
 Read also: </text:span>
 <text:a xlink:type="simple" xlink:href="https://www.ukrinform.ua/rubric-ato/3709456-u-rozvidci-vidreaguvali-na-propoziciu-prigozina-sodo-bahmuta.html" text:style-name="Internet_20_link" text:visited-style-name="Visited_20_Internet_20_Link">
<text:span text:style-name="T4">
 podgin </text:span>
</text:a>
As it was reported, the head of the Main Directorate of Intelligence of the Ministry of Defense of Ukraine <text:a xlink:type="simple" xlink:href="https://www.ukrinform.ua/rubric-ato/3710134-budanov-80-zaav-prigozina-e-cistou-pravdou.html" text:style-name="Internet_20_link" text:visited-style-name="Visited_20_Internet_20_Link">
</text:a>
that 80% of what says the leader of the Wagner PEC Yevhen Prigogin is pure truth. He also noted that, unlike the Russian army, the Wagnerians showed their maximum efficiency.</text:p>
      <text:p text:style-name="P4">
Earlier, Prigogine stated that he would allegedly withdraw from Bakhmut of the Donetsk region of his landman. He called the refusal of the Russian Ministry of Defense to give them a complicated amount of ammunition.</text:p>
      <text:p text:style-name="P4">
News Source: <text:a xlink:type="simple" xlink:href="https://www.ukrinform.ua/rubric-ato/3710167-danilov-ne-virit-so-prigozin-e-samostijnou-figurou.html" text:style-name="Internet_20_link" text:visited-style-name="Visited_20_Internet_20_Link">
https://www.ukrinform.ua/rubric-ato/3710167-danilov-ne-virit-so-prigozin-e-samostijnou-figurou.html</text:a>
</text:p>
      <!--NEWS-->
      <text:h text:style-name="P10" text:outline-level="1">
<text:span text:style-name="T4">
Shmigal met with Iceland's premiere</text:span>
</text:h>
      <text:p text:style-name="P4">
Authors: Ukrinform (Person)</text:p>
      <text:p text:style-name="P4">
Publisher: Укринформ (Organization)</text:p>
      <text:p text:style-name="P4">
Published Time: 2023-05-16T21:10:00+03:00</text:p>
      <text:p text:style-name="P4">
Modified Time: 2023-05-16T21:10:00+03:00</text:p>
      <text:p text:style-name="P4">
Description: Prime Minister of Ukraine Denis Shmigal met with Iceland Prime Minister Katrin Jacobsdott. - Ukrinform.</text:p>
      <text:p text:style-name="P4">
Images: ["<text:a xlink:type="simple" xlink:href="https://static.ukrinform.com/photos/2023_05/thumb_files/630_360_1684260134-319.jpg" text:style-name="Internet_20_link" text:visited-style-name="Visited_20_Internet_20_Link">
630_360_16842...</text:a>
", "<text:a xlink:type="simple" xlink:href="https://static.ukrinform.com/photos/2023_05/1684260133-453.jpg" text:style-name="Internet_20_link" text:visited-style-name="Visited_20_Internet_20_Link">
1684260133-45...</text:a>
"]</text:p>
      <text:p text:style-name="P4">
Tags: ['Ісландія', "Прем'єр", 'Україна', 'Візит', 'Шмигаль']</text:p>
      <text:p text:style-name="P4">
Type: Article</text:p>
      <!--METADATA-->
      <text:p text:style-name="P4">
<draw:frame draw:style-name="fr1" draw:name="Image182" text:anchor-type="as-char" svg:width="6.9236in" svg:height="3.956343in" draw:z-index="0">
<draw:image xlink:href="../Images/yкринформ/2023-05-16T21-10-00-03-00/630_360_1684260134-319.jpg" xlink:type="simple" xlink:show="embed" xlink:actuate="onLoad" draw:mime-type="image/jpeg"/>
</draw:frame>
Prime Minister of Ukraine Denis Shmigal met with Prime Minister of Icelandic Catrin Jacobsdott.</text:p>
      <text:p text:style-name="P4">
As Ukrinform reports, Shmigal reports in <text:a xlink:type="simple" xlink:href="https://t.me/Denys_Smyhal/5223" text:style-name="Internet_20_link" text:visited-style-name="Visited_20_Internet_20_Link">
</text:a>
.</text:p>
      <text:p text:style-name="P4">
“He met with Iceland Prime Minister Katrin Jacobsdott. He thanked the initiative of holding the 4th summit of the heads of states and governments of the Council of Europe, ”he wrote.</text:p>
      <text:p text:style-name="P4">
<draw:frame draw:style-name="fr1" draw:name="Image183" text:anchor-type="as-char" svg:width="6.9236in" svg:height="4.615733in" draw:z-index="0">
<draw:image xlink:href="../Images/yкринформ/2023-05-16T21-10-00-03-00/1684260133-453.jpg" xlink:type="simple" xlink:show="embed" xlink:actuate="onLoad" draw:mime-type="image/jpeg"/>
</draw:frame>
According to him, the parties raised the issue of creating a special international <text:a xlink:type="simple" xlink:href="https://www.ukrinform.ua/tag-tribunal" text:style-name="Internet_20_link" text:visited-style-name="Visited_20_Internet_20_Link">
</text:a>
and the mechanism of compensation for the losses caused by Russia's aggression against Ukraine. He noted that Ukraine expects non -positive decisions on the summit.</text:p>
      <text:p text:style-name="P4">
Shmigal also expressed gratitude to Iceland for political and humanitarian support, including the efforts in providing Ukraine with mobile hospitals and supporting the peace of President of Ukraine Volodymyr Zelensky.</text:p>
      <text:p text:style-name="P4">
<text:span text:style-name="T4">
 Read also: </text:span>
 <text:a xlink:type="simple" xlink:href="https://www.ukrinform.ua/rubric-polytics/3706935-smigal-stavimo-ambitni-cili-cerez-dva-roki-buti-gotovimi-do-vstupu-v-es.html" text:style-name="Internet_20_link" text:visited-style-name="Visited_20_Internet_20_Link">
<text:span text:style-name="T4">
 shmigal </text:span>
 <text:span text:style-name="T4">
 put </text:span>
 <text:span text:style-name="T4">
 ambitious </text:span>
 <text:span text:style-name="T4">
 goals </text:span>
 <text:span text:style-name="T4">
 </text:span>
 Through <text:span text:style-name="T4">
<text:span text:style-name="T5">
* two </text:span>
* </text:span>
 years <text:span text:style-name="T4">
 be </text:span>
 <text:span text:style-name="T4">
 </text:span>
 <text:span text:style-name="T4">
 </text:span>
 <text:span text:style-name="T4">
 ready </text:span>
 <text:span text:style-name="T4">
 entry </text:span>
</text:a>
As reported <text:a xlink:type="simple" xlink:href="https://www.ukrinform.ua/rubric-polytics/3710040-smigal-pribuv-v-islandiu-na-samit-radi-evropi.html" text:style-name="Internet_20_link" text:visited-style-name="Visited_20_Internet_20_Link">
</text:a>
, On May 16, Prime Minister Denis Shmigal, together with the government team, arrived in Iceland, where he planned to participate in the two-day Summit of the Council of Europe.</text:p>
      <text:p text:style-name="P4">
<text:span text:style-name="T5">
Foto: Denis Shmigal / Telegram</text:span>
</text:p>
      <text:p text:style-name="P4">
News Source: <text:a xlink:type="simple" xlink:href="https://www.ukrinform.ua/rubric-polytics/3710169-smigal-zustrivsa-iz-premerkou-islandii.html" text:style-name="Internet_20_link" text:visited-style-name="Visited_20_Internet_20_Link">
https://www.ukrinform.ua/rubric-polytics/3710169-smigal-zustrivsa-iz-premerkou-islandii.html</text:a>
</text:p>
      <!--NEWS-->
      <text:h text:style-name="P10" text:outline-level="1">
<text:span text:style-name="T4">
The EU has appointed a new head of the EU Civilian Advisory Mission in Ukraine</text:span>
</text:h>
      <text:p text:style-name="P4">
Authors: Ukrinform (Person)</text:p>
      <text:p text:style-name="P4">
Publisher: Укринформ (Organization)</text:p>
      <text:p text:style-name="P4">
Published Time: 2023-05-16T21:19:15+03:00</text:p>
      <text:p text:style-name="P4">
Modified Time: 2023-05-16T21:19:15+03:00</text:p>
      <text:p text:style-name="P4">
Description: The EU Political and Security Committee on Tuesday has approved the appointment of a new EU Civilian Advisory Mission in Ukraine, Danish Danish Golmbo Danish, who is currently performing the duties of Denmark in Mali. - Ukrinform.</text:p>
      <text:p text:style-name="P4">
Images: ["<text:a xlink:type="simple" xlink:href="https://static.ukrinform.com/photos/2019_05/thumb_files/630_360_1557589895-240.jpg" text:style-name="Internet_20_link" text:visited-style-name="Visited_20_Internet_20_Link">
630_360_15575...</text:a>
"]</text:p>
      <text:p text:style-name="P4">
Tags: ['Євросоюз', 'Україна', 'Європейська рада']</text:p>
      <text:p text:style-name="P4">
Type: Article</text:p>
      <!--METADATA-->
      <text:p text:style-name="P4">
<draw:frame draw:style-name="fr1" draw:name="Image184" text:anchor-type="as-char" svg:width="6.9236in" svg:height="3.961567in" draw:z-index="0">
<draw:image xlink:href="../Images/yкринформ/2023-05-16T21-19-15-03-00/630_360_1557589895-240.jpg" xlink:type="simple" xlink:show="embed" xlink:actuate="onLoad" draw:mime-type="image/jpeg"/>
</draw:frame>
Political and EU Security Committee on Tuesday approved the appointment of a new EU Advance President in Ukraine(Ukraine ukraine), - Danish diplomatolf Holmbo, who is currently performing the duties of Denmark in Mali.</text:p>
      <text:p text:style-name="P4">
According to Ukrinform, such information is published today <text:a xlink:type="simple" xlink:href="https://www.consilium.europa.eu/en/press/press-releases/2023/05/16/new-heads-of-mission-appointed-for-euam-ukraine-and-eucap-sahel-niger/" text:style-name="Internet_20_link" text:visited-style-name="Visited_20_Internet_20_Link">
</text:a>
.</text:p>
      <text:p text:style-name="P4">
«Рада ЄС призначила сьогодні нових голів двох цивільних місій ЄС: Місії ЄС ізрозбудови спроможностей в Нігері та Дорадчої місії ЄС у реформах секторуцивільної безпеки України… В тому, що стосується EUAM Ukraine, Рада <text:a xlink:type="simple" xlink:href="https://www.ukrinform.ua/tag-evrosouz" text:style-name="Internet_20_link" text:visited-style-name="Visited_20_Internet_20_Link">
</text:a>
Appointed the head of the mission from June 12023 to May 31, 2024. Rolf Holmbo, which now serves the Mali, after passing appointments in Pakistan, Lebanon and Syria, ”he will be in the message.</text:p>
      <text:p text:style-name="P4">
As noted in the biographical certificate, Rolf Holmbo was in the post of Danius Mali from 2020, in the period 2017-2020 he held the position of ambassador to Pakistan. From 2015 to 2017 he was a researcher of the Canadian Institute of Global Affairs Wotavi. Before that, he served as the Ambassador of Denmark to Lebanon and Syria. Before that, the Danish Navy worked, in particular, was involved in stabilization and development programs, including Afghanistan. In 2005-2009, Rolmbo Holmbo was a representative of Denmark in Palestine. From 1992 to 2005, he was responsible for the neighborhood programs, including projects in Russia, Ukraine, the Uregions of the Caucasus and the Balkans as part of the Danish MZVIN. As an officer of the reserve, Rolf Holmbo participated in Denmark's Denmark abroad.</text:p>
      <text:p text:style-name="P4">
According to the report, the EUAM Ukraine mission is an non -performing Civilian EU Civilian, which was launched on July 22, 2014 for advisory assistance to state security, police, and other law enforcement agencies, in that, in the fight against corruption and human rights and human rights abuse .</text:p>
      <text:p text:style-name="P4">
<text:span text:style-name="T4">
 Read also: </text:span>
 <text:a xlink:type="simple" xlink:href="https://www.ukrinform.ua/rubric-polytics/3709691-solidarnist-u-pidtrimci-ukraini-gurtue-es-ta-spriae-jogo-rozsirennu-borrel.html" text:style-name="Internet_20_link" text:visited-style-name="Visited_20_Internet_20_Link">
</text:a>
</text:p>
      <text:p text:style-name="P4">
The current mission mandate is valid until May 31, 2024.</text:p>
      <text:p text:style-name="P4">
News Source: <text:a xlink:type="simple" xlink:href="https://www.ukrinform.ua/rubric-polytics/3710171-evrosouz-priznaciv-novogo-golovu-civilnoi-doradcoi-misii-es-v-ukraini.html" text:style-name="Internet_20_link" text:visited-style-name="Visited_20_Internet_20_Link">
https://www.ukrinform.ua/rubric-polytics/3710171-evrosouz-priznaciv-novogo-golovu-civilnoi-doradcoi-misii-es-v-ukraini.html</text:a>
</text:p>
      <!--NEWS-->
      <text:h text:style-name="P10" text:outline-level="1">
<text:span text:style-name="T4">
Poland wants to renew the work of all its consulates in Ukraine</text:span>
</text:h>
      <text:p text:style-name="P4">
Authors: Ukrinform (Person)</text:p>
      <text:p text:style-name="P4">
Publisher: Укринформ (Organization)</text:p>
      <text:p text:style-name="P4">
Published Time: 2023-05-16T21:21:00+03:00</text:p>
      <text:p text:style-name="P4">
Modified Time: 2023-05-16T21:21:00+03:00</text:p>
      <text:p text:style-name="P4">
Description: As of today, Polish consular institutions in Kyiv, Lviv and Lutsk are operating in Ukraine. At the same time, Poland will try to restore their consulates in other cities, but it will depend on the development of a security situation. - Ukrinform.</text:p>
      <text:p text:style-name="P4">
Images: ["<text:a xlink:type="simple" xlink:href="https://static.ukrinform.com/photos/2023_05/thumb_files/630_360_1684261562-570.jpg" text:style-name="Internet_20_link" text:visited-style-name="Visited_20_Internet_20_Link">
630_360_16842...</text:a>
"]</text:p>
      <text:p text:style-name="P4">
Tags: ['Консульство', 'МЗС', 'Польща', 'Посол', 'Дипломати']</text:p>
      <text:p text:style-name="P4">
Type: Article</text:p>
      <!--METADATA-->
      <text:p text:style-name="P4">
<draw:frame draw:style-name="fr1" draw:name="Image185" text:anchor-type="as-char" svg:width="6.9236in" svg:height="3.956343in" draw:z-index="0">
<draw:image xlink:href="../Images/yкринформ/2023-05-16T21-21-00-03-00/630_360_1684261562-570.jpg" xlink:type="simple" xlink:show="embed" xlink:actuate="onLoad" draw:mime-type="image/jpeg"/>
</draw:frame>
Polish consular agencies in Kyiv, Lviv Lutsk are operating in Ukraine today. At the same time, Poland will try to restore the activities of its consultations in other cities, but it will depend on the development of security stations.</text:p>
      <text:p text:style-name="P4">
About it in a comment to Ukrinform was informed by a spokesman of the Foreign Ministry of Poland Lukash Yasin.</text:p>
      <text:p text:style-name="P4">
“Consular institutions in Lviv and Lutsk are in place in Ukraine. Depending on the development of the situation, we will try to restore consular preference in Vinnitsa, Kharkiv and Odessa, ”Yasina said.</text:p>
      <text:p text:style-name="P4">
He added that with the consent of the Ukrainian authorities, the current Polish consular institutions are able to work, that is, to serve clients from all over Ukraine.</text:p>
      <text:p text:style-name="P4">
He noted that Poland does not plan to create new consular establishments to Ukraine, but will focus on restoring the work of existing consulates.</text:p>
      <text:p text:style-name="P4">
<text:span text:style-name="T4">
 Read also: </text:span>
 <text:a xlink:type="simple" xlink:href="https://www.ukrinform.ua/rubric-vidbudova/3710161-varsava-hoce-vidigravati-providnu-rol-u-povoennij-vidbudovi-ukraini-mzs-polsi.html" text:style-name="Internet_20_link" text:visited-style-name="Visited_20_Internet_20_Link">
</text:a>
"We focus on the restoration of the Polish consular presence throughout Ukraine, but this process and its pace are closely related to the development of the safety situation's idyamics," - said the spokesman of the Polish -Political Office.</text:p>
      <text:p text:style-name="P4">
Answering the question when the name of the candidate for the new Poland in Ukraine instead of Bartosh Tsikhotsky, which is completed by a cadence in Kiev, was published, Yasin said that it would be known during the Seimas Commission on Foreign Affairs.</text:p>
      <text:p text:style-name="P4">
It is known that after the beginning of Russian aggression against Ukraine in 2014, Poland has been consumed in Sevastopol and Donetsk.</text:p>
      <text:p text:style-name="P4">
As the agency reported, in March RMF.FM reported that the new Ambassador of Poland in Ukraine in this year could be a Polish historian and journalist Yaroslav Husa, who often comments on international events in the Polish media. He is the husband of a well-known Polish journalist, the CEO of Belsat TV channel Agnieszka Romashevskaya-Gus. He is supposed to be appointed in the summer or early autumn.</text:p>
      <text:p text:style-name="P4">
<text:span text:style-name="T4">
 Read also: </text:span>
 <text:a xlink:type="simple" xlink:href="https://www.ukrinform.ua/rubric-vidbudova/3706552-kanada-ta-polsa-pidtrimuut-konfiskaciu-rosijskih-kostiv-na-korist-vidbudovi-ukraini.html" text:style-name="Internet_20_link" text:visited-style-name="Visited_20_Internet_20_Link">
<text:span text:style-name="T4">
 Poland </text:span>
</text:a>
</text:p>
      <text:p text:style-name="P4">
<text:span text:style-name="T5">
Foto: pap/piotr Nowak</text:span>
</text:p>
      <text:p text:style-name="P4">
News Source: <text:a xlink:type="simple" xlink:href="https://www.ukrinform.ua/rubric-polytics/3710172-polsa-hoce-ponoviti-robotu-vsih-svoih-konsulstv-v-ukraini.html" text:style-name="Internet_20_link" text:visited-style-name="Visited_20_Internet_20_Link">
https://www.ukrinform.ua/rubric-polytics/3710172-polsa-hoce-ponoviti-robotu-vsih-svoih-konsulstv-v-ukraini.html</text:a>
</text:p>
      <!--NEWS-->
      <text:h text:style-name="P10" text:outline-level="1">
<text:span text:style-name="T4">
Yastremskaya made his way to the 1/8 finals of the WTA tournament in Florence</text:span>
</text:h>
      <text:p text:style-name="P4">
Authors: Ukrinform (Person)</text:p>
      <text:p text:style-name="P4">
Publisher: Укринформ (Organization)</text:p>
      <text:p text:style-name="P4">
Published Time: 2023-05-16T21:35:51+03:00</text:p>
      <text:p text:style-name="P4">
Modified Time: 2023-05-16T21:35:51+03:00</text:p>
      <text:p text:style-name="P4">
Description: Diana Yastremskaya reached the second range of tournament of the Women's Tennis Association (WTA) in the Italian city of Florence with a prize fund of $ 115 thousand - Ukrinform.</text:p>
      <text:p text:style-name="P4">
Images: ["<text:a xlink:type="simple" xlink:href="https://static.ukrinform.com/photos/2023_05/thumb_files/630_360_1684131339-843.jpg" text:style-name="Internet_20_link" text:visited-style-name="Visited_20_Internet_20_Link">
630_360_16841...</text:a>
"]</text:p>
      <text:p text:style-name="P4">
Tags: ['Теніс', 'Даяна Ястремська']</text:p>
      <text:p text:style-name="P4">
Type: Article</text:p>
      <!--METADATA-->
      <text:p text:style-name="P4">
<draw:frame draw:style-name="fr1" draw:name="Image186" text:anchor-type="as-char" svg:width="6.9236in" svg:height="3.956343in" draw:z-index="0">
<draw:image xlink:href="../Images/yкринформ/2023-05-16T21-35-51-03-00/630_360_1684131339-843.jpg" xlink:type="simple" xlink:show="embed" xlink:actuate="onLoad" draw:mime-type="image/jpeg"/>
</draw:frame>
Diana Yastremskaya reached the second circle of the women's tennis association tournament(WTA)Vitali city Florence with a prize fund $ 115 thousand.</text:p>
      <text:p text:style-name="P4">
In the first circle of the main grid of the competition, 1 hour of 45 minutes of collaboration over Italian Camilla rosatello - 6: 3, 7: 5 transmits Ukrinform.</text:p>
      <text:p text:style-name="P4">
The next rival of the Ukrainian tennis player will be the winner of the confrontation with the 4th Italian Yasmina Polini and British Katie Swan.</text:p>
      <text:p text:style-name="P4">
<text:span text:style-name="T4">
 Read also: </text:span>
 <text:a xlink:type="simple" xlink:href="https://www.ukrinform.ua/rubric-sports/3709934-oleksij-krutih-peremig-argentinca-na-turniri-atp-u-portugalii.html" text:style-name="Internet_20_link" text:visited-style-name="Visited_20_Internet_20_Link">
</text:a>
The tournament in Florence will last until May 21.</text:p>
      <text:p text:style-name="P4">
Photo: Getty Images.</text:p>
      <text:p text:style-name="P4">
News Source: <text:a xlink:type="simple" xlink:href="https://www.ukrinform.ua/rubric-sports/3710174-astremska-probilasa-do-18-finalu-turniru-wta-u-florencii.html" text:style-name="Internet_20_link" text:visited-style-name="Visited_20_Internet_20_Link">
https://www.ukrinform.ua/rubric-sports/3710174-astremska-probilasa-do-18-finalu-turniru-wta-u-florenci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16T21:40:00+03:00</text:p>
      <text:p text:style-name="P4">
Modified Time: 2023-05-16T21:40: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87" text:anchor-type="as-char" svg:width="6.9236in" svg:height="3.956343in" draw:z-index="0">
<draw:image xlink:href="../Images/yкринформ/2023-05-16T21-40-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UN International Court of Justice will hold public hearings in Ukraine against Russia in June</text:span>
</text:h>
      <text:p text:style-name="P4">
Authors: Ukrinform (Person)</text:p>
      <text:p text:style-name="P4">
Publisher: Укринформ (Organization)</text:p>
      <text:p text:style-name="P4">
Published Time: 2023-05-16T21:43:00+03:00</text:p>
      <text:p text:style-name="P4">
Modified Time: 2023-05-16T21:43:00+03:00</text:p>
      <text:p text:style-name="P4">
Description: From June 6 to June 14, 2023, the UN International Court of Ukraine will hold public hearings in the case of Russia's violation of two conventions - on combating the financing of terrorism and the prohibition of all forms of racial discrimination. - Ukrinform.</text:p>
      <text:p text:style-name="P4">
Images: ["<text:a xlink:type="simple" xlink:href="https://static.ukrinform.com/photos/2023_05/thumb_files/630_360_1684261943-551.jpg" text:style-name="Internet_20_link" text:visited-style-name="Visited_20_Internet_20_Link">
630_360_16842...</text:a>
"]</text:p>
      <text:p text:style-name="P4">
Tags: ['Тероризм', 'Україна', 'Міжнародний суд ООН', 'Війна з Росією']</text:p>
      <text:p text:style-name="P4">
Type: Article</text:p>
      <!--METADATA-->
      <text:p text:style-name="P4">
<draw:frame draw:style-name="fr1" draw:name="Image188" text:anchor-type="as-char" svg:width="6.9236in" svg:height="3.956343in" draw:z-index="0">
<draw:image xlink:href="../Images/yкринформ/2023-05-16T21-43-00-03-00/630_360_1684261943-551.jpg" xlink:type="simple" xlink:show="embed" xlink:actuate="onLoad" draw:mime-type="image/jpeg"/>
</draw:frame>
The UN International Court of Justice from June 6 to June 14, 2023 will conduct publicity in the case of Russia's violation of two conventions - on the struggle of terrorism and the prohibition of all forms of racial discrimination.</text:p>
      <text:p text:style-name="P4">
According to the Ukrinform correspondent in the Hague with reference to <text:a xlink:type="simple" xlink:href="https://www.icj-cij.org/sites/default/files/case-related/166/166-20230516-PRE-01-00-EN.pdf" text:style-name="Internet_20_link" text:visited-style-name="Visited_20_Internet_20_Link">
</text:a>
, the hearing will be devoted to the consideration of the case.</text:p>
      <text:p text:style-name="P4">
“Application of the International Convention on Combating Financing Terrorism of the International Convention on the Prohibition of All Forms of Racial Discrimination(Ukraine's opposite <text:a xlink:type="simple" xlink:href="https://www.ukrinform.ua/tag-rosia" text:style-name="Internet_20_link" text:visited-style-name="Visited_20_Internet_20_Link">
</text:a>
 )- The court will conduct publicity from Tuesday, June 6 to Wednesday, June 14, 2023, ”the presentation reads.</text:p>
      <text:p text:style-name="P4">
As reported by Ukrinform, on November 8, 2019, the International Court of Ukraine recognized its legal one in the case of Russia's violation of two conventions. The Court also stressed that Ukraine had complied with all procedural pre -trial procedures. This decision notes that the UN International Court of Justice may proceed to the merits of the case.</text:p>
      <text:p text:style-name="P4">
On January 16, 2017, Ukraine filed a lawsuit against the International Court of Justice against Russia's violation of the Convention on the Prohibition of Financing Terrorism and the Convention of Racial Discrimination.</text:p>
      <text:p text:style-name="P4">
<text:span text:style-name="T4">
 Read also: </text:span>
 <text:a xlink:type="simple" xlink:href="https://www.ukrinform.ua/rubric-polytics/3708528-bez-vidpovidalnosti-rosii-za-skoeni-zlocini-stalogo-miru-ne-bude-premerka-estonii.html" text:style-name="Internet_20_link" text:visited-style-name="Visited_20_Internet_20_Link">
</text:a>
The accusations nominated by Russia include: providing weapons and other assistance from the non -assistance; Rarismh17 Malaysian Airlines aircraft; shelling of residential areas of Mariupol and Kramatorsk; destruction of a civilian bus near Volnovakha; the explosion during a peaceful gathering of the victim; discrimination against Ukrainian and Crimean Tatar communities; prohibition of the Majlis of the Crimean Tatar people; waves of disappearance, murder, unauthorized searches, detentions; Restrictions on teaching Ukrainian Ican Tatar languages.</text:p>
      <text:p text:style-name="P4">
News Source: <text:a xlink:type="simple" xlink:href="https://www.ukrinform.ua/rubric-polytics/3710176-miznarodnij-sud-oon-u-cervni-provede-publicni-sluhanna-u-spravi-ukraina-proti-rosii.html" text:style-name="Internet_20_link" text:visited-style-name="Visited_20_Internet_20_Link">
https://www.ukrinform.ua/rubric-polytics/3710176-miznarodnij-sud-oon-u-cervni-provede-publicni-sluhanna-u-spravi-ukraina-proti-rosii.html</text:a>
</text:p>
      <!--NEWS-->
      <text:h text:style-name="P10" text:outline-level="1">
<text:span text:style-name="T4">
Schroeder's wife was released after a visit to the Russian Embassy</text:span>
</text:h>
      <text:p text:style-name="P4">
Authors: Ukrinform (Person)</text:p>
      <text:p text:style-name="P4">
Publisher: Укринформ (Organization)</text:p>
      <text:p text:style-name="P4">
Published Time: 2023-05-16T21:55:00+03:00</text:p>
      <text:p text:style-name="P4">
Modified Time: 2023-05-16T21:55:00+03:00</text:p>
      <text:p text:style-name="P4">
Description: The visit of the former German Chancellor Gerhard Schroeder and his wife, Soyon Schroeder-Kim to the Russian Embassy on May 9, caused criticism and consequences. - Ukrinform.</text:p>
      <text:p text:style-name="P4">
Images: ["<text:a xlink:type="simple" xlink:href="https://static.ukrinform.com/photos/2023_05/thumb_files/630_360_1684244622-175.jpg" text:style-name="Internet_20_link" text:visited-style-name="Visited_20_Internet_20_Link">
630_360_16842...</text:a>
"]</text:p>
      <text:p text:style-name="P4">
Tags: ['Звільнення', 'Шредер', 'Дружина']</text:p>
      <text:p text:style-name="P4">
Type: Article</text:p>
      <!--METADATA-->
      <text:p text:style-name="P4">
<draw:frame draw:style-name="fr1" draw:name="Image189" text:anchor-type="as-char" svg:width="6.9236in" svg:height="3.956343in" draw:z-index="0">
<draw:image xlink:href="../Images/yкринформ/2023-05-16T21-55-00-03-00/630_360_1684244622-175.jpg" xlink:type="simple" xlink:show="embed" xlink:actuate="onLoad" draw:mime-type="image/jpeg"/>
</draw:frame>
The carrier of Germany Gerhard Schroeder and his wife Son Schroreder-Kim Embassy on May 9 caused criticism and consequences.</text:p>
      <text:p text:style-name="P4">
About it reports Ukrinform with reference to <text:a xlink:type="simple" xlink:href="http://www.ksta.de/politik/nrw-politik/land-nrw-feuert-schroeder-kim-als-repraesentantin-571727" text:style-name="Internet_20_link" text:visited-style-name="Visited_20_Internet_20_Link">
</text:a>
.</text:p>
      <text:p text:style-name="P4">
The NRW.Global Business Development Agency has terminated a labor agreement with a Soion Shreder-Kim, the wife of Excanner Gerhard Schroeder. This was confirmed by the Cologne Militia at the Ministry of Economy of the North Rhine-Westphalia.</text:p>
      <text:p text:style-name="P4">
"Ms. Schroeder-Kim was immediately released and the service agreement will be corrupted by Nrw.globalbusiness without warning," the department said.</text:p>
      <text:p text:style-name="P4">
Schroreder-Kim worked at the national company as a representative of South Korea, which was a basis for a contract, which was to be valid by the end of 2023.</text:p>
      <text:p text:style-name="P4">
It is reported that earlier the employer has repeatedly indicated Ms Schroreder-Kim that she "should be cautious publicly about politically sensitive issues, especially in the Russian aggressive war against Ukraine."</text:p>
      <text:p text:style-name="P4">
Schroeder-Kim and her husband were sharply criticized for participating in the reception of the Vosolia <text:a xlink:type="simple" xlink:href="https://www.ukrinform.ua/tag-rosia" text:style-name="Internet_20_link" text:visited-style-name="Visited_20_Internet_20_Link">
</text:a>
On the occasion of the anniversary of the victorious Nazi Germany.</text:p>
      <text:p text:style-name="P4">
<text:span text:style-name="T4">
 Read also: </text:span>
 <text:a xlink:type="simple" xlink:href="https://www.ukrinform.ua/rubric-world/3707986-polsa-rozslidue-mozlivu-ucast-sredera-u-pidgotovci-rosijskoi-agresii-zmi.html" text:style-name="Internet_20_link" text:visited-style-name="Visited_20_Internet_20_Link">
<text:span text:style-name="T4">
 shreder </text:span>
</text:a>
Schroeder was Chancellor from 1998 to 2005 and the leader of the SDPN(the party that is currently putting)From 1999 to 2004. He has worked for many years in Russian energy companies and is considered a close friend of President Putin.</text:p>
      <text:p text:style-name="P4">
<text:span text:style-name="T5">
Foto: dpa</text:span>
</text:p>
      <text:p text:style-name="P4">
News Source: <text:a xlink:type="simple" xlink:href="https://www.ukrinform.ua/rubric-ato/3710054-druzinu-sredera-zvilnili-pisla-vizitu-v-rosijske-posolstvo.html" text:style-name="Internet_20_link" text:visited-style-name="Visited_20_Internet_20_Link">
https://www.ukrinform.ua/rubric-ato/3710054-druzinu-sredera-zvilnili-pisla-vizitu-v-rosijske-posolstvo.html</text:a>
</text:p>
      <!--NEWS-->
      <text:h text:style-name="P10" text:outline-level="1">
<text:span text:style-name="T4">
On Thursday, Russia convenes the UN Council to "condemn" weapons supply to Ukraine</text:span>
</text:h>
      <text:p text:style-name="P4">
Authors: Ukrinform (Person)</text:p>
      <text:p text:style-name="P4">
Publisher: Укринформ (Organization)</text:p>
      <text:p text:style-name="P4">
Published Time: 2023-05-16T21:58:00+03:00</text:p>
      <text:p text:style-name="P4">
Modified Time: 2023-05-16T21:58:00+03:00</text:p>
      <text:p text:style-name="P4">
Description: On Thursday, May 18, a meeting of the UN Security Council will be held at the request of Russia, which will discuss the supply of Western weapons to Ukraine. - Ukrinform.</text:p>
      <text:p text:style-name="P4">
Images: ["<text:a xlink:type="simple" xlink:href="https://static.ukrinform.com/photos/2015_10/thumb_files/630_360_1445002358-2357.jpg" text:style-name="Internet_20_link" text:visited-style-name="Visited_20_Internet_20_Link">
630_360_14450...</text:a>
"]</text:p>
      <text:p text:style-name="P4">
Tags: ['ООН', 'Зброя', 'Росія', 'Кислиця', 'Радбез ООН', 'Війна з Росією']</text:p>
      <text:p text:style-name="P4">
Type: Article</text:p>
      <!--METADATA-->
      <text:p text:style-name="P4">
<draw:frame draw:style-name="fr1" draw:name="Image190" text:anchor-type="as-char" svg:width="6.9236in" svg:height="3.956343in" draw:z-index="0">
<draw:image xlink:href="../Images/yкринформ/2023-05-16T21-58-00-03-00/630_360_1445002358-2357.jpg" xlink:type="simple" xlink:show="embed" xlink:actuate="onLoad" draw:mime-type="image/jpeg"/>
</draw:frame>
On Thursday, May 18, a meeting of the UN Security Council will be held at the request of Russia, which will allow the supply of Western weapons to Ukraine.</text:p>
      <text:p text:style-name="P4">
This is reported by Ukrinform in New York.</text:p>
      <text:p text:style-name="P4">
“Nemenia(Post back to RF at Oon Vasil Nebenzâ, - Order.)- The tools of military ranking - requires to convene this week to meet the UN Security Council to "condemn" the supply of our allies and partners of weapons for the forces of defense of Ukraine, - wrote in <text:a xlink:type="simple" xlink:href="https://twitter.com/sergiykyslytsya/status/1658421218989547520" text:style-name="Internet_20_link" text:visited-style-name="Visited_20_Internet_20_Link">
</text:a>
Permanent representative of Ukraine at the UN Sergey Kyslytsya. "Rashism will be punished, and with him his rash - Lavrov, Neenzi, Podlyansky."(Dmitry Polyansky - Deputy Post -Repreda of the Russian Federation at the UN).</text:p>
      <text:p text:style-name="P4">
За словами Кислиці, «рашизм не зупиниться сам по собі», він має бути і будепереможений.</text:p>
      <text:p text:style-name="P4">
«Наші сили оборони захищають цивільне населення, — додав він. — Це зводить зрозуму рашистів, а Небензя, співучасник воєнних злочинів, скликає засіданняРадбезу ООН щодо постачання зброї в Україну».</text:p>
      <text:p text:style-name="P4">
<text:span text:style-name="T4">
Читайте також:</text:span>
 <text:a xlink:type="simple" xlink:href="https://www.ukrinform.ua/rubric-polytics/3691189-kislica-nagadav-nebenzi-pro-nezakonnist-perebuvanna-rosii-v-radbezi-oon.html" text:style-name="Internet_20_link" text:visited-style-name="Visited_20_Internet_20_Link">
 </text:a>
The meeting will start at 15:00(22:00 by Kyiv time).</text:p>
      <text:p text:style-name="P4">
Раніше Росія кілька разів скликала засідання Ради Безпеки ООН з цього питання.У четвер Росія скликає Радбез ООН, щоб «засудити» постачання зброї Україні</text:p>
      <text:p text:style-name="P4">
News Source: <text:a xlink:type="simple" xlink:href="https://www.ukrinform.ua/rubric-polytics/3710180-u-cetver-rosia-sklikae-radbez-oon-abi-zasuditi-postacanna-zbroi-ukraini.html" text:style-name="Internet_20_link" text:visited-style-name="Visited_20_Internet_20_Link">
https://www.ukrinform.ua/rubric-polytics/3710180-u-cetver-rosia-sklikae-radbez-oon-abi-zasuditi-postacanna-zbroi-ukraini.html</text:a>
</text:p>
      <!--NEWS-->
      <text:h text:style-name="P10" text:outline-level="1">
<text:span text:style-name="T4">
The White House has not confirmed the report of Patriot damage in Ukraine</text:span>
</text:h>
      <text:p text:style-name="P4">
Authors: Ukrinform (Person)</text:p>
      <text:p text:style-name="P4">
Publisher: Укринформ (Organization)</text:p>
      <text:p text:style-name="P4">
Published Time: 2023-05-16T22:06:00+03:00</text:p>
      <text:p text:style-name="P4">
Modified Time: 2023-05-16T22:06:00+03:00</text:p>
      <text:p text:style-name="P4">
Description: Official Washington cannot confirm information that in Ukraine, after the last rocket attack by Russia, the Patriot system has been damaged.</text:p>
      <text:p text:style-name="P4">
— Укрінформ.: </text:p>
      <text:p text:style-name="P4">
Images: ["<text:a xlink:type="simple" xlink:href="https://static.ukrinform.com/photos/2016_08/thumb_files/630_360_1472621188-8020.jpg" text:style-name="Internet_20_link" text:visited-style-name="Visited_20_Internet_20_Link">
630_360_14726...</text:a>
"]</text:p>
      <text:p text:style-name="P4">
Tags: ['Україна', 'Білий дім', 'Patriot ']</text:p>
      <text:p text:style-name="P4">
Type: Article</text:p>
      <!--METADATA-->
      <text:p text:style-name="P4">
<draw:frame draw:style-name="fr1" draw:name="Image191" text:anchor-type="as-char" svg:width="6.9236in" svg:height="3.956343in" draw:z-index="0">
<draw:image xlink:href="../Images/yкринформ/2023-05-16T22-06-00-03-00/630_360_1472621188-8020.jpg" xlink:type="simple" xlink:show="embed" xlink:actuate="onLoad" draw:mime-type="image/jpeg"/>
</draw:frame>
Official Vashington can not confirm information that in Ukraine the post -launch of missile attack by Russia has been damaged by the installation of the PATROTOOT system.</text:p>
      <text:p text:style-name="P4">
This was stated on Tuesday by the Coordinator of the White House National Security Council John Kirby, Ukrinform correspondent reports.</text:p>
      <text:p text:style-name="P4">
"First of all, I cannot confirm these messages," a high -ranking representative of Baiden administration said during a briefing in Washington.</text:p>
      <text:p text:style-name="P4">
At the same time, he said, if the Patriot system were harmful, such as other samples transferred to Ukraine <text:a xlink:type="simple" xlink:href="https://www.ukrinform.ua/tag-zbroa" text:style-name="Internet_20_link" text:visited-style-name="Visited_20_Internet_20_Link">
</text:a>
, such as howitzers M777, and Ukrainians would not be able to repair the landowner, the United States "would certainly help with this."</text:p>
      <text:p text:style-name="P4">
<text:span text:style-name="T4">
 Read also: </text:span>
 <text:a xlink:type="simple" xlink:href="https://www.ukrinform.ua/rubric-ato/3708555-cnn-stali-vidomi-podrobici-zbitta-kindzala-rosia-namagalasa-znisiti-patriot.html" text:style-name="Internet_20_link" text:visited-style-name="Visited_20_Internet_20_Link">
<text:span text:style-name="T4">
 patriot </text:span>
</text:a>
As reported <text:a xlink:type="simple" xlink:href="https://www.ukrinform.ua/rubric-ato/3709737-sipi-ppo-vnoci-znisili-usi-18-rosijskih-raket-sered-nih-sist-kinzaliv.html" text:style-name="Internet_20_link" text:visited-style-name="Visited_20_Internet_20_Link">
</text:a>
, on the night of the opponent, Russian invaders attacked Ukraine from the northern, southern taspus destinations of 18 rockets of different types of air, marine tank base.</text:p>
      <text:p text:style-name="P4">
News Source: <text:a xlink:type="simple" xlink:href="https://www.ukrinform.ua/rubric-ato/3710181-bilij-dim-ne-pidtverdiv-povidomlenna-pro-poskodzenna-patriot-v-ukraini.html" text:style-name="Internet_20_link" text:visited-style-name="Visited_20_Internet_20_Link">
https://www.ukrinform.ua/rubric-ato/3710181-bilij-dim-ne-pidtverdiv-povidomlenna-pro-poskodzenna-patriot-v-ukraini.html</text:a>
</text:p>
      <!--NEWS-->
      <text:h text:style-name="P10" text:outline-level="1">
<text:span text:style-name="T4">
Catherine Denev read a poem by Lesya Ukrainka at the opening of the Cannes Film Festival</text:span>
</text:h>
      <text:p text:style-name="P4">
Authors: Ukrinform (Person)</text:p>
      <text:p text:style-name="P4">
Publisher: Укринформ (Organization)</text:p>
      <text:p text:style-name="P4">
Published Time: 2023-05-16T22:18:12+03:00</text:p>
      <text:p text:style-name="P4">
Modified Time: 2023-05-16T22:18:12+03:00</text:p>
      <text:p text:style-name="P4">
Description: French film actor Catherine Denev read Lesya Ukrainka's poem "Hope" during the opening ceremony of the 76th International Cannes Film Festival. - Ukrinform.</text:p>
      <text:p text:style-name="P4">
Images: ["<text:a xlink:type="simple" xlink:href="https://static.ukrinform.com/photos/2018_01/thumb_files/630_360_1515580644-9274.jpg" text:style-name="Internet_20_link" text:visited-style-name="Visited_20_Internet_20_Link">
630_360_15155...</text:a>
"]</text:p>
      <text:p text:style-name="P4">
Tags: ['Актриса', 'Франція', 'Каннський кінофестиваль', 'Україна', 'Леся Українка']</text:p>
      <text:p text:style-name="P4">
Type: Article</text:p>
      <!--METADATA-->
      <text:p text:style-name="P4">
<draw:frame draw:style-name="fr1" draw:name="Image192" text:anchor-type="as-char" svg:width="6.9236in" svg:height="3.956343in" draw:z-index="0">
<draw:image xlink:href="../Images/yкринформ/2023-05-16T22-18-12-03-00/630_360_1515580644-9274.jpg" xlink:type="simple" xlink:show="embed" xlink:actuate="onLoad" draw:mime-type="image/jpeg"/>
</draw:frame>
French film actor Catherine Denev read Lesya Ukrainka's poem "Hope" during the opening ceremony of the 76th International Cannes Film Festival.</text:p>
      <text:p text:style-name="P4">
As Ukrinform reports, he reported in <text:a xlink:type="simple" xlink:href="https://t.me/ermaka2022/2690" text:style-name="Internet_20_link" text:visited-style-name="Visited_20_Internet_20_Link">
</text:a>
OP Head Andriy Yermak.</text:p>
      <text:p text:style-name="Quotations">

<text:p text:style-name="P4">
Catherine Deneuve Supports Ukraine 🇺🇦 <text:a xlink:type="simple" xlink:href="https://t.co/F8q2nhdJMZ" text:style-name="Internet_20_link" text:visited-style-name="Visited_20_Internet_20_Link">
</text:a>
&gt;
&gt;
 - ᴀᴍɪɪ(@merylmarylue) <text:a xlink:type="simple" xlink:href="https://twitter.com/merylmarylue/status/1658540445239234561" text:style-name="Internet_20_link" text:visited-style-name="Visited_20_Internet_20_Link">
&gt;
 </text:a>
“At the 76th International <text:a xlink:type="simple" xlink:href="https://www.ukrinform.ua/tag-kannskij-kinofestival" text:style-name="Internet_20_link" text:visited-style-name="Visited_20_Internet_20_Link">
</text:a>
The unsurpassed Catherine Denev supported Ukraine. The film actor read the poem of Lesiranka "Hope" during the opening ceremony. The cinema world supports the Ovid state. We are very grateful for solidarity, ”Yermak said.</text:p>

</text:p>
      <text:p text:style-name="P4">
As it was reported, this year the Cannes Film Festival will be held from 16 to 27th. Opened his historical drama "Favorite"(Jeanne du Barry), one of the head roles in which Johnny Depp played.</text:p>
      <text:p text:style-name="P4">
<text:span text:style-name="T4">
 Read also: </text:span>
 <text:a xlink:type="simple" xlink:href="https://www.ukrinform.ua/rubric-culture/3705677-u-kannah-pokazut-3dkinematograficnu-vistavku-pro-zahoplenna-rosianami-kiivsini.html" text:style-name="Internet_20_link" text:visited-style-name="Visited_20_Internet_20_Link">
</text:a>
Also at the Cannes festival will take place <text:a xlink:type="simple" xlink:href="https://www.ukrinform.ua/rubric-culture/3701247-svitova-premera-polskoukrainskoi-korotkometrazki-ak-ce-bulo-vidbudetsa-u-kannah.html" text:style-name="Internet_20_link" text:visited-style-name="Visited_20_Internet_20_Link">
</text:a>
 <text:a xlink:type="simple" xlink:href="https://www.ukrinform.ua/rubric-culture/3701247-svitova-premera-polskoukrainskoi-korotkometrazki-ak-ce-bulo-vidbudetsa-u-kannah.html" text:style-name="Internet_20_link" text:visited-style-name="Visited_20_Internet_20_Link">
 </text:a>
Short Polish-Ukrainian drama "As it was".  Photo: Getty Images</text:p>
      <text:p text:style-name="P4">
News Source: <text:a xlink:type="simple" xlink:href="https://www.ukrinform.ua/rubric-culture/3710183-katrin-denev-na-vidkritti-kannskogo-kinofestivalu-zacitala-virs-lesi-ukrainki.html" text:style-name="Internet_20_link" text:visited-style-name="Visited_20_Internet_20_Link">
https://www.ukrinform.ua/rubric-culture/3710183-katrin-denev-na-vidkritti-kannskogo-kinofestivalu-zacitala-virs-lesi-ukrainki.html</text:a>
</text:p>
      <!--NEWS-->
      <text:h text:style-name="P10" text:outline-level="1">
<text:span text:style-name="T4">
The enemy for a day fired at Sumy region 20 times - 112 "arrivals"</text:span>
</text:h>
      <text:p text:style-name="P4">
Authors: Ukrinform (Person)</text:p>
      <text:p text:style-name="P4">
Publisher: Укринформ (Organization)</text:p>
      <text:p text:style-name="P4">
Published Time: 2023-05-16T22:25:00+03:00</text:p>
      <text:p text:style-name="P4">
Modified Time: 2023-05-16T22:25:00+03:00</text:p>
      <text:p text:style-name="P4">
Description: The army of the Russian Federation during May 16 carried out 20 shelling of the border of Sumy region, 112 explosions were recor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193" text:anchor-type="as-char" svg:width="6.9236in" svg:height="3.956343in" draw:z-index="0">
<draw:image xlink:href="../Images/yкринформ/2023-05-16T22-25-00-03-00/630_360_1669987737-966.jpg" xlink:type="simple" xlink:show="embed" xlink:actuate="onLoad" draw:mime-type="image/jpeg"/>
</draw:frame>
During May 16, the Army Federation carried out 20 border shelling during May 16, 112 explosions were recorded.</text:p>
      <text:p text:style-name="P4">
According to Ukrinform, the Sumy Regional Military Administration reports in <text:a xlink:type="simple" xlink:href="https://t.me/Sumy_news_ODA/16200" text:style-name="Internet_20_link" text:visited-style-name="Visited_20_Internet_20_Link">
</text:a>
.</text:p>
      <text:p text:style-name="P4">
“Протягом дня росіяни здійснили 20 <text:a xlink:type="simple" xlink:href="https://www.ukrinform.ua/tag-obstril" text:style-name="Internet_20_link" text:visited-style-name="Visited_20_Internet_20_Link">
 </text:a>
border. 112 explosions were recorded. The shelling was suffered by Belopilsk, Miropilsk, Yunakovskaya, Khotinskaya, Novoslobidskaya, Seredi -Buda, Velikopisariv communities, ”the message reads.</text:p>
      <text:p text:style-name="P4">
In the Miropil community, the Russians dropped the ammunition with the help of drones, and four explosions were recorded. Also, the enemy beat from mortar - 11 explosions. In addition, the aggressor fired at the artillery community, releasing five shells. The elevator, the garage of the agricultural enterprise, the private house were damaged. One civilian was injured.</text:p>
      <text:p text:style-name="P4">
In the Belopil community, the enemy beat the mortar, releasing 33 mines. In addition to the shelling, a private residential building was damaged. Also, the aggressor arranged a community from an automatic grenade launcher, there were three explosions of Tartillery - 8 explosions.</text:p>
      <text:p text:style-name="P4">
The young community was fired by the Russians from the mortar, four explosions were recorded.</text:p>
      <text:p text:style-name="P4">
The mid-and-Budy community was fired by the Russians from artillery, 14 blankets were recorded.</text:p>
      <text:p text:style-name="P4">
Five mines dropped into the territory of the Khotyn community.</text:p>
      <text:p text:style-name="P4">
<text:span text:style-name="T4">
 Read also: </text:span>
 <text:a xlink:type="simple" xlink:href="https://www.ukrinform.ua/rubric-ato/3710147-vorog-obstrilav-nikopolskij-rajon-e-rujnuvanna.html" text:style-name="Internet_20_link" text:visited-style-name="Visited_20_Internet_20_Link">
<text:span text:style-name="T4">
 firing </text:span>
</text:a>
The Aggressor fired the Grandparent community from a grenade launcher, recorded 12 blankets and artillery, releasing 12 shells.</text:p>
      <text:p text:style-name="P4">
The Novoslobid community Russians fire from mortar, one explosion was recorded.</text:p>
      <text:p text:style-name="P4">
As reported by Ukrinform, on May 15, the Russian army attacked the border communities of Sumy region 12 times from various types of weapons.</text:p>
      <text:p text:style-name="P4">
News Source: <text:a xlink:type="simple" xlink:href="https://www.ukrinform.ua/rubric-ato/3710184-vorog-za-dobu-20-raziv-obstrilav-prikordonna-sumsini-112-prilotiv.html" text:style-name="Internet_20_link" text:visited-style-name="Visited_20_Internet_20_Link">
https://www.ukrinform.ua/rubric-ato/3710184-vorog-za-dobu-20-raziv-obstrilav-prikordonna-sumsini-112-prilotiv.html</text:a>
</text:p>
      <!--NEWS-->
      <text:h text:style-name="P10" text:outline-level="1">
<text:span text:style-name="T4">
Britain and the Netherlands will work together to create a coalition of fighter jets for Ukraine</text:span>
</text:h>
      <text:p text:style-name="P4">
Authors: Ukrinform (Person)</text:p>
      <text:p text:style-name="P4">
Publisher: Укринформ (Organization)</text:p>
      <text:p text:style-name="P4">
Published Time: 2023-05-16T22:29:00+03:00</text:p>
      <text:p text:style-name="P4">
Modified Time: 2023-05-16T22:29:00+03:00</text:p>
      <text:p text:style-name="P4">
Description: UK Prime Minister Risha Snak and the Netherlands Prime Minister Mark Rutte will work to create an international coalition of fighter jets for Ukraine.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Британія', 'Нідерланди', 'Саміт', 'Рада Європи', 'Винищувач', 'Війна з Росією']</text:p>
      <text:p text:style-name="P4">
Type: Article</text:p>
      <!--METADATA-->
      <text:p text:style-name="P4">
<draw:frame draw:style-name="fr1" draw:name="Image194" text:anchor-type="as-char" svg:width="6.9236in" svg:height="3.956343in" draw:z-index="0">
<draw:image xlink:href="../Images/yкринформ/2023-05-16T22-29-00-03-00/630_360_1446829545-6581-foto-wikipediaorg.jpg" xlink:type="simple" xlink:show="embed" xlink:actuate="onLoad" draw:mime-type="image/jpeg"/>
</draw:frame>
UK Prime Minister Risha Snak and the Prime Minister of the Netherlands Mark Rutte will work to create the International Balance of Fighters for Ukraine.</text:p>
      <text:p text:style-name="P4">
They emphasized this during the meeting within the Council of Europe Summit, written in <text:a xlink:type="simple" xlink:href="https://t.me/ermaka2022/2691" text:style-name="Internet_20_link" text:visited-style-name="Visited_20_Internet_20_Link">
</text:a>
Presidential Office Head Andriy Yermak, Ukrinform reports.</text:p>
      <text:p text:style-name="P4">
"We need <text:a xlink:type="simple" xlink:href="https://www.ukrinform.ua/tag-vinisuvac" text:style-name="Internet_20_link" text:visited-style-name="Visited_20_Internet_20_Link">
</text:a>
And thank you to the ally to work in this direction, including the training of our pilots. In particular, readiness to teach Belgium confirmed, "Yermak emphasized.</text:p>
      <text:p text:style-name="P4">
The UK Prime Minister also once again stressed that Ukraine is in NATO.</text:p>
      <text:p text:style-name="P4">
<text:span text:style-name="T4">
 Read also: </text:span>
 <text:a xlink:type="simple" xlink:href="https://www.ukrinform.ua/rubric-ato/3709814-ukraina-hoce-otrimati-vid-souznikiv-4050-vinisuvaciv-f16-radnik-reznikova.html" text:style-name="Internet_20_link" text:visited-style-name="Visited_20_Internet_20_Link">
<text:span text:style-name="T4">
 fighter </text:span>
</text:a>
The leaders of the United Kingdom and the Netherlands have agreed with the importance of providing long -term security support to Ukraine.</text:p>
      <text:p text:style-name="P4">
As reported by Ukrinform, from the beginning of a full -scale invasion of Russia in Ukraine in <text:a xlink:type="simple" xlink:href="https://www.ukrinform.ua/rubric-ato/3707970-polsa-peredala-ukraini-vze-14-litakiv-mig29-i-ponad-300-tankiv.html" text:style-name="Internet_20_link" text:visited-style-name="Visited_20_Internet_20_Link">
</text:a>
14 MiG-29 I325 fighters.</text:p>
      <text:p text:style-name="P4">
News Source: <text:a xlink:type="simple" xlink:href="https://www.ukrinform.ua/rubric-ato/3710188-britania-i-niderlandi-spilno-pracuvatimut-nad-stvorennam-koalicii-vinisuvaciv-dla-ukraini.html" text:style-name="Internet_20_link" text:visited-style-name="Visited_20_Internet_20_Link">
https://www.ukrinform.ua/rubric-ato/3710188-britania-i-niderlandi-spilno-pracuvatimut-nad-stvorennam-koalicii-vinisuvaciv-dla-ukraini.html</text:a>
</text:p>
      <!--NEWS-->
      <text:h text:style-name="P10" text:outline-level="1">
<text:span text:style-name="T4">
The State Department called the unfounded detention of the US Embassy Explore in</text:span>
</text:h>
      <text:p text:style-name="P4">
Authors: Ukrinform (Person)</text:p>
      <text:p text:style-name="P4">
Publisher: Укринформ (Organization)</text:p>
      <text:p text:style-name="P4">
Published Time: 2023-05-16T22:31:00+03:00</text:p>
      <text:p text:style-name="P4">
Modified Time: 2023-05-16T22:31:00+03:00</text:p>
      <text:p text:style-name="P4">
Description: Official Washington condemned the detention of the Russian FSB by the former US Diplomatic Office in Russia Robert Shov, calling accusations against him unfounded.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Посольство', 'США', 'Держдеп', 'Затримання']</text:p>
      <text:p text:style-name="P4">
Type: Article</text:p>
      <!--METADATA-->
      <text:p text:style-name="P4">
<draw:frame draw:style-name="fr1" draw:name="Image195" text:anchor-type="as-char" svg:width="6.9236in" svg:height="3.956343in" draw:z-index="0">
<draw:image xlink:href="../Images/yкринформ/2023-05-16T22-31-00-03-00/630_360_1666031974-150.jpg" xlink:type="simple" xlink:show="embed" xlink:actuate="onLoad" draw:mime-type="image/jpeg"/>
</draw:frame>
Official Vashington condemned the detention of the Russian FSB by the former employees of the Piplomatic missions of the United States in Russia Robert Shov, calling the accusations against him unfounded.</text:p>
      <text:p text:style-name="P4">
This was stated on Tuesday during a pressing in Washington by US Deputy District State Administration Vedant Patel, Ukrinform correspondent reports.</text:p>
      <text:p text:style-name="P4">
“We strongly condemn the message about <text:a xlink:type="simple" xlink:href="https://www.ukrinform.ua/tag-arest" text:style-name="Internet_20_link" text:visited-style-name="Visited_20_Internet_20_Link">
</text:a>
Robert Shonov, a former US mission employee in Russia. These accusations are absolutely unfounded in front of Mr. Shonov, ”the State Department spokesman said.</text:p>
      <text:p text:style-name="P4">
He informed that during his work at the US General Consulate, he focused on the press and the public. He has worked there for over 25 years.</text:p>
      <text:p text:style-name="P4">
According to the State Department representative, Schova is a Russian citizen. After that, as forced the US diploma to be released all local staff, a company was hired by a company that concluded a contract for the provision of services to the Embassy of Vaskov. "And this was done in strict accordance with the Russian laws and rulers," the Patel said.</text:p>
      <text:p text:style-name="P4">
He also noted that because of Russian citizenship, the United States has no possible to visit or communicate with him.</text:p>
      <text:p text:style-name="P4">
<text:span text:style-name="T4">
 Read also: </text:span>
 <text:a xlink:type="simple" xlink:href="https://www.ukrinform.ua/rubric-world/3678113-u-rosii-siloviki-zatrimali-zinku-cerez-finansovu-dopomogu-zsu.html" text:style-name="Internet_20_link" text:visited-style-name="Visited_20_Internet_20_Link">
</text:a>
As reported <text:a xlink:type="simple" xlink:href="https://www.ukrinform.ua/rubric-world/3709921-u-rosii-zatrimali-kolisnogo-spivrobitnika-posolstva-ssa.html" text:style-name="Internet_20_link" text:visited-style-name="Visited_20_Internet_20_Link">
</text:a>
, The FSB accused Lavorobirt Shonov of "cooperation on a confidential basis with a foreign state." Back in March, the court was sanctioned by the arrest of Sixon, now the FSBM investigators were petition to the Lefortovsky Court of Moscow to continue arrest on a three -month.</text:p>
      <text:p text:style-name="P4">
The Russian "Mediazon" believes that the criminal persecution of Shov can be reinforced with the case of St. Petersburg artist Danylo Kinari, suspected of the Assumption with Ukraine.</text:p>
      <text:p text:style-name="P4">
News Source: <text:a xlink:type="simple" xlink:href="https://www.ukrinform.ua/rubric-world/3710185-derzdep-nazvav-bezpidstavnim-zatrimanna-eksspivrobitnika-posolstva-ssa-v-rosii.html" text:style-name="Internet_20_link" text:visited-style-name="Visited_20_Internet_20_Link">
https://www.ukrinform.ua/rubric-world/3710185-derzdep-nazvav-bezpidstavnim-zatrimanna-eksspivrobitnika-posolstva-ssa-v-rosii.html</text:a>
</text:p>
      <!--NEWS-->
      <text:h text:style-name="P10" text:outline-level="1">
<text:span text:style-name="T4">
Zelensky: Together with partners we will make Ukraine's protection against terror as strong as possible</text:span>
</text:h>
      <text:p text:style-name="P4">
Authors: Ukrinform (Person)</text:p>
      <text:p text:style-name="P4">
Publisher: Укринформ (Organization)</text:p>
      <text:p text:style-name="P4">
Published Time: 2023-05-16T22:34:00+03:00</text:p>
      <text:p text:style-name="P4">
Modified Time: 2023-05-16T22:34:00+03:00</text:p>
      <text:p text:style-name="P4">
Description: We - together with partners of Ukraine - will make protection against terror as strong as possibl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еленський', 'Війна з Росією', '#stoprussia', 'Patriot ', 'ППО']</text:p>
      <text:p text:style-name="P4">
Type: Article</text:p>
      <!--METADATA-->
      <text:p text:style-name="P4">
<draw:frame draw:style-name="fr1" draw:name="Image196" text:anchor-type="as-char" svg:width="6.9236in" svg:height="3.956343in" draw:z-index="0">
<draw:image xlink:href="../Images/yкринформ/2023-05-16T22-34-00-03-00/630_360_1682451261-591.jpeg" xlink:type="simple" xlink:show="embed" xlink:actuate="onLoad" draw:mime-type="image/jpeg"/>
</draw:frame>
We are a day with partners of Ukraine - we will make protection against terror as strong as possible.</text:p>
      <text:p text:style-name="P4">
This was stated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12" text:style-name="Internet_20_link" text:visited-style-name="Visited_20_Internet_20_Link">
</text:a>
</text:span>
</text:p>
      <text:p text:style-name="P4">
<text:span text:style-name="T4">
 _ I wish health, dear Ukrainians!_ </text:span>
</text:p>
      <text:p text:style-name="P4">
First of all, I want to thank all the defenders and defenders of our sky. Thank you, heroes!</text:p>
      <text:p text:style-name="P4">
Eighteen out of eighteen rockets are shot down. That is why we work constantly by expects that will bring more opportunities, still Patriot, Iris-T, Crotale, Hawk, Nasams. Thank you again and again to all our partners in the world, who helped the state with the relevant Sky protection systems!</text:p>
      <text:p text:style-name="P4">
Yesterday, we agreed in Britain with Rishi, Mr. Prime Minister, we will work on a coalition of fighters-training, planes, results. The day was supported by Mr. French President Macron, and today the Netherlands Panpermier-Minister Mark Rutte supported. A good start of the coalition!Thank you all!</text:p>
      <text:p text:style-name="P4">
However, it is important to say another thing. We must also remember what efforts of the Warrack weapons for Ukraine. How much time, energy, arguments, meetings, information work enabled us to build such a system <text:a xlink:type="simple" xlink:href="https://www.ukrinform.ua/tag-ppo" text:style-name="Internet_20_link" text:visited-style-name="Visited_20_Internet_20_Link">
</text:a>
. This is a tremendous job ... And I thank everyone who is involved in it!At all levels. Day after day, month, our team was in place for the sake of protecting the sky. Once they spent Patriot is allegedly unrealistic. And now they are, Patriot.</text:p>
      <text:p text:style-name="P4">
And this is not all that we will provide for Ukraine!We - together with partners of Ukraine - will make protection against terror as strong as possible.</text:p>
      <text:p text:style-name="P4">
Today, since the morning, the first question after returning from a business trip. There were reports of commander of operational directions, the head of the Committee, the officials responsible for defense, intelligence.</text:p>
      <text:p text:style-name="P4">
The report of General Sirsky is a very important report on the situation on the Bakhmut Napryamka. I thank all our soldiers there, every soldier, sergeant, officer who do superhuman things in this direction. Well done!</text:p>
      <text:p text:style-name="P4">
And especially I want to mention the 5th separate assault brigade, paratroopers "Eighty" and soldiers of the 57th separate infantry brigade. Your courage, your determination and your success in destroying the enemy are extremely important!Thank you!He participated - online - in the work of the Council of Europe Summit, which works today. All the countries of free Europe, the strong leaders of our Europe ... Thank you for the support of our country and urged to act together and continue to 100%, that they would be protected - all Ukraine, all of Europe, all the free world - 100%. No terrorists, no terrorists gun and no blackmail of terrorists are innocent threatening freedom!</text:p>
      <text:p text:style-name="P4">
He held several meetings today about international events - we do everything to our warriors even more opportunities to make the end of this war with a victory even closer.</text:p>
      <text:p text:style-name="P4">
We prepare news for Ukraine!</text:p>
      <text:p text:style-name="P4">
Glory to each of our warrior!</text:p>
      <text:p text:style-name="P4">
Glory to anyone who helps!</text:p>
      <text:p text:style-name="P4">
<text:span text:style-name="T4">
<text:span text:style-name="T5">
Glory to Ukraine!</text:span>
 </text:span>
</text:p>
      <text:p text:style-name="P4">
News Source: <text:a xlink:type="simple" xlink:href="https://www.ukrinform.ua/rubric-ato/3710191-zelenskij-razom-iz-partnerami-zrobimo-zahist-ukraini-vid-teroru-maksimalno-micnim.html" text:style-name="Internet_20_link" text:visited-style-name="Visited_20_Internet_20_Link">
https://www.ukrinform.ua/rubric-ato/3710191-zelenskij-razom-iz-partnerami-zrobimo-zahist-ukraini-vid-teroru-maksimalno-micnim.html</text:a>
</text:p>
      <!--NEWS-->
      <text:h text:style-name="P10" text:outline-level="1">
<text:span text:style-name="T4">
Sholtz: The war with Russia will not end with the victory of Putin's imperialism</text:span>
</text:h>
      <text:p text:style-name="P4">
Authors: Ukrinform (Person)</text:p>
      <text:p text:style-name="P4">
Publisher: Укринформ (Organization)</text:p>
      <text:p text:style-name="P4">
Published Time: 2023-05-16T22:38:00+03:00</text:p>
      <text:p text:style-name="P4">
Modified Time: 2023-05-16T22:38:00+03:00</text:p>
      <text:p text:style-name="P4">
Description: The Russian war against Ukraine on peaceful European order will not end with a Putin victory. - Ukrinform.</text:p>
      <text:p text:style-name="P4">
Images: ["<text:a xlink:type="simple" xlink:href="https://static.ukrinform.com/photos/2022_12/thumb_files/630_360_1669912793-372.jpg" text:style-name="Internet_20_link" text:visited-style-name="Visited_20_Internet_20_Link">
630_360_16699...</text:a>
"]</text:p>
      <text:p text:style-name="P4">
Tags: ['Путін', 'Рада Європи', 'Шольц', 'Війна з Росією']</text:p>
      <text:p text:style-name="P4">
Type: Article</text:p>
      <!--METADATA-->
      <text:p text:style-name="P4">
<draw:frame draw:style-name="fr1" draw:name="Image197" text:anchor-type="as-char" svg:width="6.9236in" svg:height="3.956343in" draw:z-index="0">
<draw:image xlink:href="../Images/yкринформ/2023-05-16T22-38-00-03-00/630_360_1669912793-372.jpg" xlink:type="simple" xlink:show="embed" xlink:actuate="onLoad" draw:mime-type="image/jpeg"/>
</draw:frame>
Russian against Ukraine on a peaceful European order will not end with the Putin Pever.</text:p>
      <text:p text:style-name="P4">
This belief was expressed by German Chancellor Olaf Scholtz in his speech on the Samotirad of Europe in Reykjavik, Ukrinform correspondent reports.</text:p>
      <text:p text:style-name="P4">
“One day Russian <text:a xlink:type="simple" xlink:href="https://www.ukrinform.ua/tag-vijna" text:style-name="Internet_20_link" text:visited-style-name="Visited_20_Internet_20_Link">
</text:a>
It will end. One thing is that it will not end with the victory of Putin's imperialism. We will support Ukraine until the justice is reached, ”Scholt said.</text:p>
      <text:p text:style-name="P4">
One of the main lessons that Europe has to take out of Russian aggression of an anti -European peaceful order is "the need to support Ukraine on its democratic European path: in protecting from Russian aggression, strengthening legal institutions, in reconstruction," the chancellor said.</text:p>
      <text:p text:style-name="P4">
He noted that the CE was important for bringing the occupiers, Russian military workers and the establishment of a mechanism for recovering compensation for incredible damage caused by the Russian Federation, launching a register of losses. These issues are one of the central tasks of the current summit. Scholz also emphasized the role that the Council of Europe can play, in particular, expert opinions of the Venice Commission, in the acquisition of Ukraine and other countries that are candidates in the EU.</text:p>
      <text:p text:style-name="P4">
When the Council of Europe was organized in 1949, the memories of the Second World, Nazi Germany, were still fresh, and the peoples of the European were already behind, the cult of violence was already behind, Chancellor said. According to him, the founders of this body sought to prevent the repetition of such violence of tasses, to ensure equality of all rights and obligations.</text:p>
      <text:p text:style-name="P4">
<text:span text:style-name="T4">
 Read also: </text:span>
 <text:a xlink:type="simple" xlink:href="https://www.ukrinform.ua/rubric-polytics/3709154-ukraina-moze-rozrahovuvati-na-pidtrimku-evropi-solc.html" text:style-name="Internet_20_link" text:visited-style-name="Visited_20_Internet_20_Link">
<text:span text:style-name="T4">
 SHOLC </text:span>
</text:a>
Law, democracy, human rights protection and peaceful coexistence are related to the chancellor, the chancellor emphasized. The German leader noted that his homeland, the national socialist authorities caused unbearable suffering of Europe to Tasvit, but the war was possible because they had tried to destroy democracy, human rights to ignite hatred in Germany.</text:p>
      <text:p text:style-name="P4">
Immediately after that, Scholz moved to Ukraine on February 24, to capture its territory and move borders with force on February 24.This is the first CE summit for 18 years. Its main topic is Ukraine. President of Ukraine Volodymyr Zelensky has ended with video binding participants.</text:p>
      <text:p text:style-name="P4">
News Source: <text:a xlink:type="simple" xlink:href="https://www.ukrinform.ua/rubric-polytics/3710186-solc-vijna-z-rosieu-ne-zaversitsa-peremogou-putinskogo-imperializmu.html" text:style-name="Internet_20_link" text:visited-style-name="Visited_20_Internet_20_Link">
https://www.ukrinform.ua/rubric-polytics/3710186-solc-vijna-z-rosieu-ne-zaversitsa-peremogou-putinskogo-imperializmu.html</text:a>
</text:p>
      <!--NEWS-->
      <text:h text:style-name="P10" text:outline-level="1">
<text:span text:style-name="T4">
In the battles for Bakhmut, a master of nature protection of the Carpathian NPP Andriy Tomashchuk was killed</text:span>
</text:h>
      <text:p text:style-name="P4">
Authors: Ukrinform (Person)</text:p>
      <text:p text:style-name="P4">
Publisher: Укринформ (Organization)</text:p>
      <text:p text:style-name="P4">
Published Time: 2023-05-16T22:42:00+03:00</text:p>
      <text:p text:style-name="P4">
Modified Time: 2023-05-16T22:42:00+03:00</text:p>
      <text:p text:style-name="P4">
Description: In the battles for Bakhmut, a master of nature protection of the nature of the Hoverlana Nature Conservation Research Department of the Carpathian NPP Andriy Tomashchuk, who served as a machine gunner, was killed. - Ukrinform.</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5/1684266031-509.jpg" text:style-name="Internet_20_link" text:visited-style-name="Visited_20_Internet_20_Link">
1684266031-50...</text:a>
"]</text:p>
      <text:p text:style-name="P4">
Tags: ['Бахмут', 'Загибель', 'Війна з Росією']</text:p>
      <text:p text:style-name="P4">
Type: Article</text:p>
      <!--METADATA-->
      <text:p text:style-name="P4">
<draw:frame draw:style-name="fr1" draw:name="Image198" text:anchor-type="as-char" svg:width="6.9236in" svg:height="3.956343in" draw:z-index="0">
<draw:image xlink:href="../Images/yкринформ/2023-05-16T22-42-00-03-00/630_360_1617451171-445.jpg" xlink:type="simple" xlink:show="embed" xlink:actuate="onLoad" draw:mime-type="image/jpeg"/>
</draw:frame>
In the battles Zabakhmut was killed by a master of nature protection of the Hoverlansky nature conservation and research department of the Carpathian NPP Andriy Tomashchuk, who is a serving agricultural staff.</text:p>
      <text:p text:style-name="P4">
About it in <text:a xlink:type="simple" xlink:href="https://www.facebook.com/CarpathianNNP/posts/pfbid02TdpSW5PJr15vA9RZXDjemV6cVgPf12mnaSNi1jxhSVBE5EcAm2usVWs99iXaTrtYl" text:style-name="Internet_20_link" text:visited-style-name="Visited_20_Internet_20_Link">
</text:a>
The Carpathian National Nature Park reports, Ukrinform reports.</text:p>
      <text:p text:style-name="P4">
“In battle with the Russian occupier, the life of 32-year-old Andriy Tomashchuk, a colleague-a master of nature protection of the Hoverlansky Nature Conservation Research Department. Andrew served as a machine gunner and <text:a xlink:type="simple" xlink:href="https://www.ukrinform.ua/tag-zagibel" text:style-name="Internet_20_link" text:visited-style-name="Visited_20_Internet_20_Link">
</text:a>
In the heroic fortress of Bakhmut, to the end of his professional and moral duty, ”the Carpathian NPP reports.</text:p>
      <text:p text:style-name="P4">
<draw:frame draw:style-name="fr1" draw:name="Image199" text:anchor-type="as-char" svg:width="6.9236in" svg:height="9.697782in" draw:z-index="0">
<draw:image xlink:href="../Images/yкринформ/2023-05-16T22-42-00-03-00/1684266031-509.jpg" xlink:type="simple" xlink:show="embed" xlink:actuate="onLoad" draw:mime-type="image/jpeg"/>
</draw:frame>
According to them, Tomashchuk, together with his friends, was the first to defend the native Ukraine with the beginning of a full -scale invasion.</text:p>
      <text:p text:style-name="P4">
The staff of the Carpathian NPP expresses its sincere condolences to parents, wife, native and close hero.</text:p>
      <text:p text:style-name="P4">
News Source: <text:a xlink:type="simple" xlink:href="https://www.ukrinform.ua/rubric-ato/3710187-u-boah-za-bahmut-zaginuv-majster-z-ohoroni-prirodi-karpatskogo-npp-andrij-tomasuk.html" text:style-name="Internet_20_link" text:visited-style-name="Visited_20_Internet_20_Link">
https://www.ukrinform.ua/rubric-ato/3710187-u-boah-za-bahmut-zaginuv-majster-z-ohoroni-prirodi-karpatskogo-npp-andrij-tomasuk.html</text:a>
</text:p>
      <!--NEWS-->
      <text:h text:style-name="P10" text:outline-level="1">
<text:span text:style-name="T4">
Zelensky at the Council of Europe summit urged to act 100% forces</text:span>
</text:h>
      <text:p text:style-name="P4">
Authors: Ukrinform (Person)</text:p>
      <text:p text:style-name="P4">
Publisher: Укринформ (Organization)</text:p>
      <text:p text:style-name="P4">
Published Time: 2023-05-16T22:49:00+03:00</text:p>
      <text:p text:style-name="P4">
Modified Time: 2023-05-16T22:49:00+03:00</text:p>
      <text:p text:style-name="P4">
Description: The President of Ukraine has called for 100% forces to protect Ukraine, Europe and the European way of life.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Саміт', 'Рада Європи', 'Зеленський', 'Війна з Росією']</text:p>
      <text:p text:style-name="P4">
Type: Article</text:p>
      <!--METADATA-->
      <text:p text:style-name="P4">
<draw:frame draw:style-name="fr1" draw:name="Image200" text:anchor-type="as-char" svg:width="6.9236in" svg:height="3.956343in" draw:z-index="0">
<draw:image xlink:href="../Images/yкринформ/2023-05-16T22-49-00-03-00/630_360_1682063024-559.jpeg" xlink:type="simple" xlink:show="embed" xlink:actuate="onLoad" draw:mime-type="image/jpeg"/>
</draw:frame>
The President of Ukraine called for 100% forces to protect Ukraine, Europe, the Tai -European way of life.</text:p>
      <text:p text:style-name="P4">
According to the Ukrinform correspondent, the head of the Ukrainian state declared the video clip at the opening of the Council of Europe Summit in Reykjavik.</text:p>
      <text:p text:style-name="P4">
"Today, at three o'clock in the morning, our people woke up from explosions - there were 18 Russian missiles of different types in our unblower, in particular, ballistic, which would be tedied by a terrorist(https://www.ukrinform.ua/tag-rosia)She used at the same time ballistic missiles, as well as drones to complicate our airfront rescue of life. But all lives have been protected. All rockets were knocked down, including ballistic. 100 percent. This is a historical result, " - the Ukrainian leader at the beginning of his speech.</text:p>
      <text:p text:style-name="P4">
<text:span text:style-name="T5">
Video: op</text:span>
</text:p>
      <text:p text:style-name="P4">
According to him, while Russia is trying to "improve its disability", Ukraine, with the support of partners, "work hard to improve the protection of our people." "And I thank all the countries and leaders who help us improve our air defense. Together we show what our 100%means, and what the power of the free world means," - said Zelensky.</text:p>
      <text:p text:style-name="P4">
He recalled that a year ago, Ukraine was not able to knock down most of the rocket launchers, especially ballistic. "And now I ask myself: if you have been able to do it, is there something that we will not be able to do when the Minds and determined to protect life? The answer is when we are united, then we will do everything on 100% in any field, if we have a container to protect our people and our Europe, "the head of the Ukrainian state emphasized.</text:p>
      <text:p text:style-name="P4">
Along with this, he pointed out that there was much more to do to make the work of Ukrainian air defense throughout the country.</text:p>
      <text:p text:style-name="P4">
"The territory of Ukraine is large, and to make the results of air defense, as tonight, they become a rule all over the country, we need non -tax systems of air defense and rocket. We also need more recent fighters, without which no air defense will be ideal," the President of Ukraine said, " .</text:p>
      <text:p text:style-name="P4">
<text:span text:style-name="T4">
 Read also: </text:span>
 <text:a xlink:type="simple" xlink:href="https://www.ukrinform.ua/rubric-ato/3709626-zelenskij-povertaemosa-dodomu-z-novimi-oboronnimi-paketami-ukraina-stae-silnisou.html" text:style-name="Internet_20_link" text:visited-style-name="Visited_20_Internet_20_Link">
<text:span text:style-name="T4">
 Zelensky </text:span>
</text:a>
</text:p>
      <text:p text:style-name="P4">
"100% should be our benchmark, we must leave the aggressor 0%. 100% success of defense operations is guaranteed by weapons and preparation of our soldiers. And I thank us all, who strengthens our defense. 100% success of sanctions guarantees honesty in every state ... 100% success of our formula Peace is guaranteed by diplomacy, and I thank everyone who helps us unite the world to realize the formula of peace - the only realistic peace plan. And, of course, 100% of justice. Because without justice there will be a stable peace, "Zelensky emphasized.</text:p>
      <text:p text:style-name="P4">
Against this background, he thanked the Council of Europe and the leaders of the Member States for the decision to create an international register of losses caused by Russian aggression. "It will be closer to the creation of a comprehensive compensation mechanism, and this is a report that aggression does not even have to think about aggression," the President added.</text:p>
      <text:p text:style-name="P4">
<text:span text:style-name="T4">
 Read also: </text:span>
 <text:a xlink:type="simple" xlink:href="https://www.ukrinform.ua/rubric-world/3710151-samit-radi-evropi-zoseredit-uvagu-na-vidpovidalnosti-rosii-za-zlocin-agresii-fon-der-laen.html" text:style-name="Internet_20_link" text:visited-style-name="Visited_20_Internet_20_Link">
</text:a>
He also expressed confidence that the 100 percent result of the creation of a special tribunal on the crime of aggression against Ukraine would be achieved.</text:p>
      <text:p text:style-name="P4">
"Europe has been waiting for such times when leaders will be 100% and will have 100% result for the protection of Europe and our common values. And finally, what we are now achieving .. We are Europeans, and therefore we act on all 100% Our strength is when it comes to protecting our way of life. Let it be the rules of our content, " - summed up the head of the Ukrainian state.</text:p>
      <text:p text:style-name="P4">
As reported by Ukrinform, in the capital of Iceland on Tuesday begins a two-day summit of heads of state and governments of 46 member states of the Council of Europe. One way on the agenda will be to create <text:a xlink:type="simple" xlink:href="https://www.ukrinform.ua/rubric-vidbudova/3706858-na-samiti-v-rejkaviku-pidpisut-dogovir-akij-mae-zapustiti-miznarodnij-reestr-zbitkiv-minust.html" text:style-name="Internet_20_link" text:visited-style-name="Visited_20_Internet_20_Link">
</text:a>
, caused by Russia's aggression against Ukraine.</text:p>
      <text:p text:style-name="P4">
<text:span text:style-name="T5">
Foto: op</text:span>
</text:p>
      <text:p text:style-name="P4">
News Source: <text:a xlink:type="simple" xlink:href="https://www.ukrinform.ua/rubric-polytics/3710190-zelenskij-na-samiti-radi-evropi-zaklikav-diati-na-100-sil.html" text:style-name="Internet_20_link" text:visited-style-name="Visited_20_Internet_20_Link">
https://www.ukrinform.ua/rubric-polytics/3710190-zelenskij-na-samiti-radi-evropi-zaklikav-diati-na-100-sil.html</text:a>
</text:p>
      <!--NEWS-->
      <text:h text:style-name="P10" text:outline-level="1">
<text:span text:style-name="T4">
The White House commented on the President of South Africa to end the war in Ukraine</text:span>
</text:h>
      <text:p text:style-name="P4">
Authors: Ukrinform (Person)</text:p>
      <text:p text:style-name="P4">
Publisher: Укринформ (Organization)</text:p>
      <text:p text:style-name="P4">
Published Time: 2023-05-16T22:54:00+03:00</text:p>
      <text:p text:style-name="P4">
Modified Time: 2023-05-16T22:54:00+03:00</text:p>
      <text:p text:style-name="P4">
Description: The United States does not deny any peaceful proposals by third countries to end the Russian Federation against Ukraine, but this must be completely agreed with the Ukrainian side and based on the UN Charter. - Ukrinform.</text:p>
      <text:p text:style-name="P4">
Images: ["<text:a xlink:type="simple" xlink:href="https://static.ukrinform.com/photos/2016_05/thumb_files/630_360_1462312039-1410-dzon-kirbi.jpg" text:style-name="Internet_20_link" text:visited-style-name="Visited_20_Internet_20_Link">
630_360_14623...</text:a>
"]</text:p>
      <text:p text:style-name="P4">
Tags: ['ПАР', 'Україна', 'Білий дім', 'Війна з Росією']</text:p>
      <text:p text:style-name="P4">
Type: Article</text:p>
      <!--METADATA-->
      <text:p text:style-name="P4">
<draw:frame draw:style-name="fr1" draw:name="Image201" text:anchor-type="as-char" svg:width="6.9236in" svg:height="3.956343in" draw:z-index="0">
<draw:image xlink:href="../Images/yкринформ/2023-05-16T22-54-00-03-00/630_360_1462312039-1410-dzon-kirbi.jpg" xlink:type="simple" xlink:show="embed" xlink:actuate="onLoad" draw:mime-type="image/jpeg"/>
</draw:frame>
The United States does not deny any peaceful proposals by the third countries to end the Russian Federation against Ukraine, but this must be consistent with the Ukrainian side and based on the UN Charter.</text:p>
      <text:p text:style-name="P4">
So commented on the President of South Africa, published on Tuesday, the Coordinator of the White House National Security Council John Kirby, reports Ukrinform's own correspondent.</text:p>
      <text:p text:style-name="P4">
“We will support any peaceful offer(As for the completion of <text:a xlink:type="simple" xlink:href="https://www.ukrinform.ua/tag-vijna" text:style-name="Internet_20_link" text:visited-style-name="Visited_20_Internet_20_Link">
</text:a>
Of the Russian Federation in Ukraine - Ed.)The third party, if it can be considered reliable, feasible and stable. And in order for these three things to make a place, it should be supported by the President of Zelensky and the Ukrainian people, ”the White House representative said.</text:p>
      <text:p text:style-name="P4">
At the same time, he emphasized the need to adhere to the principle of "nothing pro -Ukraine without Ukraine". In addition, he said, such proposals should be conveyed on the UN Charter, "which is a fundamental element", as well as drinking by President Zelensky and his proposals from 10 points.</text:p>
      <text:p text:style-name="P4">
<text:span text:style-name="T4">
 Read also: </text:span>
 <text:a xlink:type="simple" xlink:href="https://www.ukrinform.ua/rubric-polytics/3705301-mirnij-plan-zelenskogo-ta-proekt-rezolucii-kongresu-ssa-okresluut-peremogu-ukraini-ekspert.html" text:style-name="Internet_20_link" text:visited-style-name="Visited_20_Internet_20_Link">
<text:span text:style-name="T4">
 peaceful </text:span>
 <text:span text:style-name="T4">
 plan </text:span>
</text:a>
As reported <text:a xlink:type="simple" xlink:href="https://www.ukrinform.ua/rubric-polytics/3710014-prezident-par-anonsuvav-mirotvorcu-misiu-sob-pripiniti-vijnu-rf-z-ukrainou.html" text:style-name="Internet_20_link" text:visited-style-name="Visited_20_Internet_20_Link">
</text:a>
, President of the South African Republic(COUPLE)Ramafos Siril on Tuesday lands that African countries would propose a peaceful initiative to complete Russia's completion against Ukraine. The delegation of the heads of African states plans to visit Moscow and Kiev for the purpose of presenting the plan, Ramafos said.</text:p>
      <text:p text:style-name="P4">
News Source: <text:a xlink:type="simple" xlink:href="https://www.ukrinform.ua/rubric-polytics/3710192-bilij-dim-prokomentuvav-propozicii-prezidenta-par-sodo-pripinenna-vijni-v-ukraini.html" text:style-name="Internet_20_link" text:visited-style-name="Visited_20_Internet_20_Link">
https://www.ukrinform.ua/rubric-polytics/3710192-bilij-dim-prokomentuvav-propozicii-prezidenta-par-sodo-pripinenna-vijni-v-ukraini.html</text:a>
</text:p>
      <!--NEWS-->
      <text:h text:style-name="P10" text:outline-level="1">
<text:span text:style-name="T4">
Ukraine has agreed with partners on further steps on the mechanism of compensation for destruction</text:span>
</text:h>
      <text:p text:style-name="P4">
Authors: Ukrinform (Person)</text:p>
      <text:p text:style-name="P4">
Publisher: Укринформ (Organization)</text:p>
      <text:p text:style-name="P4">
Published Time: 2023-05-16T22:56:00+03:00</text:p>
      <text:p text:style-name="P4">
Modified Time: 2023-05-16T22:56:00+03:00</text:p>
      <text:p text:style-name="P4">
Description: Ukraine has agreed with partners on real steps towards creating a mechanism for compensation for the destruction that Russia has done in Ukraine. - Ukrinform.</text:p>
      <text:p text:style-name="P4">
Images: ["<text:a xlink:type="simple" xlink:href="https://static.ukrinform.com/photos/2023_05/thumb_files/630_360_1684267633-181.jpg" text:style-name="Internet_20_link" text:visited-style-name="Visited_20_Internet_20_Link">
630_360_16842...</text:a>
"]</text:p>
      <text:p text:style-name="P4">
Tags: ['Саміт', 'Воєнні злочини', 'Рада Європи', 'Шмигаль', 'Війна з Росією', '#stoprussia']</text:p>
      <text:p text:style-name="P4">
Type: Article</text:p>
      <!--METADATA-->
      <text:p text:style-name="P4">
<draw:frame draw:style-name="fr1" draw:name="Image202" text:anchor-type="as-char" svg:width="6.9236in" svg:height="3.956343in" draw:z-index="0">
<draw:image xlink:href="../Images/yкринформ/2023-05-16T22-56-00-03-00/630_360_1684267633-181.jpg" xlink:type="simple" xlink:show="embed" xlink:actuate="onLoad" draw:mime-type="image/jpeg"/>
</draw:frame>
It has been Ukrainian with partners about real steps towards creating a mechanism for the destruction that Russia has done in Ukraine.</text:p>
      <text:p text:style-name="P4">
He wrote about it in <text:a xlink:type="simple" xlink:href="https://t.me/Denys_Smyhal/5225" text:style-name="Internet_20_link" text:visited-style-name="Visited_20_Internet_20_Link">
</text:a>
Prime Minister Denis Schmigal, who, together with the government, participates in the Council of Europe Summit, which began on Tuesday Urakiavik, Ukrinform reports.</text:p>
      <text:p text:style-name="P4">
_ <text:span text:style-name="T4">
 Video </text:span>
: <text:a xlink:type="simple" xlink:href="https://t.me/Denys_Smyhal/5225" text:style-name="Internet_20_link" text:visited-style-name="Visited_20_Internet_20_Link">
</text:a>
_</text:p>
      <text:p text:style-name="P4">
"An important issue at the Council of Europe Summit is the punishment of Russian crimes in Ukraine. They agreed with partners on real steps in the direction of creation of compensation for the destruction that Russia has done in Ukraine," said <text:a xlink:type="simple" xlink:href="https://www.ukrinform.ua/tag-smigal" text:style-name="Internet_20_link" text:visited-style-name="Visited_20_Internet_20_Link">
</text:a>
.</text:p>
      <text:p text:style-name="P4">
<text:span text:style-name="T4">
 Read also: </text:span>
 <text:a xlink:type="simple" xlink:href="https://www.ukrinform.ua/rubric-polytics/3710190-zelenskij-na-samiti-radi-evropi-zaklikav-diati-na-100-sil.html" text:style-name="Internet_20_link" text:visited-style-name="Visited_20_Internet_20_Link">
<text:span text:style-name="T4">
 Rada </text:span>
 <text:span text:style-name="T4">
 </text:span>
 Europe **</text:a>
As reported by Ukrinform, the United Kingdom <text:a xlink:type="simple" xlink:href="https://www.ukrinform.ua/rubric-world/3710081-britania-priednaetsa-do-ugodi-pro-reestr-zbitkiv-vid-agresii-rf-na-samiti-u-rejkaviku.html" text:style-name="Internet_20_link" text:visited-style-name="Visited_20_Internet_20_Link">
</text:a>
On the creation of the International Register of Losses caused by Russia's aggression against Ukraine, at the Council of Europe Summit in Reykjavik on May 16-17.</text:p>
      <text:p text:style-name="P4">
News Source: <text:a xlink:type="simple" xlink:href="https://www.ukrinform.ua/rubric-polytics/3710197-ukraina-domovilasa-z-partnerami-pro-podalsi-kroki-sodo-mehanizmu-kompensacij-za-rujnuvanna.html" text:style-name="Internet_20_link" text:visited-style-name="Visited_20_Internet_20_Link">
https://www.ukrinform.ua/rubric-polytics/3710197-ukraina-domovilasa-z-partnerami-pro-podalsi-kroki-sodo-mehanizmu-kompensacij-za-rujnuvanna.html</text:a>
</text:p>
      <!--NEWS-->
      <text:h text:style-name="P10" text:outline-level="1">
<text:span text:style-name="T4">
President noted the fighters in the Bakhmut and Tavriysk directions</text:span>
</text:h>
      <text:p text:style-name="P4">
Authors: Ukrinform (Person)</text:p>
      <text:p text:style-name="P4">
Publisher: Укринформ (Organization)</text:p>
      <text:p text:style-name="P4">
Published Time: 2023-05-16T23:02:00+03:00</text:p>
      <text:p text:style-name="P4">
Modified Time: 2023-05-16T23:02:00+03:00</text:p>
      <text:p text:style-name="P4">
Description: President Volodymyr Zelenskyy celebrated the fighters in the Bakhmut and Tavriysk direction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Військові', 'Зеленський', 'Війна з Росією']</text:p>
      <text:p text:style-name="P4">
Type: Article</text:p>
      <!--METADATA-->
      <text:p text:style-name="P4">
<draw:frame draw:style-name="fr1" draw:name="Image203" text:anchor-type="as-char" svg:width="6.9236in" svg:height="3.956343in" draw:z-index="0">
<draw:image xlink:href="../Images/yкринформ/2023-05-16T23-02-00-03-00/630_360_1679682020-565.jpeg" xlink:type="simple" xlink:show="embed" xlink:actuate="onLoad" draw:mime-type="image/jpeg"/>
</draw:frame>
Presidential lodge Zelensky celebrated the soldiers in Bakhmut and Tavriya.</text:p>
      <text:p text:style-name="P4">
As Ukrinform reports, he said in his evening <text:a xlink:type="simple" xlink:href="https://t.me/V_Zelenskiy_official/6247" text:style-name="Internet_20_link" text:visited-style-name="Visited_20_Internet_20_Link">
</text:a>
.</text:p>
      <text:p text:style-name="P4">
In particular, Zelensky reported that today he held a meeting of rates, which reported reports of commander of operational directions, the head of the Committee, the officials responsible for defense, intelligence.</text:p>
      <text:p text:style-name="P4">
<text:span text:style-name="T5">
Viso: <text:a xlink:type="simple" xlink:href="https://t.me/V_Zelenskiy_official/6247" text:style-name="Internet_20_link" text:visited-style-name="Visited_20_Internet_20_Link">
</text:a>
</text:span>
</text:p>
      <text:p text:style-name="P4">
“A very important report of General Sirsky - on the situation on the Bakhmut Napryamka. I thank all of our <text:a xlink:type="simple" xlink:href="https://www.ukrinform.ua/tag-vijskovi" text:style-name="Internet_20_link" text:visited-style-name="Visited_20_Internet_20_Link">
</text:a>
There, every soldier, sergeant, officer who do superhuman things in this way. Well done. Well done!”, - the President emphasized.</text:p>
      <text:p text:style-name="P4">
He noted the 5th separate assault brigade, paratroopers of the "eighty" of Tavoins of the 57th separate infantry brigade.</text:p>
      <text:p text:style-name="P4">
“Your courage, your determination and your success in destroying the enemy are uncommonly important!Thank you!”Zelensky said.</text:p>
      <text:p text:style-name="P4">
The President also mentioned the fighters in Tavriya.</text:p>
      <text:p text:style-name="P4">
"Seventystyevyatka" is a glorious 79th separate landing brigade, artillerymen of the 55th separate artillery brigade, 74th separate reconnaissance battleshoe, 116th separate territorial defense brigade, 128th separately of you!Your resilience and accurateness are a sort of time, ”the head of the Ukrainian state said.</text:p>
      <text:p text:style-name="P4">
<text:span text:style-name="T4">
 Read also: </text:span>
 <text:a xlink:type="simple" xlink:href="https://www.ukrinform.ua/rubric-polytics/3710190-zelenskij-na-samiti-radi-evropi-zaklikav-diati-na-100-sil.html" text:style-name="Internet_20_link" text:visited-style-name="Visited_20_Internet_20_Link">
<text:span text:style-name="T4">
 Zelensky </text:span>
</text:a>
As it was reported, President Volodymyr Zelenskyy returned to Kiev and immediately <text:a xlink:type="simple" xlink:href="https://www.ukrinform.ua/rubric-ato/3709897-zelenskij-proviv-stavku-skoriguvali-grafik-postavok-ozbroenna.html" text:style-name="Internet_20_link" text:visited-style-name="Visited_20_Internet_20_Link">
</text:a>
whose participants have adjusted the supply of weapons and ammunition.</text:p>
      <text:p text:style-name="P4">
<text:span text:style-name="T5">
Foto: op</text:span>
</text:p>
      <text:p text:style-name="P4">
News Source: <text:a xlink:type="simple" xlink:href="https://www.ukrinform.ua/rubric-ato/3710194-prezident-vidznaciv-bijciv-na-bahmutskomu-i-tavrijskomu-napramkah.html" text:style-name="Internet_20_link" text:visited-style-name="Visited_20_Internet_20_Link">
https://www.ukrinform.ua/rubric-ato/3710194-prezident-vidznaciv-bijciv-na-bahmutskomu-i-tavrijskomu-napramkah.html</text:a>
</text:p>
      <!--NEWS-->
      <text:h text:style-name="P10" text:outline-level="1">
<text:span text:style-name="T4">
Zelensky announced international measures to grant the Armed Forces new opportunities in the war with Russia</text:span>
</text:h>
      <text:p text:style-name="P4">
Authors: Ukrinform (Person)</text:p>
      <text:p text:style-name="P4">
Publisher: Укринформ (Organization)</text:p>
      <text:p text:style-name="P4">
Published Time: 2023-05-16T23:05:00+03:00</text:p>
      <text:p text:style-name="P4">
Modified Time: 2023-05-16T23:05:00+03:00</text:p>
      <text:p text:style-name="P4">
Description: President Volodymyr Zelensky held several meetings on Tuesday to give Ukrainian soldiers even more opportunities to make this war end with our victory even closer.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text:p>
      <text:p text:style-name="P4">
Type: Article</text:p>
      <!--METADATA-->
      <text:p text:style-name="P4">
<draw:frame draw:style-name="fr1" draw:name="Image204" text:anchor-type="as-char" svg:width="6.9236in" svg:height="3.956343in" draw:z-index="0">
<draw:image xlink:href="../Images/yкринформ/2023-05-16T23-05-00-03-00/630_360_1679682020-565.jpeg" xlink:type="simple" xlink:show="embed" xlink:actuate="onLoad" draw:mime-type="image/jpeg"/>
</draw:frame>
On Tuesday, Presidential Lordimir Zelensky held several meetings on international events to give Ukrainian soldiers even more opportunities to make the end of this victory even closer.</text:p>
      <text:p text:style-name="P4">
The Head of State stated this in <text:a xlink:type="simple" xlink:href="https://www.youtube.com/watch" text:style-name="Internet_20_link" text:visited-style-name="Visited_20_Internet_20_Link">
</text:a>
transmits Ukrinform.</text:p>
      <text:p text:style-name="P4">
_ <text:span text:style-name="T4">
 Video </text:span>
: <text:a xlink:type="simple" xlink:href="https://t.me/OP_UA/9512" text:style-name="Internet_20_link" text:visited-style-name="Visited_20_Internet_20_Link">
</text:a>
_</text:p>
      <text:p text:style-name="P4">
“I held several meetings today on international events - we do everything to our soldiers more opportunities to make the end of this war with a victory even closer. We are preparing news for Ukraine!” - said Zelensky.</text:p>
      <text:p text:style-name="P4">
He also reported that he participated online in the work of the Council of Europe Summit, working on a rail today.</text:p>
      <text:p text:style-name="P4">
<text:span text:style-name="T4">
 Read also: </text:span>
 <text:a xlink:type="simple" xlink:href="https://www.ukrinform.ua/rubric-ato/3709897-zelenskij-proviv-stavku-skoriguvali-grafik-postavok-ozbroenna.html" text:style-name="Internet_20_link" text:visited-style-name="Visited_20_Internet_20_Link">
<text:span text:style-name="T4">
 Zelensky </text:span>
</text:a>
“All the countries of free Europe, the strong leaders of our Europe… I thanked them the suspension of our country and urged to act together and continue to be 100%so that we were protected - all Ukraine, all of Europe, all the free world - by 100%. No rocket launchers, no terrorists and no blackmail of terrorists should aggravate freedom!”The President stressed.</text:p>
      <text:p text:style-name="P4">
As reported by Ukrinform, in the capital of Iceland on Tuesday begins a two-day summit of heads of state and governments of 46 member states of the Council of Europe. One of the following issues of the agenda will be the creation of an international registration caused by Russia's aggression against Ukraine.</text:p>
      <text:p text:style-name="P4">
<text:span text:style-name="T5">
Foto: Presidential Office</text:span>
</text:p>
      <text:p text:style-name="P4">
News Source: <text:a xlink:type="simple" xlink:href="https://www.ukrinform.ua/rubric-ato/3710209-prezident-anonsuvav-miznarodni-zahodi-dla-nadanna-zsu-novih-mozlivostej-u-vijni-z-rosieu.html" text:style-name="Internet_20_link" text:visited-style-name="Visited_20_Internet_20_Link">
https://www.ukrinform.ua/rubric-ato/3710209-prezident-anonsuvav-miznarodni-zahodi-dla-nadanna-zsu-novih-mozlivostej-u-vijni-z-rosieu.html</text:a>
</text:p>
      <!--NEWS-->
      <text:h text:style-name="P10" text:outline-level="1">
<text:span text:style-name="T4">
The number of Russian soldiers on the ZPP increased to 2.5 thousand - Energoatom</text:span>
</text:h>
      <text:p text:style-name="P4">
Authors: Ukrinform (Person)</text:p>
      <text:p text:style-name="P4">
Publisher: Укринформ (Organization)</text:p>
      <text:p text:style-name="P4">
Published Time: 2023-05-16T23:10:00+03:00</text:p>
      <text:p text:style-name="P4">
Modified Time: 2023-05-16T23:10:00+03:00</text:p>
      <text:p text:style-name="P4">
Description: Russian invaders returned after the so-called "evacuation" to the city of Energodar, Zaporizhzhya region, at the nuclear power plant of the invaders-servicemen there are more than 2 thousand 500 people. - Ukrinform.</text:p>
      <text:p text:style-name="P4">
Images: ["<text:a xlink:type="simple" xlink:href="https://static.ukrinform.com/photos/2022_08/thumb_files/630_360_1659601205-271.jpg" text:style-name="Internet_20_link" text:visited-style-name="Visited_20_Internet_20_Link">
630_360_16596...</text:a>
"]</text:p>
      <text:p text:style-name="P4">
Tags: ['Окупація', 'Російські військові', 'Запорізька АЕС', 'Війна з Росією']</text:p>
      <text:p text:style-name="P4">
Type: Article</text:p>
      <!--METADATA-->
      <text:p text:style-name="P4">
<draw:frame draw:style-name="fr1" draw:name="Image205" text:anchor-type="as-char" svg:width="6.9236in" svg:height="3.956343in" draw:z-index="0">
<draw:image xlink:href="../Images/yкринформ/2023-05-16T23-10-00-03-00/630_360_1659601205-271.jpg" xlink:type="simple" xlink:show="embed" xlink:actuate="onLoad" draw:mime-type="image/jpeg"/>
</draw:frame>
The Russian-enchantments returned after the so-called "evacuation" to the city of the Energodarzhzhzhzhia region, more than 2 thousand 500 people are at the nuclear power plant of servicemen.</text:p>
      <text:p text:style-name="P4">
According to Ukrinform, NAEK reports to Energoatom in <text:a xlink:type="simple" xlink:href="https://t.me/energoatom_ua/13100" text:style-name="Internet_20_link" text:visited-style-name="Visited_20_Internet_20_Link">
</text:a>
.</text:p>
      <text:p text:style-name="P4">
"15-day" evacuation "in Energodar ended: the Rashists returned to the city. After the so-called vacations, during which not only representatives of the occupation" authorities ", but also documentation and equipment," Asvabaditeli "were caught from the Azov Occupation" Power -Satellite of Zaporizhzhia <text:a xlink:type="simple" xlink:href="https://www.ukrinform.ua/tag-aes" text:style-name="Internet_20_link" text:visited-style-name="Visited_20_Internet_20_Link">
</text:a>
”, - the message reads.</text:p>
      <text:p text:style-name="P4">
They returned to the city and resumed their "work" key services of the Zagarbnitsky "Lada". The Russian bank branches and the so -called local administration are functioning again. Only gas stations do not work, which simply does not have a fire. But even if it is possible to leave the city is almost impossible.</text:p>
      <text:p text:style-name="P4">
At the captured Russians of the Zaporizhzhya NPP significantly increased the number of armed ashes. There are now more than 2,500 Russian military, and even more than station staff. "That is, the largest nuclear power plant in Europe, completely and completely transformed into their fortified military base," they were in energy atom.</text:p>
      <text:p text:style-name="P4">
<text:span text:style-name="T4">
 Read also: </text:span>
 <text:a xlink:type="simple" xlink:href="https://www.ukrinform.ua/rubric-ato/3704742-prakticno-v-usih-turbinnih-zalah-zaes-rosiani-rozmistili-vibuhivku-ekspert.html" text:style-name="Internet_20_link" text:visited-style-name="Visited_20_Internet_20_Link">
<text:span text:style-name="T4">
 ZPP </text:span>
</text:a>
In the city of Energodar also increased the number of Russian soldiers and patrols.</text:p>
      <text:p text:style-name="P4">
As reported <text:a xlink:type="simple" xlink:href="https://www.ukrinform.ua/rubric-regions/3710020-rosiani-zaboronili-pracivnikam-zaes-spilkuvatis-miz-sobou-energoatom.html" text:style-name="Internet_20_link" text:visited-style-name="Visited_20_Internet_20_Link">
</text:a>
.</text:p>
      <text:p text:style-name="P4">
<text:span text:style-name="T5">
Foto: Energoatom</text:span>
</text:p>
      <text:p text:style-name="P4">
News Source: <text:a xlink:type="simple" xlink:href="https://www.ukrinform.ua/rubric-ato/3710196-kilkist-rosijskih-vijskovih-na-zaes-zrosla-do-25-tisaci-energoatom.html" text:style-name="Internet_20_link" text:visited-style-name="Visited_20_Internet_20_Link">
https://www.ukrinform.ua/rubric-ato/3710196-kilkist-rosijskih-vijskovih-na-zaes-zrosla-do-25-tisaci-energoatom.html</text:a>
</text:p>
      <!--NEWS-->
      <text:h text:style-name="P10" text:outline-level="1">
<text:span text:style-name="T4">
In a number of regions of Ukraine - air alarm</text:span>
</text:h>
      <text:p text:style-name="P4">
Authors: Ukrinform (Person)</text:p>
      <text:p text:style-name="P4">
Publisher: Укринформ (Organization)</text:p>
      <text:p text:style-name="P4">
Published Time: 2023-05-16T23:14:00+03:00</text:p>
      <text:p text:style-name="P4">
Modified Time: 2023-05-16T23:14:00+03:00</text:p>
      <text:p text:style-name="P4">
Description: Air alarm has been declared in 13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206" text:anchor-type="as-char" svg:width="6.9236in" svg:height="3.956343in" draw:z-index="0">
<draw:image xlink:href="../Images/yкринформ/2023-05-16T23-14-00-03-00/630_360_1645871571-868.jpg" xlink:type="simple" xlink:show="embed" xlink:actuate="onLoad" draw:mime-type="image/jpeg"/>
</draw:frame>
Air alarm has been declared in 13 region of Ukraine.</text:p>
      <text:p text:style-name="P4">
This is evidenced by <text:a xlink:type="simple" xlink:href="https://map.ukrainealarm.com/" text:style-name="Internet_20_link" text:visited-style-name="Visited_20_Internet_20_Link">
</text:a>
Air anxiety, reports Ukrinform.</text:p>
      <text:p text:style-name="P4">
Currently <text:a xlink:type="simple" xlink:href="https://www.ukrinform.ua/tag-povitrana-trivoga" text:style-name="Internet_20_link" text:visited-style-name="Visited_20_Internet_20_Link">
</text:a>
It was announced in Kyiv region, as well as Chernihiv, Zhytomyr, Cherkasy, Vinnytsia, Kirovograd, Mykolaiv, Odesa, Kherson, Dnipropetrovsk, Donetsk, Zaporizhia, Luhansk regions and Crimea.</text:p>
      <text:p text:style-name="P4">
As reported by Ukrinform, around 03:30 on May 16, Russian invaders attacked Ukraine from northern, southern and eastern directions 18 rockets of various types of air, maritime and ground base.</text:p>
      <text:p text:style-name="P4">
<text:span text:style-name="T4">
 Read also: </text:span>
 <text:a xlink:type="simple" xlink:href="https://www.ukrinform.ua/rubric-ato/3710159-nic-zbitih-kindzaliv-ce-dla-rf-vtrata-120-mln-plus-znisena-reputacia.html" text:style-name="Internet_20_link" text:visited-style-name="Visited_20_Internet_20_Link">
</text:a>
</text:p>
      <text:p text:style-name="P4">
<text:a xlink:type="simple" xlink:href="https://www.ukrinform.ua/rubric-ato/3709737-sipi-ppo-vnoci-znisili-usi-18-rosijskih-raket-sered-nih-sist-kinzaliv.html" text:style-name="Internet_20_link" text:visited-style-name="Visited_20_Internet_20_Link">
 </text:a>
Forces and means of admission of air forces of the Armed Forces of Ukraine.</text:p>
      <text:p text:style-name="P4">
News Source: <text:a xlink:type="simple" xlink:href="https://www.ukrinform.ua/rubric-ato/3710200-u-nizci-oblastej-ukraini-povitrana-trivoga.html" text:style-name="Internet_20_link" text:visited-style-name="Visited_20_Internet_20_Link">
https://www.ukrinform.ua/rubric-ato/3710200-u-nizci-oblastej-ukraini-povitrana-trivoga.html</text:a>
</text:p>
      <!--NEWS-->
      <text:h text:style-name="P10" text:outline-level="1">
<text:span text:style-name="T4">
Ukraine's struggle for democracy and freedom is common to all of Europe - von der Lyen</text:span>
</text:h>
      <text:p text:style-name="P4">
Authors: Ukrinform (Person)</text:p>
      <text:p text:style-name="P4">
Publisher: Укринформ (Organization)</text:p>
      <text:p text:style-name="P4">
Published Time: 2023-05-16T23:16:00+03:00</text:p>
      <text:p text:style-name="P4">
Modified Time: 2023-05-16T23:16:00+03:00</text:p>
      <text:p text:style-name="P4">
Description: Ukraine on the battlefield defends not only its own freedom and independence, but also the values of democracy, which are expensive every European, which is why Europe has to support Ukraine in its fight against Russian aggression for as long as it will be necessary. - Ukrinform.</text:p>
      <text:p text:style-name="P4">
Images: ["<text:a xlink:type="simple" xlink:href="https://static.ukrinform.com/photos/2023_02/thumb_files/630_360_1675351959-951.jpeg" text:style-name="Internet_20_link" text:visited-style-name="Visited_20_Internet_20_Link">
630_360_16753...</text:a>
"]</text:p>
      <text:p text:style-name="P4">
Tags: ['Демократія', 'Україна', 'Фон дер Ляєн', 'Війна з Росією']</text:p>
      <text:p text:style-name="P4">
Type: Article</text:p>
      <!--METADATA-->
      <text:p text:style-name="P4">
<draw:frame draw:style-name="fr1" draw:name="Image207" text:anchor-type="as-char" svg:width="6.9236in" svg:height="3.956343in" draw:z-index="0">
<draw:image xlink:href="../Images/yкринформ/2023-05-16T23-16-00-03-00/630_360_1675351959-951.jpeg" xlink:type="simple" xlink:show="embed" xlink:actuate="onLoad" draw:mime-type="image/jpeg"/>
</draw:frame>
The Ukrainian battlefields not only asserts her own freedom and independence, but also of values that are expensive every European, which is why Europe has to support Ukraine in its fight against Russian aggression for as long as it will be necessary.</text:p>
      <text:p text:style-name="P4">
This was announced today during a speech at the Council of Europe Summit in the capital of Iceland, Reykjavik, President of the European Commission Ursula von Der Lyen said, Ukrinform correspondent reports.</text:p>
      <text:p text:style-name="P4">
“Today the war has returned to <text:a xlink:type="simple" xlink:href="https://www.ukrinform.ua/tag-evropa" text:style-name="Internet_20_link" text:visited-style-name="Visited_20_Internet_20_Link">
</text:a>
… .Ukraine is fighting for the values that we believe in both we are and which are so exterminated for us. I am very grateful for our unity in protecting peace and in promotion of ideocracy. This is the reason from which the Council of Europe was formed, Isama has gathered us today. While Russia continues its war on democracy itself, Europe is the only one and it stands for Ukraine. This is a duty, ”the President of the European Commission emphasized.</text:p>
      <text:p text:style-name="P4">
She recalled the words of the Sakharov Prize laureate Alexandra Matviychuk, who was lying to Ukraine not because he was afraid of NATO, but in order to suppress the movement of Ukraine to democracy. That is why this war, which Russia has solved against Ukraine, is a war of values. Therefore, Europe has to take on the responsibility of the slavery of democracy.</text:p>
      <text:p text:style-name="P4">
“It is very true that the people of Ukraine requires responsibility for Russian crimes: for shelling of civilian homes, for cold -blooded executions, the suspension of children. More than 19,000 children were stolen and removed from their own years. This is exactly what this summit in Iceland should focus on, ”Ursula Der Lyen said.</text:p>
      <text:p text:style-name="P4">
She noted that such attention is important for Ukrainians, since the prospective reversal responsibility can now keep Russian soldiers the export of new military crimes. But it is also important for the future. Therefore, only justice can be the basis for a long peace in Ukraine, just peace.</text:p>
      <text:p text:style-name="P4">
The President of the European Commission emphasized - since the creation of the Council of Europe, the continent has been heading for democracy. Europeans rebuilt not only their cities, they resumed the moral foundations of Europe, placed freedom, equality of tasolidarity in the heart of European society.<text:span text:style-name="T4">
 Read also: </text:span>
 <text:a xlink:type="simple" xlink:href="https://www.ukrinform.ua/rubric-polytics/3710186-solc-vijna-z-rosieu-ne-zaversitsa-peremogou-putinskogo-imperializmu.html" text:style-name="Internet_20_link" text:visited-style-name="Visited_20_Internet_20_Link">
<text:span text:style-name="T4">
 SHOLC </text:span>
</text:a>
She noted that today Europe again confirms loyalty to its values.</text:p>
      <text:p text:style-name="P4">
“We will do our best to win peace, just peace. We will do nothing for Ukraine without Ukraine. That is why we strongly support the Ukrainian formula of peace, which is the basis of the path to peace. I call us at this summit to support this peace formula. The test is coming. It is very important that we combine forces. Ukrainians are struggling with suicide and for freedom. This is our joint struggle, and we will stand on their Botthat for a long time. Glory to Ukraine!, Let Europe live!”, The President of the European Commission has written her speech.</text:p>
      <text:p text:style-name="P4">
As it was reported, the Sumith of the Council of Europe is taking place today in Reykjavik, whose participants consider the most important global problems and issues of international relations, including the consequences of Russia's military aggression anti -Ukraine and the search for ways to just peace.</text:p>
      <text:p text:style-name="P4">
<text:span text:style-name="T5">
Foto: op</text:span>
</text:p>
      <text:p text:style-name="P4">
News Source: <text:a xlink:type="simple" xlink:href="https://www.ukrinform.ua/rubric-polytics/3710199-borotba-ukraini-za-demokratiu-i-svobodu-e-spilnou-dla-vsiei-evropi-fon-der-laen.html" text:style-name="Internet_20_link" text:visited-style-name="Visited_20_Internet_20_Link">
https://www.ukrinform.ua/rubric-polytics/3710199-borotba-ukraini-za-demokratiu-i-svobodu-e-spilnou-dla-vsiei-evropi-fon-der-laen.html</text:a>
</text:p>
      <!--NEWS-->
      <text:h text:style-name="P10" text:outline-level="1">
<text:span text:style-name="T4">
Macron: Russia should return to Ukraine exported children</text:span>
</text:h>
      <text:p text:style-name="P4">
Authors: Ukrinform (Person)</text:p>
      <text:p text:style-name="P4">
Publisher: Укринформ (Organization)</text:p>
      <text:p text:style-name="P4">
Published Time: 2023-05-16T23:27:00+03:00</text:p>
      <text:p text:style-name="P4">
Modified Time: 2023-05-16T23:27:00+03:00</text:p>
      <text:p text:style-name="P4">
Description: Russia should return Ukrainian children who have been displaced. - Ukrinform.</text:p>
      <text:p text:style-name="P4">
Images: ["<text:a xlink:type="simple" xlink:href="https://static.ukrinform.com/photos/2022_04/thumb_files/630_360_1650825731-530.jpg" text:style-name="Internet_20_link" text:visited-style-name="Visited_20_Internet_20_Link">
630_360_16508...</text:a>
"]</text:p>
      <text:p text:style-name="P4">
Tags: ['Депортація', 'Діти', 'Макрон', 'Війна з Росією']</text:p>
      <text:p text:style-name="P4">
Type: Article</text:p>
      <!--METADATA-->
      <text:p text:style-name="P4">
<draw:frame draw:style-name="fr1" draw:name="Image208" text:anchor-type="as-char" svg:width="6.9236in" svg:height="3.956343in" draw:z-index="0">
<draw:image xlink:href="../Images/yкринформ/2023-05-16T23-27-00-03-00/630_360_1650825731-530.jpg" xlink:type="simple" xlink:show="embed" xlink:actuate="onLoad" draw:mime-type="image/jpeg"/>
</draw:frame>
Russian is returning Ukrainian children who were forcibly displaced.</text:p>
      <text:p text:style-name="P4">
French President Emmanuel Macron said this at the Council of Europe Summit of Wrassyavik, Ukrinform correspondent reports.</text:p>
      <text:p text:style-name="P4">
“Forced moving <text:a xlink:type="simple" xlink:href="https://www.ukrinform.ua/tag-diti" text:style-name="Internet_20_link" text:visited-style-name="Visited_20_Internet_20_Link">
</text:a>
- It is a military zone, and if it is carried out large -scale, it can be a crime of anti -mobility. Russia must return these children to Ukraine and make it a latch, ”he said.</text:p>
      <text:p text:style-name="P4">
He also noted that Ukraine will be supported as much as it will be needed.</text:p>
      <text:p text:style-name="P4">
Macron also recalled that the CEE quickly responded to Russia's attack on Ukraine, in particular, excluding Russia from the organization from March 16, 2022.</text:p>
      <text:p text:style-name="P4">
According to him, it is necessary to focus on protecting democracy and right -class.</text:p>
      <text:p text:style-name="P4">
<text:span text:style-name="T4">
 Read also: </text:span>
 <text:a xlink:type="simple" xlink:href="https://www.ukrinform.ua/rubric-polytics/3709944-makron-mi-ne-vedemo-vijnu-z-rosieu-mi-dopomagaemo-ukraini-protistoati-agresoru.html" text:style-name="Internet_20_link" text:visited-style-name="Visited_20_Internet_20_Link">
<text:span text:style-name="T4">
 Macron </text:span>
</text:a>
He stressed that it is very important that the ECtHR's decisions are steadily implemented.</text:p>
      <text:p text:style-name="P4">
The President of France also called on the Council of Europe to assist in the creation of psychological centers that would assist the victims through Russian aggression, the Pravid of the Bank of Development of the CoE.</text:p>
      <text:p text:style-name="P4">
As reported by Ukrinform, in the capital of Iceland on Tuesday begins a two-day summit of heads of state and governments of 46 member states of the Council of Europe. One way on the agenda will be to create <text:a xlink:type="simple" xlink:href="https://www.ukrinform.ua/rubric-vidbudova/3706858-na-samiti-v-rejkaviku-pidpisut-dogovir-akij-mae-zapustiti-miznarodnij-reestr-zbitkiv-minust.html" text:style-name="Internet_20_link" text:visited-style-name="Visited_20_Internet_20_Link">
</text:a>
, caused by Russia's aggression against Ukraine.</text:p>
      <text:p text:style-name="P4">
News Source: <text:a xlink:type="simple" xlink:href="https://www.ukrinform.ua/rubric-polytics/3710201-makron-rosia-povinna-povernuti-do-ukraini-vivezenih-ditej.html" text:style-name="Internet_20_link" text:visited-style-name="Visited_20_Internet_20_Link">
https://www.ukrinform.ua/rubric-polytics/3710201-makron-rosia-povinna-povernuti-do-ukraini-vivezenih-ditej.html</text:a>
</text:p>
      <!--NEWS-->
      <text:h text:style-name="P10" text:outline-level="1">
<text:span text:style-name="T4">
Zelensky thanked the defenders and defenders of the Ukrainian sky</text:span>
</text:h>
      <text:p text:style-name="P4">
Authors: Ukrinform (Person)</text:p>
      <text:p text:style-name="P4">
Publisher: Укринформ (Organization)</text:p>
      <text:p text:style-name="P4">
Published Time: 2023-05-16T23:33:00+03:00</text:p>
      <text:p text:style-name="P4">
Modified Time: 2023-05-16T23:33:00+03:00</text:p>
      <text:p text:style-name="P4">
Description: The President of Ukraine thanked the Ukrainian defenders and defenders of our sky and international partners who helped Ukraine with the relevant protection systems. - Ukrinform.</text:p>
      <text:p text:style-name="P4">
Images: ["<text:a xlink:type="simple" xlink:href="https://static.ukrinform.com/photos/2022_12/thumb_files/630_360_1670633925-606.jpeg" text:style-name="Internet_20_link" text:visited-style-name="Visited_20_Internet_20_Link">
630_360_16706...</text:a>
"]</text:p>
      <text:p text:style-name="P4">
Tags: ['Військові', 'Зеленський', 'Війна з Росією', 'ППО']</text:p>
      <text:p text:style-name="P4">
Type: Article</text:p>
      <!--METADATA-->
      <text:p text:style-name="P4">
<draw:frame draw:style-name="fr1" draw:name="Image209" text:anchor-type="as-char" svg:width="6.9236in" svg:height="3.956343in" draw:z-index="0">
<draw:image xlink:href="../Images/yкринформ/2023-05-16T23-33-00-03-00/630_360_1670633925-606.jpeg" xlink:type="simple" xlink:show="embed" xlink:actuate="onLoad" draw:mime-type="image/jpeg"/>
</draw:frame>
The President of Ukraine thanked the Ukrainian defenders and defenders of our sky to the Tamzhnaya partners who helped Ukraine with the relevant protection systems.</text:p>
      <text:p text:style-name="P4">
As Ukrinform reports, he said in the evening <text:a xlink:type="simple" xlink:href="https://t.me/V_Zelenskiy_official/6247" text:style-name="Internet_20_link" text:visited-style-name="Visited_20_Internet_20_Link">
</text:a>
.</text:p>
      <text:p text:style-name="P4">
“First of all, I want to thank all the defenders and defenders of our sky. Thank you, heroes!Eighteen of eighteen <text:a xlink:type="simple" xlink:href="https://www.ukrinform.ua/tag-raketa" text:style-name="Internet_20_link" text:visited-style-name="Visited_20_Internet_20_Link">
</text:a>
shot. That is why we work constantly on visits that will bring the patryot, Iris-T, Crotale, Hawk, Nasams. Again and again I and all our partners in the world, who helped our country with the relevant systems of protection of the sky!” - said Zelensky.</text:p>
      <text:p text:style-name="P4">
<text:span text:style-name="T5">
Viso: <text:a xlink:type="simple" xlink:href="https://t.me/V_Zelenskiy_official/6247" text:style-name="Internet_20_link" text:visited-style-name="Visited_20_Internet_20_Link">
</text:a>
</text:span>
</text:p>
      <text:p text:style-name="P4">
He recalled an agreement in Britain with Prime Minister Risha Sunak, "we will work on a coalition of fighters-training, planes, results."</text:p>
      <text:p text:style-name="P4">
“Yesterday, Mr. France Macron was supported by Mr. Macron, and today was supported by the Panpermiere of the Netherlands Mark Rutte. A good start of the coalition!Thank you!”Zelensky added.</text:p>
      <text:p text:style-name="P4">
At the same time, he noted that "we should remember what efforts are worth such aazmboy for Ukraine, how much time, energy, arguments, meetings of and information work allowed us to build such aircraft."</text:p>
      <text:p text:style-name="P4">
“This is a tremendous work ... And I thank everyone and everyone who is involved in it!Night levels. Day after day, month after month, our team operated in order to have the defense of the sky. We once heard that Patriot is allegedly unrealistic. Azaraz here they are, Patriot. And this is not all that we will provide for Ukraine!We are a day with the partners of Ukraine -we will make protection against terror as strong as possible, ”the head of the Ukrainian state emphasized.</text:p>
      <text:p text:style-name="P4">
<text:span text:style-name="T4">
 Read also: </text:span>
 <text:a xlink:type="simple" xlink:href="https://www.ukrinform.ua/rubric-ato/3710194-prezident-vidznaciv-bijciv-na-bahmutskomu-i-tavrijskomu-napramkah.html" text:style-name="Internet_20_link" text:visited-style-name="Visited_20_Internet_20_Link">
<text:span text:style-name="T4">
 President </text:span>
</text:a>
As reported by Ukrinform, around 03:30 on May 16, Russian invaders attacked Ukraine from northern, southern and eastern directions 18 rockets of various types of air, maritime and ground base. All 18 rockets destroyed by the air forces of the Armed Forces of Ukraine destroyed.</text:p>
      <text:p text:style-name="P4">
<text:span text:style-name="T5">
Foto: op</text:span>
</text:p>
      <text:p text:style-name="P4">
News Source: <text:a xlink:type="simple" xlink:href="https://www.ukrinform.ua/rubric-ato/3710202-zelenskij-podakuvav-zahisnikam-i-zahisnicam-ukrainskogo-neba.html" text:style-name="Internet_20_link" text:visited-style-name="Visited_20_Internet_20_Link">
https://www.ukrinform.ua/rubric-ato/3710202-zelenskij-podakuvav-zahisnikam-i-zahisnicam-ukrainskogo-neba.html</text:a>
</text:p>
      <!--NEWS-->
      <text:h text:style-name="P10" text:outline-level="1">
<text:span text:style-name="T4">
President Zelensky's speech at the opening of the Council of Europe Summit</text:span>
</text:h>
      <text:p text:style-name="P4">
Authors: Ukrinform (Person)</text:p>
      <text:p text:style-name="P4">
Publisher: Укринформ (Organization)</text:p>
      <text:p text:style-name="P4">
Published Time: 2023-05-16T23:35:00+03:00</text:p>
      <text:p text:style-name="P4">
Modified Time: 2023-05-16T23:35:00+03:00</text:p>
      <text:p text:style-name="P4">
Description: President of Ukraine Volodymyr Zelensky spoke at the opening of the IV Summit of the Council of Europe in Reykjavik. - Ukrinform.</text:p>
      <text:p text:style-name="P4">
Images: ["<text:a xlink:type="simple" xlink:href="https://static.ukrinform.com/photos/2023_05/thumb_files/630_360_1684270017-985.jpeg" text:style-name="Internet_20_link" text:visited-style-name="Visited_20_Internet_20_Link">
630_360_16842...</text:a>
"]</text:p>
      <text:p text:style-name="P4">
Tags: ['Євросоюз', 'Саміт', 'Рада Європи', 'Зеленський', 'Війна з Росією']</text:p>
      <text:p text:style-name="P4">
Type: Article</text:p>
      <!--METADATA-->
      <text:p text:style-name="P4">
<draw:frame draw:style-name="fr1" draw:name="Image210" text:anchor-type="as-char" svg:width="6.9236in" svg:height="3.956343in" draw:z-index="0">
<draw:image xlink:href="../Images/yкринформ/2023-05-16T23-35-00-03-00/630_360_1684270017-985.jpeg" xlink:type="simple" xlink:show="embed" xlink:actuate="onLoad" draw:mime-type="image/jpeg"/>
</draw:frame>
President of Ukraine Volodymyr Zelensky spoke at the opening of the IV Summit of the Council of Europe Urakyavik.</text:p>
      <text:p text:style-name="P4">
Ukrinform provides the full text of the presidential speech, published <text:a xlink:type="simple" xlink:href="https://www.president.gov.ua/news/mi-yevropejci-otzhe-mi-diyemo-na-povnu-silu-koli-treba-zahis-82945" text:style-name="Internet_20_link" text:visited-style-name="Visited_20_Internet_20_Link">
</text:a>
Office of the Head of State.</text:p>
      <text:p text:style-name="P4">
_<text:span text:style-name="T4">
Thank you very much!</text:span>
 _</text:p>
      <text:p text:style-name="P4">
Ms. Prime Minister Jacobsdottir, dear Katrin, thank you for inviting the participation at the Summit of our Council of Europe and for your sincere desire to help Ukraine.</text:p>
      <text:p text:style-name="P4">
<text:span text:style-name="T5">
Dear leaders of Europe!</text:span>
</text:p>
      <text:p text:style-name="P4">
Today, Ukraine has passed because of a very complicated challenge - an intense Russian -currency attack. It is in such challenges that we are all now forced to pay attention.</text:p>
      <text:p text:style-name="P4">
At three o'clock in the morning our people woke up from the explosions. 18 Russian rocket launchers were in our sky, including ballistic missiles, which the terrorist state boasted. Like, they are guaranteed to bear death because they are allegedly knocked down.</text:p>
      <text:p text:style-name="P4">
Russia applied at the same time balistics, winged rockets, drones ... Especially it was especially difficult for the other defenders of the sky to protect people's lives. But all the lives were protected - all rockets were knocked down, including ballistic. One hundred percent. This is a historical result. Thank you all!</text:p>
      <text:p text:style-name="P4">
Russia is very trying to improve its ability to kill. We are very trying to improve the protection of our people. I thank all the countries and leaders that work out for us to improve our air defense!We all show that Takenashi with you one hundred percent, what is the power of the free world.</text:p>
      <text:p text:style-name="P4">
And, of course, I thank each of our soldiers who do this work in our land and on our land, and especially I thank everyone who trains our warriors of cross -out training missions, which are all similar in one - in success. Thank you all!Thank you all!</text:p>
      <text:p text:style-name="P4">
A year ago, we could not knock down most terrorists, and specialty. And I ask: if we were able to do it, then there is something we can't when we are united and tuned to protect life? Answer: We are one hundred percent in any field, when the goal is to protect our people of Nasha Europe.</text:p>
      <text:p text:style-name="P4">
Of course, there is a lot to do. The territory of Ukraine is significant, and that such a result of air defense, like this night, be a rule throughout the territory, requires specialty air defense systems and missiles. Modern fighters are also needed, without which the air defense system will not be perfect. I'm sure we'll come to this.</text:p>
      <text:p text:style-name="P4">
One hundred percent should be a benchmark for us. We have zero percent to leave the aggressor!One hundred percent of the success of sanctions - it is guaranteed by honesty in the policy of each state. Thank you to everyone who treats the fight against terror - honestly!</text:p>
      <text:p text:style-name="P4">
One hundred percent of the success of our peace formula - it is guaranteed by diplomacy. Thank you who helps us to unite the world to implement the formula of peace - the only realistic peace plan!</text:p>
      <text:p text:style-name="P4">
But, of course, one hundred percent of justice - there is no reliable peace of rationality.</text:p>
      <text:p text:style-name="P4">
Thank you to the Council of Europe - each of you personally!- for the decision on the register of losses caused by Russia's aggression. This brings the creation of a full -fledged compensation mechanism that will show the world that aggression does not even think of thinking.</text:p>
      <text:p text:style-name="P4">
There should also be a special tribunal for the crime of aggression, so that the terror is answered in whose heads this terror is born. I am sure that we will give this result for one hundred percent.</text:p>
      <text:p text:style-name="P4">
Europe expected such a time - a time when leaders for the sake of protecting Europe, for the sake of our common values with you, would have been in one hundred percent unity and ascetic percent results.</text:p>
      <text:p text:style-name="P4">
That's what we achieve!Ukraine and all of Europe. Everyone and everyone who is now this summit and who helps us.</text:p>
      <text:p text:style-name="P4">
We are Europeans, and therefore we are free. We are Europeans, and therefore we value peace. We are Europeans, and therefore, we act on one hundred percent of our forces when you need to protect your lifestyle. Let it be the rules for our continent forever!</text:p>
      <text:p text:style-name="P4">
<text:span text:style-name="T4">
<text:span text:style-name="T5">
Thank you for your support!</text:span>
 </text:span>
</text:p>
      <text:p text:style-name="P4">
<text:span text:style-name="T4">
<text:span text:style-name="T5">
Glory to Ukraine!</text:span>
 </text:span>
</text:p>
      <text:p text:style-name="P4">
<text:span text:style-name="T4">
 _ Glory to all of Europe!_ </text:span>
</text:p>
      <text:p text:style-name="P4">
News Source: <text:a xlink:type="simple" xlink:href="https://www.ukrinform.ua/rubric-polytics/3710205-vistup-prezidenta-volodimira-zelenskogo-na-vidkritti-iv-samitu-radi-evropi.html" text:style-name="Internet_20_link" text:visited-style-name="Visited_20_Internet_20_Link">
https://www.ukrinform.ua/rubric-polytics/3710205-vistup-prezidenta-volodimira-zelenskogo-na-vidkritti-iv-samitu-radi-evropi.html</text:a>
</text:p>
      <!--NEWS-->
      <text:h text:style-name="P10" text:outline-level="1">
<text:span text:style-name="T4">
In Nikolaev - fires after explosions</text:span>
</text:h>
      <text:p text:style-name="P4">
Authors: Ukrinform (Person)</text:p>
      <text:p text:style-name="P4">
Publisher: Укринформ (Organization)</text:p>
      <text:p text:style-name="P4">
Published Time: 2023-05-16T23:44:00+03:00</text:p>
      <text:p text:style-name="P4">
Modified Time: 2023-05-16T23:44:00+03:00</text:p>
      <text:p text:style-name="P4">
Description: In Nikolaev, after the explosions, fires broke out.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Миколаїв', 'Пожежа', 'Вибух', 'Війна з Росією']</text:p>
      <text:p text:style-name="P4">
Type: Article</text:p>
      <!--METADATA-->
      <text:p text:style-name="P4">
<draw:frame draw:style-name="fr1" draw:name="Image211" text:anchor-type="as-char" svg:width="6.9236in" svg:height="3.956343in" draw:z-index="0">
<draw:image xlink:href="../Images/yкринформ/2023-05-16T23-44-00-03-00/630_360_1526257016-6927.jpg" xlink:type="simple" xlink:show="embed" xlink:actuate="onLoad" draw:mime-type="image/jpeg"/>
</draw:frame>
After the explosions, Mimikolaev broke out.</text:p>
      <text:p text:style-name="P4">
According to Ukrinform, the mayor of Nikolaev Alexander Senkevich reports in <text:a xlink:type="simple" xlink:href="https://t.me/senkevichonline/4478" text:style-name="Internet_20_link" text:visited-style-name="Visited_20_Internet_20_Link">
</text:a>
.</text:p>
      <text:p text:style-name="P4">
“We have <text:a xlink:type="simple" xlink:href="https://www.ukrinform.ua/tag-pozeza" text:style-name="Internet_20_link" text:visited-style-name="Visited_20_Internet_20_Link">
</text:a>
After the explosions. Proshumikolaev not spread photos/videos from arrivals or cameras, ”the message reads.</text:p>
      <text:p text:style-name="P4">
"All services will work out - after the break we will give official information," - Aprinkevich.</text:p>
      <text:p text:style-name="P4">
<text:span text:style-name="T4">
 Read also: </text:span>
 <text:a xlink:type="simple" xlink:href="https://www.ukrinform.ua/rubric-ato/3710152-na-mikolaivsini-ppo-znisila-dva-rosijski-bezpilotniki.html" text:style-name="Internet_20_link" text:visited-style-name="Visited_20_Internet_20_Link">
<text:span text:style-name="T4">
 Nikolaev </text:span>
</text:a>
As reported <text:a xlink:type="simple" xlink:href="https://www.ukrinform.ua/rubric-ato/3710200-u-nizci-oblastej-ukraini-povitrana-trivoga.html" text:style-name="Internet_20_link" text:visited-style-name="Visited_20_Internet_20_Link">
</text:a>
, in 13 regions of Ukraine, air alarm has been declared.</text:p>
      <text:p text:style-name="P4">
News Source: <text:a xlink:type="simple" xlink:href="https://www.ukrinform.ua/rubric-regions/3710204-u-mikolaevi-pozezi-pisla-vibuhiv.html" text:style-name="Internet_20_link" text:visited-style-name="Visited_20_Internet_20_Link">
https://www.ukrinform.ua/rubric-regions/3710204-u-mikolaevi-pozezi-pisla-vibuhiv.html</text:a>
</text:p>
      <!--NEWS-->
      <text:h text:style-name="P10" text:outline-level="1">
<text:span text:style-name="T4">
"Inter" came to the UEFA Champions League final by beat Milan "</text:span>
</text:h>
      <text:p text:style-name="P4">
Authors: Ukrinform (Person)</text:p>
      <text:p text:style-name="P4">
Publisher: Укринформ (Organization)</text:p>
      <text:p text:style-name="P4">
Published Time: 2023-05-16T23:53:45+03:00</text:p>
      <text:p text:style-name="P4">
Modified Time: 2023-05-16T23:53:45+03:00</text:p>
      <text:p text:style-name="P4">
Description: The first participants in the UEFA Champions League Final 201022/23 were Inter players. - Ukrinform.</text:p>
      <text:p text:style-name="P4">
Images: ["<text:a xlink:type="simple" xlink:href="https://static.ukrinform.com/photos/2023_05/thumb_files/630_360_1684270117-789.jpg" text:style-name="Internet_20_link" text:visited-style-name="Visited_20_Internet_20_Link">
630_360_16842...</text:a>
"]</text:p>
      <text:p text:style-name="P4">
Tags: ['Футбол', 'Ліга чемпіонів', 'Мілан', 'Інтер Мілан']</text:p>
      <text:p text:style-name="P4">
Type: Article</text:p>
      <!--METADATA-->
      <text:p text:style-name="P4">
<draw:frame draw:style-name="fr1" draw:name="Image212" text:anchor-type="as-char" svg:width="6.9236in" svg:height="3.956343in" draw:z-index="0">
<draw:image xlink:href="../Images/yкринформ/2023-05-16T23-53-45-03-00/630_360_1684270117-789.jpg" xlink:type="simple" xlink:show="embed" xlink:actuate="onLoad" draw:mime-type="image/jpeg"/>
</draw:frame>
The first participants in the UEFA Champions League finals of the 20122/33 were Inter.</text:p>
      <text:p text:style-name="P4">
In the match in response to the 1/2 finals, the Inter at the Giuseppe Milazza stadium in Milan thanks to the Nare Lutaro Martinez, the countrymen from Milan - 1-0, Ukrinform reports in the 74th minute.</text:p>
      <text:p text:style-name="P4">
The first semi -final match of the Italian confrontation ended with the defeat of Milan with a score of 0: 2.</text:p>
      <text:p text:style-name="P4">
<text:span text:style-name="T4">
 Read also: </text:span>
 <text:a xlink:type="simple" xlink:href="https://www.ukrinform.ua/rubric-sports/3709822-odesiti-demcenko-i-grigorcuk-najkrasi-futbolist-i-trener-26go-turu-upl.html" text:style-name="Internet_20_link" text:visited-style-name="Visited_20_Internet_20_Link">
<text:span text:style-name="T4">
 Football </text:span>
</text:a>
The second finalist of the tournament will be determined on May 17 at the Arena "Eihad" in Manchester, where the English Manchester City will accept the current owner of the title of Spanish "Real". The first game of the 1/2 finals on Santiago Bernabeu in Madrid is completed - 1: 1.</text:p>
      <text:p text:style-name="P4">
The UEFA Champions League final match will take place on June 10 at Ataturk Olympic Stadion in Istanbul(Turkey).</text:p>
      <text:p text:style-name="P4">
Фото: AFP.</text:p>
      <text:p text:style-name="P4">
News Source: <text:a xlink:type="simple" xlink:href="https://www.ukrinform.ua/rubric-sports/3710206-inter-vijsov-u-final-ligi-cempioniv-uefa-obigravsi-milan.html" text:style-name="Internet_20_link" text:visited-style-name="Visited_20_Internet_20_Link">
https://www.ukrinform.ua/rubric-sports/3710206-inter-vijsov-u-final-ligi-cempioniv-uefa-obigravsi-milan.html</text:a>
</text:p>
      <!--NEWS-->
      <text:h text:style-name="P10" text:outline-level="1">
<text:span text:style-name="T4">
G7 Summit in Japan will guard about 24,000 police officers</text:span>
</text:h>
      <text:p text:style-name="P4">
Authors: Ukrinform (Person)</text:p>
      <text:p text:style-name="P4">
Publisher: Укринформ (Organization)</text:p>
      <text:p text:style-name="P4">
Published Time: 2023-05-16T23:59:00+03:00</text:p>
      <text:p text:style-name="P4">
Modified Time: 2023-05-16T23:59:00+03:00</text:p>
      <text:p text:style-name="P4">
Description: The safety of the participants of the Seven Group leaders in Japanese Hiroshima, which will take place at the end of this week, will be supported by about 24,000 people. - Ukrinform.</text:p>
      <text:p text:style-name="P4">
Images: ["<text:a xlink:type="simple" xlink:href="https://static.ukrinform.com/photos/2023_05/thumb_files/630_360_1684270709-642.jpg" text:style-name="Internet_20_link" text:visited-style-name="Visited_20_Internet_20_Link">
630_360_16842...</text:a>
"]</text:p>
      <text:p text:style-name="P4">
Tags: ['Японія', 'Саміт', 'Велика сімка', 'охорона']</text:p>
      <text:p text:style-name="P4">
Type: Article</text:p>
      <!--METADATA-->
      <text:p text:style-name="P4">
<draw:frame draw:style-name="fr1" draw:name="Image213" text:anchor-type="as-char" svg:width="6.9236in" svg:height="3.956343in" draw:z-index="0">
<draw:image xlink:href="../Images/yкринформ/2023-05-16T23-59-00-03-00/630_360_1684270709-642.jpg" xlink:type="simple" xlink:show="embed" xlink:actuate="onLoad" draw:mime-type="image/jpeg"/>
</draw:frame>
The safety of the Samit Seven Summit Summit in Japanese Hiroshima, which will be held at the end of this week, will be supported by about 24,000 people.</text:p>
      <text:p text:style-name="P4">
According to Ukrinform correspondent, it writes <text:a xlink:type="simple" xlink:href="https://english.news.cn/20230516/4f5d7fe6bb8f4023a3201780d8c49256/c.html" text:style-name="Internet_20_link" text:visited-style-name="Visited_20_Internet_20_Link">
</text:a>
Report to the statement of the National Police Service of Japan.</text:p>
      <text:p text:style-name="P4">
It is noted that in addition to 3000 Hiroshima law enforcement officers, at a period of suicamite, another 21 thousand will arrive in the city <text:a xlink:type="simple" xlink:href="https://www.ukrinform.ua/tag-policia" text:style-name="Internet_20_link" text:visited-style-name="Visited_20_Internet_20_Link">
</text:a>
out of 45 police departments across the country. "The National Police College stated that her previous security plans were strengthened after Upremier Fumio Kishid was thrown an explosive device on April 15 during a Vakayamama," Sinhhua said.</text:p>
      <text:p text:style-name="P4">
<text:span text:style-name="T4">
 Read also: </text:span>
 <text:a xlink:type="simple" xlink:href="https://www.ukrinform.ua/rubric-polytics/3709467-persou-temou-na-zustrici-lideriv-g7-bude-ukraina-ursula-fon-der-laen.html" text:style-name="Internet_20_link" text:visited-style-name="Visited_20_Internet_20_Link">
</text:a>
It is known that the Seven Group includes the US, Canada, Japan, Germany, France, Italy and the United Kingdom. The leaders of these states, as well as the invited guests, will gather for the annual summit in Hiroshima on May 19-21.</text:p>
      <text:p text:style-name="P4">
News Source: <text:a xlink:type="simple" xlink:href="https://www.ukrinform.ua/rubric-world/3710207-samit-g7-u-aponii-ohoronatimut-blizko-24-tisac-policejskih.html" text:style-name="Internet_20_link" text:visited-style-name="Visited_20_Internet_20_Link">
https://www.ukrinform.ua/rubric-world/3710207-samit-g7-u-aponii-ohoronatimut-blizko-24-tisac-policejskih.html</text:a>
</text:p>
      <!--NEWS-->
      <text:h text:style-name="P10" text:outline-level="1">
<text:span text:style-name="T4">
Artillerymen of the Navy of the Armed Forces of Ukraine destroyed Russian 2C4 "Tulip"</text:span>
</text:h>
      <text:p text:style-name="P4">
Author: ['АРМІЯINFORM']</text:p>
      <text:p text:style-name="P4">
Time: 2023-05-16T36:00:00-04:00</text:p>
      <text:p text:style-name="P4">
Description: Ukrainian Vіsysovo Service in the back of the pipe was zeded 240-mm minem 2s4 “Tulip” ... War with Ukraine 2022, war with Ukraine Latest News today, News War with Ukraine 2022 The last ones for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tuyflpan.jpg" text:style-name="Internet_20_link" text:visited-style-name="Visited_20_Internet_20_Link">
tuyflpan.jpg</text:a>
']</text:p>
      <text:p text:style-name="P4">
Tags: ['STOPRUSSIA', 'АГРЕСІЯ РФ', 'ВТОРГНЕННЯ РФ', 'ТЮЛЬПАН']</text:p>
      <text:p text:style-name="P4">
Category: News</text:p>
      <!--METADATA-->
      <text:p text:style-name="P4">
<draw:frame draw:style-name="fr1" draw:name="Image214" text:anchor-type="as-char" svg:width="6.9236in" svg:height="3.892787in" draw:z-index="0">
<draw:image xlink:href="../Images/AРМІЯINFORM/2023-05-16T36-00-00-04-00/tuyflpan.jpg" xlink:type="simple" xlink:show="embed" xlink:actuate="onLoad" draw:mime-type="image/jpeg"/>
</draw:frame>
Illustrative photo</text:p>
      <text:p text:style-name="P4">
Ukrainian servicemen destroyed the 240-mm mortar 2C4 "tulip" of the Russian occupation army-the car tried to escape from the "eyes" of our defenders, but the acillery artillerymen with a high precision shot destroying equipment.</text:p>
      <text:p text:style-name="P4">
News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Ukrainians in Abu Dhabi will hold a large-scale event for embroidery day</text:span>
</text:h>
      <text:p text:style-name="P4">
Author: ['АРМІЯINFORM']</text:p>
      <text:p text:style-name="P4">
Time: 2023-05-16T37:00:00-04:00</text:p>
      <text:p text:style-name="P4">
Description: Ukrainian Zhinocha izhitivati in the oi request for the culture of Ukryanka Vishivank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Tags: ['ДЕНЬ ВИШИВАНКИ', 'ДЕНЬ ВИШИВАНКИ В ОАЕ', 'ОАЕ', 'УКРАЇНСЬКА ДІАСПОРА']</text:p>
      <text:p text:style-name="P4">
Category: News</text:p>
      <!--METADATA-->
      <text:p text:style-name="P4">
<draw:frame draw:style-name="fr1" draw:name="Image215" text:anchor-type="as-char" svg:width="6.9236in" svg:height="5.804039in" draw:z-index="0">
<draw:image xlink:href="../Images/AРМІЯINFORM/2023-05-16T37-00-00-04-00/346986699_555181159878251_5172262503197863323_n.jpg" xlink:type="simple" xlink:show="embed" xlink:actuate="onLoad" draw:mime-type="image/jpeg"/>
</draw:frame>
The Ukrainian Women's Initiative to the UAE invites the cultural event "Ukrainian-Savivanka: in a century to the present", which will take place on May 21 in Abu-Dabiz occasion of Embroidery Day. About this <text:a xlink:type="simple" xlink:href="https://www.facebook.com/Ukrainianwomen.me/posts/pfbid034NrTm2ikWiYWcW5wj5woYdGVnsQVygPbwjXJBaPsEgkx5qJrp1KuCQj4dVadH3Gil" text:style-name="Internet_20_link" text:visited-style-name="Visited_20_Internet_20_Link">
it is referred</text:a>
On the Facebook page of the Ukrainian women's initiative in the UAE.</text:p>
      <text:p text:style-name="P4">
The event combines workshops, lectures and folklore performances, through which will be able to learn about Ukrainian culture, traditions, and Ukrainian. The event is open and free of charge for the participation of representatives of nationalities.</text:p>
      <text:p text:style-name="P4">
“On the occasion of Vyshivanka Day, on May 21, 2023, the Ukrainian women's female in the UAE invites the Ukrainian Vyshivanka to the UAE. The event combines workshops, lectures and folklorevis, through which visitors will be able to learn about Ukrainian culture, traditions, and Ukrainian embroidery in particular.</text:p>
      <text:p text:style-name="P4">
Visitors and participants will be able to enjoy the exhibition of Ukrainian embroideries, performances of children's and adult creative teams and, of course, try to master in the mastery of traditional Ukrainian embroidery and the creation of a doll-motivated framework of two free workshops, ”the message reads.</text:p>
      <text:p text:style-name="P4">
It is noted that the event will be supported by Abu Dhabi Creative Hub, Embassy of Ukraine in the UAE, the Red Viburnum ensemble, Ukrainian schools of WABU-Dhabi "Sofia" and "Divosvit".</text:p>
      <text:p text:style-name="P4">
“The event is open and free to participate in all nationalities. Therefore, we invite Ukrainians, foreigners and locks to learn more about Ukrainian culture and its traditions, ”the message reads.</text:p>
      <text:p text:style-name="P4">
It is also reported that master classes are designed for 14+ audience. They need a preliminary registration at the link, which is indicated by the organization of the organizers. The main language of the event will be English.</text:p>
      <text:p text:style-name="P4">
Visitors are also offered a dress code: “We encourage Urainets and foreigners(who have embroidery)come in embroidery. At the same time, please adhere to a local dress code(Closed shoulders and clothing clothing, opasseal tissue).</text:p>
      <text:p text:style-name="P4">
З нетерпінням чекаємо на зустріч!», — зазначають оргнаізатори.</text:p>
      <text:p text:style-name="P4">
News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NEWS-->
      <text:h text:style-name="P10" text:outline-level="1">
<text:span text:style-name="T4">
Estonian sappers are ready to help Ukraine in demining territories</text:span>
</text:h>
      <text:p text:style-name="P4">
Author: ['АРМІЯINFORM']</text:p>
      <text:p text:style-name="P4">
Time: 2023-05-16T38:00:00-04:00</text:p>
      <text:p text:style-name="P4">
Description: ESTONSIKI SARENS OF READY OF READY, SCHOTO VIKHAITS IN KONAINA TA DOPOMAGATI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ceu-89297240411684153913672.jpg" text:style-name="Internet_20_link" text:visited-style-name="Visited_20_Internet_20_Link">
mceu-89297240411684153913672.jpg</text:a>
']</text:p>
      <text:p text:style-name="P4">
Tags: ['ЕСТОНІЯ', 'ІГОР КЛИМЕНКО', 'ЛАУРІ ЛЯЕНЕМЕТС', 'МВС ЕСТОНІЇ', 'МВС УКРАЇН']</text:p>
      <text:p text:style-name="P4">
Category: News</text:p>
      <!--METADATA-->
      <text:p text:style-name="P4">
<draw:frame draw:style-name="fr1" draw:name="Image216" text:anchor-type="as-char" svg:width="6.9236in" svg:height="4.558037in" draw:z-index="0">
<draw:image xlink:href="../Images/AРМІЯINFORM/2023-05-16T38-00-00-04-00/mceu-89297240411684153913672.jpg" xlink:type="simple" xlink:show="embed" xlink:actuate="onLoad" draw:mime-type="image/jpeg"/>
</draw:frame>
The Estonian sappers are in full readiness to leave our territories to Ukraine. This was stated during a meeting with the Minister of International Affairs of Ukraine Igor Klimenko by the Head of the Ministry of Internal Affairs of Estonia Laurilyaemetts, <text:a xlink:type="simple" xlink:href="https://mvs.gov.ua/uk/news/igor-klimenko-mvs-gotuje-kompleks-zaxodiv-abi-minimizuvati-vikliki-iaki-cekatimut-krayinu-pislia-zaversennia-viini" text:style-name="Internet_20_link" text:visited-style-name="Visited_20_Internet_20_Link">
informs</text:a>
The press service of the Ministry of Internal Affairs of Ukraine.</text:p>
      <text:p text:style-name="P4">
“Estonian sappers have a full willingness to go to Ukraine to help change the territories,” said Lauri Laenemets.</text:p>
      <text:p text:style-name="P4">
In turn, the head of the Ministry of Internal Affairs of Ukraine Igor Klimenko said during the meeting that about a thousand MIA sappers are engaged in the prompt demining of Ukraine. They have already managed to change and dispose of about half a million and dangerous objects since the beginning of the war, however, Ukraine continues to resolve themselves as one of the most substantial countries in the world.</text:p>
      <text:p text:style-name="P4">
Igor Klimenko thanked the Estonian colleagues for the comprehensive support of Ukraine with a full -scale invasion of Russia and stressed that Ukraine is constantly holding a contact with the Estonia authorities.</text:p>
      <text:p text:style-name="P4">
He also told the Minister of Internal Affairs of Estonia Lauri Laememets, in addition to constant fighting in Ukraine, the Ministry of Internal Affairs prepares a special law to form a security environment after the end of the war.</text:p>
      <ul>
        <li>
We appealed to the Estonia Government to assist the Ukrainian Interior Ministry in order to form a safe environment after the end of hostilities in our Ukraine. We try to take the best in every country and we are grateful to Estonia with the feedback that we get every time, - said Igor Klimenko.</li>
      </ul>
      <text:p text:style-name="P4">
He also explained that Ukrainian investigators continue to document Russia's novations daily in Ukraine.</text:p>
      <text:p text:style-name="P4">
In his turn, Estonia Minister Lauri Laenemets noted that Estonia supports Ukraine and that Russian criminals should be held reference.</text:p>
      <ul>
        <li>
We support the efforts of Ukraine to create a special tribunal to bring to justice all military criminals. We are confident that existing pressure on Russia will intensify, - said the head of the Ministry of Internal Affairs of Estonia.</li>
      </ul>
      <text:p text:style-name="P4">
He also thanked the Ukrainian people for the struggle and noted that the safety of all Europe depends on peace.According to him, he personally and all the Estonia government will make every effort to help Ukraine even more.</text:p>
      <ul>
        <li>
We support the efforts of Ukraine to create a special tribunal to bring to justice all military criminals. We are confident that existing pressure on Russia will intensify, - said the head of the Ministry of Internal Affairs of Estonia.</li>
      </ul>
      <text:p text:style-name="P4">
News Source: <text:a xlink:type="simple" xlink:href="https://armyinform.com.ua/2023/05/16/estonski-sapery-gotovi-dopomogty-ukrayini-u-rozminuvanni-terytorij/" text:style-name="Internet_20_link" text:visited-style-name="Visited_20_Internet_20_Link">
https://armyinform.com.ua/2023/05/16/estonski-sapery-gotovi-dopomogty-ukrayini-u-rozminuvanni-terytorij/</text:a>
</text:p>
      <!--NEWS-->
      <text:h text:style-name="P10" text:outline-level="1">
<text:span text:style-name="T4">
The Russian Federation will not calm down as long as it exists in the current limits - Alexei Danilov</text:span>
</text:h>
      <text:p text:style-name="P4">
Author: ['АРМІЯINFORM']</text:p>
      <text:p text:style-name="P4">
Time: 2023-05-16T39:00:00-04:00</text:p>
      <text:p text:style-name="P4">
Description: The Russian Federation is a shameless Lider for Kilkista of the Monastery of Conflikt, I do not argue,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7094697_143386455384204_6070686055080527656_n.jpg" text:style-name="Internet_20_link" text:visited-style-name="Visited_20_Internet_20_Link">
347094697_143386455384204_6070686055080527656_n.jpg</text:a>
']</text:p>
      <text:p text:style-name="P4">
Tags: ['ОЛЕКСІЙ ДАНІЛОВ', 'РНБО']</text:p>
      <text:p text:style-name="P4">
Category: News</text:p>
      <!--METADATA-->
      <text:p text:style-name="P4">
<draw:frame draw:style-name="fr1" draw:name="Image217" text:anchor-type="as-char" svg:width="6.9236in" svg:height="4.615733in" draw:z-index="0">
<draw:image xlink:href="../Images/AРМІЯINFORM/2023-05-16T39-00-00-04-00/347094697_143386455384204_6070686055080527656_n.jpg" xlink:type="simple" xlink:show="embed" xlink:actuate="onLoad" draw:mime-type="image/jpeg"/>
</draw:frame>
Sekretarz Rady Bezpieczeństwa Narodowego and Obry Ukrainian Ołeksij DaniłowPodczas Wywiadu W Kijowie, UKRAINA, 22 MarCA 2023</text:p>
      <text:p text:style-name="P4">
The Russian Federation is an indisputable leader in the number of conflicts in the world, and it is not possible as long as exists in the current limits. This was emphasized by the Secretaries of National Security and Defense of Ukraine Alexey Danilov in an interview for the Facts of the Week on ICTV on Monday, May 15, 2023.</text:p>
      <text:p text:style-name="P4">
“Chechnya is occupied by the Russian Federation today. In 2008, Putin committed an act of aggression on a non -volatile Georgia. In the summer of 2014, the Russian Military SPRK BUK destroyed aircraft. In 2014, the Russians invaded our country ... ” - reminded Vavdanilov.</text:p>
      <text:p text:style-name="P4">
Unfortunately, the NSDC secretary noted, the civilized world then "worried, worried, but did not make any decisions regarding the aggressor country."</text:p>
      <text:p text:style-name="P4">
To date, he emphasized, "there is no decision on the future of Russia after war" because it "is a hostage of illusions about Russia's power through nuclear potential."</text:p>
      <text:p text:style-name="P4">
"If someone believes that Russia should stay in the same form in which it is a Blado of War, after our victory, then the question of activation of Russian swinging, imperialism," said Alexei Danilov, adding that then RFProtrotag will succeed in aggression about aggression another country. "They will calm down if they exist within the limits in which they exist," he saved.</text:p>
      <text:p text:style-name="P4">
News Source: <text:a xlink:type="simple" xlink:href="https://armyinform.com.ua/2023/05/16/rf-ne-zaspokoyitsya-dopoky-isnuvatyme-v-nynishnih-mezhah-oleksij-danilov/" text:style-name="Internet_20_link" text:visited-style-name="Visited_20_Internet_20_Link">
https://armyinform.com.ua/2023/05/16/rf-ne-zaspokoyitsya-dopoky-isnuvatyme-v-nynishnih-mezhah-oleksij-danilov/</text:a>
</text:p>
      <!--NEWS-->
      <text:h text:style-name="P10" text:outline-level="1">
<text:span text:style-name="T4">
More than 150,000 occupiers remain in the temporarily occupied territories of southern Ukraine</text:span>
</text:h>
      <text:p text:style-name="P4">
Author: ['АРМІЯINFORM']</text:p>
      <text:p text:style-name="P4">
Time: 2023-05-16T40:00:00-04:00</text:p>
      <text:p text:style-name="P4">
Description: The power-agresor of Rosiya Primusovovo to write the cyville in the population of perpetual Teritors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15-01.jpg" text:style-name="Internet_20_link" text:visited-style-name="Visited_20_Internet_20_Link">
20230515-01.jpg</text:a>
']</text:p>
      <text:p text:style-name="P4">
Tags: ['ГУР МО УКРАЇНИ']</text:p>
      <text:p text:style-name="P4">
Category: News</text:p>
      <!--METADATA-->
      <text:p text:style-name="P4">
<draw:frame draw:style-name="fr1" draw:name="Image218" text:anchor-type="as-char" svg:width="6.9236in" svg:height="4.367638in" draw:z-index="0">
<draw:image xlink:href="../Images/AРМІЯINFORM/2023-05-16T40-00-00-04-00/20230515-01.jpg" xlink:type="simple" xlink:show="embed" xlink:actuate="onLoad" draw:mime-type="image/jpeg"/>
</draw:frame>
The aggressor state of Russia forcibly exports civilian population from the occupied territories of Kherson and Zaporizhzhya regions, including the staff of the captured AAP in Energodar.</text:p>
      <text:p text:style-name="P4">
“It is about people who either deliberately worked on the aggressor or were forced to do. They are told that hostilities will soon begin, that this territory will be fired and bombed, so they will convince and work with the Russians, ”said Andrey Chernyak, a representative of the RBC-Ukraine.</text:p>
      <text:p text:style-name="P4">
According to a representative of the military intelligence of Ukraine, the so-called evacuation of the packed territories of southern Ukraine, Russians use as a screen to carry counterintelligence and filtration measures: “They, first, are bad that the population can observe their preparation for battles-that is, certain counterintelligence measures. It is also filtration, because, first of all, there is a forced export of the pro -Ukrainian population. And thirdly, the Russians are afraid of holding in these territories of some guerrilla movement and internal resistance, ”Andrey Chernyak said.</text:p>
      <text:p text:style-name="P4">
At the same time a representative of the GUR of the Ministry of Defense of Ukraine <text:a xlink:type="simple" xlink:href="https://www.rbc.ua/rus/news/zhest-dobroyi-voli-chi-pochali-rosiyani-tikati-1684096645.html" text:style-name="Internet_20_link" text:visited-style-name="Visited_20_Internet_20_Link">
reported</text:a>
that the removal of Russian combat units from Zaporizhzhya, or from the Kherson regions, is not being recorded. In the occupied territories of these two regions, there are now approximately 152 thousand personnel of enemy troops, and all their actions indicate that they are preparing a pre -defense.</text:p>
      <text:p text:style-name="P4">
News Source: <text:a xlink:type="simple" xlink:href="https://armyinform.com.ua/2023/05/16/na-okupovanyh-terytoriyah-pivdnya-ukrayiny-zalyshayetsya-ponad-150-tysyach-okupantiv/" text:style-name="Internet_20_link" text:visited-style-name="Visited_20_Internet_20_Link">
https://armyinform.com.ua/2023/05/16/na-okupovanyh-terytoriyah-pivdnya-ukrayiny-zalyshayetsya-ponad-150-tysyach-okupantiv/</text:a>
</text:p>
      <!--NEWS-->
      <text:h text:style-name="P10" text:outline-level="1">
<text:span text:style-name="T4">
With the assistance of the Ministry of Reintegration, a number of international humanitarian conventions have been translated</text:span>
</text:h>
      <text:p text:style-name="P4">
Author: ['АРМІЯINFORM']</text:p>
      <text:p text:style-name="P4">
Time: 2023-05-16T41:00:00-04:00</text:p>
      <text:p text:style-name="P4">
Description: For an ethnic stagnation to the practice of the norms of the minute humanitarian law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1-51-1.jpg" text:style-name="Internet_20_link" text:visited-style-name="Visited_20_Internet_20_Link">
1-51-1.jpg</text:a>
']</text:p>
      <text:p text:style-name="P4">
Tags: []</text:p>
      <text:p text:style-name="P4">
Category: News</text:p>
      <!--METADATA-->
      <text:p text:style-name="P4">
<draw:frame draw:style-name="fr1" draw:name="Image219" text:anchor-type="as-char" svg:width="6.9236in" svg:height="4.038767in" draw:z-index="0">
<draw:image xlink:href="../Images/AРМІЯINFORM/2023-05-16T41-00-00-04-00/1-51-1.jpg" xlink:type="simple" xlink:show="embed" xlink:actuate="onLoad" draw:mime-type="image/jpeg"/>
</draw:frame>
For the effective application of the rules of international humanitarian right -wing, the translation of 29 existing international houses in Ukraine organized the rules of international humanitarian right. About this <text:a xlink:type="simple" xlink:href="https://minre.gov.ua/2023/05/15/za-spryyannya-minreintegracziyi-zdijsneno-pereklad-nyzky-konvenczij-z-mizhnarodnogo-gumanitarnogo-prava/" text:style-name="Internet_20_link" text:visited-style-name="Visited_20_Internet_20_Link">
reported</text:a>
On the Ministry of Reintegration.</text:p>
      <text:p text:style-name="P4">
<text:span text:style-name="T4">
 Among them, including: </text:span>
</text:p>
      <text:p text:style-name="P4">
_– protocols to Geneva Conventions concerning the protection of victims of international and international armed conflict; _</text:p>
      <text:p text:style-name="P4">
_– Convention on the prevention of and punishment for a crime of genocide; _</text:p>
      <text:p text:style-name="P4">
_– Protocol on the protection of cultural values in case of armed conflict; _</text:p>
      <text:p text:style-name="P4">
_– the Convention on the Prohibition or Restriction of the Use of Certain Types of Common Medical Officials that may be considered to be excessive damage or have a non -selective effect; _</text:p>
      <text:p text:style-name="P4">
_- UN Statute and the Statute of the International Court of Justice of the United Nations; _</text:p>
      <text:p text:style-name="P4">
_– Convention on improving the fate of the wounded and patients in active armies; _</text:p>
      <text:p text:style-name="P4">
_– Geneva Convention on the Treatment of Prisoners of Pursuing; _</text:p>
      <text:p text:style-name="P4">
_– Convention on the protection of civilian population during the war; _</text:p>
      <text:p text:style-name="P4">
_– protocol on the ban on the use of suffocating, poisonous or other gases, and also by bacteriological methods of warfare; _</text:p>
      <text:p text:style-name="P4">
<text:span text:style-name="T5">
– Protocol on the ban or restriction of the use of mines, min-traps and other devices.</text:span>
</text:p>
      <text:p text:style-name="P4">
This was necessary because the majority of these documents in Ukraine did not have a translation in Ukraine, or had an outdated, still Soviet version. This did not allow the right to apply these norms by Ukrainian lawyers, military and authorities.</text:p>
      <text:p text:style-name="P4">
The translation was carried out by LLC "Pro-Consulting", with which the Ministry of reintegration has relevant a memorandum.</text:p>
      <text:p text:style-name="P4">
Documents, which are more than 200 pages of texts, have already been sent to the Foreign Ministry for the official approval.</text:p>
      <text:p text:style-name="P4">
News Source: <text:a xlink:type="simple" xlink:href="https://armyinform.com.ua/2023/05/16/za-spryyannya-minreintegracziyi-zdijsneno-pereklad-nyzky-konvenczij-z-mizhnarodnogo-gumanitarnogo-prava/" text:style-name="Internet_20_link" text:visited-style-name="Visited_20_Internet_20_Link">
https://armyinform.com.ua/2023/05/16/za-spryyannya-minreintegracziyi-zdijsneno-pereklad-nyzky-konvenczij-z-mizhnarodnogo-gumanitarnogo-prava/</text:a>
</text:p>
      <!--NEWS-->
      <text:h text:style-name="P10" text:outline-level="1">
<text:span text:style-name="T4">
“The Wagnerovtsy car drove up. I don't know where my Oksana is now " - cross -country gor</text:span>
</text:h>
      <text:p text:style-name="P4">
Author: ['АРМІЯINFORM']</text:p>
      <text:p text:style-name="P4">
Time: 2023-05-16T42:00:00-04:00</text:p>
      <text:p text:style-name="P4">
Description: Zhinka (cyvil) in telephone Rozmovі Rozmovіd about Vikr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text:p>
      <text:p text:style-name="P4">
Category: News</text:p>
      <!--METADATA-->
      <text:p text:style-name="P4">
Woman(Civil)From Severodonetsk in a telephone conversation tells the vanquishing of "Wagnets" of two civilians and illegal appropriation.</text:p>
      <text:p text:style-name="P4">
News Source: <text:a xlink:type="simple" xlink:href="https://armyinform.com.ua/2023/05/16/pod%d1%8aehala-mashyna-vagnerovczev-ya-ne-znayu-gde-moya-oksana-teper-perehoplennya-gur/" text:style-name="Internet_20_link" text:visited-style-name="Visited_20_Internet_20_Link">
https://armyinform.com.ua/2023/05/16/pod%d1%8aehala-mashyna-vagnerovczev-ya-ne-znayu-gde-moya-oksana-teper-perehoplennya-gur/</text:a>
</text:p>
      <!--NEWS-->
      <text:h text:style-name="P10" text:outline-level="1">
<text:span text:style-name="T4">
Missile troops and artillery of defense forces struck 3 management points, 5 stations of the IP and a warehouse with ammunition of Russians</text:span>
</text:h>
      <text:p text:style-name="P4">
Author: ['АРМІЯINFORM']</text:p>
      <text:p text:style-name="P4">
Time: 2023-05-16T43: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ХРОНІКА ОБОРОНИ']</text:p>
      <text:p text:style-name="P4">
Category: News</text:p>
      <!--METADATA-->
      <text:p text:style-name="P4">
<draw:frame draw:style-name="fr1" draw:name="Image220" text:anchor-type="as-char" svg:width="6.9236in" svg:height="3.80798in" draw:z-index="0">
<draw:image xlink:href="../Images/AРМІЯINFORM/2023-05-16T43-00-00-04-00/raketni-vijska-ta-artyleriya-nazemnyh-ugrupovan-vijsk.jp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Aviation of defense forces over the past day has struck 9 beats in the areas of concentration of personal staff and military equipment of the enemy, as well as 7-on the anti-aircraft missile complexes of the enemy. 6 shock UAVs of different types were destroyed. The units of missile troops and artillery struck 3 management points, 5 districts of living force, 4 artillery units at fire positions, anti-aircraft missile complex, 5 stations of electronic warfare, as well as storage of the enemy. Support the Armed Forces!Let's win!Glory to Ukraine!”, - he goes in the message.</text:p>
      <text:p text:style-name="P4">
News Source: <text:a xlink:type="simple" xlink:href="https://armyinform.com.ua/2023/05/16/raketni-vijska-i-artyleriya-syl-oborony-vrazyly-3-punkty-upravlinnya-5-stanczij-reb-ta-sklad-z-boyeprypasamy-rosiyan/" text:style-name="Internet_20_link" text:visited-style-name="Visited_20_Internet_20_Link">
https://armyinform.com.ua/2023/05/16/raketni-vijska-i-artyleriya-syl-oborony-vrazyly-3-punkty-upravlinnya-5-stanczij-reb-ta-sklad-z-boyeprypasamy-rosiyan/</text:a>
</text:p>
      <!--NEWS-->
      <text:h text:style-name="P10" text:outline-level="1">
<text:span text:style-name="T4">
The occupiers again struck a massive blow to Ukraine, applied missiles of different types</text:span>
</text:h>
      <text:p text:style-name="P4">
Author: ['АРМІЯINFORM']</text:p>
      <text:p text:style-name="P4">
Time: 2023-05-16T44:00:00-04:00</text:p>
      <text:p text:style-name="P4">
Description: About the General Headquarters of the ZS Ukrainian. “The chotirist of forty sorts of forty ... War with Ukraine 2022, the war with Ukraine is the latest news today, the news war with Ukraine 2022 last today, will there be a war between Ukraine and Russia, and when, there will be a war with Ukraine in 2022, or not, will be or not, it will be, will be whether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21" text:anchor-type="as-char" svg:width="6.9236in" svg:height="3.893007in" draw:z-index="0">
<draw:image xlink:href="../Images/AРМІЯINFORM/2023-05-16T44-00-00-04-00/raketnyj-udar.jpg" xlink:type="simple" xlink:show="embed" xlink:actuate="onLoad" draw:mime-type="image/jpeg"/>
</draw:frame>
<text:span text:style-name="T4">
 🔥 Situation on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The four hundred forty -seven days of large -scale armed aggression of the Russian Federation against our country began.</text:p>
      <text:p text:style-name="P4">
This day, the enemy again struck a massive blow to Ukraine, used receipts of various types. Detailed information will be provided later.</text:p>
      <text:p text:style-name="P4">
During the last day, 2 missile strokes were recorded on Konstantinovka of Donetsk region with the use of the enemy of the S-300 ZRK. In addition, the Russian Federation has completed 48 aircraft blows and made more than 50 shelling of rocket launchers.</text:p>
      <text:p text:style-name="P4">
The likelihood of further rocket and aviation strikes throughout Ukraine is high, because the enemy does not stop the tactics of terror, ”the testimony reads.</text:p>
      <text:p text:style-name="P4">
News Source: <text:a xlink:type="simple" xlink:href="https://armyinform.com.ua/2023/05/16/cziyeyi-doby-okupanty-znovu-zavdaly-masovanogo-udaru-po-ukrayini-zastosuvaly-rakety-riznyh-typiv/" text:style-name="Internet_20_link" text:visited-style-name="Visited_20_Internet_20_Link">
https://armyinform.com.ua/2023/05/16/cziyeyi-doby-okupanty-znovu-zavdaly-masovanogo-udaru-po-ukrayini-zastosuvaly-rakety-riznyh-typiv/</text:a>
</text:p>
      <!--NEWS-->
      <text:h text:style-name="P10" text:outline-level="1">
<text:span text:style-name="T4">
49 combat clashes took place in 4 sections of the front last day</text:span>
</text:h>
      <text:p text:style-name="P4">
Author: ['АРМІЯINFORM']</text:p>
      <text:p text:style-name="P4">
Time: 2023-05-16T45:00:00-04:00</text:p>
      <text:p text:style-name="P4">
Description: About the General Headquarters of the ZS Ukrainian. “The opponent of ZoServzhu is basic ... The war with Ukraine 2022, the war with Ukraine is the latest news today,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5/346602943_930746711458657_3803960496336145141_n.jpg" text:style-name="Internet_20_link" text:visited-style-name="Visited_20_Internet_20_Link">
346602943_930746711458657_3803960496336145141_n.jpg</text:a>
']</text:p>
      <text:p text:style-name="P4">
Tags: ['STOPRUSSIA', 'АГРЕСІЯ РФ', 'ВТОРГНЕННЯ РФ', 'ГШ ЗСУ']</text:p>
      <text:p text:style-name="P4">
Category: News</text:p>
      <!--METADATA-->
      <text:p text:style-name="P4">
<draw:frame draw:style-name="fr1" draw:name="Image222" text:anchor-type="as-char" svg:width="6.9236in" svg:height="4.622945in" draw:z-index="0">
<draw:image xlink:href="../Images/AРМІЯINFORM/2023-05-16T45-00-00-04-00/346602943_930746711458657_3803960496336145141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The enemy concentrates major efforts in Liman, Bakhmut, Avdiiv and Mariinsky. Last day, 49 fighting occurred in these areas of the front. Bakhmut and Marinka are overwhelmed at the epicenter of hostilities.</text:p>
      <text:p text:style-name="P4">
<text:span text:style-name="T4">
 In Volyn and Polissya directions </text:span>
 Signs of formation of offensive groups of the enemy were not detected.</text:p>
      <text:p text:style-name="P4">
<text:span text:style-name="T4">
 In the Siversky and Slobozhansky directions </text:span>
 the enemy carried out mortar Taartilerian shelling of settlements Yeline, Medvedivka and Muravuj Chernyhiv region; Vovkivka, Manukhivka, Stukalivka, Iskryskivshchyna, Volfine, Switches and Steppes of Sumy Region, as well as Cossack Lopan, Goptivka, Lukyanka, Gatyshche, Budarki, Unbearable, Round, Dandelion, Older in Kharkiv Region.</text:p>
      <text:p text:style-name="P4">
<text:span text:style-name="T4">
 In the Kupyansk direction </text:span>
 the enemy does not stop attempting to improve tactical. Last day, unsuccessful offensive actions in the areas of Masutivka Tanovoselivsky. He struck the Kyslivka area. The artillery taminomet shellings were suffered by Dvorychanskoe, Kamianka, Krasne First, Mitrofanivka, Fygolovka, Novomlinsk, two -year, Western, Kindrashivka, Kupyansk, Kyslivka, Tabaivka, Berestovo, Kharkiv region and Stelmakhmachivka region.</text:p>
      <text:p text:style-name="P4">
<text:span text:style-name="T4">
 In the Liman direction </text:span>
 during the last day the enemy of offensive actions was not. He struck the air strike in the dispute area. Artillery shelling was, in particular, Makeevka and Bigorivka of the Luhansk region Ivrovhnokamyanskoye and controversial - Donetsk.</text:p>
      <text:p text:style-name="P4">
<text:span text:style-name="T4">
 In the Bakhmut direction </text:span>
 The enemy continues to take offensive actions. There is a weighted battle for Bakhmut. In addition, during the past day, the enemy of the vibrant offensive actions in the direction of the settlement of Ivanivske. Grigorivka, Bogdanivka, Bakhmut, Ivanivske, Stupochka, Friendship, Alexander-Shultine, North, Zalizh, Petrovka, Tolni York York, Donetsk region were injured.<text:span text:style-name="T4">
 In the Mariinsky direction </text:span>
 Defense units reflected numerous attacks in the area of Marinka. At the same time, hostile shellings were exposed to Krasnovorivka, Acute, St. George, Marinka and Novomikhailivka of Donetsk region.</text:p>
      <text:p text:style-name="P4">
<text:span text:style-name="T4">
 In the mineral direction </text:span>
 during the last day the enemy made the shelter. Among them - coal, Prychistivka, Novoukrainka Tashakhtarske.</text:p>
      <text:p text:style-name="P4">
<text:span text:style-name="T4">
 In the Zaporizhzhya and Kherson directions </text:span>
 the enemy continues the Valioron actions. Caused aviation blows to the settlements of Vilne of Poldonetsk region; Little Tokmachka - Zaporizhzhya and Stanislav and Kizomis Nakherson region. Among that, he fired the settlements of Burlatske, Vilnepole, Novopol of Donetsk region; Olgivske, Malynivka, Gulyaypole, Railway, Gulyaypil, Belogorye, Mala Tokmachka, Orikhiv and Kamyanskzapozhye region; Nikopol of Dnipropetrovsk region, as well as cities, ”the message reads.</text:p>
      <text:p text:style-name="P4">
News Source: <text:a xlink:type="simple" xlink:href="https://armyinform.com.ua/2023/05/16/na-4-dilyankah-frontu-mynuloyi-doby-vidbulosya-49-bojovyh-zitknen/" text:style-name="Internet_20_link" text:visited-style-name="Visited_20_Internet_20_Link">
https://armyinform.com.ua/2023/05/16/na-4-dilyankah-frontu-mynuloyi-doby-vidbulosya-49-bojovyh-zitknen/</text:a>
</text:p>
      <!--NEWS-->
      <text:h text:style-name="P10" text:outline-level="1">
<text:span text:style-name="T4">
In Donetsk, Rashists continue to use schools to base their equipment and soldiers</text:span>
</text:h>
      <text:p text:style-name="P4">
Author: ['АРМІЯINFORM']</text:p>
      <text:p text:style-name="P4">
Time: 2023-05-16T46:00:00-04:00</text:p>
      <text:p text:style-name="P4">
Description: About the General Headquarters of the ZS Ukrainian. “The opponent of the I was sung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4/foto-navkolo-shkoly_6.jpg" text:style-name="Internet_20_link" text:visited-style-name="Visited_20_Internet_20_Link">
foto-navkolo-shkoly_6.jpg</text:a>
']</text:p>
      <text:p text:style-name="P4">
Tags: []</text:p>
      <text:p text:style-name="P4">
Category: News</text:p>
      <!--METADATA-->
      <text:p text:style-name="P4">
<draw:frame draw:style-name="fr1" draw:name="Image223" text:anchor-type="as-char" svg:width="6.9236in" svg:height="4.615733in" draw:z-index="0">
<draw:image xlink:href="../Images/AРМІЯINFORM/2023-05-16T46-00-00-04-00/foto-navkolo-shkoly_6.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The enemy continues to cynically use the educational establishments of temporarily -corrected settlements for their own purposes. Thus, the buildings of one of the local schools of the city of Yasinovat of Donetsk region, Russian invaders are used to display personnel. In the courtyard of the school hidden military equipment, basements serve as shelter, ”the message reads.</text:p>
      <text:p text:style-name="P4">
News Source: <text:a xlink:type="simple" xlink:href="https://armyinform.com.ua/2023/05/16/na-donechchyni-rashysty-prodovzhuyut-vykorystovuvaty-shkoly-dlya-bazuvannya-svoyeyi-tehniky-ta-soldat/" text:style-name="Internet_20_link" text:visited-style-name="Visited_20_Internet_20_Link">
https://armyinform.com.ua/2023/05/16/na-donechchyni-rashysty-prodovzhuyut-vykorystovuvaty-shkoly-dlya-bazuvannya-svoyeyi-tehniky-ta-soldat/</text:a>
</text:p>
      <!--NEWS-->
      <text:h text:style-name="P10" text:outline-level="1">
<text:span text:style-name="T4">
Ukrainian defenders per day eliminated more than 500 invaders, destroyed 13 artisplants and 12 BBM</text:span>
</text:h>
      <text:p text:style-name="P4">
Author: ['АРМІЯINFORM']</text:p>
      <text:p text:style-name="P4">
Time: 2023-05-16T47:00:00-04:00</text:p>
      <text:p text:style-name="P4">
Description: Zagalni Boyov, take the enemy on 02/24/22 to 05/16/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7148123a-7f0f-43dc-b3e8-9894ac49552f-scaled.jpg" text:style-name="Internet_20_link" text:visited-style-name="Visited_20_Internet_20_Link">
7148123a-7f0f-43dc-b3e8-9894ac49552f-scaled.jpg</text:a>
']</text:p>
      <text:p text:style-name="P4">
Tags: ['STOPRUSSIA', 'АГРЕСІЯ РФ', 'ВТОРГНЕННЯ РФ', 'ВТРАТИ ВОРОГА', 'ГШ ЗСУ']</text:p>
      <text:p text:style-name="P4">
Category: News</text:p>
      <!--METADATA-->
      <text:p text:style-name="P4">
<draw:frame draw:style-name="fr1" draw:name="Image224" text:anchor-type="as-char" svg:width="6.9236in" svg:height="6.969757in" draw:z-index="0">
<draw:image xlink:href="../Images/AРМІЯINFORM/2023-05-16T47-00-00-04-00/7148123a-7f0f-43dc-b3e8-9894ac49552f-scaled.jpg" xlink:type="simple" xlink:show="embed" xlink:actuate="onLoad" draw:mime-type="image/jpeg"/>
</draw:frame>
The total fighting loss of the enemy from 24.02.22 to 16.05.23 will be orientated:</text:p>
      <text:p text:style-name="P4">
<text:span text:style-name="T4">
<text:span text:style-name="T5">
 Personnel - </text:span>
* 199980(+520)persons eliminated</text:span>
<text:span text:style-name="T5">
 tanks - </text:span>
<text:span text:style-name="T5">
 3762(+3)</text:span>
<text:span text:style-name="T4">
 combat armored vehicles - </text:span>
 7348(+12)<text:span text:style-name="T4">
<text:span text:style-name="T5">
 Artillery Systems - </text:span>
<text:span text:style-name="T5">
 3150(+13)</text:span>
 </text:span>
 RSZV - <text:span text:style-name="T4">
 562(0)</text:span>
<text:span text:style-name="T5">
 air defense - </text:span>
<text:span text:style-name="T5">
 316(0)</text:span>
<text:span text:style-name="T4">
 aircraft - </text:span>
 308(0)<text:span text:style-name="T4">
<text:span text:style-name="T5">
 helicopters - </text:span>
* 294(0)</text:span>
<text:span text:style-name="T5">
 UAV Operative Tactical Level-</text:span>
<text:span text:style-name="T5">
 2732(+12)</text:span>
<text:span text:style-name="T4">
 Winged missiles - </text:span>
 973(0)<text:span text:style-name="T4">
<text:span text:style-name="T5">
 ships / boats - </text:span>
* 18(0)</text:span>
<text:span text:style-name="T5">
 Automobile equipment and tanks - </text:span>
<text:span text:style-name="T5">
 6048(+14)</text:span>
<text:span text:style-name="T4">
 SPECIAL TECHANGE - </text:span>
 410(+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6.05.23.</text:p>
      <text:p text:style-name="P4">
News Source: <text:a xlink:type="simple" xlink:href="https://armyinform.com.ua/2023/05/16/ukrayinski-zahysnyky-za-dobu-likviduvaly-ponad-500-okupantiv-znyshhyly-13-artsystem-i-12-bbm/" text:style-name="Internet_20_link" text:visited-style-name="Visited_20_Internet_20_Link">
https://armyinform.com.ua/2023/05/16/ukrayinski-zahysnyky-za-dobu-likviduvaly-ponad-500-okupantiv-znyshhyly-13-artsystem-i-12-bbm/</text:a>
</text:p>
      <!--NEWS-->
      <text:h text:style-name="P10" text:outline-level="1">
<text:span text:style-name="T4">
In Uzhgorod, a meeting of representatives of the coordination headquarters with families of captive defenders took place</text:span>
</text:h>
      <text:p text:style-name="P4">
Author: ['АРМІЯINFORM']</text:p>
      <text:p text:style-name="P4">
Time: 2023-05-16T48:00:00-04:00</text:p>
      <text:p text:style-name="P4">
Description: Zakhidniy Region Center of the Coordinatial Headquarters of the Poleni Z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16285e02-eba7-486c-9f83-de3bb9570de7.jpg" text:style-name="Internet_20_link" text:visited-style-name="Visited_20_Internet_20_Link">
16285e02-eba7-486c-9f83-de3bb9570de7.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25" text:anchor-type="as-char" svg:width="6.9236in" svg:height="4.723915in" draw:z-index="0">
<draw:image xlink:href="../Images/AРМІЯINFORM/2023-05-16T48-00-00-04-00/16285e02-eba7-486c-9f83-de3bb9570de7.jpg" xlink:type="simple" xlink:show="embed" xlink:actuate="onLoad" draw:mime-type="image/jpeg"/>
</draw:frame>
The Western Regional Center of the Coordination Staff on the behavior of the Warm -Headed County meeting with the families of prisoners and the missing persons of military personnel in Uzhgorod.</text:p>
      <text:p text:style-name="P4">
About it <text:a xlink:type="simple" xlink:href="https://t.me/Koord_shtab/1056" text:style-name="Internet_20_link" text:visited-style-name="Visited_20_Internet_20_Link">
reports</text:a>
Coordination headquarters of inquiries for the treatment of prisoners of war.</text:p>
      <text:p text:style-name="P4">
Representatives of the National Police of Ukraine, advisor of the commissioner for persons who have missed for special specialized, representative of the Ombudsman, Transcarpathian Regional Shopping Center, Security Service of Ukraine joined the event.(The combined center), International Committee of the Red Cross and military units.</text:p>
      <text:p text:style-name="P4">
During the meeting, the head of the Western Regional Center Anna Kuzuta was awarding that relatives of prisoners and missing persons to register with a personal office on the coordination staff site. Challenges and promptly assist the families and missing defenders.</text:p>
      <text:p text:style-name="P4">
"Priority and the highest value to the state and for us are every person, every life, every fighter," said the deputy chairman of the Transcarpathian Ovapetro Dobromilsky. - All families have difficult stories, so the approach of help should be individual. We gathered here to find out each individual fall and answer the questions of families of servicemen. "</text:p>
      <text:p text:style-name="P4">
During the meeting they discussed the features of social protection of families, the work of the second register of persons missing in special circumstances, the functioning of warranty lines of support, the provision of free legal and psychological assistance.</text:p>
      <text:p text:style-name="P4">
News Source: <text:a xlink:type="simple" xlink:href="https://armyinform.com.ua/2023/05/16/v-uzhgorodi-vidbulasya-vyyizna-zustrich-predstavnykiv-koordynaczijnogo-shtabu-z-rodynamy-polonenyh-zahysnykiv/" text:style-name="Internet_20_link" text:visited-style-name="Visited_20_Internet_20_Link">
https://armyinform.com.ua/2023/05/16/v-uzhgorodi-vidbulasya-vyyizna-zustrich-predstavnykiv-koordynaczijnogo-shtabu-z-rodynamy-polonenyh-zahysnykiv/</text:a>
</text:p>
      <!--NEWS-->
      <text:h text:style-name="P10" text:outline-level="1">
<text:span text:style-name="T4">
The air defense forces destroyed all 18 rockets that the Russian Federation attacked Ukraine - the Commander -in -Chief of the Armed Forces</text:span>
</text:h>
      <text:p text:style-name="P4">
Author: ['АРМІЯINFORM']</text:p>
      <text:p text:style-name="P4">
Time: 2023-05-16T49:00:00-04:00</text:p>
      <text:p text:style-name="P4">
Description: Suphi of the holf defense of the in force of the Write of the Ukrainian, the VSI 18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11139639244342142_y-e1684215174149.jpg" text:style-name="Internet_20_link" text:visited-style-name="Visited_20_Internet_20_Link">
photo_5411139639244342142_y-e1684215174149.jpg</text:a>
']</text:p>
      <text:p text:style-name="P4">
Tags: ['ВАЛЕРІЙ ЗАЛУЖНИЙ', 'ГОЛОВНОКОМАНДУВАЧ ЗБРОЙНИХ СИЛ УКРАЇНИ', 'РАКЕТНИЙ УДАР']</text:p>
      <text:p text:style-name="P4">
Category: News</text:p>
      <!--METADATA-->
      <text:p text:style-name="P4">
<draw:frame draw:style-name="fr1" draw:name="Image226" text:anchor-type="as-char" svg:width="6.9236in" svg:height="5.36579in" draw:z-index="0">
<draw:image xlink:href="../Images/AРМІЯINFORM/2023-05-16T49-00-00-04-00/photo_5411139639244342142_y-e1684215174149.jpg" xlink:type="simple" xlink:show="embed" xlink:actuate="onLoad" draw:mime-type="image/jpeg"/>
</draw:frame>
The forces and means of air defense of the Air Forces of the Armed Forces of Ukraine destroyed all the 18th rockets that the enemy released across Ukraine on the night of May 16.</text:p>
      <text:p text:style-name="P4">
About it <text:a xlink:type="simple" xlink:href="https://t.me/CinCAFU/498" text:style-name="Internet_20_link" text:visited-style-name="Visited_20_Internet_20_Link">
reported</text:a>
The Commander -in -Chief of the Armed Forces of the Armed Forces of Ukraine General Waleriy Zaluzhny.</text:p>
      <text:p text:style-name="P4">
“Around 03:30 on May 16, 2023, Russian invaders attacked Ukraine from a policy, southern and eastern directions 18 rockets of different types of air, maritime and ground base.</text:p>
      <text:p text:style-name="P4">
Six aerobalist missiles were released from six MiG-31K aircraft <text:span text:style-name="T4">
 X-47m2 "Dagger" </text:span>
, 9 winged missiles <text:span text:style-name="T4">
 Caliber </text:span>
-from ships in the Black Sea and three-rocket-based landing <text:span text:style-name="T4">
(S-400, "Iskander-M" </text:span>
)», - the testimony reads.</text:p>
      <text:p text:style-name="P4">
In addition, the Ukrainian defenders destroyed all shock drones and UAVs.</text:p>
      <text:p text:style-name="P4">
“On the night of May 16, the enemy attacked the shock drones of the Shahd-136/131, as well as conducted air intelligence with three drones of the operative-tactical level-" Orlan-10 ", Supersam. All - destroyed!” - added General Valeriusluzhny.</text:p>
      <text:p text:style-name="P4">
News Source: <text:a xlink:type="simple" xlink:href="https://armyinform.com.ua/2023/05/16/syly-ppo-znyshhyly-usi-18-raket-yakymy-rf-atakuvala-ukrayinu-golovnokomanduvach-zsu/" text:style-name="Internet_20_link" text:visited-style-name="Visited_20_Internet_20_Link">
https://armyinform.com.ua/2023/05/16/syly-ppo-znyshhyly-usi-18-raket-yakymy-rf-atakuvala-ukrayinu-golovnokomanduvach-zsu/</text:a>
</text:p>
      <!--NEWS-->
      <text:h text:style-name="P10" text:outline-level="1">
<text:span text:style-name="T4">
In Ukraine a moment of silence</text:span>
</text:h>
      <text:p text:style-name="P4">
Author: ['АРМІЯINFORM']</text:p>
      <text:p text:style-name="P4">
Time: 2023-05-16T5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27" text:anchor-type="as-char" svg:width="6.9236in" svg:height="3.895992in" draw:z-index="0">
<draw:image xlink:href="../Images/AРМІЯINFORM/2023-05-16T50-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6/v-ukrayini-hvylyna-movchannya/" text:style-name="Internet_20_link" text:visited-style-name="Visited_20_Internet_20_Link">
https://armyinform.com.ua/2023/05/16/v-ukrayini-hvylyna-movchannya/</text:a>
</text:p>
      <!--NEWS-->
      <text:h text:style-name="P10" text:outline-level="1">
<text:span text:style-name="T4">
The US Ambassador to Ukraine thanked for the powerful work of Ukrainian air defense</text:span>
</text:h>
      <text:p text:style-name="P4">
Author: ['АРМІЯINFORM']</text:p>
      <text:p text:style-name="P4">
Time: 2023-05-16T51:00:00-04:00</text:p>
      <text:p text:style-name="P4">
Description: US Ambassador to Ukraine Brijit Brink Pizlya Servi Vibuhv at the capital in NICH at 16 injuries ... War with Ukraine 2022, War with Ukraine Latest news today,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bez-nazvanyya.jpg" text:style-name="Internet_20_link" text:visited-style-name="Visited_20_Internet_20_Link">
bez-nazvanyya.jpg</text:a>
']</text:p>
      <text:p text:style-name="P4">
Tags: ['STOPRUSSIA', 'АГРЕСІЯ РФ', 'БРИДЖІТ БРІНК', 'ВТОРГНЕННЯ РФ']</text:p>
      <text:p text:style-name="P4">
Category: News</text:p>
      <!--METADATA-->
      <text:p text:style-name="P4">
<draw:frame draw:style-name="fr1" draw:name="Image228" text:anchor-type="as-char" svg:width="6.9236in" svg:height="4.615733in" draw:z-index="0">
<draw:image xlink:href="../Images/AРМІЯINFORM/2023-05-16T51-00-00-04-00/bez-nazvanyya.jpg" xlink:type="simple" xlink:show="embed" xlink:actuate="onLoad" draw:mime-type="image/jpeg"/>
</draw:frame>
The US Ambassador to Ukraine Bridget Brynk after a series of explosions in the capital on the night of the night thanks for the work of the defenders of the Ukrainian sky.</text:p>
      <text:p text:style-name="P4">
Bridget's gratitude Bridget wrote in <text:a xlink:type="simple" xlink:href="https://twitter.com/USAmbKyiv" text:style-name="Internet_20_link" text:visited-style-name="Visited_20_Internet_20_Link">
Twitter</text:a>
.</text:p>
      <text:p text:style-name="P4">
«Вдячна за потужну роботу українських ППО», — зазначила вона.</text:p>
      <text:p text:style-name="P4">
Нагадаємо, за <text:a xlink:type="simple" xlink:href="https://armyinform.com.ua/2023/05/16/syly-ppo-znyshhyly-usi-18-raket-yakymy-rf-atakuvala-ukrayinu-golovnokomanduvach-zsu/" text:style-name="Internet_20_link" text:visited-style-name="Visited_20_Internet_20_Link">
повідомленням</text:a>
The Commander -in -Chief of the Armed Forces of General Valery Zaluzhny, on the night of May 16, the tags of the Air Force Air Force forces of Ukraine destroyed all 18 rockets that the enemy released across Ukraine.</text:p>
      <text:p text:style-name="P4">
News Source: <text:a xlink:type="simple" xlink:href="https://armyinform.com.ua/2023/05/16/posol-ssha-v-ukrayini-podyakuvala-za-potuzhnu-robotu-ukrayinskoyi-ppo/" text:style-name="Internet_20_link" text:visited-style-name="Visited_20_Internet_20_Link">
https://armyinform.com.ua/2023/05/16/posol-ssha-v-ukrayini-podyakuvala-za-potuzhnu-robotu-ukrayinskoyi-ppo/</text:a>
</text:p>
      <!--NEWS-->
      <text:h text:style-name="P10" text:outline-level="1">
<text:span text:style-name="T4">
Alexei Reznikov: German PZH 2000 will give Ukraine an advantage on the battlefield, the occupiers will not like it</text:span>
</text:h>
      <text:p text:style-name="P4">
Author: ['АРМІЯINFORM']</text:p>
      <text:p text:style-name="P4">
Time: 2023-05-16T52:00:00-04:00</text:p>
      <text:p text:style-name="P4">
Description: Ministra defense of Ukraine Olekiy Reznikov, having packed with Nimezi friends for non -fingering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5413464685430294037_w-e1684217978421.jpg" text:style-name="Internet_20_link" text:visited-style-name="Visited_20_Internet_20_Link">
photo_5413464685430294037_w-e1684217978421.jpg</text:a>
']</text:p>
      <text:p text:style-name="P4">
Tags: ['ДОПОМОГА ПАРТНЕРІВ', 'ОЛЕКСІЙ РЕЗНІКОВ', 'ОФІЦІЙНО', 'СВІТ ПІДТРИМУЄ УКРАЇНУ']</text:p>
      <text:p text:style-name="P4">
Category: News</text:p>
      <!--METADATA-->
      <text:p text:style-name="P4">
<draw:frame draw:style-name="fr1" draw:name="Image229" text:anchor-type="as-char" svg:width="6.9236in" svg:height="3.859907in" draw:z-index="0">
<draw:image xlink:href="../Images/AРМІЯINFORM/2023-05-16T52-00-00-04-00/photo_5413464685430294037_w-e1684217978421.jpg" xlink:type="simple" xlink:show="embed" xlink:actuate="onLoad" draw:mime-type="image/jpeg"/>
</draw:frame>
The Minister of Defense of Ukraine Alexei Reznikov thanked German friends with concern.</text:p>
      <text:p text:style-name="P4">
“<text:a xlink:type="simple" xlink:href="https://armyinform.com.ua/2022/06/10/pzh-2000-pro-osoblyvosti-nimeczkoyi-samohidnoyi-gaubyczi/" text:style-name="Internet_20_link" text:visited-style-name="Visited_20_Internet_20_Link">
PZH 2000</text:a>
 (<text:span text:style-name="T5">
bamore artillery installation</text:span>
 _ - ed ._)will give a significant advantage on the battlefield, and it will not appeal to the occupiers, ”<text:a xlink:type="simple" xlink:href="https://twitter.com/oleksiireznikov/status/1658351578468737024" text:style-name="Internet_20_link" text:visited-style-name="Visited_20_Internet_20_Link">
said</text:a>
Alexei Reznikov.</text:p>
      <text:p text:style-name="P4">
He added that German quality, combined with Ukrainian skills, will lead to victory.</text:p>
      <text:p text:style-name="P4">
We will remind, in October 2022 in Germany <text:a xlink:type="simple" xlink:href="https://armyinform.com.ua/2022/10/12/nimechchyna-peredast-ukrayini-garmaty-panzerhaubitze-2000-ta-rszv-mars-ii/" text:style-name="Internet_20_link" text:visited-style-name="Visited_20_Internet_20_Link">
declared</text:a>
which will transfer to Ukraine self -a -artillery installations Panzerhaubitze 2000.</text:p>
      <text:p text:style-name="Quotations">

<text:p text:style-name="P4">
Want to thank Our 🇩🇪 Friends for awwavering Support!&gt;
 Rzh-2000s Will Make A Significant Differentnce on the Battlefield, and the&gt;
 Occupiers Are Not Going to Like IT. &gt;
 German Quality + Ukrainian Skills and Talent = Victory ✌&gt;
 🇺🇦🤝🇩🇪 &gt;
&gt;
 🎶 Rammstein Cover by Grandma's Smuzi&gt;
 [pic.twitter.com/l8P4HPEXC3]](https://t.co/l8P4hpEXC3)&gt;
&gt;
 - Oleksiy Reznikov(@oleksireznikov)<text:a xlink:type="simple" xlink:href="https://twitter.com/oleksiireznikov/status/1658351578468737024" text:style-name="Internet_20_link" text:visited-style-name="Visited_20_Internet_20_Link">
May 16,&gt;
 2023</text:a>
</text:p>

</text:p>
      <text:p text:style-name="P4">
News Source: <text:a xlink:type="simple" xlink:href="https://armyinform.com.ua/2023/05/16/oleksij-reznikov-nimeczka-sau-pzh-2000-nadast-ukrayini-perevagu-na-poli-boyu-okupantam-cze-ne-spodobayetsya/" text:style-name="Internet_20_link" text:visited-style-name="Visited_20_Internet_20_Link">
https://armyinform.com.ua/2023/05/16/oleksij-reznikov-nimeczka-sau-pzh-2000-nadast-ukrayini-perevagu-na-poli-boyu-okupantam-cze-ne-spodobayetsya/</text:a>
</text:p>
      <!--NEWS-->
      <text:h text:style-name="P10" text:outline-level="1">
<text:span text:style-name="T4">
Our capital has always been a priority target for the enemy - Yuri Ignat</text:span>
</text:h>
      <text:p text:style-name="P4">
Author: ['Олексій Мосейченок']</text:p>
      <text:p text:style-name="P4">
Time: 2023-05-16T53:00:00-04:00</text:p>
      <text:p text:style-name="P4">
Description: About Tse in telemarathon "єini novelty", the rennet of the dousy forces of the Zbroyshany forces of Ukraine ... War with Ukraine 2022, war with Ukraine Latest news today,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 'ВТОРГНЕННЯ РФ', 'ЄДИНІ НОВИНИ', 'КАЛІБР', 'МІГ-31К', 'РАКЕТНИЙ ОБСТРІЛ', 'ЮРІЙ ІГНАТ']</text:p>
      <text:p text:style-name="P4">
Category: News</text:p>
      <!--METADATA-->
      <text:p text:style-name="P4">
<draw:frame draw:style-name="fr1" draw:name="Image230" text:anchor-type="as-char" svg:width="6.9236in" svg:height="4.612849in" draw:z-index="0">
<draw:image xlink:href="../Images/AРМІЯINFORM/2023-05-16T53-00-00-04-00/rechnyk-ps-zsu-yurij-ignat.jpg" xlink:type="simple" xlink:show="embed" xlink:actuate="onLoad" draw:mime-type="image/jpeg"/>
</draw:frame>
Colonel Ignatius Ignatius Colonel. Illustrative photo</text:p>
      <text:p text:style-name="P4">
About it in the telelorphone <text:a xlink:type="simple" xlink:href="https://www.youtube.com/watch" text:style-name="Internet_20_link" text:visited-style-name="Visited_20_Internet_20_Link">
"Unin"</text:a>
Colonel Yuri Ignat reported the Air Force of the Armed Forces of Ukraine.</text:p>
      <text:p text:style-name="P4">
-On the night of May 16, 6 aerobalist missiles X-47 of the Mig-31K six-leafed missiles were used. They were directed towards our capital, but all were destroyed. In addition, the invaders also attacked the ships in the Black Sea - 9 winged rockets "Caliber" were destroyed along the route of their following, as well as three -panels of ground base, flying in the ballistic trajectory. Thus, the opponent used 18 rockets.</text:p>
      <text:p text:style-name="P4">
According to Yuri Ignat, Shahd's UAK attack was reflected at the same time - units destroyed and three reconnaissance drones. Kyiv has always been an epic goal for the enemy. The most important thing is that the night attack is successfully reflected.</text:p>
      <text:p text:style-name="P4">
News Source: <text:a xlink:type="simple" xlink:href="https://armyinform.com.ua/2023/05/16/nasha-stolyczya-zavzhdy-bula-priorytetnoyu-czillyu-dlya-voroga-yurij-ignat/" text:style-name="Internet_20_link" text:visited-style-name="Visited_20_Internet_20_Link">
https://armyinform.com.ua/2023/05/16/nasha-stolyczya-zavzhdy-bula-priorytetnoyu-czillyu-dlya-voroga-yurij-ignat/</text:a>
</text:p>
      <!--NEWS-->
      <text:h text:style-name="P10" text:outline-level="1">
<text:span text:style-name="T4">
Ukraine will receive a new field hospital from Iceland</text:span>
</text:h>
      <text:p text:style-name="P4">
Author: ['АРМІЯINFORM']</text:p>
      <text:p text:style-name="P4">
Time: 2023-05-16T54:00:00-04:00</text:p>
      <text:p text:style-name="P4">
Description: Parliament of ISLANDIA PIDRIMAV Proposalia about the transfer of Ukrainian Polvoy Shpital.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obrazets-oblozhky22-1.jpg" text:style-name="Internet_20_link" text:visited-style-name="Visited_20_Internet_20_Link">
obrazets-oblozhky22-1.jpg</text:a>
']</text:p>
      <text:p text:style-name="P4">
Tags: ['ВІЙСЬКОВА ДОПОМОГА УКРАЇНІ', 'ДОПОМОГА ПАРТНЕРІВ', 'ІСЛАНДІЯ', 'ПОЛЬОВИЙ ГОСПІТАЛЬ', 'СВІТ ПІДТРИМУЄ УКРАЇНУ']</text:p>
      <text:p text:style-name="P4">
Category: News</text:p>
      <!--METADATA-->
      <text:p text:style-name="P4">
<draw:frame draw:style-name="fr1" draw:name="Image231" text:anchor-type="as-char" svg:width="6.9236in" svg:height="3.63489in" draw:z-index="0">
<draw:image xlink:href="../Images/AРМІЯINFORM/2023-05-16T54-00-00-04-00/obrazets-oblozhky22-1.jpg" xlink:type="simple" xlink:show="embed" xlink:actuate="onLoad" draw:mime-type="image/jpeg"/>
</draw:frame>
Illustrative photo</text:p>
      <text:p text:style-name="P4">
The Iceland Parliament supported a proposal for the transfer of the field to Ukraine.</text:p>
      <text:p text:style-name="P4">
About it <text:a xlink:type="simple" xlink:href="https://twitter.com/katrinjak/status/1658128126663090177" text:style-name="Internet_20_link" text:visited-style-name="Visited_20_Internet_20_Link">
reported</text:a>
Iceland Prime Minister Katrin Jacobsdottir on Twitter.</text:p>
      <text:p text:style-name="P4">
"We adhere to the decision to help Ukraine: this gesture is a symbol of our resolving solidarity," Katrin Jacobsdottir wrote.</text:p>
      <text:p text:style-name="P4">
As <text:a xlink:type="simple" xlink:href="https://t.me/verkhovnaradaukrainy/50660" text:style-name="Internet_20_link" text:visited-style-name="Visited_20_Internet_20_Link">
noted</text:a>
In the Verkhovna Rada of Ukraine, the production time of the field hospital is about 3-4 months, the estimated cost of almost € 9 million.</text:p>
      <text:p text:style-name="P4">
"Such mobile hospitals are useful for both wounded soldiers and for civilians in need of treatment," the statement said.</text:p>
      <text:p text:style-name="P4">
Earlier Iceland <text:a xlink:type="simple" xlink:href="https://armyinform.com.ua/2022/12/21/islandiya-peredala-ukrayinskym-voyinam-12-tys-odynycz-zymovogo-odyagu-yiyi-vidpravlyat-u-brygady-ta-shpytali/" text:style-name="Internet_20_link" text:visited-style-name="Visited_20_Internet_20_Link">
transferred</text:a>
Ukrainian soldiers of 12,000 units of winter clothing, which was sent to brigades and hospitals.</text:p>
      <text:p text:style-name="P4">
News Source: <text:a xlink:type="simple" xlink:href="https://armyinform.com.ua/2023/05/16/ukrayina-otrymaye-vid-islandiyi-novyj-polovyj-shpytal/" text:style-name="Internet_20_link" text:visited-style-name="Visited_20_Internet_20_Link">
https://armyinform.com.ua/2023/05/16/ukrayina-otrymaye-vid-islandiyi-novyj-polovyj-shpytal/</text:a>
</text:p>
      <!--NEWS-->
      <text:h text:style-name="P10" text:outline-level="1">
<text:span text:style-name="T4">
How to get a direction on VLK</text:span>
</text:h>
      <text:p text:style-name="P4">
Author: ['АРМІЯINFORM']</text:p>
      <text:p text:style-name="P4">
Time: 2023-05-16T55:00:00-04:00</text:p>
      <text:p text:style-name="P4">
Description: Yakshcho PID Hour of Passennia VIISKOVOKOSKOVO at VIISKOVOSKOVOSKOYA POGISHIKED HEALTH,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08.44.24.jpeg" text:style-name="Internet_20_link" text:visited-style-name="Visited_20_Internet_20_Link">
08.44.24.jpeg</text:a>
']</text:p>
      <text:p text:style-name="P4">
Tags: ['ВІЙСЬКОВА МЕДИЦИНА', 'ВЛК']</text:p>
      <text:p text:style-name="P4">
Category: News</text:p>
      <!--METADATA-->
      <text:p text:style-name="P4">
<draw:frame draw:style-name="fr1" draw:name="Image232" text:anchor-type="as-char" svg:width="6.9236in" svg:height="4.652837in" draw:z-index="0">
<draw:image xlink:href="../Images/AРМІЯINFORM/2023-05-16T55-00-00-04-00/08.44.24.jpeg" xlink:type="simple" xlink:show="embed" xlink:actuate="onLoad" draw:mime-type="image/jpeg"/>
</draw:frame>
Photo@libkos</text:p>
      <text:p text:style-name="P4">
If he has a healthy state during military service with a serviceman, he has the right to pass the Military Medical Commission(VLK).</text:p>
      <text:p text:style-name="P4">
Направлення на ВЛК може дати прямий начальник (from the commander of the part and above), as well as governing bodies/units of the Military Law Enforcement Service of the Armed Forces of Ukraine, prosecutor's office, court, head of garrison, chief of a military medical institution(On the basis of the submission of the head of the medical department the place of treatment), Military Commandant of garrison, Head of Territorial Center of Acquisition and Social Support(TCC and SP).</text:p>
      <text:p text:style-name="P4">
У разі проходження військово-лікарської комісії під час стаціонарноголікування направлення на ВЛК військовослужбовцю не видається. Лікар-кураторприймає рішення про потребу у ВЛК, за його клопотанням військовослужбовцязараховують на проходження військово-лікарської комісії. Тобто якщовійськовослужбовця направили на лікування і в процесі з’ясувалося, що йогостан здоров’я погіршився і він потребує проходження ВЛК, є розуміння, що йогоможе бути визнано непридатним, таке направлення надають у госпіталі.</text:p>
      <text:p text:style-name="P4">
Це прописано у наказі МОУ № 402 пункт 6.4: «У разі виявлення під часобстеження або лікування у військовому лікувальному закладі увійськовослужбовця захворювання, наслідків травми (wounds, injuries, injuries)that cause <text:span text:style-name="T4">
 in peacetime </text:span>
 Unfitness to military service with an exception from military accounting or unfitness for military service tobacco(points "A", "B" of articles of disease, without individual assessment), <text:span text:style-name="T4">
 in wartime </text:span>
 - unfitness for military service with exclusion from military accounting, these individuals are submitted for a medical examination to establish the degree of suitability(treated)A serviceman who is recorded in medical history(medical book), which is certified by the signature of the head of the military medical institution. "</text:p>
      <text:p text:style-name="P4">
How to get a directing to VLK? The algorithm of actions, depending on the situation, is set out in [the directory(https://turbota.mil.gov.ua/dovidnyk-poranenogo).</text:p>
      <text:p text:style-name="P4">
1.Якщо стан твого здоров’я дозволяє прибути до військової частини, тобіпотрібно:</text:p>
      <text:p text:style-name="P4">
2 . If your health does not allow the military unit to come to the military unit on the VLK, your actions:</text:p>
      <ul>
        <li>
Contact the head of the medical department of your health care institution: * Head of the medical department in the presence of the grounds specified in paragraph 6.4 of Chapter 6 of Section II <text:a xlink:type="simple" xlink:href="https://zakon.rada.gov.ua/laws/show/z1109-08#Text" text:style-name="Internet_20_link" text:visited-style-name="Visited_20_Internet_20_Link">
Regulations</text:a>
, approved by the Order of the MOU No. 402 of September 14, 2008, writes a submission to the head of the military medical institution with a characteristic of your health status; * The head of the military medical institution decides on the need to send for a medical examination of the VLK.</li>
      </ul>
      <text:p text:style-name="P4">
3 . If you are in treatment or on health leave, you can turn to the head of your shopping mall and JV. The head of your shopping center and JV shall be submitted to the VLK without returning to the military unit. If the treatment occurs in another territorial unit than your in/h, it is necessary to get on military accounting at the local shopping center and JV.</text:p>
      <text:p text:style-name="P4">
Quite often there are problems with the consideration of reports. If the military unit or other authorized persons illegally, in your opinion, refuse you to send you to the VLK, your actions:</text:p>
      <ol>
        <li>
Call the hotline of the Armed Forces Medical Forces Command(044 522 83 58)and/or Ministry of Defense of Ukraine(0 800 500 442)But explain your problem. 2. If this has not worked, you need to apply to the court with a request to oblige the commander of the military unit to submit a referral to the VLK. There is currently a practice of positive decisions on such issues.</li>
      </ol>
      <text:p text:style-name="P4">
_ Prepared Lesia Medvedenko_</text:p>
      <text:p text:style-name="P4">
News Source: <text:a xlink:type="simple" xlink:href="https://armyinform.com.ua/2023/05/16/yak-otrymaty-napravlennya-na-vlk/" text:style-name="Internet_20_link" text:visited-style-name="Visited_20_Internet_20_Link">
https://armyinform.com.ua/2023/05/16/yak-otrymaty-napravlennya-na-vlk/</text:a>
</text:p>
      <!--NEWS-->
      <text:h text:style-name="P10" text:outline-level="1">
<text:span text:style-name="T4">
Foreign ambassadors were introduced to the problem of liberation of Ukrainian prisoners of war - the Foreign Ministry</text:span>
</text:h>
      <text:p text:style-name="P4">
Author: ['АРМІЯINFORM']</text:p>
      <text:p text:style-name="P4">
Time: 2023-05-16T56:00:00-04:00</text:p>
      <text:p text:style-name="P4">
Description: The Mini Casting of the Lawless Assumptions at once by the headquarters of the Poleni Z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4626b1eeb774428003728_730x360.jpeg" text:style-name="Internet_20_link" text:visited-style-name="Visited_20_Internet_20_Link">
64626b1eeb774428003728_730x360.jpeg</text:a>
', '<text:a xlink:type="simple" xlink:href="https://armyinform.com.ua/wp-content/uploads/2023/05/64626b1eacd60952200340_730x360.jpeg" text:style-name="Internet_20_link" text:visited-style-name="Visited_20_Internet_20_Link">
64626b1eacd60952200340_730x360.jpeg</text:a>
']</text:p>
      <text:p text:style-name="P4">
Tags: ['БРИФІНГ', 'КООРДИНАЦІЙНИЙ ШТАБ З ПИТАНЬ ПОВОДЖЕННЯ З ВІЙСЬКОВОПОЛОНЕНИМИ', 'МЗС', 'ПОВЕРНЕННЯ ПОЛОНЕНИХ']</text:p>
      <text:p text:style-name="P4">
Category: News</text:p>
      <!--METADATA-->
      <text:p text:style-name="P4">
<draw:frame draw:style-name="fr1" draw:name="Image233" text:anchor-type="as-char" svg:width="6.9236in" svg:height="4.599926in" draw:z-index="0">
<draw:image xlink:href="../Images/AРМІЯINFORM/2023-05-16T56-00-00-04-00/64626b1eeb774428003728_730x360.jpeg" xlink:type="simple" xlink:show="embed" xlink:actuate="onLoad" draw:mime-type="image/jpeg"/>
</draw:frame>
The Ministry of Foreign Affairs, together with the coordination headquarters on the issues of prisoners of war, briefed for foreign ambassadors in Ukraine on the issue of the return of Ukrainian prisoners of war.</text:p>
      <text:p text:style-name="P4">
About it <text:a xlink:type="simple" xlink:href="https://mfa.gov.ua/news/mzs-spilno-z-koordinacijnim-shtabom-z-pitan-povodzhennya-z-vijskovopolonenimi-proveli-brifing-dlya-inozemnih-posliv" text:style-name="Internet_20_link" text:visited-style-name="Visited_20_Internet_20_Link">
reports</text:a>
Ministry of Foreign Affairs of Ukraine.</text:p>
      <text:p text:style-name="P4">
The event was attended by the First Deputy Minister of Foreign Affairs Eminzhaparov, Head of GUR of the Ministry of Defense of Ukraine, Head of Coordination Staff Major General Kirill Budanov, representatives of the staff, former prisoners of war and families of Ukrainian defenders.</text:p>
      <text:p text:style-name="P4">
The speakers informed representatives of the foreign diplomatic corps of coordination headquarters, problems that arise in the process of release of Ukrainian prisoners of war, as well as possible ways of support of Ukraine from partners.</text:p>
      <text:p text:style-name="P4">
<draw:frame draw:style-name="fr1" draw:name="Image234" text:anchor-type="as-char" svg:width="6.9236in" svg:height="4.599926in" draw:z-index="0">
<draw:image xlink:href="../Images/AРМІЯINFORM/2023-05-16T56-00-00-04-00/64626b1eacd60952200340_730x360.jpeg" xlink:type="simple" xlink:show="embed" xlink:actuate="onLoad" draw:mime-type="image/jpeg"/>
</draw:frame>
“Russia continues to hold thousands of Ukrainian military, civilians and hundreds of political prisoners. They can be arbitrarily executed and filmed on video, as it was in the case of Alexander Matsievsky, who was killed by Russian soldiers simply for confirmed by Ukraine, ”Emine Dzhaparova said.</text:p>
      <text:p text:style-name="P4">
The head of the GUR MOU Kirill Budanov stressed that, unlike the Russian Federation, Ukraine is compliance with its obligations under international humanitarian law, in particular, regarding the treatment of prisoners of war.</text:p>
      <text:p text:style-name="P4">
From Russian captivity already released <text:span text:style-name="T4">
 2324 </text:span>
 Persons, including <text:span text:style-name="T4">
 2185 </text:span>
 military(1996 men and 189 women)and <text:span text:style-name="T4">
 139 </text:span>
 civilian(113 men and 26 women)During the meeting, the First Deputy Foreign Minister Emine Japarovata, the head of GUR Kirill Kirill Budanov, answered numerous issues of foreign representatives on gross violations of international humanitarian law and torture, which are faced by Ukrainian prisoners of war, civil and political prisoners.</text:p>
      <text:p text:style-name="P4">
News Source: <text:a xlink:type="simple" xlink:href="https://armyinform.com.ua/2023/05/16/inozemnyh-posliv-oznajomyly-z-problematykoyu-zvilnennya-ukrayinskyh-vijskovopolonenyh-mzs/" text:style-name="Internet_20_link" text:visited-style-name="Visited_20_Internet_20_Link">
https://armyinform.com.ua/2023/05/16/inozemnyh-posliv-oznajomyly-z-problematykoyu-zvilnennya-ukrayinskyh-vijskovopolonenyh-mzs/</text:a>
</text:p>
      <!--NEWS-->
      <text:h text:style-name="P10" text:outline-level="1">
<text:span text:style-name="T4">
Jens Stoltenberg: We will continue the support of Ukraine as much as required</text:span>
</text:h>
      <text:p text:style-name="P4">
Author: ['АРМІЯINFORM']</text:p>
      <text:p text:style-name="P4">
Time: 2023-05-16T57:00:00-04:00</text:p>
      <text:p text:style-name="P4">
Description: General Secretary NATO єns Stoltenberg at the telephone Rozmovi Poles Presiden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stoltenberg_duda.jpg" text:style-name="Internet_20_link" text:visited-style-name="Visited_20_Internet_20_Link">
stoltenberg_duda.jpg</text:a>
']</text:p>
      <text:p text:style-name="P4">
Tags: ['АНДЖЕЙ ДУДА', 'ДОПОМОГА ПАРТНЕРІВ', 'ЄНС СТОЛТЕНБЕРГ', 'НАТО', 'СВІТ ПІДТРИМУЄ УКРАЇНУ']</text:p>
      <text:p text:style-name="P4">
Category: News</text:p>
      <!--METADATA-->
      <text:p text:style-name="P4">
<draw:frame draw:style-name="fr1" draw:name="Image235" text:anchor-type="as-char" svg:width="6.9236in" svg:height="3.894525in" draw:z-index="0">
<draw:image xlink:href="../Images/AРМІЯINFORM/2023-05-16T57-00-00-04-00/stoltenberg_duda.jpg" xlink:type="simple" xlink:show="embed" xlink:actuate="onLoad" draw:mime-type="image/jpeg"/>
</draw:frame>
NATO Secretary General Jens Stoltenberg in a telephone conversation with Polish president Andrzej Duda discussed the preparation for the future NATO summit.</text:p>
      <text:p text:style-name="P4">
About this Jens Stoltenberg <text:a xlink:type="simple" xlink:href="https://twitter.com/jensstoltenberg/status/1658166649906683917" text:style-name="Internet_20_link" text:visited-style-name="Visited_20_Internet_20_Link">
reported</text:a>
Vtwitter.</text:p>
      <text:p text:style-name="P4">
“He thanked Azhaw Dudi for the key contribution of Poland to Ukraine's self -defense. It will be supported(<text:span text:style-name="T5">
Ukraine</text:span>
 <text:span text:style-name="T5">
— Ed .</text:span>
)as much as it will be necessary, ”NATO Secretary General said.</text:p>
      <text:p text:style-name="P4">
We will remind, the meeting of heads of state and governments of NATO <text:a xlink:type="simple" xlink:href="https://armyinform.com.ua/2022/11/09/nastupnyj-samit-nato-vidbudetsya-vlitku-2023-roku-v-lytvi/" text:style-name="Internet_20_link" text:visited-style-name="Visited_20_Internet_20_Link">
will take place</text:a>
In Vilnius, July 11-12, 2023.</text:p>
      <text:p text:style-name="P4">
News Source: <text:a xlink:type="simple" xlink:href="https://armyinform.com.ua/2023/05/16/gensek-nato-u-rozmovi-z-prezydentom-polshhi-prodovzhuvatymemo-pidtrymku-ukrayiny-stilky-skilky-bude-potribno/" text:style-name="Internet_20_link" text:visited-style-name="Visited_20_Internet_20_Link">
https://armyinform.com.ua/2023/05/16/gensek-nato-u-rozmovi-z-prezydentom-polshhi-prodovzhuvatymemo-pidtrymku-ukrayiny-stilky-skilky-bude-potribno/</text:a>
</text:p>
      <!--NEWS-->
      <text:h text:style-name="P10" text:outline-level="1">
<text:span text:style-name="T4">
During the day, rescuers went to eliminate the consequences of enemy shelling almost 200 times</text:span>
</text:h>
      <text:p text:style-name="P4">
Author: ['АРМІЯINFORM']</text:p>
      <text:p text:style-name="P4">
Time: 2023-05-16T58:00:00-04:00</text:p>
      <text:p text:style-name="P4">
Description: The last time, 15 injuries, the holding of the Service of Ukraine Zvazvichahi ...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36" text:anchor-type="as-char" svg:width="6.9236in" svg:height="4.635046in" draw:z-index="0">
<draw:image xlink:href="../Images/AРМІЯINFORM/2023-05-16T58-00-00-04-00/pozhezha-1.jpg" xlink:type="simple" xlink:show="embed" xlink:actuate="onLoad" draw:mime-type="image/jpeg"/>
</draw:frame>
Illustrative photo</text:p>
      <text:p text:style-name="P4">
During the last day, <text:span text:style-name="T4">
 May 15, </text:span>
 Divisions of the Civil Service of Ukraine of Uncertain Situations <text:span text:style-name="T4">
 190 trips </text:span>
 to eliminate the consequences of the occupants of settlements and infrastructure. 36 fires were eliminated. Psychological assistance was provided to 97 people.</text:p>
      <text:p text:style-name="P4">
This is stated in <text:a xlink:type="simple" xlink:href="https://dsns.gov.ua/uk/news/nadzvicaini-podiyi/operativna-informaciia-dsns-shhodo-naslidkiv-vedennia-boiovix-dii-rosiiskoiu-federacijeiu-158" text:style-name="Internet_20_link" text:visited-style-name="Visited_20_Internet_20_Link">
message</text:a>
SES of Ukraine.</text:p>
      <text:p text:style-name="P4">
Since the beginning of large -scale aggression of Russia, the units of the SES of Ukraine made 94 499 departures for the elimination of the consequences of shelling, 14 569 fires have been liquidated, 4052 persons were rescued, 214 246 persons were provided with psychological assistance.</text:p>
      <text:p text:style-name="P4">
News Source: <text:a xlink:type="simple" xlink:href="https://armyinform.com.ua/2023/05/16/za-dobu-ryatuvalnyky-majzhe-200-raziv-vyyizhdzhaly-na-likvidacziyu-naslidkiv-vorozhyh-obstriliv-5/" text:style-name="Internet_20_link" text:visited-style-name="Visited_20_Internet_20_Link">
https://armyinform.com.ua/2023/05/16/za-dobu-ryatuvalnyky-majzhe-200-raziv-vyyizhdzhaly-na-likvidacziyu-naslidkiv-vorozhyh-obstriliv-5/</text:a>
</text:p>
      <!--NEWS-->
      <text:h text:style-name="P10" text:outline-level="1">
<text:span text:style-name="T4">
Alexei Reznikov About the Night Rocket Attack of the Russian Federation: Another incredible success of Ukrainian Air Force</text:span>
</text:h>
      <text:p text:style-name="P4">
Author: ['АРМІЯINFORM']</text:p>
      <text:p text:style-name="P4">
Time: 2023-05-16T59:00:00-04:00</text:p>
      <text:p text:style-name="P4">
Description: Minstro defense of Ukraine Oleksiy Reznikov, by pacing the Ukrainian Divine forces fo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reznikov-3.jpg" text:style-name="Internet_20_link" text:visited-style-name="Visited_20_Internet_20_Link">
reznikov-3.jpg</text:a>
']</text:p>
      <text:p text:style-name="P4">
Tags: ['STOPRUSSIA', 'АГРЕСІЯ РФ', 'ВТОРГНЕННЯ РФ', 'ОЛЕКСІЙ РЕЗНІКОВ', 'ОФІЦІЙНО', 'ПС ЗСУ']</text:p>
      <text:p text:style-name="P4">
Category: News</text:p>
      <!--METADATA-->
      <text:p text:style-name="P4">
<draw:frame draw:style-name="fr1" draw:name="Image237" text:anchor-type="as-char" svg:width="6.9236in" svg:height="3.894525in" draw:z-index="0">
<draw:image xlink:href="../Images/AРМІЯINFORM/2023-05-16T59-00-00-04-00/reznikov-3.jpg" xlink:type="simple" xlink:show="embed" xlink:actuate="onLoad" draw:mime-type="image/jpeg"/>
</draw:frame>
The Minister of Defense of Ukraine Oleksiy Reznikov thanked the Ukrainian Air Force for their coordinated work and a response to another terrorist missile attack against Ukraine.</text:p>
      <text:p text:style-name="P4">
“Another incredible success of the Ukrainian Air Force!At night, our defenders have knocked down six Russian hypersonic missiles "Dagger" and 12 other missiles, "<text:a xlink:type="simple" xlink:href="https://twitter.com/oleksiireznikov/status/1658357616433672193" text:style-name="Internet_20_link" text:visited-style-name="Visited_20_Internet_20_Link">
stressed</text:a>
Head of the Ukrainian Defense Office.</text:p>
      <text:p text:style-name="P4">
He added that Russian terrorists have no chance of taking a mountain over Ukraine, and weapons can and should be opposed to Western.</text:p>
      <text:p text:style-name="P4">
"We thank the military personnel of our aircraft and our partner states, who have invested in ensuring the safety of the sky over Ukraine and all of Europe," the Reznikov.</text:p>
      <text:p text:style-name="P4">
Recall that on the night of May 16, 2023, the means of air defense of the air forces of the Armed Forces of Ukraine <text:a xlink:type="simple" xlink:href="https://armyinform.com.ua/2023/05/16/syly-ppo-znyshhyly-usi-18-raket-yakymy-rf-atakuvala-ukrayinu-golovnokomanduvach-zsu/" text:style-name="Internet_20_link" text:visited-style-name="Visited_20_Internet_20_Link">
destroyed</text:a>
All 18 rockets that the enemy released across Ukraine.</text:p>
      <text:p text:style-name="P4">
News Source: <text:a xlink:type="simple" xlink:href="https://armyinform.com.ua/2023/05/16/oleksij-reznikov-pro-nichnu-raketnu-ataku-rf-chergovyj-nejmovirnyj-uspih-ukrayinskyh-povitryanyh-syl/" text:style-name="Internet_20_link" text:visited-style-name="Visited_20_Internet_20_Link">
https://armyinform.com.ua/2023/05/16/oleksij-reznikov-pro-nichnu-raketnu-ataku-rf-chergovyj-nejmovirnyj-uspih-ukrayinskyh-povitryanyh-syl/</text:a>
</text:p>
      <!--NEWS-->
      <text:h text:style-name="P10" text:outline-level="1">
<text:span text:style-name="T4">
During the day of the Pyrotechnics of the SES, more than 2000 explosive items were neutralized</text:span>
</text:h>
      <text:p text:style-name="P4">
Author: ['АРМІЯINFORM']</text:p>
      <text:p text:style-name="P4">
Time: 2023-05-16T60:00:00-04:00</text:p>
      <text:p text:style-name="P4">
Description: Lent out, 15 injuries, pirotechnic, the holding of the Ukrodrozhny service of Ukrainian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238" text:anchor-type="as-char" svg:width="6.9236in" svg:height="3.896076in" draw:z-index="0">
<draw:image xlink:href="../Images/AРМІЯINFORM/2023-05-16T60-00-00-04-00/c0dcc28bebeeb3211a1b8c44265196e8.jpeg" xlink:type="simple" xlink:show="embed" xlink:actuate="onLoad" draw:mime-type="image/jpeg"/>
</draw:frame>
Illustrative photo</text:p>
      <text:p text:style-name="P4">
During the last day, <text:span text:style-name="T4">
 May 15 </text:span>
, pyrotechnic units of the State Service of Ukraine for Emergency Situations <text:span text:style-name="T4">
 147 times </text:span>
 involved in the execution of demining.</text:p>
      <text:p text:style-name="P4">
About it _ <text:a xlink:type="simple" xlink:href="https://dsns.gov.ua/uk/news/nadzvicaini-podiyi/operativna-informaciia-shhodo-roboti-pirotexnicnix-pidrozdiliv-dsns-ukrayini-49" text:style-name="Internet_20_link" text:visited-style-name="Visited_20_Internet_20_Link">
reports</text:a>
_ SES of Ukraine.</text:p>
      <text:p text:style-name="P4">
Pyrotechnical units found, seized and disposed of <text:span text:style-name="T4">
 2193 </text:span>
<text:span text:style-name="T4">
 explosive </text:span>
 <text:span text:style-name="T4">
 </text:span>
 items.(cleared)territory over <text:span text:style-name="T4">
 154 hectares </text:span>
.</text:p>
      <text:p text:style-name="P4">
Most often pyrotechnic units worked: in Kharkiv region 18 035 times, Kyiv region - 7694, Donetsk region - 5250, Mykolaiv region - 4880, Kherson region - 4813, Chernihiv region - 4602, Sumy region - 1993, Cherkasy region - 1 thousand 107.</text:p>
      <text:p text:style-name="P4">
Reference: 362 018 explosive items and 2891 kg -explosive substances, including 2225 aviation bombs, have been disposed of since the beginning of large -scale aggression of the Russian Federation of Ukraine. About 85 338 hectares were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16/za-dobu-pirotehniky-dsns-zneshkodyly-ponad-2000-vybuhonebezpechnyh-predmetiv/" text:style-name="Internet_20_link" text:visited-style-name="Visited_20_Internet_20_Link">
https://armyinform.com.ua/2023/05/16/za-dobu-pirotehniky-dsns-zneshkodyly-ponad-2000-vybuhonebezpechnyh-predmetiv/</text:a>
</text:p>
      <!--NEWS-->
      <text:h text:style-name="P10" text:outline-level="1">
<text:span text:style-name="T4">
Lithuanian instructors have taught more than 1000 Ukrainian military, still 1000 by the end of the year</text:span>
</text:h>
      <text:p text:style-name="P4">
Author: ['АРМІЯINFORM']</text:p>
      <text:p text:style-name="P4">
Time: 2023-05-16T61:00:00-04:00</text:p>
      <text:p text:style-name="P4">
Description: ArmiSki Instruktori Lithuania was also PIDSA 1000 Ukrainian VIISKOVIKH I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lithuania-1.jpg" text:style-name="Internet_20_link" text:visited-style-name="Visited_20_Internet_20_Link">
lithuania-1.jpg</text:a>
']</text:p>
      <text:p text:style-name="P4">
Tags: ['АРВІДАС АНУШАУСКАС', 'ЗБРОЙНІ СИЛИ ЛИТВИ', 'СВІТ ПІДТРИМУЄ УКРАЇНУ']</text:p>
      <text:p text:style-name="P4">
Category: News</text:p>
      <!--METADATA-->
      <text:p text:style-name="P4">
<draw:frame draw:style-name="fr1" draw:name="Image239" text:anchor-type="as-char" svg:width="6.9236in" svg:height="3.894525in" draw:z-index="0">
<draw:image xlink:href="../Images/AРМІЯINFORM/2023-05-16T61-00-00-04-00/lithuania-1.jpg" xlink:type="simple" xlink:show="embed" xlink:actuate="onLoad" draw:mime-type="image/jpeg"/>
</draw:frame>
Lithuanian army instructors have already prepared more than 1000 Ukrainian military and will prepare at least 1000 by the end of the year.</text:p>
      <text:p text:style-name="P4">
About it <text:a xlink:type="simple" xlink:href="https://twitter.com/a_anusauskas/status/1658108560188874752" text:style-name="Internet_20_link" text:visited-style-name="Visited_20_Internet_20_Link">
reported</text:a>
Minister of National Defense of Lithuania Arvidas Anushauskas.</text:p>
      <text:p text:style-name="P4">
We will remind, earlier the head of the Lithuanian defense department of Arvidas Anushauskas <text:a xlink:type="simple" xlink:href="https://armyinform.com.ua/2023/03/21/u-lytvi-czogorich-projdut-navchannya-1600-ukrayinskyh-vijskovyh/" text:style-name="Internet_20_link" text:visited-style-name="Visited_20_Internet_20_Link">
declared</text:a>
In total in 2023 the country will prepare 1,600 Ukrainian military.</text:p>
      <text:p text:style-name="P4">
In February 2023 in Lithuania <text:a xlink:type="simple" xlink:href="https://armyinform.com.ua/2023/02/26/u-lytvi-zavershyly-kurs-navchannya-ukrayinski-instruktory-z-vognevoyi-pidgotovky/" text:style-name="Internet_20_link" text:visited-style-name="Visited_20_Internet_20_Link">
took place</text:a>
The first in the historian forces of Ukraine the issue of instructors in fire training of class I-III.</text:p>
      <text:p text:style-name="P4">
News Source: <text:a xlink:type="simple" xlink:href="https://armyinform.com.ua/2023/05/16/lytovski-instruktory-navchyly-ponad-1000-ukrayinskyh-vijskovyh-ishhe-1000-navchat-do-kinczya-roku/" text:style-name="Internet_20_link" text:visited-style-name="Visited_20_Internet_20_Link">
https://armyinform.com.ua/2023/05/16/lytovski-instruktory-navchyly-ponad-1000-ukrayinskyh-vijskovyh-ishhe-1000-navchat-do-kinczya-roku/</text:a>
</text:p>
      <!--NEWS-->
      <text:h text:style-name="P10" text:outline-level="1">
<text:span text:style-name="T4">
Army Roman Gladysh won silver at international cycling competitions in the Czech Republic</text:span>
</text:h>
      <text:p text:style-name="P4">
Author: ['АРМІЯINFORM']</text:p>
      <text:p text:style-name="P4">
Time: 2023-05-16T62:00:00-04:00</text:p>
      <text:p text:style-name="P4">
Description: Z 12 to 13, the ministry in the MISTI Prague (Czech) was the MIMENICII RATIONS ZMAANNI w ... the war with Ukraine 2022, the war with Ukraine is the latest news today, the war with Ukraine 2022 is the last for today, whether there will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7079834_7051323768216501_2176933224764809772_n.jpg" text:style-name="Internet_20_link" text:visited-style-name="Visited_20_Internet_20_Link">
347079834_7051323768216501_2176933224764809772_n.jpg</text:a>
']</text:p>
      <text:p text:style-name="P4">
Tags: ['АРМІЙСЬКІ СПОРТСМЕНИ', 'ВЕЛОСПОРТ']</text:p>
      <text:p text:style-name="P4">
Category: News</text:p>
      <!--METADATA-->
      <text:p text:style-name="P4">
<draw:frame draw:style-name="fr1" draw:name="Image240" text:anchor-type="as-char" svg:width="6.9236in" svg:height="3.894525in" draw:z-index="0">
<draw:image xlink:href="../Images/AРМІЯINFORM/2023-05-16T62-00-00-04-00/347079834_7051323768216501_2176933224764809772_n.jpg" xlink:type="simple" xlink:show="embed" xlink:actuate="onLoad" draw:mime-type="image/jpeg"/>
</draw:frame>
From May 12 to 13 in Prague(Czech Republic)International ratings from the GP Framar cycling track were held. The competition was attended by 200 ridges of 20 countries. Army athletes are also in a busy track program.</text:p>
      <text:p text:style-name="P4">
About it <text:a xlink:type="simple" xlink:href="https://www.facebook.com/FederationCyclingUkraine/posts/pfbid02d553jeMxuQGPBmZ61PwFtpyujdkyUyaVV5kVXAaa6FPrNQnmBCR7ZX7NwpbQzkzSl" text:style-name="Internet_20_link" text:visited-style-name="Visited_20_Internet_20_Link">
reports</text:a>
Federation of Bicycle Sports of Ukraine.</text:p>
      <text:p text:style-name="P4">
The silver medalist in the omnium was the representative of the CSC of the Armed Forces of Ukraine Senior Sergeantroman Gladysh.</text:p>
      <text:p text:style-name="P4">
The Ukrainian athlete became the second with the amount of 104 points, only after Artemusacarov from Kazakhstan.</text:p>
      <text:p text:style-name="P4">
News Source: <text:a xlink:type="simple" xlink:href="https://armyinform.com.ua/2023/05/16/armiyecz-roman-gladysh-zdobuv-sriblo-na-mizhnarodnyh-zmagannyah-z-velotreku-v-chehiyi/" text:style-name="Internet_20_link" text:visited-style-name="Visited_20_Internet_20_Link">
https://armyinform.com.ua/2023/05/16/armiyecz-roman-gladysh-zdobuv-sriblo-na-mizhnarodnyh-zmagannyah-z-velotreku-v-chehiyi/</text:a>
</text:p>
      <!--NEWS-->
      <text:h text:style-name="P10" text:outline-level="1">
<text:span text:style-name="T4">
The coordination headquarters discussed activity in the media space of relatives of prisoners of defenders</text:span>
</text:h>
      <text:p text:style-name="P4">
Author: ['АРМІЯINFORM']</text:p>
      <text:p text:style-name="P4">
Time: 2023-05-16T63:00:00-04:00</text:p>
      <text:p text:style-name="P4">
Description: At the coordinating headquarters, Zustinich Zustinov was, Vomanov OZP “Azov”, PID Hour of the LID ... War with Ukraine 2022, War with Ukraine Latest News today,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_5988918096104108210_w.jpg" text:style-name="Internet_20_link" text:visited-style-name="Visited_20_Internet_20_Link">
photo_5988918096104108210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41" text:anchor-type="as-char" svg:width="6.9236in" svg:height="5.1927in" draw:z-index="0">
<draw:image xlink:href="../Images/AРМІЯINFORM/2023-05-16T63-00-00-04-00/photo_5988918096104108210_w.jpg" xlink:type="simple" xlink:show="embed" xlink:actuate="onLoad" draw:mime-type="image/jpeg"/>
</draw:frame>
The Coordination Headquarters took place with families of the Azov soldiers, during which they discussed the issues of activity in the media space and public appeals of prisoners of prisoners.</text:p>
      <text:p text:style-name="P4">
About it <text:a xlink:type="simple" xlink:href="https://t.me/Koord_shtab/1063" text:style-name="Internet_20_link" text:visited-style-name="Visited_20_Internet_20_Link">
reports</text:a>
Coordination headquarters of inquiries for the treatment of prisoners of war.</text:p>
      <text:p text:style-name="P4">
The staff representative urged the family to be careful, disseminating the information of the heated on social networks or giving comments on the media.</text:p>
      <text:p text:style-name="P4">
"In no way it is possible to transmit personal information to your child servicemen or organizations," he stressed.</text:p>
      <text:p text:style-name="P4">
The staff representative added that the work on the exchange in the format "All on the way" is currently ongoing.</text:p>
      <text:p text:style-name="P4">
"There are certain plans, developments, but it is an extremely difficult process that interferes with long and very serious preparation," he said.</text:p>
      <text:p text:style-name="P4">
One of the issues raised during the meeting was the conditions of detention in the places where the defenders are captured.</text:p>
      <text:p text:style-name="P4">
According to the headquarters, Russia does not provide official information on places in both its territory and temporarily occupied Ukrainian territories. The corresponding mandate for visits to the places of freedom has an international committee of the Red Cross, but its implementation requires permission of a resolution that holds prisoners of war.</text:p>
      <text:p text:style-name="P4">
News Source: <text:a xlink:type="simple" xlink:href="https://armyinform.com.ua/2023/05/16/u-koordynaczijnomu-shtabi-obgovoryly-pytannya-aktyvnosti-v-mediaprostori-rodychiv-polonenyh-oboroncziv/" text:style-name="Internet_20_link" text:visited-style-name="Visited_20_Internet_20_Link">
https://armyinform.com.ua/2023/05/16/u-koordynaczijnomu-shtabi-obgovoryly-pytannya-aktyvnosti-v-mediaprostori-rodychiv-polonenyh-oboroncziv/</text:a>
</text:p>
      <!--NEWS-->
      <text:h text:style-name="P10" text:outline-level="1">
<text:span text:style-name="T4">
The Ukrainian military will soon begin training on American M1 Abrams tanks in Germany - Pentagon</text:span>
</text:h>
      <text:p text:style-name="P4">
Author: ['АРМІЯINFORM']</text:p>
      <text:p text:style-name="P4">
Time: 2023-05-16T64:00:00-04:00</text:p>
      <text:p text:style-name="P4">
Description: Before the Nimeskiy Mista Grafenver, the 31st Fore Tank M1 Abrams for the Foreign PI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abrams-2.jpg" text:style-name="Internet_20_link" text:visited-style-name="Visited_20_Internet_20_Link">
abrams-2.jpg</text:a>
']</text:p>
      <text:p text:style-name="P4">
Tags: ['STOPRUSSIA', 'НАВЧАННЯ ВІЙСЬКОВИХ', 'НІМЕЧЧИНА', 'ПЕНТАГОН', 'СВІТ ПІДТРИМУЄ УКРАЇНУ', 'ТАНКИ ABRAMS']</text:p>
      <text:p text:style-name="P4">
Category: News</text:p>
      <!--METADATA-->
      <text:p text:style-name="P4">
<draw:frame draw:style-name="fr1" draw:name="Image242" text:anchor-type="as-char" svg:width="6.9236in" svg:height="3.894525in" draw:z-index="0">
<draw:image xlink:href="../Images/AРМІЯINFORM/2023-05-16T64-00-00-04-00/abrams-2.jpg" xlink:type="simple" xlink:show="embed" xlink:actuate="onLoad" draw:mime-type="image/jpeg"/>
</draw:frame>
31 M1 Abrams tank arrived in the German city to study under the United States Leadership of Ukrainian Tanks and Technical Center teams before the tanks are sent to the front line for the Ukrainian Front for the Ukrainian Defense Forces.</text:p>
      <text:p text:style-name="P4">
About it <text:a xlink:type="simple" xlink:href="https://www.defense.gov/News/News-Stories/Article/Article/3395940/ukrainian-tank-crews-maintainers-to-begin-training-on-us-m1-abrams-in-germany-s/" text:style-name="Internet_20_link" text:visited-style-name="Visited_20_Internet_20_Link">
stated</text:a>
In the US Department of Defense.</text:p>
      <text:p text:style-name="P4">
The Pentagon expects that Ukrainian crews will arrive in Germany and will continue to study in the coming weeks.</text:p>
      <text:p text:style-name="P4">
“This extensive curriculum for Ukrainian crews and technical staff aims to prepare them for responsible future roles and efficient tanking <text:a xlink:type="simple" xlink:href="https://armyinform.com.ua/2021/11/03/na-osnovnyj-bojovyj-tank-m1a2-abrams-planuyut-vstanovyty-bezpilotnu-bashtu/" text:style-name="Internet_20_link" text:visited-style-name="Visited_20_Internet_20_Link">
M1 Abrams</text:a>
and protection of the Ukrainian people, ”said Pentagon Pentagon Pentagon Pentagon.</text:p>
      <text:p text:style-name="P4">
The United States intends to deliver 31 capable tank to Ukraine in the fall of 2023.</text:p>
      <text:p text:style-name="P4">
Recall that in Poland in April 2023 <text:a xlink:type="simple" xlink:href="https://armyinform.com.ua/2023/04/12/u-polshhi-rozpochynayutsya-trenuvannya-na-tankah-abrams/" text:style-name="Internet_20_link" text:visited-style-name="Visited_20_Internet_20_Link">
took place</text:a>
Joint exercises of American and Polish servicemen on Abrams tanks.</text:p>
      <text:p text:style-name="P4">
News Source: <text:a xlink:type="simple" xlink:href="https://armyinform.com.ua/2023/05/16/ukrayinski-vijskovi-nevdovzi-rozpochnut-navchannya-na-amerykanskyh-tankah-m1-abrams-u-nimechchyni-pentagon/" text:style-name="Internet_20_link" text:visited-style-name="Visited_20_Internet_20_Link">
https://armyinform.com.ua/2023/05/16/ukrayinski-vijskovi-nevdovzi-rozpochnut-navchannya-na-amerykanskyh-tankah-m1-abrams-u-nimechchyni-pentagon/</text:a>
</text:p>
      <!--NEWS-->
      <text:h text:style-name="P10" text:outline-level="1">
<text:span text:style-name="T4">
During the day Russia fired 125 settlements of Ukraine, are dead and injured</text:span>
</text:h>
      <text:p text:style-name="P4">
Author: ['АРМІЯINFORM']</text:p>
      <text:p text:style-name="P4">
Time: 2023-05-16T65: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278bde0-ce2b-4e8f-a3a5-b886b5095d68.jpg" text:style-name="Internet_20_link" text:visited-style-name="Visited_20_Internet_20_Link">
0278bde0-ce2b-4e8f-a3a5-b886b5095d68.jpg</text:a>
']</text:p>
      <text:p text:style-name="P4">
Tags: ['ВОЄННІ ЗЛОЧИНИ', 'НАСЛІДКИ ВОРОЖИХ ОБСТРІЛІВ', 'ХАРКІВСЬКИЙ ТРИБУНАЛ']</text:p>
      <text:p text:style-name="P4">
Category: News</text:p>
      <!--METADATA-->
      <text:p text:style-name="P4">
<draw:frame draw:style-name="fr1" draw:name="Image243" text:anchor-type="as-char" svg:width="6.9236in" svg:height="4.682395in" draw:z-index="0">
<draw:image xlink:href="../Images/AРМІЯINFORM/2023-05-16T65-00-00-04-00/0278bde0-ce2b-4e8f-a3a5-b886b5095d68.jpg" xlink:type="simple" xlink:show="embed" xlink:actuate="onLoad" draw:mime-type="image/jpeg"/>
</draw:frame>
According to the situational center of the Ministry of Defense of Ukraine information, during the last day, Russian troops fired the territory of 10 regions of Ukraine.</text:p>
      <text:p text:style-name="P4">
About it in Telegram <text:a xlink:type="simple" xlink:href="https://t.me/militarymediacenter/1941" text:style-name="Internet_20_link" text:visited-style-name="Visited_20_Internet_20_Link">
informs</text:a>
MilitaryMedia Center.</text:p>
      <text:p text:style-name="P4">
The shelling was carried out from different types of weapons, namely: mortars, tanks, artillery, rocket launchers, anti-aircraft missile systems, operative-tactical missile systems. UAVs, wings and aviation were also used.</text:p>
      <text:p text:style-name="P4">
"125 settlements were fired, 101 object infrastructure was confirmed," Military Media Center reports.</text:p>
      <text:p text:style-name="P4">
According to preliminary information, 6 civilians were killed and 29 were injured.</text:p>
      <text:p text:style-name="P4">
News Source: <text:a xlink:type="simple" xlink:href="https://armyinform.com.ua/2023/05/16/za-dobu-rosiya-obstrilyala-125-naselenyh-punktiv-ukrayiny-ye-zagybli-ta-poraneni/" text:style-name="Internet_20_link" text:visited-style-name="Visited_20_Internet_20_Link">
https://armyinform.com.ua/2023/05/16/za-dobu-rosiya-obstrilyala-125-naselenyh-punktiv-ukrayiny-ye-zagybli-ta-poraneni/</text:a>
</text:p>
      <!--NEWS-->
      <text:h text:style-name="P10" text:outline-level="1">
<text:span text:style-name="T4">
In Chernihiv, terroborons train to destroy enemy forces</text:span>
</text:h>
      <text:p text:style-name="P4">
Author: ['Григорій Мазур']</text:p>
      <text:p text:style-name="P4">
Time: 2023-05-16T66:00:00-04:00</text:p>
      <text:p text:style-name="P4">
Description: At the Chernigivshchini, the forces of the defense forces, to the Yaki, Zokrem, Buli, the war with Ukraine 2022, the war with Ukraine, the latest news with Ukraine 2022, will be the last for today, whether the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03-11.jpg" text:style-name="Internet_20_link" text:visited-style-name="Visited_20_Internet_20_Link">
03-11.jpg</text:a>
', '<text:a xlink:type="simple" xlink:href="https://armyinform.com.ua/wp-content/uploads/2023/05/04-11-150x150.jpg" text:style-name="Internet_20_link" text:visited-style-name="Visited_20_Internet_20_Link">
04-11-150x150.jpg</text:a>
', '<text:a xlink:type="simple" xlink:href="https://armyinform.com.ua/wp-content/uploads/2023/05/0jsjtj1-150x150.jpg" text:style-name="Internet_20_link" text:visited-style-name="Visited_20_Internet_20_Link">
0jsjtj1-150x150.jpg</text:a>
', '<text:a xlink:type="simple" xlink:href="https://armyinform.com.ua/wp-content/uploads/2023/05/02-7.jpg" text:style-name="Internet_20_link" text:visited-style-name="Visited_20_Internet_20_Link">
02-7.jpg</text:a>
', '<text:a xlink:type="simple" xlink:href="https://armyinform.com.ua/wp-content/uploads/2023/05/05-11-150x150.jpg" text:style-name="Internet_20_link" text:visited-style-name="Visited_20_Internet_20_Link">
05-11-150x150.jpg</text:a>
', '<text:a xlink:type="simple" xlink:href="https://armyinform.com.ua/wp-content/uploads/2023/05/06-11-150x150.jpg" text:style-name="Internet_20_link" text:visited-style-name="Visited_20_Internet_20_Link">
06-11-150x150.jpg</text:a>
', '<text:a xlink:type="simple" xlink:href="https://armyinform.com.ua/wp-content/uploads/2023/05/07-8-150x150.jpg" text:style-name="Internet_20_link" text:visited-style-name="Visited_20_Internet_20_Link">
07-8-150x150.jpg</text:a>
', '<text:a xlink:type="simple" xlink:href="https://armyinform.com.ua/wp-content/uploads/2023/05/08-7-150x150.jpg" text:style-name="Internet_20_link" text:visited-style-name="Visited_20_Internet_20_Link">
08-7-150x150.jpg</text:a>
', '<text:a xlink:type="simple" xlink:href="https://armyinform.com.ua/wp-content/uploads/2023/05/10-23-150x150.jpg" text:style-name="Internet_20_link" text:visited-style-name="Visited_20_Internet_20_Link">
10-23-150x150.jpg</text:a>
', '<text:a xlink:type="simple" xlink:href="https://armyinform.com.ua/wp-content/uploads/2023/05/09-3-150x150.jpg" text:style-name="Internet_20_link" text:visited-style-name="Visited_20_Internet_20_Link">
09-3-150x150.jpg</text:a>
', '<text:a xlink:type="simple" xlink:href="https://armyinform.com.ua/wp-content/uploads/2023/05/11-18-150x150.jpg" text:style-name="Internet_20_link" text:visited-style-name="Visited_20_Internet_20_Link">
11-18-150x150.jpg</text:a>
', '<text:a xlink:type="simple" xlink:href="https://armyinform.com.ua/wp-content/uploads/2023/05/12-14-150x150.jpg" text:style-name="Internet_20_link" text:visited-style-name="Visited_20_Internet_20_Link">
12-14-150x150.jpg</text:a>
', '<text:a xlink:type="simple" xlink:href="https://armyinform.com.ua/wp-content/uploads/2023/05/13-10-150x150.jpg" text:style-name="Internet_20_link" text:visited-style-name="Visited_20_Internet_20_Link">
13-10-150x150.jpg</text:a>
']</text:p>
      <text:p text:style-name="P4">
Tags: ['ВТОРГНЕННЯ РФ', 'ТЕРОБОРОНА', 'ЧЕРНІГІВЩИНА']</text:p>
      <text:p text:style-name="P4">
Category: News</text:p>
      <!--METADATA-->
      <text:p text:style-name="P4">
<draw:frame draw:style-name="fr1" draw:name="Image244" text:anchor-type="as-char" svg:width="6.9236in" svg:height="5.1927in" draw:z-index="0">
<draw:image xlink:href="../Images/AРМІЯINFORM/2023-05-16T66-00-00-04-00/03-11.jpg" xlink:type="simple" xlink:show="embed" xlink:actuate="onLoad" draw:mime-type="image/jpeg"/>
</draw:frame>
In Chernihiv region training units of defense forces, which, in particular, involved local military units of territorial defense.</text:p>
      <text:p text:style-name="P4">
<text:a xlink:type="simple" xlink:href="https://armyinform.com.ua/wp-content/uploads/2023/05/04-11.jpg" text:style-name="Internet_20_link" text:visited-style-name="Visited_20_Internet_20_Link">
!(Images/AРМІЯINFORM/2023-05-16T66-00-00-04-00/04-11-150x150.jpg)</text:a>
</text:p>
      <text:p text:style-name="P4">
<text:a xlink:type="simple" xlink:href="https://armyinform.com.ua/wp-content/uploads/2023/05/0jsjtj1.jpg" text:style-name="Internet_20_link" text:visited-style-name="Visited_20_Internet_20_Link">
<draw:frame draw:style-name="fr1" draw:name="Image245" text:anchor-type="as-char" svg:width="6.9236in" svg:height="6.9236in" draw:z-index="0">
<draw:image xlink:href="../Images/AРМІЯINFORM/2023-05-16T66-00-00-04-00/0jsjtj1-150x150.jpg" xlink:type="simple" xlink:show="embed" xlink:actuate="onLoad" draw:mime-type="image/jpeg"/>
</draw:frame>
</text:a>
Under the supervision of experienced instructors, the terroborons learned to effectively protect the armored technique of conditional enemy, metals of training grounds, demonstrated their skill and endurance on a specialized psychological obstacle course, advanced in the mechanized compartment yawning.</text:p>
      <text:p text:style-name="P4">
<draw:frame draw:style-name="fr1" draw:name="Image246" text:anchor-type="as-char" svg:width="6.9236in" svg:height="5.1927in" draw:z-index="0">
<draw:image xlink:href="../Images/AРМІЯINFORM/2023-05-16T66-00-00-04-00/02-7.jpg" xlink:type="simple" xlink:show="embed" xlink:actuate="onLoad" draw:mime-type="image/jpeg"/>
</draw:frame>
Chief Sador Command of the Joint Forces of the Armed Forces of Ukraine Viktor Lukyanyuk</text:p>
      <ul>
        <li>
At such exercises, servicemen learn to work out a certain algorithm of actions to further effectively destroy the enemy on the battlefield, "the correspondent of the Armyinform correspondent, the head of the lesson, the main sergeant of the United States of the Armed Forces of Ukraine Viktor Lukyanyuk. - This algorithm covers different aspects, including work on positions during fire contact and the transfer of teams to open fire. It also covers actions that require a position on a position maneuver or when the prepared firing position is received.</li>
      </ul>
      <text:p text:style-name="P4">
<text:a xlink:type="simple" xlink:href="https://armyinform.com.ua/wp-content/uploads/2023/05/05-11.jpg" text:style-name="Internet_20_link" text:visited-style-name="Visited_20_Internet_20_Link">
!(Images/AРМІЯINFORM/2023-05-16T66-00-00-04-00/05-11-150x150.jpg)</text:a>
</text:p>
      <text:p text:style-name="P4">
<text:a xlink:type="simple" xlink:href="https://armyinform.com.ua/wp-content/uploads/2023/05/06-11.jpg" text:style-name="Internet_20_link" text:visited-style-name="Visited_20_Internet_20_Link">
<draw:frame draw:style-name="fr1" draw:name="Image247" text:anchor-type="as-char" svg:width="6.9236in" svg:height="6.9236in" draw:z-index="0">
<draw:image xlink:href="../Images/AРМІЯINFORM/2023-05-16T66-00-00-04-00/06-11-150x150.jpg" xlink:type="simple" xlink:show="embed" xlink:actuate="onLoad" draw:mime-type="image/jpeg"/>
</draw:frame>
</text:a>
</text:p>
      <text:p text:style-name="P4">
<text:a xlink:type="simple" xlink:href="https://armyinform.com.ua/wp-content/uploads/2023/05/07-8.jpg" text:style-name="Internet_20_link" text:visited-style-name="Visited_20_Internet_20_Link">
<draw:frame draw:style-name="fr1" draw:name="Image248" text:anchor-type="as-char" svg:width="6.9236in" svg:height="6.9236in" draw:z-index="0">
<draw:image xlink:href="../Images/AРМІЯINFORM/2023-05-16T66-00-00-04-00/07-8-150x150.jpg" xlink:type="simple" xlink:show="embed" xlink:actuate="onLoad" draw:mime-type="image/jpeg"/>
</draw:frame>
</text:a>
</text:p>
      <text:p text:style-name="P4">
<text:a xlink:type="simple" xlink:href="https://armyinform.com.ua/wp-content/uploads/2023/05/08-7.jpg" text:style-name="Internet_20_link" text:visited-style-name="Visited_20_Internet_20_Link">
<draw:frame draw:style-name="fr1" draw:name="Image249" text:anchor-type="as-char" svg:width="6.9236in" svg:height="6.9236in" draw:z-index="0">
<draw:image xlink:href="../Images/AРМІЯINFORM/2023-05-16T66-00-00-04-00/08-7-150x150.jpg" xlink:type="simple" xlink:show="embed" xlink:actuate="onLoad" draw:mime-type="image/jpeg"/>
</draw:frame>
</text:a>
It should be noted that all the fighters have undergone intense training in the control of psychological condition during counteraction to heavy armored equipment. The process of developing the ability to maintain calm and make decisions in extreme situations.</text:p>
      <text:p text:style-name="P4">
<text:a xlink:type="simple" xlink:href="https://armyinform.com.ua/wp-content/uploads/2023/05/10-23.jpg" text:style-name="Internet_20_link" text:visited-style-name="Visited_20_Internet_20_Link">
!(Images/AРМІЯINFORM/2023-05-16T66-00-00-04-00/10-23-150x150.jpg)</text:a>
</text:p>
      <text:p text:style-name="P4">
<text:a xlink:type="simple" xlink:href="https://armyinform.com.ua/wp-content/uploads/2023/05/11-18.jpg" text:style-name="Internet_20_link" text:visited-style-name="Visited_20_Internet_20_Link">
<draw:frame draw:style-name="fr1" draw:name="Image250" text:anchor-type="as-char" svg:width="6.9236in" svg:height="6.9236in" draw:z-index="0">
<draw:image xlink:href="../Images/AРМІЯINFORM/2023-05-16T66-00-00-04-00/11-18-150x150.jpg" xlink:type="simple" xlink:show="embed" xlink:actuate="onLoad" draw:mime-type="image/jpeg"/>
</draw:frame>
</text:a>
</text:p>
      <text:p text:style-name="P4">
<text:a xlink:type="simple" xlink:href="https://armyinform.com.ua/wp-content/uploads/2023/05/12-14.jpg" text:style-name="Internet_20_link" text:visited-style-name="Visited_20_Internet_20_Link">
<draw:frame draw:style-name="fr1" draw:name="Image251" text:anchor-type="as-char" svg:width="6.9236in" svg:height="6.9236in" draw:z-index="0">
<draw:image xlink:href="../Images/AРМІЯINFORM/2023-05-16T66-00-00-04-00/12-14-150x150.jpg" xlink:type="simple" xlink:show="embed" xlink:actuate="onLoad" draw:mime-type="image/jpeg"/>
</draw:frame>
</text:a>
</text:p>
      <text:p text:style-name="P4">
<text:a xlink:type="simple" xlink:href="https://armyinform.com.ua/wp-content/uploads/2023/05/13-10.jpg" text:style-name="Internet_20_link" text:visited-style-name="Visited_20_Internet_20_Link">
<draw:frame draw:style-name="fr1" draw:name="Image252" text:anchor-type="as-char" svg:width="6.9236in" svg:height="6.9236in" draw:z-index="0">
<draw:image xlink:href="../Images/AРМІЯINFORM/2023-05-16T66-00-00-04-00/13-10-150x150.jpg" xlink:type="simple" xlink:show="embed" xlink:actuate="onLoad" draw:mime-type="image/jpeg"/>
</draw:frame>
</text:a>
The conditions built according to NATO standards have created conditions that are as close as possible to real combat situations. For greater efficiency of maximum imitation of combat, special TNTs, burning, burning, firing with idle, etc. were used.</text:p>
      <ul>
        <li>
During the overcoming of the obstacle course, the servicemen realized that they were waiting for them during a real battle, - said Lieutenant Colonel Andrew. - And although there were many imitations today, protein has gained many new skills. The main thing is that everyone understood for themselves, why he is capable in extreme combat conditions.</li>
      </ul>
      <text:p text:style-name="P4">
<text:span text:style-name="T5">
Opto author</text:span>
</text:p>
      <text:p text:style-name="P4">
News Source: <text:a xlink:type="simple" xlink:href="https://armyinform.com.ua/2023/05/16/na-chernigivshhyni-teroboronczi-trenuyutsya-znyshhuvaty-vorozhi-syly/" text:style-name="Internet_20_link" text:visited-style-name="Visited_20_Internet_20_Link">
https://armyinform.com.ua/2023/05/16/na-chernigivshhyni-teroboronczi-trenuyutsya-znyshhuvaty-vorozhi-syly/</text:a>
</text:p>
      <!--NEWS-->
      <text:h text:style-name="P10" text:outline-level="1">
<text:span text:style-name="T4">
Russia brought two rocket towers with eight "caliber" to the Black Sea</text:span>
</text:h>
      <text:p text:style-name="P4">
Author: ['АРМІЯINFORM']</text:p>
      <text:p text:style-name="P4">
Time: 2023-05-16T67:00:00-04:00</text:p>
      <text:p text:style-name="P4">
Description: The village at 16 Rosiyska of the Federals of Zbilshil of his own missiles at Chorny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ЧОРНЕ МОРЕ']</text:p>
      <text:p text:style-name="P4">
Category: News</text:p>
      <!--METADATA-->
      <text:p text:style-name="P4">
<draw:frame draw:style-name="fr1" draw:name="Image253" text:anchor-type="as-char" svg:width="6.9236in" svg:height="3.956343in" draw:z-index="0">
<draw:image xlink:href="../Images/AРМІЯINFORM/2023-05-16T67-00-00-04-00/chorne-more.jpg" xlink:type="simple" xlink:show="embed" xlink:actuate="onLoad" draw:mime-type="image/jpeg"/>
</draw:frame>
As of May 16, the Russian Federation increased the number of its rocket launchers to the Black Sea to two, and the enemy holds eight winged -type "caliber".</text:p>
      <text:p text:style-name="P4">
About it <text:a xlink:type="simple" xlink:href="https://www.facebook.com/navy.mil.gov.ua/posts/pfbid02j7R7moYy7XCYbguTTbVjH9WUSdfjci8CKQxy8kvgVM3U3PUsgoxwizZ54gKHVXedl" text:style-name="Internet_20_link" text:visited-style-name="Visited_20_Internet_20_Link">
reports</text:a>
Command of the Navy of the Armed Forces of Ukraine.</text:p>
      <text:p text:style-name="P4">
There are two enemy ships in the Sea of Azov, including one rocket launcher with "caliber".</text:p>
      <text:p text:style-name="P4">
There are seven enemy ships in the Mediterranean, two of which are the carbon rockets of the caliber, the total volley is 20 rockets.</text:p>
      <text:p text:style-name="P4">
During the day in the interests of the Russian Federation the passage of the Kerch-Yenikhal Strait made:</text:p>
      <ul>
        <li>
to the Azov Sea - 21 ships, 4 of them moved from the Bosphorus Strait; * To the Black Sea - 18 vessels, 7 of them continued to move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5/16/rosiya-vyvela-u-chorne-more-dva-raketonosiyi-z-vismoma-kalibramy/" text:style-name="Internet_20_link" text:visited-style-name="Visited_20_Internet_20_Link">
https://armyinform.com.ua/2023/05/16/rosiya-vyvela-u-chorne-more-dva-raketonosiyi-z-vismoma-kalibramy/</text:a>
</text:p>
      <!--NEWS-->
      <text:h text:style-name="P10" text:outline-level="1">
<text:span text:style-name="T4">
The Supreme Commander -in -Chief Bridge was adjusted</text:span>
</text:h>
      <text:p text:style-name="P4">
Author: ['АРМІЯINFORM']</text:p>
      <text:p text:style-name="P4">
Time: 2023-05-16T68:00:00-04:00</text:p>
      <text:p text:style-name="P4">
Description: President of Ukraine Volodymyr Zelensky at Vivtorok Proviv Chergov Vysidannya Stavka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volodymyr-zelenskyj-telefon-2.jpg" text:style-name="Internet_20_link" text:visited-style-name="Visited_20_Internet_20_Link">
volodymyr-zelenskyj-telefon-2.jpg</text:a>
']</text:p>
      <text:p text:style-name="P4">
Tags: ['ВОЛОДИМИР ЗЕЛЕНСЬКИЙ', 'СТАВКА ВЕРХОВНОГО ГОЛОВНОКОМАНДУВАЧА']</text:p>
      <text:p text:style-name="P4">
Category: News</text:p>
      <!--METADATA-->
      <text:p text:style-name="P4">
<draw:frame draw:style-name="fr1" draw:name="Image254" text:anchor-type="as-char" svg:width="6.9236in" svg:height="4.61393in" draw:z-index="0">
<draw:image xlink:href="../Images/AРМІЯINFORM/2023-05-16T68-00-00-04-00/volodymyr-zelenskyj-telefon-2.jpg" xlink:type="simple" xlink:show="embed" xlink:actuate="onLoad" draw:mime-type="image/jpeg"/>
</draw:frame>
On Tuesday, President of Ukraine Volodymyr Zelensky held a regular meeting of the Supreme Commander.</text:p>
      <text:p text:style-name="P4">
About it <text:a xlink:type="simple" xlink:href="https://t.me/V_Zelenskiy_official/6246" text:style-name="Internet_20_link" text:visited-style-name="Visited_20_Internet_20_Link">
reported</text:a>
President.</text:p>
      <text:p text:style-name="P4">
“He heard the leaders of the wicked about the course of hostilities in their areas of the front. The general operational situation and intelligence data were considered. The schedule of the supply of weapons and ammunition was adjusted. Their distribution through the combat parts of the tapes, ”he said.</text:p>
      <text:p text:style-name="P4">
Also at the Chief Commander -in -Chief Volodymyr Zelenskyy heard the tests of the home readiness of the newly created brigades.</text:p>
      <text:p text:style-name="P4">
News Source: <text:a xlink:type="simple" xlink:href="https://armyinform.com.ua/2023/05/16/na-stavczi-verhovnogo-golovnokomanduvacha-skoryguvaly-grafik-postachannya-ozbroyennya-ta-boyeprypasiv/" text:style-name="Internet_20_link" text:visited-style-name="Visited_20_Internet_20_Link">
https://armyinform.com.ua/2023/05/16/na-stavczi-verhovnogo-golovnokomanduvacha-skoryguvaly-grafik-postachannya-ozbroyennya-ta-boyeprypasiv/</text:a>
</text:p>
      <!--NEWS-->
      <text:h text:style-name="P10" text:outline-level="1">
<text:span text:style-name="T4">
President of Ukraine: The sustainability and courage of our soldiers in the battles now is the independence of Ukraine that will always be</text:span>
</text:h>
      <text:p text:style-name="P4">
Author: ['АРМІЯINFORM']</text:p>
      <text:p text:style-name="P4">
Time: 2023-05-16T69:00:00-04:00</text:p>
      <text:p text:style-name="P4">
Description: President of Ukraine Volodymyr Zelensky, ShOI VID Schodenno, our STICHOST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413699783350143442_y.jpg" text:style-name="Internet_20_link" text:visited-style-name="Visited_20_Internet_20_Link">
photo_5413699783350143442_y.jpg</text:a>
', '<text:a xlink:type="simple" xlink:href="https://armyinform.com.ua/wp-content/uploads/2023/05/photo_5413699783350143444_y-150x150.jpg" text:style-name="Internet_20_link" text:visited-style-name="Visited_20_Internet_20_Link">
photo_5413699783350143444_y-150x150.jpg</text:a>
', '<text:a xlink:type="simple" xlink:href="https://armyinform.com.ua/wp-content/uploads/2023/05/photo_5413699783350143450_y-150x150.jpg" text:style-name="Internet_20_link" text:visited-style-name="Visited_20_Internet_20_Link">
photo_5413699783350143450_y-150x150.jpg</text:a>
', '<text:a xlink:type="simple" xlink:href="https://armyinform.com.ua/wp-content/uploads/2023/05/photo_5413699783350143443_y-150x150.jpg" text:style-name="Internet_20_link" text:visited-style-name="Visited_20_Internet_20_Link">
photo_5413699783350143443_y-150x150.jpg</text:a>
']</text:p>
      <text:p text:style-name="P4">
Tags: ['ВОЛОДИМИР ЗЕЛЕНСЬКИЙ', 'ПРЕЗИДЕНТ УКРАЇНИ']</text:p>
      <text:p text:style-name="P4">
Category: News</text:p>
      <!--METADATA-->
      <text:p text:style-name="P4">
<draw:frame draw:style-name="fr1" draw:name="Image255" text:anchor-type="as-char" svg:width="6.9236in" svg:height="4.615733in" draw:z-index="0">
<draw:image xlink:href="../Images/AРМІЯINFORM/2023-05-16T69-00-00-04-00/photo_5413699783350143442_y.jpg" xlink:type="simple" xlink:show="embed" xlink:actuate="onLoad" draw:mime-type="image/jpeg"/>
</draw:frame>
President of Ukraine Volodymyr Zelensky is convinced that the independence of Ukraine, which will always always be, depends on the daily stable soldiers in battles.</text:p>
      <text:p text:style-name="P4">
The head of state [wrote] about it(https://t.me/V_Zelenskiy_official/6245)I can have a telegram.</text:p>
      <text:p text:style-name="P4">
“Our flags will never be dominated on our earth and our people will never be devoted to enslavement. The resistance in battles now, the power in our active actions, the courage and the accuracy of our soldiers daily and every night - Ukraine's canezoundness, which will always be. Which we strengthen and strengthen, ”his post reads.</text:p>
      <text:p text:style-name="P4">
<text:a xlink:type="simple" xlink:href="https://armyinform.com.ua/wp-content/uploads/2023/05/photo_5413699783350143444_y.jpg" text:style-name="Internet_20_link" text:visited-style-name="Visited_20_Internet_20_Link">
!(Images/AРМІЯINFORM/2023-05-16T69-00-00-04-00/photo_5413699783350143444_y-150x150.jpg)</text:a>
</text:p>
      <text:p text:style-name="P4">
<text:a xlink:type="simple" xlink:href="https://armyinform.com.ua/wp-content/uploads/2023/05/photo_5413699783350143450_y.jpg" text:style-name="Internet_20_link" text:visited-style-name="Visited_20_Internet_20_Link">
<draw:frame draw:style-name="fr1" draw:name="Image256" text:anchor-type="as-char" svg:width="6.9236in" svg:height="6.9236in" draw:z-index="0">
<draw:image xlink:href="../Images/AРМІЯINFORM/2023-05-16T69-00-00-04-00/photo_5413699783350143450_y-150x150.jpg" xlink:type="simple" xlink:show="embed" xlink:actuate="onLoad" draw:mime-type="image/jpeg"/>
</draw:frame>
</text:a>
</text:p>
      <text:p text:style-name="P4">
<text:a xlink:type="simple" xlink:href="https://armyinform.com.ua/wp-content/uploads/2023/05/photo_5413699783350143443_y.jpg" text:style-name="Internet_20_link" text:visited-style-name="Visited_20_Internet_20_Link">
<draw:frame draw:style-name="fr1" draw:name="Image257" text:anchor-type="as-char" svg:width="6.9236in" svg:height="6.9236in" draw:z-index="0">
<draw:image xlink:href="../Images/AРМІЯINFORM/2023-05-16T69-00-00-04-00/photo_5413699783350143443_y-150x150.jpg" xlink:type="simple" xlink:show="embed" xlink:actuate="onLoad" draw:mime-type="image/jpeg"/>
</draw:frame>
</text:a>
</text:p>
      <text:p text:style-name="P4">
News Source: <text:a xlink:type="simple" xlink:href="https://armyinform.com.ua/2023/05/16/prezydent-ukrayiny-stijkist-i-vidvaga-nashyh-voyiniv-u-boyah-zaraz-cze-nezalezhnist-ukrayiny-yaka-bude-zavzhdy/" text:style-name="Internet_20_link" text:visited-style-name="Visited_20_Internet_20_Link">
https://armyinform.com.ua/2023/05/16/prezydent-ukrayiny-stijkist-i-vidvaga-nashyh-voyiniv-u-boyah-zaraz-cze-nezalezhnist-ukrayiny-yaka-bude-zavzhdy/</text:a>
</text:p>
      <!--NEWS-->
      <text:h text:style-name="P10" text:outline-level="1">
<text:span text:style-name="T4">
Sergey Nayev visited the teaching of terroborons in Chernihiv region</text:span>
</text:h>
      <text:p text:style-name="P4">
Author: ['Григорій Мазур']</text:p>
      <text:p text:style-name="P4">
Time: 2023-05-16T70:00:00-04:00</text:p>
      <text:p text:style-name="P4">
Description: Commander of the Obtnani forces of the Zbroyshany, Lieutenant General Sergey Nav Vidvіd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07-9.jpg" text:style-name="Internet_20_link" text:visited-style-name="Visited_20_Internet_20_Link">
07-9.jpg</text:a>
', '<text:a xlink:type="simple" xlink:href="https://armyinform.com.ua/wp-content/uploads/2023/05/04-12-150x150.jpg" text:style-name="Internet_20_link" text:visited-style-name="Visited_20_Internet_20_Link">
04-12-150x150.jpg</text:a>
', '<text:a xlink:type="simple" xlink:href="https://armyinform.com.ua/wp-content/uploads/2023/05/05-12-150x150.jpg" text:style-name="Internet_20_link" text:visited-style-name="Visited_20_Internet_20_Link">
05-12-150x150.jpg</text:a>
', '<text:a xlink:type="simple" xlink:href="https://armyinform.com.ua/wp-content/uploads/2023/05/03-12-150x150.jpg" text:style-name="Internet_20_link" text:visited-style-name="Visited_20_Internet_20_Link">
03-12-150x150.jpg</text:a>
', '<text:a xlink:type="simple" xlink:href="https://armyinform.com.ua/wp-content/uploads/2023/05/06-12-150x150.jpg" text:style-name="Internet_20_link" text:visited-style-name="Visited_20_Internet_20_Link">
06-12-150x150.jpg</text:a>
', '<text:a xlink:type="simple" xlink:href="https://armyinform.com.ua/wp-content/uploads/2023/05/08-8-150x150.jpg" text:style-name="Internet_20_link" text:visited-style-name="Visited_20_Internet_20_Link">
08-8-150x150.jpg</text:a>
', '<text:a xlink:type="simple" xlink:href="https://armyinform.com.ua/wp-content/uploads/2023/05/02-11.jpg" text:style-name="Internet_20_link" text:visited-style-name="Visited_20_Internet_20_Link">
02-11.jpg</text:a>
']</text:p>
      <text:p text:style-name="P4">
Tags: ['СЕРГІЙ НАЄВ']</text:p>
      <text:p text:style-name="P4">
Category: News</text:p>
      <!--METADATA-->
      <text:p text:style-name="P4">
<draw:frame draw:style-name="fr1" draw:name="Image258" text:anchor-type="as-char" svg:width="6.9236in" svg:height="5.191078in" draw:z-index="0">
<draw:image xlink:href="../Images/AРМІЯINFORM/2023-05-16T70-00-00-04-00/07-9.jpg" xlink:type="simple" xlink:show="embed" xlink:actuate="onLoad" draw:mime-type="image/jpeg"/>
</draw:frame>
Commander of the Joint Forces of the Armed Forces of Ukraine Lieutenant General Sergey Naivviced the training of territorial defense units in the Chernihiv region. Here, the soldiers overcame the psychological obstacle course, trained in the movement of the battlefield, impressed with a conditional enemy and took place.</text:p>
      <text:p text:style-name="P4">
<text:a xlink:type="simple" xlink:href="https://armyinform.com.ua/wp-content/uploads/2023/05/04-12.jpg" text:style-name="Internet_20_link" text:visited-style-name="Visited_20_Internet_20_Link">
!(Images/AРМІЯINFORM/2023-05-16T70-00-00-04-00/04-12-150x150.jpg)</text:a>
</text:p>
      <text:p text:style-name="P4">
<text:a xlink:type="simple" xlink:href="https://armyinform.com.ua/wp-content/uploads/2023/05/05-12.jpg" text:style-name="Internet_20_link" text:visited-style-name="Visited_20_Internet_20_Link">
<draw:frame draw:style-name="fr1" draw:name="Image259" text:anchor-type="as-char" svg:width="6.9236in" svg:height="6.9236in" draw:z-index="0">
<draw:image xlink:href="../Images/AРМІЯINFORM/2023-05-16T70-00-00-04-00/05-12-150x150.jpg" xlink:type="simple" xlink:show="embed" xlink:actuate="onLoad" draw:mime-type="image/jpeg"/>
</draw:frame>
</text:a>
</text:p>
      <text:p text:style-name="P4">
<text:a xlink:type="simple" xlink:href="https://armyinform.com.ua/wp-content/uploads/2023/05/03-12.jpg" text:style-name="Internet_20_link" text:visited-style-name="Visited_20_Internet_20_Link">
<draw:frame draw:style-name="fr1" draw:name="Image260" text:anchor-type="as-char" svg:width="6.9236in" svg:height="6.9236in" draw:z-index="0">
<draw:image xlink:href="../Images/AРМІЯINFORM/2023-05-16T70-00-00-04-00/03-12-150x150.jpg" xlink:type="simple" xlink:show="embed" xlink:actuate="onLoad" draw:mime-type="image/jpeg"/>
</draw:frame>
</text:a>
- Such exercises increase the martial skills of every serviceman in the future in the future, - said Sergey Nayev. - I am absolutely pleased with the actions of these units during my studies. Here on his own eyes he made sure that they were ready to accomplish tasks from the defense of our country.</text:p>
      <text:p text:style-name="P4">
<text:a xlink:type="simple" xlink:href="https://armyinform.com.ua/wp-content/uploads/2023/05/06-12.jpg" text:style-name="Internet_20_link" text:visited-style-name="Visited_20_Internet_20_Link">
!(Images/AРМІЯINFORM/2023-05-16T70-00-00-04-00/06-12-150x150.jpg)</text:a>
</text:p>
      <text:p text:style-name="P4">
<text:a xlink:type="simple" xlink:href="https://armyinform.com.ua/wp-content/uploads/2023/05/08-8.jpg" text:style-name="Internet_20_link" text:visited-style-name="Visited_20_Internet_20_Link">
<draw:frame draw:style-name="fr1" draw:name="Image261" text:anchor-type="as-char" svg:width="6.9236in" svg:height="6.9236in" draw:z-index="0">
<draw:image xlink:href="../Images/AРМІЯINFORM/2023-05-16T70-00-00-04-00/08-8-150x150.jpg" xlink:type="simple" xlink:show="embed" xlink:actuate="onLoad" draw:mime-type="image/jpeg"/>
</draw:frame>
</text:a>
According to the commander, such skills should acquire each person. It is from the correct, sharpened and clear actions of the soldiers that depends on the life of each of them and their brothers, as well as the result of the battle as a whole.</text:p>
      <text:p text:style-name="P4">
<draw:frame draw:style-name="fr1" draw:name="Image262" text:anchor-type="as-char" svg:width="6.9236in" svg:height="5.191078in" draw:z-index="0">
<draw:image xlink:href="../Images/AРМІЯINFORM/2023-05-16T70-00-00-04-00/02-11.jpg" xlink:type="simple" xlink:show="embed" xlink:actuate="onLoad" draw:mime-type="image/jpeg"/>
</draw:frame>
<text:span text:style-name="T5">
Photo author</text:span>
</text:p>
      <text:p text:style-name="P4">
News Source: <text:a xlink:type="simple" xlink:href="https://armyinform.com.ua/2023/05/16/sergij-nayev-vidvidav-navchannya-teroboroncziv-na-chernigivshhyni/" text:style-name="Internet_20_link" text:visited-style-name="Visited_20_Internet_20_Link">
https://armyinform.com.ua/2023/05/16/sergij-nayev-vidvidav-navchannya-teroboroncziv-na-chernigivshhyni/</text:a>
</text:p>
      <!--NEWS-->
      <text:h text:style-name="P10" text:outline-level="1">
<text:span text:style-name="T4">
This year, the city of Pilgrimage Lurds visited 14,000 soldiers from 38 countries - Anna Malyar</text:span>
</text:h>
      <text:p text:style-name="P4">
Author: ['АРМІЯINFORM']</text:p>
      <text:p text:style-name="P4">
Time: 2023-05-16T71:00:00-04:00</text:p>
      <text:p text:style-name="P4">
Description: Lyard - Tsisto Vіskovoy pilgrim, the miracles of the zzіliel. Here Schoroku is to Zeroku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hoto_5411226144180652531_y.jpg" text:style-name="Internet_20_link" text:visited-style-name="Visited_20_Internet_20_Link">
photo_5411226144180652531_y.jpg</text:a>
', '<text:a xlink:type="simple" xlink:href="https://armyinform.com.ua/wp-content/uploads/2023/05/photo_5411226144180652532_y-150x150.jpg" text:style-name="Internet_20_link" text:visited-style-name="Visited_20_Internet_20_Link">
photo_5411226144180652532_y-150x150.jpg</text:a>
', '<text:a xlink:type="simple" xlink:href="https://armyinform.com.ua/wp-content/uploads/2023/05/photo_5411226144180652533_y-150x150.jpg" text:style-name="Internet_20_link" text:visited-style-name="Visited_20_Internet_20_Link">
photo_5411226144180652533_y-150x150.jpg</text:a>
', '<text:a xlink:type="simple" xlink:href="https://armyinform.com.ua/wp-content/uploads/2023/05/photo_5411226144180652534_y-150x150.jpg" text:style-name="Internet_20_link" text:visited-style-name="Visited_20_Internet_20_Link">
photo_5411226144180652534_y-150x150.jpg</text:a>
']</text:p>
      <text:p text:style-name="P4">
Tags: ['ВІЙСЬКОВЕ ПАЛОМНИЦТВО', 'ГАННА МАЛЯР', 'ЛЮРД']</text:p>
      <text:p text:style-name="P4">
Category: News</text:p>
      <!--METADATA-->
      <text:p text:style-name="P4">
<draw:frame draw:style-name="fr1" draw:name="Image263" text:anchor-type="as-char" svg:width="6.9236in" svg:height="4.608521in" draw:z-index="0">
<draw:image xlink:href="../Images/AРМІЯINFORM/2023-05-16T71-00-00-04-00/photo_5411226144180652531_y.jpg" xlink:type="simple" xlink:show="embed" xlink:actuate="onLoad" draw:mime-type="image/jpeg"/>
</draw:frame>
Lurd is a city of military pilgrimage and wonderful healing. Soldiers and military chaplains from several dozen countries are used here every year. This year, Lurd has visited 14,000 soldiers from 38 countries.</text:p>
      <text:p text:style-name="P4">
About it <text:a xlink:type="simple" xlink:href="https://t.me/annamaliar/749" text:style-name="Internet_20_link" text:visited-style-name="Visited_20_Internet_20_Link">
reported</text:a>
Deputy Minister of Defense of Ukraine Anna Malyar.</text:p>
      <text:p text:style-name="P4">
"The military during the International Military Pilgrimage is conducted by jointly, visiting the shrine - the Bernadette Cave, where the Virgin appeared, and the experience of psychological support and chaplain work of the Vysovskaya of different countries is exchanged," she said.</text:p>
      <text:p text:style-name="P4">
<text:a xlink:type="simple" xlink:href="https://armyinform.com.ua/wp-content/uploads/2023/05/photo_5411226144180652532_y.jpg" text:style-name="Internet_20_link" text:visited-style-name="Visited_20_Internet_20_Link">
!(Images/AРМІЯINFORM/2023-05-16T71-00-00-04-00/photo_5411226144180652532_y-150x150.jpg)</text:a>
</text:p>
      <text:p text:style-name="P4">
<text:a xlink:type="simple" xlink:href="https://armyinform.com.ua/wp-content/uploads/2023/05/photo_5411226144180652533_y.jpg" text:style-name="Internet_20_link" text:visited-style-name="Visited_20_Internet_20_Link">
<draw:frame draw:style-name="fr1" draw:name="Image264" text:anchor-type="as-char" svg:width="6.9236in" svg:height="6.9236in" draw:z-index="0">
<draw:image xlink:href="../Images/AРМІЯINFORM/2023-05-16T71-00-00-04-00/photo_5411226144180652533_y-150x150.jpg" xlink:type="simple" xlink:show="embed" xlink:actuate="onLoad" draw:mime-type="image/jpeg"/>
</draw:frame>
</text:a>
</text:p>
      <text:p text:style-name="P4">
<text:a xlink:type="simple" xlink:href="https://armyinform.com.ua/wp-content/uploads/2023/05/photo_5411226144180652534_y.jpg" text:style-name="Internet_20_link" text:visited-style-name="Visited_20_Internet_20_Link">
<draw:frame draw:style-name="fr1" draw:name="Image265" text:anchor-type="as-char" svg:width="6.9236in" svg:height="6.9236in" draw:z-index="0">
<draw:image xlink:href="../Images/AРМІЯINFORM/2023-05-16T71-00-00-04-00/photo_5411226144180652534_y-150x150.jpg" xlink:type="simple" xlink:show="embed" xlink:actuate="onLoad" draw:mime-type="image/jpeg"/>
</draw:frame>
</text:a>
According to Anna Malyar, she sincerely supports Ukrainians and Ukraine and the mayor of Thierry Lavit.</text:p>
      <text:p text:style-name="P4">
"The 15,000 city has accepted 500 of our compatriots who have been forced through a large-scale invasion," the Deputy Ministers of Ukraine summarized.</text:p>
      <text:p text:style-name="P4">
It should be noted that as part of the military pilgrimage, the Ukrainian delegation also <text:a xlink:type="simple" xlink:href="https://armyinform.com.ua/2023/05/15/vlada-mista-tuluza-pidtrymuye-ukrayinu-ta-nadaye-dopomogu-nashym-gromadyanam-ganna-malyar/" text:style-name="Internet_20_link" text:visited-style-name="Visited_20_Internet_20_Link">
visited</text:a>
The Merfrench city of Toulouse.</text:p>
      <text:p text:style-name="P4">
News Source: <text:a xlink:type="simple" xlink:href="https://armyinform.com.ua/2023/05/16/czogorich-misto-palomnycztva-lyurd-vidvidaly-14-tysyach-vijskovyh-z-38-krayin-ganna-malyar/" text:style-name="Internet_20_link" text:visited-style-name="Visited_20_Internet_20_Link">
https://armyinform.com.ua/2023/05/16/czogorich-misto-palomnycztva-lyurd-vidvidaly-14-tysyach-vijskovyh-z-38-krayin-ganna-malyar/</text:a>
</text:p>
      <!--NEWS-->
      <text:h text:style-name="P10" text:outline-level="1">
<text:span text:style-name="T4">
The racists make the captives sing songs of the Soviet era and invite "professors" for fake history lessons</text:span>
</text:h>
      <text:p text:style-name="P4">
Author: ['АРМІЯINFORM']</text:p>
      <text:p text:style-name="P4">
Time: 2023-05-16T72:00:00-04:00</text:p>
      <text:p text:style-name="P4">
Description: The same part of Zvilleneniye Polowoi Vіsysovo services, opposed to the rashi B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16_10-40-57.jpg" text:style-name="Internet_20_link" text:visited-style-name="Visited_20_Internet_20_Link">
photo_2023-05-16_10-40-57.jpg</text:a>
']</text:p>
      <text:p text:style-name="P4">
Tags: ['STOPRUSSIA', 'ВОЛОДИМИР ПЕТУХОВ']</text:p>
      <text:p text:style-name="P4">
Category: News</text:p>
      <!--METADATA-->
      <text:p text:style-name="P4">
<draw:frame draw:style-name="fr1" draw:name="Image266" text:anchor-type="as-char" svg:width="6.9236in" svg:height="5.735049in" draw:z-index="0">
<draw:image xlink:href="../Images/AРМІЯINFORM/2023-05-16T72-00-00-04-00/photo_2023-05-16_10-40-57.jpg" xlink:type="simple" xlink:show="embed" xlink:actuate="onLoad" draw:mime-type="image/jpeg"/>
</draw:frame>
The percentage of military personnel released from the Russian captivity, against whom the richists would not exert physical and psychological pressure, is lost after zero. Almost all former Ukrainian prisoners of war were tortured. About it in <text:a xlink:type="simple" xlink:href="https://armyinform.com.ua/2023/05/16/nasha-systema-utrymannya-polonenyh-yevropejska-u-rashystiv-gulagivska/" text:style-name="Internet_20_link" text:visited-style-name="Visited_20_Internet_20_Link">
interview</text:a>
The correspondent of the Armyinformform was told by the Deputy Head of the Research Department of Supporting Internal Communication of the Research Center of Humanitarian Problems</text:p>
      <text:p text:style-name="P4">
“In the vast majority of our prisoners of war, they are tortured both during the" reception "and in the pre -trial detention center of the Russian Federation or in temporarily occupied territories. According to the reviews of the last liberated, in our occupied territories, they have improved somewhat, they may already feel that they will respond for making them. To their torture, they add element psychological pressure, try to influence the worldview. Now they give lectures on the topic of Ukrainian history - they prove that it has never been existed. And for such indoctrination, candidates of sciences are invited. The purpose is to change our citizens' consciousness, consciousness and social behavior.</text:p>
      <text:p text:style-name="P4">
However, I must say that our servicemen are very stable and are not influential in Russian propaganda. It is indicated that they were captured by media diversity - they could get information from different sources. "</text:p>
      <text:p text:style-name="P4">
Among the means of psychological pressure, the representative of the Research Central Central Affairs of the Armed Forces called the forcing our combatants to sing gymnasiums and songs of the communist time:</text:p>
      <text:p text:style-name="P4">
“We already have a whole list of songs that are forced by the racists to study and sing with the content of imprisonment. It is "Victory Day", "Katyusha", other songs of the Soviet kid - everything that is connected with imperial scraps. "</text:p>
      <text:p text:style-name="P4">
News Source: <text:a xlink:type="simple" xlink:href="https://armyinform.com.ua/2023/05/16/rashysty-zmushuyut-polonenyh-spivaty-pisni-radyanskoyi-doby-i-zaproshuyut-profesuru-dlya-urokiv-fejkovoyi-istoriyi/" text:style-name="Internet_20_link" text:visited-style-name="Visited_20_Internet_20_Link">
https://armyinform.com.ua/2023/05/16/rashysty-zmushuyut-polonenyh-spivaty-pisni-radyanskoyi-doby-i-zaproshuyut-profesuru-dlya-urokiv-fejkovoyi-istoriyi/</text:a>
</text:p>
      <!--NEWS-->
      <text:h text:style-name="P10" text:outline-level="1">
<text:span text:style-name="T4">
The British military conducted comprehensive training with the Armed Forces warriors as part of the Interflex Operation</text:span>
</text:h>
      <text:p text:style-name="P4">
Author: ['АРМІЯINFORM']</text:p>
      <text:p text:style-name="P4">
Time: 2023-05-16T73:00:00-04:00</text:p>
      <text:p text:style-name="P4">
Description: VIISOVOVOVOSKOVI-ISTRUSTRURICIA RELIASE OF THE ULISKO SUCH VIISK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7098897_566479158935795_4414240528558325167_n.jpg" text:style-name="Internet_20_link" text:visited-style-name="Visited_20_Internet_20_Link">
347098897_566479158935795_4414240528558325167_n.jpg</text:a>
', '<text:a xlink:type="simple" xlink:href="https://armyinform.com.ua/wp-content/uploads/2023/05/347409476_910445263343407_7338802234923162446_n-150x150.jpg" text:style-name="Internet_20_link" text:visited-style-name="Visited_20_Internet_20_Link">
347409476_910445263343407_7338802234923162446_n-150x150.jpg</text:a>
', '<text:a xlink:type="simple" xlink:href="https://armyinform.com.ua/wp-content/uploads/2023/05/347103045_3502170263336336_6728920397673205114_n-150x150.jpg" text:style-name="Internet_20_link" text:visited-style-name="Visited_20_Internet_20_Link">
347103045_3502170263336336_6728920397673205114_n-150x150.jpg</text:a>
', '<text:a xlink:type="simple" xlink:href="https://armyinform.com.ua/wp-content/uploads/2023/05/347100372_265856469252484_5179794147401899703_n-150x150.jpg" text:style-name="Internet_20_link" text:visited-style-name="Visited_20_Internet_20_Link">
347100372_265856469252484_5179794147401899703_n-150x150.jpg</text:a>
', '<text:a xlink:type="simple" xlink:href="https://armyinform.com.ua/wp-content/uploads/2023/05/347277789_914543336296763_9168596067601693932_n-150x150.jpg" text:style-name="Internet_20_link" text:visited-style-name="Visited_20_Internet_20_Link">
347277789_914543336296763_9168596067601693932_n-150x150.jpg</text:a>
']</text:p>
      <text:p text:style-name="P4">
Tags: ['STOPRUSSIA', 'АГРЕСІЯ РФ', 'ВЕЛИКА БРИТАНІЯ', 'ВТОРГНЕННЯ РФ', 'ЗС БРИТАНІЇ']</text:p>
      <text:p text:style-name="P4">
Category: News</text:p>
      <!--METADATA-->
      <text:p text:style-name="P4">
<draw:frame draw:style-name="fr1" draw:name="Image267" text:anchor-type="as-char" svg:width="6.9236in" svg:height="4.615733in" draw:z-index="0">
<draw:image xlink:href="../Images/AРМІЯINFORM/2023-05-16T73-00-00-04-00/347098897_566479158935795_4414240528558325167_n.jpg" xlink:type="simple" xlink:show="embed" xlink:actuate="onLoad" draw:mime-type="image/jpeg"/>
</draw:frame>
Soldiers-instructors of the royal regiment of the Princess of the Supplement troops of the Armed Forces of the Armed Forces conducted a complex lesson Atrules and actions in wooded terrain.</text:p>
      <text:p text:style-name="P4">
About it on Facebook <text:a xlink:type="simple" xlink:href="https://www.facebook.com/GeneralStaff.ua/posts/pfbid0QgMpy7MJjkPfzPXyFssLhJQXugHzgNaxJTLo7XtqkLbQMG2EacK8YZujan7XrXbKl" text:style-name="Internet_20_link" text:visited-style-name="Visited_20_Internet_20_Link">
reports</text:a>
General Staff of the Armed Forces of Ukraine.</text:p>
      <ul>
        <li>
This training makes it possible to master the necessary tactical skills, increase the disadvantage and professionalism of the actions of the Armed Forces of Ukraine, so that the military can skillfully use the necessary tactical knowledge to protect Ukraine. Under the expert guidance of instructors and instructors of the Armed Forces, Britain, the recruits of the Armed Forces of Ukraine become more prepared by the conditions, - the message reads.</li>
      </ul>
      <text:p text:style-name="P4">
<text:a xlink:type="simple" xlink:href="https://armyinform.com.ua/wp-content/uploads/2023/05/347409476_910445263343407_7338802234923162446_n.jpg" text:style-name="Internet_20_link" text:visited-style-name="Visited_20_Internet_20_Link">
!(Images/AРМІЯINFORM/2023-05-16T73-00-00-04-00/347409476_910445263343407_7338802234923162446_n-150x150.jpg)</text:a>
</text:p>
      <text:p text:style-name="P4">
<text:a xlink:type="simple" xlink:href="https://armyinform.com.ua/wp-content/uploads/2023/05/347103045_3502170263336336_6728920397673205114_n.jpg" text:style-name="Internet_20_link" text:visited-style-name="Visited_20_Internet_20_Link">
<draw:frame draw:style-name="fr1" draw:name="Image268" text:anchor-type="as-char" svg:width="6.9236in" svg:height="6.9236in" draw:z-index="0">
<draw:image xlink:href="../Images/AРМІЯINFORM/2023-05-16T73-00-00-04-00/347103045_3502170263336336_6728920397673205114_n-150x150.jpg" xlink:type="simple" xlink:show="embed" xlink:actuate="onLoad" draw:mime-type="image/jpeg"/>
</draw:frame>
</text:a>
</text:p>
      <text:p text:style-name="P4">
<text:a xlink:type="simple" xlink:href="https://armyinform.com.ua/wp-content/uploads/2023/05/347100372_265856469252484_5179794147401899703_n.jpg" text:style-name="Internet_20_link" text:visited-style-name="Visited_20_Internet_20_Link">
<draw:frame draw:style-name="fr1" draw:name="Image269" text:anchor-type="as-char" svg:width="6.9236in" svg:height="6.9236in" draw:z-index="0">
<draw:image xlink:href="../Images/AРМІЯINFORM/2023-05-16T73-00-00-04-00/347100372_265856469252484_5179794147401899703_n-150x150.jpg" xlink:type="simple" xlink:show="embed" xlink:actuate="onLoad" draw:mime-type="image/jpeg"/>
</draw:frame>
</text:a>
</text:p>
      <text:p text:style-name="P4">
<text:a xlink:type="simple" xlink:href="https://armyinform.com.ua/wp-content/uploads/2023/05/347277789_914543336296763_9168596067601693932_n.jpg" text:style-name="Internet_20_link" text:visited-style-name="Visited_20_Internet_20_Link">
<draw:frame draw:style-name="fr1" draw:name="Image270" text:anchor-type="as-char" svg:width="6.9236in" svg:height="6.9236in" draw:z-index="0">
<draw:image xlink:href="../Images/AРМІЯINFORM/2023-05-16T73-00-00-04-00/347277789_914543336296763_9168596067601693932_n-150x150.jpg" xlink:type="simple" xlink:show="embed" xlink:actuate="onLoad" draw:mime-type="image/jpeg"/>
</draw:frame>
</text:a>
At the same time, the United Kingdom of Great Britain and Northern Ireland has a job to support the people of Ukraine and continuously cooperates with our international partners to provide continuous support to Ukraine in response to a long -term violation of international law.</text:p>
      <text:p text:style-name="P4">
This is invaluable, since the people of Ukraine continue to fight for their right to live a man -made, independent and democratic state.</text:p>
      <text:p text:style-name="P4">
News Source: <text:a xlink:type="simple" xlink:href="https://armyinform.com.ua/2023/05/16/brytanski-vijskovi-provely-kompleksni-navchannya-z-voyinamy-zsu-v-ramkah-operacziyi-interfleks/" text:style-name="Internet_20_link" text:visited-style-name="Visited_20_Internet_20_Link">
https://armyinform.com.ua/2023/05/16/brytanski-vijskovi-provely-kompleksni-navchannya-z-voyinamy-zsu-v-ramkah-operacziyi-interfleks/</text:a>
</text:p>
      <!--NEWS-->
      <text:h text:style-name="P10" text:outline-level="1">
<text:span text:style-name="T4">
By the age of 15, another deputy of the State Duma of the Russian Federation was convicted of the lattice, who voted for recognition "L/DNR"</text:span>
</text:h>
      <text:p text:style-name="P4">
Author: ['АРМІЯINFORM']</text:p>
      <text:p text:style-name="P4">
Time: 2023-05-16T74:00:00-04:00</text:p>
      <text:p text:style-name="P4">
Description: Service of Bingeen Zibrala, Blessed by Vini, deputy of the Rosiysko Derehniy Ant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16_12-00-03.jpg" text:style-name="Internet_20_link" text:visited-style-name="Visited_20_Internet_20_Link">
photo_2023-05-16_12-00-03.jpg</text:a>
']</text:p>
      <text:p text:style-name="P4">
Tags: ['STOPRUSSIA', 'АГРЕСІЯ РФ', 'ВТОРГНЕННЯ РФ']</text:p>
      <text:p text:style-name="P4">
Category: News</text:p>
      <!--METADATA-->
      <text:p text:style-name="P4">
<draw:frame draw:style-name="fr1" draw:name="Image271" text:anchor-type="as-char" svg:width="6.9236in" svg:height="3.894525in" draw:z-index="0">
<draw:image xlink:href="../Images/AРМІЯINFORM/2023-05-16T74-00-00-04-00/photo_2023-05-16_12-00-03.jpg" xlink:type="simple" xlink:show="embed" xlink:actuate="onLoad" draw:mime-type="image/jpeg"/>
</draw:frame>
The Security Service gathered unconditional evidence of the guilt of the deputy of the Russian State Dumanton Tkachova, who contributed to the solution of a full -scale war against Ukraine.</text:p>
      <text:p text:style-name="P4">
About this in Telegram <text:a xlink:type="simple" xlink:href="https://t.me/SBUkr" text:style-name="Internet_20_link" text:visited-style-name="Visited_20_Internet_20_Link">
reports</text:a>
Security Service of Ukraine.</text:p>
      <text:p text:style-name="P4">
“The official positions himself as the" new face "of the Kremlin regime and fully supports the aggressive policy of the highest military-political leadership of the Russian Federation. He was appointed to the Committee of the Russian State Duma on Information Policy. According to the investigation, on February 15, 2022, he supported the resolution to the President of the Russian Federation with a request to recognize the "independence" of the occupied districts of Donetsk and Luhansk regions. And on February 22, the deputy voted for the ratification of the "Treaty on Friendship, Cooperation and Mutual Assistance" International Aggressor and terrorist organizations "L/DNR". Subsequently, the Kremlin used as a formal reason to start a full -scale intent to Ukraine. Thus, the official contributed to the implementation of a criminal plan to capture our country. ”, - the message reads.</text:p>
      <text:p text:style-name="P4">
In addition, on the basis of the evidence collected by the Security Service, the court recognized the weaver under Part 3 of Art. 110(encroachment on the territorial integrity and integrity of Ukraine)The Criminal Code of Ukraine and appointed him 15 years in prison with confiscation of property.</text:p>
      <text:p text:style-name="P4">
Since the convicted person is currently in the territory of the Russian Federation, the beginning of the period of punishment is determined from the date of his actual detention.</text:p>
      <text:p text:style-name="P4">
The investigation was conducted by SBU staff in the Ivano-Frankivsk region of the presenter leadership of the regional prosecutor's office.</text:p>
      <text:p text:style-name="P4">
News Source: <text:a xlink:type="simple" xlink:href="https://armyinform.com.ua/2023/05/16/do-15-rokiv-tyurmy-zasudzheno-shhe-odnogo-deputata-derzhdumy-rf-yakyj-golosuvav-za-vyznannya-l-dnr/" text:style-name="Internet_20_link" text:visited-style-name="Visited_20_Internet_20_Link">
https://armyinform.com.ua/2023/05/16/do-15-rokiv-tyurmy-zasudzheno-shhe-odnogo-deputata-derzhdumy-rf-yakyj-golosuvav-za-vyznannya-l-dnr/</text:a>
</text:p>
      <!--NEWS-->
      <text:h text:style-name="P10" text:outline-level="1">
<text:span text:style-name="T4">
Office of the Prosecutor General of Ukraine: more than 87 thousand military crimes are documented</text:span>
</text:h>
      <text:p text:style-name="P4">
Author: ['АРМІЯINFORM']</text:p>
      <text:p text:style-name="P4">
Time: 2023-05-16T7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16052023ua.jpg" text:style-name="Internet_20_link" text:visited-style-name="Visited_20_Internet_20_Link">
warcrime-16052023ua.jpg</text:a>
', '<text:a xlink:type="simple" xlink:href="https://armyinform.com.ua/wp-content/uploads/2023/05/warcrime-16052023en.jpg" text:style-name="Internet_20_link" text:visited-style-name="Visited_20_Internet_20_Link">
warcrime-16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72" text:anchor-type="as-char" svg:width="6.9236in" svg:height="4.448413in" draw:z-index="0">
<draw:image xlink:href="../Images/AРМІЯINFORM/2023-05-16T75-00-00-04-00/warcrime-16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16 </text:span>
 <text:span text:style-name="T4">
 May </text:span>
 ** Registered:</text:p>
      <ul>
        <li>
87 005 Military Crimes, * 17 131 Crime against National Security of Ukraine.</li>
      </ul>
      <text:p text:style-name="P4">
In addition, according to the official data of juvenile prosecutors, <text:span text:style-name="T4">
 145 </text:span>
 <text:span text:style-name="T4">
 5 </text:span>
 <text:span text:style-name="T4">
 </text:span>
 The children have become ** due to the aggression of the Russian Federation, including:</text:p>
      <ul>
        <li>
481 - the child was killed, * 974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73" text:anchor-type="as-char" svg:width="6.9236in" svg:height="4.448413in" draw:z-index="0">
<draw:image xlink:href="../Images/AРМІЯINFORM/2023-05-16T75-00-00-04-00/warcrime-16052023en.jpg" xlink:type="simple" xlink:show="embed" xlink:actuate="onLoad" draw:mime-type="image/jpeg"/>
</draw:frame>
</text:p>
      <text:p text:style-name="P4">
News Source: <text:a xlink:type="simple" xlink:href="https://armyinform.com.ua/2023/05/16/ofis-genprokurora-ukrayiny-zadokumentovano-ponad-87-tysyach-voyennyh-zlochyniv/" text:style-name="Internet_20_link" text:visited-style-name="Visited_20_Internet_20_Link">
https://armyinform.com.ua/2023/05/16/ofis-genprokurora-ukrayiny-zadokumentovano-ponad-87-tysyach-voyennyh-zlochyniv/</text:a>
</text:p>
      <!--NEWS-->
      <text:h text:style-name="P10" text:outline-level="1">
<text:span text:style-name="T4">
GUR reacted to reports on the probable contacts of Prigozhin with Ukrainian intelligence</text:span>
</text:h>
      <text:p text:style-name="P4">
Author: ['АРМІЯINFORM']</text:p>
      <text:p text:style-name="P4">
Time: 2023-05-16T76:00:00-04:00</text:p>
      <text:p text:style-name="P4">
Description: The American Mediya Mediya Mediya Mediye Watter “Wagnerivtsiv” єvgen Prigozh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2023-05-04-11.39.59.jpg" text:style-name="Internet_20_link" text:visited-style-name="Visited_20_Internet_20_Link">
2023-05-04-11.39.59.jpg</text:a>
']</text:p>
      <text:p text:style-name="P4">
Tags: ['STOPRUSSIA', 'АГРЕСІЯ РФ', 'ВТОРГНЕННЯ РФ', 'ГУР МО УКРАЇНИ']</text:p>
      <text:p text:style-name="P4">
Category: News</text:p>
      <!--METADATA-->
      <text:p text:style-name="P4">
<draw:frame draw:style-name="fr1" draw:name="Image274" text:anchor-type="as-char" svg:width="6.9236in" svg:height="4.615733in" draw:z-index="0">
<draw:image xlink:href="../Images/AРМІЯINFORM/2023-05-16T76-00-00-04-00/2023-05-04-11.39.59.jpg" xlink:type="simple" xlink:show="embed" xlink:actuate="onLoad" draw:mime-type="image/jpeg"/>
</draw:frame>
Andriy Yusov. Photo: Dmitryurchenko / Armyinform</text:p>
      <text:p text:style-name="P4">
The information of the American media about the attempts of the leader of the "Wagner" Yevgenaphozhin to come into contact with the military intelligence of Ukraine commented on the representative of the Main Directorate of Intelligence of the Ministry of Defense of Ukraine Andriyyus.</text:p>
      <text:p text:style-name="P4">
“Who is in favor of discussing such initiatives now? I think that Ukraine's special services will discuss similar things when it will need to tell the national interests of Ukraine, ”Andriy Yusov said.</text:p>
      <text:p text:style-name="P4">
According to him, Ukraine is now doing everything possible to protect national interests and de -occupation of territories, and during its work special service and intelligence use different tools and tools.</text:p>
      <text:p text:style-name="P4">
"As for some of the custom, the official investigations of the US Justice Ministry continue, I do not think that we must comment on it," summed up the GRU of the MO Andriy Yusov.</text:p>
      <text:p text:style-name="P4">
<text:span text:style-name="T4">
 Source: </text:span>
 <text:a xlink:type="simple" xlink:href="https://gur.gov.ua/content/qui-prodest-predstavnyk-hur-mo-ukrainy-andrii-iusov-pro-obhovorennia-kontaktiv-z-prigozhynym.html" text:style-name="Internet_20_link" text:visited-style-name="Visited_20_Internet_20_Link">
_gur mou__</text:a>
</text:p>
      <text:p text:style-name="P4">
News Source: <text:a xlink:type="simple" xlink:href="https://armyinform.com.ua/2023/05/16/u-gur-vidreaguvaly-na-povidomlennya-pro-jmovirni-kontakty-prigozhyna-z-ukrayinskoyu-rozvidkoyu/" text:style-name="Internet_20_link" text:visited-style-name="Visited_20_Internet_20_Link">
https://armyinform.com.ua/2023/05/16/u-gur-vidreaguvaly-na-povidomlennya-pro-jmovirni-kontakty-prigozhyna-z-ukrayinskoyu-rozvidkoyu/</text:a>
</text:p>
      <!--NEWS-->
      <text:h text:style-name="P10" text:outline-level="1">
<text:span text:style-name="T4">
Only constant planned training will help to prepare for real fighting - Dmitry Krasilnikov</text:span>
</text:h>
      <text:p text:style-name="P4">
Author: ['Григорій Мазур']</text:p>
      <text:p text:style-name="P4">
Time: 2023-05-16T77:00:00-04:00</text:p>
      <text:p text:style-name="P4">
Description: Trendyvannya PIDRODILIV TERITORINALY Defense Forces, TRIVYT in Chernigivshchin, Vidvіdav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01-7.jpg" text:style-name="Internet_20_link" text:visited-style-name="Visited_20_Internet_20_Link">
01-7.jpg</text:a>
', '<text:a xlink:type="simple" xlink:href="https://armyinform.com.ua/wp-content/uploads/2023/05/04-13-150x150.jpg" text:style-name="Internet_20_link" text:visited-style-name="Visited_20_Internet_20_Link">
04-13-150x150.jpg</text:a>
', '<text:a xlink:type="simple" xlink:href="https://armyinform.com.ua/wp-content/uploads/2023/05/05-13-150x150.jpg" text:style-name="Internet_20_link" text:visited-style-name="Visited_20_Internet_20_Link">
05-13-150x150.jpg</text:a>
', '<text:a xlink:type="simple" xlink:href="https://armyinform.com.ua/wp-content/uploads/2023/05/06-13-150x150.jpg" text:style-name="Internet_20_link" text:visited-style-name="Visited_20_Internet_20_Link">
06-13-150x150.jpg</text:a>
', '<text:a xlink:type="simple" xlink:href="https://armyinform.com.ua/wp-content/uploads/2023/05/07-10-150x150.jpg" text:style-name="Internet_20_link" text:visited-style-name="Visited_20_Internet_20_Link">
07-10-150x150.jpg</text:a>
', '<text:a xlink:type="simple" xlink:href="https://armyinform.com.ua/wp-content/uploads/2023/05/08-9-150x150.jpg" text:style-name="Internet_20_link" text:visited-style-name="Visited_20_Internet_20_Link">
08-9-150x150.jpg</text:a>
', '<text:a xlink:type="simple" xlink:href="https://armyinform.com.ua/wp-content/uploads/2023/05/09-4-150x150.jpg" text:style-name="Internet_20_link" text:visited-style-name="Visited_20_Internet_20_Link">
09-4-150x150.jpg</text:a>
', '<text:a xlink:type="simple" xlink:href="https://armyinform.com.ua/wp-content/uploads/2023/05/10-24-150x150.jpg" text:style-name="Internet_20_link" text:visited-style-name="Visited_20_Internet_20_Link">
10-24-150x150.jpg</text:a>
', '<text:a xlink:type="simple" xlink:href="https://armyinform.com.ua/wp-content/uploads/2023/05/11-19-150x150.jpg" text:style-name="Internet_20_link" text:visited-style-name="Visited_20_Internet_20_Link">
11-19-150x150.jpg</text:a>
', '<text:a xlink:type="simple" xlink:href="https://armyinform.com.ua/wp-content/uploads/2023/05/12-15.jpg" text:style-name="Internet_20_link" text:visited-style-name="Visited_20_Internet_20_Link">
12-15.jpg</text:a>
']</text:p>
      <text:p text:style-name="P4">
Tags: ['ДМИТРО КРАСИЛЬНИКОВ', 'ОК «ПІВНІЧ»', 'ТРО ЗСУ']</text:p>
      <text:p text:style-name="P4">
Category: News</text:p>
      <!--METADATA-->
      <text:p text:style-name="P4">
<draw:frame draw:style-name="fr1" draw:name="Image275" text:anchor-type="as-char" svg:width="6.9236in" svg:height="5.191078in" draw:z-index="0">
<draw:image xlink:href="../Images/AРМІЯINFORM/2023-05-16T77-00-00-04-00/01-7.jpg" xlink:type="simple" xlink:show="embed" xlink:actuate="onLoad" draw:mime-type="image/jpeg"/>
</draw:frame>
Training of the units of territorial defense forces, which continue in the in turn, was visited by the commander of OK "North", Hero of Ukraine, brigadegner Dmitry Krasilnikov.</text:p>
      <ul>
        <li>
watched overcoming the obstacle course by our military personnel, as soon as possible during their actions during a conditional combat as part of the units. The fights improved their skills in conditions, which in terms of the psychological component was maximally close to combat. For the most part, the emphasis was placed in the ward. For this purpose, tanks were performed, the enemy's conditional positions and overcoming the psychological obstacle course were carried out, the general told.</li>
      </ul>
      <text:p text:style-name="P4">
<text:a xlink:type="simple" xlink:href="https://armyinform.com.ua/wp-content/uploads/2023/05/04-13.jpg" text:style-name="Internet_20_link" text:visited-style-name="Visited_20_Internet_20_Link">
!(Images/AРМІЯINFORM/2023-05-16T77-00-00-04-00/04-13-150x150.jpg)</text:a>
</text:p>
      <text:p text:style-name="P4">
<text:a xlink:type="simple" xlink:href="https://armyinform.com.ua/wp-content/uploads/2023/05/05-13.jpg" text:style-name="Internet_20_link" text:visited-style-name="Visited_20_Internet_20_Link">
<draw:frame draw:style-name="fr1" draw:name="Image276" text:anchor-type="as-char" svg:width="6.9236in" svg:height="6.9236in" draw:z-index="0">
<draw:image xlink:href="../Images/AРМІЯINFORM/2023-05-16T77-00-00-04-00/05-13-150x150.jpg" xlink:type="simple" xlink:show="embed" xlink:actuate="onLoad" draw:mime-type="image/jpeg"/>
</draw:frame>
</text:a>
</text:p>
      <text:p text:style-name="P4">
<text:a xlink:type="simple" xlink:href="https://armyinform.com.ua/wp-content/uploads/2023/05/06-13.jpg" text:style-name="Internet_20_link" text:visited-style-name="Visited_20_Internet_20_Link">
<draw:frame draw:style-name="fr1" draw:name="Image277" text:anchor-type="as-char" svg:width="6.9236in" svg:height="6.9236in" draw:z-index="0">
<draw:image xlink:href="../Images/AРМІЯINFORM/2023-05-16T77-00-00-04-00/06-13-150x150.jpg" xlink:type="simple" xlink:show="embed" xlink:actuate="onLoad" draw:mime-type="image/jpeg"/>
</draw:frame>
</text:a>
</text:p>
      <text:p text:style-name="P4">
<text:a xlink:type="simple" xlink:href="https://armyinform.com.ua/wp-content/uploads/2023/05/07-10.jpg" text:style-name="Internet_20_link" text:visited-style-name="Visited_20_Internet_20_Link">
<draw:frame draw:style-name="fr1" draw:name="Image278" text:anchor-type="as-char" svg:width="6.9236in" svg:height="6.9236in" draw:z-index="0">
<draw:image xlink:href="../Images/AРМІЯINFORM/2023-05-16T77-00-00-04-00/07-10-150x150.jpg" xlink:type="simple" xlink:show="embed" xlink:actuate="onLoad" draw:mime-type="image/jpeg"/>
</draw:frame>
</text:a>
According to Dmitry Krasilnikov, now all parts in the Armed Forces of Ukraine are conquered to combat missions, but commanders of different levels need to be allocated time for such training. Only constant planned training will help to prepare soldiers for real fighting.</text:p>
      <text:p text:style-name="P4">
<text:a xlink:type="simple" xlink:href="https://armyinform.com.ua/wp-content/uploads/2023/05/08-9.jpg" text:style-name="Internet_20_link" text:visited-style-name="Visited_20_Internet_20_Link">
!(Images/AРМІЯINFORM/2023-05-16T77-00-00-04-00/08-9-150x150.jpg)</text:a>
</text:p>
      <text:p text:style-name="P4">
<text:a xlink:type="simple" xlink:href="https://armyinform.com.ua/wp-content/uploads/2023/05/09-4.jpg" text:style-name="Internet_20_link" text:visited-style-name="Visited_20_Internet_20_Link">
<draw:frame draw:style-name="fr1" draw:name="Image279" text:anchor-type="as-char" svg:width="6.9236in" svg:height="6.9236in" draw:z-index="0">
<draw:image xlink:href="../Images/AРМІЯINFORM/2023-05-16T77-00-00-04-00/09-4-150x150.jpg" xlink:type="simple" xlink:show="embed" xlink:actuate="onLoad" draw:mime-type="image/jpeg"/>
</draw:frame>
</text:a>
</text:p>
      <text:p text:style-name="P4">
<text:a xlink:type="simple" xlink:href="https://armyinform.com.ua/wp-content/uploads/2023/05/10-24.jpg" text:style-name="Internet_20_link" text:visited-style-name="Visited_20_Internet_20_Link">
<draw:frame draw:style-name="fr1" draw:name="Image280" text:anchor-type="as-char" svg:width="6.9236in" svg:height="6.9236in" draw:z-index="0">
<draw:image xlink:href="../Images/AРМІЯINFORM/2023-05-16T77-00-00-04-00/10-24-150x150.jpg" xlink:type="simple" xlink:show="embed" xlink:actuate="onLoad" draw:mime-type="image/jpeg"/>
</draw:frame>
</text:a>
</text:p>
      <text:p text:style-name="P4">
<text:a xlink:type="simple" xlink:href="https://armyinform.com.ua/wp-content/uploads/2023/05/11-19.jpg" text:style-name="Internet_20_link" text:visited-style-name="Visited_20_Internet_20_Link">
<draw:frame draw:style-name="fr1" draw:name="Image281" text:anchor-type="as-char" svg:width="6.9236in" svg:height="6.9236in" draw:z-index="0">
<draw:image xlink:href="../Images/AРМІЯINFORM/2023-05-16T77-00-00-04-00/11-19-150x150.jpg" xlink:type="simple" xlink:show="embed" xlink:actuate="onLoad" draw:mime-type="image/jpeg"/>
</draw:frame>
</text:a>
- Every fighter must realize that the higher his or her personal level of training, the greater the chance of successful completion of the tasks in battle, - the commander was adding.</text:p>
      <text:p text:style-name="P4">
<draw:frame draw:style-name="fr1" draw:name="Image282" text:anchor-type="as-char" svg:width="6.9236in" svg:height="5.191078in" draw:z-index="0">
<draw:image xlink:href="../Images/AРМІЯINFORM/2023-05-16T77-00-00-04-00/12-15.jpg" xlink:type="simple" xlink:show="embed" xlink:actuate="onLoad" draw:mime-type="image/jpeg"/>
</draw:frame>
<text:span text:style-name="T5">
Photo author</text:span>
</text:p>
      <text:p text:style-name="P4">
News Source: <text:a xlink:type="simple" xlink:href="https://armyinform.com.ua/2023/05/16/lyshe-postijni-planovi-navchannya-dopomozhut-pidgotuvaty-soldativ-do-realnyh-bojovyh-dij-dmytro-krasylnykov/" text:style-name="Internet_20_link" text:visited-style-name="Visited_20_Internet_20_Link">
https://armyinform.com.ua/2023/05/16/lyshe-postijni-planovi-navchannya-dopomozhut-pidgotuvaty-soldativ-do-realnyh-bojovyh-dij-dmytro-krasylnykov/</text:a>
</text:p>
      <!--NEWS-->
      <text:h text:style-name="P10" text:outline-level="1">
<text:span text:style-name="T4">
Timely providing Ukraine with F-16 aircraft will save more lives and bring the end of the war-Alexei Danilov</text:span>
</text:h>
      <text:p text:style-name="P4">
Author: ['АРМІЯINFORM']</text:p>
      <text:p text:style-name="P4">
Time: 2023-05-16T78:00:00-04:00</text:p>
      <text:p text:style-name="P4">
Description: As soon as the Nadannya of the Ukrainian Council of Boyan AvIACIA, Zokrem Vinishchyvachiv F-16, is pre-militar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1200px-f-16_fighting_falcon.jpg" text:style-name="Internet_20_link" text:visited-style-name="Visited_20_Internet_20_Link">
1200px-f-16_fighting_falcon.jpg</text:a>
']</text:p>
      <text:p text:style-name="P4">
Tags: ['ВИНИЩУВАЧІ F-16', 'ОЛЕКСІЙ ДАНІЛОВ']</text:p>
      <text:p text:style-name="P4">
Category: News</text:p>
      <!--METADATA-->
      <text:p text:style-name="P4">
<draw:frame draw:style-name="fr1" draw:name="Image283" text:anchor-type="as-char" svg:width="6.9236in" svg:height="4.032997in" draw:z-index="0">
<draw:image xlink:href="../Images/AРМІЯINFORM/2023-05-16T78-00-00-04-00/1200px-f-16_fighting_falcon.jpg" xlink:type="simple" xlink:show="embed" xlink:actuate="onLoad" draw:mime-type="image/jpeg"/>
</draw:frame>
Illustrative photo</text:p>
      <text:p text:style-name="P4">
Timely provision of modern combat aviation to Ukraine, including fighters <text:a xlink:type="simple" xlink:href="https://armyinform.com.ua/2023/04/08/chomu-f-16-vazhlyvi-dlya-ukrayiny/" text:style-name="Internet_20_link" text:visited-style-name="Visited_20_Internet_20_Link">
F-16,</text:a>
It will help keep more Ukrainians live and bring the victory closer.</text:p>
      <text:p text:style-name="P4">
NSDC Secretary Alexei Danilov [wrote] about it(https://twitter.com/OleksiyDanilov/status/1658421593037586437?cxt=HHwWioC-zd7p8oMuAAAA)In his tweet.</text:p>
      <text:p text:style-name="P4">
“Thank you all the real Patriotam of Ukraine!President's perseverance political decisions of the Allies to provide modern means will dispoase the lives of Ukrainian children and civilians. The timely provision of modern-day aviation-such as the F-16-will save even more lives, prevent the inevitable sacrifice and bring the end of the war. Help weapons, and we bury Russia!” - says his post.</text:p>
      <text:p text:style-name="P4">
Earlier, the Ministry of Foreign Affairs of Ukraine Dmytro Kuleba <text:a xlink:type="simple" xlink:href="https://armyinform.com.ua/2023/04/24/nadannya-f-16-stane-investycziyeyu-desyatylittya/" text:style-name="Internet_20_link" text:visited-style-name="Visited_20_Internet_20_Link">
declared</text:a>
that the F-16 will be an investment of decade in the continent's safety.</text:p>
      <text:p text:style-name="P4">
News Source: <text:a xlink:type="simple" xlink:href="https://armyinform.com.ua/2023/05/16/vchasne-nadannya-litakiv-f-16-vryatuye-bilshe-zhyttiv-j-nablyzyt-zakinchennya-vijny-oleksij-danilov/" text:style-name="Internet_20_link" text:visited-style-name="Visited_20_Internet_20_Link">
https://armyinform.com.ua/2023/05/16/vchasne-nadannya-litakiv-f-16-vryatuye-bilshe-zhyttiv-j-nablyzyt-zakinchennya-vijny-oleksij-danilov/</text:a>
</text:p>
      <!--NEWS-->
      <text:h text:style-name="P10" text:outline-level="1">
<text:span text:style-name="T4">
The indefinite action of donor blood is underway "Your blood can fight. Become a donor!”</text:span>
</text:h>
      <text:p text:style-name="P4">
Author: ['Андрій Агєєв']</text:p>
      <text:p text:style-name="P4">
Time: 2023-05-16T79:00:00-04:00</text:p>
      <text:p text:style-name="P4">
Description: The ACCOCI was an organized ACCOUNDED to the consumption of VIISOKOVOVAVISKIVA for the defense forces of the I National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dsc_0007.jpg" text:style-name="Internet_20_link" text:visited-style-name="Visited_20_Internet_20_Link">
dsc_0007.jpg</text:a>
', '<text:a xlink:type="simple" xlink:href="https://armyinform.com.ua/wp-content/uploads/2023/05/dsc_0003-150x150.jpg" text:style-name="Internet_20_link" text:visited-style-name="Visited_20_Internet_20_Link">
dsc_0003-150x150.jpg</text:a>
', '<text:a xlink:type="simple" xlink:href="https://armyinform.com.ua/wp-content/uploads/2023/05/dsc_0005-150x150.jpg" text:style-name="Internet_20_link" text:visited-style-name="Visited_20_Internet_20_Link">
dsc_0005-150x150.jpg</text:a>
', '<text:a xlink:type="simple" xlink:href="https://armyinform.com.ua/wp-content/uploads/2023/05/dsc_0010-150x150.jpg" text:style-name="Internet_20_link" text:visited-style-name="Visited_20_Internet_20_Link">
dsc_0010-150x150.jpg</text:a>
', '<text:a xlink:type="simple" xlink:href="https://armyinform.com.ua/wp-content/uploads/2023/05/dsc_0013-150x150.jpg" text:style-name="Internet_20_link" text:visited-style-name="Visited_20_Internet_20_Link">
dsc_0013-150x150.jpg</text:a>
']</text:p>
      <text:p text:style-name="P4">
Tags: []</text:p>
      <text:p text:style-name="P4">
Category: News</text:p>
      <!--METADATA-->
      <text:p text:style-name="P4">
<draw:frame draw:style-name="fr1" draw:name="Image284" text:anchor-type="as-char" svg:width="6.9236in" svg:height="4.619583in" draw:z-index="0">
<draw:image xlink:href="../Images/AРМІЯINFORM/2023-05-16T79-00-00-04-00/dsc_0007.jpg" xlink:type="simple" xlink:show="embed" xlink:actuate="onLoad" draw:mime-type="image/jpeg"/>
</draw:frame>
This action was organized for the needs of the wounded servicemen of the defense forces of Ukraine, civilians who were injured by proceeding surgical interventions as a result of hostilities from Russian armed aggression.</text:p>
      <text:p text:style-name="P4">
<text:a xlink:type="simple" xlink:href="https://armyinform.com.ua/wp-content/uploads/2023/05/dsc_0003.jpg" text:style-name="Internet_20_link" text:visited-style-name="Visited_20_Internet_20_Link">
!(Images/AРМІЯINFORM/2023-05-16T79-00-00-04-00/dsc_0003-150x150.jpg)</text:a>
</text:p>
      <text:p text:style-name="P4">
<text:a xlink:type="simple" xlink:href="https://armyinform.com.ua/wp-content/uploads/2023/05/dsc_0005.jpg" text:style-name="Internet_20_link" text:visited-style-name="Visited_20_Internet_20_Link">
<draw:frame draw:style-name="fr1" draw:name="Image285" text:anchor-type="as-char" svg:width="6.9236in" svg:height="6.9236in" draw:z-index="0">
<draw:image xlink:href="../Images/AРМІЯINFORM/2023-05-16T79-00-00-04-00/dsc_0005-150x150.jpg" xlink:type="simple" xlink:show="embed" xlink:actuate="onLoad" draw:mime-type="image/jpeg"/>
</draw:frame>
</text:a>
Director of the Regional Center for Blood Service Volodymyr Levitsky noted that the utility company he has been providing the Donor Crown and its components with a military hospital, the Khmelnytsky Regional Hospital Veterans of War and all without exception medical institutions of the region where our organizations are treated.</text:p>
      <ul>
        <li>
We send donor blood to field military hospitals and various state and communal medical institutions and establishments throughout the front line of the front, east and south of Ukraine. Blood, its components are always needed, but at least twice as much from peacetime. Become a donor!”, Share yourself to replenish your blood banking in order to save life and health to our courageous soldiers who selflessly and heroically defend us in the war against the Russian occupier. Today, blood is needed by absolutely all groups and Rh factors. Mykolayovych.</li>
      </ul>
      <text:p text:style-name="P4">
Currently, student youth, representatives of numerous public, patriotic organizations, volunteers, police, judicial protection, prosecutors, military personnel of various law enforcement agencies become donors, and many do it systematically - once every two months.</text:p>
      <text:p text:style-name="P4">
<text:a xlink:type="simple" xlink:href="https://armyinform.com.ua/wp-content/uploads/2023/05/dsc_0010.jpg" text:style-name="Internet_20_link" text:visited-style-name="Visited_20_Internet_20_Link">
!(Images/AРМІЯINFORM/2023-05-16T79-00-00-04-00/dsc_0010-150x150.jpg)</text:a>
</text:p>
      <text:p text:style-name="P4">
<text:a xlink:type="simple" xlink:href="https://armyinform.com.ua/wp-content/uploads/2023/05/dsc_0013.jpg" text:style-name="Internet_20_link" text:visited-style-name="Visited_20_Internet_20_Link">
<draw:frame draw:style-name="fr1" draw:name="Image286" text:anchor-type="as-char" svg:width="6.9236in" svg:height="6.9236in" draw:z-index="0">
<draw:image xlink:href="../Images/AРМІЯINFORM/2023-05-16T79-00-00-04-00/dsc_0013-150x150.jpg" xlink:type="simple" xlink:show="embed" xlink:actuate="onLoad" draw:mime-type="image/jpeg"/>
</draw:frame>
</text:a>
</text:p>
      <text:p text:style-name="P4">
We have to hold the only Ukrainian front firmly and bring our joint winner closer!To save someone's life, his shoulder - become a donor, you can fight too!</text:p>
      <text:p text:style-name="P4">
<text:span text:style-name="T5">
Opto author</text:span>
</text:p>
      <text:p text:style-name="P4">
News Source: <text:a xlink:type="simple" xlink:href="https://armyinform.com.ua/2023/05/16/tryvaye-bezstrokova-akcziya-zdachi-donorskoyi-krovi-tvoya-krov-mozhe-voyuvaty-stan-donorom/" text:style-name="Internet_20_link" text:visited-style-name="Visited_20_Internet_20_Link">
https://armyinform.com.ua/2023/05/16/tryvaye-bezstrokova-akcziya-zdachi-donorskoyi-krovi-tvoya-krov-mozhe-voyuvaty-stan-donorom/</text:a>
</text:p>
      <!--NEWS-->
      <text:h text:style-name="P10" text:outline-level="1">
<text:span text:style-name="T4">
Ukraine has officially joined the Center for Genuine experience of joint NATO cyber defense</text:span>
</text:h>
      <text:p text:style-name="P4">
Author: ['АРМІЯINFORM']</text:p>
      <text:p text:style-name="P4">
Time: 2023-05-16T80:00:00-04:00</text:p>
      <text:p text:style-name="P4">
Description: At the headquarters of the apartment of the center of the technology of the technology of NATO i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ccdcoe.jpg" text:style-name="Internet_20_link" text:visited-style-name="Visited_20_Internet_20_Link">
ccdcoe.jpg</text:a>
']</text:p>
      <text:p text:style-name="P4">
Tags: ['ДОПОМОГА ПАРТНЕРІВ', 'КІБЕРОБОРОНА', 'МЗС УКРАЇНИ', 'НАТО', 'СВІТ ПІДТРИМУЄ УКРАЇНУ']</text:p>
      <text:p text:style-name="P4">
Category: News</text:p>
      <!--METADATA-->
      <text:p text:style-name="P4">
<draw:frame draw:style-name="fr1" draw:name="Image287" text:anchor-type="as-char" svg:width="6.9236in" svg:height="3.894525in" draw:z-index="0">
<draw:image xlink:href="../Images/AРМІЯINFORM/2023-05-16T80-00-00-04-00/ccdcoe.jpg" xlink:type="simple" xlink:show="embed" xlink:actuate="onLoad" draw:mime-type="image/jpeg"/>
</draw:frame>
Today, the State Flag of Ukraine has been officially raised in the headquarters of the combined center of advanced technologies of NATO Skiberroborons in Tallinn, determining its official accession to the Center.</text:p>
      <text:p text:style-name="P4">
This is stated in <text:a xlink:type="simple" xlink:href="https://twitter.com/MFA_Ukraine/status/1658432462689652738" text:style-name="Internet_20_link" text:visited-style-name="Visited_20_Internet_20_Link">
message</text:a>
Ministry of Foreign Affairs of Ukraine.</text:p>
      <text:p text:style-name="P4">
"We thank the NATO NATO's Unified Center for NATO's advanced technologies for invitation of Ukraine and express her special gratitude to Estonia for support and assistance on the way to NATO," the Ukrainian Foreign Ministry said.</text:p>
      <text:p text:style-name="P4">
Recall that the combined center of advanced technologies from NATO Cyeroboron is one NATO key structures that <text:a xlink:type="simple" xlink:href="https://armyinform.com.ua/2023/02/20/ukrayina-vpershe-doluchytsya-do-roboty-czentru-z-kiberoborony-nato/" text:style-name="Internet_20_link" text:visited-style-name="Visited_20_Internet_20_Link">
takes care of</text:a>
Cybersecurity issues of both strategic and practical levels.</text:p>
      <text:p text:style-name="P4">
News Source: <text:a xlink:type="simple" xlink:href="https://armyinform.com.ua/2023/05/16/ukrayina-oficzijno-pryyednalasya-do-czentru-peredovogo-dosvidu-spilnogo-kiberzahystu-nato/" text:style-name="Internet_20_link" text:visited-style-name="Visited_20_Internet_20_Link">
https://armyinform.com.ua/2023/05/16/ukrayina-oficzijno-pryyednalasya-do-czentru-peredovogo-dosvidu-spilnogo-kiberzahystu-nato/</text:a>
</text:p>
      <!--NEWS-->
      <text:h text:style-name="P10" text:outline-level="1">
<text:span text:style-name="T4">
He approved the war against Ukraine and was a supporter</text:span>
</text:h>
      <text:p text:style-name="P4">
Author: ['АРМІЯINFORM']</text:p>
      <text:p text:style-name="P4">
Time: 2023-05-16T81:00:00-04:00</text:p>
      <text:p text:style-name="P4">
Description: At the Zaporizhzhi Vikrita, the colaborator, Yaki Pidribimuv by the Social Military Military Military Distric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op-png-e1684238602891.jpg" text:style-name="Internet_20_link" text:visited-style-name="Visited_20_Internet_20_Link">
zop-png-e1684238602891.jpg</text:a>
']</text:p>
      <text:p text:style-name="P4">
Tags: ['STOPRUSSIA', 'АГРЕСІЯ РФ', 'ВТОРГНЕННЯ РФ', 'КОЛАБОРАНТ', 'ОФІС ГЕНЕРАЛЬНОГО ПРОКУРОРА УКРАЇНИ']</text:p>
      <text:p text:style-name="P4">
Category: News</text:p>
      <!--METADATA-->
      <text:p text:style-name="P4">
<draw:frame draw:style-name="fr1" draw:name="Image288" text:anchor-type="as-char" svg:width="6.9236in" svg:height="5.097296in" draw:z-index="0">
<draw:image xlink:href="../Images/AРМІЯINFORM/2023-05-16T81-00-00-04-00/zop-png-e1684238602891.jpg" xlink:type="simple" xlink:show="embed" xlink:actuate="onLoad" draw:mime-type="image/jpeg"/>
</draw:frame>
In Zaporizhzhya, a collaborator was exposed and detained, who supported in social networks of the Russian Federation against Ukraine. He paid special attention to publications on the activity of the Wagner PEC and was fond of its founder.</text:p>
      <text:p text:style-name="P4">
About it <text:a xlink:type="simple" xlink:href="https://www.gp.gov.ua/ua/posts/vipravdovuvav-zbroinu-agresiyu-rf-ta-buv-prixilnikom-pvk-vagner-povidomleno-pro-pidozru-meskancyu-zaporizzya" text:style-name="Internet_20_link" text:visited-style-name="Visited_20_Internet_20_Link">
reported</text:a>
in the office of the Prosecutor General of Ukraine.</text:p>
      <text:p text:style-name="P4">
It is noted that after the beginning of a large-scale invasion of the Russian Federation in the Ukraine, who in the past was an employee of a law enforcement agency, used his own account in the forbidden Russian social network to distribute publications to support and promote the actions of the aggressor country.</text:p>
      <text:p text:style-name="P4">
The materials and their own posts widespread on its page were mainly concerned with the plans of the Ukrainian authorities, the approval of the occupiers' policies and the maintenance of non -consumed "accession" to the Russian Federation of temporarily occupied territories of our country.</text:p>
      <text:p text:style-name="P4">
During the search of the suspect's place of residence, a mobile phone of computer equipment was found with evidence of criminal activity.</text:p>
      <text:p text:style-name="P4">
He is currently chosen by a pre -trial detention measure.</text:p>
      <text:p text:style-name="P4">
News Source: <text:a xlink:type="simple" xlink:href="https://armyinform.com.ua/2023/05/16/shvalyuvav-vijnu-proty-ukrayiny-ta-buv-pryhylnykom-vagnerivcziv-na-zaporizhzhi-zatrymano-kolaboranta/" text:style-name="Internet_20_link" text:visited-style-name="Visited_20_Internet_20_Link">
https://armyinform.com.ua/2023/05/16/shvalyuvav-vijnu-proty-ukrayiny-ta-buv-pryhylnykom-vagnerivcziv-na-zaporizhzhi-zatrymano-kolaboranta/</text:a>
</text:p>
      <!--NEWS-->
      <text:h text:style-name="P10" text:outline-level="1">
<text:span text:style-name="T4">
The Russians on the ZPP intensified control of atomicists: banned employees to communicate with each other</text:span>
</text:h>
      <text:p text:style-name="P4">
Author: ['АРМІЯINFORM']</text:p>
      <text:p text:style-name="P4">
Time: 2023-05-16T82:00:00-04:00</text:p>
      <text:p text:style-name="P4">
Description: At the Zaporizkiy Atomoniye Electrostani Rosіyskiy, they packed control over ... War with Ukraine 2022, the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arkan-zaes.jpg" text:style-name="Internet_20_link" text:visited-style-name="Visited_20_Internet_20_Link">
parkan-zaes.jpg</text:a>
']</text:p>
      <text:p text:style-name="P4">
Tags: ['ЕНЕРГОАТОМ', 'ЗАЕС']</text:p>
      <text:p text:style-name="P4">
Category: News</text:p>
      <!--METADATA-->
      <text:p text:style-name="P4">
<draw:frame draw:style-name="fr1" draw:name="Image289" text:anchor-type="as-char" svg:width="6.9236in" svg:height="4.61393in" draw:z-index="0">
<draw:image xlink:href="../Images/AРМІЯINFORM/2023-05-16T82-00-00-04-00/parkan-zaes.jpg" xlink:type="simple" xlink:show="embed" xlink:actuate="onLoad" draw:mime-type="image/jpeg"/>
</draw:frame>
Photo: Energoatom</text:p>
      <text:p text:style-name="P4">
At the Zaporizhzhya nuclear power plant, Russian invaders intensified the control of the supervisors, so it is forbidden to communicate with each other. In this way, the invaders are trying to mask their own fire positions of Tavian equipment in the station.</text:p>
      <text:p text:style-name="P4">
About it <text:a xlink:type="simple" xlink:href="https://t.me/energoatom_ua/13098" text:style-name="Internet_20_link" text:visited-style-name="Visited_20_Internet_20_Link">
reports</text:a>
Energoatom.</text:p>
      <text:p text:style-name="P4">
The rules of work and staying on the facility or not less for the employees are becoming more tougher.</text:p>
      <text:p text:style-name="P4">
“After a recently entered ban on using even a button phone, Russian terrorists are introduced to personnel by more restrictions for personnel.</text:p>
      <text:p text:style-name="P4">
Before the working change, the guards are carefully and carefully inspected the staff at the entrance, allowing them to pass to the workplaces exclusively by the trestle.</text:p>
      <text:p text:style-name="P4">
Under the harsh taboo and any movement of the territory of the ZPP, except those that were clearly defined by "local police". To go beyond the station is strictly forbidden.</text:p>
      <text:p text:style-name="P4">
While at work, employees now have the right to look only directly by the front. To turn your head and even just look away - it is strictly forbidden, ”the message goes.</text:p>
      <text:p text:style-name="P4">
Energoatom notes that the reason for such prohibitions is the efforts of Russia to assemble their own firing positions and a large number of military equipment of the stations.</text:p>
      <text:p text:style-name="P4">
Currently, about 2.5 thousand atomics remain on the ZPP.</text:p>
      <text:p text:style-name="P4">
News Source: <text:a xlink:type="simple" xlink:href="https://armyinform.com.ua/2023/05/16/na-zaes-okupanty-posylyly-kontrol-nad-praczivnykamy-zaboronyly-atomnykam-spilkuvatys-mizh-soboyu/" text:style-name="Internet_20_link" text:visited-style-name="Visited_20_Internet_20_Link">
https://armyinform.com.ua/2023/05/16/na-zaes-okupanty-posylyly-kontrol-nad-praczivnykamy-zaboronyly-atomnykam-spilkuvatys-mizh-soboyu/</text:a>
</text:p>
      <!--NEWS-->
      <text:h text:style-name="P10" text:outline-level="1">
<text:span text:style-name="T4">
How to act in the event of an attack by drone-Kamikadze</text:span>
</text:h>
      <text:p text:style-name="P4">
Author: ['АРМІЯINFORM']</text:p>
      <text:p text:style-name="P4">
Time: 2023-05-16T83:00:00-04:00</text:p>
      <text:p text:style-name="P4">
Description: Ukrainian Aviation of the post-Russian attacks to the Vikoristanni Drone-Kamikadz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iranski-drony.jpeg" text:style-name="Internet_20_link" text:visited-style-name="Visited_20_Internet_20_Link">
iranski-drony.jpeg</text:a>
']</text:p>
      <text:p text:style-name="P4">
Tags: ['ДРОНИ-КОМІКАДЗЕ', 'МІНРЕІНТЕГРАЦІЇ']</text:p>
      <text:p text:style-name="P4">
Category: News</text:p>
      <!--METADATA-->
      <text:p text:style-name="P4">
<draw:frame draw:style-name="fr1" draw:name="Image290" text:anchor-type="as-char" svg:width="6.9236in" svg:height="4.32725in" draw:z-index="0">
<draw:image xlink:href="../Images/AРМІЯINFORM/2023-05-16T83-00-00-04-00/iranski-drony.jpeg" xlink:type="simple" xlink:show="embed" xlink:actuate="onLoad" draw:mime-type="image/jpeg"/>
</draw:frame>
Illustrative photo</text:p>
      <text:p text:style-name="P4">
Ukraine suffers from permanent Russian attacks using drones-Kamikadze. Ministry of Reintegration of temporarily occupied territories <text:a xlink:type="simple" xlink:href="https://minre.gov.ua/2023/05/16/yak-diyaty-u-razi-ataky-droniv-kamikadze/" text:style-name="Internet_20_link" text:visited-style-name="Visited_20_Internet_20_Link">
offers</text:a>
Several recommendations for Ukrainians:</text:p>
      <ul>
        <li>
In case of danger, go to the shelter immediately. Use basements, basements of houses, underground parking. * Choose shelter away from administrative institutions, military and strategic sites. * Do not hide in the entrances or in a car. * Stay in the shelter until you say that the threat has passed. * Do not touch the whipped UAV. Even whipped devices can be a threat to life. * Store the information silence: if you record a video or take a photo of drones, in no case post them on the social network. * Do not report on the Internet location of flight or knocking down the drone. Transfer these materials to the police.</li>
      </ul>
      <text:p text:style-name="P4">
News Source: <text:a xlink:type="simple" xlink:href="https://armyinform.com.ua/2023/05/16/yak-diyaty-u-razi-ataky-droniv-kamikadze/" text:style-name="Internet_20_link" text:visited-style-name="Visited_20_Internet_20_Link">
https://armyinform.com.ua/2023/05/16/yak-diyaty-u-razi-ataky-droniv-kamikadze/</text:a>
</text:p>
      <!--NEWS-->
      <text:h text:style-name="P10" text:outline-level="1">
<text:span text:style-name="T4">
Ukraine has received 34 pickups for the military from Germany</text:span>
</text:h>
      <text:p text:style-name="P4">
Author: ['АРМІЯINFORM']</text:p>
      <text:p text:style-name="P4">
Time: 2023-05-16T84:00:00-04:00</text:p>
      <text:p text:style-name="P4">
Description: The Mini Casting of the Lawless Associations of the Nimechini for the three Tizhni was the Ukrainian forces of the nonsense ... The war with Ukraine 2022, the war with Ukraine is the latest news today, the news war with Ukraine 2022 The last to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ikapy.jpg" text:style-name="Internet_20_link" text:visited-style-name="Visited_20_Internet_20_Link">
pikapy.jpg</text:a>
']</text:p>
      <text:p text:style-name="P4">
Tags: ['ВІЙСЬКОВА ДОПОМОГА УКРАЇНІ', 'МЗС НІМЕЧЧИНИ', 'ФРН']</text:p>
      <text:p text:style-name="P4">
Category: News</text:p>
      <!--METADATA-->
      <text:p text:style-name="P4">
<draw:frame draw:style-name="fr1" draw:name="Image291" text:anchor-type="as-char" svg:width="6.9236in" svg:height="3.894525in" draw:z-index="0">
<draw:image xlink:href="../Images/AРМІЯINFORM/2023-05-16T84-00-00-04-00/pikapy.jpg" xlink:type="simple" xlink:show="embed" xlink:actuate="onLoad" draw:mime-type="image/jpeg"/>
</draw:frame>
The German Ministry of Foreign Affairs has provided 34 pickups to Ukrainian stubble for three weeks.</text:p>
      <text:p text:style-name="P4">
About it <text:a xlink:type="simple" xlink:href="https://twitter.com/GermanyinUA/status/1658450753407660032" text:style-name="Internet_20_link" text:visited-style-name="Visited_20_Internet_20_Link">
reports</text:a>
German Embassy in Ukraine.</text:p>
      <text:p text:style-name="P4">
“Mobility is an important factor in Ukraine's defense capability and sustainability. In order to enhance the Security forces of Ukraine, the German Foreign Ministry provided 34 pickups for the latest thritic, ”the message reads.</text:p>
      <text:p text:style-name="P4">
News Source: <text:a xlink:type="simple" xlink:href="https://armyinform.com.ua/2023/05/16/ukrayina-otrymala-vid-nimechchyny-shhe-34-pikapy-dlya-vijskovyh/" text:style-name="Internet_20_link" text:visited-style-name="Visited_20_Internet_20_Link">
https://armyinform.com.ua/2023/05/16/ukrayina-otrymala-vid-nimechchyny-shhe-34-pikapy-dlya-vijskovyh/</text:a>
</text:p>
      <!--NEWS-->
      <text:h text:style-name="P10" text:outline-level="1">
<text:span text:style-name="T4">
In a few days, the defense forces released 20 square meters. km under Bakhmut - Anna Painter</text:span>
</text:h>
      <text:p text:style-name="P4">
Author: ['АРМІЯINFORM']</text:p>
      <text:p text:style-name="P4">
Time: 2023-05-16T85:00:00-04:00</text:p>
      <text:p text:style-name="P4">
Description: INFORMACIA about XID Boyovikh, the Rubbound in the Complex of the All -Russian Counci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ukraine-russian-war-bakhmut-ap-mz-24-230219_1676840744219_hpmain_16x9_992.jpg" text:style-name="Internet_20_link" text:visited-style-name="Visited_20_Internet_20_Link">
ukraine-russian-war-bakhmut-ap-mz-24-230219_1676840744219_hpmain_16x9_992.jpg</text:a>
']</text:p>
      <text:p text:style-name="P4">
Tags: ['БАХМУТСЬКИЙ НАПРЯМОК', 'ГАННА МАЛЯР']</text:p>
      <text:p text:style-name="P4">
Category: News</text:p>
      <!--METADATA-->
      <text:p text:style-name="P4">
<draw:frame draw:style-name="fr1" draw:name="Image292" text:anchor-type="as-char" svg:width="6.9236in" svg:height="3.894525in" draw:z-index="0">
<draw:image xlink:href="../Images/AРМІЯINFORM/2023-05-16T85-00-00-04-00/ukraine-russian-war-bakhmut-ap-mz-24-230219_1676840744219_hpmain_16x9_992.jpg" xlink:type="simple" xlink:show="embed" xlink:actuate="onLoad" draw:mime-type="image/jpeg"/>
</draw:frame>
Information on the course of hostilities should be considered in the complex of all measures of the defense operation and not to tear from the context of events. On this <text:a xlink:type="simple" xlink:href="https://t.me/annamaliar/750" text:style-name="Internet_20_link" text:visited-style-name="Visited_20_Internet_20_Link">
emphasizes</text:a>
Deputy Minister of Defense of Ukraine.</text:p>
      <text:p text:style-name="P4">
"For example, for several days, our troops freed from the enemy of the night and south of the suburbs of Bakhmut about 20 square kilometers. At the same time the enemy moves somewhat in Bakhmut itself, completely destroying the city ashantillery," she said.</text:p>
      <text:p text:style-name="P4">
In addition, according to Anna Malyar, the enemy tightens the units of professional developers. There are heavy fights with different results.</text:p>
      <text:p text:style-name="P4">
“In the current situation, our troops do maximum and even more. The fact that Bakhmut's defense lasts so many months and even in certain areas of elaboration is the superintendent of our fighters and a high level of professional development of defense, ”Anna Malyar said.</text:p>
      <text:p text:style-name="P4">
The Deputy Minister of Defense reminded that the enemy has an advantage in the number of people's people.</text:p>
      <text:p text:style-name="P4">
"At the same time, thanks to the actions of our military, since last summer it is impossible to regalize its plans in the Bakhmut direction," she summarized.</text:p>
      <text:p text:style-name="P4">
News Source: <text:a xlink:type="simple" xlink:href="https://armyinform.com.ua/2023/05/16/za-dekilka-dniv-syly-oborony-zvilnyly-20-kv-km-pid-bahmutom-ganna-malyar/" text:style-name="Internet_20_link" text:visited-style-name="Visited_20_Internet_20_Link">
https://armyinform.com.ua/2023/05/16/za-dekilka-dniv-syly-oborony-zvilnyly-20-kv-km-pid-bahmutom-ganna-malyar/</text:a>
</text:p>
      <!--NEWS-->
      <text:h text:style-name="P10" text:outline-level="1">
<text:span text:style-name="T4">
The behavior of Russian servicemen is similar to the actions of adherents of totalitarian sects - Colonel Vladimir Petukhov</text:span>
</text:h>
      <text:p text:style-name="P4">
Author: ['АРМІЯINFORM']</text:p>
      <text:p text:style-name="P4">
Time: 2023-05-16T86:00:00-04:00</text:p>
      <text:p text:style-name="P4">
Description: Our vіsycovo -porosholeni to pay the roasting of the BIK, Perekotot for the Foreign Purification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16_08-20-53.jpg" text:style-name="Internet_20_link" text:visited-style-name="Visited_20_Internet_20_Link">
photo_2023-05-16_08-20-53.jpg</text:a>
']</text:p>
      <text:p text:style-name="P4">
Tags: ['STOPRUSSIA', 'АГРЕСІЯ РФ', 'ВТОРГНЕННЯ РФ']</text:p>
      <text:p text:style-name="P4">
Category: News</text:p>
      <!--METADATA-->
      <text:p text:style-name="P4">
<draw:frame draw:style-name="fr1" draw:name="Image293" text:anchor-type="as-char" svg:width="6.9236in" svg:height="6.732922in" draw:z-index="0">
<draw:image xlink:href="../Images/AРМІЯINFORM/2023-05-16T86-00-00-04-00/photo_2023-05-16_08-20-53.jpg" xlink:type="simple" xlink:show="embed" xlink:actuate="onLoad" draw:mime-type="image/jpeg"/>
</draw:frame>
Our prisoners of war, the invaders are trying to persuade to their side, persuade Ukraine and act in favor of Russia. About it in <text:a xlink:type="simple" xlink:href="https://armyinform.com.ua/2023/05/16/nasha-systema-utrymannya-polonenyh-yevropejska-u-rashystiv-gulagivska/" text:style-name="Internet_20_link" text:visited-style-name="Visited_20_Internet_20_Link">
interview</text:a>
The Deputy Head of Anause and Research Department of Internal Communication of the Research Center of Humanitarian Problems of the Armed Forces of Ukraine Volodymyr Petukhov told the information agency of the Ministry of Defense:</text:p>
      <text:p text:style-name="P4">
“By the way, this is a constant question that is asked by our captives on that side. So -based pressure agrees to improve the conditions of their maintenance. But the 111st Article of the Criminal Code of Ukraine is "State Council", the third paragraph of which proceeds from criminal prosecution if the person has informed the afternoon by our authorities about attempting to recruit it.</text:p>
      <text:p text:style-name="P4">
In Russia, our captives are said - "you will come - you will be tortured, imprisoned," they are scared by the fact that they will not "get off" by the SBU.</text:p>
      <text:p text:style-name="P4">
Volodymyr Petukhov assures that in Ukraine for captured Russian military created such a system where the rules of keeping combatants are strictly observed(According to the Geneva Convention): “Undoubtedly, our European principles created by the European principles, and the Russian way of keeping prisoners of war is the Gulav traditions. We had such exchanges that the Russians came from wheelbarrows like tourists. They had the opportunity to work, earn money, buy something »...</text:p>
      <text:p text:style-name="P4">
Representative of the Research Center of Humanitarian Problems of the Armed Forces says that it is a worthy of Russian prisoners of war, most of them, when they return to Russia, commenting on them that they have been bullied, pressed and repeated all the rashist narratives about the Nazis, Western mercenaries ...</text:p>
      <text:p text:style-name="P4">
And interestingly, these fables Russian law enforcement agencies register and collect as revelations of "war crimes" of Ukraine.</text:p>
      <text:p text:style-name="P4">
"I used to engage in cults, issues of their influence on people's consciousness, helped the victims of these organizations, and say that the behavior of Russian servicemen is very often similar to the behavior of adept -totalitarian sects," Colonel Vladimir Petukhov summarized.</text:p>
      <text:p text:style-name="P4">
News Source: <text:a xlink:type="simple" xlink:href="https://armyinform.com.ua/2023/05/16/povedinka-rosijskyh-vijskovosluzhbovcziv-shozha-na-diyi-adeptiv-totalitarnyh-sekt-polkovnyk-volodymyr-petuhov/" text:style-name="Internet_20_link" text:visited-style-name="Visited_20_Internet_20_Link">
https://armyinform.com.ua/2023/05/16/povedinka-rosijskyh-vijskovosluzhbovcziv-shozha-na-diyi-adeptiv-totalitarnyh-sekt-polkovnyk-volodymyr-petuhov/</text:a>
</text:p>
      <!--NEWS-->
      <text:h text:style-name="P10" text:outline-level="1">
<text:span text:style-name="T4">
The 52nd Conference of NATO Military Educational Institutions took place</text:span>
</text:h>
      <text:p text:style-name="P4">
Author: ['АРМІЯINFORM']</text:p>
      <text:p text:style-name="P4">
Time: 2023-05-16T87:00:00-04:00</text:p>
      <text:p text:style-name="P4">
Description: Ukrainian delegation at Choli Zholi, the head of the National to the Noni -Research of Ukraine’s defense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7413511_220507040724331_5768120395408700731_n.jpg" text:style-name="Internet_20_link" text:visited-style-name="Visited_20_Internet_20_Link">
347413511_220507040724331_5768120395408700731_n.jpg</text:a>
']</text:p>
      <text:p text:style-name="P4">
Tags: ['STOPRUSSIA', 'АГРЕСІЯ РФ', 'НАТО']</text:p>
      <text:p text:style-name="P4">
Category: News</text:p>
      <!--METADATA-->
      <text:p text:style-name="P4">
<draw:frame draw:style-name="fr1" draw:name="Image294" text:anchor-type="as-char" svg:width="6.9236in" svg:height="4.689359in" draw:z-index="0">
<draw:image xlink:href="../Images/AРМІЯINFORM/2023-05-16T87-00-00-04-00/347413511_220507040724331_5768120395408700731_n.jpg" xlink:type="simple" xlink:show="embed" xlink:actuate="onLoad" draw:mime-type="image/jpeg"/>
</draw:frame>
The Ukrainian delegation, headed by the head of the National University of Defense of Ivan Chernyakhovsky, Colonel-General Mikhail Kovalev defended the 52nd annual conference of heads of military educational institutions, which took place in Tallin(Estonian Republic)In early May.</text:p>
      <text:p text:style-name="P4">
About it reports <text:a xlink:type="simple" xlink:href="https://www.facebook.com/DepartmentMilitaryEducationScienceMOD.UA" text:style-name="Internet_20_link" text:visited-style-name="Visited_20_Internet_20_Link">
Department of Military Education and Science of the Ministry of Defense of Ukraine</text:a>
.</text:p>
      <text:p text:style-name="P4">
Захід, організований Оборонним коледжем НАТО спільно з Балтійським обороннимколеджем, об’єднав понад 100 керівників закладів професійної військової освіти(PME)NATO and partner states for information and ideas in spheres of education. This year, the participants of the conference focused on discussing the issues of the educational process in a remote and mixed format.</text:p>
      <text:p text:style-name="P4">
The head of the Department of Military Education of the Ministry of Defense of Ukraine Volodymyr Mirnenko shared his impressions of the event:</text:p>
      <text:p text:style-name="P4">
"In the process of transformational changes by Euro -Atlantic standards and the acquisition of compatibility with the structures of the Alliance together with our leading military person - the National University of Defense of Ukraine named after Ivan Chernyakhovsky - we strive , - the opportunity to expand horizontal work and understanding that the prospective development of military education is seen by foreign colleagues. ”</text:p>
      <text:p text:style-name="P4">
According to Volodymyr Mirnenko, we should keep up with the times and pronoun the engineering-ludocentric learning technologies, in particular with the effect of full-full reality and in combination with the practice of combat training. Besides, the head of the department assured, aspects of the training of the outlet as experts on a certain range of issues, strengthening the requirements of the educational process in order to improve its performance, as well as the formation of a career lift in the course of a step -by -step education and a step -by -step education, remained urgent.Within the framework of the visit to Estonia, the head of the National University of Defense of Ukraine Ivan Chernyakhovsky Colonel-General Mikhail Koval and CommandantBaltic Defense College Bragadny General Ilmar Tamm signed a memorialum of understanding.</text:p>
      <text:p text:style-name="P4">
The main purpose of the document is to comprehensively support educational activities and exchanges on subject issues. Both institutions will inform each other with enlightenment research programs and involve representatives to participate in courses, electives and other academic activities. The focus will be on the exchange of experience related to the training of the NATO standards and strategic levels. By the way, the teaching staff of the National University of Defense of Ukraine Ivan Chernyakhovsky will take part in the current united headquarters "Joint Determination-2023".</text:p>
      <text:p text:style-name="P4">
At the next, 53rd conference of heads of military educational institutions, which will take place in May 2024 in Washington(District of Columbia, USA)Under the auspices of the National University of Defense, the development of military leadership will be considered for the next 25 years.</text:p>
      <text:p text:style-name="P4">
News Source: <text:a xlink:type="simple" xlink:href="https://armyinform.com.ua/2023/05/16/vidbulasya-52-ga-konferencziya-nachalnykiv-vijskovyh-navchalnyh-zakladiv-nato/" text:style-name="Internet_20_link" text:visited-style-name="Visited_20_Internet_20_Link">
https://armyinform.com.ua/2023/05/16/vidbulasya-52-ga-konferencziya-nachalnykiv-vijskovyh-navchalnyh-zakladiv-nato/</text:a>
</text:p>
      <!--NEWS-->
      <text:h text:style-name="P10" text:outline-level="1">
<text:span text:style-name="T4">
Aviation of Defense Forces per day struck 13 strokes on enemy concentration areas</text:span>
</text:h>
      <text:p text:style-name="P4">
Author: ['АРМІЯINFORM']</text:p>
      <text:p text:style-name="P4">
Time: 2023-05-16T88:00:00-04:00</text:p>
      <text:p text:style-name="P4">
Description: About the General Headquarters of the ZS Ukrainian. - AvIACII of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a4a862dff717c265.jpg" text:style-name="Internet_20_link" text:visited-style-name="Visited_20_Internet_20_Link">
a4a862dff717c265.jpg</text:a>
']</text:p>
      <text:p text:style-name="P4">
Tags: ['STOPRUSSIA', 'АГРЕСІЯ РФ', 'ВТОРГНЕННЯ РФ', 'ГШ ЗСУ']</text:p>
      <text:p text:style-name="P4">
Category: News</text:p>
      <!--METADATA-->
      <text:p text:style-name="P4">
<draw:frame draw:style-name="fr1" draw:name="Image295" text:anchor-type="as-char" svg:width="6.9236in" svg:height="3.894525in" draw:z-index="0">
<draw:image xlink:href="../Images/AРМІЯINFORM/2023-05-16T88-00-00-04-00/a4a862dff717c265.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w5mxYphJxX3DbYxuU86s23oPtQh6KWGCdn9XM4CaD1RazMKGNUF7YVpRhmLqitcTl" text:style-name="Internet_20_link" text:visited-style-name="Visited_20_Internet_20_Link">
reports</text:a>
General SC of the Armed Forces of Ukraine.</text:p>
      <text:p text:style-name="P4">
-Aviation of defense forces per day made 13 beats in the areas of concentration of personal staff and military equipment of the enemy, as well as 3-on the anti-aircraft missile complexes of the enemy. During this day, our defenders destroyed 1 Iranian shock UAV Shahd and 2 reconnaissance drones, - the Vesta said.</text:p>
      <text:p text:style-name="P4">
At the same time, the units of rocket troops and artillery struck 5 areas of concentration of power, 3 radio electronic wrestling stations, 2 ammunition warehouses and 1 point of fuel and lubricants.</text:p>
      <text:p text:style-name="P4">
News Source: <text:a xlink:type="simple" xlink:href="https://armyinform.com.ua/2023/05/16/aviacziya-syl-oborony-za-dobu-zavdala-13-udariv-po-rajonah-zoseredzhennya-protyvnyka/" text:style-name="Internet_20_link" text:visited-style-name="Visited_20_Internet_20_Link">
https://armyinform.com.ua/2023/05/16/aviacziya-syl-oborony-za-dobu-zavdala-13-udariv-po-rajonah-zoseredzhennya-protyvnyka/</text:a>
</text:p>
      <!--NEWS-->
      <text:h text:style-name="P10" text:outline-level="1">
<text:span text:style-name="T4">
The invaders try to take out the stolen grain on the Syrian Syrian Syrian</text:span>
</text:h>
      <text:p text:style-name="P4">
Author: ['АРМІЯINFORM']</text:p>
      <text:p text:style-name="P4">
Time: 2023-05-16T89:00:00-04:00</text:p>
      <text:p text:style-name="P4">
Description: About the General Headquarters of the ZS Ukrainian. - Rosіyskі PROPPANT ... War with Ukraine 2022, War with Ukraine Latest news today, News War with Ukraine 2022 Last for today, will there be a war between Ukraine and Russia and when, there will be a war with Ukraine in 2022, whether it will be or not, will it be The war with Ukraine in the near future says, the war with Ukraine, Ukrainian news today, Ukrainian news in Ukrainian media in Russian</text:p>
      <text:p text:style-name="P4">
Images: ['<text:a xlink:type="simple" xlink:href="https://armyinform.com.ua/wp-content/uploads/2023/05/krazha-zerna-140232.jpg" text:style-name="Internet_20_link" text:visited-style-name="Visited_20_Internet_20_Link">
krazha-zerna-140232.jpg</text:a>
']</text:p>
      <text:p text:style-name="P4">
Tags: ['STOPRUSSIA', 'ВТОРГНЕННЯ РФ', 'ГШ ЗСУ']</text:p>
      <text:p text:style-name="P4">
Category: News</text:p>
      <!--METADATA-->
      <text:p text:style-name="P4">
<draw:frame draw:style-name="fr1" draw:name="Image296" text:anchor-type="as-char" svg:width="6.9236in" svg:height="3.63489in" draw:z-index="0">
<draw:image xlink:href="../Images/AРМІЯINFORM/2023-05-16T89-00-00-04-00/krazha-zerna-140232.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w5mxYphJxX3DbYxuU86s23oPtQh6KWGCdn9XM4CaD1RazMKGNUF7YVpRhmLqitcTl" text:style-name="Internet_20_link" text:visited-style-name="Visited_20_Internet_20_Link">
reports</text:a>
General SC of the Armed Forces of Ukraine.</text:p>
      <ul>
        <li>
Russian invaders continue to plunder the population of Ukraine, appropriating the growing harvest of civilians. Thus, in the city of Feodosia, in the temporary -corresponding Crimea, the so -called Russian occupation authorities are trying to take out grain to their ports, loading it on the Syrian Syrian Souria, - the message reads.</li>
      </ul>
      <text:p text:style-name="P4">
News Source: <text:a xlink:type="simple" xlink:href="https://armyinform.com.ua/2023/05/16/zagarbnyky-namagayutsya-vyvezty-vykradene-zerno-na-pidsankczijnomu-syrijskomu-sudni-souria/" text:style-name="Internet_20_link" text:visited-style-name="Visited_20_Internet_20_Link">
https://armyinform.com.ua/2023/05/16/zagarbnyky-namagayutsya-vyvezty-vykradene-zerno-na-pidsankczijnomu-syrijskomu-sudni-souria/</text:a>
</text:p>
      <!--NEWS-->
      <text:h text:style-name="P10" text:outline-level="1">
<text:span text:style-name="T4">
There were 44 combat collisions in the four sections of the front during the day</text:span>
</text:h>
      <text:p text:style-name="P4">
Author: ['АРМІЯINFORM']</text:p>
      <text:p text:style-name="P4">
Time: 2023-05-16T90:00:00-04:00</text:p>
      <text:p text:style-name="P4">
Description: About the General Headquarters of the ZS Ukrainian. - The opponent is a sinking of ZoSEREDZHUVATI ... The war with Ukraine 2022, the war with Ukraine is the latest news today, the news war with Ukraine 2022 The last for today, whether the war between Ukraine and Russia will be, when, the war with Ukraine in 2022 will be or not, will there be or not, will it be The war with Ukraine in the near future says, the war with Ukraine, Ukrainian news today, Ukrainian news in Ukrainian media in Russian</text:p>
      <text:p text:style-name="P4">
Images: ['<text:a xlink:type="simple" xlink:href="https://armyinform.com.ua/wp-content/uploads/2023/05/347154990_205620921805602_6739583036793195360_n-1024x682-1.webp" text:style-name="Internet_20_link" text:visited-style-name="Visited_20_Internet_20_Link">
347154990_205620921805602_6739583036793195360_n-1024x682-1.webp</text:a>
']</text:p>
      <text:p text:style-name="P4">
Tags: ['STOPRUSSIA', 'АГРЕСІЯ РФ', 'ВТОРГНЕННЯ РФ', 'ГШ ЗСУ']</text:p>
      <text:p text:style-name="P4">
Category: News</text:p>
      <!--METADATA-->
      <text:p text:style-name="P4">
<draw:frame draw:style-name="fr1" draw:name="Image297" text:anchor-type="as-char" svg:width="6.9236in" svg:height="4.611226in" draw:z-index="0">
<draw:image xlink:href="../ConvertedIMGs/AРМІЯINFORM/2023-05-16T90-00-00-04-00/347154990_205620921805602_6739583036793195360_n-1024x682-1.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w5mxYphJxX3DbYxuU86s23oPtQh6KWGCdn9XM4CaD1RazMKGNUF7YVpRhmLqitcTl" text:style-name="Internet_20_link" text:visited-style-name="Visited_20_Internet_20_Link">
reports</text:a>
General SC of the Armed Forces of Ukraine.</text:p>
      <ul>
        <li>
The enemy continues to concentrate the main efforts on the Liman, Bakhmut, Avdiiv and Mariinsky directions. During the day there were 44 combat clashes in these areas of the front. Bakhmut and Marinka remain at the epicenter of the fighting, - the message reads.</li>
      </ul>
      <text:p text:style-name="P4">
News Source: <text:a xlink:type="simple" xlink:href="https://armyinform.com.ua/2023/05/16/na-4-dilyankah-frontu-protyagom-doby-vidbulosya-44-bojovyh-zitknen/" text:style-name="Internet_20_link" text:visited-style-name="Visited_20_Internet_20_Link">
https://armyinform.com.ua/2023/05/16/na-4-dilyankah-frontu-protyagom-doby-vidbulosya-44-bojovyh-zitknen/</text:a>
</text:p>
      <!--NEWS-->
      <text:h text:style-name="P10" text:outline-level="1">
<text:span text:style-name="T4">
The enemy terrorizes the south of Ukraine with managed airbams - Natalia Humeniuk</text:span>
</text:h>
      <text:p text:style-name="P4">
Author: ['Олексій Мосейченок']</text:p>
      <text:p text:style-name="P4">
Time: 2023-05-16T91:00:00-04:00</text:p>
      <text:p text:style-name="P4">
Description: About the PID Hour of the Televasia Marathon “єini News” Rospovil the chief of the Obnaya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STOPRUSSIA', 'АГРЕСІЯ РФ', 'ВТОРГНЕННЯ РФ']</text:p>
      <text:p text:style-name="P4">
Category: News</text:p>
      <!--METADATA-->
      <text:p text:style-name="P4">
<draw:frame draw:style-name="fr1" draw:name="Image298" text:anchor-type="as-char" svg:width="6.9236in" svg:height="4.206087in" draw:z-index="0">
<draw:image xlink:href="../Images/AРМІЯINFORM/2023-05-16T91-00-00-04-00/2-nataliya-gumenyuk-e1672058964734.jpg" xlink:type="simple" xlink:show="embed" xlink:actuate="onLoad" draw:mime-type="image/jpeg"/>
</draw:frame>
Natalia Humeniuk</text:p>
      <text:p text:style-name="P4">
About it during a television marathon <text:a xlink:type="simple" xlink:href="https://www.youtube.com/watch" text:style-name="Internet_20_link" text:visited-style-name="Visited_20_Internet_20_Link">
"Unin"</text:a>
She told the Chief Coordinating Press Center of Defense Forces of South of Ukraine Captain 1RANGA Natalia Humeniuk.</text:p>
      <ul>
        <li>
The situation remains quite tense. The enemy does not stop the shelling and the teaching tries to take revenge on the locals. It is a common tactic for them to identify both the civilians and military Ukraine on the eve of active ones. The attacks and bombs of the CAB-500 continue. There was no such day when they were used, - Natalia Humeniuk said.</li>
      </ul>
      <text:p text:style-name="P4">
According to her, it is also a provocation on the devastation of the resources of our reference defense, because it is irrational to use the means of air defense in the right of this type of weapons. And we try to work so as to eliminate the cause - the planes that scatter these cabins.</text:p>
      <text:p text:style-name="P4">
News Source: <text:a xlink:type="simple" xlink:href="https://armyinform.com.ua/2023/05/16/vorog-teroryzuye-pivden-ukrayiny-kerovanymy-aviabombamy-nataliya-gumenyuk/" text:style-name="Internet_20_link" text:visited-style-name="Visited_20_Internet_20_Link">
https://armyinform.com.ua/2023/05/16/vorog-teroryzuye-pivden-ukrayiny-kerovanymy-aviabombamy-nataliya-gumenyuk/</text:a>
</text:p>
      <!--NEWS-->
      <text:h text:style-name="P10" text:outline-level="1">
<text:span text:style-name="T4">
Circumstation Circumstances: What should you know</text:span>
</text:h>
      <text:p text:style-name="P4">
Author: ['Володимир Поліщук']</text:p>
      <text:p text:style-name="P4">
Time: 2023-05-16T92:00:00-04:00</text:p>
      <text:p text:style-name="P4">
Description: Fakhivovets of the coordinating center of the Nadannya Diano Diana Babayan Rospovil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olovne-foto-poranenyj.jpg" text:style-name="Internet_20_link" text:visited-style-name="Visited_20_Internet_20_Link">
golovne-foto-poranenyj.jpg</text:a>
', '<text:a xlink:type="simple" xlink:href="https://armyinform.com.ua/wp-content/uploads/2023/05/raport-obstavyny-poranennya.png" text:style-name="Internet_20_link" text:visited-style-name="Visited_20_Internet_20_Link">
raport-obstavyny-poranennya.png</text:a>
', '<text:a xlink:type="simple" xlink:href="https://armyinform.com.ua/wp-content/uploads/2023/05/skarga-1-150x150.png" text:style-name="Internet_20_link" text:visited-style-name="Visited_20_Internet_20_Link">
skarga-1-150x150.png</text:a>
', '<text:a xlink:type="simple" xlink:href="https://armyinform.com.ua/wp-content/uploads/2023/05/skarga-2-150x150.png" text:style-name="Internet_20_link" text:visited-style-name="Visited_20_Internet_20_Link">
skarga-2-150x150.png</text:a>
', '<text:a xlink:type="simple" xlink:href="https://armyinform.com.ua/wp-content/uploads/2023/05/zrazok-dovidky.png" text:style-name="Internet_20_link" text:visited-style-name="Visited_20_Internet_20_Link">
zrazok-dovidky.png</text:a>
']</text:p>
      <text:p text:style-name="P4">
Tags: ['STOPRUSSIA', 'БОЙОВА ТРАВМА']</text:p>
      <text:p text:style-name="P4">
Category: News</text:p>
      <!--METADATA-->
      <text:p text:style-name="P4">
<draw:frame draw:style-name="fr1" draw:name="Image299" text:anchor-type="as-char" svg:width="6.9236in" svg:height="4.597513in" draw:z-index="0">
<draw:image xlink:href="../Images/AРМІЯINFORM/2023-05-16T92-00-00-04-00/golovne-foto-poranenyj.jpg" xlink:type="simple" xlink:show="embed" xlink:actuate="onLoad" draw:mime-type="image/jpeg"/>
</draw:frame>
Diana Baboyanfor Coordinating Center Specialist Diana BaboyanForm Correspondent on how to get a military serviceman <text:span text:style-name="T4">
 a certificate of injury </text:span>
 - a document that is the basis for compensation for the damage:</text:p>
      <text:p text:style-name="P4">
<text:span text:style-name="T4">
 Background. </text:span>
 <text:span text:style-name="T5">
bid with the Law of Ukraine "</text:span>
 <text:a xlink:type="simple" xlink:href="https://zakon.rada.gov.ua/laws/show/3551-12#Text" text:style-name="Internet_20_link" text:visited-style-name="Visited_20_Internet_20_Link">
<text:span text:style-name="T5">
Po status of war veterans, guarantees of their social protection</text:span>
</text:a>
<text:span text:style-name="T5">
 »Soldiers are given a certificate of the circumstances of the injury(In case of such circumstances), which confirms the fact of participation of the person in the fighting</text:span>
 - _ defense of theka region and his right to receive social guarantees._</text:p>
      <text:p text:style-name="P4">
“In order to obtain this document, a serviceman must submit a report of the department of the unit or to the medical institution that provided him with a medical assistance.</text:p>
      <text:h text:style-name="P12" text:outline-level="3">
<text:span text:style-name="T4">
<text:span text:style-name="T4">
 Do you need to inform your military unit? </text:span>
</text:span>
</text:h>
      <text:p text:style-name="P4">
The representative of the medical institution must in a documentary form report the referral of the military with the injury to the commander of the military unit. However, in order to get the announcement in the unauthorized abandonment of the military unit, the serviceman should notify his or her stay on the middle commander and the deputy commander on his own.</text:p>
      <text:h text:style-name="P12" text:outline-level="3">
<text:span text:style-name="T4">
<text:span text:style-name="T4">
 Where is the treatment? </text:span>
</text:span>
</text:h>
      <text:p text:style-name="P4">
Depending on the severity of the injury, treatment may continue in a specialized Medical Bloc in the military unit, the military institutions of the Ministry of Health(military hospitals)or in civilian medical institutions.</text:p>
      <text:h text:style-name="P12" text:outline-level="3">
<text:span text:style-name="T4">
<text:span text:style-name="T4">
 Why is this document important? </text:span>
</text:span>
</text:h>
      <text:p text:style-name="P4">
Each of the factors in this document influences the conclusion of the VLK and MSEC and on sparse cash assistance in case of establishment of a disability group or part of disability. The conditions of injury, as well as the place and time of its undergoing and elimination of the fact that the injury was affected by alcohol or drug intoxication.</text:p>
      <text:p text:style-name="P4">
Read also:</text:p>
      <text:p text:style-name="P4">
<text:a xlink:type="simple" xlink:href="https://armyinform.com.ua/2023/04/03/pravyla-vyplaty-groshovogo-zabezpechennya-vijskovosluzhbovczyam-na-period-likuvannya/" text:style-name="Internet_20_link" text:visited-style-name="Visited_20_Internet_20_Link">
<text:span text:style-name="T4">
 Payment Rules </text:span>
 <text:span text:style-name="T4">
 </text:span>
 to servicemen for the <text:span text:style-name="T4">
** treatment </text:span>
</text:a>
### <text:span text:style-name="T4">
 How to get help? </text:span>
</text:p>
      <text:p text:style-name="P4">
Submit a report in the name of your commander independently or through a military-medical institution where the military is treated. The report should be added to the report on the enclosure of injury in an arbitrary form. If one of the comrades used to see how you were injured, it is worthwhile to write such explanations.*!However, in some other falls it can be extended up to two months._</text:p>
      <text:p text:style-name="P4">
<draw:frame draw:style-name="fr1" draw:name="Image300" text:anchor-type="as-char" svg:width="6.9236in" svg:height="7.119551in" draw:z-index="0">
<draw:image xlink:href="../Images/AРМІЯINFORM/2023-05-16T92-00-00-04-00/raport-obstavyny-poranennya.png" xlink:type="simple" xlink:show="embed" xlink:actuate="onLoad" draw:mime-type="image/png"/>
</draw:frame>
Report form for a certificate of injury circumstances</text:p>
      <text:h text:style-name="P12" text:outline-level="3">
<text:span text:style-name="T4">
<text:span text:style-name="T4">
 What to do if you are denied? </text:span>
</text:span>
</text:h>
      <text:p text:style-name="P4">
Require the commander to provide a written refusal to a report with an explanation of the cause of the refusal. It is worth applying for a complaint to the Higher Command or the Post -Law Order of the Armed Forces within one month from the date of receipt.</text:p>
      <text:p text:style-name="P4">
<text:a xlink:type="simple" xlink:href="https://armyinform.com.ua/wp-content/uploads/2023/05/skarga-1.png" text:style-name="Internet_20_link" text:visited-style-name="Visited_20_Internet_20_Link">
!(Images/AРМІЯINFORM/2023-05-16T92-00-00-04-00/skarga-1-150x150.png)</text:a>
A sample complaint due to non -receipt(Injuries)</text:p>
      <text:p text:style-name="P4">
<text:a xlink:type="simple" xlink:href="https://armyinform.com.ua/wp-content/uploads/2023/05/skarga-2.png" text:style-name="Internet_20_link" text:visited-style-name="Visited_20_Internet_20_Link">
<draw:frame draw:style-name="fr1" draw:name="Image301" text:anchor-type="as-char" svg:width="6.9236in" svg:height="6.9236in" draw:z-index="0">
<draw:image xlink:href="../Images/AРМІЯINFORM/2023-05-16T92-00-00-04-00/skarga-2-150x150.png" xlink:type="simple" xlink:show="embed" xlink:actuate="onLoad" draw:mime-type="image/png"/>
</draw:frame>
</text:a>
Military lawyer Igor Serkov from the first day of a large -scale war went to the forces of Terroboron, then to other units of the Armed Forces. For his own position in the physical and informational confrontation of the enemy, the base "[Nemezid] got to the enemy.(https://nemez1da.ru/spravochnik/voenizirovannye/serkov-igor-evgenevich-s%d1%94rkov-igor-%d1%94vgenovich/)», Which according to Rushist, the Ukrnatsists".</text:p>
      <text:p text:style-name="P4">
Only a week ago, the status of a person with a group II disability himself was given, so he knows that injury and other necessary medical information is closely related to the subsequent receipt of a disability group and a disability as a result of war.</text:p>
      <text:p text:style-name="P4">
The Colonel of the Serkov reserve emphasized the information agency correspondent, and it is necessary to collect the necessary medical documents very carefully, to pay attention to Nate that all medical documents have the corresponding signatures of doctors, officials of medical institutions.</text:p>
      <text:p text:style-name="P4">
<draw:frame draw:style-name="fr1" draw:name="Image302" text:anchor-type="as-char" svg:width="6.9236in" svg:height="8.424344in" draw:z-index="0">
<draw:image xlink:href="../Images/AРМІЯINFORM/2023-05-16T92-00-00-04-00/zrazok-dovidky.png" xlink:type="simple" xlink:show="embed" xlink:actuate="onLoad" draw:mime-type="image/png"/>
</draw:frame>
A sample certificate of injury circumstances(Injuries)** If you have a legal question, call to the Number System Contact Center: 0 800 213 103.</text:p>
      <text:p text:style-name="P4">
<text:span text:style-name="T4">
 number to call with Telegram: https://t.me/+380677213103</text:span>
*</text:p>
      <text:p text:style-name="P4">
<text:span text:style-name="T4">
 You can also write a lawyer in telegrams(“Receive Consultation” button): &lt;https://t.me/legalaidukrainebot&gt;
 </text:span>
</text:p>
      <text:p text:style-name="P4">
<text:span text:style-name="T4">
 or contact the Legal Aid Bureau: &lt;https://bit.ly/bpd_buro&gt;
 </text:span>
</text:p>
      <text:p text:style-name="P4">
News Source: <text:a xlink:type="simple" xlink:href="https://armyinform.com.ua/2023/05/16/dovidka-pro-obstavyny-travmy-shho-treba-znaty/" text:style-name="Internet_20_link" text:visited-style-name="Visited_20_Internet_20_Link">
https://armyinform.com.ua/2023/05/16/dovidka-pro-obstavyny-travmy-shho-treba-znaty/</text:a>
</text:p>
      <!--NEWS-->
      <text:h text:style-name="P10" text:outline-level="1">
<text:span text:style-name="T4">
Night missile attack and its consequences became a leitmotif of discussions in pro-Russian telegrams-Anna Malyar</text:span>
</text:h>
      <text:p text:style-name="P4">
Author: ['АРМІЯINFORM']</text:p>
      <text:p text:style-name="P4">
Time: 2023-05-16T93:00:00-04:00</text:p>
      <text:p text:style-name="P4">
Description: The Minoborities of the Russian Federation also made it possible to declare that the meta attack was reached by the I. Rosiyskі ... War with Ukraine 2022, War with Ukraine latest news today, News War with Ukraine 2022 last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2022-09-03_15-44-29-e1684259093104.jpg" text:style-name="Internet_20_link" text:visited-style-name="Visited_20_Internet_20_Link">
photo_2022-09-03_15-44-29-e1684259093104.jpg</text:a>
']</text:p>
      <text:p text:style-name="P4">
Tags: ['STOPRUSSIA', 'АГРЕСІЯ РФ', 'ГАННА МАЛЯР']</text:p>
      <text:p text:style-name="P4">
Category: News</text:p>
      <!--METADATA-->
      <text:p text:style-name="P4">
<draw:frame draw:style-name="fr1" draw:name="Image303" text:anchor-type="as-char" svg:width="6.9236in" svg:height="5.603789in" draw:z-index="0">
<draw:image xlink:href="../Images/AРМІЯINFORM/2023-05-16T93-00-00-04-00/photo_2022-09-03_15-44-29-e1684259093104.jpg" xlink:type="simple" xlink:show="embed" xlink:actuate="onLoad" draw:mime-type="image/jpeg"/>
</draw:frame>
The Ministry of Defense of the Russian Federation has already stated that the purpose of the attack has been achieved and all the goals are affected. Russian TG channels are actively disseminating information about the alleged destruction of batteriepatriot by one rocket "dagger". There are also reports in which the authors went generous and wrote that 2 more Iris-T units were also destroyed.</text:p>
      <text:p text:style-name="P4">
About it in Telegram channel <text:a xlink:type="simple" xlink:href="https://t.me/annamaliar" text:style-name="Internet_20_link" text:visited-style-name="Visited_20_Internet_20_Link">
wrote</text:a>
Deputy Minister of Defense of Ukraine Anna Malyar.</text:p>
      <ul>
        <li>
Such reports of the Russian Federation promote its narrative about the military power of the state. It is worth noting that the unchanged information background of the narrative of the Russian Federation remains the coverage of the situation around Bakhmut and other cities with squeezing actions at the front, where, according to authors reports from the Russian Federation, they occupy successful successes, - the message reads.</li>
      </ul>
      <text:p text:style-name="P4">
Anna Malyar also noted that the spread of the above narratives has a certainmet - to hide the fact that in fact Russia is afraid of the Ukrainian contrast. Manipulations in the information space are aimed at creating a mythical image of the invincibility of the Russian superpower and intimidation of the international and Ukrainian community.</text:p>
      <text:p text:style-name="P4">
News Source: <text:a xlink:type="simple" xlink:href="https://armyinform.com.ua/2023/05/16/nichna-raketna-ataka-ta-yiyi-naslidky-staly-lejtmotyvom-obgovoren-v-prorosijskyh-telegram-kanalah-ganna-malyar/" text:style-name="Internet_20_link" text:visited-style-name="Visited_20_Internet_20_Link">
https://armyinform.com.ua/2023/05/16/nichna-raketna-ataka-ta-yiyi-naslidky-staly-lejtmotyvom-obgovoren-v-prorosijskyh-telegram-kanalah-ganna-malyar/</text:a>
</text:p>
      <!--NEWS-->
      <text:h text:style-name="P10" text:outline-level="1">
<text:span text:style-name="T4">
The Hague continues the conference: the international community is concerned about using chemical weapons by Russians</text:span>
</text:h>
      <text:p text:style-name="P4">
Author: ['Анатолій Бальчос']</text:p>
      <text:p text:style-name="P4">
Time: 2023-05-16T94:00:00-04:00</text:p>
      <text:p text:style-name="P4">
Description: Tzheogo Tizhnya at the Gaazi 193 Opi-Participers, they were a conference of the conference of the fuss ... The war with Ukraine 2022, the war with Ukraine is the latest news today, the News War with Ukraine 2022 is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01-himichna-zbroya-golovna.jpg" text:style-name="Internet_20_link" text:visited-style-name="Visited_20_Internet_20_Link">
01-himichna-zbroya-golovna.jpg</text:a>
', '<text:a xlink:type="simple" xlink:href="https://armyinform.com.ua/wp-content/uploads/2023/05/02-himichna-zbroya-finalna.jpg" text:style-name="Internet_20_link" text:visited-style-name="Visited_20_Internet_20_Link">
02-himichna-zbroya-finalna.jpg</text:a>
']</text:p>
      <text:p text:style-name="P4">
Tags: ['STOPRUSSIA', 'ДОПОМОГА ПАРТНЕРІВ', 'СВІТ']</text:p>
      <text:p text:style-name="P4">
Category: News</text:p>
      <!--METADATA-->
      <text:p text:style-name="P4">
<draw:frame draw:style-name="fr1" draw:name="Image304" text:anchor-type="as-char" svg:width="6.9236in" svg:height="4.615733in" draw:z-index="0">
<draw:image xlink:href="../Images/AРМІЯINFORM/2023-05-16T94-00-00-04-00/01-himichna-zbroya-golovna.jpg" xlink:type="simple" xlink:show="embed" xlink:actuate="onLoad" draw:mime-type="image/jpeg"/>
</draw:frame>
<text:span text:style-name="T4">
 This week in the Hague 193 States Parties gathered for the Fifth Conference on the Convention on the Prohibition of Chemical Weapons(1997)In order to evaluate progress to fulfill countries' commitments to joint consuments aimed at getting rid of the world from chemical weapons. </text:span>
</text:p>
      <text:p text:style-name="P4">
According to](https://www.eeas.europa.eu/eeas/fifth-review-conference-chemical-weapons-convention-eu-priorities-reinforce-convention_en?s=232)The European Union Diplomatic Service, more than 99% of chemical weapons declared in the world. On the eve of the opening of the 5th Conference on Consideration of the Convention on the Prohibition of Chemical Weapons US President Joe Biden <text:a xlink:type="simple" xlink:href="https://www.whitehouse.gov/briefing-room/statements-releases/2023/05/12/statement-from-president-joe-biden-ahead-of-the-fifth-review-conference-of-the-chemical-weapons-convention/" text:style-name="Internet_20_link" text:visited-style-name="Visited_20_Internet_20_Link">
declared</text:a>
The fact that the connection will be deprived of all their dangerous stocks by the fall of this year.</text:p>
      <text:p text:style-name="P4">
Despite the overall successes in the cessation of development in the world, the production of tancopy of this type of weapons of mass destruction, an organization with prohibitory imitative weapons(Ozh)It was recorded repeated use. Particularly obsessed from the experts of OPCH caused cases of bold use of Vevroppe.</text:p>
      <text:p text:style-name="P4">
According to the Group of Investigation and Identification of OPCC, in recent years, the representatives of Russian military intelligence have been repeatedly used by the newly used-and-paralytic substance. This chemical weapon was used by the UK's sugaryts against Yulia and Sergiy Skripal and during the assassination of Navalny Navalny in the Russian territory. During the conference, it was unacceptable to repetition such cases of use of chemical weapons, especially by the state-signer of the said Convention.</text:p>
      <text:p text:style-name="P4">
During the conference, its participants condemned the repeated use of chemical release in the territory of the Syrian Arab Republic. According to experts' findings, the authoritarian regime used poisonous substances against its own people at least nine times. Despite the attempts of the Russian Federation to act as a lawyered Syrian regime, Bashar Al-Assad, the OPCH leadership continue to be held on the prosecution of the perpetrators.According to the organizers of the conference in the Hague, raising the scientific and technological international and national potential of all Member States of Member States is one of the priority areas of activity of OPSC in the future. For this organization, the organization plans to involve in cooperation with the technical secretariat of OSCHZVSA parties, in particular, representatives of the chemical industry, scientists, analysts, activists of civil society and non -governmental organizations.</text:p>
      <text:p text:style-name="P4">
During the conference, which will last until May 19, OPHZ announced its nouns to coordinate further economic cooperation with EU structures. Since 2004, the EU has provided more Cyberattack from Russian hackers.</text:p>
      <text:p text:style-name="P4">
<draw:frame draw:style-name="fr1" draw:name="Image305" text:anchor-type="as-char" svg:width="6.9236in" svg:height="4.615733in" draw:z-index="0">
<draw:image xlink:href="../Images/AРМІЯINFORM/2023-05-16T94-00-00-04-00/02-himichna-zbroya-finalna.jpg" xlink:type="simple" xlink:show="embed" xlink:actuate="onLoad" draw:mime-type="image/jpeg"/>
</draw:frame>
During the large -scale armed aggression of the Russian Federation in Ukraine, representatives of defense forces were repeatedly recorded by the facts of the use of chemical weapons. This was officially <text:a xlink:type="simple" xlink:href="https://www.ukrinform.ua/rubric-ato/3688197-rosiani-zastosovuut-himicni-boepripasi-na-doneckomu-napramku-vijskovi.html" text:style-name="Internet_20_link" text:visited-style-name="Visited_20_Internet_20_Link">
reported</text:a>
Vinformation space of Ukraine with reference to spokesmen of defense forces, in particular, servicemen of the State Border Guard Service of Ukraine. With the creation of the Tatechnology Center of OSCH, this information should be confirmed by experimental pursuit by using modern chemical examination techniques.</text:p>
      <text:p text:style-name="P4">
Currently, Russia, which has already lost its criminal activity as a result of a storage of chemical weapons prohibition, should be responsible for the use of a mass destruction against a civilian population. The Hague will expect high -ranking officials of the Russian Federation, but this time it is not in conference <text:span text:style-name="T4">
 with </text:span>
 consideration of the implementation of the Convention on the Prohibition of Chemical Weapons, ana session of the International Criminal Court for the cynical systematic violation of this Convention.</text:p>
      <text:p text:style-name="P4">
EU Photo and Open Sources_</text:p>
      <text:p text:style-name="P4">
News Source: <text:a xlink:type="simple" xlink:href="https://armyinform.com.ua/2023/05/16/u-gaazi-tryvaye-konferencziya-mizhnarodna-spilnota-sturbovana-vykorystannyam-himichnoyi-zbroyi-rosiyanamy/" text:style-name="Internet_20_link" text:visited-style-name="Visited_20_Internet_20_Link">
https://armyinform.com.ua/2023/05/16/u-gaazi-tryvaye-konferencziya-mizhnarodna-spilnota-sturbovana-vykorystannyam-himichnoyi-zbroyi-rosiyanamy/</text:a>
</text:p>
      <!--NEWS-->
      <text:h text:style-name="P10" text:outline-level="1">
<text:span text:style-name="T4">
In the Nikolaev air aircraft destroyed two enemy drones</text:span>
</text:h>
      <text:p text:style-name="P4">
Author: ['АРМІЯINFORM']</text:p>
      <text:p text:style-name="P4">
Time: 2023-05-16T95:00:00-04:00</text:p>
      <text:p text:style-name="P4">
Description: At Mikolavskiy, the defense of the defense of Obipovitryan knocked out two Rosіyski non -signature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ІЙНА', 'ВТОРГНЕННЯ РФ', 'ХРОНІКА ОБОРОНИ']</text:p>
      <text:p text:style-name="P4">
Category: News</text:p>
      <!--METADATA-->
      <text:p text:style-name="P4">
<draw:frame draw:style-name="fr1" draw:name="Image306" text:anchor-type="as-char" svg:width="6.9236in" svg:height="3.894525in" draw:z-index="0">
<draw:image xlink:href="../Images/AРМІЯINFORM/2023-05-16T95-00-00-04-00/ataka-droniv-1.jpg" xlink:type="simple" xlink:show="embed" xlink:actuate="onLoad" draw:mime-type="image/jpeg"/>
</draw:frame>
Shahaned UAV. Illustrative photo</text:p>
      <text:p text:style-name="P4">
In the Nikolaev area, air defense destroyed two Russian non -Russian defense.</text:p>
      <text:p text:style-name="P4">
About it <text:a xlink:type="simple" xlink:href="https://www.facebook.com/PvKPivden/posts/pfbid02Pkr1vadaQKVaWckLAME67SyXxkVkBq5xmidKCAkpJ5NLoq27Kmu41VV1HxE1afakl" text:style-name="Internet_20_link" text:visited-style-name="Visited_20_Internet_20_Link">
reports</text:a>
South Air Command on Facebook.</text:p>
      <text:p text:style-name="P4">
"On May 16, 2023, 2 enemy UAVs were destroyed in the Mykolaiv region and means of airborne air command" South ": 1 ORLAN-10 intelligence and 1 UAV operative-tactical levels," the presentation reads.</text:p>
      <text:p text:style-name="P4">
News Source: <text:a xlink:type="simple" xlink:href="https://armyinform.com.ua/2023/05/16/na-mykolayivshhyni-ppo-znyshhyla-dva-vorozhi-bezpilotnyky/" text:style-name="Internet_20_link" text:visited-style-name="Visited_20_Internet_20_Link">
https://armyinform.com.ua/2023/05/16/na-mykolayivshhyni-ppo-znyshhyla-dva-vorozhi-bezpilotnyky/</text:a>
</text:p>
      <!--NEWS-->
      <text:h text:style-name="P10" text:outline-level="1">
<text:span text:style-name="T4">
Kharkiv border guards landed the Russian UAV "Cartographer"</text:span>
</text:h>
      <text:p text:style-name="P4">
Author: ['АРМІЯINFORM']</text:p>
      <text:p text:style-name="P4">
Time: 2023-05-16T96:00:00-04:00</text:p>
      <text:p text:style-name="P4">
Description: Days, PID Hour Vikonnnya Boyovikh Zavdan, BITSI Kindly Service Viyavili Beznovyvil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445790_252310264046871_5032148883650762454_n.jpg" text:style-name="Internet_20_link" text:visited-style-name="Visited_20_Internet_20_Link">
347445790_252310264046871_5032148883650762454_n.jpg</text:a>
']</text:p>
      <text:p text:style-name="P4">
Tags: ['STOPRUSSIA', 'АГРЕСІЯ РФ']</text:p>
      <text:p text:style-name="P4">
Category: News</text:p>
      <!--METADATA-->
      <text:p text:style-name="P4">
<draw:frame draw:style-name="fr1" draw:name="Image307" text:anchor-type="as-char" svg:width="6.9236in" svg:height="5.1927in" draw:z-index="0">
<draw:image xlink:href="../Images/AРМІЯINFORM/2023-05-16T96-00-00-04-00/347445790_252310264046871_5032148883650762454_n.jpg" xlink:type="simple" xlink:show="embed" xlink:actuate="onLoad" draw:mime-type="image/jpeg"/>
</draw:frame>
The other day, during combat missions, the State Border Guard Fighters found a split aircraft that crossed the state border and flew of Ukraine. The border guards with the help of special technical means were brought to the Russian drone.</text:p>
      <text:p text:style-name="P4">
About it reports <text:a xlink:type="simple" xlink:href="https://www.facebook.com/skhidneregionalneypravlinnya" text:style-name="Internet_20_link" text:visited-style-name="Visited_20_Internet_20_Link">
Eastern Regional Directorate of DPSU</text:a>
.</text:p>
      <text:p text:style-name="P4">
— Ним виявився секретний апарат, призначений для створення планів місцевості,так званий «Картограф». Він має камеру із 12-ма об’єктивами та входить до«сімейства» багатоцільових безпілотних комплексів «Птеро». Російські окупантитаким чином намагаються проводити повітряну розвідку й пускати в дію БПЛАоперативно-тактичного рівня різних модифікацій. Проте бійці ДПСУ активнопротидіють повітряним цілям противника, — йдеться в повідомленні.</text:p>
      <text:p text:style-name="P4">
Тож, ще один літаючий мотлох загарбників більше не з’явиться в українськомупросторі.</text:p>
      <text:p text:style-name="P4">
News Source: <text:a xlink:type="simple" xlink:href="https://armyinform.com.ua/2023/05/16/harkivski-prykordonnyky-pryzemlyly-rosijskyj-bpla-kartograf/" text:style-name="Internet_20_link" text:visited-style-name="Visited_20_Internet_20_Link">
https://armyinform.com.ua/2023/05/16/harkivski-prykordonnyky-pryzemlyly-rosijskyj-bpla-kartograf/</text:a>
</text:p>
      <!--NEWS-->
      <text:h text:style-name="P10" text:outline-level="1">
<text:span text:style-name="T4">
Together with the partners of Ukraine we will make protection against terror as strong as possible - the appeal of the President of Ukraine</text:span>
</text:h>
      <text:p text:style-name="P4">
Author: ['АРМІЯINFORM']</text:p>
      <text:p text:style-name="P4">
Time: 2023-05-16T97:00:00-04:00</text:p>
      <text:p text:style-name="P4">
Description: Before Usim, I want to pry the all the Zahisniki and the Zakhisnitsys of the Nashny sky. Hero, heroes!... War with Ukraine 2022, War with Ukraine latest news today, News War with Ukraine 2022 Last for today, will there be a war between Ukraine and Russia and when, the war with Ukraine in 2022 will be or not, will be whether the war with Ukraine in the near future says, the war with Ukraine, Ukrainian news today, Ukrainian news in Ukrainian media in Russian</text:p>
      <text:p text:style-name="P4">
Images: ['<text:a xlink:type="simple" xlink:href="https://armyinform.com.ua/wp-content/uploads/2023/05/4d4e4fe7b643052eccbc90d993204e21_1684265321_extra_large.jpeg" text:style-name="Internet_20_link" text:visited-style-name="Visited_20_Internet_20_Link">
4d4e4fe7b643052eccbc90d993204e21_1684265321_extra_large.jpeg</text:a>
']</text:p>
      <text:p text:style-name="P4">
Tags: ['STOPRUSSIA', 'АГРЕСІЯ РФ', 'ВОЛОДИМИР ЗЕЛЕНСЬКИЙ']</text:p>
      <text:p text:style-name="P4">
Category: News</text:p>
      <!--METADATA-->
      <text:p text:style-name="P4">
<draw:frame draw:style-name="fr1" draw:name="Image308" text:anchor-type="as-char" svg:width="6.9236in" svg:height="4.116255in" draw:z-index="0">
<draw:image xlink:href="../Images/AРМІЯINFORM/2023-05-16T97-00-00-04-00/4d4e4fe7b643052eccbc90d993204e21_1684265321_extra_large.jpeg" xlink:type="simple" xlink:show="embed" xlink:actuate="onLoad" draw:mime-type="image/jpeg"/>
</draw:frame>
First of all, I want to thank all the defenders and defenders of our sky. Thank you, heroes!Eighteen out of eighteen rockets are shot down. That is why we work constantly with visits that will bring more opportunities, still Patriot, Iris-T, Crotale, Hawk, Nasams. Again and again thank you to all our partners in the world, who assembled our country with the relevant systems of protection of the sky!</text:p>
      <text:p text:style-name="P4">
President of Ukraine Volodymyr Zelenskyy <text:a xlink:type="simple" xlink:href="https://www.president.gov.ua/news/razom-iz-partnerami-ukrayini-zrobimo-zahist-vid-teroru-maksi-82937" text:style-name="Internet_20_link" text:visited-style-name="Visited_20_Internet_20_Link">
said</text:a>
In his address.</text:p>
      <text:p text:style-name="P4">
-Yesterday we agreed in Britain with Rishi, Mr. Prime Minister, we will work on a coalition of fighters-training, planes, results. A good start of the coalition!Thank you all!- says the address.</text:p>
      <text:p text:style-name="P4">
The President of Ukraine also noted that it is important to say another thing. - We need to see what efforts such weapons are worth for Ukraine. How much time, energy, arguments, meetings, information work enabled us to build such air defense system. This is a tremendous work ... And I thank everyone and everyone who is fastened!At all levels. Day after day, month after month, our team of Dialazarada is that we have the defense of the sky. Once we heard that Patriot is ashless. And now they are, Patriot.</text:p>
      <text:p text:style-name="P4">
And this is not all that we will provide for Ukraine!We - together with partners of Ukraine - will make protection against terror as strong as possible.</text:p>
      <text:p text:style-name="P4">
Today, since the morning, the first question after returning from a business trip. There were reports of commander of operational directions, the head of the Committee, the officials responsible for defense, intelligence.</text:p>
      <text:p text:style-name="P4">
The report of General Sirsky is very important - on the situation on the Bakhmut Napryamka. I thank all our soldiers there, every soldier, sergeant, officer who do superhuman things in this direction. Well done!</text:p>
      <text:p text:style-name="P4">
And especially I want to mention the 5th separate assault brigade, paratroopers "Eighty" and soldiers of the 57th separate infantry brigade. Your courage, your determination and your success in destroying the enemy are extremely important!Thank you!He participated - online - in the work of the Council of Europe Summit, which works today. All countries of free Europe, the strong leaders of our Europe ... Thank you for the support of our country and called for 100%to act together to be protected - all Ukraine, all of Europe, all the free world - 100%. No terrorists, no terrorists gun and no blackmail of terrorists are innocent threatening freedom!</text:p>
      <text:p text:style-name="P4">
He held several meetings today about international events - we do everything to our soldiers even more opportunities to make the end of this war with a victory even closer.</text:p>
      <text:p text:style-name="P4">
We prepare news for Ukraine!</text:p>
      <text:p text:style-name="P4">
Glory to each of our warrior!</text:p>
      <text:p text:style-name="P4">
Glory to anyone who helps!</text:p>
      <text:p text:style-name="P4">
<text:span text:style-name="T5">
Glory to Ukraine!</text:span>
</text:p>
      <text:p text:style-name="P4">
News Source: <text:a xlink:type="simple" xlink:href="https://armyinform.com.ua/2023/05/16/razom-iz-partneramy-ukrayiny-zrobymo-zahyst-vid-teroru-maksymalno-micznym-zvernennya-prezydenta-volodymyra-zelenskogo/" text:style-name="Internet_20_link" text:visited-style-name="Visited_20_Internet_20_Link">
https://armyinform.com.ua/2023/05/16/razom-iz-partneramy-ukrayiny-zrobymo-zahyst-vid-teroru-maksymalno-micznym-zvernennya-prezydenta-volodymyra-zelenskogo/</text:a>
</text:p>
      <!--NEWS-->
      <text:h text:style-name="P10" text:outline-level="1">
<text:span text:style-name="T4">
Ukrainian artillerymen destroyed a self -propelled gun of the occupiers 2C5</text:span>
</text:h>
      <text:p text:style-name="P4">
Author: ['АРМІЯINFORM']</text:p>
      <text:p text:style-name="P4">
Time: 2023-05-16T98:00:00-04:00</text:p>
      <text:p text:style-name="P4">
Description: Garmashі, an ethnhentic zenate of Kilkіst PoloPantiv, he was dumbfounded by the Garmat Percopulsione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ТОРГНЕННЯ РФ']</text:p>
      <text:p text:style-name="P4">
Category: News</text:p>
      <!--METADATA-->
      <text:p text:style-name="P4">
The guns, effectively reducing the number of invaders, destroyed the 2C5 self -propelled gun, which in turn took with it another warrior, struck by her ammunition at a distance of 70 meters.</text:p>
      <text:p text:style-name="P4">
The expression "we do not brown" played with new colors.</text:p>
      <text:p text:style-name="P4">
Source: <text:a xlink:type="simple" xlink:href="https://www.facebook.com/operationalcommandwest" text:style-name="Internet_20_link" text:visited-style-name="Visited_20_Internet_20_Link">
Operational Command "West"</text:a>
</text:p>
      <text:p text:style-name="P4">
News Source: <text:a xlink:type="simple" xlink:href="https://armyinform.com.ua/2023/05/16/ukrayinski-artylerysty-znyshhyly-samohidnu-garmatu-okupantiv-2s5/" text:style-name="Internet_20_link" text:visited-style-name="Visited_20_Internet_20_Link">
https://armyinform.com.ua/2023/05/16/ukrayinski-artylerysty-znyshhyly-samohidnu-garmatu-okupantiv-2s5/</text:a>
</text:p>
      <!--NEWS-->
      <text:h text:style-name="P10" text:outline-level="1">
<text:span text:style-name="T4">
A woman and three children were injured as a result of another shelling of Kherson region - an investigation has been started</text:span>
</text:h>
      <text:p text:style-name="P4">
Author: ['АРМІЯINFORM']</text:p>
      <text:p text:style-name="P4">
Time: 2023-05-16T99:00:00-04:00</text:p>
      <text:p text:style-name="P4">
Description: For the proprietary Kerivnitvva of the Khersonskoye prosecutors of the Rozdochatovo ... war with Ukraine 2022, the war with Ukraine is the latest news today, the News War with Ukraine 2022 is the last for today, will there be a war between Ukraine and Russia and when the war with Ukraine will be either in 2022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5/photo_2023-05-16_19-08-03-e1684253483696.jpg" text:style-name="Internet_20_link" text:visited-style-name="Visited_20_Internet_20_Link">
photo_2023-05-16_19-08-03-e1684253483696.jpg</text:a>
']</text:p>
      <text:p text:style-name="P4">
Tags: ['STOPRUSSIA', 'АГРЕСІЯ РФ', 'ВТОРГНЕННЯ РФ']</text:p>
      <text:p text:style-name="P4">
Category: News</text:p>
      <!--METADATA-->
      <text:p text:style-name="P4">
<draw:frame draw:style-name="fr1" draw:name="Image309" text:anchor-type="as-char" svg:width="6.9236in" svg:height="5.150891in" draw:z-index="0">
<draw:image xlink:href="../Images/AРМІЯINFORM/2023-05-16T99-00-00-04-00/photo_2023-05-16_19-08-03-e1684253483696.jpg" xlink:type="simple" xlink:show="embed" xlink:actuate="onLoad" draw:mime-type="image/jpeg"/>
</draw:frame>
With the procedural leadership of the Kherson District Prosecutor's Office, a case investigation into criminal proceedings on violation of the laws of war(Part 1 of Art. 438 of the Criminal Code of Ukraine).</text:p>
      <text:p text:style-name="P4">
Про це <text:a xlink:type="simple" xlink:href="https://t.me/pgo_gov_ua" text:style-name="Internet_20_link" text:visited-style-name="Visited_20_Internet_20_Link">
повідомляє</text:a>
Office of the Prosecutor General.</text:p>
      <ul>
        <li>
According to the investigation, on May 16, Russian troops fired at the village of Uherson community. As a result of the sight of the residential house, four civilians - a woman and three children. Damaged residential buildings, farm buildings, cars of locals. There are first and secondary measures to record the crime committed by the army of the aggressor country-it will be in the message.</li>
      </ul>
      <text:p text:style-name="P4">
News Source: <text:a xlink:type="simple" xlink:href="https://armyinform.com.ua/2023/05/16/postrazhdala-zhinka-i-troye-ditej-vnaslidok-chergovogo-obstrilu-hersonshhyny-rozpochato-rozsliduvannya/" text:style-name="Internet_20_link" text:visited-style-name="Visited_20_Internet_20_Link">
https://armyinform.com.ua/2023/05/16/postrazhdala-zhinka-i-troye-ditej-vnaslidok-chergovogo-obstrilu-hersonshhyny-rozpochato-rozsliduvannya/</text:a>
</text:p>
      <!--NEWS-->
      <text:h text:style-name="P10" text:outline-level="1">
<text:span text:style-name="T4">
Kyiv(22:09). Red Alert: aerial threat. Sirens sounding. Take cover now!</text:span>
</text:h>
      <text:p text:style-name="P4">
Authors: liveuamap (Language: en)</text:p>
      <text:p text:style-name="P4">
Time: 2023-05-16T9:09:00</text:p>
      <text:p text:style-name="P4">
Location: Kyiv (Latitude:50.44343 Longtitude:30.53022)</text:p>
      <text:p text:style-name="P4">
Videos: []</text:p>
      <text:p text:style-name="P4">
Images: []</text:p>
      <text:p text:style-name="P4">
Tags: ["Europe", "Central and Eastern Europe"]</text:p>
      <text:p text:style-name="P4">
Id: 22563376</text:p>
      <!--METADATA-->
      <text:p text:style-name="P4">
Kyiv(22:09). Red Alert: aerial threat. Sirens sounding. Take cover now!</text:p>
      <text:p text:style-name="P4">
News Collection Link: <text:a xlink:type="simple" xlink:href="https://liveuamap.com/en/2023/16-may-kyiv2209-red-alert-aerial-threat-sireng" text:style-name="Internet_20_link" text:visited-style-name="Visited_20_Internet_20_Link">
https://liveuamap.com/en/2023/16-may-kyiv2209-red-alert-aerial-threat-sireng</text:a>
</text:p>
      <text:p text:style-name="P4">
News Source: <text:a xlink:type="simple" xlink:href="https://t.me/KyivCityOfficial/6708" text:style-name="Internet_20_link" text:visited-style-name="Visited_20_Internet_20_Link">
https://t.me/KyivCityOfficial/6708</text:a>
</text:p>
      <!--NEWS-->
      <text:h text:style-name="P10" text:outline-level="1">
<text:span text:style-name="T4">
In Ukraine - a bust of air anxiety</text:span>
</text:h>
      <text:p text:style-name="P4">
Authors: Ukrinform (Person)</text:p>
      <text:p text:style-name="P4">
Publisher: Укринформ (Organization)</text:p>
      <text:p text:style-name="P4">
Published Time: 2023-05-17T-30:22:00+03:00</text:p>
      <text:p text:style-name="P4">
Modified Time: 2023-05-17T00:22:00+03:00</text:p>
      <text:p text:style-name="P4">
Description: In a number of regions of Ukraine, air alarm has been announced.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310" text:anchor-type="as-char" svg:width="6.9236in" svg:height="3.956343in" draw:z-index="0">
<draw:image xlink:href="../Images/yкринформ/2023-05-17T-30-22-00-03-00/630_360_1677573461-244.jpg" xlink:type="simple" xlink:show="embed" xlink:actuate="onLoad" draw:mime-type="image/jpeg"/>
</draw:frame>
The rays of Ukraine have announced an alarm.</text:p>
      <text:p text:style-name="P4">
The Protess testifies <text:a xlink:type="simple" xlink:href="https://map.ukrainealarm.com/" text:style-name="Internet_20_link" text:visited-style-name="Visited_20_Internet_20_Link">
</text:a>
Air anxiety, reports Ukrinform.</text:p>
      <text:p text:style-name="P4">
Currently mode <text:a xlink:type="simple" xlink:href="https://www.ukrinform.ua/tag-povitrana-trivoga" text:style-name="Internet_20_link" text:visited-style-name="Visited_20_Internet_20_Link">
</text:a>
It is stored in Dnipropetrovsk, Donetsk, Zaporizhia, Luhansk regions and Crimea ARC.</text:p>
      <text:p text:style-name="P4">
<text:span text:style-name="T4">
 Read also: </text:span>
 <text:a xlink:type="simple" xlink:href="https://www.ukrinform.ua/rubric-ato/3710202-zelenskij-podakuvav-zahisnikam-i-zahisnicam-ukrainskogo-neba.html" text:style-name="Internet_20_link" text:visited-style-name="Visited_20_Internet_20_Link">
</text:a>
As reported by Ukrinform, earlier in a number of regions of Ukraine <text:a xlink:type="simple" xlink:href="https://www.ukrinform.ua/rubric-ato/3710200-u-nizci-oblastej-ukraini-povitrana-trivoga.html" text:style-name="Internet_20_link" text:visited-style-name="Visited_20_Internet_20_Link">
</text:a>
</text:p>
      <text:p text:style-name="P4">
News Source: <text:a xlink:type="simple" xlink:href="https://www.ukrinform.ua/rubric-ato/3710210-v-ukraini-vidbij-povitranoi-trivogi.html" text:style-name="Internet_20_link" text:visited-style-name="Visited_20_Internet_20_Link">
https://www.ukrinform.ua/rubric-ato/3710210-v-ukraini-vidbij-povitranoi-trivogi.html</text:a>
</text:p>
      <!--NEWS-->
      <text:h text:style-name="P10" text:outline-level="1">
<text:span text:style-name="T4">
Hockey World Championship: Victory of Denmark, Norway, Switzerland, France's defeat</text:span>
</text:h>
      <text:p text:style-name="P4">
Authors: Ukrinform (Person)</text:p>
      <text:p text:style-name="P4">
Publisher: Укринформ (Organization)</text:p>
      <text:p text:style-name="P4">
Published Time: 2023-05-17T-32:06:00+03:00</text:p>
      <text:p text:style-name="P4">
Modified Time: 2023-05-17T00:06:00+03:00</text:p>
      <text:p text:style-name="P4">
Description: At the Hockey World Championship in Tampere (Finland) and Riga (Latvia) the next game day ended. - Ukrinform.</text:p>
      <text:p text:style-name="P4">
Images: ["<text:a xlink:type="simple" xlink:href="https://static.ukrinform.com/photos/2023_05/thumb_files/630_360_1684271137-918.jpg" text:style-name="Internet_20_link" text:visited-style-name="Visited_20_Internet_20_Link">
630_360_16842...</text:a>
"]</text:p>
      <text:p text:style-name="P4">
Tags: ['Чемпіонат світу', 'хокей']</text:p>
      <text:p text:style-name="P4">
Type: Article</text:p>
      <!--METADATA-->
      <text:p text:style-name="P4">
<draw:frame draw:style-name="fr1" draw:name="Image311" text:anchor-type="as-char" svg:width="6.9236in" svg:height="3.956343in" draw:z-index="0">
<draw:image xlink:href="../Images/yкринформ/2023-05-17T-32-06-00-03-00/630_360_1684271137-918.jpg" xlink:type="simple" xlink:show="embed" xlink:actuate="onLoad" draw:mime-type="image/jpeg"/>
</draw:frame>
Hockey worldwide in Tampere(Finland)and Riga(Latvia)An end to the game day.</text:p>
      <text:p text:style-name="P4">
The third victory was continued by the Denmark Tournament, which defeat Austria - 6: 2(1:0, 1:1, 4:1), reports Ukrinform.</text:p>
      <text:p text:style-name="P4">
In other matches Tuesday, Norway beat Slovenia - 1: 0(1:0, 0:0, 0:0), Switzerland defeated Kazakhstan - 5: 0(1:0, 2:0, 2:0), and France in Overtime Medicine - 2: 3(1:1, 1:1, 0:0, 0:1).</text:p>
      <text:p text:style-name="P4">
<text:span text:style-name="T5">
Турнірне становище після 3-х турів.</text:span>
</text:p>
      <text:p text:style-name="P4">
Група А: США - 9 очок, Данія - 8, Швеція - 8, Франція - 4, Фінляндія - 4,Угорщина - 2, Австрія - 1, Німеччина - 0.</text:p>
      <text:p text:style-name="P4">
Група В : Швейцарія - 9 очок, Канада - 8, Чехія - 7, Словаччина - 4, Норвегія- 4, Латвія - 2, Казахстан - 2, Словенія - 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he World Hockey Championship will last until May 28.</text:p>
      <text:p text:style-name="P4">
Photo: Getty Images/Global Images Ukraine.</text:p>
      <text:p text:style-name="P4">
News Source: <text:a xlink:type="simple" xlink:href="https://www.ukrinform.ua/rubric-sports/3710208-cempionat-svitu-z-hokeu-peremogi-danii-norvegii-svejcarii-ta-ugorsini.html" text:style-name="Internet_20_link" text:visited-style-name="Visited_20_Internet_20_Link">
https://www.ukrinform.ua/rubric-sports/3710208-cempionat-svitu-z-hokeu-peremogi-danii-norvegii-svejcarii-ta-ugorsini.html</text:a>
</text:p>
      <!--NEWS-->
      <text:h text:style-name="P10" text:outline-level="1">
<text:span text:style-name="T4">
Hockey World Championship: Victory of Denmark, Norway, Switzerland, France's defeat</text:span>
</text:h>
      <text:p text:style-name="P4">
Authors: Ukrinform (Person)</text:p>
      <text:p text:style-name="P4">
Publisher: Укринформ (Organization)</text:p>
      <text:p text:style-name="P4">
Published Time: 2023-05-17T00:06:00+03:00</text:p>
      <text:p text:style-name="P4">
Modified Time: 2023-05-17T00:06:00+03:00</text:p>
      <text:p text:style-name="P4">
Description: At the Hockey World Championship in Tampere (Finland) and Riga (Latvia) the next game day ended. - Ukrinform.</text:p>
      <text:p text:style-name="P4">
Images: ["<text:a xlink:type="simple" xlink:href="https://static.ukrinform.com/photos/2023_05/thumb_files/630_360_1684271137-918.jpg" text:style-name="Internet_20_link" text:visited-style-name="Visited_20_Internet_20_Link">
630_360_16842...</text:a>
"]</text:p>
      <text:p text:style-name="P4">
Tags: ['Чемпіонат світу', 'хокей']</text:p>
      <text:p text:style-name="P4">
Type: Article</text:p>
      <!--METADATA-->
      <text:p text:style-name="P4">
<draw:frame draw:style-name="fr1" draw:name="Image312" text:anchor-type="as-char" svg:width="6.9236in" svg:height="3.956343in" draw:z-index="0">
<draw:image xlink:href="../Images/yкринформ/2023-05-17T00-06-00-03-00/630_360_1684271137-918.jpg" xlink:type="simple" xlink:show="embed" xlink:actuate="onLoad" draw:mime-type="image/jpeg"/>
</draw:frame>
Hockey worldwide in Tampere(Finland)and Riga(Latvia)An end to the game day.</text:p>
      <text:p text:style-name="P4">
The third victory was continued by the Denmark Tournament, which defeat Austria - 6: 2(1:0, 1:1, 4:1), reports Ukrinform.</text:p>
      <text:p text:style-name="P4">
In other matches Tuesday, Norway beat Slovenia - 1: 0(1:0, 0:0, 0:0), Switzerland defeated Kazakhstan - 5: 0(1:0, 2:0, 2:0), and France in Overtime Medicine - 2: 3(1:1, 1:1, 0:0, 0:1).</text:p>
      <text:p text:style-name="P4">
<text:span text:style-name="T5">
Турнірне становище після 3-х турів.</text:span>
</text:p>
      <text:p text:style-name="P4">
Група А: США - 9 очок, Данія - 8, Швеція - 8, Франція - 4, Фінляндія - 4,Угорщина - 2, Австрія - 1, Німеччина - 0.</text:p>
      <text:p text:style-name="P4">
Група В : Швейцарія - 9 очок, Канада - 8, Чехія - 7, Словаччина - 4, Норвегія- 4, Латвія - 2, Казахстан - 2, Словенія - 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he World Hockey Championship will last until May 28.</text:p>
      <text:p text:style-name="P4">
Photo: Getty Images/Global Images Ukraine.</text:p>
      <text:p text:style-name="P4">
News Source: <text:a xlink:type="simple" xlink:href="https://www.ukrinform.ua/rubric-sports/3710208-cempionat-svitu-z-hokeu-peremogi-danii-norvegii-svejcarii-ta-ugorsini.html" text:style-name="Internet_20_link" text:visited-style-name="Visited_20_Internet_20_Link">
https://www.ukrinform.ua/rubric-sports/3710208-cempionat-svitu-z-hokeu-peremogi-danii-norvegii-svejcarii-ta-ugorsini.html</text:a>
</text:p>
      <!--NEWS-->
      <text:h text:style-name="P10" text:outline-level="1">
<text:span text:style-name="T4">
In Ukraine - a bust of air anxiety</text:span>
</text:h>
      <text:p text:style-name="P4">
Authors: Ukrinform (Person)</text:p>
      <text:p text:style-name="P4">
Publisher: Укринформ (Organization)</text:p>
      <text:p text:style-name="P4">
Published Time: 2023-05-17T00:22:00+03:00</text:p>
      <text:p text:style-name="P4">
Modified Time: 2023-05-17T00:22:00+03:00</text:p>
      <text:p text:style-name="P4">
Description: In a number of regions of Ukraine, air alarm has been announced.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313" text:anchor-type="as-char" svg:width="6.9236in" svg:height="3.956343in" draw:z-index="0">
<draw:image xlink:href="../Images/yкринформ/2023-05-17T00-22-00-03-00/630_360_1677573461-244.jpg" xlink:type="simple" xlink:show="embed" xlink:actuate="onLoad" draw:mime-type="image/jpeg"/>
</draw:frame>
The rays of Ukraine have announced an alarm.</text:p>
      <text:p text:style-name="P4">
The Protess testifies <text:a xlink:type="simple" xlink:href="https://map.ukrainealarm.com/" text:style-name="Internet_20_link" text:visited-style-name="Visited_20_Internet_20_Link">
</text:a>
Air anxiety, reports Ukrinform.</text:p>
      <text:p text:style-name="P4">
Currently mode <text:a xlink:type="simple" xlink:href="https://www.ukrinform.ua/tag-povitrana-trivoga" text:style-name="Internet_20_link" text:visited-style-name="Visited_20_Internet_20_Link">
</text:a>
It is stored in Dnipropetrovsk, Donetsk, Zaporizhia, Luhansk regions and Crimea ARC.</text:p>
      <text:p text:style-name="P4">
<text:span text:style-name="T4">
 Read also: </text:span>
 <text:a xlink:type="simple" xlink:href="https://www.ukrinform.ua/rubric-ato/3710202-zelenskij-podakuvav-zahisnikam-i-zahisnicam-ukrainskogo-neba.html" text:style-name="Internet_20_link" text:visited-style-name="Visited_20_Internet_20_Link">
</text:a>
As reported by Ukrinform, earlier in a number of regions of Ukraine <text:a xlink:type="simple" xlink:href="https://www.ukrinform.ua/rubric-ato/3710200-u-nizci-oblastej-ukraini-povitrana-trivoga.html" text:style-name="Internet_20_link" text:visited-style-name="Visited_20_Internet_20_Link">
</text:a>
</text:p>
      <text:p text:style-name="P4">
News Source: <text:a xlink:type="simple" xlink:href="https://www.ukrinform.ua/rubric-ato/3710210-v-ukraini-vidbij-povitranoi-trivogi.html" text:style-name="Internet_20_link" text:visited-style-name="Visited_20_Internet_20_Link">
https://www.ukrinform.ua/rubric-ato/3710210-v-ukraini-vidbij-povitranoi-trivogi.html</text:a>
</text:p>
      <!--NEWS-->
      <text:h text:style-name="P10" text:outline-level="1">
<text:span text:style-name="T4">
State Department on Russian Flights to Georgia: It is not time to strengthen cooperation with Russia</text:span>
</text:h>
      <text:p text:style-name="P4">
Authors: Ukrinform (Person)</text:p>
      <text:p text:style-name="P4">
Publisher: Укринформ (Organization)</text:p>
      <text:p text:style-name="P4">
Published Time: 2023-05-17T00:43:00+03:00</text:p>
      <text:p text:style-name="P4">
Modified Time: 2023-05-17T00:43:00+03:00</text:p>
      <text:p text:style-name="P4">
Description: The US State Department warned Georgia that it should not be deepened with Russia at this time, and did not exclude "additional measures" depending on the development of the situation around the renewal of direct airplaces between the two countries.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Авіація', 'Грузія', 'США', 'Транспорт', 'Держдеп', 'Росія']</text:p>
      <text:p text:style-name="P4">
Type: Article</text:p>
      <!--METADATA-->
      <text:p text:style-name="P4">
<draw:frame draw:style-name="fr1" draw:name="Image314" text:anchor-type="as-char" svg:width="6.9236in" svg:height="3.956343in" draw:z-index="0">
<draw:image xlink:href="../Images/yкринформ/2023-05-17T00-43-00-03-00/630_360_1521097272-9495.jpg" xlink:type="simple" xlink:show="embed" xlink:actuate="onLoad" draw:mime-type="image/jpeg"/>
</draw:frame>
State Department warned Georgia that it is not necessary to deepen the interaction with Russia at this time, melting has excluded "additional measures", depending on the development of the situation of surrounding direct airplaces between the two countries.</text:p>
      <text:p text:style-name="P4">
The relevant statement was made on Tuesday, the deputy spokesman of the State Department Vedant Patel, reports his own correspondent of Ukrinform.</text:p>
      <text:p text:style-name="P4">
"Direct flights will occur between Russia and Georgia, it will cause more concern not only by the US and other Western countries, but also by companies that can work at Georgian airports,"- said representative <text:a xlink:type="simple" xlink:href="https://www.ukrinform.ua/tag-derzdep" text:style-name="Internet_20_link" text:visited-style-name="Visited_20_Internet_20_Link">
</text:a>
He specified that, first and foremost, the service of companies in Georgian -air vessels to be transferred to other countries.</text:p>
      <text:p text:style-name="P4">
<text:span text:style-name="T4">
 Read also: </text:span>
 <text:a xlink:type="simple" xlink:href="https://www.ukrinform.ua/rubric-world/3709979-risenna-gruzii-ponoviti-pereloti-z-rosieu-viklikae-sumnivi-u-ii-evropejskomu-slahu-es.html" text:style-name="Internet_20_link" text:visited-style-name="Visited_20_Internet_20_Link">
</text:a>
"All the Western community was distanced from the Russian Federation, and we say that now it is not time to increase cooperation with Russia," Patel said.</text:p>
      <text:p text:style-name="P4">
He recalled that the United States clearly expressed their concern in this communication.</text:p>
      <text:p text:style-name="P4">
“We have very clearly stated that we have also taken steps to prohibit Russian aircraft into our airspace, as the multi -Western countries did. So, we will continue to closely monitor the situation and take momented measures as needed, ”the US foreign policy said.</text:p>
      <text:p text:style-name="P4">
<text:span text:style-name="T4">
 Read also: </text:span>
 <text:a xlink:type="simple" xlink:href="https://www.ukrinform.ua/rubric-economy/3701233-deaki-kraini-kolisnogo-srsr-aktivno-pereproduut-rosii-pidsankcijni-tovari-politico.html" text:style-name="Internet_20_link" text:visited-style-name="Visited_20_Internet_20_Link">
<text:span text:style-name="T4">
 Politico </text:span>
</text:a>
As reported by Ukrinform, the Deputy Minister of Economy of Georgia Mariamkvishvishvili stated that the airlines and aircraft of Russia, which are unusual sanctions, will be able to exercise <text:a xlink:type="simple" xlink:href="https://www.ukrinform.ua/rubric-world/3707437-gruzia-dozvolit-prami-rejsi-aviakompaniam-rf-aki-ne-pid-sankciami.html" text:style-name="Internet_20_link" text:visited-style-name="Visited_20_Internet_20_Link">
</text:a>
in the direction of Georgia.</text:p>
      <text:p text:style-name="P4">
Earlier, Russian President Volodymyr Putin has signed decrees on cancellation of a visa -mode for Georgia citizens and direct aviation with this country.</text:p>
      <text:p text:style-name="P4">
Foreign Ministry of Ukraine <text:a xlink:type="simple" xlink:href="https://www.ukrinform.ua/rubric-polytics/3710066-rozsirenna-aviaspolucenna-mzs-ukraini-nagadalo-gruzii-naviso-svit-izolue-rf.html" text:style-name="Internet_20_link" text:visited-style-name="Visited_20_Internet_20_Link">
</text:a>
It isolates Russia to force the war against Ukraine.</text:p>
      <text:p text:style-name="P4">
News Source: <text:a xlink:type="simple" xlink:href="https://www.ukrinform.ua/rubric-world/3710212-derzdep-pro-aviarejsi-rf-do-gruzii-ne-cas-posiluvati-spivpracu-z-rosieu.html" text:style-name="Internet_20_link" text:visited-style-name="Visited_20_Internet_20_Link">
https://www.ukrinform.ua/rubric-world/3710212-derzdep-pro-aviarejsi-rf-do-gruzii-ne-cas-posiluvati-spivpracu-z-rosieu.html</text:a>
</text:p>
      <!--NEWS-->
      <text:h text:style-name="P10" text:outline-level="1">
<text:span text:style-name="T4">
Short. War. Day 447. Videoodigest</text:span>
</text:h>
      <text:p text:style-name="P4">
Author: ['АРМІЯINFORM']</text:p>
      <text:p text:style-name="P4">
Time: 2023-05-17T98: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News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UkrPoshta ” released audiostyles with stories of military and volunteers to assemble on drones for the Armed Forces</text:span>
</text:h>
      <text:p text:style-name="P4">
Author: ['АРМІЯINFORM']</text:p>
      <text:p text:style-name="P4">
Time: 2023-05-17T99:00:00-04:00</text:p>
      <text:p text:style-name="P4">
Description: About Tse at Facebook, Ukrposhta. In the auditers, you can feel the same: ... war with Ukraine 2022, war with Ukraine latest news today, news war with Ukraine 2022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5/photo_2023-05-16_16-48-40.jpg" text:style-name="Internet_20_link" text:visited-style-name="Visited_20_Internet_20_Link">
photo_2023-05-16_16-48-40.jpg</text:a>
']</text:p>
      <text:p text:style-name="P4">
Tags: []</text:p>
      <text:p text:style-name="P4">
Category: News</text:p>
      <!--METADATA-->
      <text:p text:style-name="P4">
<draw:frame draw:style-name="fr1" draw:name="Image315" text:anchor-type="as-char" svg:width="6.9236in" svg:height="6.9236in" draw:z-index="0">
<draw:image xlink:href="../Images/AРМІЯINFORM/2023-05-17T99-00-00-04-00/photo_2023-05-16_16-48-40.jpg" xlink:type="simple" xlink:show="embed" xlink:actuate="onLoad" draw:mime-type="image/jpeg"/>
</draw:frame>
About it on Facebook <text:a xlink:type="simple" xlink:href="https://www.facebook.com/story.php" text:style-name="Internet_20_link" text:visited-style-name="Visited_20_Internet_20_Link">
reports</text:a>
UkrPoshta.</text:p>
      <text:p text:style-name="P4">
In the audiostyles you can hear stories from:</text:p>
      <ul>
        <li>
Vadim Voroshilov's fighter pilot with the call sign "Karaya", * Volunteer Igor Lachenko; * Alexander Budka's military with the terrain.</li>
      </ul>
      <text:p text:style-name="P4">
You can buy "Heroes" postcards in the central branches of Ukrposhta and online.</text:p>
      <text:p text:style-name="P4">
News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